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03</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Poltavska Oblast(14:32). Red Alert: aerial threat. Sirens sounding. Take cover now!</text:span>
</text:h>
      <text:p text:style-name="P4">
Authors: liveuamap (Language: en)</text:p>
      <text:p text:style-name="P4">
Time: 2023-05-02T-59:33:00</text:p>
      <text:p text:style-name="P4">
Location: Poltavska Oblast (Latitude:49.47618 Longtitude:33.81785)</text:p>
      <text:p text:style-name="P4">
Videos: []</text:p>
      <text:p text:style-name="P4">
Images: []</text:p>
      <text:p text:style-name="P4">
Tags: ["Europe", "Central and Eastern Europe"]</text:p>
      <text:p text:style-name="P4">
ID: 22559974</text:p>
      <!--METADATA-->
      <text:p text:style-name="P4">
Poltavska Oblast(14:32). Red Alert: aerial threat. Sirens sounding. Take covernow!</text:p>
      <text:p text:style-name="P4">
News Collection Link: <text:a xlink:type="simple" xlink:href="https://liveuamap.com/en/2023/02-may-poltavska-oblast1432-red-alert-aerial-g" text:style-name="Internet_20_link" text:visited-style-name="Visited_20_Internet_20_Link">
https://liveuamap.com/en/2023/02-may-poltavska-oblast1432-red-alert-aerial-g</text:a>
</text:p>
      <text:p text:style-name="P4">
Source: <text:a xlink:type="simple" xlink:href="https://t.me/suspilnepoltava/10984" text:style-name="Internet_20_link" text:visited-style-name="Visited_20_Internet_20_Link">
https://t.me/suspilnepoltava/10984</text:a>
</text:p>
      <!--NEWS-->
      <text:h text:style-name="P10" text:outline-level="1">
<text:span text:style-name="T4">
Dnipro, Dnipropetrovska Oblast(12:30). Red Alert: aerial threat. Sirens sounding. Take cover ...</text:span>
</text:h>
      <text:p text:style-name="P4">
Authors: liveuamap (Language: en)</text:p>
      <text:p text:style-name="P4">
Time: 2023-05-02T-68:31:00</text:p>
      <text:p text:style-name="P4">
Location: Dnipro (Latitude:48.45930000 Longtitude:35.03865000)</text:p>
      <text:p text:style-name="P4">
Videos: []</text:p>
      <text:p text:style-name="P4">
Images: []</text:p>
      <text:p text:style-name="P4">
Tags: ["Europe", "Central and Eastern Europe"]</text:p>
      <text:p text:style-name="P4">
ID: 22559966</text:p>
      <!--METADATA-->
      <text:p text:style-name="P4">
Dnipro, Dnipropetrovska Oblast(12:30). Red Alert: aerial threat. Sirenssounding. Take cover now!</text:p>
      <text:p text:style-name="P4">
News Collection Link: <text:a xlink:type="simple" xlink:href="https://liveuamap.com/en/2023/02-may-dnipro-dnipropetrovska-oblast1230-red-g" text:style-name="Internet_20_link" text:visited-style-name="Visited_20_Internet_20_Link">
https://liveuamap.com/en/2023/02-may-dnipro-dnipropetrovska-oblast1230-red-g</text:a>
</text:p>
      <text:p text:style-name="P4">
Source: <text:a xlink:type="simple" xlink:href="https://t.me/suspilnednipro/14968" text:style-name="Internet_20_link" text:visited-style-name="Visited_20_Internet_20_Link">
https://t.me/suspilnednipro/14968</text:a>
</text:p>
      <!--NEWS-->
      <text:h text:style-name="P10" text:outline-level="1">
<text:span text:style-name="T4">
At Sivershchyna and Slobozhanschyna directions Russian army shelled Leonivka, Krasnyy Khutir,...</text:span>
</text:h>
      <text:p text:style-name="P4">
Authors: liveuamap (Language: en)</text:p>
      <text:p text:style-name="P4">
Time: 2023-05-02T-76:14:00</text:p>
      <text:p text:style-name="P4">
Location: Chernihiv (Latitude:52.07064 Longtitude:32.92225)</text:p>
      <text:p text:style-name="P4">
Videos: []</text:p>
      <text:p text:style-name="P4">
Images: []</text:p>
      <text:p text:style-name="P4">
Tags: ["Russia"]</text:p>
      <text:p text:style-name="P4">
ID: 22559949</text:p>
      <!--METADATA-->
      <text:p text:style-name="P4">
At Sivershchyna and Slobozhanschyna directions Russian army shelled Leonivka,Krasnyy Khutir, Karpovychi, Hremyach and Novhorod-Siverskyy of Chernihivregion; Seredyna-Buda, Shostka, Khodyne, Iskryskivschyna, Volfyne, and Sadkyof Sumy region, also Udy, Hoptivka, Strilecha and Khatnye of Kharkiv region.Russian aviation conducted airstrike at Lyzunivka village, killing a child, -General Staff of Armed Forces of Ukraine says in the morning report</text:p>
      <text:p text:style-name="P4">
News Collection Link: <text:a xlink:type="simple" xlink:href="https://liveuamap.com/en/2023/2-may-at-sivershchyna-and-slobozhanschyna-directions-russian" text:style-name="Internet_20_link" text:visited-style-name="Visited_20_Internet_20_Link">
https://liveuamap.com/en/2023/2-may-at-sivershchyna-and-slobozhanschyna-directions-russian</text:a>
</text:p>
      <text:p text:style-name="P4">
Source: <text:a xlink:type="simple" xlink:href="https://t.me/lumsrc/4658" text:style-name="Internet_20_link" text:visited-style-name="Visited_20_Internet_20_Link">
https://t.me/lumsrc/4658</text:a>
</text:p>
      <!--NEWS-->
      <text:h text:style-name="P10" text:outline-level="1">
<text:span text:style-name="T4">
At Kupiansk direction Russian army shelled Fyholivka, Zapadne, Lyman Pershyy, Kyslivka, Kupya...</text:span>
</text:h>
      <text:p text:style-name="P4">
Authors: liveuamap (Language: en)</text:p>
      <text:p text:style-name="P4">
Time: 2023-05-02T-79:14:00</text:p>
      <text:p text:style-name="P4">
Location: Svatove (Latitude:49.53913 Longtitude:37.89236)</text:p>
      <text:p text:style-name="P4">
Videos: []</text:p>
      <text:p text:style-name="P4">
Images: []</text:p>
      <text:p text:style-name="P4">
Tags: ["Russia"]</text:p>
      <text:p text:style-name="P4">
ID: 22559947</text:p>
      <!--METADATA-->
      <text:p text:style-name="P4">
At Kupiansk direction Russian army shelled Fyholivka, Zapadne, Lyman Pershyy,Kyslivka, Kupyansk, Krokhmalne and Berestove of Kharkiv region, - GeneralStaff of Armed Forces of Ukraine says in the morning report</text:p>
      <text:p text:style-name="P4">
News Collection Link: <text:a xlink:type="simple" xlink:href="https://liveuamap.com/en/2023/2-may-at-kupiansk-direction-russian-army-shelled-fyholivka" text:style-name="Internet_20_link" text:visited-style-name="Visited_20_Internet_20_Link">
https://liveuamap.com/en/2023/2-may-at-kupiansk-direction-russian-army-shelled-fyholivka</text:a>
</text:p>
      <text:p text:style-name="P4">
Source: <text:a xlink:type="simple" xlink:href="https://t.me/lumsrc/4659" text:style-name="Internet_20_link" text:visited-style-name="Visited_20_Internet_20_Link">
https://t.me/lumsrc/4659</text:a>
</text:p>
      <!--NEWS-->
      <text:h text:style-name="P10" text:outline-level="1">
<text:span text:style-name="T4">
At Lyman direction Russian army shelled Makiyivka, Dibrova, Bilohorivka of Luhansk region and...</text:span>
</text:h>
      <text:p text:style-name="P4">
Authors: liveuamap (Language: en)</text:p>
      <text:p text:style-name="P4">
Time: 2023-05-02T-81:14:00</text:p>
      <text:p text:style-name="P4">
Location: Bilohorivka (Latitude:48.91938 Longtitude:38.25039)</text:p>
      <text:p text:style-name="P4">
Videos: []</text:p>
      <text:p text:style-name="P4">
Images: []</text:p>
      <text:p text:style-name="P4">
Tags: ["Russia"]</text:p>
      <text:p text:style-name="P4">
ID: 22559946</text:p>
      <!--METADATA-->
      <text:p text:style-name="P4">
At Lyman direction Russian army shelled Makiyivka, Dibrova, Bilohorivka ofLuhansk region and Verkhnokamyanske and Spirne of Donetsk region. Russianaviation conducted airstrikes at Bilohorivka, Hryhorivka and Spirne, - GeneralStaff of Armed Forces of Ukraine says in the morning report</text:p>
      <text:p text:style-name="P4">
News Collection Link: <text:a xlink:type="simple" xlink:href="https://liveuamap.com/en/2023/2-may-at-lyman-direction-russian-army-shelled-makiyivka-dibrova" text:style-name="Internet_20_link" text:visited-style-name="Visited_20_Internet_20_Link">
https://liveuamap.com/en/2023/2-may-at-lyman-direction-russian-army-shelled-makiyivka-dibrova</text:a>
</text:p>
      <text:p text:style-name="P4">
Source: <text:a xlink:type="simple" xlink:href="https://t.me/lumsrc/4660" text:style-name="Internet_20_link" text:visited-style-name="Visited_20_Internet_20_Link">
https://t.me/lumsrc/4660</text:a>
</text:p>
      <!--NEWS-->
      <text:h text:style-name="P10" text:outline-level="1">
<text:span text:style-name="T4">
At Bakhmut direction Russian army shelled Vasukivka, Orikhovo-Vasylivka, Novomarkove, Hryhori...</text:span>
</text:h>
      <text:p text:style-name="P4">
Authors: liveuamap (Language: en)</text:p>
      <text:p text:style-name="P4">
Time: 2023-05-02T-83:14:00</text:p>
      <text:p text:style-name="P4">
Location: Bakhmut (Latitude:48.5883 Longtitude:37.96755)</text:p>
      <text:p text:style-name="P4">
Videos: []</text:p>
      <text:p text:style-name="P4">
Images: []</text:p>
      <text:p text:style-name="P4">
Tags: ["Russia"]</text:p>
      <text:p text:style-name="P4">
ID: 22559940</text:p>
      <!--METADATA-->
      <text:p text:style-name="P4">
At Bakhmut direction Russian army shelled Vasukivka, Orikhovo-Vasylivka,Novomarkove, Hryhorivka, Bakhmut, Khromove, Chasiv Yar, Ivanivske,Kostyantynivka, Dyliyivka and Pivdenne of Donetsk region. Russian aviationconducted airstrikes at Bakhmut and Bila Hora, - General Staff of Armed Forcesof Ukraine says in the morning report</text:p>
      <text:p text:style-name="P4">
News Collection Link: <text:a xlink:type="simple" xlink:href="https://liveuamap.com/en/2023/2-may-at-bakhmut-direction-russian-army-shelled-vasukivka" text:style-name="Internet_20_link" text:visited-style-name="Visited_20_Internet_20_Link">
https://liveuamap.com/en/2023/2-may-at-bakhmut-direction-russian-army-shelled-vasukivka</text:a>
</text:p>
      <text:p text:style-name="P4">
Source: <text:a xlink:type="simple" xlink:href="https://t.me/lumsrc/4661" text:style-name="Internet_20_link" text:visited-style-name="Visited_20_Internet_20_Link">
https://t.me/lumsrc/4661</text:a>
</text:p>
      <!--NEWS-->
      <text:h text:style-name="P10" text:outline-level="1">
<text:span text:style-name="T4">
At Avdiyivka directions Russian army shelled Lastochkyne, Syeverne, Pervomayske and Karlivka ...</text:span>
</text:h>
      <text:p text:style-name="P4">
Authors: liveuamap (Language: en)</text:p>
      <text:p text:style-name="P4">
Time: 2023-05-02T-85:14:00</text:p>
      <text:p text:style-name="P4">
Location: Donetsk Oblast (Latitude:48.12359 Longtitude:37.75864)</text:p>
      <text:p text:style-name="P4">
Videos: []</text:p>
      <text:p text:style-name="P4">
Images: []</text:p>
      <text:p text:style-name="P4">
Tags: ["Russia"]</text:p>
      <text:p text:style-name="P4">
ID: 22559935</text:p>
      <!--METADATA-->
      <text:p text:style-name="P4">
At Avdiyivka directions Russian army shelled Lastochkyne, Syeverne,Pervomayske and Karlivka of Donetsk region. Russian aviation conductedairstrike at Avdiyivka, - General Staff of Armed Forces of Ukraine says in themorning report</text:p>
      <text:p text:style-name="P4">
News Collection Link: <text:a xlink:type="simple" xlink:href="https://liveuamap.com/en/2023/2-may-at-avdiyivka-directions-russian-army-shelled-lastochkyne" text:style-name="Internet_20_link" text:visited-style-name="Visited_20_Internet_20_Link">
https://liveuamap.com/en/2023/2-may-at-avdiyivka-directions-russian-army-shelled-lastochkyne</text:a>
</text:p>
      <text:p text:style-name="P4">
Source: <text:a xlink:type="simple" xlink:href="https://t.me/lumsrc/4662" text:style-name="Internet_20_link" text:visited-style-name="Visited_20_Internet_20_Link">
https://t.me/lumsrc/4662</text:a>
</text:p>
      <!--NEWS-->
      <text:h text:style-name="P10" text:outline-level="1">
<text:span text:style-name="T4">
At Maryinka direction Russian army shelled Heorhiyivka of Donetsk region, - General Staff of ...</text:span>
</text:h>
      <text:p text:style-name="P4">
Authors: liveuamap (Language: en)</text:p>
      <text:p text:style-name="P4">
Time: 2023-05-02T-87:14:00</text:p>
      <text:p text:style-name="P4">
Location: Marinka, Donetsk Oblast (Latitude:47.96154 Longtitude:37.44398)</text:p>
      <text:p text:style-name="P4">
Videos: []</text:p>
      <text:p text:style-name="P4">
Images: []</text:p>
      <text:p text:style-name="P4">
Tags: ["Russia"]</text:p>
      <text:p text:style-name="P4">
ID: 22559930</text:p>
      <!--METADATA-->
      <text:p text:style-name="P4">
At Maryinka direction Russian army shelled Heorhiyivka of Donetsk region, -General Staff of Armed Forces of Ukraine says in the morning report</text:p>
      <text:p text:style-name="P4">
News Collection Link: <text:a xlink:type="simple" xlink:href="https://liveuamap.com/en/2023/2-may-at-maryinka-direction-russian-army-shelled-heorhiyivka" text:style-name="Internet_20_link" text:visited-style-name="Visited_20_Internet_20_Link">
https://liveuamap.com/en/2023/2-may-at-maryinka-direction-russian-army-shelled-heorhiyivka</text:a>
</text:p>
      <text:p text:style-name="P4">
Source: <text:a xlink:type="simple" xlink:href="https://t.me/lumsrc/4663" text:style-name="Internet_20_link" text:visited-style-name="Visited_20_Internet_20_Link">
https://t.me/lumsrc/4663</text:a>
</text:p>
      <!--NEWS-->
      <text:h text:style-name="P10" text:outline-level="1">
<text:span text:style-name="T4">
At Shakhtarske direction Russian army shelled Vuhledar, Bohoyavlenka and Novoukrayinka of Don...</text:span>
</text:h>
      <text:p text:style-name="P4">
Authors: liveuamap (Language: en)</text:p>
      <text:p text:style-name="P4">
Time: 2023-05-02T-89:14:00</text:p>
      <text:p text:style-name="P4">
Location: Vuhledar (Latitude:47.83183 Longtitude:37.1034)</text:p>
      <text:p text:style-name="P4">
Videos: []</text:p>
      <text:p text:style-name="P4">
Images: []</text:p>
      <text:p text:style-name="P4">
Tags: ["Russia"]</text:p>
      <text:p text:style-name="P4">
ID: 22559928</text:p>
      <!--METADATA-->
      <text:p text:style-name="P4">
At Shakhtarske direction Russian army shelled Vuhledar, Bohoyavlenka andNovoukrayinka of Donetsk region, - General Staff of Armed Forces of Ukrainesays in the morning report</text:p>
      <text:p text:style-name="P4">
News Collection Link: <text:a xlink:type="simple" xlink:href="https://liveuamap.com/en/2023/2-may-at-shakhtarske-direction-russian-army-shelled-vuhledar" text:style-name="Internet_20_link" text:visited-style-name="Visited_20_Internet_20_Link">
https://liveuamap.com/en/2023/2-may-at-shakhtarske-direction-russian-army-shelled-vuhledar</text:a>
</text:p>
      <text:p text:style-name="P4">
Source: <text:a xlink:type="simple" xlink:href="https://t.me/lumsrc/4664" text:style-name="Internet_20_link" text:visited-style-name="Visited_20_Internet_20_Link">
https://t.me/lumsrc/4664</text:a>
</text:p>
      <!--NEWS-->
      <text:h text:style-name="P10" text:outline-level="1">
<text:span text:style-name="T4">
At Zaporizhzhia and Kherson directions Russian army shelled Vremivka, Novosilka, Novopil of D...</text:span>
</text:h>
      <text:p text:style-name="P4">
Authors: liveuamap (Language: en)</text:p>
      <text:p text:style-name="P4">
Time: 2023-05-02T-91:14:00</text:p>
      <text:p text:style-name="P4">
Location: Kherson (Latitude:46.62209 Longtitude:32.60502)</text:p>
      <text:p text:style-name="P4">
Videos: []</text:p>
      <text:p text:style-name="P4">
Images: []</text:p>
      <text:p text:style-name="P4">
Tags: ["Russia"]</text:p>
      <text:p text:style-name="P4">
ID: 22559922</text:p>
      <!--METADATA-->
      <text:p text:style-name="P4">
At Zaporizhzhia and Kherson directions Russian army shelled Vremivka,Novosilka, Novopil of Donetsk region; Malynivka, Chervone, Huliaipole,Charivne, Bilohirya, Mala Tokmachka, Novodanylivka, Scherbaky and Zelenyy Hayof Zaporizhzhia region; Nikopol of Dnipropetrovsk region, also Ivanivske,Kozatske, Osokorivka, Zolota Balka, Kachkarivka, Respublikanets, Beryslav,Vesele, Odradokamyanka, Tyahynka, Bilozerka, Kizomys and Kherson city, -General Staff of Armed Forces of Ukraine says in the morning report</text:p>
      <text:p text:style-name="P4">
News Collection Link: <text:a xlink:type="simple" xlink:href="https://liveuamap.com/en/2023/2-may-at-zaporizhzhia-and-kherson-directions-russian-army" text:style-name="Internet_20_link" text:visited-style-name="Visited_20_Internet_20_Link">
https://liveuamap.com/en/2023/2-may-at-zaporizhzhia-and-kherson-directions-russian-army</text:a>
</text:p>
      <text:p text:style-name="P4">
Source: <text:a xlink:type="simple" xlink:href="https://t.me/lumsrc/4665" text:style-name="Internet_20_link" text:visited-style-name="Visited_20_Internet_20_Link">
https://t.me/lumsrc/4665</text:a>
</text:p>
      <!--NEWS-->
      <text:h text:style-name="P10" text:outline-level="1">
<text:span text:style-name="T4">
Russian army conducted 19 missile strikes, 17 airstrikes and 25 shelling with MLRS, - General...</text:span>
</text:h>
      <text:p text:style-name="P4">
Authors: liveuamap (Language: en)</text:p>
      <text:p text:style-name="P4">
Time: 2023-05-02T03:14:00</text:p>
      <text:p text:style-name="P4">
Location: Chernihiv (Latitude:52.25219 Longtitude:32.89238)</text:p>
      <text:p text:style-name="P4">
Videos: []</text:p>
      <text:p text:style-name="P4">
Images: []</text:p>
      <text:p text:style-name="P4">
Tags: ["Russia"]</text:p>
      <text:p text:style-name="P4">
ID: 22559950</text:p>
      <!--METADATA-->
      <text:p text:style-name="P4">
Russian army conducted 19 missile strikes, 17 airstrikes and 25 shelling withMLRS, - General Staff of Armed Forces of Ukraine says in the morning report</text:p>
      <text:p text:style-name="P4">
News Collection Link: <text:a xlink:type="simple" xlink:href="https://liveuamap.com/en/2023/2-may-russian-army-conducted-19-missile-strikes-17-airstrikes" text:style-name="Internet_20_link" text:visited-style-name="Visited_20_Internet_20_Link">
https://liveuamap.com/en/2023/2-may-russian-army-conducted-19-missile-strikes-17-airstrikes</text:a>
</text:p>
      <text:p text:style-name="P4">
Source: <text:a xlink:type="simple" xlink:href="https://t.me/lumsrc/4657" text:style-name="Internet_20_link" text:visited-style-name="Visited_20_Internet_20_Link">
https://t.me/lumsrc/4657</text:a>
</text:p>
      <!--NEWS-->
      <text:h text:style-name="P10" text:outline-level="1">
<text:span text:style-name="T4">
Russian forces conducting offensive actions at Lyman, Bakhmut, Avdiivka and Maryinka directio...</text:span>
</text:h>
      <text:p text:style-name="P4">
Authors: liveuamap (Language: en)</text:p>
      <text:p text:style-name="P4">
Time: 2023-05-02T03:15:00</text:p>
      <text:p text:style-name="P4">
Location: Marinka, Donetsk Oblast (Latitude:47.93797 Longtitude:37.49737)</text:p>
      <text:p text:style-name="P4">
Videos: []</text:p>
      <text:p text:style-name="P4">
Images: []</text:p>
      <text:p text:style-name="P4">
Tags: ["Russia"]</text:p>
      <text:p text:style-name="P4">
ID: 22559921</text:p>
      <!--METADATA-->
      <text:p text:style-name="P4">
Russian forces conducting offensive actions at Lyman, Bakhmut, Avdiivka andMaryinka directions. Ukrainian military repelled 41 Russian attacks. Russianforces attempting to advance near Novoselivske and Bilohorivka, Bakhmut andPredtechyne, Syeverne and Pervomayske, Maryinka, - General Staff of ArmedForces of Ukraine says in the morning report</text:p>
      <text:p text:style-name="P4">
News Collection Link: <text:a xlink:type="simple" xlink:href="https://liveuamap.com/en/2023/2-may-russian-forces-conducting-offensive-actions-at-lyman" text:style-name="Internet_20_link" text:visited-style-name="Visited_20_Internet_20_Link">
https://liveuamap.com/en/2023/2-may-russian-forces-conducting-offensive-actions-at-lyman</text:a>
</text:p>
      <text:p text:style-name="P4">
Source: <text:a xlink:type="simple" xlink:href="https://t.me/lumsrc/4666" text:style-name="Internet_20_link" text:visited-style-name="Visited_20_Internet_20_Link">
https://t.me/lumsrc/4666</text:a>
</text:p>
      <!--NEWS-->
      <text:h text:style-name="P10" text:outline-level="1">
<text:span text:style-name="T4">
Kyiv(23:14). Red Alert: aerial threat. Sirens sounding. Take cover now!</text:span>
</text:h>
      <text:p text:style-name="P4">
Authors: liveuamap (Language: en)</text:p>
      <text:p text:style-name="P4">
Time: 2023-05-02T17:15:00</text:p>
      <text:p text:style-name="P4">
Location: Kyiv (Latitude:50.44343 Longtitude:30.53022)</text:p>
      <text:p text:style-name="P4">
Videos: []</text:p>
      <text:p text:style-name="P4">
Images: []</text:p>
      <text:p text:style-name="P4">
Tags: ["Europe", "Central and Eastern Europe"]</text:p>
      <text:p text:style-name="P4">
ID: 22560090</text:p>
      <!--METADATA-->
      <text:p text:style-name="P4">
Kyiv(23:14). Red Alert: aerial threat. Sirens sounding. Take cover now!</text:p>
      <text:p text:style-name="P4">
News Collection Link: <text:a xlink:type="simple" xlink:href="https://liveuamap.com/en/2023/02-may-kyiv2314-red-alert-aerial-threat-sireng" text:style-name="Internet_20_link" text:visited-style-name="Visited_20_Internet_20_Link">
https://liveuamap.com/en/2023/02-may-kyiv2314-red-alert-aerial-threat-sireng</text:a>
</text:p>
      <text:p text:style-name="P4">
Source: <text:a xlink:type="simple" xlink:href="https://t.me/KyivCityOfficial/6574" text:style-name="Internet_20_link" text:visited-style-name="Visited_20_Internet_20_Link">
https://t.me/KyivCityOfficial/6574</text:a>
</text:p>
      <!--NEWS-->
      <text:h text:style-name="P10" text:outline-level="1">
<text:span text:style-name="T4">
Kyiv Oblast(23:15). Red Alert: aerial threat. Sirens sounding. Take cover now!</text:span>
</text:h>
      <text:p text:style-name="P4">
Authors: liveuamap (Language: en)</text:p>
      <text:p text:style-name="P4">
Time: 2023-05-02T17:17:00</text:p>
      <text:p text:style-name="P4">
Location: Kyiv Oblast (Latitude:50.24018000 Longtitude:30.23163000)</text:p>
      <text:p text:style-name="P4">
Videos: []</text:p>
      <text:p text:style-name="P4">
Images: []</text:p>
      <text:p text:style-name="P4">
Tags: ["Europe", "Central and Eastern Europe"]</text:p>
      <text:p text:style-name="P4">
ID: 22560091</text:p>
      <!--METADATA-->
      <text:p text:style-name="P4">
Kyiv Oblast(23:15). Red Alert: aerial threat. Sirens sounding. Take cover now!</text:p>
      <text:p text:style-name="P4">
News Collection Link: <text:a xlink:type="simple" xlink:href="https://liveuamap.com/en/2023/02-may-kyiv-oblast2315-red-alert-aerial-threag" text:style-name="Internet_20_link" text:visited-style-name="Visited_20_Internet_20_Link">
https://liveuamap.com/en/2023/02-may-kyiv-oblast2315-red-alert-aerial-threag</text:a>
</text:p>
      <text:p text:style-name="P4">
Source: <text:a xlink:type="simple" xlink:href="https://t.me/air_alert_ua/44255" text:style-name="Internet_20_link" text:visited-style-name="Visited_20_Internet_20_Link">
https://t.me/air_alert_ua/44255</text:a>
</text:p>
      <!--NEWS-->
      <text:h text:style-name="P10" text:outline-level="1">
<text:span text:style-name="T4">
Zaporizka Oblast(23:34). Red Alert: aerial threat. Sirens sounding. Take cover now!</text:span>
</text:h>
      <text:p text:style-name="P4">
Authors: liveuamap (Language: en)</text:p>
      <text:p text:style-name="P4">
Time: 2023-05-02T17:34:00</text:p>
      <text:p text:style-name="P4">
Location: Zaporizka Oblast (Latitude:47.611111 Longtitude:35.766131)</text:p>
      <text:p text:style-name="P4">
Videos: []</text:p>
      <text:p text:style-name="P4">
Images: []</text:p>
      <text:p text:style-name="P4">
Tags: ["Europe", "Central and Eastern Europe"]</text:p>
      <text:p text:style-name="P4">
ID: 22560092</text:p>
      <!--METADATA-->
      <text:p text:style-name="P4">
Zaporizka Oblast(23:34). Red Alert: aerial threat. Sirens sounding. Take covernow!</text:p>
      <text:p text:style-name="P4">
News Collection Link: <text:a xlink:type="simple" xlink:href="https://liveuamap.com/en/2023/02-may-zaporizka-oblast2334-red-alert-aerial-g" text:style-name="Internet_20_link" text:visited-style-name="Visited_20_Internet_20_Link">
https://liveuamap.com/en/2023/02-may-zaporizka-oblast2334-red-alert-aerial-g</text:a>
</text:p>
      <text:p text:style-name="P4">
Source: <text:a xlink:type="simple" xlink:href="https://t.me/air_alert_ua/44258" text:style-name="Internet_20_link" text:visited-style-name="Visited_20_Internet_20_Link">
https://t.me/air_alert_ua/44258</text:a>
</text:p>
      <!--NEWS-->
      <text:h text:style-name="P10" text:outline-level="1">
<text:span text:style-name="T4">
Dnipro, Dnipropetrovska Oblast(23:56). Red Alert: aerial threat. Sirens sounding. Take cover ...</text:span>
</text:h>
      <text:p text:style-name="P4">
Authors: liveuamap (Language: en)</text:p>
      <text:p text:style-name="P4">
Time: 2023-05-02T17:58:00</text:p>
      <text:p text:style-name="P4">
Location: Dnipro (Latitude:48.45922 Longtitude:35.03866)</text:p>
      <text:p text:style-name="P4">
Videos: []</text:p>
      <text:p text:style-name="P4">
Images: []</text:p>
      <text:p text:style-name="P4">
Tags: ["Europe", "Central and Eastern Europe"]</text:p>
      <text:p text:style-name="P4">
ID: 22560093</text:p>
      <!--METADATA-->
      <text:p text:style-name="P4">
Dnipro, Dnipropetrovska Oblast(23:56). Red Alert: aerial threat. Sirenssounding. Take cover now!</text:p>
      <text:p text:style-name="P4">
News Collection Link: <text:a xlink:type="simple" xlink:href="https://liveuamap.com/en/2023/02-may-dnipro-dnipropetrovska-oblast2356-red-g" text:style-name="Internet_20_link" text:visited-style-name="Visited_20_Internet_20_Link">
https://liveuamap.com/en/2023/02-may-dnipro-dnipropetrovska-oblast2356-red-g</text:a>
</text:p>
      <text:p text:style-name="P4">
Source: <text:a xlink:type="simple" xlink:href="https://t.me/air_alert_ua/44259" text:style-name="Internet_20_link" text:visited-style-name="Visited_20_Internet_20_Link">
https://t.me/air_alert_ua/44259</text:a>
</text:p>
      <!--NEWS-->
      <text:h text:style-name="P10" text:outline-level="1">
<text:span text:style-name="T4">
Kharkiv, Kharkivska Oblast(00:14). Red Alert: aerial threat. Sirens sounding. Take cover now!</text:span>
</text:h>
      <text:p text:style-name="P4">
Authors: liveuamap (Language: en)</text:p>
      <text:p text:style-name="P4">
Time: 2023-05-02T18:14:00</text:p>
      <text:p text:style-name="P4">
Location: Kharkiv (Latitude:49.98081000 Longtitude:36.25272000)</text:p>
      <text:p text:style-name="P4">
Videos: []</text:p>
      <text:p text:style-name="P4">
Images: []</text:p>
      <text:p text:style-name="P4">
Tags: ["Europe", "Central and Eastern Europe"]</text:p>
      <text:p text:style-name="P4">
ID: 22560094</text:p>
      <!--METADATA-->
      <text:p text:style-name="P4">
Kharkiv, Kharkivska Oblast(00:14). Red Alert: aerial threat. Sirens sounding.Take cover now!</text:p>
      <text:p text:style-name="P4">
News Collection Link: <text:a xlink:type="simple" xlink:href="https://liveuamap.com/en/2023/02-may-kharkiv-kharkivska-oblast0014-red-alerg" text:style-name="Internet_20_link" text:visited-style-name="Visited_20_Internet_20_Link">
https://liveuamap.com/en/2023/02-may-kharkiv-kharkivska-oblast0014-red-alerg</text:a>
</text:p>
      <text:p text:style-name="P4">
Source: <text:a xlink:type="simple" xlink:href="https://t.me/suspilnekharkiv/24449" text:style-name="Internet_20_link" text:visited-style-name="Visited_20_Internet_20_Link">
https://t.me/suspilnekharkiv/24449</text:a>
</text:p>
      <!--NEWS-->
      <text:h text:style-name="P10" text:outline-level="1">
<text:span text:style-name="T4">
Donetsk Oblast(00:14). Red Alert: aerial threat. Sirens sounding. Take cover now!</text:span>
</text:h>
      <text:p text:style-name="P4">
Authors: liveuamap (Language: en)</text:p>
      <text:p text:style-name="P4">
Time: 2023-05-02T18:16:00</text:p>
      <text:p text:style-name="P4">
Location: Donetsk Oblast (Latitude:48.7268 Longtitude:37.57929)</text:p>
      <text:p text:style-name="P4">
Videos: []</text:p>
      <text:p text:style-name="P4">
Images: []</text:p>
      <text:p text:style-name="P4">
Tags: ["Europe", "Central and Eastern Europe"]</text:p>
      <text:p text:style-name="P4">
ID: 22560095</text:p>
      <!--METADATA-->
      <text:p text:style-name="P4">
Donetsk Oblast(00:14). Red Alert: aerial threat. Sirens sounding. Take covernow!</text:p>
      <text:p text:style-name="P4">
News Collection Link: <text:a xlink:type="simple" xlink:href="https://liveuamap.com/en/2023/02-may-donetsk-oblast0014-red-alert-aerial-thg" text:style-name="Internet_20_link" text:visited-style-name="Visited_20_Internet_20_Link">
https://liveuamap.com/en/2023/02-may-donetsk-oblast0014-red-alert-aerial-thg</text:a>
</text:p>
      <text:p text:style-name="P4">
Source: <text:a xlink:type="simple" xlink:href="https://t.me/air_alert_ua/44261" text:style-name="Internet_20_link" text:visited-style-name="Visited_20_Internet_20_Link">
https://t.me/air_alert_ua/44261</text:a>
</text:p>
      <!--NEWS-->
      <text:h text:style-name="P10" text:outline-level="1">
<text:span text:style-name="T4">
Ukrainian Air defense is active</text:span>
</text:h>
      <text:p text:style-name="P4">
Authors: liveuamap (Language: en)</text:p>
      <text:p text:style-name="P4">
Time: 2023-05-02T18:21:43</text:p>
      <text:p text:style-name="P4">
Location: Dnipro (Latitude:48.42328 Longtitude:35.09651)</text:p>
      <text:p text:style-name="P4">
Videos: []</text:p>
      <text:p text:style-name="P4">
Images: []</text:p>
      <text:p text:style-name="P4">
Tags: []</text:p>
      <text:p text:style-name="P4">
ID: 22560096</text:p>
      <!--METADATA-->
      <text:p text:style-name="P4">
Ukrainian Air defense is active</text:p>
      <text:p text:style-name="P4">
News Collection Link: <text:a xlink:type="simple" xlink:href="https://liveuamap.com/en/2023/2-may-ukrainian-air-defense-is-active-" text:style-name="Internet_20_link" text:visited-style-name="Visited_20_Internet_20_Link">
https://liveuamap.com/en/2023/2-may-ukrainian-air-defense-is-active-</text:a>
</text:p>
      <text:p text:style-name="P4">
Source: <text:a xlink:type="simple" xlink:href="https://t.me/ermaka2022/2558" text:style-name="Internet_20_link" text:visited-style-name="Visited_20_Internet_20_Link">
https://t.me/ermaka2022/2558</text:a>
</text:p>
      <!--NEWS-->
      <text:h text:style-name="P10" text:outline-level="1">
<text:span text:style-name="T4">
Air defense is active near Kyiv</text:span>
</text:h>
      <text:p text:style-name="P4">
Authors: liveuamap (Language: en)</text:p>
      <text:p text:style-name="P4">
Time: 2023-05-02T18:24:12</text:p>
      <text:p text:style-name="P4">
Location: Kyiv (Latitude:50.63901 Longtitude:30.47333)</text:p>
      <text:p text:style-name="P4">
Videos: []</text:p>
      <text:p text:style-name="P4">
Images: []</text:p>
      <text:p text:style-name="P4">
Tags: []</text:p>
      <text:p text:style-name="P4">
ID: 22560097</text:p>
      <!--METADATA-->
      <text:p text:style-name="P4">
Air defense is active near Kyiv</text:p>
      <text:p text:style-name="P4">
News Collection Link: <text:a xlink:type="simple" xlink:href="https://liveuamap.com/en/2023/2-may-air-defense-is-active-near-kyiv" text:style-name="Internet_20_link" text:visited-style-name="Visited_20_Internet_20_Link">
https://liveuamap.com/en/2023/2-may-air-defense-is-active-near-kyiv</text:a>
</text:p>
      <text:p text:style-name="P4">
Source: <text:a xlink:type="simple" xlink:href="https://t.me/kievreal1/40071" text:style-name="Internet_20_link" text:visited-style-name="Visited_20_Internet_20_Link">
https://t.me/kievreal1/40071</text:a>
</text:p>
      <!--NEWS-->
      <text:h text:style-name="P10" text:outline-level="1">
<text:span text:style-name="T4">
Explosions reported in Zaporizhzhia</text:span>
</text:h>
      <text:p text:style-name="P4">
Authors: liveuamap (Language: en)</text:p>
      <text:p text:style-name="P4">
Time: 2023-05-02T18:25:59</text:p>
      <text:p text:style-name="P4">
Location: Zaporizhzhia, Zaporiz'ka oblast (Latitude:47.82906 Longtitude:35.11042)</text:p>
      <text:p text:style-name="P4">
Videos: []</text:p>
      <text:p text:style-name="P4">
Images: []</text:p>
      <text:p text:style-name="P4">
Tags: []</text:p>
      <text:p text:style-name="P4">
ID: 22560098</text:p>
      <!--METADATA-->
      <text:p text:style-name="P4">
Explosions reported in Zaporizhzhia</text:p>
      <text:p text:style-name="P4">
News Collection Link: <text:a xlink:type="simple" xlink:href="https://liveuamap.com/en/2023/2-may-explosions-reported-in-zaporizhzhia-" text:style-name="Internet_20_link" text:visited-style-name="Visited_20_Internet_20_Link">
https://liveuamap.com/en/2023/2-may-explosions-reported-in-zaporizhzhia-</text:a>
</text:p>
      <text:p text:style-name="P4">
Source: <text:a xlink:type="simple" xlink:href="https://t.me/lachentyt/28869" text:style-name="Internet_20_link" text:visited-style-name="Visited_20_Internet_20_Link">
https://t.me/lachentyt/28869</text:a>
</text:p>
      <!--NEWS-->
      <text:h text:style-name="P10" text:outline-level="1">
<text:span text:style-name="T4">
Poltavska Oblast(00:28). Red Alert: aerial threat. Sirens sounding. Take cover now!</text:span>
</text:h>
      <text:p text:style-name="P4">
Authors: liveuamap (Language: en)</text:p>
      <text:p text:style-name="P4">
Time: 2023-05-02T18:29:00</text:p>
      <text:p text:style-name="P4">
Location: Poltavska Oblast (Latitude:49.47705000 Longtitude:33.81866000)</text:p>
      <text:p text:style-name="P4">
Videos: []</text:p>
      <text:p text:style-name="P4">
Images: []</text:p>
      <text:p text:style-name="P4">
Tags: ["Europe", "Central and Eastern Europe"]</text:p>
      <text:p text:style-name="P4">
ID: 22560099</text:p>
      <!--METADATA-->
      <text:p text:style-name="P4">
Poltavska Oblast(00:28). Red Alert: aerial threat. Sirens sounding. Take covernow!</text:p>
      <text:p text:style-name="P4">
News Collection Link: <text:a xlink:type="simple" xlink:href="https://liveuamap.com/en/2023/02-may-poltavska-oblast0028-red-alert-aerial-g" text:style-name="Internet_20_link" text:visited-style-name="Visited_20_Internet_20_Link">
https://liveuamap.com/en/2023/02-may-poltavska-oblast0028-red-alert-aerial-g</text:a>
</text:p>
      <text:p text:style-name="P4">
Source: <text:a xlink:type="simple" xlink:href="https://t.me/air_alert_ua/44262" text:style-name="Internet_20_link" text:visited-style-name="Visited_20_Internet_20_Link">
https://t.me/air_alert_ua/44262</text:a>
</text:p>
      <!--NEWS-->
      <text:h text:style-name="P10" text:outline-level="1">
<text:span text:style-name="T4">
More explosions were audible in Dnipro city, possible due to air defense work</text:span>
</text:h>
      <text:p text:style-name="P4">
Authors: liveuamap (Language: en)</text:p>
      <text:p text:style-name="P4">
Time: 2023-05-02T18:35:38</text:p>
      <text:p text:style-name="P4">
Location: Dnipro (Latitude:48.35169 Longtitude:35.15453)</text:p>
      <text:p text:style-name="P4">
Videos: []</text:p>
      <text:p text:style-name="P4">
Images: []</text:p>
      <text:p text:style-name="P4">
Tags: []</text:p>
      <text:p text:style-name="P4">
ID: 22560100</text:p>
      <!--METADATA-->
      <text:p text:style-name="P4">
More explosions were audible in Dnipro city, possible due to air defense work</text:p>
      <text:p text:style-name="P4">
News Collection Link: <text:a xlink:type="simple" xlink:href="https://liveuamap.com/en/2023/2-may-more-explosions-were-audible-in-dnipro-city-possible" text:style-name="Internet_20_link" text:visited-style-name="Visited_20_Internet_20_Link">
https://liveuamap.com/en/2023/2-may-more-explosions-were-audible-in-dnipro-city-possible</text:a>
</text:p>
      <text:p text:style-name="P4">
Source: <text:a xlink:type="simple" xlink:href="https://t.me/dnepr_operativ/41023" text:style-name="Internet_20_link" text:visited-style-name="Visited_20_Internet_20_Link">
https://t.me/dnepr_operativ/41023</text:a>
</text:p>
      <!--NEWS-->
      <text:h text:style-name="P10" text:outline-level="1">
<text:span text:style-name="T4">
Air defense is engaging aerial targets in Kyiv region again</text:span>
</text:h>
      <text:p text:style-name="P4">
Authors: liveuamap (Language: en)</text:p>
      <text:p text:style-name="P4">
Time: 2023-05-02T18:43:28</text:p>
      <text:p text:style-name="P4">
Location: Kyiv (Latitude:50.14081 Longtitude:30.79605)</text:p>
      <text:p text:style-name="P4">
Videos: []</text:p>
      <text:p text:style-name="P4">
Images: []</text:p>
      <text:p text:style-name="P4">
Tags: []</text:p>
      <text:p text:style-name="P4">
ID: 22560101</text:p>
      <!--METADATA-->
      <text:p text:style-name="P4">
Air defense is engaging aerial targets in Kyiv region again</text:p>
      <text:p text:style-name="P4">
News Collection Link: <text:a xlink:type="simple" xlink:href="https://liveuamap.com/en/2023/2-may-air-defense-is-engaging-aerial-targets-in-kyiv-region" text:style-name="Internet_20_link" text:visited-style-name="Visited_20_Internet_20_Link">
https://liveuamap.com/en/2023/2-may-air-defense-is-engaging-aerial-targets-in-kyiv-region</text:a>
</text:p>
      <text:p text:style-name="P4">
Source: <text:a xlink:type="simple" xlink:href="https://t.me/lachentyt/28871" text:style-name="Internet_20_link" text:visited-style-name="Visited_20_Internet_20_Link">
https://t.me/lachentyt/28871</text:a>
</text:p>
      <!--NEWS-->
      <text:h text:style-name="P10" text:outline-level="1">
<text:span text:style-name="T4">
Air defense is shooting drones in Kyiv and Poltava regions</text:span>
</text:h>
      <text:p text:style-name="P4">
Authors: liveuamap (Language: en)</text:p>
      <text:p text:style-name="P4">
Time: 2023-05-02T18:56:57</text:p>
      <text:p text:style-name="P4">
Location: Poltava (Latitude:48.81583 Longtitude:34.05212)</text:p>
      <text:p text:style-name="P4">
Videos: []</text:p>
      <text:p text:style-name="P4">
Images: []</text:p>
      <text:p text:style-name="P4">
Tags: []</text:p>
      <text:p text:style-name="P4">
ID: 22560102</text:p>
      <!--METADATA-->
      <text:p text:style-name="P4">
Air defense is shooting drones in Kyiv and Poltava regions</text:p>
      <text:p text:style-name="P4">
News Collection Link: <text:a xlink:type="simple" xlink:href="https://liveuamap.com/en/2023/2-may-air-defense-is-shooting-drones-in-kyiv-and-poltava" text:style-name="Internet_20_link" text:visited-style-name="Visited_20_Internet_20_Link">
https://liveuamap.com/en/2023/2-may-air-defense-is-shooting-drones-in-kyiv-and-poltava</text:a>
</text:p>
      <text:p text:style-name="P4">
Source: <text:a xlink:type="simple" xlink:href="https://t.me/war_monitor/7017" text:style-name="Internet_20_link" text:visited-style-name="Visited_20_Internet_20_Link">
https://t.me/war_monitor/7017</text:a>
</text:p>
      <!--NEWS-->
      <text:h text:style-name="P10" text:outline-level="1">
<text:span text:style-name="T4">
Kirovohradska Oblast, Cherkaska Oblast(00:57). Red Alert: aerial threat. Sirens sounding. Tak...</text:span>
</text:h>
      <text:p text:style-name="P4">
Authors: liveuamap (Language: en)</text:p>
      <text:p text:style-name="P4">
Time: 2023-05-02T18:58:00</text:p>
      <text:p text:style-name="P4">
Location: Kirovohradska Oblast (Latitude:48.49885 Longtitude:31.99957)</text:p>
      <text:p text:style-name="P4">
Videos: []</text:p>
      <text:p text:style-name="P4">
Images: []</text:p>
      <text:p text:style-name="P4">
Tags: ["Europe", "Central and Eastern Europe"]</text:p>
      <text:p text:style-name="P4">
ID: 22560103</text:p>
      <!--METADATA-->
      <text:p text:style-name="P4">
Kirovohradska Oblast, Cherkaska Oblast(00:57). Red Alert: aerial threat.Sirens sounding. Take cover now!</text:p>
      <text:p text:style-name="P4">
News Collection Link: <text:a xlink:type="simple" xlink:href="https://liveuamap.com/en/2023/02-may-kirovohradska-oblast-cherkaska-oblast0g" text:style-name="Internet_20_link" text:visited-style-name="Visited_20_Internet_20_Link">
https://liveuamap.com/en/2023/02-may-kirovohradska-oblast-cherkaska-oblast0g</text:a>
</text:p>
      <text:p text:style-name="P4">
Source: <text:a xlink:type="simple" xlink:href="https://t.me/air_alert_ua/44264" text:style-name="Internet_20_link" text:visited-style-name="Visited_20_Internet_20_Link">
https://t.me/air_alert_ua/44264</text:a>
</text:p>
      <!--NEWS-->
      <text:h text:style-name="P10" text:outline-level="1">
<text:span text:style-name="T4">
Another explosion was reported in Kyiv</text:span>
</text:h>
      <text:p text:style-name="P4">
Authors: liveuamap (Language: en)</text:p>
      <text:p text:style-name="P4">
Time: 2023-05-02T19:22:54</text:p>
      <text:p text:style-name="P4">
Location: Kyiv,Kyiv city (Latitude:50.37152 Longtitude:30.58302)</text:p>
      <text:p text:style-name="P4">
Videos: []</text:p>
      <text:p text:style-name="P4">
Images: []</text:p>
      <text:p text:style-name="P4">
Tags: []</text:p>
      <text:p text:style-name="P4">
ID: 22560104</text:p>
      <!--METADATA-->
      <text:p text:style-name="P4">
Another explosion was reported in Kyiv</text:p>
      <text:p text:style-name="P4">
News Collection Link: <text:a xlink:type="simple" xlink:href="https://liveuamap.com/en/2023/3-may-another-explosion-was-reported-in-kyiv" text:style-name="Internet_20_link" text:visited-style-name="Visited_20_Internet_20_Link">
https://liveuamap.com/en/2023/3-may-another-explosion-was-reported-in-kyiv</text:a>
</text:p>
      <text:p text:style-name="P4">
Source: <text:a xlink:type="simple" xlink:href="https://t.me/lachentyt/28873" text:style-name="Internet_20_link" text:visited-style-name="Visited_20_Internet_20_Link">
https://t.me/lachentyt/28873</text:a>
</text:p>
      <!--NEWS-->
      <text:h text:style-name="P10" text:outline-level="1">
<text:span text:style-name="T4">
Kharkiv, Kharkivska Oblast(02:08). Red Alert: aerial threat. Sirens sounding. Take cover now!</text:span>
</text:h>
      <text:p text:style-name="P4">
Authors: liveuamap (Language: en)</text:p>
      <text:p text:style-name="P4">
Time: 2023-05-02T20:10:00</text:p>
      <text:p text:style-name="P4">
Location: Kharkiv (Latitude:49.97993 Longtitude:36.25378)</text:p>
      <text:p text:style-name="P4">
Videos: []</text:p>
      <text:p text:style-name="P4">
Images: []</text:p>
      <text:p text:style-name="P4">
Tags: ["Europe", "Central and Eastern Europe"]</text:p>
      <text:p text:style-name="P4">
ID: 22560107</text:p>
      <!--METADATA-->
      <text:p text:style-name="P4">
Kharkiv, Kharkivska Oblast(02:08). Red Alert: aerial threat. Sirens sounding.Take cover now!</text:p>
      <text:p text:style-name="P4">
News Collection Link: <text:a xlink:type="simple" xlink:href="https://liveuamap.com/en/2023/03-may-kharkiv-kharkivska-oblast0208-red-alerg" text:style-name="Internet_20_link" text:visited-style-name="Visited_20_Internet_20_Link">
https://liveuamap.com/en/2023/03-may-kharkiv-kharkivska-oblast0208-red-alerg</text:a>
</text:p>
      <text:p text:style-name="P4">
Source: <text:a xlink:type="simple" xlink:href="https://t.me/air_alert_ua/44266" text:style-name="Internet_20_link" text:visited-style-name="Visited_20_Internet_20_Link">
https://t.me/air_alert_ua/44266</text:a>
</text:p>
      <!--NEWS-->
      <text:h text:style-name="P10" text:outline-level="1">
<text:span text:style-name="T4">
Mykolaiv, Mykolayivska Oblast(02:41). Red Alert: aerial threat. Sirens sounding. Take cover now!</text:span>
</text:h>
      <text:p text:style-name="P4">
Authors: liveuamap (Language: en)</text:p>
      <text:p text:style-name="P4">
Time: 2023-05-02T20:42:00</text:p>
      <text:p text:style-name="P4">
Location: Mykolaiv (Latitude:46.94866 Longtitude:32.00639)</text:p>
      <text:p text:style-name="P4">
Videos: []</text:p>
      <text:p text:style-name="P4">
Images: []</text:p>
      <text:p text:style-name="P4">
Tags: ["Europe", "Central and Eastern Europe"]</text:p>
      <text:p text:style-name="P4">
ID: 22560108</text:p>
      <!--METADATA-->
      <text:p text:style-name="P4">
Mykolaiv, Mykolayivska Oblast(02:41). Red Alert: aerial threat. Sirenssounding. Take cover now!</text:p>
      <text:p text:style-name="P4">
News Collection Link: <text:a xlink:type="simple" xlink:href="https://liveuamap.com/en/2023/03-may-mykolaiv-mykolayivska-oblast0241-red-ag" text:style-name="Internet_20_link" text:visited-style-name="Visited_20_Internet_20_Link">
https://liveuamap.com/en/2023/03-may-mykolaiv-mykolayivska-oblast0241-red-ag</text:a>
</text:p>
      <text:p text:style-name="P4">
Source: <text:a xlink:type="simple" xlink:href="https://t.me/air_alert_ua/44268" text:style-name="Internet_20_link" text:visited-style-name="Visited_20_Internet_20_Link">
https://t.me/air_alert_ua/44268</text:a>
</text:p>
      <!--NEWS-->
      <text:h text:style-name="P10" text:outline-level="1">
<text:span text:style-name="T4">
Explosions were reported in Cherkasy and Kirovograd regions</text:span>
</text:h>
      <text:p text:style-name="P4">
Authors: liveuamap (Language: en)</text:p>
      <text:p text:style-name="P4">
Time: 2023-05-02T21:42:00</text:p>
      <text:p text:style-name="P4">
Location: Cherkasy (Latitude:48.58933 Longtitude:30.44312)</text:p>
      <text:p text:style-name="P4">
Videos: []</text:p>
      <text:p text:style-name="P4">
Images: []</text:p>
      <text:p text:style-name="P4">
Tags: []</text:p>
      <text:p text:style-name="P4">
ID: 22560111</text:p>
      <!--METADATA-->
      <text:p text:style-name="P4">
Explosions were reported in Cherkasy and Kirovograd regions</text:p>
      <text:p text:style-name="P4">
News Collection Link: <text:a xlink:type="simple" xlink:href="https://liveuamap.com/en/2023/3-may-explosions-were-reported-in-cherkasy-and-kirovograd" text:style-name="Internet_20_link" text:visited-style-name="Visited_20_Internet_20_Link">
https://liveuamap.com/en/2023/3-may-explosions-were-reported-in-cherkasy-and-kirovograd</text:a>
</text:p>
      <text:p text:style-name="P4">
Source: <text:a xlink:type="simple" xlink:href="https://t.me/war_monitor/7021" text:style-name="Internet_20_link" text:visited-style-name="Visited_20_Internet_20_Link">
https://t.me/war_monitor/7021</text:a>
</text:p>
      <!--NEWS-->
      <text:h text:style-name="P10" text:outline-level="1">
<text:span text:style-name="T4">
Oil depot at Taman near Kerch strait is on fire</text:span>
</text:h>
      <text:p text:style-name="P4">
Authors: liveuamap (Language: en)</text:p>
      <text:p text:style-name="P4">
Time: 2023-05-02T21:46:11</text:p>
      <text:p text:style-name="P4">
Location: Krasnodarskiy kray (Latitude:45.13422 Longtitude:36.67717)</text:p>
      <text:p text:style-name="P4">
Videos: []</text:p>
      <text:p text:style-name="P4">
Images: []</text:p>
      <text:p text:style-name="P4">
Tags: ["Energy", "Russia"]</text:p>
      <text:p text:style-name="P4">
ID: 22560110</text:p>
      <!--METADATA-->
      <text:p text:style-name="P4">
Oil depot at Taman near Kerch strait is on fire</text:p>
      <text:p text:style-name="P4">
News Collection Link: <text:a xlink:type="simple" xlink:href="https://liveuamap.com/en/2023/3-may-oil-depot-at-taman-near-kerch-strait-is-on-fire-" text:style-name="Internet_20_link" text:visited-style-name="Visited_20_Internet_20_Link">
https://liveuamap.com/en/2023/3-may-oil-depot-at-taman-near-kerch-strait-is-on-fire-</text:a>
</text:p>
      <text:p text:style-name="P4">
Source: <text:a xlink:type="simple" xlink:href="https://t.me/war_monitor/7024" text:style-name="Internet_20_link" text:visited-style-name="Visited_20_Internet_20_Link">
https://t.me/war_monitor/7024</text:a>
</text:p>
      <!--NEWS-->
      <text:h text:style-name="P10" text:outline-level="1">
<text:span text:style-name="T4">
У Координаційному штабі відбулася зустріч з родинами полонених морських піхотинців</text:span>
</text:h>
      <text:p text:style-name="P4">
Author: ['АРМІЯINFORM']</text:p>
      <text:p text:style-name="P4">
Time: 2023-05-02T27:00:00-04:00</text:p>
      <text:p text:style-name="P4">
Description: У Координаційному штабі відбулася зустріч з родинами полонених оркестрантів 36-ї окрем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2023-05-01_16-56-30.jpg" text:style-name="Internet_20_link" text:visited-style-name="Visited_20_Internet_20_Link">
photo_2023-05-01_16-56-30.jpg</text:a>
']</text:p>
      <text:p text:style-name="P4">
Tags: ['STOPRUSSIA', 'АГРЕСІЯ РФ', 'ВІЙНА', 'КООРДИНАЦІЙНИЙ ШТАБ З ПИТАНЬ ПОВОДЖЕННЯ З ВІЙСЬКОВОПОЛОНЕНИМИ']</text:p>
      <text:p text:style-name="P4">
Category: News</text:p>
      <!--METADATA-->
      <text:p text:style-name="P4">
<draw:frame draw:style-name="fr1" draw:name="Image2" text:anchor-type="as-char" svg:width="6.9236in" svg:height="5.1927in" draw:z-index="0">
<draw:image xlink:href="../Images/AРМІЯINFORM/2023-05-02T27-00-00-04-00/photo_2023-05-01_16-56-30.jpg" xlink:type="simple" xlink:show="embed" xlink:actuate="onLoad" draw:mime-type="image/jpeg"/>
</draw:frame>
</text:p>
      <text:p text:style-name="P4">
У Координаційному штабі відбулася зустріч з родинами полонених оркестрантів36-ї окремої бригади морської піхоти імені контрадмірала Михайла Білинського.</text:p>
      <text:p text:style-name="P4">
На запитання близьких відповіли представники Координаційного штабу,Національної поліції, Служби безпеки України та Офісу Уповноваженого ВерховноїРади з прав людини.</text:p>
      <text:p text:style-name="P4">
Про це <text:a xlink:type="simple" xlink:href="https://t.me/Koord_shtab/937" text:style-name="Internet_20_link" text:visited-style-name="Visited_20_Internet_20_Link">
повідомляє</text:a>
 Координаційний штаб з питаньповодження з військовополоненими.</text:p>
      <text:p text:style-name="P4">
«Обговорили стан здоров’я наших Захисників і Захисниць у полоні. Багато людейвже понад рік у неволі без належної медичної допомоги. Україна робить усе, щобповернути їх додому та змусити країну-агресорку гарантувати необхідні умовиутримання. Але це, на жаль, залежить не лише від України», — йдеться уповідомленні.</text:p>
      <text:p text:style-name="P4">
Зазначається, що представник Штабу уточнив, що під час евакуації з МаріуполяМіжнародний комітет Червоного Хреста анкетував наших Оборонців, але росія непідтвердила полон багатьох офіційно. Проте для міжнародної спільнотианкетування МКЧХ є доказом поневолення наших людей і порушення домовленостейпро їхнє звільнення.</text:p>
      <text:p text:style-name="P4">
Рідних також цікавило, чи можна зробити повторний відбір ДНК-зразка.</text:p>
      <text:p text:style-name="P4">
— Інколи буває неякісний перший відбір ДНК. Але такі випадки поодинокі, —зазначив представник поліції.</text:p>
      <text:p text:style-name="P4">
Також із представником Офісу Уповноваженого Верховної Ради з прав людини рідніобміркували, як підняти на міжнародному рівні проблему катувань та неналежнихумов утримання наших бранців у росії.</text:p>
      <text:p text:style-name="P4">
Source: <text:a xlink:type="simple" xlink:href="https://armyinform.com.ua/2023/05/02/u-koordynaczijnomu-shtabi-vidbulasya-zustrich-z-rodynamy-polonenyh-morskyh-pihotyncziv/" text:style-name="Internet_20_link" text:visited-style-name="Visited_20_Internet_20_Link">
https://armyinform.com.ua/2023/05/02/u-koordynaczijnomu-shtabi-vidbulasya-zustrich-z-rodynamy-polonenyh-morskyh-pihotyncziv/</text:a>
</text:p>
      <!--NEWS-->
      <text:h text:style-name="P10" text:outline-level="1">
<text:span text:style-name="T4">
Засуджено харків’янина, який здавав ворогу позиції ППО</text:span>
</text:h>
      <text:p text:style-name="P4">
Author: ['АРМІЯINFORM']</text:p>
      <text:p text:style-name="P4">
Time: 2023-05-02T28:00:00-04:00</text:p>
      <text:p text:style-name="P4">
Description: Прокурори у суді довели, що мешканець Салтівського району міста Харкова, од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2023-05-01_16-31-19.jpg" text:style-name="Internet_20_link" text:visited-style-name="Visited_20_Internet_20_Link">
photo_2023-05-01_16-31-19.jpg</text:a>
']</text:p>
      <text:p text:style-name="P4">
Tags: ['STOPRUSSIA', 'АГРЕСІЯ РФ', 'ВТОРГНЕННЯ РФ', 'ОФІС ГЕНЕРАЛЬНОГО ПРОКУРОРА']</text:p>
      <text:p text:style-name="P4">
Category: News</text:p>
      <!--METADATA-->
      <text:p text:style-name="P4">
<draw:frame draw:style-name="fr1" draw:name="Image3" text:anchor-type="as-char" svg:width="6.9236in" svg:height="4.61393in" draw:z-index="0">
<draw:image xlink:href="../Images/AРМІЯINFORM/2023-05-02T28-00-00-04-00/photo_2023-05-01_16-31-19.jpg" xlink:type="simple" xlink:show="embed" xlink:actuate="onLoad" draw:mime-type="image/jpeg"/>
</draw:frame>
</text:p>
      <text:p text:style-name="P4">
Прокурори у суді довели, що мешканець Салтівського району міста Харкова,одного з найбільш постраждалих районів від обстрілів російських військових,корегував ворожий вогонь.</text:p>
      <text:p text:style-name="P4">
Про це<text:a xlink:type="simple" xlink:href="https://armyinform.com.ua/C:/Users/User/Desktop/%D0%97%D0%B0%D1%81%D1%83%D0%B4%D0%B6%D0%B5%D0%BD%D0%BE%20%D1%85%D0%B0%D1%80%D0%BA%D1%96%D0%B2%E2%80%99%D1%8F%D0%BD%D0%B8%D0%BD%D0%B0,%20%D1%8F%D0%BA%D0%B8%D0%B9%20%D0%B7%D0%B4%D0%B0%D0%B2%D0%B0%D0%B2%20%D0%B2%D0%BE%D1%80%D0%BE%D0%B3%D1%83%20%D0%BF%D0%BE%D0%B7%D0%B8%D1%86%D1%96%D1%97%20%D0%9F%D0%9F%D0%9E" text:style-name="Internet_20_link" text:visited-style-name="Visited_20_Internet_20_Link">
повідомляє</text:a>
Офіс Генерального прокурора.</text:p>
      <text:p text:style-name="P4">
«У червні 2022 року в одній із соціальних мереж чоловік у власних коментаряхвказував точні позиції сил протиповітряної оборони ЗСУ на території Харкова.Ці підрозділи ЗСУ виконували бойове завдання з відсічі збройної агресії рф,прикриваючи місто від ворожих ракет, якими щоденно обстрілювали Харків. 🔹Після того, як чоловік опублікував заборонену інформацію, російські військовіпіддавали ці локації обстрілам п‘ять разів. У судовому засіданні харків’янинпояснив, що дійсно писав коментарі в соціальній мережі, але вину у вчиненнізлочину не визнав. Засуджений таким способом нібито намагався попередити проприльоти», — йдеться у повідомленні.</text:p>
      <text:p text:style-name="P4">
За підтримання публічного обвинувачення прокурорами Харківської обласноїпрокуратури суд визнав чоловіка винним за фактом поширення інформації пропереміщення, рух або розташування ЗСУ (ч. 2 ст. 114-2 КК України).</text:p>
      <text:p text:style-name="P4">
Його засуджено до 5 років позбавлення волі.</text:p>
      <text:p text:style-name="P4">
Source: <text:a xlink:type="simple" xlink:href="https://armyinform.com.ua/2023/05/02/zasudzheno-harkivyanyna-yakyj-zdavav-vorogu-pozycziyi-ppo/" text:style-name="Internet_20_link" text:visited-style-name="Visited_20_Internet_20_Link">
https://armyinform.com.ua/2023/05/02/zasudzheno-harkivyanyna-yakyj-zdavav-vorogu-pozycziyi-ppo/</text:a>
</text:p>
      <!--NEWS-->
      <text:h text:style-name="P10" text:outline-level="1">
<text:span text:style-name="T4">
Окупант скаржиться на примусовий збір коштів у підрозділі — перехоплення ГУР</text:span>
</text:h>
      <text:p text:style-name="P4">
Author: ['АРМІЯINFORM']</text:p>
      <text:p text:style-name="P4">
Time: 2023-05-02T29:00:00-04:00</text:p>
      <text:p text:style-name="P4">
Description: https://youtu.be/N0dUpuSjuSE  Військовий рф скаржиться на незадовільну поведін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ТОРГНЕННЯ РФ', 'ГУР ПЕРЕХОПЛЕННЯ']</text:p>
      <text:p text:style-name="P4">
Category: News</text:p>
      <!--METADATA-->
      <text:p text:style-name="P4">
Військовий рф скаржиться на незадовільну поведінку керівництва та примусовийзбір коштів з підлеглого особового складу для їх подальшого частковоговикористання в особистих цілях.</text:p>
      <text:p text:style-name="P4">
Про це <text:a xlink:type="simple" xlink:href="https://gur.gov.ua/content/snachala-po-5000-obshchaka-potom-zarplatu-podnialy-po-20000-obshchaka-chto-to-takoho-bl-d-mutyl-po-20-s-kazhdoho.html" text:style-name="Internet_20_link" text:visited-style-name="Visited_20_Internet_20_Link">
повідомляє</text:a>
 ГУР МОУ.</text:p>
      <text:p text:style-name="P4">
«Сначала по 5000 общака, потом зарплату подняли по 20000 общака, что-тотакого, бл*дь, мутил, по 20 с каждого», — бідкається окупант.</text:p>
      <text:p text:style-name="P4">
Source: <text:a xlink:type="simple" xlink:href="https://armyinform.com.ua/2023/05/02/okupant-skarzhytsya-na-prymusovyj-zbir-koshtiv-u-pidrozdili-perehoplennya-gur/" text:style-name="Internet_20_link" text:visited-style-name="Visited_20_Internet_20_Link">
https://armyinform.com.ua/2023/05/02/okupant-skarzhytsya-na-prymusovyj-zbir-koshtiv-u-pidrozdili-perehoplennya-gur/</text:a>
</text:p>
      <!--NEWS-->
      <text:h text:style-name="P10" text:outline-level="1">
<text:span text:style-name="T4">
«Білі Янголи» забезпечили хлібом усіх мешканців прифронтового села Торське Лиманської громади</text:span>
</text:h>
      <text:p text:style-name="P4">
Author: ['АРМІЯINFORM']</text:p>
      <text:p text:style-name="P4">
Time: 2023-05-02T30:00:00-04:00</text:p>
      <text:p text:style-name="P4">
Description: Щодня спецекіпаж поліції, який працює на Лиманському напрямку, доставляє людям до трьо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2023-05-01_16-47-14.jpg" text:style-name="Internet_20_link" text:visited-style-name="Visited_20_Internet_20_Link">
photo_2023-05-01_16-47-14.jpg</text:a>
', '<text:a xlink:type="simple" xlink:href="https://armyinform.com.ua/wp-content/uploads/2023/05/photo_2023-05-01_16-47-15-150x150.jpg" text:style-name="Internet_20_link" text:visited-style-name="Visited_20_Internet_20_Link">
photo_2023-05-01_16-47-15-150x150.jpg</text:a>
', '<text:a xlink:type="simple" xlink:href="https://armyinform.com.ua/wp-content/uploads/2023/05/photo_2023-05-01_16-47-16-150x150.jpg" text:style-name="Internet_20_link" text:visited-style-name="Visited_20_Internet_20_Link">
photo_2023-05-01_16-47-16-150x150.jpg</text:a>
', '<text:a xlink:type="simple" xlink:href="https://armyinform.com.ua/wp-content/uploads/2023/05/photo_2023-05-01_16-47-17-150x150.jpg" text:style-name="Internet_20_link" text:visited-style-name="Visited_20_Internet_20_Link">
photo_2023-05-01_16-47-17-150x150.jpg</text:a>
', '<text:a xlink:type="simple" xlink:href="https://armyinform.com.ua/wp-content/uploads/2023/05/photo_2023-05-01_16-47-18-150x150.jpg" text:style-name="Internet_20_link" text:visited-style-name="Visited_20_Internet_20_Link">
photo_2023-05-01_16-47-18-150x150.jpg</text:a>
']</text:p>
      <text:p text:style-name="P4">
Tags: ['STOPRUSSIA', 'АГРЕСІЯ РФ', 'ВТОРГНЕННЯ РФ', 'НАЦІОНАЛЬНА ПОЛІЦІЯ']</text:p>
      <text:p text:style-name="P4">
Category: News</text:p>
      <!--METADATA-->
      <text:p text:style-name="P4">
<draw:frame draw:style-name="fr1" draw:name="Image4" text:anchor-type="as-char" svg:width="6.9236in" svg:height="4.806132in" draw:z-index="0">
<draw:image xlink:href="../Images/AРМІЯINFORM/2023-05-02T30-00-00-04-00/photo_2023-05-01_16-47-14.jpg" xlink:type="simple" xlink:show="embed" xlink:actuate="onLoad" draw:mime-type="image/jpeg"/>
</draw:frame>
</text:p>
      <text:p text:style-name="P4">
Щодня спецекіпаж поліції, який працює на Лиманському напрямку, доставляє людямдо трьох тонн гуманітарної допомоги. Кожен рейс — бойовий, адже ворогцілеспрямовано б’є по автомобілю «Білих янголів».</text:p>
      <text:p text:style-name="P4">
Сьогодні в Торському мешкають 219 людей, з них шестеро дітей. В умовахщоденних обстрілів все необхідне жителям доставляє поліція. Один з недавніхавіаударів повністю зруйнував приватний будинок, але мешканці не постраждали —бо вчасно евакуювалися.</text:p>
      <text:p text:style-name="P4">
<text:a xlink:type="simple" xlink:href="https://armyinform.com.ua/wp-content/uploads/2023/05/photo_2023-05-01_16-47-15.jpg" text:style-name="Internet_20_link" text:visited-style-name="Visited_20_Internet_20_Link">
<draw:frame draw:style-name="fr1" draw:name="Image5" text:anchor-type="as-char" svg:width="6.9236in" svg:height="6.9236in" draw:z-index="0">
<draw:image xlink:href="../Images/AРМІЯINFORM/2023-05-02T30-00-00-04-00/photo_2023-05-01_16-47-15-150x150.jpg" xlink:type="simple" xlink:show="embed" xlink:actuate="onLoad" draw:mime-type="image/jpeg"/>
</draw:frame>
</text:a>
</text:p>
      <text:p text:style-name="P4">
<text:a xlink:type="simple" xlink:href="https://armyinform.com.ua/wp-content/uploads/2023/05/photo_2023-05-01_16-47-16.jpg" text:style-name="Internet_20_link" text:visited-style-name="Visited_20_Internet_20_Link">
<draw:frame draw:style-name="fr1" draw:name="Image6" text:anchor-type="as-char" svg:width="6.9236in" svg:height="6.9236in" draw:z-index="0">
<draw:image xlink:href="../Images/AРМІЯINFORM/2023-05-02T30-00-00-04-00/photo_2023-05-01_16-47-16-150x150.jpg" xlink:type="simple" xlink:show="embed" xlink:actuate="onLoad" draw:mime-type="image/jpeg"/>
</draw:frame>
</text:a>
</text:p>
      <text:p text:style-name="P4">
<text:a xlink:type="simple" xlink:href="https://armyinform.com.ua/wp-content/uploads/2023/05/photo_2023-05-01_16-47-17.jpg" text:style-name="Internet_20_link" text:visited-style-name="Visited_20_Internet_20_Link">
<draw:frame draw:style-name="fr1" draw:name="Image7" text:anchor-type="as-char" svg:width="6.9236in" svg:height="6.9236in" draw:z-index="0">
<draw:image xlink:href="../Images/AРМІЯINFORM/2023-05-02T30-00-00-04-00/photo_2023-05-01_16-47-17-150x150.jpg" xlink:type="simple" xlink:show="embed" xlink:actuate="onLoad" draw:mime-type="image/jpeg"/>
</draw:frame>
</text:a>
</text:p>
      <text:p text:style-name="P4">
<text:a xlink:type="simple" xlink:href="https://armyinform.com.ua/wp-content/uploads/2023/05/photo_2023-05-01_16-47-18.jpg" text:style-name="Internet_20_link" text:visited-style-name="Visited_20_Internet_20_Link">
<draw:frame draw:style-name="fr1" draw:name="Image8" text:anchor-type="as-char" svg:width="6.9236in" svg:height="6.9236in" draw:z-index="0">
<draw:image xlink:href="../Images/AРМІЯINFORM/2023-05-02T30-00-00-04-00/photo_2023-05-01_16-47-18-150x150.jpg" xlink:type="simple" xlink:show="embed" xlink:actuate="onLoad" draw:mime-type="image/jpeg"/>
</draw:frame>
</text:a>
</text:p>
      <text:p text:style-name="P4">
— Найважче приїжджати до родин, в яких є загиблі. Так, під час обстрілу вбиложінку, що їхала на велосипеді. А її літня мати, яка майже не бачить, виявиласязачиненою в будинку… Про бідолашну нам повідомили сусіди, й ми вивезли самотнюжінку до більш безпечного місця, де за нею буде догляд«, — розповідаєполіцейська екіпажу «Білий Янгол» Валерія Чернікова.</text:p>
      <text:p text:style-name="P4">
<text:span text:style-name="T4">
Джерело:</text:span>
 <text:a xlink:type="simple" xlink:href="https://t.me/UA_National_Police/11363" text:style-name="Internet_20_link" text:visited-style-name="Visited_20_Internet_20_Link">
Національна поліціяУкраїни</text:a>
</text:p>
      <text:p text:style-name="P4">
Source: <text:a xlink:type="simple" xlink:href="https://armyinform.com.ua/2023/05/02/bili-yangoly-zabezpechyly-hlibom-vsih-meshkancziv-pryfrontovogo-sela-torske-lymanskoyi-gromady/" text:style-name="Internet_20_link" text:visited-style-name="Visited_20_Internet_20_Link">
https://armyinform.com.ua/2023/05/02/bili-yangoly-zabezpechyly-hlibom-vsih-meshkancziv-pryfrontovogo-sela-torske-lymanskoyi-gromady/</text:a>
</text:p>
      <!--NEWS-->
      <text:h text:style-name="P10" text:outline-level="1">
<text:span text:style-name="T4">
Розвиваємо інновації та кібербезпеку: Україна та Японія підписали меморандум про співпрацю</text:span>
</text:h>
      <text:p text:style-name="P4">
Author: ['АРМІЯINFORM']</text:p>
      <text:p text:style-name="P4">
Time: 2023-05-02T31:00:00-04:00</text:p>
      <text:p text:style-name="P4">
Description: Україна та Японія домовились про співробітництво у сфері цифрової трансформ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yaponiya.jpg" text:style-name="Internet_20_link" text:visited-style-name="Visited_20_Internet_20_Link">
yaponiya.jpg</text:a>
']</text:p>
      <text:p text:style-name="P4">
Tags: ['КІБЕРБЕЗПЕКА', 'МЕМОРАНДУМ ПРО СПІВПРАЦЮ', 'ЦИФРОВИЙ РОЗВИТОК', 'ЯПОНІЯ']</text:p>
      <text:p text:style-name="P4">
Category: News</text:p>
      <!--METADATA-->
      <text:p text:style-name="P4">
<draw:frame draw:style-name="fr1" draw:name="Image9" text:anchor-type="as-char" svg:width="6.9236in" svg:height="3.954686in" draw:z-index="0">
<draw:image xlink:href="../Images/AРМІЯINFORM/2023-05-02T31-00-00-04-00/yaponiya.jpg" xlink:type="simple" xlink:show="embed" xlink:actuate="onLoad" draw:mime-type="image/jpeg"/>
</draw:frame>
</text:p>
      <text:p text:style-name="P4">
Україна та Японія домовились про співробітництво у сфері цифровоїтрансформації. Міністерство цифрової трансформації України, Держспецзв’язку таМіністерство цифровізації Японії вперше уклали тристоронній меморандум проспівпрацю. Це початок потужного діджитал-співробітництва між країнами. Про це<text:a xlink:type="simple" xlink:href="https://www.rada.gov.ua/news/news_kom/235884.html" text:style-name="Internet_20_link" text:visited-style-name="Visited_20_Internet_20_Link">
повідомляє</text:a>
 прес-служба Апарату Верховної Ради України.</text:p>
      <text:p text:style-name="P4">
Документ закладає основи для співробітництва у сфері кіберзахисту, розвиткуінновацій та дає можливість налагодити обмін досвідом щодо розбудовиелектронного урядування та ІТ-галузі.</text:p>
      <text:p text:style-name="P4">
Підписання меморандуму відбулося під час онлайн-зустрічі Віцепрем’єр-міністраз інновацій, розвитку освіти, науки та технологій — Міністра цифровоїтрансформації України Михайла Федорова, Голови Держспецзв’язку Юрія Щиголя зМіністром цифровізації Японії Таро Коно, під час робочого візиту заступниціМіністра Мінцифри Валерії Іонан у Токіо.</text:p>
      <text:p text:style-name="P4">
Японія — країна інновацій, якими захоплюється світ. Зараз Японія активнотрансформує держсектор, там модернізують держреєстри, запустили My Number Card— пластиковий документ із чіпом, який дозволяє швидко верифікувати свою особупри отриманні держпослуг і сплачувати податки онлайн.</text:p>
      <text:p text:style-name="P4">
У рамках меморандуму Україна буде ділитися з японськими колегами досвідом, яквпроваджувати цифрові зміни та робити реінжиніринг процесів. Зі свого боку,Японія допоможе Україні розвивати інновації та посилювати кіберзахист.</text:p>
      <text:p text:style-name="P4">
Японсько-українські відносини мають значний потенціал, а обмін цифровимикейсами між нашими країнами буде корисним обом сторонам. Дякуємо японськомууряду та Міністру цифровізації Таро Коно за міцне партнерство та підтримку.</text:p>
      <text:p text:style-name="P4">
Source: <text:a xlink:type="simple" xlink:href="https://armyinform.com.ua/2023/05/02/rozvyvayemo-innovacziyi-ta-kiberbezpeku-ukrayina-ta-yaponiya-pidpysaly-memorandum-pro-spivpraczyu/" text:style-name="Internet_20_link" text:visited-style-name="Visited_20_Internet_20_Link">
https://armyinform.com.ua/2023/05/02/rozvyvayemo-innovacziyi-ta-kiberbezpeku-ukrayina-ta-yaponiya-pidpysaly-memorandum-pro-spivpraczyu/</text:a>
</text:p>
      <!--NEWS-->
      <text:h text:style-name="P10" text:outline-level="1">
<text:span text:style-name="T4">
Координаційний штаб з питань поводження з військовополоненим провів виїзну зустріч з представниками GLOBSEC</text:span>
</text:h>
      <text:p text:style-name="P4">
Author: ['АРМІЯINFORM']</text:p>
      <text:p text:style-name="P4">
Time: 2023-05-02T32:00:00-04:00</text:p>
      <text:p text:style-name="P4">
Description: На минулих вихідних відбулася робоча зустріч представників Координаційного штаб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4724399_964895854530242_2104904536871258011_n.jpg" text:style-name="Internet_20_link" text:visited-style-name="Visited_20_Internet_20_Link">
344724399_964895854530242_2104904536871258011_n.jpg</text:a>
']</text:p>
      <text:p text:style-name="P4">
Tags: ['GLOBSEC', 'КООРДИНАЦІЙНИЙ ШТАБ З ПИТАНЬ ПОВОДЖЕННЯ З ВІЙСЬКОВОПОЛОНЕНИМИ']</text:p>
      <text:p text:style-name="P4">
Category: News</text:p>
      <!--METADATA-->
      <text:p text:style-name="P4">
<draw:frame draw:style-name="fr1" draw:name="Image10" text:anchor-type="as-char" svg:width="6.9236in" svg:height="5.1927in" draw:z-index="0">
<draw:image xlink:href="../Images/AРМІЯINFORM/2023-05-02T32-00-00-04-00/344724399_964895854530242_2104904536871258011_n.jpg" xlink:type="simple" xlink:show="embed" xlink:actuate="onLoad" draw:mime-type="image/jpeg"/>
</draw:frame>
</text:p>
      <text:p text:style-name="P4">
На минулих вихідних відбулася робоча зустріч представників Координаційногоштабу з організацією GLOBSEC. Це позапартійна неурядова організація,розташована у Братиславі, Словаччина. Одним із основних заходів є щорічнийБратиславський форум глобальної безпеки (Global Security), який відбувається з2005 року. Про це<text:a xlink:type="simple" xlink:href="https://www.facebook.com/koordshtab/posts/pfbid04snikBee81sx1RK4UrQjg9xmcDd8hS6Y1VwpSzTEa5VeTFJFkbobDDn8bCLKNDKGl" text:style-name="Internet_20_link" text:visited-style-name="Visited_20_Internet_20_Link">
повідомляє</text:a>
Координаційний штаб з питань поводження з військовополоненими.</text:p>
      <text:p text:style-name="P4">
Учасникам делегації GLOBSEC, до складу якої увійшла, зокрема, четвертапрезидентка Хорватії Колінда Грабар-Китарович, представили методику роботиКоординаційного штабу з питань поводження з військовополоненими. Також булапродемонстрована робота Західного регіонального центру Коордштабу у Львові.</text:p>
      <text:p text:style-name="P4">
Центр є одним із чотирьох регіональних відділень Координаційного штабу, якінадають юридичну, консультаційну, процедурну та психологічну допомогу родинамнаших Захисників та Захисниць, які потрапили до ворожого полону або зниклибезвісти за особливих обставин.</text:p>
      <text:p text:style-name="P4">
У рамках візиту також відбулася моніторингова поїздка до табору для російськихвійськовополонених.</text:p>
      <text:p text:style-name="P4">
Місія GLOBSEC підтвердила факт утримання в полоні військових країни-агресоркиу відповідності до вимог міжнародного гуманітарного права.</text:p>
      <text:p text:style-name="P4">
Представники Коордштабу та GLOBSEC домовилися про подальшу тісну співпрацю зметою відстоювання прав військовополонених українців, яких утримує країна-агресорка.</text:p>
      <text:p text:style-name="P4">
«Ми продовжимо тісне співробітництво із залученням міжнародних організацій длязабезпечення виконання вимог міжнародного гуманітарного права російськоюстороною», — зазначив представник Координаційного штабу Юрій Таранюк.</text:p>
      <text:p text:style-name="P4">
Крім Колінди Грабар-Китарович, участь у поїздці серед інших взяли представникКоордштабу Ігор Сибіга та керівниця київського офісу GLOBSEC Юлія Осмоловська.</text:p>
      <text:p text:style-name="P4">
Source: <text:a xlink:type="simple" xlink:href="https://armyinform.com.ua/2023/05/02/koordynaczijnyj-shtab-z-pytan-povodzhennya-z-vijskovopolonenym-proviv-vyyiznu-zustrich-z-predstavnykamy-globsec/" text:style-name="Internet_20_link" text:visited-style-name="Visited_20_Internet_20_Link">
https://armyinform.com.ua/2023/05/02/koordynaczijnyj-shtab-z-pytan-povodzhennya-z-vijskovopolonenym-proviv-vyyiznu-zustrich-z-predstavnykamy-globsec/</text:a>
</text:p>
      <!--NEWS-->
      <text:h text:style-name="P10" text:outline-level="1">
<text:span text:style-name="T4">
Наратив дня від російських ЗМІ: «Наше головне завдання: завдати поразки всім ворогам»</text:span>
</text:h>
      <text:p text:style-name="P4">
Author: ['АРМІЯINFORM']</text:p>
      <text:p text:style-name="P4">
Time: 2023-05-02T33:00:00-04:00</text:p>
      <text:p text:style-name="P4">
Description: Про це повідомляє Центр протидії дезінформації.  «У такий спосіб керівництво росії хоч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4744725_891171878640389_4775936853541655306_n.jpg" text:style-name="Internet_20_link" text:visited-style-name="Visited_20_Internet_20_Link">
344744725_891171878640389_4775936853541655306_n.jpg</text:a>
']</text:p>
      <text:p text:style-name="P4">
Tags: ['STOPRUSSIA', 'АГРЕСІЯ РФ', 'ВІЙНА', 'ВТОРГНЕННЯ РФ', 'РОСІЙСЬКІ ФЕЙКИ', 'ЦЕНТР ПРОТИДІЇ ДЕЗІНФОРМАЦІЇ']</text:p>
      <text:p text:style-name="P4">
Category: News</text:p>
      <!--METADATA-->
      <text:p text:style-name="P4">
<draw:frame draw:style-name="fr1" draw:name="Image11" text:anchor-type="as-char" svg:width="6.9236in" svg:height="6.9236in" draw:z-index="0">
<draw:image xlink:href="../Images/AРМІЯINFORM/2023-05-02T33-00-00-04-00/344744725_891171878640389_4775936853541655306_n.jpg" xlink:type="simple" xlink:show="embed" xlink:actuate="onLoad" draw:mime-type="image/jpeg"/>
</draw:frame>
</text:p>
      <text:p text:style-name="P4">
Про це<text:a xlink:type="simple" xlink:href="https://www.facebook.com/protydiyadezinformatsiyi.cpd/posts/pfbid05Whg8gkTuhu9hK5ALbCuLDJowSkrCdnZN87osqQTA7YynsXmnotUK8czg6PGA7Nyl" text:style-name="Internet_20_link" text:visited-style-name="Visited_20_Internet_20_Link">
повідомляє</text:a>
Центр протидії дезінформації.</text:p>
      <text:p text:style-name="P4">
«У такий спосіб керівництво росії хоче виправдати війну проти України танамагається залякати наших західних партнерів, які допомагають Україні уборотьбі з агресором. Подібні заяви ретранслюють справжні наміри росії, якавже не приховує своїх імперських амбіцій. Мета рф — це не мир, про який вонатак голосно продовжує заявляти на міжнародній арені, а захоплення якомогабільше територій», — йдеться у повідомленні.</text:p>
      <text:p text:style-name="P4">
Також зазначається, що «запасний» президент рф заявив, що росія повинна«повернути всі свої землі та назавжди захистити своїх людей».</text:p>
      <text:p text:style-name="P4">
Source: <text:a xlink:type="simple" xlink:href="https://armyinform.com.ua/2023/05/02/naratyv-dnya-vid-rosijskyh-zmi-nashe-golovne-zavdannya-zavdaty-porazky-vsim-vorogam/" text:style-name="Internet_20_link" text:visited-style-name="Visited_20_Internet_20_Link">
https://armyinform.com.ua/2023/05/02/naratyv-dnya-vid-rosijskyh-zmi-nashe-golovne-zavdannya-zavdaty-porazky-vsim-vorogam/</text:a>
</text:p>
      <!--NEWS-->
      <text:h text:style-name="P10" text:outline-level="1">
<text:span text:style-name="T4">
Президент України нагородив захисників за особисту мужність і самовідданість</text:span>
</text:h>
      <text:p text:style-name="P4">
Author: ['АРМІЯINFORM']</text:p>
      <text:p text:style-name="P4">
Time: 2023-05-02T34:00:00-04:00</text:p>
      <text:p text:style-name="P4">
Description: Президент України Володимир Зеленський відзначив державними нагородами українськ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3/3213cb444a7b4dddfd13032ccfd9f959_1648215665_extra_large-1.jpeg" text:style-name="Internet_20_link" text:visited-style-name="Visited_20_Internet_20_Link">
3213cb444a7b4dddfd13032ccfd9f959_1648215665_extra_large-1.jpeg</text:a>
']</text:p>
      <text:p text:style-name="P4">
Tags: ['НАГОРОДЖЕННЯ', 'ПРЕЗИДЕНТ УКРАЇНИ']</text:p>
      <text:p text:style-name="P4">
Category: News</text:p>
      <!--METADATA-->
      <text:p text:style-name="P4">
<draw:frame draw:style-name="fr1" draw:name="Image12" text:anchor-type="as-char" svg:width="6.9236in" svg:height="4.613521in" draw:z-index="0">
<draw:image xlink:href="../Images/AРМІЯINFORM/2023-05-02T34-00-00-04-00/3213cb444a7b4dddfd13032ccfd9f959_1648215665_extra_large-1.jpeg" xlink:type="simple" xlink:show="embed" xlink:actuate="onLoad" draw:mime-type="image/jpeg"/>
</draw:frame>
Ілюстративне фото</text:p>
      <text:p text:style-name="P4">
<text:span text:style-name="T4">
Президент України Володимир Зеленський відзначив державними нагородамиукраїнських захисників.</text:span>
</text:p>
      <text:p text:style-name="P4">
Відповідні укази <text:a xlink:type="simple" xlink:href="https://www.president.gov.ua/documents/2562023-46649" text:style-name="Internet_20_link" text:visited-style-name="Visited_20_Internet_20_Link">
№256/2023</text:a>
, <text:a xlink:type="simple" xlink:href="https://www.president.gov.ua/documents/2572023-46653" text:style-name="Internet_20_link" text:visited-style-name="Visited_20_Internet_20_Link">
№257/2023</text:a>
 та <text:a xlink:type="simple" xlink:href="https://www.president.gov.ua/documents/2582023-46657" text:style-name="Internet_20_link" text:visited-style-name="Visited_20_Internet_20_Link">
№258/2023</text:a>
 опублікованіна сайті глави держави.</text:p>
      <text:h text:style-name="P13" text:outline-level="4">
<text:span text:style-name="T4">
<text:span text:style-name="T4">
Указ Президента України № 256/2023</text:span>
</text:span>
</text:h>
      <text:p text:style-name="P4">
<text:span text:style-name="T4">
Нагородити орденом Богдана Хмельницького ІІ ступеня</text:span>
</text:p>
      <text:p text:style-name="P4">
ЛЕВЧЕНКА Сергія Володимировича — капітана</text:p>
      <text:p text:style-name="P4">
НЕВМЕРЖИЦЬКОГО Івана Олексійовича — капітана</text:p>
      <text:p text:style-name="P4">
<text:span text:style-name="T4">
Нагородити орденом Богдана Хмельницького ІІІ ступеня</text:span>
</text:p>
      <text:p text:style-name="P4">
БАТЯШОВА Сергія Олександровича (посмертно) — лейтенанта</text:p>
      <text:p text:style-name="P4">
ДМИТРІЄВА Дмитра Феліксовича — молодшого лейтенанта</text:p>
      <text:p text:style-name="P4">
МАТВІЙЧУКА Сергія Петровича (посмертно) — старшого лейтенанта</text:p>
      <text:p text:style-name="P4">
ТРУСОВА Володимира Анатолійовича (посмертно) — майора</text:p>
      <text:p text:style-name="P4">
ЦИБУЛЬКА Юрія Віталійовича (посмертно) — капітана</text:p>
      <text:p text:style-name="P4">
<text:span text:style-name="T4">
Нагородити орденом «За мужність» ІІ ступеня</text:span>
</text:p>
      <text:p text:style-name="P4">
БАЛАХЧІ Віталія Миколайовича (посмертно) — сержанта</text:p>
      <text:p text:style-name="P4">
КОЛЬЦОВА Валерія Геннадійовича — полковника</text:p>
      <text:p text:style-name="P4">
ЛАБУ Назара Зеновійовича (посмертно) — сержанта</text:p>
      <text:p text:style-name="P4">
НИКОЛИНА Михайла Мирославовича (посмертно) — старшого лейтенанта</text:p>
      <text:p text:style-name="P4">
<text:span text:style-name="T4">
Нагородити орденом «За мужність» ІІІ ступеня</text:span>
</text:p>
      <text:p text:style-name="P4">
АПОСТОЛОВУ Оксану Володимирівну (посмертно) — сержанта</text:p>
      <text:p text:style-name="P4">
БАГНЮКА Ігоря Ярославовича (посмертно) — сержанта</text:p>
      <text:p text:style-name="P4">
БАЗІРА Володимира Вікторовича (посмертно) — солдата</text:p>
      <text:p text:style-name="P4">
БАЛДАЧЕВСЬКОГО Ігоря Вікторовича (посмертно) — солдата</text:p>
      <text:p text:style-name="P4">
БАРАНІКА Федора Павловича (посмертно) — солдата</text:p>
      <text:p text:style-name="P4">
БЕСПАЛЬКА Дмитра Олексійовича (посмертно) — старшого сержанта</text:p>
      <text:p text:style-name="P4">
БІЛИКА Сергія Анатолійовича (посмертно) — солдата</text:p>
      <text:p text:style-name="P4">
БІЛОУСОВА Сергія Олександровича (посмертно) — солдата</text:p>
      <text:p text:style-name="P4">
БОГАЧОВА Максима Сергійовича (посмертно) — старшого солдата</text:p>
      <text:p text:style-name="P4">
БОДРОВА Артура Володимировича (посмертно) — солдата</text:p>
      <text:p text:style-name="P4">
БОЙКА Максима Миколайовича (посмертно) — солдата</text:p>
      <text:p text:style-name="P4">
БОНДАРЕНКА Андрія Вікторовича (посмертно) — солдата</text:p>
      <text:p text:style-name="P4">
БОРУХУ Сергія Вікторовича (посмертно) — солдата</text:p>
      <text:p text:style-name="P4">
БУЛГАКОВА Юрія Володимировича (посмертно) — молодшого сержанта</text:p>
      <text:p text:style-name="P4">
ВОЄВУТКА Глеба Євгеновича (посмертно) — солдата</text:p>
      <text:p text:style-name="P4">
ВОСКРЕСЕНСЬКОГО Олександра Геннадійовича (посмертно) — старшого солдата</text:p>
      <text:p text:style-name="P4">
ГАЙДАША Володимира Валерійовича (посмертно) — солдата</text:p>
      <text:p text:style-name="P4">
ГАРКАВОГО Ігоря Григоровича (посмертно) — прапорщика</text:p>
      <text:p text:style-name="P4">
ГЕЙКА Данила Олексійовича (посмертно) — солдата</text:p>
      <text:p text:style-name="P4">
ГОРЕТОГО Євгена Володимировича (посмертно) — солдата</text:p>
      <text:p text:style-name="P4">
ГУЛАВСЬКОГО Василя Зіновійовича (посмертно) — солдата</text:p>
      <text:p text:style-name="P4">
ГУСЯ Владислава Ігоровича (посмертно) — солдата</text:p>
      <text:p text:style-name="P4">
ГУЦАЛЮКА Анатолія Олександровича (посмертно) — солдата</text:p>
      <text:p text:style-name="P4">
ДАВИДЕНКА Сергія Володимировича (посмертно) — солдата</text:p>
      <text:p text:style-name="P4">
ДВОРСЬКОГО Віталія Павловича (посмертно) — солдата</text:p>
      <text:p text:style-name="P4">
ДЕНИСЕНКА Руслана Миколайовича (посмертно) — старшого солдата</text:p>
      <text:p text:style-name="P4">
ДОНЕНКА Ігоря Анатолійовича (посмертно) — солдата</text:p>
      <text:p text:style-name="P4">
ДУБИЦЬКОГО Олега Юрійовича (посмертно) — солдата</text:p>
      <text:p text:style-name="P4">
ЄФАНОВА Євгена Руслановича (посмертно) — солдата</text:p>
      <text:p text:style-name="P4">
ЖАРІКОВА Олександра Івановича (посмертно) — солдата</text:p>
      <text:p text:style-name="P4">
ЗАЙЦЯ Сергія Миколайовича (посмертно) — старшого сержанта</text:p>
      <text:p text:style-name="P4">
ЗАСТАВСЬКОГО Сергія Олександровича (посмертно) — молодшого сержанта</text:p>
      <text:p text:style-name="P4">
ЗАХАРОВА Олега Костянтиновича (посмертно) — солдата</text:p>
      <text:p text:style-name="P4">
ЗАЦЕПІНА Дмитра Олександровича (посмертно) — лейтенанта</text:p>
      <text:p text:style-name="P4">
КАРЛІЙЧУКА Олексія Володимировича (посмертно) — старшого солдата</text:p>
      <text:p text:style-name="P4">
КАСІЧА Костянтина Павловича (посмертно) — старшого лейтенанта</text:p>
      <text:p text:style-name="P4">
КОВБАСЮКА Василя Васильовича (посмертно) — солдата</text:p>
      <text:p text:style-name="P4">
КОНОПАДУ Олега Ігоровича (посмертно) — старшого солдата</text:p>
      <text:p text:style-name="P4">
КОРОЛЬЧУКА Володимира Івановича (посмертно) — солдата</text:p>
      <text:p text:style-name="P4">
КУЗЬМЕНКА Дениса Павловича (посмертно) — солдата</text:p>
      <text:p text:style-name="P4">
КУЗЬМІНЧУКА Олександра Миколайовича (посмертно) — солдата</text:p>
      <text:p text:style-name="P4">
КУРИЛЯКА Віталія Вікторовича (посмертно) — головного сержанта</text:p>
      <text:p text:style-name="P4">
КУХАРЦЯ Андрія Сергійовича (посмертно) — старшого солдата</text:p>
      <text:p text:style-name="P4">
КУЦЕНКА Сергія Вікторовича (посмертно) — старшого сержанта</text:p>
      <text:p text:style-name="P4">
ЛАДУРА Ігоря Васильовича (посмертно) — солдата</text:p>
      <text:p text:style-name="P4">
ЛЕВЧУКА Валерія Вікторовича (посмертно) — старшого сержанта</text:p>
      <text:p text:style-name="P4">
ЛИСКОВА Руслана Миколайовича (посмертно) — старшого солдата</text:p>
      <text:p text:style-name="P4">
ЛУЦИКА Олександра Миколайовича (посмертно) — сержанта</text:p>
      <text:p text:style-name="P4">
МАКАРЧУКА Сергія Петровича (посмертно) — солдата</text:p>
      <text:p text:style-name="P4">
МАЛИКА Юрія Олексійовича (посмертно) — солдата</text:p>
      <text:p text:style-name="P4">
МАЛИЦЬКОГО Василя Володимировича (посмертно) — молодшого сержанта</text:p>
      <text:p text:style-name="P4">
МАЛІНОЧКУ Ігоря Олександровича (посмертно) — солдата</text:p>
      <text:p text:style-name="P4">
МЕЛЬНИЧУКА Юрія Олексійовича (посмертно) — солдата</text:p>
      <text:p text:style-name="P4">
МІКІТІНА Богдана Вячеславовича (посмертно) — солдата</text:p>
      <text:p text:style-name="P4">
МОРОЗА Сергія Юрійовича (посмертно) — старшого солдата</text:p>
      <text:p text:style-name="P4">
НЕЛЮБУ Миколу Вікторовича (посмертно) — сержанта</text:p>
      <text:p text:style-name="P4">
НЕЧАЯ Миколу Анатолійовича (посмертно) — старшого лейтенанта</text:p>
      <text:p text:style-name="P4">
НОЗДРЮ Олександра Євгенійовича (посмертно) — солдата</text:p>
      <text:p text:style-name="P4">
ОЛЯНЕЦЬКОГО Володимира Євгеновича (посмертно) — солдата</text:p>
      <text:p text:style-name="P4">
ПЕЛЕЩАКА Дмитра Володимировича (посмертно) — солдата</text:p>
      <text:p text:style-name="P4">
ПЕТІКА Володимира Миколайовича (посмертно) — капітана</text:p>
      <text:p text:style-name="P4">
ПЕТРОВА Олексія Валерійовича (посмертно) — солдата</text:p>
      <text:p text:style-name="P4">
ПИВОВАРОВА Олександра Васильовича (посмертно) — старшого солдата</text:p>
      <text:p text:style-name="P4">
ПІКУЛИКА Тараса Богдановича (посмертно) — солдата</text:p>
      <text:p text:style-name="P4">
ПОНОМАРЯ Артура Володимировича (посмертно) — капітана медичної служби</text:p>
      <text:p text:style-name="P4">
ПУСТОВОГО Віктора Анатолійовича (посмертно) — старшого сержанта</text:p>
      <text:p text:style-name="P4">
ПУТІЛОВА Івана Андрійовича (посмертно) — молодшого сержанта</text:p>
      <text:p text:style-name="P4">
РАТНИЧЕНКА Владислава Вікторовича (посмертно) — старшого солдата</text:p>
      <text:p text:style-name="P4">
РИБІЦЬКОГО Михайла Валерійовича (посмертно) — сержанта</text:p>
      <text:p text:style-name="P4">
РОМАНЧУКА Юрія Володимировича (посмертно) — солдата</text:p>
      <text:p text:style-name="P4">
САФРОНОВА Михайла Леонідовича (посмертно) — солдата</text:p>
      <text:p text:style-name="P4">
СВІТЛИЦЬКОГО Валентина Миколайовича (посмертно) — сержанта</text:p>
      <text:p text:style-name="P4">
СИМОНОВА Олексія Володимировича (посмертно) — солдата</text:p>
      <text:p text:style-name="P4">
СЛУГОЦЬКОГО Олександра Богдановича (посмертно) — капітана</text:p>
      <text:p text:style-name="P4">
СМИРНОВА Дениса Володимировича (посмертно) — солдата</text:p>
      <text:p text:style-name="P4">
СМОЛІЙЧУКА Віктора Петровича (посмертно) — солдата</text:p>
      <text:p text:style-name="P4">
СТЕЛЬМАХА Дмитра Миколайовича (посмертно) — молодшого сержанта</text:p>
      <text:p text:style-name="P4">
СТЕШЕНКА Олександра Миколайовича (посмертно) — солдата</text:p>
      <text:p text:style-name="P4">
ТАРАСИКА Костянтина Євгеновича (посмертно) — солдата</text:p>
      <text:p text:style-name="P4">
ТАРАСЮКА Олександра Івановича (посмертно) — молодшого сержанта</text:p>
      <text:p text:style-name="P4">
ТЕПЛИНСЬКОГО Артема Володимировича (посмертно) — солдата</text:p>
      <text:p text:style-name="P4">
ТЕРТИЧНОГО Дмитра Миколайовича (посмертно) — старшого лейтенанта</text:p>
      <text:p text:style-name="P4">
ТИМЧУКА Дмитра Анатолійовича (посмертно) — солдата</text:p>
      <text:p text:style-name="P4">
ТИЧКІВСЬКОГО Івана Любомировича (посмертно) — солдата</text:p>
      <text:p text:style-name="P4">
ТОКАРЯ Ярослава Ігоровича (посмертно) — старшого солдата</text:p>
      <text:p text:style-name="P4">
ТРЕГУБА Володимира Івановича (посмертно) — старшину</text:p>
      <text:p text:style-name="P4">
ТРИНЬКУ Івана Івановича (посмертно) — солдата</text:p>
      <text:p text:style-name="P4">
ТРІЩУКА Олександра Петровича (посмертно) — старшого солдата</text:p>
      <text:p text:style-name="P4">
УДОДА Сергія Костянтиновича (посмертно) — солдата</text:p>
      <text:p text:style-name="P4">
ФЕДИНУ Олександра Юрійовича (посмертно) — солдата</text:p>
      <text:p text:style-name="P4">
ХАЙДУКОВА Дмитра Юрійовича (посмертно) — солдата</text:p>
      <text:p text:style-name="P4">
ЧЕРКАШИНА Михайла Олександровича (посмертно) — солдата</text:p>
      <text:p text:style-name="P4">
ЧЕРНЯХІВСЬКОГО Вадима Олександровича (посмертно) — лейтенанта</text:p>
      <text:p text:style-name="P4">
ШЕЛУДЬКА Віталія Анатолійовича (посмертно) — солдата</text:p>
      <text:p text:style-name="P4">
ШИНКАРУКА Віталія Юрійовича (посмертно) — старшого солдата</text:p>
      <text:p text:style-name="P4">
ШУЛЯКА Сергія Миколайовича (посмертно) — солдата</text:p>
      <text:p text:style-name="P4">
ЩИРБУ Тараса Михайловича (посмертно) — солдата</text:p>
      <text:p text:style-name="P4">
ЯРЕМЧУКА Назарія Ігоровича (посмертно) — солдата</text:p>
      <text:p text:style-name="P4">
<text:span text:style-name="T4">
Нагородити медаллю «За військову службу Україні»</text:span>
</text:p>
      <text:p text:style-name="P4">
АНДРОЩУКА Олега Олександровича (посмертно) — молодшого сержанта</text:p>
      <text:p text:style-name="P4">
МІЗІНА Владислава Сергійовича — капітана</text:p>
      <text:p text:style-name="P4">
МОМОТКА Михайла Володимировича (посмертно) — солдата</text:p>
      <text:p text:style-name="P4">
ПИЛИПЕНКА Олексія Миколайовича — старшину 1 статті</text:p>
      <text:p text:style-name="P4">
СМАГІНА Євгена Миколайовича — головного старшину</text:p>
      <text:p text:style-name="P4">
УЖБІДУ Євгенія Анатолійовича — молодшого сержанта</text:p>
      <text:p text:style-name="P4">
ФОКІНА Дмитра Сергійовича — матроса</text:p>
      <text:p text:style-name="P4">
<text:span text:style-name="T4">
Нагородити медаллю «Захиснику Вітчизни»</text:span>
</text:p>
      <text:p text:style-name="P4">
БАБИЧА Ярослава Миколайовича — лейтенанта</text:p>
      <text:p text:style-name="P4">
БАГМУТА Миколу Валерійовича — солдата</text:p>
      <text:p text:style-name="P4">
ВЕПРИКОВА Сергія Володимировича — матроса</text:p>
      <text:p text:style-name="P4">
ГУДЗЯ Романа Валерійовича — солдата</text:p>
      <text:p text:style-name="P4">
ДУДКУ Артема Володимировича — старшого солдата</text:p>
      <text:p text:style-name="P4">
ДЯЧЕНКА Миколу Анатолійовича — солдата</text:p>
      <text:p text:style-name="P4">
ЄВСТАФІЄВА Максима Віталійовича — солдата</text:p>
      <text:p text:style-name="P4">
КОТІВЦЯ Андрія Миколайовича — матроса</text:p>
      <text:p text:style-name="P4">
КРУГОВОГО Володимира Миколайовича — солдата</text:p>
      <text:p text:style-name="P4">
ЛИННИКА Валентина Володимировича — солдата</text:p>
      <text:p text:style-name="P4">
ЛЯЛІНА Миколу Васильовича — солдата</text:p>
      <text:p text:style-name="P4">
МАЗУРЕНКА Володимира Костянтиновича — сержанта</text:p>
      <text:p text:style-name="P4">
МАКСИМЧУКА Олега Агафоновича — старшого солдата</text:p>
      <text:p text:style-name="P4">
МАКСИМ’ЮКА Дмитра Івановича — старшого солдата</text:p>
      <text:p text:style-name="P4">
МАЧАНКАЛАДЗЕ Олексія Борисовича — молодшого сержанта</text:p>
      <text:p text:style-name="P4">
МИКИТИЧА Івана Івановича — солдата</text:p>
      <text:p text:style-name="P4">
МИНАЄВА Олександра Сергійовича — солдата</text:p>
      <text:p text:style-name="P4">
НЕСІНА Максима В’ячеславовича — солдата</text:p>
      <text:p text:style-name="P4">
ОДРАЖОГО Олега Володимировича — старшого солдата</text:p>
      <text:p text:style-name="P4">
ПРИХОДЬКА Володимира Валерійовича — капітана медичної служби</text:p>
      <text:p text:style-name="P4">
ПУГАЧА Всеволода Вікторовича — старшого солдата</text:p>
      <text:p text:style-name="P4">
САМОХІНА Віктора Геннадійовича — капітана 2 рангу</text:p>
      <text:p text:style-name="P4">
СЕМКУ Тимофія Вікторовича (посмертно) — молодшого сержанта</text:p>
      <text:p text:style-name="P4">
ТУРЛАЯ Миколу Романовича — матроса</text:p>
      <text:p text:style-name="P4">
ТЮРЮ Дмитра Петровича — солдата</text:p>
      <text:p text:style-name="P4">
<text:span text:style-name="T4">
Нагородити медаллю «За врятоване життя»</text:span>
</text:p>
      <text:p text:style-name="P4">
ГРУБУ Олександра Олександровича — старшину 2 статті</text:p>
      <text:p text:style-name="P4">
ЛОБОДУ Сергія Володимировича — штаб-сержанта</text:p>
      <text:p text:style-name="P4">
МОРОЗА Богдана Васильовича — працівника Збройних Сил України</text:p>
      <text:p text:style-name="P4">
ПОЧТАРЕНКО Анастасію Яківну — старшину 2 статті</text:p>
      <text:p text:style-name="P4">
ШАМАНСЬКУ Карину Ярославівну — старшину 2 статті.</text:p>
      <text:h text:style-name="P13" text:outline-level="4">
<text:span text:style-name="T4">
<text:span text:style-name="T4">
Указ Президента України № 257/2023</text:span>
</text:span>
</text:h>
      <text:p text:style-name="P4">
<text:span text:style-name="T4">
Нагородити орденом Богдана Хмельницького ІІ ступеня</text:span>
</text:p>
      <text:p text:style-name="P4">
БІЛАША Олександра Сергійовича — підполковника</text:p>
      <text:p text:style-name="P4">
ОГЕРЕНКА Сергія Івановича — полковника</text:p>
      <text:p text:style-name="P4">
<text:span text:style-name="T4">
Нагородити орденом Богдана Хмельницького ІІІ ступеня</text:span>
</text:p>
      <text:p text:style-name="P4">
В’ЮНА Олексія Юрійовича — лейтенанта</text:p>
      <text:p text:style-name="P4">
ГАЗЮКА Івана Ярославовича (посмертно) — молодшого сержанта</text:p>
      <text:p text:style-name="P4">
ДОВГОРУКА Віктора Михайловича — полковника</text:p>
      <text:p text:style-name="P4">
МАШЛЕВСЬКОГО Сергія Івановича — капітана</text:p>
      <text:p text:style-name="P4">
ПОЛИВЯНОГО Андрія Васильовича — підполковника</text:p>
      <text:p text:style-name="P4">
ТКАЧУКА Андрія Олександровича (посмертно) — капітана</text:p>
      <text:p text:style-name="P4">
ФАРМУСА Назара Володимировича — лейтенанта</text:p>
      <text:p text:style-name="P4">
ШЕВЧЕНКА Тараса Олександровича — лейтенанта</text:p>
      <text:p text:style-name="P4">
<text:span text:style-name="T4">
Нагородити орденом «За мужність» ІІ ступеня</text:span>
</text:p>
      <text:p text:style-name="P4">
ГУЩИНА Василя Валерійовича — солдата</text:p>
      <text:p text:style-name="P4">
МАРТИНЮКА Анатолія Михайловича (посмертно) — солдата</text:p>
      <text:p text:style-name="P4">
СИРОТЮКА Володимира Валерійовича (посмертно) — старшого солдата</text:p>
      <text:p text:style-name="P4">
ЯСНОГО Євгенія Йосиповича — молодшого сержанта</text:p>
      <text:p text:style-name="P4">
<text:span text:style-name="T4">
Нагородити орденом «За мужність» ІІІ ступеня</text:span>
</text:p>
      <text:p text:style-name="P4">
АРСЕНІКА Василя Миколайовича (посмертно) — солдата</text:p>
      <text:p text:style-name="P4">
БАБАРИКУ Мар’яна Васильовича (посмертно) — старшого солдата</text:p>
      <text:p text:style-name="P4">
БАЙЧУРУ Романа Миколайовича (посмертно) — солдата</text:p>
      <text:p text:style-name="P4">
БЛЯШУКА Андрія Володимировича (посмертно) — старшого матроса</text:p>
      <text:p text:style-name="P4">
БОНДАРЯ Миколу Володимировича (посмертно) — солдата</text:p>
      <text:p text:style-name="P4">
БУЙМОВА Олександра Сергійовича — старшого солдата</text:p>
      <text:p text:style-name="P4">
ВЕЛИКОПОЛЬСЬКОГО Сергія Андрійовича (посмертно) — солдата</text:p>
      <text:p text:style-name="P4">
ВІВСЯНОГО Сергія Івановича (посмертно) — молодшого сержанта</text:p>
      <text:p text:style-name="P4">
ВОЛКОВУ Надію Олександрівну — старшого сержанта</text:p>
      <text:p text:style-name="P4">
ВОРОБЕЯ Ярослава Миколайовича (посмертно) — старшого солдата</text:p>
      <text:p text:style-name="P4">
ВОРОНЮКА Владислава Васильовича (посмертно) — старшого солдата</text:p>
      <text:p text:style-name="P4">
ГАРАДЧУКА Олександра Володимировича (посмертно) — старшого сержанта</text:p>
      <text:p text:style-name="P4">
ГЛИНЮКА Андрія Олексійовича (посмертно) — солдата</text:p>
      <text:p text:style-name="P4">
ГОРДЄЄВА Олексія Олександровича — солдата</text:p>
      <text:p text:style-name="P4">
ДАЩУКА Володимира Олександровича (посмертно) — солдата</text:p>
      <text:p text:style-name="P4">
ДІДИКА Віталія Миколайовича (посмертно) — солдата</text:p>
      <text:p text:style-name="P4">
ДМИТРАША Володимира Романовича (посмертно) — солдата</text:p>
      <text:p text:style-name="P4">
ДУДЮКА Володимира Миколайовича (посмертно) — старшого сержанта</text:p>
      <text:p text:style-name="P4">
ЄФІМОВА Олександра Вікторовича (посмертно) — солдата</text:p>
      <text:p text:style-name="P4">
ЖОЛОНДІЄВСЬКОГО Володимира Олександровича (посмертно) — старшого солдата</text:p>
      <text:p text:style-name="P4">
ЗАХАРЧУКА Віктора Васильовича (посмертно) — молодшого сержанта</text:p>
      <text:p text:style-name="P4">
ЗІМІНА Юрія Володимировича — сержанта</text:p>
      <text:p text:style-name="P4">
КАЛЕНЮКА Олександра Васильовича — солдата</text:p>
      <text:p text:style-name="P4">
КАРПЮКА Павла Олександровича (посмертно) — старшого солдата</text:p>
      <text:p text:style-name="P4">
КАШУБУ Ярослава Івановича (посмертно) — старшого сержанта</text:p>
      <text:p text:style-name="P4">
КОВАЛЕНКА Володимира Олександровича (посмертно) — старшого солдата</text:p>
      <text:p text:style-name="P4">
КОВАЛЯ Віталія Володимировича (посмертно) — солдата</text:p>
      <text:p text:style-name="P4">
КОВАЛЬЧУКА Олександра Ананійовича (посмертно) — старшого солдата</text:p>
      <text:p text:style-name="P4">
КОЖУХА Олександра Юрійовича (посмертно) — молодшого лейтенанта</text:p>
      <text:p text:style-name="P4">
КОМАРОВА Ярослава Олександровича (посмертно) — солдата</text:p>
      <text:p text:style-name="P4">
КОНЕЧНОГО Анатолія Миколайовича (посмертно) — солдата</text:p>
      <text:p text:style-name="P4">
КОСОВА Дмитра Михайловича (посмертно) — солдата</text:p>
      <text:p text:style-name="P4">
КОСТЮЧКА Михайла Мусійовича (посмертно) — солдата</text:p>
      <text:p text:style-name="P4">
КОШАРНОГО Валерія Віталійовича (посмертно) — солдата</text:p>
      <text:p text:style-name="P4">
КУЗЯКА Олександра Володимировича (посмертно) — солдата</text:p>
      <text:p text:style-name="P4">
КУРПАЧЕНКА Андрія Вікторовича (посмертно) — солдата</text:p>
      <text:p text:style-name="P4">
ЛАБУНСЬКОГО Дениса Богдановича (посмертно) — сержанта</text:p>
      <text:p text:style-name="P4">
ЛАЗАРЦЯ Віталія Олександровича (посмертно) — головного сержанта</text:p>
      <text:p text:style-name="P4">
ЛАЗУЦЬКОГО Михайла Івановича (посмертно) — солдата</text:p>
      <text:p text:style-name="P4">
ЛАПЧУКА Олександра Степановича (посмертно) — сержанта</text:p>
      <text:p text:style-name="P4">
ЛИСЕНКОВА Вадима Миколайовича (посмертно) — молодшого сержанта</text:p>
      <text:p text:style-name="P4">
ЛИТВИНЦЯ Миколу Миколайовича (посмертно) — старшина</text:p>
      <text:p text:style-name="P4">
МАРЧУКА Валентина Петровича (посмертно) — солдата</text:p>
      <text:p text:style-name="P4">
МАЦЮКА Віталія Миколайовича (посмертно) — солдата</text:p>
      <text:p text:style-name="P4">
МІТЯЙКІНА Олексія Андрійовича (посмертно) — старшого солдата</text:p>
      <text:p text:style-name="P4">
ОМЕЛЯНЧУКА Володимира Леонідовича (посмертно) — солдата</text:p>
      <text:p text:style-name="P4">
ОСАДЧУКА Петра Петровича (посмертно) — молодшого сержанта</text:p>
      <text:p text:style-name="P4">
ОСОВСЬКОГО Івана Миколайовича — молодшого сержанта</text:p>
      <text:p text:style-name="P4">
ПИЛИПЧУКА Петра В’ячеславовича (посмертно) — солдата</text:p>
      <text:p text:style-name="P4">
ПІВАРЧУКА Тараса Андрійовича (посмертно) — солдата</text:p>
      <text:p text:style-name="P4">
ПОЛІЩУКА Мирослава Олександровича (посмертно) — солдата</text:p>
      <text:p text:style-name="P4">
ПРИЩЕПОВА Романа Михайловича — старшого лейтенанта</text:p>
      <text:p text:style-name="P4">
ПРОКОПЧУКА Ростислава Ігоровича (посмертно) — солдата</text:p>
      <text:p text:style-name="P4">
РАДІОЗУ Сергія Євгенійовича (посмертно) — сержанта</text:p>
      <text:p text:style-name="P4">
РИБЧУКА Станіслава Ярославовича (посмертно) — старшого солдата</text:p>
      <text:p text:style-name="P4">
РУХЛА Олексія Вікторовича — солдата</text:p>
      <text:p text:style-name="P4">
РЯСИКА Василя Івановича — підполковника</text:p>
      <text:p text:style-name="P4">
САМОШИНА Віталія Федоровича — солдата</text:p>
      <text:p text:style-name="P4">
САРАВАНСЬКОГО Валерія Анатолійовича (посмертно) — старшого солдата</text:p>
      <text:p text:style-name="P4">
СЕРДЮКА Мар’яна Ігоровича (посмертно) — солдата</text:p>
      <text:p text:style-name="P4">
СТРИЛЮКА Михайла Володимировича (посмертно) — молодшого сержанта</text:p>
      <text:p text:style-name="P4">
СУХОВЕРХА Дениса Вікторовича (посмертно) — солдата</text:p>
      <text:p text:style-name="P4">
ТАРАСЮКА Олександра Васильовича (посмертно) — молодшого сержанта</text:p>
      <text:p text:style-name="P4">
ТІШКА Андрія Віталійовича (посмертно) — старшого солдата</text:p>
      <text:p text:style-name="P4">
ФЕДЮКА Валерія Євгеновича (посмертно) — солдата</text:p>
      <text:p text:style-name="P4">
ФОРМАНЮКА Віталія Олександровича (посмертно) — штаб-сержанта</text:p>
      <text:p text:style-name="P4">
ХАРЧУКА Романа Миколайовича (посмертно) — солдата</text:p>
      <text:p text:style-name="P4">
ЦВИДА Володимира Івановича (посмертно) — молодшого сержанта</text:p>
      <text:p text:style-name="P4">
ЧАКА Олександра Івановича (посмертно) — солдата</text:p>
      <text:p text:style-name="P4">
ЧЕРНЕЦЬКОГО Віталія Володимировича (посмертно) — старшого солдата</text:p>
      <text:p text:style-name="P4">
ЧУРАКА Петра Павловича — старшого солдата</text:p>
      <text:p text:style-name="P4">
ШЕЛЬЧУКА Сергія Йосиповича (посмертно) — солдата</text:p>
      <text:p text:style-name="P4">
ШИШКА Івана Олександровича (посмертно) — старшого солдата</text:p>
      <text:p text:style-name="P4">
ШУМА Валентина Івановича (посмертно) — старшого сержанта</text:p>
      <text:p text:style-name="P4">
ЮРЧУКА Романа Віталійовича (посмертно) — солдата</text:p>
      <text:p text:style-name="P4">
ЯРМОЛЮКА Сергія Васильовича (посмертно) — солдата</text:p>
      <text:p text:style-name="P4">
<text:span text:style-name="T4">
Нагородити медаллю «За військову службу Україні»</text:span>
</text:p>
      <text:p text:style-name="P4">
ВАВРАШКОВА Віталія Васильовича — солдата</text:p>
      <text:p text:style-name="P4">
ГОРОЖАНКІНА Микиту Сергійовича — старшого солдата</text:p>
      <text:p text:style-name="P4">
ІЛЬЇНА Юрія Степановича — солдата</text:p>
      <text:p text:style-name="P4">
ІОЛКІНА Артура Сергійовича — солдата</text:p>
      <text:p text:style-name="P4">
ЛІВШУНА Іллю Олександровича — солдата</text:p>
      <text:p text:style-name="P4">
ПАВЛОВСЬКУ Тетяну Анатоліївну — солдата</text:p>
      <text:p text:style-name="P4">
РОМАНОВА Володимира Олександровича — старшого солдата</text:p>
      <text:p text:style-name="P4">
САВЧЕНКА Юрія Леонідовича — старшого солдата</text:p>
      <text:p text:style-name="P4">
САЛЬНІКОВА Олексія Юрійовича — солдата</text:p>
      <text:p text:style-name="P4">
ШПАНЮКА Владислава Михайловича — старшого солдата</text:p>
      <text:p text:style-name="P4">
ЯРМАКА Вячеслава Володимировича — старшого солдата</text:p>
      <text:p text:style-name="P4">
<text:span text:style-name="T4">
Нагородити медаллю «Захиснику Вітчизни»</text:span>
</text:p>
      <text:p text:style-name="P4">
БЛАЖИЄВСЬКОГО Олександра Івановича — старшого солдата</text:p>
      <text:p text:style-name="P4">
ГОЛДУНА Віктора Валерійовича — солдата</text:p>
      <text:p text:style-name="P4">
ДАДАЯНА Давида Валерійовича — молодшого сержанта</text:p>
      <text:p text:style-name="P4">
ДОВГАЛЮКА Ігоря Вікторовича — солдата</text:p>
      <text:p text:style-name="P4">
ДОВЖЕНКА Руслана Святославовича — солдата</text:p>
      <text:p text:style-name="P4">
ІЩЕНКА Сергія Олександровича — молодшого сержанта</text:p>
      <text:p text:style-name="P4">
МУЗИЧКУ Анатолія Вікторовича — солдата</text:p>
      <text:p text:style-name="P4">
НІКІТЧЕНКА Ігоря Миколайовича — старшого солдата</text:p>
      <text:p text:style-name="P4">
ПАВЕЛКА Василя Володимировича — старшого солдата</text:p>
      <text:p text:style-name="P4">
ПОТАПОВА Семена Юрійовича — старшого солдата</text:p>
      <text:p text:style-name="P4">
СТЕПАНЮКА Владислава Ігоровича — солдата.</text:p>
      <text:h text:style-name="P13" text:outline-level="4">
<text:span text:style-name="T4">
<text:span text:style-name="T4">
Указ Президента України № 258/2023</text:span>
</text:span>
</text:h>
      <text:p text:style-name="P4">
БЕЙДЕРМАНА Олега Станіславовича — лейтенанта</text:p>
      <text:p text:style-name="P4">
БОРИСЕНКОВА Віктора Олександровича (посмертно) — старшого солдата</text:p>
      <text:p text:style-name="P4">
ВОДАЛУ-ТОПІШКО Валентину Василівну (посмертно) — старшого солдата</text:p>
      <text:p text:style-name="P4">
ЖУКА Олександра Віталійовича (посмертно) — старшого солдата</text:p>
      <text:p text:style-name="P4">
КОВАЛЕНКА Юрія Петровича (посмертно) — солдата</text:p>
      <text:p text:style-name="P4">
ПАЩУКА Дмитра Дмитровича (посмертно) — старшого матроса</text:p>
      <text:p text:style-name="P4">
ПЕРІНСЬКОГО Дмитра Олександровича (посмертно) — молодшого сержанта</text:p>
      <text:p text:style-name="P4">
ПЕТРИКА Сергія Сергійовича (посмертно) — старшого матроса</text:p>
      <text:p text:style-name="P4">
ПОКИНЬЧЕРЕДУ Ростислава Васильовича (посмертно) — лейтенанта</text:p>
      <text:p text:style-name="P4">
СТОРОЖУКА Богдана Олександровича (посмертно) — солдата</text:p>
      <text:p text:style-name="P4">
ЧИГИРА Романа Михайловича (посмертно) — старшого матроса</text:p>
      <text:p text:style-name="P4">
ШКУРАТА Миколу Сергійовича (посмертно) — старшину 2 статті</text:p>
      <text:p text:style-name="P4">
ЮЩЕНКО Катерину Юріївну (посмертно) — старшого солдата</text:p>
      <text:p text:style-name="P4">
ЯЩЕНКА Олександра Володимировича — майора</text:p>
      <text:p text:style-name="P4">
<text:span text:style-name="T4">
Нагородити орденом Данила Галицького</text:span>
</text:p>
      <text:p text:style-name="P4">
ВОЛОШКА Олександра Віталійовича — майора</text:p>
      <text:p text:style-name="P4">
НІКОЛАЄВА Дмитра Вікторовича — підполковника</text:p>
      <text:p text:style-name="P4">
<text:span text:style-name="T4">
Нагородити медаллю «За військову службу Україні»</text:span>
</text:p>
      <text:p text:style-name="P4">
ГОЛУБОВА Сергія Олеговича — старшого лейтенанта</text:p>
      <text:p text:style-name="P4">
КЛЕЦЯ В’ячеслава Олександровича — старшого солдата</text:p>
      <text:p text:style-name="P4">
ЛЮБКІНА Ігоря Леонідовича — лейтенанта</text:p>
      <text:p text:style-name="P4">
ОЛІЙНИКА Дмитра Олександровича — сержанта</text:p>
      <text:p text:style-name="P4">
СЕМАНЮКА Андрія Дмитровича — сержанта</text:p>
      <text:p text:style-name="P4">
СОЛЯНКІНА Миколу Олександровича — капітана</text:p>
      <text:p text:style-name="P4">
ШЕВЧУКА Василя Васильовича — старшого солдата</text:p>
      <text:p text:style-name="P4">
<text:span text:style-name="T4">
Нагородити медаллю «Захиснику Вітчизни»</text:span>
</text:p>
      <text:p text:style-name="P4">
ВЕЛЕКОЦЬКОГО Миколу Євгеновича — старшого лейтенанта</text:p>
      <text:p text:style-name="P4">
ДАНЬКА Андрія Любомировича — старшого солдата</text:p>
      <text:p text:style-name="P4">
ЗАЙЦЯ Вадима Олександровича — капітана</text:p>
      <text:p text:style-name="P4">
КОСЕНКА Олексія Сергійовича — старшого лейтенанта</text:p>
      <text:p text:style-name="P4">
МУЖИЛА Руслана Станіславовича — майора</text:p>
      <text:p text:style-name="P4">
ПОПОВИЧА Сергія Михайловича — старшого лейтенанта</text:p>
      <text:p text:style-name="P4">
РАБА Володимира Мироновича — молодшого сержанта</text:p>
      <text:p text:style-name="P4">
РУБАНІКА В’ячеслава Олександровича — солдата</text:p>
      <text:p text:style-name="P4">
ФЕДОРЕНКА Дмитра Олександровича — майора</text:p>
      <text:p text:style-name="P4">
ФІЛОНОВА Миколу Валерійовича — солдата</text:p>
      <text:p text:style-name="P4">
ЯРЕМУ Бориса Вікторовича — старшого солдата.</text:p>
      <text:p text:style-name="P4">
Source: <text:a xlink:type="simple" xlink:href="https://armyinform.com.ua/2023/05/02/prezydent-ukrayiny-nagorodyv-zahysnykiv-za-osobystu-muzhnist-i-samoviddanist/" text:style-name="Internet_20_link" text:visited-style-name="Visited_20_Internet_20_Link">
https://armyinform.com.ua/2023/05/02/prezydent-ukrayiny-nagorodyv-zahysnykiv-za-osobystu-muzhnist-i-samoviddanist/</text:a>
</text:p>
      <!--NEWS-->
      <text:h text:style-name="P10" text:outline-level="1">
<text:span text:style-name="T4">
Авіація Сил оборони завдала сім ударів по позиціях окупантів та знищила БПЛА «Орлан-10»</text:span>
</text:h>
      <text:p text:style-name="P4">
Author: ['АРМІЯINFORM']</text:p>
      <text:p text:style-name="P4">
Time: 2023-05-02T35:00:00-04:00</text:p>
      <text:p text:style-name="P4">
Description: Про це повідомляє Генеральний штаб ЗСУ.  «Авіація Сил оборони за добу знищил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19/12/bpla-orlan.jpg" text:style-name="Internet_20_link" text:visited-style-name="Visited_20_Internet_20_Link">
bpla-orlan.jpg</text:a>
']</text:p>
      <text:p text:style-name="P4">
Tags: ['STOPRUSSIA', 'АГРЕСІЯ РФ', 'ВІЙНА', 'ВТОРГНЕННЯ РФ']</text:p>
      <text:p text:style-name="P4">
Category: News</text:p>
      <!--METADATA-->
      <text:p text:style-name="P4">
<draw:frame draw:style-name="fr1" draw:name="Image13" text:anchor-type="as-char" svg:width="6.9236in" svg:height="4.615733in" draw:z-index="0">
<draw:image xlink:href="../Images/AРМІЯINFORM/2023-05-02T35-00-00-04-00/bpla-orlan.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Hzf2BQXZunWt9wWL1sp4aDfsxVv6KNY7Snhh5FH1xztGAyGGTFhZN42GMg8yGgAXl" text:style-name="Internet_20_link" text:visited-style-name="Visited_20_Internet_20_Link">
повідомля</text:a>
єГенеральний штаб ЗСУ.</text:p>
      <text:p text:style-name="P4">
«Авіація Сил оборони за добу знищила 3 російських зенітно-ракетних комплексита завдала 7 ударів по районах зосередження особового складу противника. Такожзбито ворожий розвідувальний БпЛА типу «Орлан-10», — йдеться у повідомленні.</text:p>
      <text:p text:style-name="P4">
Зазначається, що протягом доби підрозділи ракетних військ і артилерії уразилипункт управління, 6 районів зосередження озброєння та військової техніки, 2склади боєприпасів та 1 склад пально-мастильних матеріалів ворога.</text:p>
      <text:p text:style-name="P4">
Source: <text:a xlink:type="simple" xlink:href="https://armyinform.com.ua/2023/05/02/aviacziya-syl-oborony-zavdala-sim-udariv-po-pozycziyah-okupantiv-ta-znyshhyla-bpla-orlan-10/" text:style-name="Internet_20_link" text:visited-style-name="Visited_20_Internet_20_Link">
https://armyinform.com.ua/2023/05/02/aviacziya-syl-oborony-zavdala-sim-udariv-po-pozycziyah-okupantiv-ta-znyshhyla-bpla-orlan-10/</text:a>
</text:p>
      <!--NEWS-->
      <text:h text:style-name="P10" text:outline-level="1">
<text:span text:style-name="T4">
окупанти посилюють контррозвідувальний та поліцейський режими на ТОТ</text:span>
</text:h>
      <text:p text:style-name="P4">
Author: ['АРМІЯINFORM']</text:p>
      <text:p text:style-name="P4">
Time: 2023-05-02T36:00:00-04:00</text:p>
      <text:p text:style-name="P4">
Description: Про це повідомляє Генеральний штаб ЗСУ.  «Російські окупанти посилюю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okupanty.jpg" text:style-name="Internet_20_link" text:visited-style-name="Visited_20_Internet_20_Link">
okupanty.jpg</text:a>
']</text:p>
      <text:p text:style-name="P4">
Tags: ['STOPRUSSIA', 'АГРЕСІЯ РФ', 'ВІЙНА', 'ТОТ']</text:p>
      <text:p text:style-name="P4">
Category: News</text:p>
      <!--METADATA-->
      <text:p text:style-name="P4">
<draw:frame draw:style-name="fr1" draw:name="Image14" text:anchor-type="as-char" svg:width="6.9236in" svg:height="5.140773in" draw:z-index="0">
<draw:image xlink:href="../Images/AРМІЯINFORM/2023-05-02T36-00-00-04-00/okupanty.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Hzf2BQXZunWt9wWL1sp4aDfsxVv6KNY7Snhh5FH1xztGAyGGTFhZN42GMg8yGgAXl" text:style-name="Internet_20_link" text:visited-style-name="Visited_20_Internet_20_Link">
повідомля</text:a>
єГенеральний штаб ЗСУ.</text:p>
      <text:p text:style-name="P4">
«Російські окупанти посилюють контррозвідувальний та поліцейський режими натимчасово зайнятій території Запорізької області. Зокрема, в населених пунктахДорожнянка, Решетилівка, Костянтинівка та Чумацьке, загарбники заборонилив’їзд цивільним особам без місцевої реєстрації», — йдеться у повідомленні.</text:p>
      <text:p text:style-name="P4">
Зазначається, що у Горностаївці Херсонської області відзначаються значніпроблеми зі стільниковим зв’язком російських операторів, на відміну відстійкого зв’язку національних операторів України. Місцеве командуванняросійських окупаційних військ даний факт пояснює результатами ураження, якезавдають Збройні Сили України.</text:p>
      <text:p text:style-name="P4">
Source: <text:a xlink:type="simple" xlink:href="https://armyinform.com.ua/2023/05/02/okupanty-posylyuyut-kontrrozviduvalnyj-ta-policzejskyj-rezhymy-na-tot/" text:style-name="Internet_20_link" text:visited-style-name="Visited_20_Internet_20_Link">
https://armyinform.com.ua/2023/05/02/okupanty-posylyuyut-kontrrozviduvalnyj-ta-policzejskyj-rezhymy-na-tot/</text:a>
</text:p>
      <!--NEWS-->
      <text:h text:style-name="P10" text:outline-level="1">
<text:span text:style-name="T4">
Сили оборони відбили 41 атаку на Лиманському, Бахмутському, Авдіївському та Мар’їнському напрямках</text:span>
</text:h>
      <text:p text:style-name="P4">
Author: ['АРМІЯINFORM']</text:p>
      <text:p text:style-name="P4">
Time: 2023-05-02T37:00:00-04:00</text:p>
      <text:p text:style-name="P4">
Description: Про це повідомляє Генеральний штаб ЗСУ.  «Окупанти продовжують зосереджувати основ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zsu.jpg" text:style-name="Internet_20_link" text:visited-style-name="Visited_20_Internet_20_Link">
zsu.jpg</text:a>
']</text:p>
      <text:p text:style-name="P4">
Tags: ['STOPRUSSIA', 'АГРЕСІЯ РФ', 'ВІЙНА', 'ВТОРГНЕННЯ РФ']</text:p>
      <text:p text:style-name="P4">
Category: News</text:p>
      <!--METADATA-->
      <text:p text:style-name="P4">
<draw:frame draw:style-name="fr1" draw:name="Image15" text:anchor-type="as-char" svg:width="6.9236in" svg:height="3.894525in" draw:z-index="0">
<draw:image xlink:href="../Images/AРМІЯINFORM/2023-05-02T37-00-00-04-00/zsu.jpg" xlink:type="simple" xlink:show="embed" xlink:actuate="onLoad" draw:mime-type="image/jpeg"/>
</draw:frame>
 <text:span text:style-name="T4">
🔥 Ситуаціящодо російського вторгнення</text:span>
</text:p>
      <text:p text:style-name="P4">
Про це<text:a xlink:type="simple" xlink:href="https://www.facebook.com/GeneralStaff.ua/posts/pfbid0Hzf2BQXZunWt9wWL1sp4aDfsxVv6KNY7Snhh5FH1xztGAyGGTFhZN42GMg8yGgAXl" text:style-name="Internet_20_link" text:visited-style-name="Visited_20_Internet_20_Link">
повідомляє</text:a>
Генеральний штаб ЗСУ.</text:p>
      <text:p text:style-name="P4">
«Окупанти продовжують зосереджувати основні зусилля на веденні наступальнихдій на Лиманському, Бахмутському, Авдіївському та Мар’їнському напрямках —відбито 41 атаку противника. В епіцентрі бойових дій залишаються Бахмут таМар’їнка, наші воїни тримають оборону», — йдеться у повідомленні.</text:p>
      <text:p text:style-name="P4">
Зазначається, що на Бахмутському напрямку ворог продовжує вести наступальнідії. Тривають бої у місті Бахмут. До того ж, протягом доби, противник вівбезуспішні наступальні дії у напрямку населеного пункту Предтечине. Завдававіаційного удару по Бахмуту та Білій Горі. Від ворожих обстрілів постраждалиВасюківка, Оріхово-Василівка, Новомаркове, Григорівка, Бахмут, Хромове, ЧасівЯр, Іванівське, Костянтинівка, Диліївка та Південне Донецької області.</text:p>
      <text:p text:style-name="P4">
На Авдіївському напрямку противник вів наступальні дії в районах населенихпунктів Сєверне та Первомайське, успіху не мав. Завдав авіаудару по Авдіївці.Обстріляв Ласточкине, Сєверне, Первомайське та Карлівку Донецької області.</text:p>
      <text:p text:style-name="P4">
На Мар’їнському напрямку противник продовжує атакувати позиції сил оборони.Тривають бої за Мар’їнку.</text:p>
      <text:p text:style-name="P4">
Source: <text:a xlink:type="simple" xlink:href="https://armyinform.com.ua/2023/05/02/syly-oborony-vidbyly-41-ataku-na-lymanskomu-bahmutskomu-avdiyivskomu-ta-maryinskomu-napryamkah/" text:style-name="Internet_20_link" text:visited-style-name="Visited_20_Internet_20_Link">
https://armyinform.com.ua/2023/05/02/syly-oborony-vidbyly-41-ataku-na-lymanskomu-bahmutskomu-avdiyivskomu-ta-maryinskomu-napryamkah/</text:a>
</text:p>
      <!--NEWS-->
      <text:h text:style-name="P10" text:outline-level="1">
<text:span text:style-name="T4">
Українські захисники за добу ліквідували майже 500 окупантів, знищили 9 артсистем</text:span>
</text:h>
      <text:p text:style-name="P4">
Author: ['АРМІЯINFORM']</text:p>
      <text:p text:style-name="P4">
Time: 2023-05-02T38:00:00-04:00</text:p>
      <text:p text:style-name="P4">
Description: Загальні бойові втрати противника з 24.02.22 по 02.05.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f27dc02c-a2f6-46a3-a34b-986dc80bf142-scaled.jpg" text:style-name="Internet_20_link" text:visited-style-name="Visited_20_Internet_20_Link">
f27dc02c-a2f6-46a3-a34b-986dc80bf142-scaled.jpg</text:a>
']</text:p>
      <text:p text:style-name="P4">
Tags: ['STOPRUSSIA', 'АГРЕСІЯ РФ', 'ВТОРГНЕННЯ РФ', 'ВТРАТИ ВОРОГА', 'ГШ ЗСУ']</text:p>
      <text:p text:style-name="P4">
Category: News</text:p>
      <!--METADATA-->
      <text:p text:style-name="P4">
<draw:frame draw:style-name="fr1" draw:name="Image16" text:anchor-type="as-char" svg:width="6.9236in" svg:height="6.987066in" draw:z-index="0">
<draw:image xlink:href="../Images/AРМІЯINFORM/2023-05-02T38-00-00-04-00/f27dc02c-a2f6-46a3-a34b-986dc80bf142-scaled.jpg" xlink:type="simple" xlink:show="embed" xlink:actuate="onLoad" draw:mime-type="image/jpeg"/>
</draw:frame>
</text:p>
      <text:p text:style-name="P4">
Загальні бойові втрати противника з 24.02.22 по 02.05.23 орієнтовностановлять:</text:p>
      <ul>
        <li>
<text:span text:style-name="T4">
особового складу ‒</text:span>
 191420 (+460) осіб ліквідовано  * <text:span text:style-name="T4">
танків ‒</text:span>
 3701 (+1)  * <text:span text:style-name="T4">
бойових броньованих машин ‒</text:span>
 7193 (+1)  * <text:span text:style-name="T4">
артилерійських систем ‒</text:span>
 2930 (+9)  * <text:span text:style-name="T4">
РСЗВ ‒</text:span>
 544 (0)  * <text:span text:style-name="T4">
засоби ППО ‒</text:span>
 298 (+3)  * <text:span text:style-name="T4">
літаків ‒</text:span>
 308 (0)  * <text:span text:style-name="T4">
гелікоптерів ‒</text:span>
 294 (0)  * <text:span text:style-name="T4">
БПЛА оперативно-тактичного рівня ‒</text:span>
 2477 (+1)  * <text:span text:style-name="T4">
крилаті ракети ‒</text:span>
 947 (+15)  * <text:span text:style-name="T4">
кораблі / катери ‒</text:span>
 18 (0)  * <text:span text:style-name="T4">
автомобільної техніки та автоцистерн ‒</text:span>
 5851 (+6)  * <text:span text:style-name="T4">
спеціальна техніка ‒</text:span>
 360 (+1)</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02.05.23.</text:p>
      <text:p text:style-name="P4">
Source: <text:a xlink:type="simple" xlink:href="https://armyinform.com.ua/2023/05/02/ukrayinski-zahysnyky-za-dobu-likviduvaly-majzhe-500-okupantiv-znyshhyly-9-artsystem/" text:style-name="Internet_20_link" text:visited-style-name="Visited_20_Internet_20_Link">
https://armyinform.com.ua/2023/05/02/ukrayinski-zahysnyky-za-dobu-likviduvaly-majzhe-500-okupantiv-znyshhyly-9-artsystem/</text:a>
</text:p>
      <!--NEWS-->
      <text:h text:style-name="P10" text:outline-level="1">
<text:span text:style-name="T4">
Олексій Резніков мав телефонну розмову з міністром закордонних справ Ісландії — подякував за підтримку</text:span>
</text:h>
      <text:p text:style-name="P4">
Author: ['АРМІЯINFORM']</text:p>
      <text:p text:style-name="P4">
Time: 2023-05-02T39:00:00-04:00</text:p>
      <text:p text:style-name="P4">
Description: Міністр оборони України Олексій Резніков провів телефонну розмову з міністр закордон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ukraine_iceland.jpg" text:style-name="Internet_20_link" text:visited-style-name="Visited_20_Internet_20_Link">
ukraine_iceland.jpg</text:a>
']</text:p>
      <text:p text:style-name="P4">
Tags: ['STOPRUSSIA', 'ІСЛАНДІЯ', 'ОЛЕКСІЙ РЕЗНІКОВ', 'СВІТ ПІДТРИМУЄ УКРАЇНУ']</text:p>
      <text:p text:style-name="P4">
Category: News</text:p>
      <!--METADATA-->
      <text:p text:style-name="P4">
<draw:frame draw:style-name="fr1" draw:name="Image17" text:anchor-type="as-char" svg:width="6.9236in" svg:height="3.894525in" draw:z-index="0">
<draw:image xlink:href="../Images/AРМІЯINFORM/2023-05-02T39-00-00-04-00/ukraine_iceland.jpg" xlink:type="simple" xlink:show="embed" xlink:actuate="onLoad" draw:mime-type="image/jpeg"/>
</draw:frame>
</text:p>
      <text:p text:style-name="P4">
Міністр оборони України Олексій Резніков провів телефонну розмову з міністрзакордонних справ та міжнародного співробітництва з метою розвитку ІсландіїТордіс Колбрун Рейкфьорд Гильфадоттір.</text:p>
      <text:p text:style-name="P4">
Про це глава українського оборонного відомства<text:a xlink:type="simple" xlink:href="https://twitter.com/oleksiireznikov/status/1653025687073181696" text:style-name="Internet_20_link" text:visited-style-name="Visited_20_Internet_20_Link">
повідомив</text:a>
 уTwitter.</text:p>
      <text:p text:style-name="P4">
«Висловив подяку за сильну позицію Ісландії щодо підтримки України. ДякуємоІсландії, що залишається разом із Україною», — зазначив Олексій Резніков.</text:p>
      <text:p text:style-name="P4">
Нагадаємо, 14 березня 2023 року Президент України Володимир Зеленський у Києві<text:a xlink:type="simple" xlink:href="https://armyinform.com.ua/2023/03/14/prezydent-ukrayiny-zustrivsya-z-premyer-ministrom-islandiyi/" text:style-name="Internet_20_link" text:visited-style-name="Visited_20_Internet_20_Link">
провів</text:a>
 зустріч із прем’єр-міністром Ісландії КатрінЯкобсдоттір. Під час прийому було<text:a xlink:type="simple" xlink:href="https://armyinform.com.ua/2023/03/14/prezydent-ukrayiny-ta-premyer-ministr-islandiyi-pidpysaly-spilnu-deklaracziyu/" text:style-name="Internet_20_link" text:visited-style-name="Visited_20_Internet_20_Link">
підписано</text:a>
 спільну декларацію,де було зафіксовано спільне бачення з усіх ключових питань двостороннього іміжнародного порядку денного.</text:p>
      <text:p text:style-name="P4">
Source: <text:a xlink:type="simple" xlink:href="https://armyinform.com.ua/2023/05/02/oleksij-reznikov-mav-telefonnu-rozmovu-z-ministrom-zakordonnyh-sprav-islandiyi-podyakuvav-za-pidtrymku/" text:style-name="Internet_20_link" text:visited-style-name="Visited_20_Internet_20_Link">
https://armyinform.com.ua/2023/05/02/oleksij-reznikov-mav-telefonnu-rozmovu-z-ministrom-zakordonnyh-sprav-islandiyi-podyakuvav-za-pidtrymku/</text:a>
</text:p>
      <!--NEWS-->
      <text:h text:style-name="P10" text:outline-level="1">
<text:span text:style-name="T4">
Рада підтримала будівництво Національного військового кладовища у Биківні</text:span>
</text:h>
      <text:p text:style-name="P4">
Author: ['АРМІЯINFORM']</text:p>
      <text:p text:style-name="P4">
Time: 2023-05-02T72:00:00-04:00</text:p>
      <text:p text:style-name="P4">
Description: Верховна Рада ухвалила Закон «Про внесення змін до законів України щодо забезпеч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kladovyshhe.jpg" text:style-name="Internet_20_link" text:visited-style-name="Visited_20_Internet_20_Link">
kladovyshhe.jpg</text:a>
']</text:p>
      <text:p text:style-name="P4">
Tags: ['БИКІВНЯ', 'ВЕРХОВНА РАДА УКРАЇНИ', 'НАЦІОНАЛЬНЕ ВІЙСЬКОВЕ КЛАДОВИЩЕ']</text:p>
      <text:p text:style-name="P4">
Category: News</text:p>
      <!--METADATA-->
      <text:p text:style-name="P4">
<draw:frame draw:style-name="fr1" draw:name="Image18" text:anchor-type="as-char" svg:width="6.9236in" svg:height="4.351365in" draw:z-index="0">
<draw:image xlink:href="../Images/AРМІЯINFORM/2023-05-02T72-00-00-04-00/kladovyshhe.jpg" xlink:type="simple" xlink:show="embed" xlink:actuate="onLoad" draw:mime-type="image/jpeg"/>
</draw:frame>
</text:p>
      <text:p text:style-name="P4">
Верховна Рада ухвалила Закон «Про внесення змін до законів України щодозабезпечення розміщення Національного військового меморіального кладовища вмісті Києві» (<text:a xlink:type="simple" xlink:href="https://itd.rada.gov.ua/billInfo/Bills/Card/41814" text:style-name="Internet_20_link" text:visited-style-name="Visited_20_Internet_20_Link">
№9240</text:a>
).Його планують розташувати на Броварському проспекті у Києві.</text:p>
      <text:p text:style-name="P4">
Про це<text:a xlink:type="simple" xlink:href="https://www.facebook.com/stefanchuk.official/posts/pfbid0undZuvHTHjTHqFhbcqipxPc3VGgABhCAN4nFzjcDstUJWinfQ5WurK36WCkjYSwpl" text:style-name="Internet_20_link" text:visited-style-name="Visited_20_Internet_20_Link">
повідомив</text:a>
Голова Верховної Ради України Руслан Стефанчук.</text:p>
      <text:p text:style-name="P4">
«Змінили цільове призначення земельних ділянок для побудови у КиєвіНаціонального військового меморіального кладовища. Для кладовища запропонуваливиділити 100 га у Биківнянському лісі», - проінформував він.</text:p>
      <text:p text:style-name="P4">
Комплекс включатиме військове кладовище, музейну та ритуальну будівлю та іншінеобхідні споруди для організації почесних поховань.</text:p>
      <text:p text:style-name="P4">
На Національному військовому меморіальному кладовищі з почестями ховатимутьтих, хто боронив незалежність, суверенітет та територіальну цілісністьУкраїни.</text:p>
      <text:p text:style-name="P4">
Source: <text:a xlink:type="simple" xlink:href="https://armyinform.com.ua/2023/05/02/rada-pidtrymala-budivnycztvo-naczionalnogo-vijskovogo-kladovyshha-u-bykivni/" text:style-name="Internet_20_link" text:visited-style-name="Visited_20_Internet_20_Link">
https://armyinform.com.ua/2023/05/02/rada-pidtrymala-budivnycztvo-naczionalnogo-vijskovogo-kladovyshha-u-bykivni/</text:a>
</text:p>
      <!--NEWS-->
      <text:h text:style-name="P10" text:outline-level="1">
<text:span text:style-name="T4">
У Харкові презентували український БПЛА під назвою Sirko</text:span>
</text:h>
      <text:p text:style-name="P4">
Author: ['Оксана Іванець']</text:p>
      <text:p text:style-name="P4">
Time: 2023-05-02T77:00:00-04:00</text:p>
      <text:p text:style-name="P4">
Description: — Перше творіння нашого підприємства БПЛА Sirko — це тактичний розвідник літакового тип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olovna-5.jpg" text:style-name="Internet_20_link" text:visited-style-name="Visited_20_Internet_20_Link">
golovna-5.jpg</text:a>
', '<text:a xlink:type="simple" xlink:href="https://armyinform.com.ua/wp-content/uploads/2023/05/1-12.jpg" text:style-name="Internet_20_link" text:visited-style-name="Visited_20_Internet_20_Link">
1-12.jpg</text:a>
', '<text:a xlink:type="simple" xlink:href="https://armyinform.com.ua/wp-content/uploads/2023/05/2-14-150x150.jpg" text:style-name="Internet_20_link" text:visited-style-name="Visited_20_Internet_20_Link">
2-14-150x150.jpg</text:a>
', '<text:a xlink:type="simple" xlink:href="https://armyinform.com.ua/wp-content/uploads/2023/05/3-13-150x150.jpg" text:style-name="Internet_20_link" text:visited-style-name="Visited_20_Internet_20_Link">
3-13-150x150.jpg</text:a>
', '<text:a xlink:type="simple" xlink:href="https://armyinform.com.ua/wp-content/uploads/2023/05/4-11-150x150.jpg" text:style-name="Internet_20_link" text:visited-style-name="Visited_20_Internet_20_Link">
4-11-150x150.jpg</text:a>
', '<text:a xlink:type="simple" xlink:href="https://armyinform.com.ua/wp-content/uploads/2023/05/5-4-150x150.jpg" text:style-name="Internet_20_link" text:visited-style-name="Visited_20_Internet_20_Link">
5-4-150x150.jpg</text:a>
', '<text:a xlink:type="simple" xlink:href="https://armyinform.com.ua/wp-content/uploads/2023/05/6-5-150x150.jpg" text:style-name="Internet_20_link" text:visited-style-name="Visited_20_Internet_20_Link">
6-5-150x150.jpg</text:a>
', '<text:a xlink:type="simple" xlink:href="https://armyinform.com.ua/wp-content/uploads/2023/05/7-4-e1683092945140.jpg" text:style-name="Internet_20_link" text:visited-style-name="Visited_20_Internet_20_Link">
7-4-e1683092945140.jpg</text:a>
']</text:p>
      <text:p text:style-name="P4">
Tags: ['АГРЕСІЯ РФ', 'ВТОРГНЕННЯ РФ', 'ОВТ', 'ОЗБРОЄННЯ ТА ТЕХНІКА']</text:p>
      <text:p text:style-name="P4">
Category: News</text:p>
      <!--METADATA-->
      <text:p text:style-name="P4">
<draw:frame draw:style-name="fr1" draw:name="Image19" text:anchor-type="as-char" svg:width="6.9236in" svg:height="4.615733in" draw:z-index="0">
<draw:image xlink:href="../Images/AРМІЯINFORM/2023-05-02T77-00-00-04-00/golovna-5.jpg" xlink:type="simple" xlink:show="embed" xlink:actuate="onLoad" draw:mime-type="image/jpeg"/>
</draw:frame>
</text:p>
      <text:p text:style-name="P4">
— Перше творіння нашого підприємства БПЛА Sirko — це тактичний розвідниклітакового типу з нерухомим крилом. Він може збирати розвідувальну інформацію,забезпечуючи сталий відеозв’язок з оператором на відстані до 30 кілометрів, вофлайн-режимі — до 50 км, — розповідає голова наглядової ради ТОВ «Науково-виробнича компанія Skyassist» Ігор Криничко.</text:p>
      <text:p text:style-name="P4">
<draw:frame draw:style-name="fr1" draw:name="Image20" text:anchor-type="as-char" svg:width="6.9236in" svg:height="4.615733in" draw:z-index="0">
<draw:image xlink:href="../Images/AРМІЯINFORM/2023-05-02T77-00-00-04-00/1-12.jpg" xlink:type="simple" xlink:show="embed" xlink:actuate="onLoad" draw:mime-type="image/jpeg"/>
</draw:frame>
</text:p>
      <text:p text:style-name="P4">
За словами виробників, БПЛА Sirko виготовлений з литого корпусу, тобто цяособливість дозволяє організувати процес зборки апарата на конвеєрі тазабезпечити його масове виробництво.</text:p>
      <text:p text:style-name="P4">
— Ми маємо змогу збирати до 1 тисячі БПЛА на місяць. Водночас при належномуфінансуванні ми можемо масштабувати наші виробничі потужності, оскількитехнологія штампування дозволяє робити близько 200 бортів на день. Вартістьбезпілотника без станції 3 тис. доларів. З наземною станцією, залежно відкомплектації — до 9 тис. доларів США, — розповідає Криничко.</text:p>
      <text:p text:style-name="P4">
Sirko має розмір 93 сантиметри в крилах, він вважається надлегким, оскількиважить лише 1,37 кілограма. Заряду акумулятора вистачає, аби подолати відстаньдо 130-140 кілометрів на висоті близько 1 тисячі метрів. У повітрі цей БПЛАможе знаходитися до півтори години залежно від погодних умов — наприклад, присильному вітрі цей час зменшується.</text:p>
      <text:p text:style-name="P4">
<text:a xlink:type="simple" xlink:href="https://armyinform.com.ua/wp-content/uploads/2023/05/2-14.jpg" text:style-name="Internet_20_link" text:visited-style-name="Visited_20_Internet_20_Link">
<draw:frame draw:style-name="fr1" draw:name="Image21" text:anchor-type="as-char" svg:width="6.9236in" svg:height="6.9236in" draw:z-index="0">
<draw:image xlink:href="../Images/AРМІЯINFORM/2023-05-02T77-00-00-04-00/2-14-150x150.jpg" xlink:type="simple" xlink:show="embed" xlink:actuate="onLoad" draw:mime-type="image/jpeg"/>
</draw:frame>
</text:a>
</text:p>
      <text:p text:style-name="P4">
<text:a xlink:type="simple" xlink:href="https://armyinform.com.ua/wp-content/uploads/2023/05/3-13.jpg" text:style-name="Internet_20_link" text:visited-style-name="Visited_20_Internet_20_Link">
<draw:frame draw:style-name="fr1" draw:name="Image22" text:anchor-type="as-char" svg:width="6.9236in" svg:height="6.9236in" draw:z-index="0">
<draw:image xlink:href="../Images/AРМІЯINFORM/2023-05-02T77-00-00-04-00/3-13-150x150.jpg" xlink:type="simple" xlink:show="embed" xlink:actuate="onLoad" draw:mime-type="image/jpeg"/>
</draw:frame>
</text:a>
</text:p>
      <text:p text:style-name="P4">
<text:a xlink:type="simple" xlink:href="https://armyinform.com.ua/wp-content/uploads/2023/05/4-11.jpg" text:style-name="Internet_20_link" text:visited-style-name="Visited_20_Internet_20_Link">
<draw:frame draw:style-name="fr1" draw:name="Image23" text:anchor-type="as-char" svg:width="6.9236in" svg:height="6.9236in" draw:z-index="0">
<draw:image xlink:href="../Images/AРМІЯINFORM/2023-05-02T77-00-00-04-00/4-11-150x150.jpg" xlink:type="simple" xlink:show="embed" xlink:actuate="onLoad" draw:mime-type="image/jpeg"/>
</draw:frame>
</text:a>
</text:p>
      <text:p text:style-name="P4">
На БПЛА встановлено чотири 4К-камери. За допомогою сталого зв’язку безпілотникпередає відеозапис на борт оператора в онлайн-режимі.</text:p>
      <text:p text:style-name="P4">
— Тобто оператор миттєво може ухвалювати рішення щодо подальших дій на лініїфронту або передає інформацію відповідним підрозділам, — ділиться тонкощамироботи безпілотника голова наглядової ради.</text:p>
      <text:p text:style-name="P4">
<text:a xlink:type="simple" xlink:href="https://armyinform.com.ua/wp-content/uploads/2023/05/5-4.jpg" text:style-name="Internet_20_link" text:visited-style-name="Visited_20_Internet_20_Link">
<draw:frame draw:style-name="fr1" draw:name="Image24" text:anchor-type="as-char" svg:width="6.9236in" svg:height="6.9236in" draw:z-index="0">
<draw:image xlink:href="../Images/AРМІЯINFORM/2023-05-02T77-00-00-04-00/5-4-150x150.jpg" xlink:type="simple" xlink:show="embed" xlink:actuate="onLoad" draw:mime-type="image/jpeg"/>
</draw:frame>
</text:a>
</text:p>
      <text:p text:style-name="P4">
<text:a xlink:type="simple" xlink:href="https://armyinform.com.ua/wp-content/uploads/2023/05/6-5.jpg" text:style-name="Internet_20_link" text:visited-style-name="Visited_20_Internet_20_Link">
<draw:frame draw:style-name="fr1" draw:name="Image25" text:anchor-type="as-char" svg:width="6.9236in" svg:height="6.9236in" draw:z-index="0">
<draw:image xlink:href="../Images/AРМІЯINFORM/2023-05-02T77-00-00-04-00/6-5-150x150.jpg" xlink:type="simple" xlink:show="embed" xlink:actuate="onLoad" draw:mime-type="image/jpeg"/>
</draw:frame>
</text:a>
</text:p>
      <text:p text:style-name="P4">
Крім того, Sirko може працювати в офлайн-режимі, записуючи інформацію накамеру. Також апарат є повністю автоматизованим, тобто має можливість летітиза заздалегідь розробленим маршрутом.</text:p>
      <text:p text:style-name="P4">
За словами конструкторів, сам літальний апарат зроблений із полімерногоматеріалу, який є повністю радіопрозорим — в режимі радіомовчання засобиелектронної боротьби противника його не бачать або сприймають, як птаха.</text:p>
      <text:p text:style-name="P4">
Відрізняє Sirko від решти відомих марок БПЛА й те, що його оператори можутькерувати ним з укриття, наприклад, бліндажу, розміщуючи антену та щогли навідстані від місця розташування людини.</text:p>
      <text:p text:style-name="P4">
<draw:frame draw:style-name="fr1" draw:name="Image26" text:anchor-type="as-char" svg:width="6.9236in" svg:height="8.226866in" draw:z-index="0">
<draw:image xlink:href="../Images/AРМІЯINFORM/2023-05-02T77-00-00-04-00/7-4-e1683092945140.jpg" xlink:type="simple" xlink:show="embed" xlink:actuate="onLoad" draw:mime-type="image/jpeg"/>
</draw:frame>
</text:p>
      <text:p text:style-name="P4">
— Наприклад, відомий всім БПЛА Mavic керується лише вручну. А його пультикерування випромінюють радіохвилі, які ворог може зафіксувати. Тобто зміркувань безпеки перебувати на місцевості оператор може дуже короткий час, амаршрут польоту БПЛА буде також недовгим. Будова же нашого комплексу подовжуєроботу оператора, а також може врятувати його життя у випадку, якщо РЕБпротивника зафіксує роботу станції та відкриє вогонь в її напрямку, — пояснюєКриничко.</text:p>
      <text:p text:style-name="P4">
За словами виробників, опанувати керування БПЛА Sirko можна впродовж двох-трьох тижнів. Школа операторів знаходиться безпосередньо на виробництві.</text:p>
      <text:p text:style-name="P4">
За словами Ігоря Криничка, наразі підприємство знаходиться на стадіїпідписання державної угоди на поставку цих комплексів, зокрема і зМіністерством оборони.</text:p>
      <text:p text:style-name="P4">
Крім того, вже незабаром розробники БПЛА Sirko анонсували презентацію йогомолодшого брата — нового ударного безпілотника українського виробництва.</text:p>
      <text:p text:style-name="P4">
<text:span text:style-name="T5">
Фото автора</text:span>
</text:p>
      <text:p text:style-name="P4">
Source: <text:a xlink:type="simple" xlink:href="https://armyinform.com.ua/2023/05/02/u-harkovi-prezentuvaly-pershyj-ukrayinskyj-bpla-pid-nazvoyu-sirko/" text:style-name="Internet_20_link" text:visited-style-name="Visited_20_Internet_20_Link">
https://armyinform.com.ua/2023/05/02/u-harkovi-prezentuvaly-pershyj-ukrayinskyj-bpla-pid-nazvoyu-sirko/</text:a>
</text:p>
      <!--NEWS-->
      <text:h text:style-name="P10" text:outline-level="1">
<text:span text:style-name="T4">
At Maryinka direction Russian army shelled Krasnohorivka, Heorhiyivka, Pobyeda and Novomykhay...</text:span>
</text:h>
      <text:p text:style-name="P4">
Authors: liveuamap (Language: en)</text:p>
      <text:p text:style-name="P4">
Time: 2023-05-03T-10:14:00</text:p>
      <text:p text:style-name="P4">
Location: Donetsk (Latitude:47.85199 Longtitude:37.47986)</text:p>
      <text:p text:style-name="P4">
Videos: []</text:p>
      <text:p text:style-name="P4">
Images: []</text:p>
      <text:p text:style-name="P4">
Tags: ["Russia"]</text:p>
      <text:p text:style-name="P4">
ID: 22560143</text:p>
      <!--METADATA-->
      <text:p text:style-name="P4">
At Maryinka direction Russian army shelled Krasnohorivka, Heorhiyivka, Pobyedaand Novomykhaylivka of Donetsk region, - General Staff of Armed Forces ofUkraine says in the morning report</text:p>
      <text:p text:style-name="P4">
News Collection Link: <text:a xlink:type="simple" xlink:href="https://liveuamap.com/en/2023/3-may-at-maryinka-direction-russian-army-shelled-krasnohorivka" text:style-name="Internet_20_link" text:visited-style-name="Visited_20_Internet_20_Link">
https://liveuamap.com/en/2023/3-may-at-maryinka-direction-russian-army-shelled-krasnohorivka</text:a>
</text:p>
      <text:p text:style-name="P4">
Source: <text:a xlink:type="simple" xlink:href="https://t.me/lumsrc/4673" text:style-name="Internet_20_link" text:visited-style-name="Visited_20_Internet_20_Link">
https://t.me/lumsrc/4673</text:a>
</text:p>
      <!--NEWS-->
      <text:h text:style-name="P10" text:outline-level="1">
<text:span text:style-name="T4">
Обстріл «Епіцентру» в Херсоні: загинули троє працівників компанії</text:span>
</text:h>
      <text:p text:style-name="P4">
Authors: Ukrinform (Person)</text:p>
      <text:p text:style-name="P4">
Publisher: Укринформ (Organization)</text:p>
      <text:p text:style-name="P4">
Published Time: 2023-05-03T-115:25:00+03:00</text:p>
      <text:p text:style-name="P4">
Modified Time: 2023-05-03T18:25:00+03:00</text:p>
      <text:p text:style-name="P4">
Description: Після ранкових обстрілів Херсона компанія «Епіцентр» припиняє роботу торговельного центру в місті. Працівникам запропонують роботу в магазинах мережі на безпечних територіях. — Укрінформ.</text:p>
      <text:p text:style-name="P4">
Images: ["<text:a xlink:type="simple" xlink:href="https://static.ukrinform.com/photos/2023_05/thumb_files/630_360_1683129056-197.jpg" text:style-name="Internet_20_link" text:visited-style-name="Visited_20_Internet_20_Link">
630_360_16831...</text:a>
"]</text:p>
      <text:p text:style-name="P4">
Tags: ['Херсон', 'Обстріл', 'Епіцентр', 'Війна з росією']</text:p>
      <text:p text:style-name="P4">
Type: Article</text:p>
      <!--METADATA-->
      <text:p text:style-name="P4">
<draw:frame draw:style-name="fr1" draw:name="Image27" text:anchor-type="as-char" svg:width="6.9236in" svg:height="3.956343in" draw:z-index="0">
<draw:image xlink:href="../Images/yкринформ/2023-05-03T-115-25-00-03-00/630_360_1683129056-197.jpg" xlink:type="simple" xlink:show="embed" xlink:actuate="onLoad" draw:mime-type="image/jpeg"/>
</draw:frame>
 Післяранкових обстрілів Херсона компанія «Епіцентр» припиняє роботу торговельногоцентру в місті. Працівникам запропонують роботу в магазинах мережі набезпечних територіях.</text:p>
      <text:p text:style-name="P4">
Як передає Укрінформ, про це повідомляє пресслужба компанії в <text:a xlink:type="simple" xlink:href="https://www.facebook.com/epicentrkua/posts/pfbid02iFVySBmFaUtw8XTHGHdb16iPGXh7sNmjkgxxAWUZKbhzQBxBQqdQJFooEKg4eFmRl" text:style-name="Internet_20_link" text:visited-style-name="Visited_20_Internet_20_Link">
</text:a>
.</text:p>
      <text:p text:style-name="P4">
«Внаслідок терористичної атаки російських окупаційних військ в херсонськомуторговельному центрі «Епіцентр» було вбито та поранено мирних мешканців міста.Загинули троє працівників компанії: начальник відділу охорони, прибиральницяторгового залу та охоронець. Ще п’ятеро людей поранені. Серед них відвідувачіторгового центру. Загальна кількість жертв та постраждалих уточнюєтьсяправоохоронними органами», - йдеться в заяві.</text:p>
      <text:p text:style-name="P4">
Наголошується, що компанія надасть усю необхідну допомогу родинамспівробітників, що загинули та постраждали внаслідок атаки.</text:p>
      <text:p text:style-name="P4">
«Наразі торговий центр припинить свою роботу. Всім працівникам будезапропоновано евакуюватися до більш безпечних зон та працевлаштуватися уторгових центрах мережі в інших регіонах», - зазначають у компанії.</text:p>
      <text:p text:style-name="P4">
<text:span text:style-name="T4">
Читайте також:</text:span>
 <text:a xlink:type="simple" xlink:href="https://www.ukrinform.ua/rubric-ato/3704280-unaslidok-obstriliv-hersonsini-zaginuli-16-ludej.html" text:style-name="Internet_20_link" text:visited-style-name="Visited_20_Internet_20_Link">
 <text:span text:style-name="T4">
Унаслідок</text:span>
 <text:span text:style-name="T4">
обстрілів</text:span>
 <text:span text:style-name="T4">
Херсонщини</text:span>
 <text:span text:style-name="T4">
загинули</text:span>
<text:span text:style-name="T4">
людей</text:span>
 </text:a>
</text:p>
      <text:p text:style-name="P4">
Як повідомлялося, зранку 3 травня російські війська почали масивнообстрілювати місто <text:a xlink:type="simple" xlink:href="https://www.ukrinform.ua/tag-herson" text:style-name="Internet_20_link" text:visited-style-name="Visited_20_Internet_20_Link">
 </text:a>
 та населені пунктиобласті. Станом на 16:30 через хаотичні обстріли та влучання снарядів пооб’єктах цивільної інфраструктури в обласному центрі загинули 12 людей;близько 22 - отримали травми різного ступеня тяжкості.</text:p>
      <text:p text:style-name="P4">
Source: <text:a xlink:type="simple" xlink:href="https://www.ukrinform.ua/rubric-ato/3704319-obstril-epicentru-v-hersoni-zaginuli-troe-pracivnikiv-kompanii.html" text:style-name="Internet_20_link" text:visited-style-name="Visited_20_Internet_20_Link">
https://www.ukrinform.ua/rubric-ato/3704319-obstril-epicentru-v-hersoni-zaginuli-troe-pracivnikiv-kompanii.html</text:a>
</text:p>
      <!--NEWS-->
      <text:h text:style-name="P10" text:outline-level="1">
<text:span text:style-name="T4">
At Shakhtarske direction Russian army shelled Novoukrayinka and Prechystivka of Donetsk regio...</text:span>
</text:h>
      <text:p text:style-name="P4">
Authors: liveuamap (Language: en)</text:p>
      <text:p text:style-name="P4">
Time: 2023-05-03T-12:14:00</text:p>
      <text:p text:style-name="P4">
Location: Zaporizhzhia (Latitude:47.77948 Longtitude:37.06856)</text:p>
      <text:p text:style-name="P4">
Videos: []</text:p>
      <text:p text:style-name="P4">
Images: []</text:p>
      <text:p text:style-name="P4">
Tags: ["Russia"]</text:p>
      <text:p text:style-name="P4">
ID: 22560142</text:p>
      <!--METADATA-->
      <text:p text:style-name="P4">
At Shakhtarske direction Russian army shelled Novoukrayinka and Prechystivkaof Donetsk region, - General Staff of Armed Forces of Ukraine says in themorning report</text:p>
      <text:p text:style-name="P4">
News Collection Link: <text:a xlink:type="simple" xlink:href="https://liveuamap.com/en/2023/3-may-at-shakhtarske-direction-russian-army-shelled-novoukrayinka" text:style-name="Internet_20_link" text:visited-style-name="Visited_20_Internet_20_Link">
https://liveuamap.com/en/2023/3-may-at-shakhtarske-direction-russian-army-shelled-novoukrayinka</text:a>
</text:p>
      <text:p text:style-name="P4">
Source: <text:a xlink:type="simple" xlink:href="https://t.me/lumsrc/4674" text:style-name="Internet_20_link" text:visited-style-name="Visited_20_Internet_20_Link">
https://t.me/lumsrc/4674</text:a>
</text:p>
      <!--NEWS-->
      <text:h text:style-name="P10" text:outline-level="1">
<text:span text:style-name="T4">
ЄС надасть Україні боєприпасів на €2 мільярди - Шмигаль</text:span>
</text:h>
      <text:p text:style-name="P4">
Authors: Ukrinform (Person)</text:p>
      <text:p text:style-name="P4">
Publisher: Укринформ (Organization)</text:p>
      <text:p text:style-name="P4">
Published Time: 2023-05-03T-136:51:48+03:00</text:p>
      <text:p text:style-name="P4">
Modified Time: 2023-05-03T17:51:48+03:00</text:p>
      <text:p text:style-name="P4">
Description: Євросоюз надасть Україні боєприпасів на 2 мільярди євро. — Укрінформ.</text:p>
      <text:p text:style-name="P4">
Images: ["<text:a xlink:type="simple" xlink:href="https://static.ukrinform.com/photos/2023_05/thumb_files/630_360_1683124848-685.jpg" text:style-name="Internet_20_link" text:visited-style-name="Visited_20_Internet_20_Link">
630_360_16831...</text:a>
"]</text:p>
      <text:p text:style-name="P4">
Tags: ['Євросоюз', 'Боєприпаси', 'Шмигаль', 'Війна з росією']</text:p>
      <text:p text:style-name="P4">
Type: Article</text:p>
      <!--METADATA-->
      <text:p text:style-name="P4">
<draw:frame draw:style-name="fr1" draw:name="Image28" text:anchor-type="as-char" svg:width="6.9236in" svg:height="3.956343in" draw:z-index="0">
<draw:image xlink:href="../Images/yкринформ/2023-05-03T-136-51-48-03-00/630_360_1683124848-685.jpg" xlink:type="simple" xlink:show="embed" xlink:actuate="onLoad" draw:mime-type="image/jpeg"/>
</draw:frame>
 Євросоюзнадасть Україні боєприпасів на 2 мільярди євро.</text:p>
      <text:p text:style-name="P4">
Про це Прем'єр-міністр Денис Шмигаль повідомив у <text:a xlink:type="simple" xlink:href="https://t.me/Denys_Smyhal/5159" text:style-name="Internet_20_link" text:visited-style-name="Visited_20_Internet_20_Link">
</text:a>
 , передає Укрінформ.</text:p>
      <text:p text:style-name="P4">
«ЄС надасть Україні боєприпасів на 2 млрд євро. Країни-члени ЄС вже заразнадішлють боєприпаси зі своїх складів на 1 млрд євро. Ще 1 млрд євро Євросоюзвиділяє на їх спільні подальші закупівлі для України», - написав він.</text:p>
      <text:p text:style-name="P4">
<text:a xlink:type="simple" xlink:href="https://www.ukrinform.ua/tag-smigal" text:style-name="Internet_20_link" text:visited-style-name="Visited_20_Internet_20_Link">
 </text:a>
 також зауважив, Європа збільшуєможливості виробництва боєприпасів, і для цього теж буде мобілізовано 1 млрдєвро.</text:p>
      <text:p text:style-name="P4">
<text:span text:style-name="T4">
Читайте також:</text:span>
 <text:a xlink:type="simple" xlink:href="https://www.ukrinform.ua/rubric-ato/3703152-reznikov-pro-snaradnij-golod-dla-kontrnastupu-pidgotovlenij-rezerv.html" text:style-name="Internet_20_link" text:visited-style-name="Visited_20_Internet_20_Link">
 <text:span text:style-name="T4">
Резніков</text:span>
 </text:a>
</text:p>
      <text:p text:style-name="P4">
«Все це наблизить нашу перемогу та мир у Європі. Вдячні Європейській комісіїза активну роботу, справедливу позицію та солідарність з Україною», -підкреслив Прем’єр.</text:p>
      <text:p text:style-name="P4">
Як повідомляв Укрінформ, <text:a xlink:type="simple" xlink:href="https://www.ukrinform.ua/rubric-ato/3704148-evrokomisia-uhvalila-akt-z-pidtrimki-virobnictva-boepripasiv-dla-ukraini.html" text:style-name="Internet_20_link" text:visited-style-name="Visited_20_Internet_20_Link">
 </text:a>
 на виконання рішення Європейської ради щодо нарощуванняспроможностей оборонної промисловості, у тому числі для термінового постачанняУкраїні боєприпасів.</text:p>
      <text:p text:style-name="P4">
Source: <text:a xlink:type="simple" xlink:href="https://www.ukrinform.ua/rubric-ato/3704284-es-nadast-ukraini-boepripasiv-na-2-milardi-smigal.html" text:style-name="Internet_20_link" text:visited-style-name="Visited_20_Internet_20_Link">
https://www.ukrinform.ua/rubric-ato/3704284-es-nadast-ukraini-boepripasiv-na-2-milardi-smigal.html</text:a>
</text:p>
      <!--NEWS-->
      <text:h text:style-name="P10" text:outline-level="1">
<text:span text:style-name="T4">
Стефанчук обговорив із головою парламенту Португалії інтеграцію України до ЄС та НАТО</text:span>
</text:h>
      <text:p text:style-name="P4">
Authors: Ukrinform (Person)</text:p>
      <text:p text:style-name="P4">
Publisher: Укринформ (Organization)</text:p>
      <text:p text:style-name="P4">
Published Time: 2023-05-03T-138:50:03+03:00</text:p>
      <text:p text:style-name="P4">
Modified Time: 2023-05-03T17:50:03+03:00</text:p>
      <text:p text:style-name="P4">
Description: Голова Верховної Ради Руслан Стефанчук обговорив із керівником Асамблеї Республіки Португалія Аугушту Ернешту Сантушем Сілвою питання інтеграції України до Єврооюзу та НАТО. — Укрінформ.</text:p>
      <text:p text:style-name="P4">
Images: ["<text:a xlink:type="simple" xlink:href="https://static.ukrinform.com/photos/2023_05/thumb_files/630_360_1683125317-534.jpg" text:style-name="Internet_20_link" text:visited-style-name="Visited_20_Internet_20_Link">
630_360_16831...</text:a>
"]</text:p>
      <text:p text:style-name="P4">
Tags: ['Євросоюз', 'НАТО', 'Португалія', 'Україна', 'Стефанчук']</text:p>
      <text:p text:style-name="P4">
Type: Article</text:p>
      <!--METADATA-->
      <text:p text:style-name="P4">
<draw:frame draw:style-name="fr1" draw:name="Image29" text:anchor-type="as-char" svg:width="6.9236in" svg:height="3.956343in" draw:z-index="0">
<draw:image xlink:href="../Images/yкринформ/2023-05-03T-138-50-03-03-00/630_360_1683125317-534.jpg" xlink:type="simple" xlink:show="embed" xlink:actuate="onLoad" draw:mime-type="image/jpeg"/>
</draw:frame>
 ГоловаВерховної Ради Руслан Стефанчук обговорив із керівником Асамблеї РеспублікиПортугалія Аугушту Ернешту Сантушем Сілвою питання інтеграції України доЄврооюзу та НАТО.</text:p>
      <text:p text:style-name="P4">
Про це спікер українського парламенту розповів під час спільного  <text:a xlink:type="simple" xlink:href="https://t.me/tv_rada/17840" text:style-name="Internet_20_link" text:visited-style-name="Visited_20_Internet_20_Link">
</text:a>
 з головою Асамблеї Республіки Португалія вКиєві, повідомляє кореспондент Укрінформу.</text:p>
      <text:p text:style-name="P4">
"Обговорили питання європейської та євроатлантичної інтеграції України. Я дужехочу подякувати пану голові Асамблеї за згоду у підтримці України і наданніконкретної практичної допомоги щодо проходження цього важливого шляхуінтеграції", – сказав Стефанчук.</text:p>
      <text:p text:style-name="P4">
Окрім того, Голова ВР поінформував, що в межах зустрічі обговорювались теми,пов‘язані з Формулою миру, запропонованої Президентом України Володимиром <text:a xlink:type="simple" xlink:href="https://www.ukrinform.ua/tag-zelenskij" text:style-name="Internet_20_link" text:visited-style-name="Visited_20_Internet_20_Link">
</text:a>
 , а також створенням спеціальногоміжнародного трибуналу для російської федерації.</text:p>
      <text:p text:style-name="P4">
<text:span text:style-name="T4">
Читайте також:</text:span>
 <text:a xlink:type="simple" xlink:href="https://www.ukrinform.ua/rubric-polytics/3704185-zelenskij-poki-trivae-vijna-ukraina-ne-bude-v-nato-ale-cekae-na-zaprosenna-vid-alansu.html" text:style-name="Internet_20_link" text:visited-style-name="Visited_20_Internet_20_Link">
 <text:span text:style-name="T4">
НАТО</text:span>
 </text:a>
</text:p>
      <text:p text:style-name="P4">
Водночас, за його словами, обговорювалась низка питань щодо військової,політичної, гуманітарної та фінансової підтримки України.</text:p>
      <text:p text:style-name="P4">
Стефанчук висловив вдячність Португалії за допомогу, яка надається Україні.</text:p>
      <text:p text:style-name="P4">
Як повідомлялося, делегація Асамблеї Республіки Португалія взяла участь узасіданні Верховної Ради України 3 травня.</text:p>
      <text:p text:style-name="P4">
_ Фото: Верховна Рада  _</text:p>
      <text:p text:style-name="P4">
Source: <text:a xlink:type="simple" xlink:href="https://www.ukrinform.ua/rubric-polytics/3704279-stefancuk-obgovoriv-iz-golovou-parlamentu-portugalii-integraciu-ukraini-do-es-ta-nato.html" text:style-name="Internet_20_link" text:visited-style-name="Visited_20_Internet_20_Link">
https://www.ukrinform.ua/rubric-polytics/3704279-stefancuk-obgovoriv-iz-golovou-parlamentu-portugalii-integraciu-ukraini-do-es-ta-nato.html</text:a>
</text:p>
      <!--NEWS-->
      <text:h text:style-name="P10" text:outline-level="1">
<text:span text:style-name="T4">
Унаслідок обстрілів Херсонщини загинули 16 людей</text:span>
</text:h>
      <text:p text:style-name="P4">
Authors: Ukrinform (Person)</text:p>
      <text:p text:style-name="P4">
Publisher: Укринформ (Organization)</text:p>
      <text:p text:style-name="P4">
Published Time: 2023-05-03T-140:50:00+03:00</text:p>
      <text:p text:style-name="P4">
Modified Time: 2023-05-03T17:50:00+03:00</text:p>
      <text:p text:style-name="P4">
Description: Унаслідок російських обстрілів у середу на Херсонщині загинули 16 людей. — Укрінформ.</text:p>
      <text:p text:style-name="P4">
Images: ["<text:a xlink:type="simple" xlink:href="https://static.ukrinform.com/photos/2023_05/thumb_files/630_360_1683125306-519.jpg" text:style-name="Internet_20_link" text:visited-style-name="Visited_20_Internet_20_Link">
630_360_16831...</text:a>
"]</text:p>
      <text:p text:style-name="P4">
Tags: ['Херсонщина', 'Обстріл', 'Війна з росією']</text:p>
      <text:p text:style-name="P4">
Type: Article</text:p>
      <!--METADATA-->
      <text:p text:style-name="P4">
<draw:frame draw:style-name="fr1" draw:name="Image30" text:anchor-type="as-char" svg:width="6.9236in" svg:height="3.956343in" draw:z-index="0">
<draw:image xlink:href="../Images/yкринформ/2023-05-03T-140-50-00-03-00/630_360_1683125306-519.jpg" xlink:type="simple" xlink:show="embed" xlink:actuate="onLoad" draw:mime-type="image/jpeg"/>
</draw:frame>
Унаслідок російських обстрілів у середу на Херсонщині загинули 16 людей.</text:p>
      <text:p text:style-name="P4">
Про це повідомляє <text:a xlink:type="simple" xlink:href="https://t.me/pgo_gov_ua/11791" text:style-name="Internet_20_link" text:visited-style-name="Visited_20_Internet_20_Link">
 </text:a>
 , передає Укрінформ.</text:p>
      <text:p text:style-name="P4">
Як зазначається, зранку 3 травня російські війська почали масивно обстрілюватимісто Херсон та населені пункти області. Станом на 16:30 через хаотичніобстріли та влучання снарядів по об’єктах цивільної інфраструктури в обласномуцентрі загинули 12 людей. Близько 22 - отримали травми різного ступенятяжкості.</text:p>
      <text:p text:style-name="P4">
<text:span text:style-name="T4">
Читайте також:</text:span>
 <text:a xlink:type="simple" xlink:href="https://www.ukrinform.ua/rubric-ato/3704247-na-hersonsini-cerez-vorozi-obstrili-3-travna-vze-zaginuli-vosmero-ludej.html" text:style-name="Internet_20_link" text:visited-style-name="Visited_20_Internet_20_Link">
 <text:span text:style-name="T4">
Херсонщин</text:span>
 </text:a>
</text:p>
      <text:p text:style-name="P4">
Окрім того, як повідомлялося, вдень між селами Степанівка та Музиківка підворожим обстрілом опинилася бригада енергетиків, які лагодили електромережіпісля чергових атак армії рф, аби забезпечити людей світлом. Від отриманихтравм <text:a xlink:type="simple" xlink:href="https://www.ukrinform.ua/rubric-ato/3704139-na-hersonsini-pid-obstril-potrapili-pracivniki-oblenergo-troe-zagiblih.html" text:style-name="Internet_20_link" text:visited-style-name="Visited_20_Internet_20_Link">
 </text:a>
 .</text:p>
      <text:p text:style-name="P4">
Вранці від обстрілу Дар'ївської громади області загинув чоловік. У прокуратуріінформують, що обстріли тривають.</text:p>
      <text:p text:style-name="P4">
Source: <text:a xlink:type="simple" xlink:href="https://www.ukrinform.ua/rubric-ato/3704280-unaslidok-obstriliv-hersonsini-zaginuli-16-ludej.html" text:style-name="Internet_20_link" text:visited-style-name="Visited_20_Internet_20_Link">
https://www.ukrinform.ua/rubric-ato/3704280-unaslidok-obstriliv-hersonsini-zaginuli-16-ludej.html</text:a>
</text:p>
      <!--NEWS-->
      <text:h text:style-name="P10" text:outline-level="1">
<text:span text:style-name="T4">
Ворог 11 разів обстріляв прикордоння Сумщини, є поранений</text:span>
</text:h>
      <text:p text:style-name="P4">
Authors: Ukrinform (Person)</text:p>
      <text:p text:style-name="P4">
Publisher: Укринформ (Organization)</text:p>
      <text:p text:style-name="P4">
Published Time: 2023-05-03T-14:51:00+03:00</text:p>
      <text:p text:style-name="P4">
Modified Time: 2023-05-03T23:51:00+03:00</text:p>
      <text:p text:style-name="P4">
Description: Протягом дня російські агресори обстріляли шість громад Сумської області, загалом зафіксовано 67 вибухів. — Укрінформ.</text:p>
      <text:p text:style-name="P4">
Images: ["<text:a xlink:type="simple" xlink:href="https://static.ukrinform.com/photos/2019_11/thumb_files/630_360_1574102935-316.jpg" text:style-name="Internet_20_link" text:visited-style-name="Visited_20_Internet_20_Link">
630_360_15741...</text:a>
"]</text:p>
      <text:p text:style-name="P4">
Tags: ['Обстріл', 'Сумщина', 'Міномет', 'Війна з росією', 'Артилерія']</text:p>
      <text:p text:style-name="P4">
Type: Article</text:p>
      <!--METADATA-->
      <text:p text:style-name="P4">
<draw:frame draw:style-name="fr1" draw:name="Image31" text:anchor-type="as-char" svg:width="6.9236in" svg:height="3.956343in" draw:z-index="0">
<draw:image xlink:href="../Images/yкринформ/2023-05-03T-14-51-00-03-00/630_360_1574102935-316.jpg" xlink:type="simple" xlink:show="embed" xlink:actuate="onLoad" draw:mime-type="image/jpeg"/>
</draw:frame>
 Протягомдня російські агресори обстріляли шість громад Сумської області, загаломзафіксовано 67 вибухів.</text:p>
      <text:p text:style-name="P4">
Про це Сумська ОВА повідомляє у <text:a xlink:type="simple" xlink:href="https://www.facebook.com/sumska.oda/" text:style-name="Internet_20_link" text:visited-style-name="Visited_20_Internet_20_Link">
</text:a>
 , передає Укрінформ.</text:p>
      <text:p text:style-name="P4">
«Протягом дня росіяни здійснили 11 обстрілів прикордонних громад. Зафіксовано67 вибухів», - ідеться в повідомленні.</text:p>
      <text:p text:style-name="P4">
Обстрілів зазнали населені пункти Миропільської, Юнаківської, Зноб-Новгородської, Білопільської, Ворожбянської, Середино-Будської громад.</text:p>
      <text:p text:style-name="P4">
По території Миропільської громади ворог бив з мінометів, випустивши 16 мін.</text:p>
      <text:p text:style-name="P4">
Юнаківська громада зазнала артилерійського обстрілу (сім <text:a xlink:type="simple" xlink:href="https://www.ukrinform.ua/tag-vibuh" text:style-name="Internet_20_link" text:visited-style-name="Visited_20_Internet_20_Link">
</text:a>
 ). Поранено цивільну особу, якій наданопершу медичну допомогу та направлено до медичного закладу.</text:p>
      <text:p text:style-name="P4">
<text:span text:style-name="T4">
Читайте також:</text:span>
 <text:a xlink:type="simple" xlink:href="https://www.ukrinform.ua/rubric-regions/3703898-rosiani-za-dobu-obstrilali-11-gromad-sumsini-e-rujnuvanna.html" text:style-name="Internet_20_link" text:visited-style-name="Visited_20_Internet_20_Link">
 <text:span text:style-name="T4">
Сумщин</text:span>
 </text:a>
</text:p>
      <text:p text:style-name="P4">
Били росіяни по території громади і з мінометів (шість «прильотів»).</text:p>
      <text:p text:style-name="P4">
У Ворожбянській громаді внаслідок артилерійського обстрілу (п’ять вибухів).пошкоджено приватне домоволодіння.</text:p>
      <text:p text:style-name="P4">
На територію Зноб-Новгородської громади ворог скинув чотири міни.</text:p>
      <text:p text:style-name="P4">
Під артобстрілом з території рф перебувала Середино-Будська громада –зафіксовано 21 вибух.</text:p>
      <text:p text:style-name="P4">
<text:span text:style-name="T4">
Читайте також:</text:span>
 <text:a xlink:type="simple" xlink:href="https://www.ukrinform.ua/rubric-ato/3703614-zagarbniki-vdarili-z-artilerii-po-prikordonnomu-mistu-na-sumsini.html" text:style-name="Internet_20_link" text:visited-style-name="Visited_20_Internet_20_Link">
 <text:span text:style-name="T4">
Сумщин</text:span>
 </text:a>
</text:p>
      <text:p text:style-name="P4">
Окрім того, російські агресори скинули чотири міни на територію Білопільськоїгромади</text:p>
      <text:p text:style-name="P4">
Як повідомлялося, росіяни вночі завдали авіаудару бомбами КАБ по школі тапідприємству в селищі Свеса Сумської області.</text:p>
      <text:p text:style-name="P4">
Source: <text:a xlink:type="simple" xlink:href="https://www.ukrinform.ua/rubric-ato/3704422-vorog-11-raziv-obstrilav-prikordonna-sumsini-e-poranenij.html" text:style-name="Internet_20_link" text:visited-style-name="Visited_20_Internet_20_Link">
https://www.ukrinform.ua/rubric-ato/3704422-vorog-11-raziv-obstrilav-prikordonna-sumsini-e-poranenij.html</text:a>
</text:p>
      <!--NEWS-->
      <text:h text:style-name="P10" text:outline-level="1">
<text:span text:style-name="T4">
Культурна програма України на Євробаченні пройде під гаслом «За що ми боремося» - Джапарова</text:span>
</text:h>
      <text:p text:style-name="P4">
Authors: Ukrinform (Person)</text:p>
      <text:p text:style-name="P4">
Publisher: Укринформ (Organization)</text:p>
      <text:p text:style-name="P4">
Published Time: 2023-05-03T-161:02:00+03:00</text:p>
      <text:p text:style-name="P4">
Modified Time: 2023-05-03T17:02:00+03:00</text:p>
      <text:p text:style-name="P4">
Description: Культурна програма України в межах пісенного конкурсу "Євробачення" у Ліверпулі проходитиме під гаслом "За що ми боремося", аби пояснити європейцям, які виклики наразі долає держава. — Укрінформ.</text:p>
      <text:p text:style-name="P4">
Images: ["<text:a xlink:type="simple" xlink:href="https://static.ukrinform.com/photos/2023_01/thumb_files/630_360_1675165561-505.jpg" text:style-name="Internet_20_link" text:visited-style-name="Visited_20_Internet_20_Link">
630_360_16751...</text:a>
", "<text:a xlink:type="simple" xlink:href="https://static.ukrinform.com/photos/2023_05/1683121553-457.jpg" text:style-name="Internet_20_link" text:visited-style-name="Visited_20_Internet_20_Link">
1683121553-45...</text:a>
"]</text:p>
      <text:p text:style-name="P4">
Tags: ['Джапарова', 'Євробачення', 'Конкурс']</text:p>
      <text:p text:style-name="P4">
Type: Article</text:p>
      <!--METADATA-->
      <text:p text:style-name="P4">
<draw:frame draw:style-name="fr1" draw:name="Image32" text:anchor-type="as-char" svg:width="6.9236in" svg:height="3.956343in" draw:z-index="0">
<draw:image xlink:href="../Images/yкринформ/2023-05-03T-161-02-00-03-00/630_360_1675165561-505.jpg" xlink:type="simple" xlink:show="embed" xlink:actuate="onLoad" draw:mime-type="image/jpeg"/>
</draw:frame>
Культурна програма України в межах пісенного конкурсу "Євробачення" уЛіверпулі проходитиме під гаслом "За що ми боремося", аби пояснити європейцям,які виклики наразі долає держава.</text:p>
      <text:p text:style-name="P4">
Про це заявила перша заступниця міністра закордонних справ Еміне Джапарова набрифінгу у Медіацентрі Україна - Укрінформ.</text:p>
      <text:p text:style-name="P4">
Вона зауважила, що російська пропаганда активно поширює міф про начебто "втомувід України". Цей наратив можна почути в країнах Глобального Півдня і навіть удеяких європейських країнах, констатувала перша заступниця міністра.</text:p>
      <text:p text:style-name="P4">
<draw:frame draw:style-name="fr1" draw:name="Image33" text:anchor-type="as-char" svg:width="6.9236in" svg:height="4.615733in" draw:z-index="0">
<draw:image xlink:href="../Images/yкринформ/2023-05-03T-161-02-00-03-00/1683121553-457.jpg" xlink:type="simple" xlink:show="embed" xlink:actuate="onLoad" draw:mime-type="image/jpeg"/>
</draw:frame>
</text:p>
      <text:p text:style-name="P4">
"Коли ми продумували промоційні заходи (в межах Євробачення - ред.), якірозповідатимуть про те, чим ми живемо, які виклики долаємо, ми визначили длясебе слоган What we are fighting for ("За що ми боремося"). Це сильна позиція.Ми хочемо розказати, за що і як ми боремося, чому ми боремося і чого мизрештою хочемо досягти", - сказала Джапарова.</text:p>
      <text:p text:style-name="P4">
Вона додала, що це позиція "не прохачів, а тих, хто бореться, а всі, хто знами, на правильному боці історії".</text:p>
      <text:p text:style-name="P4">
<text:span text:style-name="T4">
Читайте також:</text:span>
 <text:a xlink:type="simple" xlink:href="https://www.ukrinform.ua/rubric-diaspora/3703112-u-liverpuli-do-evrobacenna-vstanovili-spivocih-soloviv.html" text:style-name="Internet_20_link" text:visited-style-name="Visited_20_Internet_20_Link">
 <text:span text:style-name="T4">
Євробачення</text:span>
 </text:a>
</text:p>
      <text:p text:style-name="P4">
"Тільки так ми маємо транслювати цей меседж", - акцентувала перша заступницяміністра.</text:p>
      <text:p text:style-name="P4">
Як повідомляв Укрінформ, пісенний конкурс « <text:a xlink:type="simple" xlink:href="https://www.ukrinform.ua/tag-evrobacenna" text:style-name="Internet_20_link" text:visited-style-name="Visited_20_Internet_20_Link">
 </text:a>
 -2023» пройде у Ліверпулі після того, як Україна, яка перемоглана конкурсі 2022 року з піснею Stefania гурту Kalush Orchestra, не змоглазадовольнити вимоги щодо проведення конкурсу через безпекові побоювання,спричинені російським вторгненням.</text:p>
      <text:p text:style-name="P4">
Півфінали конкурсу відбудуться 9 та 11 травня, фінал - 13 травня. Україну наконкурсі представлятиме гурт TVORCHI з піснею Heart of Steel.</text:p>
      <text:p text:style-name="P4">
Source: <text:a xlink:type="simple" xlink:href="https://www.ukrinform.ua/rubric-culture/3704244-kulturna-programa-ukraini-na-evrobacenni-prohoditime-pid-gaslom-za-so-mi-boremosa-dzaparova.html" text:style-name="Internet_20_link" text:visited-style-name="Visited_20_Internet_20_Link">
https://www.ukrinform.ua/rubric-culture/3704244-kulturna-programa-ukraini-na-evrobacenni-prohoditime-pid-gaslom-za-so-mi-boremosa-dzaparova.html</text:a>
</text:p>
      <!--NEWS-->
      <text:h text:style-name="P10" text:outline-level="1">
<text:span text:style-name="T4">
Подоляк - про ситуацію на ЗАЕС: росіяни шукають кроків до ескалації</text:span>
</text:h>
      <text:p text:style-name="P4">
Authors: Ukrinform (Person)</text:p>
      <text:p text:style-name="P4">
Publisher: Укринформ (Organization)</text:p>
      <text:p text:style-name="P4">
Published Time: 2023-05-03T-16:27:00+03:00</text:p>
      <text:p text:style-name="P4">
Modified Time: 2023-05-03T23:27:00+03:00</text:p>
      <text:p text:style-name="P4">
Description: російські загарбники постійно використовують Запорізьку АЕС для шантажу й пошуку кроків до ескалації. — Укрінформ.</text:p>
      <text:p text:style-name="P4">
Images: ["<text:a xlink:type="simple" xlink:href="https://static.ukrinform.com/photos/2022_11/thumb_files/630_360_1669378288-941.jpg" text:style-name="Internet_20_link" text:visited-style-name="Visited_20_Internet_20_Link">
630_360_16693...</text:a>
"]</text:p>
      <text:p text:style-name="P4">
Tags: ['Шантаж', 'Подоляк', 'Запорізька АЕС', 'Ядерна безпека', 'Війна з росією', 'Єдині новини']</text:p>
      <text:p text:style-name="P4">
Type: Article</text:p>
      <!--METADATA-->
      <text:p text:style-name="P4">
<draw:frame draw:style-name="fr1" draw:name="Image34" text:anchor-type="as-char" svg:width="6.9236in" svg:height="3.956343in" draw:z-index="0">
<draw:image xlink:href="../Images/yкринформ/2023-05-03T-16-27-00-03-00/630_360_1669378288-941.jpg" xlink:type="simple" xlink:show="embed" xlink:actuate="onLoad" draw:mime-type="image/jpeg"/>
</draw:frame>
 російськізагарбники постійно використовують Запорізьку АЕС для шантажу й пошуку кроківдо ескалації.</text:p>
      <text:p text:style-name="P4">
Так радник керівника ОП Михайло Подоляк прокоментував розміщення росіянамивійськової техніки і вибухівки в турбінному відділенні 4-го енергоблока ЗАЕСповідомляє кореспондент Укрінформу.</text:p>
      <text:p text:style-name="P4">
"Вони шукають певні кроки до ескалації. Вони очікують певні кроки, певніконтрдії України... Вони розуміють, що ЗАЕС ніколи не буде російською, вони незмогли її перепідключити до своєї системи. Тому використовують її зараз якшантаж", - сказав Подоляк. в ефірі телемарафону "Єдині новини",</text:p>
      <text:p text:style-name="P4">
За його словами, росія шукає можливості впливати не стільки на Україну,скільки на країни Заходу.</text:p>
      <text:p text:style-name="P4">
<text:span text:style-name="T4">
Читайте також:</text:span>
 <text:a xlink:type="simple" xlink:href="https://www.ukrinform.ua/rubric-polytics/3701234-tilki-povnij-kontrol-ukraini-nad-zaes-garantue-bezpeku-evropi-zelenskij.html" text:style-name="Internet_20_link" text:visited-style-name="Visited_20_Internet_20_Link">
 <text:span text:style-name="T4">
ЗАЕС</text:span>
 </text:a>
</text:p>
      <text:p text:style-name="P4">
"Вони пробують оці різні примітивні кроки. От, мовляв, дивіться, ми тампоставили <text:a xlink:type="simple" xlink:href="https://www.ukrinform.ua/tag-vibuhivka" text:style-name="Internet_20_link" text:visited-style-name="Visited_20_Internet_20_Link">
 </text:a>
 , там замінували. Якщови нас не будете слухати, не примусите Україну капітулювати, ми використаємоце. Це ескалація і шантаж", - зазначив Подоляк.</text:p>
      <text:p text:style-name="P4">
Як <text:a xlink:type="simple" xlink:href="https://www.ukrinform.ua/rubric-ato/3704399-rosiani-rozmistili-v-4mu-bloci-zaes-vijskovu-tehniku-ta-vibuhivku.html" text:style-name="Internet_20_link" text:visited-style-name="Visited_20_Internet_20_Link">
 </text:a>
 представники МАГАТЕ повідомилипро факт розміщення російськими окупантами військової техніки, зброї тавибухівки у приміщенні турбінного відділення енергоблоку №4 Запорізької АЕС.</text:p>
      <text:p text:style-name="P4">
Окрім того, до Держатомрегулювання неофіційними каналами надходить інформаціястосовно зберігання техніки, зброї та вибухівки в інших виробничих приміщенняхЗАЕС, у тому числі ремонтно-механічних майстернях та на дахах енергоблоків.</text:p>
      <text:p text:style-name="P4">
<text:span text:style-name="T4">
Читайте також:</text:span>
 <text:a xlink:type="simple" xlink:href="https://www.ukrinform.ua/rubric-ato/3701367-rosiani-buduut-na-reaktornih-blokah-zaes-oboronni-sporudi-britanska-rozvidka.html" text:style-name="Internet_20_link" text:visited-style-name="Visited_20_Internet_20_Link">
 <text:span text:style-name="T4">
ЗАЕС</text:span>
 </text:a>
</text:p>
      <text:p text:style-name="P4">
Держінспекція ядерного регулювання закликає міжнародну спільноту доконсолідованої та рішучої відповіді на дії країни-агресора, застосуванняжорстких санкцій до підприємств атомної галузі російської федерації таафілійованих із ними осіб. Також у відомстві наголошують, що рф має бутипозбавлена усіх прав та привілеїв у МАГАТЕ та інших міжнародних інституціях усфері використання ядерної енергії.</text:p>
      <text:p text:style-name="P4">
Source: <text:a xlink:type="simple" xlink:href="https://www.ukrinform.ua/rubric-ato/3704420-podolak-pro-situaciu-na-zaes-rosiani-sukaut-krokiv-do-eskalacii.html" text:style-name="Internet_20_link" text:visited-style-name="Visited_20_Internet_20_Link">
https://www.ukrinform.ua/rubric-ato/3704420-podolak-pro-situaciu-na-zaes-rosiani-sukaut-krokiv-do-eskalacii.html</text:a>
</text:p>
      <!--NEWS-->
      <text:h text:style-name="P10" text:outline-level="1">
<text:span text:style-name="T4">
«Шахтар» та «Динамо» входять до топ-50 клубного рейтингу УЄФА</text:span>
</text:h>
      <text:p text:style-name="P4">
Authors: Ukrinform (Person)</text:p>
      <text:p text:style-name="P4">
Publisher: Укринформ (Organization)</text:p>
      <text:p text:style-name="P4">
Published Time: 2023-05-03T-18:11:34+03:00</text:p>
      <text:p text:style-name="P4">
Modified Time: 2023-05-03T23:11:34+03:00</text:p>
      <text:p text:style-name="P4">
Description: Наступного тижня розпочинається півфінальна стадія футбольних єврокубків. — Укрінформ.</text:p>
      <text:p text:style-name="P4">
Images: ["<text:a xlink:type="simple" xlink:href="https://static.ukrinform.com/photos/2023_05/thumb_files/630_360_1683144654-361.jpg" text:style-name="Internet_20_link" text:visited-style-name="Visited_20_Internet_20_Link">
630_360_16831...</text:a>
"]</text:p>
      <text:p text:style-name="P4">
Tags: ['Динамо', 'Футбол', 'Рейтинг', 'УЄФА', 'Шахтар']</text:p>
      <text:p text:style-name="P4">
Type: Article</text:p>
      <!--METADATA-->
      <text:p text:style-name="P4">
<draw:frame draw:style-name="fr1" draw:name="Image35" text:anchor-type="as-char" svg:width="6.9236in" svg:height="3.956343in" draw:z-index="0">
<draw:image xlink:href="../Images/yкринформ/2023-05-03T-18-11-34-03-00/630_360_1683144654-361.jpg" xlink:type="simple" xlink:show="embed" xlink:actuate="onLoad" draw:mime-type="image/jpeg"/>
</draw:frame>
Наступного тижня розпочинається півфінальна стадія футбольних єврокубків.</text:p>
      <text:p text:style-name="P4">
За інформацією офіційного <text:a xlink:type="simple" xlink:href="https://ru.uefa.com/nationalassociations/uefarankings/club/#/yr/2023" text:style-name="Internet_20_link" text:visited-style-name="Visited_20_Internet_20_Link">
</text:a>
 Союзуєвропейських футбольних асоціацій (УЄФА), до топ-50 клубного рейтингу входятьдві українські команди - донецький «Шахтар» та київське «Динамо», якідостроково припинили виступ у сезоні-2022/23, передає Укрінформ.</text:p>
      <text:p text:style-name="P4">
«Гірники» посідають у списку 25-те місце, «біло-сині» - замикають першу 50-ку.</text:p>
      <text:p text:style-name="P4">
Рейтинг очолює «Манчестер Сіті», далі йдуть «Баварія» та «Челсі».</text:p>
      <text:p text:style-name="P4">
<text:span text:style-name="T4">
Читайте також:</text:span>
 <text:a xlink:type="simple" xlink:href="https://www.ukrinform.ua/rubric-sports/3703342-kalendar-golovnih-sportivnih-podij-travna-rozpocav-cempionat-svitu-z-boksu.html" text:style-name="Internet_20_link" text:visited-style-name="Visited_20_Internet_20_Link">
 </text:a>
</text:p>
      <text:p text:style-name="P4">
Як повідомлялося, в 1/2 фіналу Ліги чемпіонів УЄФА зіграють «Реал» -«Манчестер Сіті» та «Мілан» - «Інтер», путівки у фінал Ліги Європи розіграють«Рома» - «Баєр» та «Ювентус» - «Севілья», а у півфіналі Ліги конференцій УЄФАпротистоятимуть «Вест Гем» - АЗ «Алкмаар» та «Фіорентина» - «Базель».</text:p>
      <text:p text:style-name="P4">
Source: <text:a xlink:type="simple" xlink:href="https://www.ukrinform.ua/rubric-sports/3704418-sahtar-ta-dinamo-vhodat-do-top50-klubnogo-rejtingu-uefa.html" text:style-name="Internet_20_link" text:visited-style-name="Visited_20_Internet_20_Link">
https://www.ukrinform.ua/rubric-sports/3704418-sahtar-ta-dinamo-vhodat-do-top50-klubnogo-rejtingu-uefa.html</text:a>
</text:p>
      <!--NEWS-->
      <text:h text:style-name="P10" text:outline-level="1">
<text:span text:style-name="T4">
At Sivershchyna and Slobozhanschyna directions Russian army shelled Hasychivka, Yeline, Blesh...</text:span>
</text:h>
      <text:p text:style-name="P4">
Authors: liveuamap (Language: en)</text:p>
      <text:p text:style-name="P4">
Time: 2023-05-03T-1:13:00</text:p>
      <text:p text:style-name="P4">
Location: Vovchansk (Latitude:50.29197 Longtitude:37.52518)</text:p>
      <text:p text:style-name="P4">
Videos: []</text:p>
      <text:p text:style-name="P4">
Images: []</text:p>
      <text:p text:style-name="P4">
Tags: ["Russia"]</text:p>
      <text:p text:style-name="P4">
ID: 22560161</text:p>
      <!--METADATA-->
      <text:p text:style-name="P4">
At Sivershchyna and Slobozhanschyna directions Russian army shelledHasychivka, Yeline, Bleshnya, Karpovychi, Tymonovychi, Leonivka and Muravyi ofChernihiv region; Znob-Novhorodske, Uralove, Seredyna-Buda, Kucherivka, Rivne,Vorozhba, Volfyne, Mykolayivka, Myropillya of Sumy region, also Veterynarne,Vilkhivka, Hatysche, Vovchansk and Potykhonove of Kharkiv region, - GeneralStaff of Armed Forces of Ukraine says in the morning report</text:p>
      <text:p text:style-name="P4">
News Collection Link: <text:a xlink:type="simple" xlink:href="https://liveuamap.com/en/2023/3-may-at-sivershchyna-and-slobozhanschyna-directions-russian" text:style-name="Internet_20_link" text:visited-style-name="Visited_20_Internet_20_Link">
https://liveuamap.com/en/2023/3-may-at-sivershchyna-and-slobozhanschyna-directions-russian</text:a>
</text:p>
      <text:p text:style-name="P4">
Source: <text:a xlink:type="simple" xlink:href="https://t.me/lumsrc/4668" text:style-name="Internet_20_link" text:visited-style-name="Visited_20_Internet_20_Link">
https://t.me/lumsrc/4668</text:a>
</text:p>
      <!--NEWS-->
      <text:h text:style-name="P10" text:outline-level="1">
<text:span text:style-name="T4">
Президент подякував Новій Зеландії за розширення допомоги для України</text:span>
</text:h>
      <text:p text:style-name="P4">
Authors: Ukrinform (Person)</text:p>
      <text:p text:style-name="P4">
Publisher: Укринформ (Organization)</text:p>
      <text:p text:style-name="P4">
Published Time: 2023-05-03T-20:06:00+03:00</text:p>
      <text:p text:style-name="P4">
Modified Time: 2023-05-03T23:06:00+03:00</text:p>
      <text:p text:style-name="P4">
Description: Володимир Зеленський висловив вдячність Новій Зеландії за рішення розширити допомогу Україні в низці сфер, у тому числі оборонній.  — Укрінформ.</text:p>
      <text:p text:style-name="P4">
Images: ["<text:a xlink:type="simple" xlink:href="https://static.ukrinform.com/photos/2023_01/thumb_files/630_360_1672867454-460.jpeg" text:style-name="Internet_20_link" text:visited-style-name="Visited_20_Internet_20_Link">
630_360_16728...</text:a>
"]</text:p>
      <text:p text:style-name="P4">
Tags: ['Оборона', 'Нова Зеландія', 'допомога', 'Зеленський', 'Війна з росією']</text:p>
      <text:p text:style-name="P4">
Type: Article</text:p>
      <!--METADATA-->
      <text:p text:style-name="P4">
<draw:frame draw:style-name="fr1" draw:name="Image36" text:anchor-type="as-char" svg:width="6.9236in" svg:height="3.956343in" draw:z-index="0">
<draw:image xlink:href="../Images/yкринформ/2023-05-03T-20-06-00-03-00/630_360_1672867454-460.jpeg" xlink:type="simple" xlink:show="embed" xlink:actuate="onLoad" draw:mime-type="image/jpeg"/>
</draw:frame>
Володимир Зеленський висловив вдячність Новій Зеландії за рішення розширитидопомогу Україні в низці сфер, у тому числі оборонній.</text:p>
      <text:p text:style-name="P4">
Про це Володимир Зеленський написав у <text:a xlink:type="simple" xlink:href="https://twitter.com/ZelenskyyUa/status/1653841136413290496" text:style-name="Internet_20_link" text:visited-style-name="Visited_20_Internet_20_Link">
</text:a>
, передає Укрінформ.</text:p>
      <text:p text:style-name="P4">
«Вдячний уряду Нової Зеландії й особисто Прем'єр-міністру Крісу Гіпкінсу зарішення про розширення допомоги Україні у сфері оборони, економіки,гуманітарної та правової підтримки», - написав Президент.</text:p>
      <text:p text:style-name="Quotations">

<text:p text:style-name="P4">
Вдячний уряду 🇳🇿 й особисто Прем'єр-міністру <text:a xlink:type="simple" xlink:href="https://twitter.com/chrishipkins" text:style-name="Internet_20_link" text:visited-style-name="Visited_20_Internet_20_Link">
&gt;
 </text:a>
 за рішення про&gt;
 розширення допомоги 🇺🇦 у сфері оборони, економіки, гуманітарної та правової&gt;
 підтримки. Окрема подяка за рішення про продовження підготовки 🇺🇦&gt;
 військових. Цінуємо цю підтримку, яка наближає нас до перемоги!&gt;
&gt;
 — Володимир Зеленський (@ZelenskyyUa) <text:a xlink:type="simple" xlink:href="https://twitter.com/ZelenskyyUa/status/1653841136413290496" text:style-name="Internet_20_link" text:visited-style-name="Visited_20_Internet_20_Link">
&gt;
 </text:a>
</text:p>

</text:p>
      <text:p text:style-name="P4">
Глава держави висловив окрему подяку за рішення про продовження підготовкиукраїнських військових.</text:p>
      <text:p text:style-name="P4">
«Цінуємо цю підтримку, яка наближає нас до перемоги!», - наголосив Зеленський.</text:p>
      <text:p text:style-name="P4">
<text:span text:style-name="T4">
Читайте також:</text:span>
 <text:a xlink:type="simple" xlink:href="https://www.ukrinform.ua/rubric-ato/3704409-zelenskij-podakuvav-ssa-za-novij-paket-oboronnoi-dopomogi.html" text:style-name="Internet_20_link" text:visited-style-name="Visited_20_Internet_20_Link">
 <text:span text:style-name="T4">
подякував</text:span>
 </text:a>
</text:p>
      <text:p text:style-name="P4">
Як повідомлялося, <text:a xlink:type="simple" xlink:href="https://www.ukrinform.ua/rubric-polytics/3704073-nova-zelandia-zbilsit-finansovu-pidtrimku-ukraini-ta-rozsirit-sankcii-proti-rf.html" text:style-name="Internet_20_link" text:visited-style-name="Visited_20_Internet_20_Link">
 </text:a>
 про збільшення підтримки України, анонсувавши виділення 5 мільйонівновозеландських доларів ($3,1 млн) на низку ініціатив.</text:p>
      <text:p text:style-name="P4">
<text:span text:style-name="T5">
Фото: ОП</text:span>
</text:p>
      <text:p text:style-name="P4">
Source: <text:a xlink:type="simple" xlink:href="https://www.ukrinform.ua/rubric-polytics/3704417-prezident-podakuvav-novij-zelandii-za-rozsirenna-dopomogi-dla-ukraini.html" text:style-name="Internet_20_link" text:visited-style-name="Visited_20_Internet_20_Link">
https://www.ukrinform.ua/rubric-polytics/3704417-prezident-podakuvav-novij-zelandii-za-rozsirenna-dopomogi-dla-ukraini.html</text:a>
</text:p>
      <!--NEWS-->
      <text:h text:style-name="P10" text:outline-level="1">
<text:span text:style-name="T4">
Українські партизани готують «подарунки» росіянам у Луганську – Центр нацспротиву</text:span>
</text:h>
      <text:p text:style-name="P4">
Authors: Ukrinform (Person)</text:p>
      <text:p text:style-name="P4">
Publisher: Укринформ (Organization)</text:p>
      <text:p text:style-name="P4">
Published Time: 2023-05-03T-23:49:00+03:00</text:p>
      <text:p text:style-name="P4">
Modified Time: 2023-05-03T22:49:00+03:00</text:p>
      <text:p text:style-name="P4">
Description: У тимчасово захопленому Луганську продовжує діяти українське підпілля, яке знову «привітало» загарбників. — Укрінформ.</text:p>
      <text:p text:style-name="P4">
Images: ["<text:a xlink:type="simple" xlink:href="https://static.ukrinform.com/photos/2020_12/thumb_files/630_360_1607727724-253.jpg" text:style-name="Internet_20_link" text:visited-style-name="Visited_20_Internet_20_Link">
630_360_16077...</text:a>
", "<text:a xlink:type="simple" xlink:href="https://static.ukrinform.com/photos/2023_05/1683126218-153.jpeg" text:style-name="Internet_20_link" text:visited-style-name="Visited_20_Internet_20_Link">
1683126218-15...</text:a>
", "<text:a xlink:type="simple" xlink:href="https://static.ukrinform.com/photos/2023_05/1683126218-920.jpeg" text:style-name="Internet_20_link" text:visited-style-name="Visited_20_Internet_20_Link">
1683126218-92...</text:a>
", "<text:a xlink:type="simple" xlink:href="https://static.ukrinform.com/photos/2023_05/1683126217-824.jpeg" text:style-name="Internet_20_link" text:visited-style-name="Visited_20_Internet_20_Link">
1683126217-82...</text:a>
"]</text:p>
      <text:p text:style-name="P4">
Tags: ['Луганськ', 'Війна з росією']</text:p>
      <text:p text:style-name="P4">
Type: Article</text:p>
      <!--METADATA-->
      <text:p text:style-name="P4">
<draw:frame draw:style-name="fr1" draw:name="Image37" text:anchor-type="as-char" svg:width="6.9236in" svg:height="3.956343in" draw:z-index="0">
<draw:image xlink:href="../Images/yкринформ/2023-05-03T-23-49-00-03-00/630_360_1607727724-253.jpg" xlink:type="simple" xlink:show="embed" xlink:actuate="onLoad" draw:mime-type="image/jpeg"/>
</draw:frame>
 Утимчасово захопленому Луганську продовжує діяти українське підпілля, яке знову«привітало» загарбників.</text:p>
      <text:p text:style-name="P4">
Як передає Укрінформ, про це повідомив <text:a xlink:type="simple" xlink:href="https://sprotyv.mod.gov.ua/v-lugansku-partyzany-peredaly-pryvit-okupantam/" text:style-name="Internet_20_link" text:visited-style-name="Visited_20_Internet_20_Link">
</text:a>
.</text:p>
      <text:p text:style-name="P4">
«Українські партизани зараз перебувають у Луганську і разом з жителямиокупованого міста готують «подаруночки» росіянам та їх посіпакам-колаборантам.Так, у різних куточках міста партизани намалювали око – символ Руху опору,який демонструє окупантам та їх поплічникам, що українці уважно слідкують заїх кожним кроком», - ідеться в повідомленні.</text:p>
      <text:p text:style-name="P4">
<draw:frame draw:style-name="fr1" draw:name="Image38" text:anchor-type="as-char" svg:width="5.625in" svg:height="10.0in" draw:z-index="0">
<draw:image xlink:href="../Images/yкринформ/2023-05-03T-23-49-00-03-00/1683126218-153.jpeg" xlink:type="simple" xlink:show="embed" xlink:actuate="onLoad" draw:mime-type="image/jpeg"/>
</draw:frame>
<draw:frame draw:style-name="fr1" draw:name="Image39" text:anchor-type="as-char" svg:width="5.625in" svg:height="10.0in" draw:z-index="0">
<draw:image xlink:href="../Images/yкринформ/2023-05-03T-23-49-00-03-00/1683126218-920.jpeg" xlink:type="simple" xlink:show="embed" xlink:actuate="onLoad" draw:mime-type="image/jpeg"/>
</draw:frame>
<draw:frame draw:style-name="fr1" draw:name="Image40" text:anchor-type="as-char" svg:width="5.625in" svg:height="10.0in" draw:z-index="0">
<draw:image xlink:href="../Images/yкринформ/2023-05-03T-23-49-00-03-00/1683126217-824.jpeg" xlink:type="simple" xlink:show="embed" xlink:actuate="onLoad" draw:mime-type="image/jpeg"/>
</draw:frame>
</text:p>
      <text:p text:style-name="P4">
<text:span text:style-name="T4">
Читайте також:</text:span>
 <text:a xlink:type="simple" xlink:href="https://www.ukrinform.ua/rubric-regions/3703944-na-lugansini-masovo-dezertiruut-bojoviki-lnr.html" text:style-name="Internet_20_link" text:visited-style-name="Visited_20_Internet_20_Link">
 </text:a>
</text:p>
      <text:p text:style-name="P4">
Це означає, що під час контрнаступу Збройних сил нікому з них не вдастьсявтекти.</text:p>
      <text:p text:style-name="P4">
Як повідомлялось раніше, активісти громадського руху спротиву окупації «Жовтастрічки» на минулому тижні провели патріотичну акцію в тимчасово окупованомуЛуганську.</text:p>
      <text:p text:style-name="P4">
Source: <text:a xlink:type="simple" xlink:href="https://www.ukrinform.ua/rubric-regions/3704295-ukrainski-partizani-gotuut-podarunki-rosianam-u-lugansku-centr-nacsprotivu.html" text:style-name="Internet_20_link" text:visited-style-name="Visited_20_Internet_20_Link">
https://www.ukrinform.ua/rubric-regions/3704295-ukrainski-partizani-gotuut-podarunki-rosianam-u-lugansku-centr-nacsprotivu.html</text:a>
</text:p>
      <!--NEWS-->
      <text:h text:style-name="P10" text:outline-level="1">
<text:span text:style-name="T4">
Внаслідок нічної ракетної атаки у Запоріжжі пошкоджені 44 будинки</text:span>
</text:h>
      <text:p text:style-name="P4">
Authors: Ukrinform (Person)</text:p>
      <text:p text:style-name="P4">
Publisher: Укринформ (Organization)</text:p>
      <text:p text:style-name="P4">
Published Time: 2023-05-03T-25:42:00+03:00</text:p>
      <text:p text:style-name="P4">
Modified Time: 2023-05-03T22:42:00+03:00</text:p>
      <text:p text:style-name="P4">
Description: Вночі ворожа армія минулої ночі вдарила ракетами С-300 по Запоріжжю. Пошкоджені 44 приватних будинки. — Укрінформ.</text:p>
      <text:p text:style-name="P4">
Images: ["<text:a xlink:type="simple" xlink:href="https://static.ukrinform.com/photos/2023_05/thumb_files/630_360_1683142850-921.jpg" text:style-name="Internet_20_link" text:visited-style-name="Visited_20_Internet_20_Link">
630_360_16831...</text:a>
"]</text:p>
      <text:p text:style-name="P4">
Tags: ['Обстріл', 'Запоріжжя', 'Війна з росією']</text:p>
      <text:p text:style-name="P4">
Type: Article</text:p>
      <!--METADATA-->
      <text:p text:style-name="P4">
<draw:frame draw:style-name="fr1" draw:name="Image41" text:anchor-type="as-char" svg:width="6.9236in" svg:height="3.956343in" draw:z-index="0">
<draw:image xlink:href="../Images/yкринформ/2023-05-03T-25-42-00-03-00/630_360_1683142850-921.jpg" xlink:type="simple" xlink:show="embed" xlink:actuate="onLoad" draw:mime-type="image/jpeg"/>
</draw:frame>
 Вночіворожа армія минулої ночі вдарила ракетами С-300 по Запоріжжю. Пошкоджені 44приватних будинки.</text:p>
      <text:p text:style-name="P4">
Про це в <text:a xlink:type="simple" xlink:href="https://t.me/kurtievofficial/10498" text:style-name="Internet_20_link" text:visited-style-name="Visited_20_Internet_20_Link">
 </text:a>
 повідомляє в.о міськогоголови Запоріжжя Анатолій Куртєв, передає Укрінформ.</text:p>
      <text:p text:style-name="P4">
"На цей час відомо, що від нічного обстрілу у місті постраждало 44 приватнихбудинки", - написав він.</text:p>
      <text:p text:style-name="P4">
<text:span text:style-name="T4">
Читайте також:</text:span>
 <text:a xlink:type="simple" xlink:href="https://www.ukrinform.ua/rubric-ato/3704152-po-zaporizzu-rosiani-vdarili-raketou-iskanderm-policia.html" text:style-name="Internet_20_link" text:visited-style-name="Visited_20_Internet_20_Link">
 <text:span text:style-name="T4">
Запоріж</text:span>
 </text:a>
</text:p>
      <text:p text:style-name="P4">
Протягом дня фахівці міської аварійно-рятувальної служби, робітники«Запоріжремсервісу» та «ЕЛУАШу» і волонтери "Добробату" демонтували пошкодженіконструкції, «закривали» вибиті вікна, ремонтували дахи, збирали та вивозилибудівельне сміття. Для проведення робіт були використані матеріали з міськогорезерву та від гуманітарної місії «Проліска».</text:p>
      <text:p text:style-name="P4">
Також на місті було оперативно розгорнуто намет міської ради та залучено 2комунальних автобуси, в яких можна було випити чаю чи кави. Мешканцівпостраждалих будинків консультували соцпрацівники, психологи, представникирайадміністрації та ЦНАПу. Гуманітарна організація «Лікарі без кордонів»забезпечувала людей гігієнічними наборами та ковдрами.</text:p>
      <text:p text:style-name="P4">
<text:span text:style-name="T4">
Читайте також:</text:span>
 <text:a xlink:type="simple" xlink:href="https://www.ukrinform.ua/rubric-other_news/3703997-raketnij-udar-po-zaporizzu-do-medikiv-iz-uskodzennami-zvernulisa-devatero-ludej.html" text:style-name="Internet_20_link" text:visited-style-name="Visited_20_Internet_20_Link">
 <text:span text:style-name="T4">
Запоріж</text:span>
 </text:a>
</text:p>
      <text:p text:style-name="P4">
Завтра роботи продовжаться.</text:p>
      <text:p text:style-name="P4">
Раніше повідомлялось, 3 травня близько 01:25 ворог завдав ракетного удару поЗапоріжжю. За допомогою до медиків звернулось 9 мешканців, але госпіталізаціїлюди не потребували.</text:p>
      <text:p text:style-name="P4">
Source: <text:a xlink:type="simple" xlink:href="https://www.ukrinform.ua/rubric-regions/3704416-vnaslidok-nicnoi-raketnoi-ataki-u-zaporizzi-poskodzeni-44-budinki.html" text:style-name="Internet_20_link" text:visited-style-name="Visited_20_Internet_20_Link">
https://www.ukrinform.ua/rubric-regions/3704416-vnaslidok-nicnoi-raketnoi-ataki-u-zaporizzi-poskodzeni-44-budinki.html</text:a>
</text:p>
      <!--NEWS-->
      <text:h text:style-name="P10" text:outline-level="1">
<text:span text:style-name="T4">
Атака дронів на кремль: Білий дім прокоментував імовірність провокації з боку рф</text:span>
</text:h>
      <text:p text:style-name="P4">
Authors: Ukrinform (Person)</text:p>
      <text:p text:style-name="P4">
Publisher: Укринформ (Organization)</text:p>
      <text:p text:style-name="P4">
Published Time: 2023-05-03T-27:30:00+03:00</text:p>
      <text:p text:style-name="P4">
Modified Time: 2023-05-03T22:30:00+03:00</text:p>
      <text:p text:style-name="P4">
Description: У ситуації з ударом дронів по кремлю США воліють не квапитися із заявами та дочекатися, поки стануть відомі конкретні факти. — Укрінформ.</text:p>
      <text:p text:style-name="P4">
Images: ["<text:a xlink:type="simple" xlink:href="https://static.ukrinform.com/photos/2022_09/thumb_files/630_360_1664390405-973.jpg" text:style-name="Internet_20_link" text:visited-style-name="Visited_20_Internet_20_Link">
630_360_16643...</text:a>
"]</text:p>
      <text:p text:style-name="P4">
Tags: ['Безпілотник', 'Кремль', 'США', 'Білий дім']</text:p>
      <text:p text:style-name="P4">
Type: Article</text:p>
      <!--METADATA-->
      <text:p text:style-name="P4">
<draw:frame draw:style-name="fr1" draw:name="Image42" text:anchor-type="as-char" svg:width="6.9236in" svg:height="3.956343in" draw:z-index="0">
<draw:image xlink:href="../Images/yкринформ/2023-05-03T-27-30-00-03-00/630_360_1664390405-973.jpg" xlink:type="simple" xlink:show="embed" xlink:actuate="onLoad" draw:mime-type="image/jpeg"/>
</draw:frame>
 Уситуації з ударом дронів по кремлю США воліють не квапитися із заявами тадочекатися, поки стануть відомі конкретні факти.</text:p>
      <text:p text:style-name="P4">
Як передає кореспондент Укрінформу, про це сказала речниця Білого дому КарінЖан-П’єр, відповідаючи на запитання про те, чи могли бути удари БПЛА в центрімоскви провокацією самих росіян.</text:p>
      <text:p text:style-name="P4">
«Ще занадто рано говорити... про операцію під фальшивим прапором. Алеочевидно, що росія має історію подібних речей», - зауважила вона.</text:p>
      <text:p text:style-name="P4">
Представниця Білого дому підкреслила, що не хотіла б спекулювати на цю темуабо робити припущення, оскільки США зараз не можуть підтвердити автентичностіповідомлень про атаку начебто українських дронів по кремлю.</text:p>
      <text:p text:style-name="P4">
<text:span text:style-name="T4">
Читайте також:</text:span>
 <text:a xlink:type="simple" xlink:href="https://www.ukrinform.ua/rubric-ato/3704385-ataka-na-kreml-abo-so-oznacaut-sodenni-udari-droniv-j-raket-na-zustricnih-kursah.html" text:style-name="Internet_20_link" text:visited-style-name="Visited_20_Internet_20_Link">
 <text:span text:style-name="T4">
кремль</text:span>
 </text:a>
</text:p>
      <text:p text:style-name="P4">
На запитання про те, чи вважають у Вашингтоні путіна легітимною ціллю дляукраїнських військових, Жан-П’єр зазначила, що США не спонукають українців добудь-яких подібних кроків.</text:p>
      <text:p text:style-name="P4">
«Від початку цього конфлікту Сполучені Штати, звісно, не заохочують і незабезпечують Україну можливостями завдавати ударів за межами її кордонів»,-підкреслила представниця адміністрації США.</text:p>
      <text:p text:style-name="P4">
<text:span text:style-name="T4">
Читайте також:</text:span>
 <text:a xlink:type="simple" xlink:href="https://www.ukrinform.ua/rubric-polytics/3704355-zelenskij-mi-niaki-mesedzi-putinu-vze-davno-ne-vidpravlaemo.html" text:style-name="Internet_20_link" text:visited-style-name="Visited_20_Internet_20_Link">
 </text:a>
</text:p>
      <text:p text:style-name="P4">
Як повідомлялося, пресслужба президента росії заявила про відбиття спробиудару безпілотниками по <text:a xlink:type="simple" xlink:href="https://www.ukrinform.ua/tag-kreml" text:style-name="Internet_20_link" text:visited-style-name="Visited_20_Internet_20_Link">
 </text:a>
 . У москвістверджують, що розцінюють спробу удару як «сплановану терористичну акцію тазамах на президента рф напередодні дня перемоги» з боку України.</text:p>
      <text:p text:style-name="P4">
Президент <text:a xlink:type="simple" xlink:href="http://www.ukrinform.ua/rubric-polytics/3704318-zelenskij-pro-udar-bezpilotnikiv-po-kremlu-mi-ne-atakuvali-ani-putina-ani-moskvu.html" text:style-name="Internet_20_link" text:visited-style-name="Visited_20_Internet_20_Link">
 </text:a>
 доатаки на резиденцію путіна, назвавши це маніпуляціями з боку російськогокерівництва.</text:p>
      <text:p text:style-name="P4">
Source: <text:a xlink:type="simple" xlink:href="https://www.ukrinform.ua/rubric-ato/3704415-ataka-droniv-na-kreml-u-bilomu-domi-zgadali-pro-operacii-pid-falsivim-praporom.html" text:style-name="Internet_20_link" text:visited-style-name="Visited_20_Internet_20_Link">
https://www.ukrinform.ua/rubric-ato/3704415-ataka-droniv-na-kreml-u-bilomu-domi-zgadali-pro-operacii-pid-falsivim-praporom.html</text:a>
</text:p>
      <!--NEWS-->
      <text:h text:style-name="P10" text:outline-level="1">
<text:span text:style-name="T4">
Аграрії купують у держави спиртзаводи, щоб зробити з них сучасні підприємства – Шурма</text:span>
</text:h>
      <text:p text:style-name="P4">
Authors: Ukrinform (Person)</text:p>
      <text:p text:style-name="P4">
Publisher: Укринформ (Organization)</text:p>
      <text:p text:style-name="P4">
Published Time: 2023-05-03T-29:29:33+03:00</text:p>
      <text:p text:style-name="P4">
Modified Time: 2023-05-03T22:29:33+03:00</text:p>
      <text:p text:style-name="P4">
Description: Спиртзаводи у держави купують частіше за все аграрії для того, щоб перетворити їх на сучасні підприємства. — Укрінформ.</text:p>
      <text:p text:style-name="P4">
Images: ["<text:a xlink:type="simple" xlink:href="https://static.ukrinform.com/photos/2023_04/thumb_files/630_360_1681889366-329.jpg" text:style-name="Internet_20_link" text:visited-style-name="Visited_20_Internet_20_Link">
630_360_16818...</text:a>
"]</text:p>
      <text:p text:style-name="P4">
Tags: ['Гроші', 'Аграрії', 'Спиртзавод']</text:p>
      <text:p text:style-name="P4">
Type: Article</text:p>
      <!--METADATA-->
      <text:p text:style-name="P4">
<draw:frame draw:style-name="fr1" draw:name="Image43" text:anchor-type="as-char" svg:width="6.9236in" svg:height="3.956343in" draw:z-index="0">
<draw:image xlink:href="../Images/yкринформ/2023-05-03T-29-29-33-03-00/630_360_1681889366-329.jpg" xlink:type="simple" xlink:show="embed" xlink:actuate="onLoad" draw:mime-type="image/jpeg"/>
</draw:frame>
Спиртзаводи у держави купують частіше за все аграрії для того, щоб перетворитиїх на сучасні підприємства.</text:p>
      <text:p text:style-name="P4">
Про це заступник керівника Офісу Президента України Ростислав Шурма сказав вефірі телемарафону «Єдині новини», передає Укрінформ.</text:p>
      <text:p text:style-name="P4">
«Спиртзаводи, які фактично збиткові, а інколи законсервовані останні десятьроків, а зараз дуже великий попит на них. Бачимо, що основний попит створюютьаграрії. Не просто щоб купити існуюче виробництво, а для того, щоб використатиці виробничі майданчики для нових сучасних в першу чергу етанолових заводів.Це якраз яскравий приклад перепрофілювання підприємства після приватизації тастворення нових робочих місць і нових доволі потужних підприємств», - сказавШурма.</text:p>
      <text:p text:style-name="P4">
<text:span text:style-name="T4">
Читайте також:</text:span>
 <text:a xlink:type="simple" xlink:href="https://www.ukrinform.ua/rubric-economy/3697821-zmensenna-normativu-viplati-dividendiv-derzavi-dla-ukrnafti-e-logicnim-krokom-surma.html" text:style-name="Internet_20_link" text:visited-style-name="Visited_20_Internet_20_Link">
 <text:span text:style-name="T4">
Шурма</text:span>
 </text:a>
</text:p>
      <text:p text:style-name="P4">
За його словами, якщо говорити загалом про ефективність державних підприємств,то приватний власник у 99% випадків буде більш ефективним, ніж державнийвласник.</text:p>
      <text:p text:style-name="P4">
Заступник керівника Офісу Президента України зазначив, що коли відбуватимутьсяпроцеси приватизації великих підприємств, держав у першу чергу буде цікавитиякість цих інвесторів, їх наміри та плани. Це для того, щоб зберігавсяпрофільний напрямок діяльності, щоб відбувалися інвестиції у збільшеннявиробництва,у нові технології та у продуктивність самого підприємства.</text:p>
      <text:p text:style-name="P4">
Шурма упевнений, якщо приватизацію організовувати прозоро через відкритіаукціони, робити правильний маркетинг, то можна отримати справедливу ціну, атакож зробити так, що підприємства дійсно ефективно запрацюють та даватимутьробочі місця.</text:p>
      <text:p text:style-name="P4">
<text:span text:style-name="T4">
Читайте також:</text:span>
 <text:a xlink:type="simple" xlink:href="https://www.ukrinform.ua/rubric-economy/3697784-reforma-lisovoi-galuzi-vze-zabezpecila-piv-milarda-griven-pributku-surma.html" text:style-name="Internet_20_link" text:visited-style-name="Visited_20_Internet_20_Link">
 <text:span text:style-name="T4">
Шурма</text:span>
 </text:a>
</text:p>
      <text:p text:style-name="P4">
Як повідомляв Укрінформ, за перший квартал 2023 року держбюджет отримав відприватизації 902 млн грн, що є найкращим показником роботи Фонду держмайна заостанні десять років, оскільки в середньому за відповідний період впродовжостаннього десятиліття приватизація приносила 234 млн грн.</text:p>
      <text:p text:style-name="P4">
Source: <text:a xlink:type="simple" xlink:href="https://www.ukrinform.ua/rubric-economy/3704412-agrarii-kupuut-u-derzavi-spirtzavodi-sob-zrobiti-z-nih-sucasni-pidpriemstva-surma.html" text:style-name="Internet_20_link" text:visited-style-name="Visited_20_Internet_20_Link">
https://www.ukrinform.ua/rubric-economy/3704412-agrarii-kupuut-u-derzavi-spirtzavodi-sob-zrobiti-z-nih-sucasni-pidpriemstva-surma.html</text:a>
</text:p>
      <!--NEWS-->
      <text:h text:style-name="P10" text:outline-level="1">
<text:span text:style-name="T4">
Кондратюк висловилася за розвиток відносин з Ізраїлем</text:span>
</text:h>
      <text:p text:style-name="P4">
Authors: Ukrinform (Person)</text:p>
      <text:p text:style-name="P4">
Publisher: Укринформ (Organization)</text:p>
      <text:p text:style-name="P4">
Published Time: 2023-05-03T-31:17:38+03:00</text:p>
      <text:p text:style-name="P4">
Modified Time: 2023-05-03T22:17:38+03:00</text:p>
      <text:p text:style-name="P4">
Description: Україні слід розширювати коло партнерів та розвивати відносини з Ізраїлем. — Укрінформ.</text:p>
      <text:p text:style-name="P4">
Images: ["<text:a xlink:type="simple" xlink:href="https://static.ukrinform.com/photos/2022_05/thumb_files/630_360_1652785404-401.jpg" text:style-name="Internet_20_link" text:visited-style-name="Visited_20_Internet_20_Link">
630_360_16527...</text:a>
"]</text:p>
      <text:p text:style-name="P4">
Tags: ['Ізраїль', 'Кондратюк', 'Єдині новини']</text:p>
      <text:p text:style-name="P4">
Type: Article</text:p>
      <!--METADATA-->
      <text:p text:style-name="P4">
<draw:frame draw:style-name="fr1" draw:name="Image44" text:anchor-type="as-char" svg:width="6.9236in" svg:height="3.956343in" draw:z-index="0">
<draw:image xlink:href="../Images/yкринформ/2023-05-03T-31-17-38-03-00/630_360_1652785404-401.jpg" xlink:type="simple" xlink:show="embed" xlink:actuate="onLoad" draw:mime-type="image/jpeg"/>
</draw:frame>
 Україніслід розширювати коло партнерів та розвивати відносини з Ізраїлем.</text:p>
      <text:p text:style-name="P4">
Про це заступниця Голови Верховної Ради Олена Кондратюк сказала в ефірітелемарафону «Єдині новини», коментуючи зустріч з ізраїльською парламентськоюделегацією, передає кореспондент Укрінформу.</text:p>
      <text:p text:style-name="P4">
«Європейські країни перебувають у тісному контакті з Україною, під часповномасштабної війни між нами відбувся не один візит на різних рівнях. Такі жконтакти ми маємо із нашими партнерами зі Сполучених Штатів Америки та ВеликоїБританії. А от з Ізраїлем справи були інші, жодна українська делегація не булав Ізраїлі за цей час. З боку Ізраїля нещодавно у нас відбувся перший візит нарівні міністра закордонних справ», - сказала Кондратюк.</text:p>
      <text:p text:style-name="P4">
<text:span text:style-name="T4">
Читайте також:</text:span>
 <text:a xlink:type="simple" xlink:href="https://www.ukrinform.ua/rubric-polytics/3704205-deportacia-ukrainskih-ditej-do-rf-kondratuk-zaklikala-kneset-izrailu-uhvaliti-zaavu.html" text:style-name="Internet_20_link" text:visited-style-name="Visited_20_Internet_20_Link">
 <text:span text:style-name="T4">
Кондратюк</text:span>
 </text:a>
</text:p>
      <text:p text:style-name="P4">
На її думку, це неправильна ситуація, адже Ізраїль – важлива країна уБлизькосхідному регіоні і відіграє дуже важливу роль у світовій системібезпеки.</text:p>
      <text:p text:style-name="P4">
"Голос Ізраїлю для нас дуже важливий в ООН, де ми хочемо розглядати постановута резолюцію, яку будемо готувати, про депортацію та примусове вивезенняукраїнських дітей до російської федерації", - наголосила Кондратюк.</text:p>
      <text:p text:style-name="P4">
За словами віцеспікера, Ізраїль має свою позицію щодо України та не плануєпостачати Києву зброю, але "це не означає, що ми не повинні вибудовуватидіалог".</text:p>
      <text:p text:style-name="P4">
<text:span text:style-name="T4">
Читайте також:</text:span>
 <text:a xlink:type="simple" xlink:href="https://www.ukrinform.ua/rubric-society/3703257-izrail-mae-veliceznij-potencial-dla-likuvanna-ukrainskih-zahisnikiv-kondratuk.html" text:style-name="Internet_20_link" text:visited-style-name="Visited_20_Internet_20_Link">
 <text:span text:style-name="T4">
Кондратюк</text:span>
 </text:a>
</text:p>
      <text:p text:style-name="P4">
"Оскільки Ізраїль – це парламентська країна, логічним виглядав самепарламентський візит. Ми з делегацією зробили це вперше за такий тривалийчас", - зауважила Кондратюк.</text:p>
      <text:p text:style-name="P4">
Як повідомлялося, парламентська українська делегація на чолі із заступницеюГолови Верховної Ради Оленою Кондратюк перебуває в Ізраїлі. Зокрема, вонапровела зустріч із колегами з парламентської групи дружби Україна-Ізраїль.</text:p>
      <text:p text:style-name="P4">
Source: <text:a xlink:type="simple" xlink:href="https://www.ukrinform.ua/rubric-polytics/3704408-kondratuk-vislovilasa-za-rozvitok-vidnosin-z-izrailem.html" text:style-name="Internet_20_link" text:visited-style-name="Visited_20_Internet_20_Link">
https://www.ukrinform.ua/rubric-polytics/3704408-kondratuk-vislovilasa-za-rozvitok-vidnosin-z-izrailem.html</text:a>
</text:p>
      <!--NEWS-->
      <text:h text:style-name="P10" text:outline-level="1">
<text:span text:style-name="T4">
Юніорська збірна України виступить на французькому етапі Кубка Європи з дзюдо</text:span>
</text:h>
      <text:p text:style-name="P4">
Authors: Ukrinform (Person)</text:p>
      <text:p text:style-name="P4">
Publisher: Укринформ (Organization)</text:p>
      <text:p text:style-name="P4">
Published Time: 2023-05-03T-33:13:00+03:00</text:p>
      <text:p text:style-name="P4">
Modified Time: 2023-05-03T22:13:00+03:00</text:p>
      <text:p text:style-name="P4">
Description: У столиці літньої Олімпіади-2024 Парижі (Франція) 6-7 травня пройде черговий етап Кубка Європи з дзюдо серед юніорів. — Укрінформ.</text:p>
      <text:p text:style-name="P4">
Images: ["<text:a xlink:type="simple" xlink:href="https://static.ukrinform.com/photos/2023_05/thumb_files/630_360_1683026580-552.jpg" text:style-name="Internet_20_link" text:visited-style-name="Visited_20_Internet_20_Link">
630_360_16830...</text:a>
"]</text:p>
      <text:p text:style-name="P4">
Tags: ['Дзюдо']</text:p>
      <text:p text:style-name="P4">
Type: Article</text:p>
      <!--METADATA-->
      <text:p text:style-name="P4">
<draw:frame draw:style-name="fr1" draw:name="Image45" text:anchor-type="as-char" svg:width="6.9236in" svg:height="3.956343in" draw:z-index="0">
<draw:image xlink:href="../Images/yкринформ/2023-05-03T-33-13-00-03-00/630_360_1683026580-552.jpg" xlink:type="simple" xlink:show="embed" xlink:actuate="onLoad" draw:mime-type="image/jpeg"/>
</draw:frame>
 У столицілітньої Олімпіади-2024 Парижі (Франція) 6-7 травня пройде черговий етап КубкаЄвропи з дзюдо серед юніорів.</text:p>
      <text:p text:style-name="P4">
Як інформує офіційний <text:a xlink:type="simple" xlink:href="https://www.ijf.org/competition/2483" text:style-name="Internet_20_link" text:visited-style-name="Visited_20_Internet_20_Link">
 </text:a>
 Міжнародноїфедерації дзюдо (IJF), на турнірі виступлять 377 спортсменів із 22-х країн,передає Укрінформ.</text:p>
      <text:p text:style-name="P4">
Збірну України представлятимуть п'ять дзюдоїстів: Євгеній Потороченко зКиївщини (вагова категорія до 66 кг), хмельничанин Всеволод Климов (90 кг),кияни Олександр Тохтамиш (81 кг), Ярослав Єжов (обидва - 90 кг) та ФедірЯрошенко (понад 100 кг).</text:p>
      <text:p text:style-name="P4">
Турнір у французькій столиці пройде без участі представників росії табілорусі.</text:p>
      <text:p text:style-name="P4">
<text:span text:style-name="T4">
Читайте також:</text:span>
 <text:a xlink:type="simple" xlink:href="https://www.ukrinform.ua/rubric-other_news/3702786-ukraina-bojkotuvatime-cempionat-svitu-z-dzudo-cerez-dopusk-atletiv-rosii-ta-bilorusi.html" text:style-name="Internet_20_link" text:visited-style-name="Visited_20_Internet_20_Link">
 <text:span text:style-name="T4">
дзюдо</text:span>
 </text:a>
</text:p>
      <text:p text:style-name="P4">
Заключні етапи Кубка Європи серед юніорів відбудуться 13-14 травня у Каунасі(Литва) та 20-21 травня у Малазі (Іспанія).</text:p>
      <text:p text:style-name="P4">
Фото: ukrainejudo.com.</text:p>
      <text:p text:style-name="P4">
Source: <text:a xlink:type="simple" xlink:href="https://www.ukrinform.ua/rubric-sports/3703643-uniorska-zbirna-ukraini-vistupit-na-francuzkomu-etapi-kubka-evropi-z-dzudo.html" text:style-name="Internet_20_link" text:visited-style-name="Visited_20_Internet_20_Link">
https://www.ukrinform.ua/rubric-sports/3703643-uniorska-zbirna-ukraini-vistupit-na-francuzkomu-etapi-kubka-evropi-z-dzudo.html</text:a>
</text:p>
      <!--NEWS-->
      <text:h text:style-name="P10" text:outline-level="1">
<text:span text:style-name="T4">
Зеленський подякував США за новий пакет оборонної допомоги</text:span>
</text:h>
      <text:p text:style-name="P4">
Authors: Ukrinform (Person)</text:p>
      <text:p text:style-name="P4">
Publisher: Укринформ (Organization)</text:p>
      <text:p text:style-name="P4">
Published Time: 2023-05-03T-35:11:00+03:00</text:p>
      <text:p text:style-name="P4">
Modified Time: 2023-05-03T22:11:00+03:00</text:p>
      <text:p text:style-name="P4">
Description: Володимир Зеленський подякував США за новий транш допомоги Україні у сфері безпеки й оборони, що включатиме переважно боєприпаси та інше озброєння, якого потребують ЗСУ. — Укрінформ.</text:p>
      <text:p text:style-name="P4">
Images: ["<text:a xlink:type="simple" xlink:href="https://static.ukrinform.com/photos/2023_03/thumb_files/630_360_1677855839-566.jpg" text:style-name="Internet_20_link" text:visited-style-name="Visited_20_Internet_20_Link">
630_360_16778...</text:a>
"]</text:p>
      <text:p text:style-name="P4">
Tags: ['США', 'Зброя', 'допомога', 'Зеленський', 'Війна з росією']</text:p>
      <text:p text:style-name="P4">
Type: Article</text:p>
      <!--METADATA-->
      <text:p text:style-name="P4">
<draw:frame draw:style-name="fr1" draw:name="Image46" text:anchor-type="as-char" svg:width="6.9236in" svg:height="3.956343in" draw:z-index="0">
<draw:image xlink:href="../Images/yкринформ/2023-05-03T-35-11-00-03-00/630_360_1677855839-566.jpg" xlink:type="simple" xlink:show="embed" xlink:actuate="onLoad" draw:mime-type="image/jpeg"/>
</draw:frame>
 ВолодимирЗеленський подякував США за новий транш допомоги Україні у сфері безпеки йоборони, що включатиме переважно боєприпаси та інше озброєння, якогопотребують ЗСУ.</text:p>
      <text:p text:style-name="P4">
Про це Зеленський написав у <text:a xlink:type="simple" xlink:href="http://twitter.com/ZelenskyyUa/status/1653835567258386432" text:style-name="Internet_20_link" text:visited-style-name="Visited_20_Internet_20_Link">
</text:a>
передає Укрінформ.</text:p>
      <text:p text:style-name="P4">
"Новий пакет безпекової допомоги США наближає нашу перемогу! Дякую ПрезидентуСША Джо Байдену за лідерство та бачення, і дякую всьому американському народуза те, що ці 434 дні ви стояли разом з Україною на знак солідарності тазахищали наші спільні цінності", - заявив Президент.</text:p>
      <text:p text:style-name="Quotations">

<text:p text:style-name="P4">
Новий 🇺🇲 пакет безпекової допомоги наближає нашу перемогу! Дякую <text:a xlink:type="simple" xlink:href="https://twitter.com/POTUS" text:style-name="Internet_20_link" text:visited-style-name="Visited_20_Internet_20_Link">
&gt;
 </text:a>
 за Ваше лідерство та&gt;
 бачення і дякую всьому 🇺🇲 народу за те, що ці 434 дні ви стояли разом з 🇺🇦&gt;
 на знак солідарності та захищали наші спільні цінності. Наша дружба й довіра&gt;
 сильніші, ніж будь-коли.&gt;
&gt;
 — Володимир Зеленський (@ZelenskyyUa) <text:a xlink:type="simple" xlink:href="https://twitter.com/ZelenskyyUa/status/1653835567258386432" text:style-name="Internet_20_link" text:visited-style-name="Visited_20_Internet_20_Link">
&gt;
 </text:a>
</text:p>

</text:p>
      <text:p text:style-name="P4">
Зеленський висловив переконання, що дружба й довіра між Україною і США заразсильніші, ніж будь-коли.</text:p>
      <text:p text:style-name="P4">
Як повідомляв Укрінформ, Сполучені Штати надають новий транш допомоги Україніу сфері безпеки й <text:a xlink:type="simple" xlink:href="https://www.ukrinform.ua/tag-oborona" text:style-name="Internet_20_link" text:visited-style-name="Visited_20_Internet_20_Link">
 </text:a>
 , що включатимепереважно боєприпаси та інше озброєння, якого потребують ЗСУ.</text:p>
      <text:p text:style-name="P4">
<text:span text:style-name="T4">
Читайте також:</text:span>
 <text:a xlink:type="simple" xlink:href="https://www.ukrinform.ua/rubric-ato/3704403-pentagon-rozkriv-vmist-novogo-paketa-dopomogi-dla-ukraini.html" text:style-name="Internet_20_link" text:visited-style-name="Visited_20_Internet_20_Link">
 <text:span text:style-name="T4">
Пентагон</text:span>
 </text:a>
</text:p>
      <text:p text:style-name="P4">
Новий пакет, зокрема, передбачає більше боєприпасів для систем HIMARS,додаткові снаряди для гаубиць, артилерії й мінометів, а також протитанковізасоби.</text:p>
      <text:p text:style-name="P4">
Це вже 37-й пакет оборонної допомоги Україні, виділений у межах повноваженьпрезидента (presidential drawdown), що передбачає негайні постачання озброєньнапряму з наявних фондів міністерства оборони США.</text:p>
      <text:p text:style-name="P4">
<text:span text:style-name="T5">
Фото: ОП</text:span>
</text:p>
      <text:p text:style-name="P4">
Source: <text:a xlink:type="simple" xlink:href="https://www.ukrinform.ua/rubric-ato/3704409-zelenskij-podakuvav-ssa-za-novij-paket-oboronnoi-dopomogi.html" text:style-name="Internet_20_link" text:visited-style-name="Visited_20_Internet_20_Link">
https://www.ukrinform.ua/rubric-ato/3704409-zelenskij-podakuvav-ssa-za-novij-paket-oboronnoi-dopomogi.html</text:a>
</text:p>
      <!--NEWS-->
      <text:h text:style-name="P10" text:outline-level="1">
<text:span text:style-name="T4">
В Україні завтра дощитиме у західних і північних областях, вдень до 20°</text:span>
</text:h>
      <text:p text:style-name="P4">
Authors: Ukrinform (Person)</text:p>
      <text:p text:style-name="P4">
Publisher: Укринформ (Organization)</text:p>
      <text:p text:style-name="P4">
Published Time: 2023-05-03T-37:03:00+03:00</text:p>
      <text:p text:style-name="P4">
Modified Time: 2023-05-03T22:03:00+03:00</text:p>
      <text:p text:style-name="P4">
Description: В Україні у четвер опади очікуються лише в західних, північних та Одеській областях, уночі 4-9° тепла, вдень у західних та північних областях 12-17°, на решті території до 20°. — Укрінформ.</text:p>
      <text:p text:style-name="P4">
Images: ["<text:a xlink:type="simple" xlink:href="https://static.ukrinform.com/photos/2021_12/thumb_files/630_360_1638962344-668.jpg" text:style-name="Internet_20_link" text:visited-style-name="Visited_20_Internet_20_Link">
630_360_16389...</text:a>
"]</text:p>
      <text:p text:style-name="P4">
Tags: ['Дощ', 'Погода', 'Прогноз']</text:p>
      <text:p text:style-name="P4">
Type: Article</text:p>
      <!--METADATA-->
      <text:p text:style-name="P4">
<draw:frame draw:style-name="fr1" draw:name="Image47" text:anchor-type="as-char" svg:width="6.9236in" svg:height="3.956343in" draw:z-index="0">
<draw:image xlink:href="../Images/yкринформ/2023-05-03T-37-03-00-03-00/630_360_1638962344-668.jpg" xlink:type="simple" xlink:show="embed" xlink:actuate="onLoad" draw:mime-type="image/jpeg"/>
</draw:frame>
 В Україніу четвер опади очікуються лише в західних, північних та Одеській областях,уночі 4-9° тепла, вдень у західних та північних областях 12-17°, на рештітериторії до 20°.</text:p>
      <text:p text:style-name="P4">
Про це Укрінформу повідомили в Українському гідрометцентрі.</text:p>
      <text:p text:style-name="P4">
"У західних, північних та Одеській областях місцями невеликий короткочасний <text:a xlink:type="simple" xlink:href="https://www.ukrinform.ua/tag-dos" text:style-name="Internet_20_link" text:visited-style-name="Visited_20_Internet_20_Link">
</text:a>
 ; на решті території без опадів. Вітерпівденний, південно-західний (у західних областях північно-східний), 5-10м/с.Температура вночі 4-9° тепла; вдень у західних (крім Закарпатської) тапівнічних областях 12-17°, на решті території 15-20°, на сході країни до 23°",- йдеться в повідомленні.</text:p>
      <text:p text:style-name="P4">
У Києві та області 4 травня місцями пройде невеликий короткочасний дощ. Вітерпереважно південно-західний 5-10 м/с. У столиці температура вночі 7-9°, вдень15-17°, на Київщині вночі 4-9°, вдень 12-17°.</text:p>
      <text:p text:style-name="P4">
Згідно з прогнозом, в Україні 5-6 травня опади не очікуються, лише вдень 5травня у північних, центральних областях, Карпатах та на Харківщині місцямипройдуть невеликі дощі, грози. Вітер 5 травня змінних напрямків, 3-8 м/с, 6травня північний, 7-12 м/с.</text:p>
      <text:p text:style-name="P4">
<text:span text:style-name="T4">
Читайте також:</text:span>
 <text:a xlink:type="simple" xlink:href="https://www.ukrinform.ua/rubric-regions/3692957-v-ukraini-cerez-poteplinna-aktivizuutsa-grozi-sinoptik.html" text:style-name="Internet_20_link" text:visited-style-name="Visited_20_Internet_20_Link">
 <text:span text:style-name="T4">
грози</text:span>
 </text:a>
</text:p>
      <text:p text:style-name="P4">
Температура 5 травня у західних та північних областях вночі 4-9°, вдень11-16°, на решті території вночі 7-12°, вдень 15-20°, на південному сходікраїни до 24°; 6 травня у південних та більшості східних областей вночі 7-12°,вдень 14-19°, на решті території вночі 1-6° тепла, на поверхні ґрунту, убільшості північних та північно-західних областей і в повітрі заморозки 0-5°,вдень 8-13° тепла, на Закарпатті 16-21°.</text:p>
      <text:p text:style-name="P4">
У Києві та області опади не прогнозуються, лише вдень 5 травня місцяминевеликий дощ, гроза. Вітер 5 травня змінних напрямків, 3-8 м/с, 6 травняпівнічний, 7-12 м/с. У столиці температура 5 травня вночі 7-9°, вдень близько15°, 6 травня вночі 3-5° тепла, вдень 10-12°; на Київщині 5 травня вночі 4-9°,вдень 11-16°; 6 травня вночі 1-6° тепла, на поверхні ґрунту заморозки 0-3°,температура вдень 8-13° тепла.</text:p>
      <text:p text:style-name="P4">
Синоптик 7-8 травня в Україні опадів не прогнозують, лише в Карпатськомурегіоні невеликі дощі, 7 травня в Карпатах мокрий сніг. Температура вночі 1-7°тепла, на поверхні ґрунту заморозки 0-3° (на узбережжі морів 5-10° тепла);вдень 8-14° тепла, на Закарпатті, 8 травня місцями і на Прикарпатті до 18°; нависокогір'ї Карпат вночі 0-5° морозу, вдень 1-7° тепла.</text:p>
      <text:p text:style-name="P4">
У Києві та області 7- 8 травня без опадів. У столиці температура вночі 2-4°тепла, вдень 10-12°; на Київщині вночі 1-6° тепла, на поверхні ґрунтузаморозки 0-3°; вдень 8-13° тепла.</text:p>
      <text:p text:style-name="P4">
Source: <text:a xlink:type="simple" xlink:href="https://www.ukrinform.ua/rubric-regions/3704156-v-ukraini-zavtra-dositime-u-zahidnih-i-pivnicnih-oblastah-vden-do-20.html" text:style-name="Internet_20_link" text:visited-style-name="Visited_20_Internet_20_Link">
https://www.ukrinform.ua/rubric-regions/3704156-v-ukraini-zavtra-dositime-u-zahidnih-i-pivnicnih-oblastah-vden-do-20.html</text:a>
</text:p>
      <!--NEWS-->
      <text:h text:style-name="P10" text:outline-level="1">
<text:span text:style-name="T4">
At Kupiansk direction Russian army shelled Krasne Pershe, Fyholivka, Novomlynsk, Lyman Pershy...</text:span>
</text:h>
      <text:p text:style-name="P4">
Authors: liveuamap (Language: en)</text:p>
      <text:p text:style-name="P4">
Time: 2023-05-03T-3:13:00</text:p>
      <text:p text:style-name="P4">
Location: Donetsk (Latitude:48.75517 Longtitude:38.23483)</text:p>
      <text:p text:style-name="P4">
Videos: []</text:p>
      <text:p text:style-name="P4">
Images: []</text:p>
      <text:p text:style-name="P4">
Tags: ["Russia"]</text:p>
      <text:p text:style-name="P4">
ID: 22560151</text:p>
      <!--METADATA-->
      <text:p text:style-name="P4">
At Kupiansk direction Russian army shelled Krasne Pershe, Fyholivka,Novomlynsk, Lyman Pershyy, Kupyansk, Kyslivka, Krokhmalne and Berestove ofKharkiv region, - General Staff of Armed Forces of Ukraine says in the morningreport</text:p>
      <text:p text:style-name="P4">
News Collection Link: <text:a xlink:type="simple" xlink:href="https://liveuamap.com/en/2023/3-may-at-kupiansk-direction-russian-army-shelled-krasne-pershe" text:style-name="Internet_20_link" text:visited-style-name="Visited_20_Internet_20_Link">
https://liveuamap.com/en/2023/3-may-at-kupiansk-direction-russian-army-shelled-krasne-pershe</text:a>
</text:p>
      <text:p text:style-name="P4">
Source: <text:a xlink:type="simple" xlink:href="https://t.me/lumsrc/4669" text:style-name="Internet_20_link" text:visited-style-name="Visited_20_Internet_20_Link">
https://t.me/lumsrc/4669</text:a>
</text:p>
      <!--NEWS-->
      <text:h text:style-name="P10" text:outline-level="1">
<text:span text:style-name="T4">
Пентагон розкрив вміст нового пакета допомоги для України</text:span>
</text:h>
      <text:p text:style-name="P4">
Authors: Ukrinform (Person)</text:p>
      <text:p text:style-name="P4">
Publisher: Укринформ (Organization)</text:p>
      <text:p text:style-name="P4">
Published Time: 2023-05-03T-40:59:00+03:00</text:p>
      <text:p text:style-name="P4">
Modified Time: 2023-05-03T21:59:00+03:00</text:p>
      <text:p text:style-name="P4">
Description: Україна отримає в новому пакеті оборонної допомоги від США ракети до HIMARS, гаубиці калібру 155 мм, снаряди, протитанкові системи, авіаційні ракети, вантажівки та інше обладнання. — Укрінформ.</text:p>
      <text:p text:style-name="P4">
Images: ["<text:a xlink:type="simple" xlink:href="https://static.ukrinform.com/photos/2020_04/thumb_files/630_360_1588051291-728.jpg" text:style-name="Internet_20_link" text:visited-style-name="Visited_20_Internet_20_Link">
630_360_15880...</text:a>
"]</text:p>
      <text:p text:style-name="P4">
Tags: ['Пентагон', 'Україна', 'Війна з росією']</text:p>
      <text:p text:style-name="P4">
Type: Article</text:p>
      <!--METADATA-->
      <text:p text:style-name="P4">
<draw:frame draw:style-name="fr1" draw:name="Image48" text:anchor-type="as-char" svg:width="6.9236in" svg:height="3.956343in" draw:z-index="0">
<draw:image xlink:href="../Images/yкринформ/2023-05-03T-40-59-00-03-00/630_360_1588051291-728.jpg" xlink:type="simple" xlink:show="embed" xlink:actuate="onLoad" draw:mime-type="image/jpeg"/>
</draw:frame>
 Українаотримає в новому пакеті оборонної допомоги від США ракети до HIMARS, гаубицікалібру 155 мм, снаряди, протитанкові системи, авіаційні ракети, вантажівки таінше обладнання.</text:p>
      <text:p text:style-name="P4">
Про це йдеться в <text:a xlink:type="simple" xlink:href="https://www.defense.gov/News/Releases/Release/Article/3383288/biden-administration-announces-additional-security-assistance-for-ukraine/" text:style-name="Internet_20_link" text:visited-style-name="Visited_20_Internet_20_Link">
</text:a>
 ,передає Укрінформ.</text:p>
      <text:p text:style-name="P4">
«Сьогодні Міністерство оборони США оголосило про виділення додаткової допомогидля задоволення критичних потреб України у сфері безпеки та оборони», -зазначається в повідомленні.</text:p>
      <text:p text:style-name="P4">
<text:span text:style-name="T4">
Читайте також:</text:span>
 <text:a xlink:type="simple" xlink:href="https://www.ukrinform.ua/rubric-ato/3704148-evrokomisia-uhvalila-akt-z-pidtrimki-virobnictva-boepripasiv-dla-ukraini.html" text:style-name="Internet_20_link" text:visited-style-name="Visited_20_Internet_20_Link">
 </text:a>
</text:p>
      <text:p text:style-name="P4">
Зазначається, що до нового пакета входять ракети для систем HIMARS;155-міліметрові гаубиці та артилерійські снаряди для них; мінометні снарядикалібру 120 мм, 81 мм і 60 мм. Крім того, в Україну будуть відправлені ракетидля протитанкових систем TOW; системи протитанкової зброї AT-4 і Carl Gustaf;авіаційні ракети Hydra-70.</text:p>
      <text:p text:style-name="P4">
Додатково українські військові отримають стрілецьку зброю та набої; боєприпасидля усунення перешкод; вантажівки та причепи для перевезення важкої техніки, атакож обладнання та запчастини для техобслуговування і ремонту транспорту.</text:p>
      <text:p text:style-name="P4">
<text:span text:style-name="T4">
Читайте також:</text:span>
 <text:a xlink:type="simple" xlink:href="https://www.ukrinform.ua/rubric-polytics/3703906-zelenskij-kaze-so-dovidavsa-pro-zliv-taemnih-materialiv-u-ssa-z-novin-wp.html" text:style-name="Internet_20_link" text:visited-style-name="Visited_20_Internet_20_Link">
 </text:a>
</text:p>
      <text:p text:style-name="P4">
«Сполучені Штати продовжать працювати зі своїми союзниками й партнерами, щобизабезпечити Україну можливостями для задоволення її безпосередніх потреб наполі бою та довгострокових потреб у сфері безпеки»,- зауважили в оборонномувідомстві США.</text:p>
      <text:p text:style-name="P4">
Водночас у <text:a xlink:type="simple" xlink:href="https://www.state.gov/additional-u-s-security-assistance-for-ukraine-3/" text:style-name="Internet_20_link" text:visited-style-name="Visited_20_Internet_20_Link">
 </text:a>
 поінформували, що вартість нового пакета військової допомоги сягає$300 мільйонів.</text:p>
      <text:p text:style-name="P4">
Як повідомляв Укрінформ, у середу Білий дім <text:a xlink:type="simple" xlink:href="https://www.ukrinform.ua/rubric-ato/3704373-ssa-ogolosili-pro-novij-paket-oboronnoi-dopomogi-ukraini.html" text:style-name="Internet_20_link" text:visited-style-name="Visited_20_Internet_20_Link">
</text:a>
 і у вигляді пакета за президентськимиповноваженнями, що дозволяє доставити необхідну підтримку негайно й напряму зрезервів Пентагона.</text:p>
      <text:p text:style-name="P4">
Source: <text:a xlink:type="simple" xlink:href="https://www.ukrinform.ua/rubric-ato/3704403-pentagon-rozkriv-vmist-novogo-paketa-dopomogi-dla-ukraini.html" text:style-name="Internet_20_link" text:visited-style-name="Visited_20_Internet_20_Link">
https://www.ukrinform.ua/rubric-ato/3704403-pentagon-rozkriv-vmist-novogo-paketa-dopomogi-dla-ukraini.html</text:a>
</text:p>
      <!--NEWS-->
      <text:h text:style-name="P10" text:outline-level="1">
<text:span text:style-name="T4">
На Київщині проведуть контрольне тестування системного оповіщення</text:span>
</text:h>
      <text:p text:style-name="P4">
Authors: Ukrinform (Person)</text:p>
      <text:p text:style-name="P4">
Publisher: Укринформ (Organization)</text:p>
      <text:p text:style-name="P4">
Published Time: 2023-05-03T-42:57:50+03:00</text:p>
      <text:p text:style-name="P4">
Modified Time: 2023-05-03T21:57:50+03:00</text:p>
      <text:p text:style-name="P4">
Description: У Київській області у четвер, 4 травня, проведуть контрольну технічну перевірку системного оповіщення. — Укрінформ.</text:p>
      <text:p text:style-name="P4">
Images: ["<text:a xlink:type="simple" xlink:href="https://static.ukrinform.com/photos/2023_02/thumb_files/630_360_1677573461-244.jpg" text:style-name="Internet_20_link" text:visited-style-name="Visited_20_Internet_20_Link">
630_360_16775...</text:a>
"]</text:p>
      <text:p text:style-name="P4">
Tags: ['Київщина', 'Сирена', 'Ізраїльські системи раннього оповіщення']</text:p>
      <text:p text:style-name="P4">
Type: Article</text:p>
      <!--METADATA-->
      <text:p text:style-name="P4">
<draw:frame draw:style-name="fr1" draw:name="Image49" text:anchor-type="as-char" svg:width="6.9236in" svg:height="3.956343in" draw:z-index="0">
<draw:image xlink:href="../Images/yкринформ/2023-05-03T-42-57-50-03-00/630_360_1677573461-244.jpg" xlink:type="simple" xlink:show="embed" xlink:actuate="onLoad" draw:mime-type="image/jpeg"/>
</draw:frame>
 УКиївській області у четвер, 4 травня, проведуть контрольну технічну перевіркусистемного оповіщення.</text:p>
      <text:p text:style-name="P4">
Як передає Укрінформ, про це голова Макарівського району Київської областіВадим Токар повідомляє у <text:a xlink:type="simple" xlink:href="https://t.me/vadimtokar/8146" text:style-name="Internet_20_link" text:visited-style-name="Visited_20_Internet_20_Link">
</text:a>
 .</text:p>
      <text:p text:style-name="P4">
“Увага! На Київщині проведуть тестування системного оповіщення. Контрольнатехнічна перевірка спрацювання діючих електромеханічних сирен проводитиметься4 травня. Мета - протестувати програмне забезпечення територіальноїавтоматизованої системи централізованого оповіщення”, - написав він.</text:p>
      <text:p text:style-name="P4">
<text:span text:style-name="T4">
Читайте також:</text:span>
 <text:a xlink:type="simple" xlink:href="https://www.ukrinform.ua/rubric-kyiv/3703572-izrailski-sistemi-rannogo-opovisenna-uze-testuut-u-kievi.html" text:style-name="Internet_20_link" text:visited-style-name="Visited_20_Internet_20_Link">
 <text:span text:style-name="T4">
оповіщен</text:span>
 </text:a>
</text:p>
      <text:p text:style-name="P4">
За його словами, заплановано декілька включень звукових сирен протягом дня.Він просить громадян зберігати спокій та не забувати перевіряти на офіційнихджерелах інформацію про наявність повітряної тривоги.</text:p>
      <text:p text:style-name="P4">
Як повідомляв Укрінформ, у понеділок, 1 травня, на Київщині також булозаплановане проведення тестування системного оповіщення.</text:p>
      <text:p text:style-name="P4">
Фото: Getty Images</text:p>
      <text:p text:style-name="P4">
Source: <text:a xlink:type="simple" xlink:href="https://www.ukrinform.ua/rubric-regions/3704402-na-kiivsini-provedut-kontrolne-testuvanna-sistemnogo-opovisenna.html" text:style-name="Internet_20_link" text:visited-style-name="Visited_20_Internet_20_Link">
https://www.ukrinform.ua/rubric-regions/3704402-na-kiivsini-provedut-kontrolne-testuvanna-sistemnogo-opovisenna.html</text:a>
</text:p>
      <!--NEWS-->
      <text:h text:style-name="P10" text:outline-level="1">
<text:span text:style-name="T4">
Зеленський провів переговори з прем'єрами Швеції, Данії, Ісландії та Фінляндії</text:span>
</text:h>
      <text:p text:style-name="P4">
Authors: Ukrinform (Person)</text:p>
      <text:p text:style-name="P4">
Publisher: Укринформ (Organization)</text:p>
      <text:p text:style-name="P4">
Published Time: 2023-05-03T-44:56:00+03:00</text:p>
      <text:p text:style-name="P4">
Modified Time: 2023-05-03T21:56:00+03:00</text:p>
      <text:p text:style-name="P4">
Description: Президент України в рамках Саміту країн Північної Європи у Гельсінкі провів двосторонні переговори з керівниками урядів Швеції, Данії, Ісландії та Фінляндії. — Укрінформ.</text:p>
      <text:p text:style-name="P4">
Images: ["<text:a xlink:type="simple" xlink:href="https://static.ukrinform.com/photos/2023_05/thumb_files/630_360_1683140732-392.jpeg" text:style-name="Internet_20_link" text:visited-style-name="Visited_20_Internet_20_Link">
630_360_16831...</text:a>
"]</text:p>
      <text:p text:style-name="P4">
Tags: ['Данія', 'Фінляндія', 'Ісландія', 'Переговори', 'Швеція', 'Зеленський']</text:p>
      <text:p text:style-name="P4">
Type: Article</text:p>
      <!--METADATA-->
      <text:p text:style-name="P4">
<draw:frame draw:style-name="fr1" draw:name="Image50" text:anchor-type="as-char" svg:width="6.9236in" svg:height="3.956343in" draw:z-index="0">
<draw:image xlink:href="../Images/yкринформ/2023-05-03T-44-56-00-03-00/630_360_1683140732-392.jpeg" xlink:type="simple" xlink:show="embed" xlink:actuate="onLoad" draw:mime-type="image/jpeg"/>
</draw:frame>
Президент України в рамках Саміту країн Північної Європи у Гельсінкі провівдвосторонні переговори з керівниками урядів Швеції, Данії, Ісландії таФінляндії.</text:p>
      <text:p text:style-name="P4">
Про це Володимир Зеленський повідомив у <text:a xlink:type="simple" xlink:href="http://t.me/V_Zelenskiy_official/6118" text:style-name="Internet_20_link" text:visited-style-name="Visited_20_Internet_20_Link">
</text:a>
 , передає Укрінформ.</text:p>
      <text:p text:style-name="P4">
Президент, зокрема, розповів, що докладно обговорив з прем’єр-міністром ШвеціїУльфом Крістерссоном параметри подальшої оборонної допомоги Україні, а такожпитання започаткування переговорів про вступ України до ЄС.</text:p>
      <text:p text:style-name="P4">
У розмові з прем’єр-міністром Данії Метте Фредеріксен, за словами Зеленського,основну увагу було приділено комплексній підтримці України в боротьбі зросійським агресором.</text:p>
      <text:p text:style-name="P4">
Під час зустрічі з прем’єр-міністром Ісландії Катрін Якобсдоттір Президентподякував за оборонну підтримку України як на двосторонньому рівні, так і вмежах НАТО, а також за вагому підтримку енергетичного сектора України.</text:p>
      <text:p text:style-name="P4">
З прем'єр-міністром <text:a xlink:type="simple" xlink:href="https://www.ukrinform.ua/tag-finlandia" text:style-name="Internet_20_link" text:visited-style-name="Visited_20_Internet_20_Link">
 </text:a>
 Санною Марінукраїнський лідер обговорив поточну ситуацію в нашій державі та виклики,пов’язані з війною.</text:p>
      <text:p text:style-name="P4">
<text:span text:style-name="T4">
Читайте також:</text:span>
 <text:a xlink:type="simple" xlink:href="https://www.ukrinform.ua/rubric-polytics/3704340-spilna-zaava-samitu-ukraina-pivnicna-evropa.html" text:style-name="Internet_20_link" text:visited-style-name="Visited_20_Internet_20_Link">
 </text:a>
</text:p>
      <text:p text:style-name="P4">
"Вдячний за потужну та стійку підтримку нашої держави й українців із першихднів повномасштабної агресії Росії", - наголосив Президент.</text:p>
      <text:p text:style-name="P4">
Як повідомляв Укрінформ, Президент Володимир Зеленський у середу прибув ізвізитом до Фінляндії, де взяв участь у саміті Україна – Північна Європа. Вінтакож провів низку двосторонніх переговорів, зокрема, з прем'єр-міністромНорвегії та президентом Фінляндії.</text:p>
      <text:p text:style-name="P4">
<text:span text:style-name="T5">
Фото: ОП</text:span>
</text:p>
      <text:p text:style-name="P4">
Source: <text:a xlink:type="simple" xlink:href="https://www.ukrinform.ua/rubric-polytics/3704405-zelenskij-proviv-peregovori-z-premerami-svecii-danii-islandii-ta-finlandii.html" text:style-name="Internet_20_link" text:visited-style-name="Visited_20_Internet_20_Link">
https://www.ukrinform.ua/rubric-polytics/3704405-zelenskij-proviv-peregovori-z-premerami-svecii-danii-islandii-ta-finlandii.html</text:a>
</text:p>
      <!--NEWS-->
      <text:h text:style-name="P10" text:outline-level="1">
<text:span text:style-name="T4">
«Ювентус» обіграв «Лечче» і вийшов на друге місце у Серії А</text:span>
</text:h>
      <text:p text:style-name="P4">
Authors: Ukrinform (Person)</text:p>
      <text:p text:style-name="P4">
Publisher: Укринформ (Organization)</text:p>
      <text:p text:style-name="P4">
Published Time: 2023-05-03T-46:53:02+03:00</text:p>
      <text:p text:style-name="P4">
Modified Time: 2023-05-03T21:53:02+03:00</text:p>
      <text:p text:style-name="P4">
Description: В італійській футбольній Серії А тривають поєдинки 33-го туру. — Укрінформ.</text:p>
      <text:p text:style-name="P4">
Images: ["<text:a xlink:type="simple" xlink:href="https://static.ukrinform.com/photos/2023_05/thumb_files/630_360_1683139921-559.jpg" text:style-name="Internet_20_link" text:visited-style-name="Visited_20_Internet_20_Link">
630_360_16831...</text:a>
"]</text:p>
      <text:p text:style-name="P4">
Tags: ['Футбол', 'Ювентус']</text:p>
      <text:p text:style-name="P4">
Type: Article</text:p>
      <!--METADATA-->
      <text:p text:style-name="P4">
<draw:frame draw:style-name="fr1" draw:name="Image51" text:anchor-type="as-char" svg:width="6.9236in" svg:height="3.956343in" draw:z-index="0">
<draw:image xlink:href="../Images/yкринформ/2023-05-03T-46-53-02-03-00/630_360_1683139921-559.jpg" xlink:type="simple" xlink:show="embed" xlink:actuate="onLoad" draw:mime-type="image/jpeg"/>
</draw:frame>
 Віталійській футбольній Серії А тривають поєдинки 33-го туру.</text:p>
      <text:p text:style-name="P4">
Туринський «Ювентус» на домашньому Allianz Stadium з рахунком 2:1 взяв горунад «Лечче» і піднявся на другу позицію у національній першості, передаєУкрінформ.</text:p>
      <text:p text:style-name="P4">
Успіх господарям принесли голи Леандро Паредеса, який відзначився на 15-йхвилині, та Душана Влаховича (40); у складі гостей м'яч забив Ассан Сісей (36,з пенальті).</text:p>
      <text:p text:style-name="P4">
<text:span text:style-name="T4">
Читайте також:</text:span>
 <text:a xlink:type="simple" xlink:href="https://www.ukrinform.ua/rubric-sports/3702606-roma-i-milan-obminalisa-golami-u-poedinku-serii-a.html" text:style-name="Internet_20_link" text:visited-style-name="Visited_20_Internet_20_Link">
 <text:span text:style-name="T4">
Мілан</text:span>
 </text:a>
</text:p>
      <text:p text:style-name="P4">
Турнірне становище лідерів: «Наполі» - 79 очок (після 32-х ігор), «Ювентус» -63 (33), «Лаціо» - 61 (32), «Аталанта» - 58 (33), «Інтер» - 57 (32), «Мілан» -57 (32), «Рома» - 57 (32).</text:p>
      <text:p text:style-name="P4">
Фото: AFP.</text:p>
      <text:p text:style-name="P4">
Source: <text:a xlink:type="simple" xlink:href="https://www.ukrinform.ua/rubric-sports/3704400-uventus-obigrav-lecce-i-vijsov-na-druge-misce-u-serii-a.html" text:style-name="Internet_20_link" text:visited-style-name="Visited_20_Internet_20_Link">
https://www.ukrinform.ua/rubric-sports/3704400-uventus-obigrav-lecce-i-vijsov-na-druge-misce-u-serii-a.html</text:a>
</text:p>
      <!--NEWS-->
      <text:h text:style-name="P10" text:outline-level="1">
<text:span text:style-name="T4">
росіяни розмістили в 4-му блоці ЗАЕС військову техніку та вибухівку</text:span>
</text:h>
      <text:p text:style-name="P4">
Authors: Ukrinform (Person)</text:p>
      <text:p text:style-name="P4">
Publisher: Укринформ (Organization)</text:p>
      <text:p text:style-name="P4">
Published Time: 2023-05-03T-48:50:00+03:00</text:p>
      <text:p text:style-name="P4">
Modified Time: 2023-05-03T21:50:00+03:00</text:p>
      <text:p text:style-name="P4">
Description: російські загарбники розмістили в приміщенні турбінного відділення 4-го енергоблоку Запорізької атомної електростанції військову техніку та вибухівку. — Укрінформ.</text:p>
      <text:p text:style-name="P4">
Images: ["<text:a xlink:type="simple" xlink:href="https://static.ukrinform.com/photos/2023_03/thumb_files/630_360_1678357178-672.jpg" text:style-name="Internet_20_link" text:visited-style-name="Visited_20_Internet_20_Link">
630_360_16783...</text:a>
"]</text:p>
      <text:p text:style-name="P4">
Tags: ['Вибухівка', 'Зброя', 'Запорізька АЕС', 'Ядерна безпека', 'Війна з росією']</text:p>
      <text:p text:style-name="P4">
Type: Article</text:p>
      <!--METADATA-->
      <text:p text:style-name="P4">
<draw:frame draw:style-name="fr1" draw:name="Image52" text:anchor-type="as-char" svg:width="6.9236in" svg:height="3.956343in" draw:z-index="0">
<draw:image xlink:href="../Images/yкринформ/2023-05-03T-48-50-00-03-00/630_360_1678357178-672.jpg" xlink:type="simple" xlink:show="embed" xlink:actuate="onLoad" draw:mime-type="image/jpeg"/>
</draw:frame>
 російськізагарбники розмістили в приміщенні турбінного відділення 4-го енергоблокуЗапорізької атомної електростанції військову техніку та вибухівку.</text:p>
      <text:p text:style-name="P4">
Як передає Укрінформ, про це <text:a xlink:type="simple" xlink:href="https://www.facebook.com/permalink.php" text:style-name="Internet_20_link" text:visited-style-name="Visited_20_Internet_20_Link">
</text:a>
Державна інспекція ядерного регулювання України.</text:p>
      <text:p text:style-name="P4">
“Представники МАГАТЕ повідомили про факт розміщення російськими окупантамивійськової техніки, зброї та вибухівки у приміщенні турбінного відділенняенергоблоку №4 ВП “Запорізька АЕС”. Про це стало відомо під час щотижневоїнаради з питань комунікації між кризовим центром (IEC) МАГАТЕ таДержатомрегулювання щодо діяльності місії МАГАТЕ на майданчику ЗапорізькоїАЕС, яка відбулась 2 травня 2023 року,” - ідеться в повідомленні.</text:p>
      <text:p text:style-name="P4">
у Держінспекції ядерного регулювання нагадали, що наприкінці липня минулогороку російські військові розмістили в машинній залі 1-го енергоблока ЗАЕСважку військову техніку з боєкомплектом, а також зброю та вибухівку.</text:p>
      <text:p text:style-name="P4">
На початку серпня було отримано інформацію щодо розміщення воєнної техніки і вмашинному залі 2-го енергоблока ЗАЕС.</text:p>
      <text:p text:style-name="P4">
<text:span text:style-name="T4">
Читайте також:</text:span>
 <text:a xlink:type="simple" xlink:href="https://www.ukrinform.ua/rubric-polytics/3701234-tilki-povnij-kontrol-ukraini-nad-zaes-garantue-bezpeku-evropi-zelenskij.html" text:style-name="Internet_20_link" text:visited-style-name="Visited_20_Internet_20_Link">
 <text:span text:style-name="T4">
ЗАЕС</text:span>
 </text:a>
</text:p>
      <text:p text:style-name="P4">
Також до Держатомрегулювання неофіційними каналами надходить інформаціястосовно зберігання техніки, зброї та вибухівки в інших виробничих приміщенняхвідокремленому підрозділі “Запорізька АЕС”, в тому числі у ремонтно-механічнихмайстернях та на дахах енергоблоків.</text:p>
      <text:p text:style-name="P4">
В Держінспекції ядерного регулювання підкреслюють, що нові злочинні діїросійських загарбників – черговий крок, який завдає значної шкоди ядерній тарадіаційній безпеці ядерних установок на промисловому майданчику ЗапорізькоїАЕС. Неадекватні рішення та дії російських військових наражають на небезпекуяк персонал <text:a xlink:type="simple" xlink:href="https://www.ukrinform.ua/tag-aes" text:style-name="Internet_20_link" text:visited-style-name="Visited_20_Internet_20_Link">
 </text:a>
 , так і жителів прилеглихнаселених пунктів.</text:p>
      <text:p text:style-name="P4">
“Вкотре наголошуємо, що у разі виникнення аварійної ситуації на ЗАЕС ізпотенційно можливим виходом радіоактивних речовин у навколишнє середовище,наслідки відчує не лише Україна – вони матимуть транскордонний характер”, -ідеться в повідомленні. Зазначається, що ядерний тероризм, до якого вдаєтьсяросійська федерація, є неприпустимим явищем у цивілізованому світі.</text:p>
      <text:p text:style-name="P4">
<text:span text:style-name="T4">
Читайте також:</text:span>
 <text:a xlink:type="simple" xlink:href="https://www.ukrinform.ua/rubric-ato/3701367-rosiani-buduut-na-reaktornih-blokah-zaes-oboronni-sporudi-britanska-rozvidka.html" text:style-name="Internet_20_link" text:visited-style-name="Visited_20_Internet_20_Link">
 <text:span text:style-name="T4">
ЗАЕС</text:span>
 </text:a>
</text:p>
      <text:p text:style-name="P4">
Держінспекція ядерного регулювання закликає міжнародну спільноту доконсолідованої та рішучої відповіді на дії країни-агресора, застосуванняжорстких санкцій до підприємств атомної галузі російської федерації таафілійованих із ними осіб. Також у відомстві наголошують, що рф має бутипозбавлена усіх прав та привілеїв у МАГАТЕ та інших міжнародних інституціях усфері використання ядерної енергії.</text:p>
      <text:p text:style-name="P4">
Як повідомляв Укрінформ, 27 квітня на Запорізькій АЕС відбулася черговаротація персоналу постійної моніторингової місії Міжнародного агентства затомної енергії (МАГАТЕ).</text:p>
      <text:p text:style-name="P4">
Експерти МАГАТЕ на українських АЕС здійснюють моніторинг ситуації тадокументують впливи війни на стан ядерної та радіаційної безпеки, надаютьтехнічні консультації українським фахівцям, вивчають пріоритетні потреби наядерних об’єктах для подальшого надання технічної допомоги.</text:p>
      <text:p text:style-name="P4">
Source: <text:a xlink:type="simple" xlink:href="https://www.ukrinform.ua/rubric-ato/3704399-rosiani-rozmistili-v-4mu-bloci-zaes-vijskovu-tehniku-ta-vibuhivku.html" text:style-name="Internet_20_link" text:visited-style-name="Visited_20_Internet_20_Link">
https://www.ukrinform.ua/rubric-ato/3704399-rosiani-rozmistili-v-4mu-bloci-zaes-vijskovu-tehniku-ta-vibuhivku.html</text:a>
</text:p>
      <!--NEWS-->
      <text:h text:style-name="P10" text:outline-level="1">
<text:span text:style-name="T4">
Подоляк порівняв медведєва з «порожньою бочкою» з фінської приказки</text:span>
</text:h>
      <text:p text:style-name="P4">
Authors: Ukrinform (Person)</text:p>
      <text:p text:style-name="P4">
Publisher: Укринформ (Organization)</text:p>
      <text:p text:style-name="P4">
Published Time: 2023-05-03T-50:49:00+03:00</text:p>
      <text:p text:style-name="P4">
Modified Time: 2023-05-03T21:49:00+03:00</text:p>
      <text:p text:style-name="P4">
Description: Радник керівника ОП Михайло Подоляк назвав порожніми погрози заступника голови ради безпеки рф дмитра медведєва на адресу керівництва України, якими той вибухнув після атаки безпілотників на кремль. — Укрінформ.</text:p>
      <text:p text:style-name="P4">
Images: ["<text:a xlink:type="simple" xlink:href="https://static.ukrinform.com/photos/2022_11/thumb_files/630_360_1669378255-230.jpg" text:style-name="Internet_20_link" text:visited-style-name="Visited_20_Internet_20_Link">
630_360_16693...</text:a>
"]</text:p>
      <text:p text:style-name="P4">
Tags: ['Безпілотник', 'Кремль', 'Медведєв', 'Подоляк', 'Війна з росією']</text:p>
      <text:p text:style-name="P4">
Type: Article</text:p>
      <!--METADATA-->
      <text:p text:style-name="P4">
<draw:frame draw:style-name="fr1" draw:name="Image53" text:anchor-type="as-char" svg:width="6.9236in" svg:height="3.956343in" draw:z-index="0">
<draw:image xlink:href="../Images/yкринформ/2023-05-03T-50-49-00-03-00/630_360_1669378255-230.jpg" xlink:type="simple" xlink:show="embed" xlink:actuate="onLoad" draw:mime-type="image/jpeg"/>
</draw:frame>
 Радниккерівника ОП Михайло Подоляк назвав порожніми погрози заступника голови радибезпеки рф дмитра медведєва на адресу керівництва України, якими той вибухнувпісля атаки безпілотників на кремль.</text:p>
      <text:p text:style-name="P4">
Про це Подоляк написав у <text:a xlink:type="simple" xlink:href="http://twitter.com/Podolyak_M/status/1653803980202422284" text:style-name="Internet_20_link" text:visited-style-name="Visited_20_Internet_20_Link">
</text:a>
 , передаєУкрінформ.</text:p>
      <text:p text:style-name="P4">
«На будь-яку загрозливу заяву типового російського суб’єкта «медведєва»(заступник радбезу рф), особливо про «фізичне знищення», є блискуча фінськаремарка: Tyhjät tynnyrit kolisevat eniten (у перекладі – «Порожня бочка дужчегримить», «У порожній бочці і дзвону багато»)», - зазначив радник глави ОП.</text:p>
      <text:p text:style-name="Quotations">

<text:p text:style-name="P4">
На будь-яку загрозливу заяву типового російського суб’єкта «Медведєва»&gt;
 (заступник Радбезу Рф), особливо про «фізичне знищення», є блискуча фінська&gt;
 ремарка: Tyhjät tynnyrit kolisevat eniten (у перекладі – «Порожня бочка&gt;
 дужче гримить», «У порожній бочці і дзвону багато»)...&gt;
&gt;
 — Михайло Подоляк (@Podolyak_M) <text:a xlink:type="simple" xlink:href="https://twitter.com/Podolyak_M/status/1653803980202422284" text:style-name="Internet_20_link" text:visited-style-name="Visited_20_Internet_20_Link">
&gt;
 </text:a>
</text:p>

</text:p>
      <text:p text:style-name="P4">
Як повідомлялося, пресслужба президента росії заявила про відбиття спробиудару безпілотниками по кремлю.</text:p>
      <text:p text:style-name="P4">
Заявлено, що кремль розцінює це як «сплановану терористичну акцію та замах напрезидента рф напередодні Дня перемоги» з боку України.</text:p>
      <text:p text:style-name="P4">
<text:span text:style-name="T4">
Читайте також:</text:span>
 <text:a xlink:type="simple" xlink:href="https://www.ukrinform.ua/rubric-ato/3704326-ignat-prokomentuvav-ataku-droniv-na-kreml-mabut-nlo.html" text:style-name="Internet_20_link" text:visited-style-name="Visited_20_Internet_20_Link">
 </text:a>
</text:p>
      <text:p text:style-name="P4">
Водночас <text:a xlink:type="simple" xlink:href="https://www.ukrinform.ua/tag-medvedev" text:style-name="Internet_20_link" text:visited-style-name="Visited_20_Internet_20_Link">
 </text:a>
 закликав фізично усунутиВолодимира Зеленського.</text:p>
      <text:p text:style-name="P4">
Президент України заявив, що наша країна не атакувала кремлівську резиденцію ісамого путіна, а залишає це для міжнародного трибуналу.</text:p>
      <text:p text:style-name="P4">
Source: <text:a xlink:type="simple" xlink:href="https://www.ukrinform.ua/rubric-polytics/3704398-podolak-porivnav-medvedeva-z-poroznou-bockou-z-finskoi-prikazki.html" text:style-name="Internet_20_link" text:visited-style-name="Visited_20_Internet_20_Link">
https://www.ukrinform.ua/rubric-polytics/3704398-podolak-porivnav-medvedeva-z-poroznou-bockou-z-finskoi-prikazki.html</text:a>
</text:p>
      <!--NEWS-->
      <text:h text:style-name="P10" text:outline-level="1">
<text:span text:style-name="T4">
Резніков подякував Єврокомісії за рішення збільшити постачання боєприпасів</text:span>
</text:h>
      <text:p text:style-name="P4">
Authors: Ukrinform (Person)</text:p>
      <text:p text:style-name="P4">
Publisher: Укринформ (Organization)</text:p>
      <text:p text:style-name="P4">
Published Time: 2023-05-03T-52:45:05+03:00</text:p>
      <text:p text:style-name="P4">
Modified Time: 2023-05-03T21:45:05+03:00</text:p>
      <text:p text:style-name="P4">
Description: Міністр оборони України Олексій Резніков подякував Єврокомісії за рішення про збільшення постачання боєприпасів і ракет Україні. — Укрінформ.</text:p>
      <text:p text:style-name="P4">
Images: ["<text:a xlink:type="simple" xlink:href="https://static.ukrinform.com/photos/2023_04/thumb_files/630_360_1682673652-876.jpg" text:style-name="Internet_20_link" text:visited-style-name="Visited_20_Internet_20_Link">
630_360_16826...</text:a>
"]</text:p>
      <text:p text:style-name="P4">
Tags: ['Єврокомісія', 'Боєприпаси', 'Резніков']</text:p>
      <text:p text:style-name="P4">
Type: Article</text:p>
      <!--METADATA-->
      <text:p text:style-name="P4">
<draw:frame draw:style-name="fr1" draw:name="Image54" text:anchor-type="as-char" svg:width="6.9236in" svg:height="3.956343in" draw:z-index="0">
<draw:image xlink:href="../Images/yкринформ/2023-05-03T-52-45-05-03-00/630_360_1682673652-876.jpg" xlink:type="simple" xlink:show="embed" xlink:actuate="onLoad" draw:mime-type="image/jpeg"/>
</draw:frame>
 Міністроборони України Олексій Резніков подякував Єврокомісії за рішення прозбільшення постачання боєприпасів і ракет Україні.</text:p>
      <text:p text:style-name="P4">
Як передає Укрінформ, про це він написав у <text:a xlink:type="simple" xlink:href="https://twitter.com/oleksiireznikov/status/1653811748841959449" text:style-name="Internet_20_link" text:visited-style-name="Visited_20_Internet_20_Link">
</text:a>
 .</text:p>
      <text:p text:style-name="P4">
"Ми вітаємо сьогодні пропозицію Єврокомісії збільшити постачання боєприпасів іракет до України. Вдячний Європейському комісару з питань внутрішнього ринкуТьєррі Бретону за виконання третього шляху, який, безумовно, допоможе Українізахистити своїх громадян і стримати агресію росії", - зазначив Резніков.</text:p>
      <text:p text:style-name="P4">
<text:span text:style-name="T4">
Читайте також:</text:span>
 <text:a xlink:type="simple" xlink:href="https://www.ukrinform.ua/rubric-ato/3704284-es-nadast-ukraini-boepripasiv-na-2-milardi-smigal.html" text:style-name="Internet_20_link" text:visited-style-name="Visited_20_Internet_20_Link">
 </text:a>
</text:p>
      <text:p text:style-name="P4">
Як повідомляв Укрінформ, Європейська комісія <text:a xlink:type="simple" xlink:href="https://www.ukrinform.ua/rubric-ato/3704148-evrokomisia-uhvalila-akt-z-pidtrimki-virobnictva-boepripasiv-dla-ukraini.html" text:style-name="Internet_20_link" text:visited-style-name="Visited_20_Internet_20_Link">
</text:a>
 на виконання рішенняЄвропейської ради щодо нарощування спроможностей оборонної промисловості,зокрема для термінового постачання Україні боєприпасів.</text:p>
      <text:p text:style-name="P4">
Ухвалений документ передбачає застосування фінансових інструментів, що дастьзмогу наростити виробничі спроможності європейської оборонної промисловості таполегшить виконання першого та другого пункту плану - відповідно поставокбоєприпасів із наявних запасів та спільного замовлення виробництвабоєприпасів.</text:p>
      <text:p text:style-name="P4">
Раніше країни ЄС погодили політичне рішення надати Україні мільйон снарядівпротягом року для підтримки її здатності до самооборони.</text:p>
      <text:p text:style-name="P4">
Source: <text:a xlink:type="simple" xlink:href="https://www.ukrinform.ua/rubric-ato/3704395-reznikov-podakuvav-evrokomisii-za-risenna-zbilsiti-postacanna-boepripasiv.html" text:style-name="Internet_20_link" text:visited-style-name="Visited_20_Internet_20_Link">
https://www.ukrinform.ua/rubric-ato/3704395-reznikov-podakuvav-evrokomisii-za-risenna-zbilsiti-postacanna-boepripasiv.html</text:a>
</text:p>
      <!--NEWS-->
      <text:h text:style-name="P10" text:outline-level="1">
<text:span text:style-name="T4">
На Рівненській АЕС успішно провели дві інспекції МАГАТЕ</text:span>
</text:h>
      <text:p text:style-name="P4">
Authors: Ukrinform (Person)</text:p>
      <text:p text:style-name="P4">
Publisher: Укринформ (Organization)</text:p>
      <text:p text:style-name="P4">
Published Time: 2023-05-03T-54:29:14+03:00</text:p>
      <text:p text:style-name="P4">
Modified Time: 2023-05-03T21:29:14+03:00</text:p>
      <text:p text:style-name="P4">
Description: Міжнародне агентство з атомної енергії (МАГАТЕ) провело дві інспекції на Рівненській АЕС. — Укрінформ.</text:p>
      <text:p text:style-name="P4">
Images: ["<text:a xlink:type="simple" xlink:href="https://static.ukrinform.com/photos/2020_04/thumb_files/630_360_1586511085-614.jpg" text:style-name="Internet_20_link" text:visited-style-name="Visited_20_Internet_20_Link">
630_360_15865...</text:a>
"]</text:p>
      <text:p text:style-name="P4">
Tags: ['МАГАТЕ', 'Рівненська АЕС']</text:p>
      <text:p text:style-name="P4">
Type: Article</text:p>
      <!--METADATA-->
      <text:p text:style-name="P4">
<draw:frame draw:style-name="fr1" draw:name="Image55" text:anchor-type="as-char" svg:width="6.9236in" svg:height="3.956343in" draw:z-index="0">
<draw:image xlink:href="../Images/yкринформ/2023-05-03T-54-29-14-03-00/630_360_1586511085-614.jpg" xlink:type="simple" xlink:show="embed" xlink:actuate="onLoad" draw:mime-type="image/jpeg"/>
</draw:frame>
Міжнародне агентство з атомної енергії (МАГАТЕ) провело дві інспекції наРівненській АЕС.</text:p>
      <text:p text:style-name="P4">
Як передає Укрінформ, про це повідомляє пресслужба <text:a xlink:type="simple" xlink:href="https://snriu.gov.ua/news/na-vp-rivnenska-aes-uspishno-provedeno-dvi-inspektsii-mahate" text:style-name="Internet_20_link" text:visited-style-name="Visited_20_Internet_20_Link">
</text:a>
 .</text:p>
      <text:p text:style-name="P4">
«На ВП «Рівненська АЕС» були успішно проведені дві інспекції Міжнародногоагентства з атомної енергії в рамках угоди між Україною та МАГАТЕ у зв'язку здоговором про нерозповсюдження ядерної зброї», – йдеться у повідомленні.</text:p>
      <text:p text:style-name="P4">
Перевірки здійснено інспектором Агентства за участі державного інспектораДержатомрегулювання.</text:p>
      <text:p text:style-name="P4">
<text:span text:style-name="T4">
Читайте також:</text:span>
 <text:a xlink:type="simple" xlink:href="https://www.ukrinform.ua/rubric-economy/3703092-na-zaes-projsla-rotacia-misii-magate.html" text:style-name="Internet_20_link" text:visited-style-name="Visited_20_Internet_20_Link">
 <text:span text:style-name="T4">
МАГАТЕ</text:span>
 </text:a>
</text:p>
      <text:p text:style-name="P4">
Зазначається, що мета інспекцій – перевірка відсутності незаявлених ядернихматеріалів та інформації про конструкцію ядерної установки, яка була наданаУкраїною відповідно до угоди. В процесі перевірки зауважень від інспектораМАГАТЕ не було.</text:p>
      <text:p text:style-name="P4">
Як повідомлялося, 18 квітня на ВП «Рівненська АЕС» та ВП «Хмельницька <text:a xlink:type="simple" xlink:href="https://www.ukrinform.ua/tag-aes" text:style-name="Internet_20_link" text:visited-style-name="Visited_20_Internet_20_Link">
</text:a>
 » проведено неоголошені інспекціїМіжнародним агентством з атомної енергії (МАГАТЕ) на відсутність незаявленогоядерного матеріалу.</text:p>
      <text:p text:style-name="P4">
Source: <text:a xlink:type="simple" xlink:href="https://www.ukrinform.ua/rubric-economy/3704390-na-rivnenskij-aes-uspisno-proveli-dvi-inspekcii-magate.html" text:style-name="Internet_20_link" text:visited-style-name="Visited_20_Internet_20_Link">
https://www.ukrinform.ua/rubric-economy/3704390-na-rivnenskij-aes-uspisno-proveli-dvi-inspekcii-magate.html</text:a>
</text:p>
      <!--NEWS-->
      <text:h text:style-name="P10" text:outline-level="1">
<text:span text:style-name="T4">
росіяни за день убили двох жителів Донеччини, дев'ятеро людей поранені</text:span>
</text:h>
      <text:p text:style-name="P4">
Authors: Ukrinform (Person)</text:p>
      <text:p text:style-name="P4">
Publisher: Укринформ (Organization)</text:p>
      <text:p text:style-name="P4">
Published Time: 2023-05-03T-56:28:00+03:00</text:p>
      <text:p text:style-name="P4">
Modified Time: 2023-05-03T21:28:00+03:00</text:p>
      <text:p text:style-name="P4">
Description: У Донецькій області 3 травня внаслідок російських обстрілів загинули двоє чоловіків, ще дев`ятеро людей дістали поранення. — Укрінформ.</text:p>
      <text:p text:style-name="P4">
Images: ["<text:a xlink:type="simple" xlink:href="https://static.ukrinform.com/photos/2023_05/thumb_files/630_360_1683138356-160.jpg" text:style-name="Internet_20_link" text:visited-style-name="Visited_20_Internet_20_Link">
630_360_16831...</text:a>
"]</text:p>
      <text:p text:style-name="P4">
Tags: ['Донеччина', 'Обстріл', 'Поранені', 'Загибель', 'Війна з росією']</text:p>
      <text:p text:style-name="P4">
Type: Article</text:p>
      <!--METADATA-->
      <text:p text:style-name="P4">
<draw:frame draw:style-name="fr1" draw:name="Image56" text:anchor-type="as-char" svg:width="6.9236in" svg:height="3.956343in" draw:z-index="0">
<draw:image xlink:href="../Images/yкринформ/2023-05-03T-56-28-00-03-00/630_360_1683138356-160.jpg" xlink:type="simple" xlink:show="embed" xlink:actuate="onLoad" draw:mime-type="image/jpeg"/>
</draw:frame>
 УДонецькій області 3 травня внаслідок російських обстрілів загинули двоєчоловіків, ще дев`ятеро людей дістали поранення.</text:p>
      <text:p text:style-name="P4">
Як передає Укрінформ, про це Офіс генерального прокурора повідомляє у <text:a xlink:type="simple" xlink:href="https://t.me/pgo_gov_ua/11795" text:style-name="Internet_20_link" text:visited-style-name="Visited_20_Internet_20_Link">
</text:a>
 .</text:p>
      <text:p text:style-name="P4">
За даними слідства, 3 травня російські війська обстріляли міста Авдіївку,Костянтинівку, Торецьк, Часів Яр, село Зарічне Лиманської територіальноїгромади, селище Велика Новосілка та село Новоукраїнка Волноваського району.</text:p>
      <text:p text:style-name="P4">
Обстріл, імовірно вівся зі ствольної артилерії, реактивних систем залповоговогню “Град” та мінометів.</text:p>
      <text:p text:style-name="P4">
“Унаслідок атаки окупантів загинули двоє чоловіків. Ще дев’ять людей зазналипоранень. Серед постраждалих – двоє працівників підприємства та батько ізсином, які сиділи біля свого будинку, коли російський снаряд влучив поряд зними”, - ідеться в повідомленні.</text:p>
      <text:p text:style-name="P4">
<text:span text:style-name="T4">
Читайте також:</text:span>
 <text:a xlink:type="simple" xlink:href="https://www.ukrinform.ua/rubric-regions/3704026-armia-rf-za-dobu-atakuvala-11-regioniv-ukraini-zvedenna-ova.html" text:style-name="Internet_20_link" text:visited-style-name="Visited_20_Internet_20_Link">
 </text:a>
</text:p>
      <text:p text:style-name="P4">
Також російські <text:a xlink:type="simple" xlink:href="https://www.ukrinform.ua/tag-obstril" text:style-name="Internet_20_link" text:visited-style-name="Visited_20_Internet_20_Link">
 </text:a>
 зруйнували будинки,авто та об’єкти цивільної інфраструктури.</text:p>
      <text:p text:style-name="P4">
За процесуального керівництва Донецької обласної прокуратури розпочатодосудові розслідування у кримінальних провадженнях за фактами порушеннязаконів та звичаїв війни (ч. 1, 2 ст. 438 Кримінального кодексу).</text:p>
      <text:p text:style-name="P4">
Як <text:a xlink:type="simple" xlink:href="http://www.ukrinform.ua/rubric-regions/3703932-rosiani-minuloi-dobi-poranili-troh-ziteliv-doneccini.html" text:style-name="Internet_20_link" text:visited-style-name="Visited_20_Internet_20_Link">
 </text:a>
 , російські військові за минулу добу, 2травня, поранили трьох жителів Донецької області.</text:p>
      <text:p text:style-name="P4">
Source: <text:a xlink:type="simple" xlink:href="https://www.ukrinform.ua/rubric-ato/3704391-rosiani-za-den-ubili-dvoh-ziteliv-doneccini-devatero-ludej-poraneni.html" text:style-name="Internet_20_link" text:visited-style-name="Visited_20_Internet_20_Link">
https://www.ukrinform.ua/rubric-ato/3704391-rosiani-za-den-ubili-dvoh-ziteliv-doneccini-devatero-ludej-poraneni.html</text:a>
</text:p>
      <!--NEWS-->
      <text:h text:style-name="P10" text:outline-level="1">
<text:span text:style-name="T4">
Фонд держмайна знову виставить на торги Електронмаш</text:span>
</text:h>
      <text:p text:style-name="P4">
Authors: Ukrinform (Person)</text:p>
      <text:p text:style-name="P4">
Publisher: Укринформ (Organization)</text:p>
      <text:p text:style-name="P4">
Published Time: 2023-05-03T-58:26:40+03:00</text:p>
      <text:p text:style-name="P4">
Modified Time: 2023-05-03T21:26:40+03:00</text:p>
      <text:p text:style-name="P4">
Description: Фонд державного майна України продає єдиний майновий комплекс ДП «Електронмаш» у Києві за 61,3 млн грн, торги призначено на 29 травня. — Укрінформ.</text:p>
      <text:p text:style-name="P4">
Images: ["<text:a xlink:type="simple" xlink:href="https://static.ukrinform.com/photos/2023_05/thumb_files/630_360_1683138048-315.jpg" text:style-name="Internet_20_link" text:visited-style-name="Visited_20_Internet_20_Link">
630_360_16831...</text:a>
", "<text:a xlink:type="simple" xlink:href="https://static.ukrinform.com/photos/2023_05/1683138163-147.jpg" text:style-name="Internet_20_link" text:visited-style-name="Visited_20_Internet_20_Link">
1683138163-14...</text:a>
", "<text:a xlink:type="simple" xlink:href="https://static.ukrinform.com/photos/2023_05/1683138164-313.jpg" text:style-name="Internet_20_link" text:visited-style-name="Visited_20_Internet_20_Link">
1683138164-31...</text:a>
", "<text:a xlink:type="simple" xlink:href="https://static.ukrinform.com/photos/2023_05/1683138164-243.jpg" text:style-name="Internet_20_link" text:visited-style-name="Visited_20_Internet_20_Link">
1683138164-24...</text:a>
"]</text:p>
      <text:p text:style-name="P4">
Tags: ['Аукціон', 'ФДМУ', 'Приватизація', 'Київ', 'Електронмаш']</text:p>
      <text:p text:style-name="P4">
Type: Article</text:p>
      <!--METADATA-->
      <text:p text:style-name="P4">
<draw:frame draw:style-name="fr1" draw:name="Image57" text:anchor-type="as-char" svg:width="6.9236in" svg:height="3.956343in" draw:z-index="0">
<draw:image xlink:href="../Images/yкринформ/2023-05-03T-58-26-40-03-00/630_360_1683138048-315.jpg" xlink:type="simple" xlink:show="embed" xlink:actuate="onLoad" draw:mime-type="image/jpeg"/>
</draw:frame>
 Фонддержавного майна України продає єдиний майновий комплекс ДП «Електронмаш» уКиєві за 61,3 млн грн, торги призначено на 29 травня.</text:p>
      <text:p text:style-name="P4">
Про це повідомляє пресслужба <text:a xlink:type="simple" xlink:href="https://www.spfu.gov.ua/ua/news/9666.html" text:style-name="Internet_20_link" text:visited-style-name="Visited_20_Internet_20_Link">
 </text:a>
 ,передає Укрінформ.</text:p>
      <text:p text:style-name="P4">
«29 травня 2023 року Фонд держмайна проведе в державній електронній торговійсистемі Prozorrо.Продажі онлайн-аукціон з приватизації єдиного майновогокомплексу держпідприємства «Електронмаш» (м. Київ)», - ідеться в повідомленні.</text:p>
      <text:p text:style-name="P4">
<draw:frame draw:style-name="fr1" draw:name="Image58" text:anchor-type="as-char" svg:width="6.9236in" svg:height="4.961913in" draw:z-index="0">
<draw:image xlink:href="../Images/yкринформ/2023-05-03T-58-26-40-03-00/1683138163-147.jpg" xlink:type="simple" xlink:show="embed" xlink:actuate="onLoad" draw:mime-type="image/jpeg"/>
</draw:frame>
</text:p>
      <text:p text:style-name="P4">
Стартова ціна об’єкта — 61,3 млн грн (без ПДВ).</text:p>
      <text:p text:style-name="P4">
У Фонді нагадують, що підприємство має прострочену кредиторську заборгованістьу сумі майже 21,4 млн грн.</text:p>
      <text:p text:style-name="P4">
<draw:frame draw:style-name="fr1" draw:name="Image59" text:anchor-type="as-char" svg:width="6.9236in" svg:height="5.179879in" draw:z-index="0">
<draw:image xlink:href="../Images/yкринформ/2023-05-03T-58-26-40-03-00/1683138164-313.jpg" xlink:type="simple" xlink:show="embed" xlink:actuate="onLoad" draw:mime-type="image/jpeg"/>
</draw:frame>
</text:p>
      <text:p text:style-name="P4">
Останніми роками Електронмаш показував істотні збитки: в 2022 році — 8,2 млнгрн, у 2021 році — 24,0 млн грн і в 2020-му — 10,9 млн грн.</text:p>
      <text:p text:style-name="P4">
На території <text:a xlink:type="simple" xlink:href="https://www.ukrinform.ua/tag-zavod" text:style-name="Internet_20_link" text:visited-style-name="Visited_20_Internet_20_Link">
 </text:a>
 розташовані 36 об'єктівнерухомості, серед них цехи та адмінбудівлі. На балансі Електронмашуперебувають 31 транспортний засіб та база відпочинку у селі СоколівкаЧернігівської області.</text:p>
      <text:p text:style-name="P4">
<draw:frame draw:style-name="fr1" draw:name="Image60" text:anchor-type="as-char" svg:width="6.9236in" svg:height="4.955503in" draw:z-index="0">
<draw:image xlink:href="../Images/yкринформ/2023-05-03T-58-26-40-03-00/1683138164-243.jpg" xlink:type="simple" xlink:show="embed" xlink:actuate="onLoad" draw:mime-type="image/jpeg"/>
</draw:frame>
</text:p>
      <text:p text:style-name="P4">
Детальніше про єдиний майновий комплекс державного підприємства «Електронмаш»можна ознайомитися за <text:a xlink:type="simple" xlink:href="https://privatization.gov.ua/product/yedynyj-majnovyj-kompleks-derzhavnogo-pidpryyemstva-elektronmash-2/" text:style-name="Internet_20_link" text:visited-style-name="Visited_20_Internet_20_Link">
 </text:a>
 .</text:p>
      <text:p text:style-name="P4">
Як повідомлялося, ФДМУ 12 листопада 2021 року продав єдиний майновий комплексдержавного підприємства «Електронмаш» за 970 млн грн за початкової ціни в 66,7млн грн. Через відмову покупця піписувати договір аукціон був визнаний таким,що не відбувся.</text:p>
      <text:p text:style-name="P4">
<text:span text:style-name="T4">
Читайте також:</text:span>
 <text:a xlink:type="simple" xlink:href="https://www.ukrinform.ua/rubric-economy/3695918-fdmu-povtorno-vistavit-na-privatizaciu-bilgoroddnistrovskij-port.html" text:style-name="Internet_20_link" text:visited-style-name="Visited_20_Internet_20_Link">
 <text:span text:style-name="T4">
ФДМУ</text:span>
 </text:a>
</text:p>
      <text:p text:style-name="P4">
На повторних торгах 27 січня 2022 року ДП «Електронмаш» було продане за 430млн грн (стартова ціна – 65,6 млн грн). Цей аукціон також був визнаний таким,що не відбувся.</text:p>
      <text:p text:style-name="P4">
<text:span text:style-name="T5">
Фото: privatization.gov.ua</text:span>
</text:p>
      <text:p text:style-name="P4">
Source: <text:a xlink:type="simple" xlink:href="https://www.ukrinform.ua/rubric-economy/3704388-fond-derzmajna-znovu-vistavit-na-torgi-elektronmas.html" text:style-name="Internet_20_link" text:visited-style-name="Visited_20_Internet_20_Link">
https://www.ukrinform.ua/rubric-economy/3704388-fond-derzmajna-znovu-vistavit-na-torgi-elektronmas.html</text:a>
</text:p>
      <!--NEWS-->
      <text:h text:style-name="P10" text:outline-level="1">
<text:span text:style-name="T4">
At Lyman direction Russian army shelled Makiyivka of Luhansk region and Bilohorivka, Verkhnok...</text:span>
</text:h>
      <text:p text:style-name="P4">
Authors: liveuamap (Language: en)</text:p>
      <text:p text:style-name="P4">
Time: 2023-05-03T-5:13:00</text:p>
      <text:p text:style-name="P4">
Location: Bakhmut (Latitude:48.80641 Longtitude:38.2453)</text:p>
      <text:p text:style-name="P4">
Videos: []</text:p>
      <text:p text:style-name="P4">
Images: []</text:p>
      <text:p text:style-name="P4">
Tags: ["Russia"]</text:p>
      <text:p text:style-name="P4">
ID: 22560148</text:p>
      <!--METADATA-->
      <text:p text:style-name="P4">
At Lyman direction Russian army shelled Makiyivka of Luhansk region andBilohorivka, Verkhnokamyanske and Spirne of Donetsk region, - General Staff ofArmed Forces of Ukraine says in the morning report</text:p>
      <text:p text:style-name="P4">
News Collection Link: <text:a xlink:type="simple" xlink:href="https://liveuamap.com/en/2023/3-may-at-lyman-direction-russian-army-shelled-makiyivka-of" text:style-name="Internet_20_link" text:visited-style-name="Visited_20_Internet_20_Link">
https://liveuamap.com/en/2023/3-may-at-lyman-direction-russian-army-shelled-makiyivka-of</text:a>
</text:p>
      <text:p text:style-name="P4">
Source: <text:a xlink:type="simple" xlink:href="https://t.me/lumsrc/4670" text:style-name="Internet_20_link" text:visited-style-name="Visited_20_Internet_20_Link">
https://t.me/lumsrc/4670</text:a>
</text:p>
      <!--NEWS-->
      <text:h text:style-name="P10" text:outline-level="1">
<text:span text:style-name="T4">
Швеція підтримуватиме Україну на шляху до членства в ЄС - прем'єр</text:span>
</text:h>
      <text:p text:style-name="P4">
Authors: Ukrinform (Person)</text:p>
      <text:p text:style-name="P4">
Publisher: Укринформ (Organization)</text:p>
      <text:p text:style-name="P4">
Published Time: 2023-05-03T-60:23:34+03:00</text:p>
      <text:p text:style-name="P4">
Modified Time: 2023-05-03T21:23:34+03:00</text:p>
      <text:p text:style-name="P4">
Description: Швеція надаватиме допомогу Україні на шляху до членства в ЄС, а також у питанні повернення незаконно депортованих в рф дітей. — Укрінформ.</text:p>
      <text:p text:style-name="P4">
Images: ["<text:a xlink:type="simple" xlink:href="https://static.ukrinform.com/photos/2023_02/thumb_files/630_360_1676473196-914.jpg" text:style-name="Internet_20_link" text:visited-style-name="Visited_20_Internet_20_Link">
630_360_16764...</text:a>
"]</text:p>
      <text:p text:style-name="P4">
Tags: ["Прем'єр", 'Швеція', 'Зеленський']</text:p>
      <text:p text:style-name="P4">
Type: Article</text:p>
      <!--METADATA-->
      <text:p text:style-name="P4">
<draw:frame draw:style-name="fr1" draw:name="Image61" text:anchor-type="as-char" svg:width="6.9236in" svg:height="3.956343in" draw:z-index="0">
<draw:image xlink:href="../Images/yкринформ/2023-05-03T-60-23-34-03-00/630_360_1676473196-914.jpg" xlink:type="simple" xlink:show="embed" xlink:actuate="onLoad" draw:mime-type="image/jpeg"/>
</draw:frame>
 Швеціянадаватиме допомогу Україні на шляху до членства в ЄС, а також у питанніповернення незаконно депортованих в рф дітей.</text:p>
      <text:p text:style-name="P4">
Про це заявив Прем’єр-міністр Швеції Ульф Крістерссон на спільнійпресконференції з Президентом України та лідерами країн Північної Європи вГельсінкі 3 травня, передає Укрінформ.</text:p>
      <text:p text:style-name="P4">
«Ми продовжуємо підтримувати процес вступу на основі заслуг та допомагати упроведенні реформ, які відкриють Україні шлях для початку переговорів щодонабуття членства», - сказав глава шведського уряду, назвавши рішення надатиУкраїні статус кандидата на членство в ЄС історичним.</text:p>
      <text:p text:style-name="P4">
<text:span text:style-name="T4">
Читайте також:</text:span>
 <text:a xlink:type="simple" xlink:href="https://www.ukrinform.ua/rubric-polytics/3704354-zelenskij-perekonanij-so-nato-nevdovzi-nalicuvatime-z-33-kraini.html" text:style-name="Internet_20_link" text:visited-style-name="Visited_20_Internet_20_Link">
 </text:a>
</text:p>
      <text:p text:style-name="P4">
Він також заявив, що під час головування в ЄС Швеція проводить роботу іззабезпечення відповідальності рф за скоєні злочини проти України, зокрема зазлочин агресії. Водночас Прем'єр-міністр акцентував на правах українськихдітей, яких росія примусово вивезла на свою територію.</text:p>
      <text:p text:style-name="P4">
«Це повинно мати наслідки. Швеція була першою державою ЄС, яка запропонуваласанкції за це, та продовжить опікуватися цією надзвичайно хвилюючою проблемою.В червні ми проведемо зустріч високого рівня з питань захисту дітей», - сказавКрістерссон.</text:p>
      <text:p text:style-name="P4">
За його словами, зустріч буде сфокусована на наданні правової допомоги Українів питанні захисту дітей на тлі "російської нецивілізованої війни".</text:p>
      <text:p text:style-name="P4">
<text:span text:style-name="T4">
Читайте також:</text:span>
 <text:a xlink:type="simple" xlink:href="https://www.ukrinform.ua/rubric-polytics/3704340-spilna-zaava-samitu-ukraina-pivnicna-evropa.html" text:style-name="Internet_20_link" text:visited-style-name="Visited_20_Internet_20_Link">
 </text:a>
</text:p>
      <text:p text:style-name="P4">
Крістерссон додав, що Швеція вітає важливі кроки Євросоюзу задля забезпеченняУкраїни боєприпасами. Підтримку України на тлі російської агресії він назвав«найважливішим завданням ЄС і екзистенційним питанням», адже Україна боретьсяза свободу всіх європейців.</text:p>
      <text:p text:style-name="P4">
Швеція, за словами глави уряду, вже мобілізувала близько 2 млрд євродвосторонньої допомоги та надає Україні суттєві обсяги наступальних озброєнь,серед яких БМП, танки, сучасні системи ППО, а також навчає українськихвійськових. Країна продовжить надавати допомогу Україні стільки, скільки будепотрібно, запевнив він.</text:p>
      <text:p text:style-name="P4">
Як повідомлялось, Президент Зеленський у середу прибув до Фінляндії, де взявучасть у саміті Україна – Північна Європа.</text:p>
      <text:p text:style-name="P4">
Фото: ОП</text:p>
      <text:p text:style-name="P4">
Source: <text:a xlink:type="simple" xlink:href="https://www.ukrinform.ua/rubric-polytics/3704386-svecia-pidtrimuvatime-ukrainu-na-slahu-do-clenstva-v-es-premer.html" text:style-name="Internet_20_link" text:visited-style-name="Visited_20_Internet_20_Link">
https://www.ukrinform.ua/rubric-polytics/3704386-svecia-pidtrimuvatime-ukrainu-na-slahu-do-clenstva-v-es-premer.html</text:a>
</text:p>
      <!--NEWS-->
      <text:h text:style-name="P10" text:outline-level="1">
<text:span text:style-name="T4">
Мінфін має намір відновити середньострокове бюджетне планування</text:span>
</text:h>
      <text:p text:style-name="P4">
Authors: Ukrinform (Person)</text:p>
      <text:p text:style-name="P4">
Publisher: Укринформ (Organization)</text:p>
      <text:p text:style-name="P4">
Published Time: 2023-05-03T-62:17:40+03:00</text:p>
      <text:p text:style-name="P4">
Modified Time: 2023-05-03T21:17:40+03:00</text:p>
      <text:p text:style-name="P4">
Description: Наступного року Міністерство фінансів України має намір повноцінно відновити середньострокове бюджетне планування. — Укрінформ.</text:p>
      <text:p text:style-name="P4">
Images: ["<text:a xlink:type="simple" xlink:href="https://static.ukrinform.com/photos/2023_05/thumb_files/630_360_1683137633-119.jpeg" text:style-name="Internet_20_link" text:visited-style-name="Visited_20_Internet_20_Link">
630_360_16831...</text:a>
"]</text:p>
      <text:p text:style-name="P4">
Tags: ['Бюджет', 'Мінфін']</text:p>
      <text:p text:style-name="P4">
Type: Article</text:p>
      <!--METADATA-->
      <text:p text:style-name="P4">
<draw:frame draw:style-name="fr1" draw:name="Image62" text:anchor-type="as-char" svg:width="6.9236in" svg:height="3.956343in" draw:z-index="0">
<draw:image xlink:href="../Images/yкринформ/2023-05-03T-62-17-40-03-00/630_360_1683137633-119.jpeg" xlink:type="simple" xlink:show="embed" xlink:actuate="onLoad" draw:mime-type="image/jpeg"/>
</draw:frame>
Наступного року Міністерство фінансів України має намір повноцінно відновитисередньострокове бюджетне планування.</text:p>
      <text:p text:style-name="P4">
Про це розповів перший заступник міністра фінансів України Денис Улютін підчас зустрічі з очільником відділу Належного врядування та верховенства праваПредставництва Європейського Союзу в Україні Ксав'є Камю, передає Укрінформ ізпосиланням на <text:a xlink:type="simple" xlink:href="https://www.mof.gov.ua/uk/news/denys_uliutin_together_with_eu4pfm_we_are_working_on_the_development_of_modules_of_a_new_it_system_for_budget_planning_and_monitoring-3988" text:style-name="Internet_20_link" text:visited-style-name="Visited_20_Internet_20_Link">
</text:a>
</text:p>
      <text:p text:style-name="P4">
Зазначається, що на зустрічі йшлося про відновлення в Українісередньострокового бюджетного планування, зокрема, внесення змін до Бюджетногокодексу, яке є на порядку денному співпраці з МВФ.</text:p>
      <text:p text:style-name="P4">
Улютін зауважив, що повноцінне відновлення середньострокового бюджетногопланування відбудеться в наступному році, з підготовкою Бюджетної деклараціїна 2025-2027 роки, що розпочнеться вже у лютому.</text:p>
      <text:p text:style-name="P4">
<text:span text:style-name="T4">
Читайте також:</text:span>
 <text:a xlink:type="simple" xlink:href="https://www.ukrinform.ua/rubric-economy/3703766-minfin-deficit-derzbudzetu-za-cotiri-misaci-majze-253-milardi.html" text:style-name="Internet_20_link" text:visited-style-name="Visited_20_Internet_20_Link">
 <text:span text:style-name="T4">
дефіцит</text:span>
 </text:a>
</text:p>
      <text:p text:style-name="P4">
У 2023 році Мінфін планує разом із проєктом державного бюджету на 2024 рікподати також прогноз основних макроекономічних та бюджетних показників на 2025- 2026 роки, включаючи загальні доходи, видатки та дефіцит.</text:p>
      <text:p text:style-name="P4">
Як повідомлялось, вперше трирічну Бюджетну декларацію було схвалено в Українів 2021 році. Запроваджена модель середньострокового бюджетного плануваннябазується на позитивному досвіді європейських країн, зазначав під часпрезентації Бюджетної декларації на 2022-2024 роки у <text:a xlink:type="simple" xlink:href="https://www.ukrinform.ua/tag-verhovna-rada" text:style-name="Internet_20_link" text:visited-style-name="Visited_20_Internet_20_Link">
</text:a>
 міністр фінансів СергійМарченко.</text:p>
      <text:p text:style-name="P4">
<text:span text:style-name="T5">
Фото: Мінфін</text:span>
</text:p>
      <text:p text:style-name="P4">
Source: <text:a xlink:type="simple" xlink:href="https://www.ukrinform.ua/rubric-economy/3704383-minfin-mae-namir-vidnoviti-serednostrokove-budzetne-planuvanna.html" text:style-name="Internet_20_link" text:visited-style-name="Visited_20_Internet_20_Link">
https://www.ukrinform.ua/rubric-economy/3704383-minfin-mae-namir-vidnoviti-serednostrokove-budzetne-planuvanna.html</text:a>
</text:p>
      <!--NEWS-->
      <text:h text:style-name="P10" text:outline-level="1">
<text:span text:style-name="T4">
У ЄС спростували російські фейки про масштабну торгівлю зброєю у зв’язку з війною в Україні</text:span>
</text:h>
      <text:p text:style-name="P4">
Authors: Ukrinform (Person)</text:p>
      <text:p text:style-name="P4">
Publisher: Укринформ (Organization)</text:p>
      <text:p text:style-name="P4">
Published Time: 2023-05-03T-64:12:00+03:00</text:p>
      <text:p text:style-name="P4">
Modified Time: 2023-05-03T21:12:00+03:00</text:p>
      <text:p text:style-name="P4">
Description: Жодних масштабних випадків незаконного обігу стрілецької зброї у зв'язку з розв’язаною росією війною проти України, не зафіксовано. — Укрінформ.</text:p>
      <text:p text:style-name="P4">
Images: ["<text:a xlink:type="simple" xlink:href="https://static.ukrinform.com/photos/2019_07/thumb_files/630_360_1562308141-486.jpg" text:style-name="Internet_20_link" text:visited-style-name="Visited_20_Internet_20_Link">
630_360_15623...</text:a>
"]</text:p>
      <text:p text:style-name="P4">
Tags: ['Євросоюз', 'Торгівля зброєю', 'Війна з росією']</text:p>
      <text:p text:style-name="P4">
Type: Article</text:p>
      <!--METADATA-->
      <text:p text:style-name="P4">
<draw:frame draw:style-name="fr1" draw:name="Image63" text:anchor-type="as-char" svg:width="6.9236in" svg:height="3.956343in" draw:z-index="0">
<draw:image xlink:href="../Images/yкринформ/2023-05-03T-64-12-00-03-00/630_360_1562308141-486.jpg" xlink:type="simple" xlink:show="embed" xlink:actuate="onLoad" draw:mime-type="image/jpeg"/>
</draw:frame>
 Жоднихмасштабних випадків незаконного обігу стрілецької зброї у зв'язку зрозв’язаною росією війною проти України, не зафіксовано.</text:p>
      <text:p text:style-name="P4">
Як передає Укрінформу, про це <text:a xlink:type="simple" xlink:href="https://www.unodc.org/documents/treaties/CTOC/working-group-on-firearms-2023_html/Final_-_EU_Statement_WG_Firearms.pdf" text:style-name="Internet_20_link" text:visited-style-name="Visited_20_Internet_20_Link">
</text:a>
 делегація ЄС приміжнародних організаціях у Відні під час засідання робочої групи зістрілецької зброї Конференції учасників Конвенції ООН проти транснаціональноїорганізованої злочинності.</text:p>
      <text:p text:style-name="P4">
"Агресивна війна росії проти України збільшила загрозу незаконного обігустрілецької зброї в ЄС, а також в інші регіони. Євросоюз урахував досвідЗахідних Балкан і вже співпрацює з Україною, країнами-членами та іншимидержавами, зокрема, в рамках Європейської мультидисциплінарної платформипротидії кримінальним загрозам (EMPACT), щоб протистояти цій загрозі", -зазначається у заяві.</text:p>
      <text:p text:style-name="P4">
Також указано, що, починаючи з 2019 року, Євросоюз підтримує зусилля України уборотьбі з незаконним обігом <text:a xlink:type="simple" xlink:href="https://www.ukrinform.ua/tag-zbroa" text:style-name="Internet_20_link" text:visited-style-name="Visited_20_Internet_20_Link">
 </text:a>
 ,боєприпасів та вибухових речовин. Крім того, докладаються конкретні зусиллядля посилення контролю на зовнішніх кордонах ЄС.</text:p>
      <text:p text:style-name="P4">
<text:span text:style-name="T4">
Читайте також:</text:span>
 <text:a xlink:type="simple" xlink:href="https://www.ukrinform.ua/rubric-ato/3624567-u-evrokomisii-sprostuvali-rosijski-fejki-pro-prodaz-ukrainou-zahidnogo-ozbroenna.html" text:style-name="Internet_20_link" text:visited-style-name="Visited_20_Internet_20_Link">
 </text:a>
</text:p>
      <text:p text:style-name="P4">
"Ми пам'ятаємо про дезінформаційні кампанії, запущені росією щодо цієїзагрози. Дозвольте мені підкреслити, що до цього часу не було виявленоширокомасштабного незаконного обігу стрілецької зброї у зв'язку з війною. Миможемо сказати, що у нас добра і широка співпраця з українським урядом, і мивдячні йому за те, що він визначив цю загрозу як пріоритетну", - заявили уЄвросоюзі.</text:p>
      <text:p text:style-name="P4">
Як повідомляв Укрінформ, росія активно поширює дезінформацію та фейкові новинипро начебто нецільове використання наданої Україні партнерами зброї, щобзірвати її постачання.</text:p>
      <text:p text:style-name="P4">
Source: <text:a xlink:type="simple" xlink:href="https://www.ukrinform.ua/rubric-ato/3704382-u-es-sprostuvali-rosijski-fejki-pro-masstabnu-torgivlu-zbroeu-u-zvazku-z-vijnou-v-ukraini.html" text:style-name="Internet_20_link" text:visited-style-name="Visited_20_Internet_20_Link">
https://www.ukrinform.ua/rubric-ato/3704382-u-es-sprostuvali-rosijski-fejki-pro-masstabnu-torgivlu-zbroeu-u-zvazku-z-vijnou-v-ukraini.html</text:a>
</text:p>
      <!--NEWS-->
      <text:h text:style-name="P10" text:outline-level="1">
<text:span text:style-name="T4">
Унаслідок обстрілу Херсонщини вже загинула 21 людина, 48 - поранені</text:span>
</text:h>
      <text:p text:style-name="P4">
Authors: Ukrinform (Person)</text:p>
      <text:p text:style-name="P4">
Publisher: Укринформ (Organization)</text:p>
      <text:p text:style-name="P4">
Published Time: 2023-05-03T-66:12:00+03:00</text:p>
      <text:p text:style-name="P4">
Modified Time: 2023-05-03T21:12:00+03:00</text:p>
      <text:p text:style-name="P4">
Description: Унаслідок російських обстрілів в середу у Херсонській області загинула 21 людина, попередньо 48 поранені. — Укрінформ.</text:p>
      <text:p text:style-name="P4">
Images: ["<text:a xlink:type="simple" xlink:href="https://static.ukrinform.com/photos/2023_05/thumb_files/630_360_1683132935-693.jpeg" text:style-name="Internet_20_link" text:visited-style-name="Visited_20_Internet_20_Link">
630_360_16831...</text:a>
", "<text:a xlink:type="simple" xlink:href="https://static.ukrinform.com/photos/2023_05/1683136929-211.jpg" text:style-name="Internet_20_link" text:visited-style-name="Visited_20_Internet_20_Link">
1683136929-21...</text:a>
", "<text:a xlink:type="simple" xlink:href="https://static.ukrinform.com/photos/2023_05/1683132934-883.jpeg" text:style-name="Internet_20_link" text:visited-style-name="Visited_20_Internet_20_Link">
1683132934-88...</text:a>
", "<text:a xlink:type="simple" xlink:href="https://static.ukrinform.com/photos/2023_05/1683132934-857.jpeg" text:style-name="Internet_20_link" text:visited-style-name="Visited_20_Internet_20_Link">
1683132934-85...</text:a>
", "<text:a xlink:type="simple" xlink:href="https://static.ukrinform.com/photos/2023_05/1683132936-769.jpeg" text:style-name="Internet_20_link" text:visited-style-name="Visited_20_Internet_20_Link">
1683132936-76...</text:a>
", "<text:a xlink:type="simple" xlink:href="https://static.ukrinform.com/photos/2023_05/1683132937-605.jpeg" text:style-name="Internet_20_link" text:visited-style-name="Visited_20_Internet_20_Link">
1683132937-60...</text:a>
", "<text:a xlink:type="simple" xlink:href="https://static.ukrinform.com/photos/2023_05/1683132935-166.jpeg" text:style-name="Internet_20_link" text:visited-style-name="Visited_20_Internet_20_Link">
1683132935-16...</text:a>
", "<text:a xlink:type="simple" xlink:href="https://static.ukrinform.com/photos/2023_05/1683132935-296.jpeg" text:style-name="Internet_20_link" text:visited-style-name="Visited_20_Internet_20_Link">
1683132935-29...</text:a>
", "<text:a xlink:type="simple" xlink:href="https://static.ukrinform.com/photos/2023_05/1683132936-684.jpeg" text:style-name="Internet_20_link" text:visited-style-name="Visited_20_Internet_20_Link">
1683132936-68...</text:a>
"]</text:p>
      <text:p text:style-name="P4">
Tags: ['Херсон', 'Херсонщина', 'Обстріл', 'Загибель', 'Війна з росією']</text:p>
      <text:p text:style-name="P4">
Type: Article</text:p>
      <!--METADATA-->
      <text:p text:style-name="P4">
<draw:frame draw:style-name="fr1" draw:name="Image64" text:anchor-type="as-char" svg:width="6.9236in" svg:height="3.956343in" draw:z-index="0">
<draw:image xlink:href="../Images/yкринформ/2023-05-03T-66-12-00-03-00/630_360_1683132935-693.jpeg" xlink:type="simple" xlink:show="embed" xlink:actuate="onLoad" draw:mime-type="image/jpeg"/>
</draw:frame>
Унаслідок російських обстрілів в середу у Херсонській області загинула 21людина, попередньо 48 поранені.</text:p>
      <text:p text:style-name="P4">
Як передає Укрінформ, п  ро це заявив Президент Володимир Зеленський у <text:a xlink:type="simple" xlink:href="https://t.me/V_Zelenskiy_official/6108" text:style-name="Internet_20_link" text:visited-style-name="Visited_20_Internet_20_Link">
</text:a>
 .</text:p>
      <text:p text:style-name="P4">
"Світ повинен це бачити та знати. Залізничний вокзал і переїзд, домівка,будівельний магазин, продуктовий супермаркет, автозаправка – знаєте, щообʼєднує ці місця? Кривавий слід, який залишає росія своїми снарядами,вбиваючи мирних людей у Херсоні та на Херсонщині. Станом на зараз – 21 загиблалюдина! 48 поранених! Усі цивільні! За один неповний день! В одній області!" -написав Президент.</text:p>
      <text:p text:style-name="P4">
Він висловив співчуття родинам і близьким загиблих та запевнив, що Українаніколи не пробачить винних.</text:p>
      <text:p text:style-name="P4">
"Переможемо країну-зло та змусимо всіх винних відповісти!" - заявивЗеленський.</text:p>
      <text:p text:style-name="P4">
Раніше про 19 загиблих і 47 поранених заявив  у телемарафоні "Єдині новини"голова Херсонської обласної військової адміністрації Олександр Прокудін,повідомляє <text:a xlink:type="simple" xlink:href="https://suspilne.media/465029-na-hersonsini-vnaslidok-rosijskih-obstriliv-zaginuli-19-ludej-poraneni-47/" text:style-name="Internet_20_link" text:visited-style-name="Visited_20_Internet_20_Link">
 </text:a>
 .</text:p>
      <text:p text:style-name="P4">
"Загиблі: троє - під час обстрілу "Епіцентру", двоє - на Привокзальній,четверо - після обстрілу АТБ. Одна людина загинула в автівці біля залізничногопереїзду, ще п'ять - в житлових кварталах, а також троє енергетиків біляСтепанівки", - повідомив Прокудін.</text:p>
      <text:p text:style-name="P4">
<draw:frame draw:style-name="fr1" draw:name="Image65" text:anchor-type="as-char" svg:width="6.9236in" svg:height="3.89773in" draw:z-index="0">
<draw:image xlink:href="../Images/yкринформ/2023-05-03T-66-12-00-03-00/1683136929-211.jpg" xlink:type="simple" xlink:show="embed" xlink:actuate="onLoad" draw:mime-type="image/jpeg"/>
</draw:frame>
 Фото: СуспільнеХерсон</text:p>
      <text:p text:style-name="P4">
За його інформацією, протягом дня в області поранені 47 людей.</text:p>
      <text:p text:style-name="P4">
"П'ятеро - після обстрілу "Епіцентр", 30 людей поранені внаслідок обстрілуАТБ, вісім - на території залізничного вокзалу та Привокзальної, ще троє - ужитлових кварталах. Також в АТБ була поранена дитина 6,5 років, у неїдіагностували забій ноги, перелом стегна, мінно-вибухову травму. Ще пораненняотримала 17-річна дівчина - вона у стані середньої тяжкості" - заявив він.</text:p>
      <text:p text:style-name="P4">
За словами голови ОВА, на території Дар'ївської громади у Токарівці загинувчоловік, а в Іванівці поранено 61-річну жінку.</text:p>
      <text:p text:style-name="P4">
Раніше  керівник Офісу Президента Андрій Єрмак повідомив <text:a xlink:type="simple" xlink:href="https://t.me/ermaka2022/2567" text:style-name="Internet_20_link" text:visited-style-name="Visited_20_Internet_20_Link">
</text:a>
 про 18 жертв атаки.</text:p>
      <text:p text:style-name="P4">
“Удари росіян по Херсону продовжуються. Вони б’ють по мирних людях. Станом назараз відомо про 18 загиблих і 46 поранених”, - написав він.</text:p>
      <text:p text:style-name="P4">
Раніше уповноважений Верховної Ради України з прав людини Дмитро Лубінецьповідомляв у  <text:a xlink:type="simple" xlink:href="https://t.me/dmytro_lubinetzs/2328" text:style-name="Internet_20_link" text:visited-style-name="Visited_20_Internet_20_Link">
 </text:a>
 про 17 загиблих.</text:p>
      <text:p text:style-name="P4">
"Сьогодні від ранку російська сторона обстрілює місто Херсон та інші населеніпункти в області. Наразі 17 людей загинули! Попередньо, ще 26 — отримали <text:a xlink:type="simple" xlink:href="https://www.ukrinform.ua/tag-poraneni" text:style-name="Internet_20_link" text:visited-style-name="Visited_20_Internet_20_Link">
</text:a>
 . Це мирні жителі, у яких Росіявідібрала їхнє основоположне право — право на життя!", - зазначив Лубінець.</text:p>
      <text:p text:style-name="P4">
<draw:frame draw:style-name="fr1" draw:name="Image66" text:anchor-type="as-char" svg:width="6.9236in" svg:height="5.1927in" draw:z-index="0">
<draw:image xlink:href="../Images/yкринформ/2023-05-03T-66-12-00-03-00/1683132934-883.jpeg" xlink:type="simple" xlink:show="embed" xlink:actuate="onLoad" draw:mime-type="image/jpeg"/>
</draw:frame>
<draw:frame draw:style-name="fr1" draw:name="Image67" text:anchor-type="as-char" svg:width="6.9236in" svg:height="5.1927in" draw:z-index="0">
<draw:image xlink:href="../Images/yкринформ/2023-05-03T-66-12-00-03-00/1683132934-857.jpeg" xlink:type="simple" xlink:show="embed" xlink:actuate="onLoad" draw:mime-type="image/jpeg"/>
</draw:frame>
</text:p>
      <text:p text:style-name="P4">
Він наголосив, що прицільними ракетними ударами країна-агресор цілиться ужитлові будинки, магазини, зупинки громадського транспорту, залізниці.</text:p>
      <text:p text:style-name="P4">
<draw:frame draw:style-name="fr1" draw:name="Image68" text:anchor-type="as-char" svg:width="6.9236in" svg:height="5.1927in" draw:z-index="0">
<draw:image xlink:href="../Images/yкринформ/2023-05-03T-66-12-00-03-00/1683132936-769.jpeg" xlink:type="simple" xlink:show="embed" xlink:actuate="onLoad" draw:mime-type="image/jpeg"/>
</draw:frame>
</text:p>
      <text:p text:style-name="P4">
"Це злочини, за які агресор має понести покарання! Це тероризм протицивільного населення!", - наголосив Лубінець.</text:p>
      <text:p text:style-name="P4">
<draw:frame draw:style-name="fr1" draw:name="Image69" text:anchor-type="as-char" svg:width="6.9236in" svg:height="5.1927in" draw:z-index="0">
<draw:image xlink:href="../Images/yкринформ/2023-05-03T-66-12-00-03-00/1683132937-605.jpeg" xlink:type="simple" xlink:show="embed" xlink:actuate="onLoad" draw:mime-type="image/jpeg"/>
</draw:frame>
</text:p>
      <text:p text:style-name="P4">
<text:span text:style-name="T4">
Читайте також:</text:span>
 <text:a xlink:type="simple" xlink:href="https://www.ukrinform.ua/rubric-ato/3704238-vijska-rf-atakuvala-kerovanimi-aviabombami-selo-na-hersonsini.html" text:style-name="Internet_20_link" text:visited-style-name="Visited_20_Internet_20_Link">
 <text:span text:style-name="T4">
Херсон</text:span>
 </text:a>
</text:p>
      <text:p text:style-name="P4">
Своєю чергою, н  ачальник Херсонської міської військової адміністрації РоманМрочко повідомляє у <text:a xlink:type="simple" xlink:href="https://t.me/roman_mrochko/126" text:style-name="Internet_20_link" text:visited-style-name="Visited_20_Internet_20_Link">
 </text:a>
 .</text:p>
      <text:p text:style-name="P4">
<draw:frame draw:style-name="fr1" draw:name="Image70" text:anchor-type="as-char" svg:width="6.9236in" svg:height="5.1927in" draw:z-index="0">
<draw:image xlink:href="../Images/yкринформ/2023-05-03T-66-12-00-03-00/1683132935-166.jpeg" xlink:type="simple" xlink:show="embed" xlink:actuate="onLoad" draw:mime-type="image/jpeg"/>
</draw:frame>
</text:p>
      <text:p text:style-name="P4">
<draw:frame draw:style-name="fr1" draw:name="Image71" text:anchor-type="as-char" svg:width="6.9236in" svg:height="5.1927in" draw:z-index="0">
<draw:image xlink:href="../Images/yкринформ/2023-05-03T-66-12-00-03-00/1683132935-296.jpeg" xlink:type="simple" xlink:show="embed" xlink:actuate="onLoad" draw:mime-type="image/jpeg"/>
</draw:frame>
</text:p>
      <text:p text:style-name="P4">
"Страшні новини для Херсонської громади! Від дій рашистів-нелюдів на даний часзагинуло 17 осіб, 45 поранено з яких двоє діточок", - зазначив Мрочко.</text:p>
      <text:p text:style-name="P4">
<draw:frame draw:style-name="fr1" draw:name="Image72" text:anchor-type="as-char" svg:width="6.9236in" svg:height="5.1927in" draw:z-index="0">
<draw:image xlink:href="../Images/yкринформ/2023-05-03T-66-12-00-03-00/1683132936-684.jpeg" xlink:type="simple" xlink:show="embed" xlink:actuate="onLoad" draw:mime-type="image/jpeg"/>
</draw:frame>
</text:p>
      <text:p text:style-name="P4">
Як повідомлялось, зранку 3 травня російські війська почали масивнообстрілювати місто Херсон та населені пункти області.</text:p>
      <text:p text:style-name="P4">
_ Фото: Нацполіція  _</text:p>
      <text:p text:style-name="P4">
Source: <text:a xlink:type="simple" xlink:href="https://www.ukrinform.ua/rubric-ato/3704316-unaslidok-obstrilu-hersonsini-vze-zaginulo-17-ludej.html" text:style-name="Internet_20_link" text:visited-style-name="Visited_20_Internet_20_Link">
https://www.ukrinform.ua/rubric-ato/3704316-unaslidok-obstrilu-hersonsini-vze-zaginulo-17-ludej.html</text:a>
</text:p>
      <!--NEWS-->
      <text:h text:style-name="P10" text:outline-level="1">
<text:span text:style-name="T4">
Унаслідок обстрілу Херсонщини вже загинула 21 людина, 48 - поранені</text:span>
</text:h>
      <text:p text:style-name="P4">
Authors: Ukrinform (Person)</text:p>
      <text:p text:style-name="P4">
Publisher: Укринформ (Organization)</text:p>
      <text:p text:style-name="P4">
Published Time: 2023-05-03T-69:12:00+03:00</text:p>
      <text:p text:style-name="P4">
Modified Time: 2023-05-03T21:12:00+03:00</text:p>
      <text:p text:style-name="P4">
Description: Унаслідок російських обстрілів в середу у Херсонській області загинула 21 людина, попередньо 48 поранені. — Укрінформ.</text:p>
      <text:p text:style-name="P4">
Images: ["<text:a xlink:type="simple" xlink:href="https://static.ukrinform.com/photos/2023_05/thumb_files/630_360_1683132935-693.jpeg" text:style-name="Internet_20_link" text:visited-style-name="Visited_20_Internet_20_Link">
630_360_16831...</text:a>
", "<text:a xlink:type="simple" xlink:href="https://static.ukrinform.com/photos/2023_05/1683136929-211.jpg" text:style-name="Internet_20_link" text:visited-style-name="Visited_20_Internet_20_Link">
1683136929-21...</text:a>
", "<text:a xlink:type="simple" xlink:href="https://static.ukrinform.com/photos/2023_05/1683132934-883.jpeg" text:style-name="Internet_20_link" text:visited-style-name="Visited_20_Internet_20_Link">
1683132934-88...</text:a>
", "<text:a xlink:type="simple" xlink:href="https://static.ukrinform.com/photos/2023_05/1683132934-857.jpeg" text:style-name="Internet_20_link" text:visited-style-name="Visited_20_Internet_20_Link">
1683132934-85...</text:a>
", "<text:a xlink:type="simple" xlink:href="https://static.ukrinform.com/photos/2023_05/1683132936-769.jpeg" text:style-name="Internet_20_link" text:visited-style-name="Visited_20_Internet_20_Link">
1683132936-76...</text:a>
", "<text:a xlink:type="simple" xlink:href="https://static.ukrinform.com/photos/2023_05/1683132937-605.jpeg" text:style-name="Internet_20_link" text:visited-style-name="Visited_20_Internet_20_Link">
1683132937-60...</text:a>
", "<text:a xlink:type="simple" xlink:href="https://static.ukrinform.com/photos/2023_05/1683132935-166.jpeg" text:style-name="Internet_20_link" text:visited-style-name="Visited_20_Internet_20_Link">
1683132935-16...</text:a>
", "<text:a xlink:type="simple" xlink:href="https://static.ukrinform.com/photos/2023_05/1683132935-296.jpeg" text:style-name="Internet_20_link" text:visited-style-name="Visited_20_Internet_20_Link">
1683132935-29...</text:a>
", "<text:a xlink:type="simple" xlink:href="https://static.ukrinform.com/photos/2023_05/1683132936-684.jpeg" text:style-name="Internet_20_link" text:visited-style-name="Visited_20_Internet_20_Link">
1683132936-68...</text:a>
"]</text:p>
      <text:p text:style-name="P4">
Tags: ['Херсон', 'Херсонщина', 'Обстріл', 'Загибель', 'Війна з росією']</text:p>
      <text:p text:style-name="P4">
Type: Article</text:p>
      <!--METADATA-->
      <text:p text:style-name="P4">
<draw:frame draw:style-name="fr1" draw:name="Image73" text:anchor-type="as-char" svg:width="6.9236in" svg:height="3.956343in" draw:z-index="0">
<draw:image xlink:href="../Images/yкринформ/2023-05-03T-69-12-00-03-00/630_360_1683132935-693.jpeg" xlink:type="simple" xlink:show="embed" xlink:actuate="onLoad" draw:mime-type="image/jpeg"/>
</draw:frame>
Унаслідок російських обстрілів в середу у Херсонській області загинула 21людина, попередньо 48 поранені.</text:p>
      <text:p text:style-name="P4">
Як передає Укрінформ, п  ро це заявив Президент Володимир Зеленський у <text:a xlink:type="simple" xlink:href="https://t.me/V_Zelenskiy_official/6108" text:style-name="Internet_20_link" text:visited-style-name="Visited_20_Internet_20_Link">
</text:a>
 .</text:p>
      <text:p text:style-name="P4">
"Світ повинен це бачити та знати. Залізничний вокзал і переїзд, домівка,будівельний магазин, продуктовий супермаркет, автозаправка – знаєте, щообʼєднує ці місця? Кривавий слід, який залишає росія своїми снарядами,вбиваючи мирних людей у Херсоні та на Херсонщині. Станом на зараз – 21 загиблалюдина! 48 поранених! Усі цивільні! За один неповний день! В одній області!" -написав Президент.</text:p>
      <text:p text:style-name="P4">
Він висловив співчуття родинам і близьким загиблих та запевнив, що Українаніколи не пробачить винних.</text:p>
      <text:p text:style-name="P4">
"Переможемо країну-зло та змусимо всіх винних відповісти!" - заявивЗеленський.</text:p>
      <text:p text:style-name="P4">
Раніше про 19 загиблих і 47 поранених заявив  у телемарафоні "Єдині новини"голова Херсонської обласної військової адміністрації Олександр Прокудін,повідомляє <text:a xlink:type="simple" xlink:href="https://suspilne.media/465029-na-hersonsini-vnaslidok-rosijskih-obstriliv-zaginuli-19-ludej-poraneni-47/" text:style-name="Internet_20_link" text:visited-style-name="Visited_20_Internet_20_Link">
 </text:a>
 .</text:p>
      <text:p text:style-name="P4">
"Загиблі: троє - під час обстрілу "Епіцентру", двоє - на Привокзальній,четверо - після обстрілу АТБ. Одна людина загинула в автівці біля залізничногопереїзду, ще п'ять - в житлових кварталах, а також троє енергетиків біляСтепанівки", - повідомив Прокудін.</text:p>
      <text:p text:style-name="P4">
<draw:frame draw:style-name="fr1" draw:name="Image74" text:anchor-type="as-char" svg:width="6.9236in" svg:height="3.89773in" draw:z-index="0">
<draw:image xlink:href="../Images/yкринформ/2023-05-03T-69-12-00-03-00/1683136929-211.jpg" xlink:type="simple" xlink:show="embed" xlink:actuate="onLoad" draw:mime-type="image/jpeg"/>
</draw:frame>
 Фото: СуспільнеХерсон</text:p>
      <text:p text:style-name="P4">
За його інформацією, протягом дня в області поранені 47 людей.</text:p>
      <text:p text:style-name="P4">
"П'ятеро - після обстрілу "Епіцентр", 30 людей поранені внаслідок обстрілуАТБ, вісім - на території залізничного вокзалу та Привокзальної, ще троє - ужитлових кварталах. Також в АТБ була поранена дитина 6,5 років, у неїдіагностували забій ноги, перелом стегна, мінно-вибухову травму. Ще пораненняотримала 17-річна дівчина - вона у стані середньої тяжкості" - заявив він.</text:p>
      <text:p text:style-name="P4">
За словами голови ОВА, на території Дар'ївської громади у Токарівці загинувчоловік, а в Іванівці поранено 61-річну жінку.</text:p>
      <text:p text:style-name="P4">
Раніше  керівник Офісу Президента Андрій Єрмак повідомив <text:a xlink:type="simple" xlink:href="https://t.me/ermaka2022/2567" text:style-name="Internet_20_link" text:visited-style-name="Visited_20_Internet_20_Link">
</text:a>
 про 18 жертв атаки.</text:p>
      <text:p text:style-name="P4">
“Удари росіян по Херсону продовжуються. Вони б’ють по мирних людях. Станом назараз відомо про 18 загиблих і 46 поранених”, - написав він.</text:p>
      <text:p text:style-name="P4">
Раніше уповноважений Верховної Ради України з прав людини Дмитро Лубінецьповідомляв у  <text:a xlink:type="simple" xlink:href="https://t.me/dmytro_lubinetzs/2328" text:style-name="Internet_20_link" text:visited-style-name="Visited_20_Internet_20_Link">
 </text:a>
 про 17 загиблих.</text:p>
      <text:p text:style-name="P4">
"Сьогодні від ранку російська сторона обстрілює місто Херсон та інші населеніпункти в області. Наразі 17 людей загинули! Попередньо, ще 26 — отримали <text:a xlink:type="simple" xlink:href="https://www.ukrinform.ua/tag-poraneni" text:style-name="Internet_20_link" text:visited-style-name="Visited_20_Internet_20_Link">
</text:a>
 . Це мирні жителі, у яких Росіявідібрала їхнє основоположне право — право на життя!", - зазначив Лубінець.</text:p>
      <text:p text:style-name="P4">
<draw:frame draw:style-name="fr1" draw:name="Image75" text:anchor-type="as-char" svg:width="6.9236in" svg:height="5.1927in" draw:z-index="0">
<draw:image xlink:href="../Images/yкринформ/2023-05-03T-69-12-00-03-00/1683132934-883.jpeg" xlink:type="simple" xlink:show="embed" xlink:actuate="onLoad" draw:mime-type="image/jpeg"/>
</draw:frame>
<draw:frame draw:style-name="fr1" draw:name="Image76" text:anchor-type="as-char" svg:width="6.9236in" svg:height="5.1927in" draw:z-index="0">
<draw:image xlink:href="../Images/yкринформ/2023-05-03T-69-12-00-03-00/1683132934-857.jpeg" xlink:type="simple" xlink:show="embed" xlink:actuate="onLoad" draw:mime-type="image/jpeg"/>
</draw:frame>
</text:p>
      <text:p text:style-name="P4">
Він наголосив, що прицільними ракетними ударами країна-агресор цілиться ужитлові будинки, магазини, зупинки громадського транспорту, залізниці.</text:p>
      <text:p text:style-name="P4">
<draw:frame draw:style-name="fr1" draw:name="Image77" text:anchor-type="as-char" svg:width="6.9236in" svg:height="5.1927in" draw:z-index="0">
<draw:image xlink:href="../Images/yкринформ/2023-05-03T-69-12-00-03-00/1683132936-769.jpeg" xlink:type="simple" xlink:show="embed" xlink:actuate="onLoad" draw:mime-type="image/jpeg"/>
</draw:frame>
</text:p>
      <text:p text:style-name="P4">
"Це злочини, за які агресор має понести покарання! Це тероризм протицивільного населення!", - наголосив Лубінець.</text:p>
      <text:p text:style-name="P4">
<draw:frame draw:style-name="fr1" draw:name="Image78" text:anchor-type="as-char" svg:width="6.9236in" svg:height="5.1927in" draw:z-index="0">
<draw:image xlink:href="../Images/yкринформ/2023-05-03T-69-12-00-03-00/1683132937-605.jpeg" xlink:type="simple" xlink:show="embed" xlink:actuate="onLoad" draw:mime-type="image/jpeg"/>
</draw:frame>
</text:p>
      <text:p text:style-name="P4">
<text:span text:style-name="T4">
Читайте також:</text:span>
 <text:a xlink:type="simple" xlink:href="https://www.ukrinform.ua/rubric-ato/3704238-vijska-rf-atakuvala-kerovanimi-aviabombami-selo-na-hersonsini.html" text:style-name="Internet_20_link" text:visited-style-name="Visited_20_Internet_20_Link">
 <text:span text:style-name="T4">
Херсон</text:span>
 </text:a>
</text:p>
      <text:p text:style-name="P4">
Своєю чергою, н  ачальник Херсонської міської військової адміністрації РоманМрочко повідомляє у <text:a xlink:type="simple" xlink:href="https://t.me/roman_mrochko/126" text:style-name="Internet_20_link" text:visited-style-name="Visited_20_Internet_20_Link">
 </text:a>
 .</text:p>
      <text:p text:style-name="P4">
<draw:frame draw:style-name="fr1" draw:name="Image79" text:anchor-type="as-char" svg:width="6.9236in" svg:height="5.1927in" draw:z-index="0">
<draw:image xlink:href="../Images/yкринформ/2023-05-03T-69-12-00-03-00/1683132935-166.jpeg" xlink:type="simple" xlink:show="embed" xlink:actuate="onLoad" draw:mime-type="image/jpeg"/>
</draw:frame>
</text:p>
      <text:p text:style-name="P4">
<draw:frame draw:style-name="fr1" draw:name="Image80" text:anchor-type="as-char" svg:width="6.9236in" svg:height="5.1927in" draw:z-index="0">
<draw:image xlink:href="../Images/yкринформ/2023-05-03T-69-12-00-03-00/1683132935-296.jpeg" xlink:type="simple" xlink:show="embed" xlink:actuate="onLoad" draw:mime-type="image/jpeg"/>
</draw:frame>
</text:p>
      <text:p text:style-name="P4">
"Страшні новини для Херсонської громади! Від дій рашистів-нелюдів на даний часзагинуло 17 осіб, 45 поранено з яких двоє діточок", - зазначив Мрочко.</text:p>
      <text:p text:style-name="P4">
<draw:frame draw:style-name="fr1" draw:name="Image81" text:anchor-type="as-char" svg:width="6.9236in" svg:height="5.1927in" draw:z-index="0">
<draw:image xlink:href="../Images/yкринформ/2023-05-03T-69-12-00-03-00/1683132936-684.jpeg" xlink:type="simple" xlink:show="embed" xlink:actuate="onLoad" draw:mime-type="image/jpeg"/>
</draw:frame>
</text:p>
      <text:p text:style-name="P4">
Як повідомлялось, зранку 3 травня російські війська почали масивнообстрілювати місто Херсон та населені пункти області.</text:p>
      <text:p text:style-name="P4">
_ Фото: Нацполіція  _</text:p>
      <text:p text:style-name="P4">
Source: <text:a xlink:type="simple" xlink:href="https://www.ukrinform.ua/rubric-ato/3704316-unaslidok-obstrilu-hersonsini-vze-zaginulo-17-ludej.html" text:style-name="Internet_20_link" text:visited-style-name="Visited_20_Internet_20_Link">
https://www.ukrinform.ua/rubric-ato/3704316-unaslidok-obstrilu-hersonsini-vze-zaginulo-17-ludej.html</text:a>
</text:p>
      <!--NEWS-->
      <text:h text:style-name="P10" text:outline-level="1">
<text:span text:style-name="T4">
Відновлення українського агросектору: Мінагрополітики сподівається на співпрацю зі штатом Юта</text:span>
</text:h>
      <text:p text:style-name="P4">
Authors: Ukrinform (Person)</text:p>
      <text:p text:style-name="P4">
Publisher: Укринформ (Organization)</text:p>
      <text:p text:style-name="P4">
Published Time: 2023-05-03T-71:10:38+03:00</text:p>
      <text:p text:style-name="P4">
Modified Time: 2023-05-03T21:10:38+03:00</text:p>
      <text:p text:style-name="P4">
Description: Міністерство аграрної політики та продовольства України співпрацюватиме зі штатом Юта (США) задля відновлення аграрної галузі України. — Укрінформ.</text:p>
      <text:p text:style-name="P4">
Images: ["<text:a xlink:type="simple" xlink:href="https://static.ukrinform.com/photos/2023_05/thumb_files/630_360_1683137305-973.jpeg" text:style-name="Internet_20_link" text:visited-style-name="Visited_20_Internet_20_Link">
630_360_16831...</text:a>
", "<text:a xlink:type="simple" xlink:href="https://static.ukrinform.com/photos/2023_05/1683137305-242.jpeg" text:style-name="Internet_20_link" text:visited-style-name="Visited_20_Internet_20_Link">
1683137305-24...</text:a>
", "<text:a xlink:type="simple" xlink:href="https://static.ukrinform.com/photos/2023_05/1683137306-643.jpeg" text:style-name="Internet_20_link" text:visited-style-name="Visited_20_Internet_20_Link">
1683137306-64...</text:a>
"]</text:p>
      <text:p text:style-name="P4">
Tags: ['Мінагро', 'США', 'Аграрії', 'Відбудова']</text:p>
      <text:p text:style-name="P4">
Type: Article</text:p>
      <!--METADATA-->
      <text:p text:style-name="P4">
<draw:frame draw:style-name="fr1" draw:name="Image82" text:anchor-type="as-char" svg:width="6.9236in" svg:height="3.956343in" draw:z-index="0">
<draw:image xlink:href="../Images/yкринформ/2023-05-03T-71-10-38-03-00/630_360_1683137305-973.jpeg" xlink:type="simple" xlink:show="embed" xlink:actuate="onLoad" draw:mime-type="image/jpeg"/>
</draw:frame>
Міністерство аграрної політики та продовольства України співпрацюватиме зіштатом Юта (США) задля відновлення аграрної галузі України.</text:p>
      <text:p text:style-name="P4">
Про це йшлося під час зустріч заступників міністра аграрної політики тапродовольства України Тараса Висоцького та Маркіяна Дмитрасевича з делегацієюштату Юта, передає Укрінформ із посиланням на <text:a xlink:type="simple" xlink:href="https://minagro.gov.ua/news/u-minagropolitiki-vidbulas-zustrich-z-predstavnikami-senatu-shtatu-yuta" text:style-name="Internet_20_link" text:visited-style-name="Visited_20_Internet_20_Link">
</text:a>
 .</text:p>
      <text:p text:style-name="P4">
Штат Юта представляли президент сенату штату Стюарт Адамс, працівникиаграрного департаменту штату та бізнесмени.</text:p>
      <text:p text:style-name="P4">
Зазначається, що сторони обговорили напрямки співпраці для відновленняаграрної галузі України та залучення новітніх американських технологій,зокрема, для відновлення ґрунтів та збільшення їхньої родючості.</text:p>
      <text:p text:style-name="P4">
Висоцький розповів, що український аграрний сектор готовий до збільшеннявиробництва та експорту продукції за умови подолання наслідків війни тавідновлення галузі, а також має потенціал для розвитку галузі переробки.</text:p>
      <text:p text:style-name="P4">
<draw:frame draw:style-name="fr1" draw:name="Image83" text:anchor-type="as-char" svg:width="6.9236in" svg:height="4.615733in" draw:z-index="0">
<draw:image xlink:href="../Images/yкринформ/2023-05-03T-71-10-38-03-00/1683137305-242.jpeg" xlink:type="simple" xlink:show="embed" xlink:actuate="onLoad" draw:mime-type="image/jpeg"/>
</draw:frame>
</text:p>
      <text:p text:style-name="P4">
«Це розвиток біоенергетики. Ми можемо суттєво збільшити виробництво біометану.Ми маємо значний потенціал для збільшення обсягів виробництва м’ясної тамолочної продукції, розвитку садівництва, включаючи переробку ягід», - додавзаступник міністра.</text:p>
      <text:p text:style-name="P4">
<text:span text:style-name="T4">
Читайте також:</text:span>
 <text:a xlink:type="simple" xlink:href="https://www.ukrinform.ua/rubric-economy/3697564-rozminuvanna-pilgovi-krediti-ta-granti-urad-viznaciv-prioriteti-dla-pidtrimki-agrariiv.html" text:style-name="Internet_20_link" text:visited-style-name="Visited_20_Internet_20_Link">
 </text:a>
</text:p>
      <text:p text:style-name="P4">
Дмитрасевич зауважив, що Україна прагне залучити приватні інвестиції в своюекономіку ще до закінчення війни і працює над впровадженням комплексногострахування військових ризиків як для іноземних, так і для вітчизнянихпідприємців.</text:p>
      <text:p text:style-name="P4">
"У цьому питанні ми досягли прогресу з Багатосторонньою агенцією гарантійінвестицій MIGA, яка входить до Групи Світового банку", - наголосив він.</text:p>
      <text:p text:style-name="P4">
<draw:frame draw:style-name="fr1" draw:name="Image84" text:anchor-type="as-char" svg:width="6.9236in" svg:height="4.615733in" draw:z-index="0">
<draw:image xlink:href="../Images/yкринформ/2023-05-03T-71-10-38-03-00/1683137306-643.jpeg" xlink:type="simple" xlink:show="embed" xlink:actuate="onLoad" draw:mime-type="image/jpeg"/>
</draw:frame>
</text:p>
      <text:p text:style-name="P4">
Учасники зустрічі домовились продовжити діалог для напрацювання напрямківспівпраці.</text:p>
      <text:p text:style-name="P4">
Як повідомлялося, у червні 2022 року Мінагрополітики та міністерствосільського господарства <text:a xlink:type="simple" xlink:href="https://www.ukrinform.ua/tag-ssa" text:style-name="Internet_20_link" text:visited-style-name="Visited_20_Internet_20_Link">
 </text:a>
 підписалимеморандум про взаєморозуміння щодо співробітництва у сфері сільськогогосподарства.</text:p>
      <text:p text:style-name="P4">
<text:span text:style-name="T5">
Фото: minagro.gov.ua</text:span>
</text:p>
      <text:p text:style-name="P4">
Source: <text:a xlink:type="simple" xlink:href="https://www.ukrinform.ua/rubric-vidbudova/3704380-vidnovlenna-ukrainskogo-agrosektoru-minagropolitiki-spodivaetsa-na-spivpracu-zi-statom-uta.html" text:style-name="Internet_20_link" text:visited-style-name="Visited_20_Internet_20_Link">
https://www.ukrinform.ua/rubric-vidbudova/3704380-vidnovlenna-ukrainskogo-agrosektoru-minagropolitiki-spodivaetsa-na-spivpracu-zi-statom-uta.html</text:a>
</text:p>
      <!--NEWS-->
      <text:h text:style-name="P10" text:outline-level="1">
<text:span text:style-name="T4">
At Avdiyivka directions Russian army shelled Novokalynove, Avdiyivka, Syeverne, Tonenke, Karl...</text:span>
</text:h>
      <text:p text:style-name="P4">
Authors: liveuamap (Language: en)</text:p>
      <text:p text:style-name="P4">
Time: 2023-05-03T-8:14:00</text:p>
      <text:p text:style-name="P4">
Location: Donetsk (Latitude:48.10789 Longtitude:37.54955)</text:p>
      <text:p text:style-name="P4">
Videos: []</text:p>
      <text:p text:style-name="P4">
Images: []</text:p>
      <text:p text:style-name="P4">
Tags: ["Russia"]</text:p>
      <text:p text:style-name="P4">
ID: 22560144</text:p>
      <!--METADATA-->
      <text:p text:style-name="P4">
At Avdiyivka directions Russian army shelled Novokalynove, Avdiyivka,Syeverne, Tonenke, Karlivka and Netaylove, - General Staff of Armed Forces ofUkraine says in the morning report</text:p>
      <text:p text:style-name="P4">
News Collection Link: <text:a xlink:type="simple" xlink:href="https://liveuamap.com/en/2023/3-may-at-avdiyivka-directions-russian-army-shelled-novokalynove" text:style-name="Internet_20_link" text:visited-style-name="Visited_20_Internet_20_Link">
https://liveuamap.com/en/2023/3-may-at-avdiyivka-directions-russian-army-shelled-novokalynove</text:a>
</text:p>
      <text:p text:style-name="P4">
Source: <text:a xlink:type="simple" xlink:href="https://t.me/lumsrc/4672" text:style-name="Internet_20_link" text:visited-style-name="Visited_20_Internet_20_Link">
https://t.me/lumsrc/4672</text:a>
</text:p>
      <!--NEWS-->
      <text:h text:style-name="P10" text:outline-level="1">
<text:span text:style-name="T4">
Ukrainian air defense shot down 21 of 26 Shahed drones overnight</text:span>
</text:h>
      <text:p text:style-name="P4">
Authors: liveuamap (Language: en)</text:p>
      <text:p text:style-name="P4">
Time: 2023-05-03T00:48:17</text:p>
      <text:p text:style-name="P4">
Location: Dnipro (Latitude:48.39456 Longtitude:35.11591)</text:p>
      <text:p text:style-name="P4">
Videos: []</text:p>
      <text:p text:style-name="P4">
Images: ["<text:a xlink:type="simple" xlink:href="https://liveuamap.com/pics/2023/05/03/22560114_0.jpg" text:style-name="Internet_20_link" text:visited-style-name="Visited_20_Internet_20_Link">
22560114_0.jpg</text:a>
"]</text:p>
      <text:p text:style-name="P4">
Tags: []</text:p>
      <text:p text:style-name="P4">
ID: 22560114</text:p>
      <!--METADATA-->
      <text:p text:style-name="P4">
Ukrainian air defense shot down 21 of 26 Shahed drones overnight</text:p>
      <text:p text:style-name="P4">
<draw:frame draw:style-name="fr1" draw:name="Image85" text:anchor-type="as-char" svg:width="6.9236in" svg:height="6.9236in" draw:z-index="0">
<draw:image xlink:href="../Images/liveuamap/2023-05-03T00-48-17/22560114_0.jpg" xlink:type="simple" xlink:show="embed" xlink:actuate="onLoad" draw:mime-type="image/jpeg"/>
</draw:frame>
</text:p>
      <text:p text:style-name="P4">
News Collection Link: <text:a xlink:type="simple" xlink:href="https://liveuamap.com/en/2023/3-may-ukrainian-air-defense-shot-down-21-of-26-shahed-drones" text:style-name="Internet_20_link" text:visited-style-name="Visited_20_Internet_20_Link">
https://liveuamap.com/en/2023/3-may-ukrainian-air-defense-shot-down-21-of-26-shahed-drones</text:a>
</text:p>
      <text:p text:style-name="P4">
Source: <text:a xlink:type="simple" xlink:href="https://t.me/kpszsu/2494" text:style-name="Internet_20_link" text:visited-style-name="Visited_20_Internet_20_Link">
https://t.me/kpszsu/2494</text:a>
</text:p>
      <!--NEWS-->
      <text:h text:style-name="P10" text:outline-level="1">
<text:span text:style-name="T4">
Kherson, Khersonska Oblast(08:15). Red Alert: aerial threat. Sirens sounding. Take cover now!</text:span>
</text:h>
      <text:p text:style-name="P4">
Authors: liveuamap (Language: en)</text:p>
      <text:p text:style-name="P4">
Time: 2023-05-03T02:16:00</text:p>
      <text:p text:style-name="P4">
Location: Kherson (Latitude:46.65581000 Longtitude:32.61780000)</text:p>
      <text:p text:style-name="P4">
Videos: []</text:p>
      <text:p text:style-name="P4">
Images: []</text:p>
      <text:p text:style-name="P4">
Tags: ["Europe", "Central and Eastern Europe"]</text:p>
      <text:p text:style-name="P4">
ID: 22560116</text:p>
      <!--METADATA-->
      <text:p text:style-name="P4">
Kherson, Khersonska Oblast(08:15). Red Alert: aerial threat. Sirens sounding.Take cover now!</text:p>
      <text:p text:style-name="P4">
News Collection Link: <text:a xlink:type="simple" xlink:href="https://liveuamap.com/en/2023/03-may-kherson-khersonska-oblast0815-red-alerg" text:style-name="Internet_20_link" text:visited-style-name="Visited_20_Internet_20_Link">
https://liveuamap.com/en/2023/03-may-kherson-khersonska-oblast0815-red-alerg</text:a>
</text:p>
      <text:p text:style-name="P4">
Source: <text:a xlink:type="simple" xlink:href="https://t.me/air_alert_ua/44281" text:style-name="Internet_20_link" text:visited-style-name="Visited_20_Internet_20_Link">
https://t.me/air_alert_ua/44281</text:a>
</text:p>
      <!--NEWS-->
      <text:h text:style-name="P10" text:outline-level="1">
<text:span text:style-name="T4">
Kharkiv, Kharkivska Oblast, Poltavska Oblast(08:21). Red Alert: aerial threat. Sirens soundin...</text:span>
</text:h>
      <text:p text:style-name="P4">
Authors: liveuamap (Language: en)</text:p>
      <text:p text:style-name="P4">
Time: 2023-05-03T02:21:00</text:p>
      <text:p text:style-name="P4">
Location: Kharkiv (Latitude:49.97967 Longtitude:36.25255)</text:p>
      <text:p text:style-name="P4">
Videos: []</text:p>
      <text:p text:style-name="P4">
Images: []</text:p>
      <text:p text:style-name="P4">
Tags: ["Europe", "Central and Eastern Europe"]</text:p>
      <text:p text:style-name="P4">
ID: 22560117</text:p>
      <!--METADATA-->
      <text:p text:style-name="P4">
Kharkiv, Kharkivska Oblast, Poltavska Oblast(08:21). Red Alert: aerial threat.Sirens sounding. Take cover now!</text:p>
      <text:p text:style-name="P4">
News Collection Link: <text:a xlink:type="simple" xlink:href="https://liveuamap.com/en/2023/03-may-kharkiv-kharkivska-oblast-poltavska-obg" text:style-name="Internet_20_link" text:visited-style-name="Visited_20_Internet_20_Link">
https://liveuamap.com/en/2023/03-may-kharkiv-kharkivska-oblast-poltavska-obg</text:a>
</text:p>
      <text:p text:style-name="P4">
Source: <text:a xlink:type="simple" xlink:href="https://t.me/air_alert_ua/44283" text:style-name="Internet_20_link" text:visited-style-name="Visited_20_Internet_20_Link">
https://t.me/air_alert_ua/44283</text:a>
</text:p>
      <!--NEWS-->
      <text:h text:style-name="P10" text:outline-level="1">
<text:span text:style-name="T4">
Donetsk Oblast(08:39). Red Alert: aerial threat. Sirens sounding. Take cover now!</text:span>
</text:h>
      <text:p text:style-name="P4">
Authors: liveuamap (Language: en)</text:p>
      <text:p text:style-name="P4">
Time: 2023-05-03T02:41:00</text:p>
      <text:p text:style-name="P4">
Location: Donetsk Oblast (Latitude:48.72829 Longtitude:37.57828)</text:p>
      <text:p text:style-name="P4">
Videos: []</text:p>
      <text:p text:style-name="P4">
Images: []</text:p>
      <text:p text:style-name="P4">
Tags: ["Europe", "Central and Eastern Europe"]</text:p>
      <text:p text:style-name="P4">
ID: 22560119</text:p>
      <!--METADATA-->
      <text:p text:style-name="P4">
Donetsk Oblast(08:39). Red Alert: aerial threat. Sirens sounding. Take covernow!</text:p>
      <text:p text:style-name="P4">
News Collection Link: <text:a xlink:type="simple" xlink:href="https://liveuamap.com/en/2023/03-may-donetsk-oblast0839-red-alert-aerial-thg" text:style-name="Internet_20_link" text:visited-style-name="Visited_20_Internet_20_Link">
https://liveuamap.com/en/2023/03-may-donetsk-oblast0839-red-alert-aerial-thg</text:a>
</text:p>
      <text:p text:style-name="P4">
Source: <text:a xlink:type="simple" xlink:href="https://t.me/air_alert_ua/44284" text:style-name="Internet_20_link" text:visited-style-name="Visited_20_Internet_20_Link">
https://t.me/air_alert_ua/44284</text:a>
</text:p>
      <!--NEWS-->
      <text:h text:style-name="P10" text:outline-level="1">
<text:span text:style-name="T4">
Drones attacked airfield in Seshcha overnight</text:span>
</text:h>
      <text:p text:style-name="P4">
Authors: liveuamap (Language: en)</text:p>
      <text:p text:style-name="P4">
Time: 2023-05-03T03:14:32</text:p>
      <text:p text:style-name="P4">
Location: Bryanskaya oblast' (Latitude:53.71479 Longtitude:33.34557)</text:p>
      <text:p text:style-name="P4">
Videos: []</text:p>
      <text:p text:style-name="P4">
Images: []</text:p>
      <text:p text:style-name="P4">
Tags: []</text:p>
      <text:p text:style-name="P4">
ID: 22560120</text:p>
      <!--METADATA-->
      <text:p text:style-name="P4">
Drones attacked airfield in Seshcha overnight</text:p>
      <text:p text:style-name="P4">
News Collection Link: <text:a xlink:type="simple" xlink:href="https://liveuamap.com/en/2023/3-may-drones-attacked-airfield-in-seshcha-overnight-" text:style-name="Internet_20_link" text:visited-style-name="Visited_20_Internet_20_Link">
https://liveuamap.com/en/2023/3-may-drones-attacked-airfield-in-seshcha-overnight-</text:a>
</text:p>
      <text:p text:style-name="P4">
Source: <text:a xlink:type="simple" xlink:href="https://t.me/bbcrussian/45587" text:style-name="Internet_20_link" text:visited-style-name="Visited_20_Internet_20_Link">
https://t.me/bbcrussian/45587</text:a>
</text:p>
      <!--NEWS-->
      <text:h text:style-name="P10" text:outline-level="1">
<text:span text:style-name="T4">
Donetsk Oblast(09:50). Red Alert: aerial threat. Sirens sounding. Take cover now!</text:span>
</text:h>
      <text:p text:style-name="P4">
Authors: liveuamap (Language: en)</text:p>
      <text:p text:style-name="P4">
Time: 2023-05-03T03:51:00</text:p>
      <text:p text:style-name="P4">
Location: Donetsk Oblast (Latitude:48.72763 Longtitude:37.57906)</text:p>
      <text:p text:style-name="P4">
Videos: []</text:p>
      <text:p text:style-name="P4">
Images: []</text:p>
      <text:p text:style-name="P4">
Tags: ["Europe", "Central and Eastern Europe"]</text:p>
      <text:p text:style-name="P4">
ID: 22560121</text:p>
      <!--METADATA-->
      <text:p text:style-name="P4">
Donetsk Oblast(09:50). Red Alert: aerial threat. Sirens sounding. Take covernow!</text:p>
      <text:p text:style-name="P4">
News Collection Link: <text:a xlink:type="simple" xlink:href="https://liveuamap.com/en/2023/03-may-donetsk-oblast0950-red-alert-aerial-thg" text:style-name="Internet_20_link" text:visited-style-name="Visited_20_Internet_20_Link">
https://liveuamap.com/en/2023/03-may-donetsk-oblast0950-red-alert-aerial-thg</text:a>
</text:p>
      <text:p text:style-name="P4">
Source: <text:a xlink:type="simple" xlink:href="https://t.me/air_alert_ua/44290" text:style-name="Internet_20_link" text:visited-style-name="Visited_20_Internet_20_Link">
https://t.me/air_alert_ua/44290</text:a>
</text:p>
      <!--NEWS-->
      <text:h text:style-name="P10" text:outline-level="1">
<text:span text:style-name="T4">
Chernihivska Oblast(10:11). Red Alert: aerial threat. Sirens sounding. Take cover now!</text:span>
</text:h>
      <text:p text:style-name="P4">
Authors: liveuamap (Language: en)</text:p>
      <text:p text:style-name="P4">
Time: 2023-05-03T04:11:00</text:p>
      <text:p text:style-name="P4">
Location: Chernihivska Oblast (Latitude:51.33333000 Longtitude:32.00000000)</text:p>
      <text:p text:style-name="P4">
Videos: []</text:p>
      <text:p text:style-name="P4">
Images: []</text:p>
      <text:p text:style-name="P4">
Tags: ["Europe", "Central and Eastern Europe"]</text:p>
      <text:p text:style-name="P4">
ID: 22560122</text:p>
      <!--METADATA-->
      <text:p text:style-name="P4">
Chernihivska Oblast(10:11). Red Alert: aerial threat. Sirens sounding. Takecover now!</text:p>
      <text:p text:style-name="P4">
News Collection Link: <text:a xlink:type="simple" xlink:href="https://liveuamap.com/en/2023/03-may-chernihivska-oblast1011-red-alert-aerig" text:style-name="Internet_20_link" text:visited-style-name="Visited_20_Internet_20_Link">
https://liveuamap.com/en/2023/03-may-chernihivska-oblast1011-red-alert-aerig</text:a>
</text:p>
      <text:p text:style-name="P4">
Source: <text:a xlink:type="simple" xlink:href="https://t.me/suspilnechernihiv/18202" text:style-name="Internet_20_link" text:visited-style-name="Visited_20_Internet_20_Link">
https://t.me/suspilnechernihiv/18202</text:a>
</text:p>
      <!--NEWS-->
      <text:h text:style-name="P10" text:outline-level="1">
<text:span text:style-name="T4">
Sumska Oblast(10:12). Red Alert: aerial threat. Sirens sounding. Take cover now!</text:span>
</text:h>
      <text:p text:style-name="P4">
Authors: liveuamap (Language: en)</text:p>
      <text:p text:style-name="P4">
Time: 2023-05-03T04:13:00</text:p>
      <text:p text:style-name="P4">
Location: Sumska Oblast (Latitude:51.00039 Longtitude:34.00118)</text:p>
      <text:p text:style-name="P4">
Videos: []</text:p>
      <text:p text:style-name="P4">
Images: []</text:p>
      <text:p text:style-name="P4">
Tags: ["Europe", "Central and Eastern Europe"]</text:p>
      <text:p text:style-name="P4">
ID: 22560123</text:p>
      <!--METADATA-->
      <text:p text:style-name="P4">
Sumska Oblast(10:12). Red Alert: aerial threat. Sirens sounding. Take covernow!</text:p>
      <text:p text:style-name="P4">
News Collection Link: <text:a xlink:type="simple" xlink:href="https://liveuamap.com/en/2023/03-may-sumska-oblast1012-red-alert-aerial-thrg" text:style-name="Internet_20_link" text:visited-style-name="Visited_20_Internet_20_Link">
https://liveuamap.com/en/2023/03-may-sumska-oblast1012-red-alert-aerial-thrg</text:a>
</text:p>
      <text:p text:style-name="P4">
Source: <text:a xlink:type="simple" xlink:href="https://t.me/air_alert_ua/44292" text:style-name="Internet_20_link" text:visited-style-name="Visited_20_Internet_20_Link">
https://t.me/air_alert_ua/44292</text:a>
</text:p>
      <!--NEWS-->
      <text:h text:style-name="P10" text:outline-level="1">
<text:span text:style-name="T4">
3 person killed, 5 wounded as result of shelling at Epicenter shopping mall in Kherson</text:span>
</text:h>
      <text:p text:style-name="P4">
Authors: liveuamap (Language: en)</text:p>
      <text:p text:style-name="P4">
Time: 2023-05-03T04:39:30</text:p>
      <text:p text:style-name="P4">
Location: Kherson (Latitude:46.65818 Longtitude:32.56957)</text:p>
      <text:p text:style-name="P4">
Videos: []</text:p>
      <text:p text:style-name="P4">
Images: ["<text:a xlink:type="simple" xlink:href="https://liveuamap.com/pics/2023/05/03/22560124_0.jpg" text:style-name="Internet_20_link" text:visited-style-name="Visited_20_Internet_20_Link">
22560124_0.jpg</text:a>
"]</text:p>
      <text:p text:style-name="P4">
Tags: ["Europe", "Central and Eastern Europe"]</text:p>
      <text:p text:style-name="P4">
ID: 22560124</text:p>
      <!--METADATA-->
      <text:p text:style-name="P4">
3 person killed, 5 wounded as result of shelling at Epicenter shopping mall inKherson</text:p>
      <text:p text:style-name="P4">
<draw:frame draw:style-name="fr1" draw:name="Image86" text:anchor-type="as-char" svg:width="6.9236in" svg:height="5.1927in" draw:z-index="0">
<draw:image xlink:href="../Images/liveuamap/2023-05-03T04-39-30/22560124_0.jpg" xlink:type="simple" xlink:show="embed" xlink:actuate="onLoad" draw:mime-type="image/jpeg"/>
</draw:frame>
</text:p>
      <text:p text:style-name="P4">
News Collection Link: <text:a xlink:type="simple" xlink:href="https://liveuamap.com/en/2023/3-may-3-person-killed-5-wounded-as-result-of-shelling-at" text:style-name="Internet_20_link" text:visited-style-name="Visited_20_Internet_20_Link">
https://liveuamap.com/en/2023/3-may-3-person-killed-5-wounded-as-result-of-shelling-at</text:a>
</text:p>
      <text:p text:style-name="P4">
Source: <text:a xlink:type="simple" xlink:href="https://t.me/hueviyherson/38826" text:style-name="Internet_20_link" text:visited-style-name="Visited_20_Internet_20_Link">
https://t.me/hueviyherson/38826</text:a>
</text:p>
      <!--NEWS-->
      <text:h text:style-name="P10" text:outline-level="1">
<text:span text:style-name="T4">
Russian army conducted 3 missile strikes, 39 airstrikes and over 63 shelling with MLRS, - Gen...</text:span>
</text:h>
      <text:p text:style-name="P4">
Authors: liveuamap (Language: en)</text:p>
      <text:p text:style-name="P4">
Time: 2023-05-03T05:13:00</text:p>
      <text:p text:style-name="P4">
Location: Nova Kakhovka, Khersons'ka oblast (Latitude:46.75503 Longtitude:33.38488)</text:p>
      <text:p text:style-name="P4">
Videos: []</text:p>
      <text:p text:style-name="P4">
Images: []</text:p>
      <text:p text:style-name="P4">
Tags: ["Russia"]</text:p>
      <text:p text:style-name="P4">
ID: 22560164</text:p>
      <!--METADATA-->
      <text:p text:style-name="P4">
Russian army conducted 3 missile strikes, 39 airstrikes and over 63 shellingwith MLRS, - General Staff of Armed Forces of Ukraine says in the morningreport</text:p>
      <text:p text:style-name="P4">
News Collection Link: <text:a xlink:type="simple" xlink:href="https://liveuamap.com/en/2023/3-may-russian-army-conducted-3-missile-strikes-39-airstrikes" text:style-name="Internet_20_link" text:visited-style-name="Visited_20_Internet_20_Link">
https://liveuamap.com/en/2023/3-may-russian-army-conducted-3-missile-strikes-39-airstrikes</text:a>
</text:p>
      <text:p text:style-name="P4">
Source: <text:a xlink:type="simple" xlink:href="https://t.me/lumsrc/4667" text:style-name="Internet_20_link" text:visited-style-name="Visited_20_Internet_20_Link">
https://t.me/lumsrc/4667</text:a>
</text:p>
      <!--NEWS-->
      <text:h text:style-name="P10" text:outline-level="1">
<text:span text:style-name="T4">
At Bakhmut direction Russian army shelled Vasukivka, Orikhovo-Vasylivka, Novomarkove, Hryhori...</text:span>
</text:h>
      <text:p text:style-name="P4">
Authors: liveuamap (Language: en)</text:p>
      <text:p text:style-name="P4">
Time: 2023-05-03T05:14:00</text:p>
      <text:p text:style-name="P4">
Location: Donetsk Oblast (Latitude:48.36366 Longtitude:37.91485)</text:p>
      <text:p text:style-name="P4">
Videos: []</text:p>
      <text:p text:style-name="P4">
Images: []</text:p>
      <text:p text:style-name="P4">
Tags: ["Russia"]</text:p>
      <text:p text:style-name="P4">
ID: 22560145</text:p>
      <!--METADATA-->
      <text:p text:style-name="P4">
At Bakhmut direction Russian army shelled Vasukivka, Orikhovo-Vasylivka,Novomarkove, Hryhorivka, Khromove, Bakhmut, Ivanivske, Chasiv Yar,Kostyantynivka, Predtechyne, Dyliyivka and Pivdenne of Donetsk region, -General Staff of Armed Forces of Ukraine says in the morning report</text:p>
      <text:p text:style-name="P4">
News Collection Link: <text:a xlink:type="simple" xlink:href="https://liveuamap.com/en/2023/3-may-at-bakhmut-direction-russian-army-shelled-vasukivka" text:style-name="Internet_20_link" text:visited-style-name="Visited_20_Internet_20_Link">
https://liveuamap.com/en/2023/3-may-at-bakhmut-direction-russian-army-shelled-vasukivka</text:a>
</text:p>
      <text:p text:style-name="P4">
Source: <text:a xlink:type="simple" xlink:href="https://t.me/lumsrc/4671" text:style-name="Internet_20_link" text:visited-style-name="Visited_20_Internet_20_Link">
https://t.me/lumsrc/4671</text:a>
</text:p>
      <!--NEWS-->
      <text:h text:style-name="P10" text:outline-level="1">
<text:span text:style-name="T4">
Russian forces conducting offensive actions at Lyman, Bakhmut, Avdiivka and Maryinka directio...</text:span>
</text:h>
      <text:p text:style-name="P4">
Authors: liveuamap (Language: en)</text:p>
      <text:p text:style-name="P4">
Time: 2023-05-03T05:17:23</text:p>
      <text:p text:style-name="P4">
Location: Marinka, Donetsk Oblast (Latitude:47.94004 Longtitude:37.50183)</text:p>
      <text:p text:style-name="P4">
Videos: []</text:p>
      <text:p text:style-name="P4">
Images: []</text:p>
      <text:p text:style-name="P4">
Tags: ["Russia"]</text:p>
      <text:p text:style-name="P4">
ID: 22560132</text:p>
      <!--METADATA-->
      <text:p text:style-name="P4">
Russian forces conducting offensive actions at Lyman, Bakhmut, Avdiivka andMaryinka directions. Ukrainian military repelled over 30 Russian attacks.Russian forces attempting to advance near Dibrova, Bakhmut, Ivanivske andPredtechyne, Pervomayske, Maryinka, - General Staff of Armed Forces of Ukrainesays in the morning report</text:p>
      <text:p text:style-name="P4">
News Collection Link: <text:a xlink:type="simple" xlink:href="https://liveuamap.com/en/2023/3-may-russian-forces-conducting-offensive-actions-at-lyman" text:style-name="Internet_20_link" text:visited-style-name="Visited_20_Internet_20_Link">
https://liveuamap.com/en/2023/3-may-russian-forces-conducting-offensive-actions-at-lyman</text:a>
</text:p>
      <text:p text:style-name="P4">
Source: <text:a xlink:type="simple" xlink:href="https://t.me/lumsrc/4676" text:style-name="Internet_20_link" text:visited-style-name="Visited_20_Internet_20_Link">
https://t.me/lumsrc/4676</text:a>
</text:p>
      <!--NEWS-->
      <text:h text:style-name="P10" text:outline-level="1">
<text:span text:style-name="T4">
At Zaporizhzhia and Kherson directions Russian army shelled Vremivka and Novosilka of Donetsk...</text:span>
</text:h>
      <text:p text:style-name="P4">
Authors: liveuamap (Language: en)</text:p>
      <text:p text:style-name="P4">
Time: 2023-05-03T05:22:26</text:p>
      <text:p text:style-name="P4">
Location: Kherson (Latitude:46.64237 Longtitude:32.59962)</text:p>
      <text:p text:style-name="P4">
Videos: []</text:p>
      <text:p text:style-name="P4">
Images: []</text:p>
      <text:p text:style-name="P4">
Tags: ["Russia"]</text:p>
      <text:p text:style-name="P4">
ID: 22560141</text:p>
      <!--METADATA-->
      <text:p text:style-name="P4">
At Zaporizhzhia and Kherson directions Russian army shelled Vremivka andNovosilka of Donetsk region; Huliaipole, Bilohirya, Mala Tokmachka,Novodanylivka, Novoandriyivka and Kamyanske of Zaporizhzhia region; Nikopol ofDnipropetrovsk region; Zolota Balka, Dudchany, Kachkarivka, Vesele, Lvove,Ivanivka, Mykilske, Antonivka, Dniprovske, Kizomys of Kherson region andKherson city, - General Staff of Armed Forces of Ukraine says in the morningreport</text:p>
      <text:p text:style-name="P4">
News Collection Link: <text:a xlink:type="simple" xlink:href="https://liveuamap.com/en/2023/3-may-at-zaporizhzhia-and-kherson-directions-russian-army" text:style-name="Internet_20_link" text:visited-style-name="Visited_20_Internet_20_Link">
https://liveuamap.com/en/2023/3-may-at-zaporizhzhia-and-kherson-directions-russian-army</text:a>
</text:p>
      <text:p text:style-name="P4">
Source: <text:a xlink:type="simple" xlink:href="https://t.me/lumsrc/4675" text:style-name="Internet_20_link" text:visited-style-name="Visited_20_Internet_20_Link">
https://t.me/lumsrc/4675</text:a>
</text:p>
      <!--NEWS-->
      <text:h text:style-name="P10" text:outline-level="1">
<text:span text:style-name="T4">
In Helsinki, President of Ukraine Zelensky meets with the President of Finland, Sauli Niinist...</text:span>
</text:h>
      <text:p text:style-name="P4">
Authors: liveuamap (Language: en)</text:p>
      <text:p text:style-name="P4">
Time: 2023-05-03T05:39:16</text:p>
      <text:p text:style-name="P4">
Location: Helsinki, (Latitude:60.16022 Longtitude:24.93708)</text:p>
      <text:p text:style-name="P4">
Videos: []</text:p>
      <text:p text:style-name="P4">
Images: []</text:p>
      <text:p text:style-name="P4">
Tags: ["North Europe", "Europe"]</text:p>
      <text:p text:style-name="P4">
ID: 22560171</text:p>
      <!--METADATA-->
      <text:p text:style-name="P4">
In Helsinki, President of Ukraine Zelensky meets with the President ofFinland, Sauli Niinisto. Later today, the presidents will take part in theNordic-Ukrainian leaders' summit, where the prime ministers of Sweden, Norway,Denmark and Iceland will also be present.</text:p>
      <text:p text:style-name="P4">
News Collection Link: <text:a xlink:type="simple" xlink:href="https://liveuamap.com/en/2023/3-may-in-helsinki-president-of-ukraine-zelensky-meets-with" text:style-name="Internet_20_link" text:visited-style-name="Visited_20_Internet_20_Link">
https://liveuamap.com/en/2023/3-may-in-helsinki-president-of-ukraine-zelensky-meets-with</text:a>
</text:p>
      <text:p text:style-name="P4">
Source: <text:a xlink:type="simple" xlink:href="https://t.me/ukrpravda_news/30123" text:style-name="Internet_20_link" text:visited-style-name="Visited_20_Internet_20_Link">
https://t.me/ukrpravda_news/30123</text:a>
</text:p>
      <!--NEWS-->
      <text:h text:style-name="P10" text:outline-level="1">
<text:span text:style-name="T4">
Zaporizka Oblast(14:00). Red Alert: aerial threat. Sirens sounding. Take cover now!</text:span>
</text:h>
      <text:p text:style-name="P4">
Authors: liveuamap (Language: en)</text:p>
      <text:p text:style-name="P4">
Time: 2023-05-03T08:01:00</text:p>
      <text:p text:style-name="P4">
Location: Zaporizka Oblast (Latitude:47.612041 Longtitude:35.764981)</text:p>
      <text:p text:style-name="P4">
Videos: []</text:p>
      <text:p text:style-name="P4">
Images: []</text:p>
      <text:p text:style-name="P4">
Tags: ["Europe", "Central and Eastern Europe"]</text:p>
      <text:p text:style-name="P4">
ID: 22560179</text:p>
      <!--METADATA-->
      <text:p text:style-name="P4">
Zaporizka Oblast(14:00). Red Alert: aerial threat. Sirens sounding. Take covernow!</text:p>
      <text:p text:style-name="P4">
News Collection Link: <text:a xlink:type="simple" xlink:href="https://liveuamap.com/en/2023/03-may-zaporizka-oblast1400-red-alert-aerial-g" text:style-name="Internet_20_link" text:visited-style-name="Visited_20_Internet_20_Link">
https://liveuamap.com/en/2023/03-may-zaporizka-oblast1400-red-alert-aerial-g</text:a>
</text:p>
      <text:p text:style-name="P4">
Source: <text:a xlink:type="simple" xlink:href="https://t.me/suspilnezaporizhzhya/12570" text:style-name="Internet_20_link" text:visited-style-name="Visited_20_Internet_20_Link">
https://t.me/suspilnezaporizhzhya/12570</text:a>
</text:p>
      <!--NEWS-->
      <text:h text:style-name="P10" text:outline-level="1">
<text:span text:style-name="T4">
Explosive drone hit Kremlin in Moscow last night</text:span>
</text:h>
      <text:p text:style-name="P4">
Authors: liveuamap (Language: en)</text:p>
      <text:p text:style-name="P4">
Time: 2023-05-03T08:25:11</text:p>
      <text:p text:style-name="P4">
Location: Moskva, Moscow (Latitude:55.75344 Longtitude:37.61667)</text:p>
      <text:p text:style-name="P4">
Videos: []</text:p>
      <text:p text:style-name="P4">
Images: []</text:p>
      <text:p text:style-name="P4">
Tags: ["Russia"]</text:p>
      <text:p text:style-name="P4">
ID: 22560181</text:p>
      <!--METADATA-->
      <text:p text:style-name="P4">
Explosive drone hit Kremlin in Moscow last night</text:p>
      <text:p text:style-name="P4">
News Collection Link: <text:a xlink:type="simple" xlink:href="https://liveuamap.com/en/2023/3-may-explosive-drone-hit-kremlin-in-moscow-last-night-" text:style-name="Internet_20_link" text:visited-style-name="Visited_20_Internet_20_Link">
https://liveuamap.com/en/2023/3-may-explosive-drone-hit-kremlin-in-moscow-last-night-</text:a>
</text:p>
      <text:p text:style-name="P4">
Source: <text:a xlink:type="simple" xlink:href="https://t.me/bbbreaking/154452" text:style-name="Internet_20_link" text:visited-style-name="Visited_20_Internet_20_Link">
https://t.me/bbbreaking/154452</text:a>
</text:p>
      <!--NEWS-->
      <text:h text:style-name="P10" text:outline-level="1">
<text:span text:style-name="T4">
Kremlin’s spokesperson: Putin was not at the Kremlin when 2 drones hit it</text:span>
</text:h>
      <text:p text:style-name="P4">
Authors: liveuamap (Language: en)</text:p>
      <text:p text:style-name="P4">
Time: 2023-05-03T08:30:13</text:p>
      <text:p text:style-name="P4">
Location: Moskva, Moscow (Latitude:55.75029 Longtitude:37.61238)</text:p>
      <text:p text:style-name="P4">
Videos: []</text:p>
      <text:p text:style-name="P4">
Images: []</text:p>
      <text:p text:style-name="P4">
Tags: ["Central and Eastern Europe"]</text:p>
      <text:p text:style-name="P4">
ID: 22560182</text:p>
      <!--METADATA-->
      <text:p text:style-name="P4">
Kremlin’s spokesperson: Putin was not at the Kremlin when 2 drones hit it</text:p>
      <text:p text:style-name="P4">
News Collection Link: <text:a xlink:type="simple" xlink:href="https://liveuamap.com/en/2023/3-may-kremlins-spokesperson-putin-was-not-at-the-kremlin" text:style-name="Internet_20_link" text:visited-style-name="Visited_20_Internet_20_Link">
https://liveuamap.com/en/2023/3-may-kremlins-spokesperson-putin-was-not-at-the-kremlin</text:a>
</text:p>
      <text:p text:style-name="P4">
Source: <text:a xlink:type="simple" xlink:href="https://t.me/bbbreaking/154449" text:style-name="Internet_20_link" text:visited-style-name="Visited_20_Internet_20_Link">
https://t.me/bbbreaking/154449</text:a>
</text:p>
      <!--NEWS-->
      <text:h text:style-name="P10" text:outline-level="1">
<text:span text:style-name="T4">
Сольський обговорив з румунським колегою транзит української агропродукції</text:span>
</text:h>
      <text:p text:style-name="P4">
Authors: Ukrinform (Person)</text:p>
      <text:p text:style-name="P4">
Publisher: Укринформ (Organization)</text:p>
      <text:p text:style-name="P4">
Published Time: 2023-05-03T16:49:11+03:00</text:p>
      <text:p text:style-name="P4">
Modified Time: 2023-05-03T16:49:11+03:00</text:p>
      <text:p text:style-name="P4">
Description: Міністр аграрної політики та продовольства України Микола Сольський зустрівся з міністром сільського господарства та сільського розвитку Румунії Петре Деа в Бухаресті. — Укрінформ.</text:p>
      <text:p text:style-name="P4">
Images: ["<text:a xlink:type="simple" xlink:href="https://static.ukrinform.com/photos/2023_05/thumb_files/630_360_1683121698-225.jpeg" text:style-name="Internet_20_link" text:visited-style-name="Visited_20_Internet_20_Link">
630_360_16831...</text:a>
"]</text:p>
      <text:p text:style-name="P4">
Tags: ['Румунія', 'Транзит', 'Сольський']</text:p>
      <text:p text:style-name="P4">
Type: Article</text:p>
      <!--METADATA-->
      <text:p text:style-name="P4">
<draw:frame draw:style-name="fr1" draw:name="Image87" text:anchor-type="as-char" svg:width="6.9236in" svg:height="3.956343in" draw:z-index="0">
<draw:image xlink:href="../Images/yкринформ/2023-05-03T16-49-11-03-00/630_360_1683121698-225.jpeg" xlink:type="simple" xlink:show="embed" xlink:actuate="onLoad" draw:mime-type="image/jpeg"/>
</draw:frame>
 Міністраграрної політики та продовольства України Микола Сольський зустрівся зміністром сільського господарства та сільського розвитку Румунії Петре Деа вБухаресті.</text:p>
      <text:p text:style-name="P4">
Як передає Укрінформ, про це повідомляє <text:a xlink:type="simple" xlink:href="https://minagro.gov.ua/news/ministr-agropolitiki-ukrayini-mikola-solskij-zustrivsya-z-rumunskim-ministrom-petre-dea" text:style-name="Internet_20_link" text:visited-style-name="Visited_20_Internet_20_Link">
</text:a>
 .</text:p>
      <text:p text:style-name="P4">
Зазначається, що міністри обговорили модель роботи по транзиту українськихзернових культур через румунські порти наступного сезону.</text:p>
      <text:p text:style-name="P4">
Також під час зустрічі йшлося про рішення Єврокомісії заборонити імпорт деякихсільськогосподарських товарів українського виробництва до п'яти країнЄвропейського Союзу.</text:p>
      <text:p text:style-name="P4">
<text:span text:style-name="T4">
Читайте також:</text:span>
 <text:a xlink:type="simple" xlink:href="https://www.ukrinform.ua/rubric-economy/3700628-evropi-potribni-ukrainski-silskogospodarski-tovari-solskij.html" text:style-name="Internet_20_link" text:visited-style-name="Visited_20_Internet_20_Link">
 <text:span text:style-name="T4">
Сольський</text:span>
 </text:a>
</text:p>
      <text:p text:style-name="P4">
Як повідомляв Укрінформ, Єврокомісія 2 травня 2023 року офіційно оголосила прозапровадження «виключних та тимчасових» запобіжних заходів проти імпорту зУкраїни, які обмежують надходження сільськогосподарських товарів українськоговиробництва до Болгарії, Угорщини, Польщі, Румунії та Словаччини.</text:p>
      <text:p text:style-name="P4">
Обмеження стосуватимуться чотирьох сільськогосподарських продуктів: пшениці,кукурудзи, ріпаку та насіння соняшнику, що походять з України, - ізалишатимуться чинними до 5 червня 2023 року.</text:p>
      <text:p text:style-name="P4">
Фото: Мінагро</text:p>
      <text:p text:style-name="P4">
Source: <text:a xlink:type="simple" xlink:href="https://www.ukrinform.ua/rubric-economy/3704232-solskij-obgovoriv-z-rumunskim-kolegou-tranzit-ukrainskoi-agroprodukcii.html" text:style-name="Internet_20_link" text:visited-style-name="Visited_20_Internet_20_Link">
https://www.ukrinform.ua/rubric-economy/3704232-solskij-obgovoriv-z-rumunskim-kolegou-tranzit-ukrainskoi-agroprodukcii.html</text:a>
</text:p>
      <!--NEWS-->
      <text:h text:style-name="P10" text:outline-level="1">
<text:span text:style-name="T4">
Війська рф атакувала керованими авіабомбами село на Херсонщині</text:span>
</text:h>
      <text:p text:style-name="P4">
Authors: Ukrinform (Person)</text:p>
      <text:p text:style-name="P4">
Publisher: Укринформ (Organization)</text:p>
      <text:p text:style-name="P4">
Published Time: 2023-05-03T16:50:00+03:00</text:p>
      <text:p text:style-name="P4">
Modified Time: 2023-05-03T16:50:00+03:00</text:p>
      <text:p text:style-name="P4">
Description: російська авіація атакувала керованими авіабомбами село Кізомис на Херсонщині, вщент зруйновані три житлові будинки та пошкоджено газопровід.  — Укрінформ.</text:p>
      <text:p text:style-name="P4">
Images: ["<text:a xlink:type="simple" xlink:href="https://static.ukrinform.com/photos/2023_05/thumb_files/630_360_1683122103-445.jpg" text:style-name="Internet_20_link" text:visited-style-name="Visited_20_Internet_20_Link">
630_360_16831...</text:a>
"]</text:p>
      <text:p text:style-name="P4">
Tags: ['Херсонщина', 'Обстріл', 'Російська авіація', 'Війна з росією']</text:p>
      <text:p text:style-name="P4">
Type: Article</text:p>
      <!--METADATA-->
      <text:p text:style-name="P4">
<draw:frame draw:style-name="fr1" draw:name="Image88" text:anchor-type="as-char" svg:width="6.9236in" svg:height="3.956343in" draw:z-index="0">
<draw:image xlink:href="../Images/yкринформ/2023-05-03T16-50-00-03-00/630_360_1683122103-445.jpg" xlink:type="simple" xlink:show="embed" xlink:actuate="onLoad" draw:mime-type="image/jpeg"/>
</draw:frame>
 російськаавіація атакувала керованими авіабомбами село Кізомис на Херсонщині, вщентзруйновані три житлові будинки та пошкоджено газопровід.</text:p>
      <text:p text:style-name="P4">
Як передає Укрінформ, про це повідомляє  <text:a xlink:type="simple" xlink:href="https://t.me/khersonskaODA/5545" text:style-name="Internet_20_link" text:visited-style-name="Visited_20_Internet_20_Link">
 </text:a>
.</text:p>
      <text:p text:style-name="P4">
« <text:a xlink:type="simple" xlink:href="https://www.ukrinform.ua/tag-rosijska-aviacia" text:style-name="Internet_20_link" text:visited-style-name="Visited_20_Internet_20_Link">
 </text:a>
 атакувала КізомисБілозерської громади», - йдеться у повідомленні.</text:p>
      <text:p text:style-name="P4">
Як зазначається, ворог випустив по населеному пункту три керовані авіабомби.Через атаку вщент зруйновано три житлові будинки та пошкоджено газопровід.</text:p>
      <text:p text:style-name="P4">
<text:span text:style-name="T4">
Читайте також:</text:span>
 <text:a xlink:type="simple" xlink:href="https://www.ukrinform.ua/rubric-ato/3704163-rosiani-obstrilali-vokzal-u-hersoni-e-zagibla-ta-poraneni.html" text:style-name="Internet_20_link" text:visited-style-name="Visited_20_Internet_20_Link">
 <text:span text:style-name="T4">
Херсон</text:span>
 </text:a>
</text:p>
      <text:p text:style-name="P4">
За даними ОВА, обійшлося без постраждалих.</text:p>
      <text:p text:style-name="P4">
Як повідомляв Укрінформ, із села Кізомис Херсонської області евакуювали всіхдітей.</text:p>
      <text:p text:style-name="P4">
_ Фото ілюстративне: ДСНС  _</text:p>
      <text:p text:style-name="P4">
Source: <text:a xlink:type="simple" xlink:href="https://www.ukrinform.ua/rubric-ato/3704238-vijska-rf-atakuvala-kerovanimi-aviabombami-selo-na-hersonsini.html" text:style-name="Internet_20_link" text:visited-style-name="Visited_20_Internet_20_Link">
https://www.ukrinform.ua/rubric-ato/3704238-vijska-rf-atakuvala-kerovanimi-aviabombami-selo-na-hersonsini.html</text:a>
</text:p>
      <!--NEWS-->
      <text:h text:style-name="P10" text:outline-level="1">
<text:span text:style-name="T4">
Третина компаній зазнала до $1 мільйона втрат унаслідок бойових дій - ЕВА</text:span>
</text:h>
      <text:p text:style-name="P4">
Authors: Ukrinform (Person)</text:p>
      <text:p text:style-name="P4">
Publisher: Укринформ (Organization)</text:p>
      <text:p text:style-name="P4">
Published Time: 2023-05-03T16:51:00+03:00</text:p>
      <text:p text:style-name="P4">
Modified Time: 2023-05-03T16:51:00+03:00</text:p>
      <text:p text:style-name="P4">
Description: Внаслідок російської агресії близько 33% компаній, які входять до Європейської бізнес-асоціації, зазнали втрат до 1 млн дол., а 37% - у діапазоні від 1 до 10 млн дол. — Укрінформ.</text:p>
      <text:p text:style-name="P4">
Images: ["<text:a xlink:type="simple" xlink:href="https://static.ukrinform.com/photos/2022_03/thumb_files/630_360_1648543139-505.jpg" text:style-name="Internet_20_link" text:visited-style-name="Visited_20_Internet_20_Link">
630_360_16485...</text:a>
", "<text:a xlink:type="simple" xlink:href="https://static.ukrinform.com/photos/2023_05/1683121796-566.png" text:style-name="Internet_20_link" text:visited-style-name="Visited_20_Internet_20_Link">
1683121796-56...</text:a>
"]</text:p>
      <text:p text:style-name="P4">
Tags: ['Опитування', 'Європейська Бізнес Асоціація ', 'Війна з росією']</text:p>
      <text:p text:style-name="P4">
Type: Article</text:p>
      <!--METADATA-->
      <text:p text:style-name="P4">
<draw:frame draw:style-name="fr1" draw:name="Image89" text:anchor-type="as-char" svg:width="6.9236in" svg:height="3.956343in" draw:z-index="0">
<draw:image xlink:href="../Images/yкринформ/2023-05-03T16-51-00-03-00/630_360_1648543139-505.jpg" xlink:type="simple" xlink:show="embed" xlink:actuate="onLoad" draw:mime-type="image/jpeg"/>
</draw:frame>
 Внаслідокросійської агресії близько 33% компаній, які входять до Європейської бізнес-асоціації, зазнали втрат до 1 млн дол., а 37% - у діапазоні від 1 до 10 млндол.</text:p>
      <text:p text:style-name="P4">
Про це йдеться в <text:a xlink:type="simple" xlink:href="https://eba.com.ua/u-83-kompanij-ye-mobilizovani-do-lav-zsu-spivrobitnyky/" text:style-name="Internet_20_link" text:visited-style-name="Visited_20_Internet_20_Link">
 </text:a>
 , участь у якому взяли 115 топ-менеджерів членськихкомпаній EВА, передає Укрінформ.</text:p>
      <text:p text:style-name="P4">
«Внаслідок бойових дій 38% компаній понесли безпосередні втрати, а 21% - маютьактиви (виробничі потужності, землю, техніку, транспорт, нерухомість,продукцію), що залишились на окупованих територіях. Бізнес продовжує втрачатикошти через війну – станом на зараз 33% повідомляють про втрати до 1 мільйонадоларів, 37% – про втрати в діапазоні 1-10 мільйонів доларів, 10% – про втратибільше 10 мільйонів», - ідеться в повідомленні.</text:p>
      <text:p text:style-name="P4">
<draw:frame draw:style-name="fr1" draw:name="Image90" text:anchor-type="as-char" svg:width="6.9236in" svg:height="6.4165in" draw:z-index="0">
<draw:image xlink:href="../Images/yкринформ/2023-05-03T16-51-00-03-00/1683121796-566.png" xlink:type="simple" xlink:show="embed" xlink:actuate="onLoad" draw:mime-type="image/png"/>
</draw:frame>
</text:p>
      <text:p text:style-name="P4">
При цьому кількість бізнесів, що виплачують заробітні плати співробітникам уповному обсязі, залишається стабільно високою – наразі це 90% опитаних,водночас 21% роблять авансові та бонусні виплати. До скорочення заробітнихплат вдаються 10%, до звільнень – 2%, в неоплачувану відпустку відправляютьпрацівників лише 3% компаній.</text:p>
      <text:p text:style-name="P4">
<text:span text:style-name="T4">
Читайте також:</text:span>
 <text:a xlink:type="simple" xlink:href="https://www.ukrinform.ua/rubric-economy/3703189-biznes-pokrasiv-svoi-dilovi-ocikuvanna-u-kvitni-nacbank.html" text:style-name="Internet_20_link" text:visited-style-name="Visited_20_Internet_20_Link">
 <text:span text:style-name="T4">
очікування</text:span>
 </text:a>
</text:p>
      <text:p text:style-name="P4">
Фінансова «подушка» бізнесу є орієнтовно стабільною: 25% мають фінансовірезерви на пів року, 23% – на рік, а 37% – на рік і більше. Ще 5% мають запасфінансової міцності на кілька місяців, а 5% – не мають взагалі. Нинішняситуація відрізняється від січня цього року.</text:p>
      <text:p text:style-name="P4">
Європейська бізнес-асоціація – це найбільше об’єднання іноземного,європейського та вітчизняного <text:a xlink:type="simple" xlink:href="https://www.ukrinform.ua/tag-biznes" text:style-name="Internet_20_link" text:visited-style-name="Visited_20_Internet_20_Link">
 </text:a>
 вУкраїні. Вона об’єднує понад 850 різних компаній.</text:p>
      <text:p text:style-name="P4">
Source: <text:a xlink:type="simple" xlink:href="https://www.ukrinform.ua/rubric-economy/3704235-tretina-kompanij-zaznala-do-1-miljona-vtrat-unaslidok-bojovih-dij-eva.html" text:style-name="Internet_20_link" text:visited-style-name="Visited_20_Internet_20_Link">
https://www.ukrinform.ua/rubric-economy/3704235-tretina-kompanij-zaznala-do-1-miljona-vtrat-unaslidok-bojovih-dij-eva.html</text:a>
</text:p>
      <!--NEWS-->
      <text:h text:style-name="P10" text:outline-level="1">
<text:span text:style-name="T4">
росіяни двічі обстріляли прикордоння Чернігівщини та Сумщини</text:span>
</text:h>
      <text:p text:style-name="P4">
Authors: Ukrinform (Person)</text:p>
      <text:p text:style-name="P4">
Publisher: Укринформ (Organization)</text:p>
      <text:p text:style-name="P4">
Published Time: 2023-05-03T16:54:06+03:00</text:p>
      <text:p text:style-name="P4">
Modified Time: 2023-05-03T16:54:06+03:00</text:p>
      <text:p text:style-name="P4">
Description: російські війська 3 травня двічі обстріляли прикордоння Чернігівської та Сумської області. — Укрінформ.</text:p>
      <text:p text:style-name="P4">
Images: ["<text:a xlink:type="simple" xlink:href="https://static.ukrinform.com/photos/2016_11/thumb_files/630_360_1479558145-5682.jpg" text:style-name="Internet_20_link" text:visited-style-name="Visited_20_Internet_20_Link">
630_360_14795...</text:a>
"]</text:p>
      <text:p text:style-name="P4">
Tags: ['Обстріл', 'Сумщина', 'Чернігівщина', 'Війна з росією']</text:p>
      <text:p text:style-name="P4">
Type: Article</text:p>
      <!--METADATA-->
      <text:p text:style-name="P4">
<draw:frame draw:style-name="fr1" draw:name="Image91" text:anchor-type="as-char" svg:width="6.9236in" svg:height="3.956343in" draw:z-index="0">
<draw:image xlink:href="../Images/yкринформ/2023-05-03T16-54-06-03-00/630_360_1479558145-5682.jpg" xlink:type="simple" xlink:show="embed" xlink:actuate="onLoad" draw:mime-type="image/jpeg"/>
</draw:frame>
 російськівійська 3 травня двічі обстріляли прикордоння Чернігівської та Сумськоїобласті.</text:p>
      <text:p text:style-name="P4">
Як передає Укрінформ, про це Оперативне командування "Північ" повідомляє у <text:a xlink:type="simple" xlink:href="https://t.me/ok_pivnich1/2270" text:style-name="Internet_20_link" text:visited-style-name="Visited_20_Internet_20_Link">
</text:a>
 .</text:p>
      <text:p text:style-name="P4">
З 10:30 до 10:35 зафіксовано чотири влучання, ймовірно з міномета калібру 120мм, в районі населеного пункту Нововасилівка.</text:p>
      <text:p text:style-name="P4">
<text:span text:style-name="T4">
Читайте також:</text:span>
 <text:a xlink:type="simple" xlink:href="https://www.ukrinform.ua/rubric-ato/3704133-centr-hersona-pid-obstrilom-e-postrazdali.html" text:style-name="Internet_20_link" text:visited-style-name="Visited_20_Internet_20_Link">
 <text:span text:style-name="T4">
обстріл</text:span>
 </text:a>
</text:p>
      <text:p text:style-name="P4">
Близько 10:30 зафіксовано два влучання, ймовірно з міномета калібру 120 мм, врайоні населеного пункту Бучки. Про втрати серед місцевого населення чипошкодження цивільної інфраструктури інформація не надходила.</text:p>
      <text:p text:style-name="P4">
Як повідомляв Укрінформ, російські війська у другій половині дня 2 травня о <text:a xlink:type="simple" xlink:href="https://www.ukrinform.ua/rubric-ato/3703869-vorog-obstrilav-z-artilerii-ta-minometiv-se-cotiri-naseleni-punkti-sumsini-i-cernigivsini.html" text:style-name="Internet_20_link" text:visited-style-name="Visited_20_Internet_20_Link">
</text:a>
 , здійснившизагалом понад 40 влучань.</text:p>
      <text:p text:style-name="P4">
Source: <text:a xlink:type="simple" xlink:href="https://www.ukrinform.ua/rubric-ato/3704236-rosiani-dvici-obstrilali-prikordonna-cernigivsini-ta-sumsini.html" text:style-name="Internet_20_link" text:visited-style-name="Visited_20_Internet_20_Link">
https://www.ukrinform.ua/rubric-ato/3704236-rosiani-dvici-obstrilali-prikordonna-cernigivsini-ta-sumsini.html</text:a>
</text:p>
      <!--NEWS-->
      <text:h text:style-name="P10" text:outline-level="1">
<text:span text:style-name="T4">
В Україні можуть змінитися умови надання відпусток – законопроєкт пройшов перше читання</text:span>
</text:h>
      <text:p text:style-name="P4">
Authors: Ukrinform (Person)</text:p>
      <text:p text:style-name="P4">
Publisher: Укринформ (Organization)</text:p>
      <text:p text:style-name="P4">
Published Time: 2023-05-03T16:58:31+03:00</text:p>
      <text:p text:style-name="P4">
Modified Time: 2023-05-03T16:58:31+03:00</text:p>
      <text:p text:style-name="P4">
Description: Верховна Рада у першому читання ухвалила законопроєкт «Про внесення змін до деяких законодавчих актів України щодо впорядкування надання та використання відпусток, а також інших питань». — Укрінформ.</text:p>
      <text:p text:style-name="P4">
Images: ["<text:a xlink:type="simple" xlink:href="https://static.ukrinform.com/photos/2020_07/thumb_files/630_360_1595421032-112.jpg" text:style-name="Internet_20_link" text:visited-style-name="Visited_20_Internet_20_Link">
630_360_15954...</text:a>
"]</text:p>
      <text:p text:style-name="P4">
Tags: ['Законопроєкт', 'Верховна Рада', 'Відпустка']</text:p>
      <text:p text:style-name="P4">
Type: Article</text:p>
      <!--METADATA-->
      <text:p text:style-name="P4">
<draw:frame draw:style-name="fr1" draw:name="Image92" text:anchor-type="as-char" svg:width="6.9236in" svg:height="3.956343in" draw:z-index="0">
<draw:image xlink:href="../Images/yкринформ/2023-05-03T16-58-31-03-00/630_360_1595421032-112.jpg" xlink:type="simple" xlink:show="embed" xlink:actuate="onLoad" draw:mime-type="image/jpeg"/>
</draw:frame>
 ВерховнаРада у першому читання ухвалила законопроєкт «Про внесення змін до деякихзаконодавчих актів України щодо впорядкування надання та використаннявідпусток, а також інших питань».</text:p>
      <text:p text:style-name="P4">
Про це народний депутат від парламентської фракції “Голос” Ярослав Железнякповідомив у <text:a xlink:type="simple" xlink:href="https://t.me/yzheleznyak/4002" text:style-name="Internet_20_link" text:visited-style-name="Visited_20_Internet_20_Link">
 </text:a>
 , передає Укрінформ.</text:p>
      <text:p text:style-name="P4">
Він уточнив, що ухвалення законопроєкту <text:a xlink:type="simple" xlink:href="https://itd.rada.gov.ua/billInfo/Bills/Card/41072" text:style-name="Internet_20_link" text:visited-style-name="Visited_20_Internet_20_Link">
</text:a>
 підтримали 233 народнихдепутатів.</text:p>
      <text:p text:style-name="P4">
Метою законопроєкту є уточнення та осучаснення окремих норм законодавства, щорегулюють питання надання та використання відпусток.</text:p>
      <text:p text:style-name="P4">
Пропонується встановити, що порядок та умови надання відпусток для підготовкита участі в спортивних змаганнях регулюються трудовим та/або колективнимдоговором.</text:p>
      <text:p text:style-name="P4">
Проєкт закону передбачає надання відпустки при народженні дитини в чітковизначений термін - не пізніше трьох місяців з дня народження дитини. Батькудитини, який не перебуває у зареєстрованому шлюбі з матір'ю дитини, такавідпустка надається після отримання відповідного рішення суду.</text:p>
      <text:p text:style-name="P4">
Окрім того, документом пропонується збільшити загальний максимальний терміннадання працівнику відпустки без збереження зарплати за сімейними обставинамита з інших причин з 15 до 30 календарних днів на рік.</text:p>
      <text:p text:style-name="P4">
<text:span text:style-name="T4">
Читайте також:</text:span>
 <text:a xlink:type="simple" xlink:href="https://www.ukrinform.ua/rubric-society/3703861-vr-u-persomu-citanni-uhvalila-zakonoproekt-pro-reformu-na-rinku-reklami.html" text:style-name="Internet_20_link" text:visited-style-name="Visited_20_Internet_20_Link">
 </text:a>
</text:p>
      <text:p text:style-name="P4">
Зазначається, що в разі призову працівника на військову службу під часмобілізації, на</text:p>
      <text:p text:style-name="P4">
особливий період, призову працівника на військову службу за призовом осіб ізчисла резервістів в особливий період йому виплачується грошова</text:p>
      <text:p text:style-name="P4">
компенсація за всі не використані ним дні щорічної відпустки у строк до йогоувільнення на час військової служби від займаної посади (виконанняобов’язків).</text:p>
      <text:p text:style-name="P4">
Також регламентується, що в період дії воєнного стану роботодавець можевідмовити працівнику в наданні будь-якого виду відпусток (крім відпустки узв'язку вагітністю та пологами та відпустки для догляду за дитиною додосягнення нею трирічного віку), якщо такий працівник залучений до виконанняробіт на об'єктах критичної інфраструктури, до виконання робіт, виробництватоварів оборонного призначення або до виконання мобілізаційного завдання(замовлення).</text:p>
      <text:p text:style-name="P4">
Крім цього, проєктом закону пропонується виключення педагогічного та науково-педагогічного персоналу з переліку осіб, за якими під час проходженнявійськової служби за призовом під час мобілізації, на особливий період, абовійськової служби за призовом осіб із числа резервістів в особливий період,зберігається попередній середній заробіток.</text:p>
      <text:p text:style-name="P4">
Очікується, що ухвалення законопроєкту сприятиме юридичній визначеності вокремих питаннях надання та використання відпусток, що зменшитьадміністративне навантаження на роботодавців, працівників та органи державноївлади, а також передачі питань надання окремих видів відпусток на рівеньколективно-договірного регулювання та більш ефективній діяльності Національноїслужби посередництва і примирення.</text:p>
      <text:p text:style-name="P4">
Як повідомлялося, <text:a xlink:type="simple" xlink:href="https://www.ukrinform.ua/tag-verhovna-rada" text:style-name="Internet_20_link" text:visited-style-name="Visited_20_Internet_20_Link">
 </text:a>
 прийняла заоснову урядовий законопроєкт, який унормовує питання визначення видатків здержавного бюджету на соціальне забезпечення.</text:p>
      <text:p text:style-name="P4">
Source: <text:a xlink:type="simple" xlink:href="https://www.ukrinform.ua/rubric-society/3704240-v-ukraini-mozut-zminitisa-umovi-nadanna-vidpustok-zakonoproekt-projsov-perse-citanna.html" text:style-name="Internet_20_link" text:visited-style-name="Visited_20_Internet_20_Link">
https://www.ukrinform.ua/rubric-society/3704240-v-ukraini-mozut-zminitisa-umovi-nadanna-vidpustok-zakonoproekt-projsov-perse-citanna.html</text:a>
</text:p>
      <!--NEWS-->
      <text:h text:style-name="P10" text:outline-level="1">
<text:span text:style-name="T4">
У Херсонській облраді виключили з фракції «Слуга народу» двох депутатів – Соболевський</text:span>
</text:h>
      <text:p text:style-name="P4">
Authors: Ukrinform (Person)</text:p>
      <text:p text:style-name="P4">
Publisher: Укринформ (Organization)</text:p>
      <text:p text:style-name="P4">
Published Time: 2023-05-03T16:59:06+03:00</text:p>
      <text:p text:style-name="P4">
Modified Time: 2023-05-03T16:59:06+03:00</text:p>
      <text:p text:style-name="P4">
Description: У Херсонській облраді на останній сесії за зраду ще одного депутата позбавили права брати участь у засіданнях, також оголосили, що двох депутатів виключили зі складу фракції «Слуга народу». — Укрінформ.</text:p>
      <text:p text:style-name="P4">
Images: ["<text:a xlink:type="simple" xlink:href="https://static.ukrinform.com/photos/2023_05/thumb_files/630_360_1683118470-183.jpg" text:style-name="Internet_20_link" text:visited-style-name="Visited_20_Internet_20_Link">
630_360_16831...</text:a>
"]</text:p>
      <text:p text:style-name="P4">
Tags: ['Депутат', 'Херсонщина', 'Облрада']</text:p>
      <text:p text:style-name="P4">
Type: Article</text:p>
      <!--METADATA-->
      <text:p text:style-name="P4">
<draw:frame draw:style-name="fr1" draw:name="Image93" text:anchor-type="as-char" svg:width="6.9236in" svg:height="3.956343in" draw:z-index="0">
<draw:image xlink:href="../Images/yкринформ/2023-05-03T16-59-06-03-00/630_360_1683118470-183.jpg" xlink:type="simple" xlink:show="embed" xlink:actuate="onLoad" draw:mime-type="image/jpeg"/>
</draw:frame>
 УХерсонській облраді на останній сесії за зраду ще одного депутата позбавилиправа брати участь у засіданнях, також оголосили, що двох депутатів виключилизі складу фракції «Слуга народу».</text:p>
      <text:p text:style-name="P4">
Як передає Укрінформ, про це на брифінгу в Медіацентрі Україна — Укрінформповідомив перший заступник голови Херсонської обласної ради Юрій Соболевський.</text:p>
      <text:p text:style-name="P4">
«Стосовно колаборації… Було прийнято рішення позбавити права участі узасіданнях обласної ради депутата Літвіна – по ньому є підозра», - сказавСоболевський.</text:p>
      <text:p text:style-name="P4">
<text:span text:style-name="T4">
Читайте також:</text:span>
 <text:a xlink:type="simple" xlink:href="https://www.ukrinform.ua/rubric-regions/3696865-v-oblradi-rozpovili-aku-zagrozu-stanovlat-pasporti-rf-dla-ziteliv-na-okupovanij-hersonsini.html" text:style-name="Internet_20_link" text:visited-style-name="Visited_20_Internet_20_Link">
 </text:a>
</text:p>
      <text:p text:style-name="P4">
Також він поінформував, що ще два депутати облради виключені зі складудепутатської фракції «Слуга народу» - Данило Репілевський та Юрій Ковальов.</text:p>
      <text:p text:style-name="P4">
За даними видання <text:a xlink:type="simple" xlink:href="https://most.ks.ua/news/url/deputatu-hersonskoji-oblradi-valeriju-litvinu-posilili-obvinuvachennja/" text:style-name="Internet_20_link" text:visited-style-name="Visited_20_Internet_20_Link">
 </text:a>
 , Валерій Літвін - депутатоблради від «Блоку Володимира Сальдо».</text:p>
      <text:p text:style-name="P4">
Данило Репілевський був малопублічним і перебував у тіні свого впливовогобатька – колаборанта Едуарда Репілевського, аграрного магната, гендиректораТОВ «Агробізнес», депутата Херсонської облради від ОПЗЖ. Юрій Ковальов –рідний брат уже ліквідованого нардепа від «Слуги Народу» Олексія Ковальова,який перейшов на бік росіян.</text:p>
      <text:p text:style-name="P4">
<text:span text:style-name="T4">
Читайте також:</text:span>
 <text:a xlink:type="simple" xlink:href="https://www.ukrinform.ua/rubric-regions/3662768-v-odesi-onovili-sklad-istorikotoponimicnoi-komisii-merii-vilucili-deputativ-vid-opzz.html" text:style-name="Internet_20_link" text:visited-style-name="Visited_20_Internet_20_Link">
 </text:a>
</text:p>
      <text:p text:style-name="P4">
Як повідомляв Укрінформ, позачергове засідання сесії Херсонської обласної радивідбулося у форматі відеоконференції 28 квітня.</text:p>
      <text:p text:style-name="P4">
23 грудня 2022 року, на першому після деокупації Херсона засіданні облради, <text:a xlink:type="simple" xlink:href="https://www.ukrinform.ua/rubric-regions/3640116-hersonska-oblrada-pozbavila-deputativkolaborantiv-prava-ucasti-u-zasidannah.html" text:style-name="Internet_20_link" text:visited-style-name="Visited_20_Internet_20_Link">
</text:a>
 .</text:p>
      <text:p text:style-name="P4">
Source: <text:a xlink:type="simple" xlink:href="https://www.ukrinform.ua/rubric-regions/3704241-u-hersonskij-oblradi-viklucili-z-frakcii-sluga-narodu-dvoh-deputativ-sobolevskij.html" text:style-name="Internet_20_link" text:visited-style-name="Visited_20_Internet_20_Link">
https://www.ukrinform.ua/rubric-regions/3704241-u-hersonskij-oblradi-viklucili-z-frakcii-sluga-narodu-dvoh-deputativ-sobolevskij.html</text:a>
</text:p>
      <!--NEWS-->
      <text:h text:style-name="P10" text:outline-level="1">
<text:span text:style-name="T4">
Зеленський зустрівся зі спікером парламенту Фінляндії та главою уряду Норвегії</text:span>
</text:h>
      <text:p text:style-name="P4">
Authors: Ukrinform (Person)</text:p>
      <text:p text:style-name="P4">
Publisher: Укринформ (Organization)</text:p>
      <text:p text:style-name="P4">
Published Time: 2023-05-03T17:00:00+03:00</text:p>
      <text:p text:style-name="P4">
Modified Time: 2023-05-03T17:00:00+03:00</text:p>
      <text:p text:style-name="P4">
Description: Президент Володимир Зеленський провів зустрічі зі спікером парламенту Фінляндії Петтері Орпо та прем’єр-міністром Норвегії Йонасом Гаром Стере. — Укрінформ.</text:p>
      <text:p text:style-name="P4">
Images: ["<text:a xlink:type="simple" xlink:href="https://static.ukrinform.com/photos/2023_05/thumb_files/630_360_1683122925-491.jpeg" text:style-name="Internet_20_link" text:visited-style-name="Visited_20_Internet_20_Link">
630_360_16831...</text:a>
", "<text:a xlink:type="simple" xlink:href="https://static.ukrinform.com/photos/2023_05/1683128798-962.jpeg" text:style-name="Internet_20_link" text:visited-style-name="Visited_20_Internet_20_Link">
1683128798-96...</text:a>
", "<text:a xlink:type="simple" xlink:href="https://static.ukrinform.com/photos/2023_05/1683128071-936.jpeg" text:style-name="Internet_20_link" text:visited-style-name="Visited_20_Internet_20_Link">
1683128071-93...</text:a>
"]</text:p>
      <text:p text:style-name="P4">
Tags: ['Фінляндія', 'Норвегія', 'Зеленський']</text:p>
      <text:p text:style-name="P4">
Type: Article</text:p>
      <!--METADATA-->
      <text:p text:style-name="P4">
<draw:frame draw:style-name="fr1" draw:name="Image94" text:anchor-type="as-char" svg:width="6.9236in" svg:height="3.956343in" draw:z-index="0">
<draw:image xlink:href="../Images/yкринформ/2023-05-03T17-00-00-03-00/630_360_1683122925-491.jpeg" xlink:type="simple" xlink:show="embed" xlink:actuate="onLoad" draw:mime-type="image/jpeg"/>
</draw:frame>
 ПрезидентВолодимир Зеленський провів зустрічі зі спікером парламенту Фінляндії ПеттеріОрпо та прем’єр-міністром Норвегії Йонасом Гаром Стере.</text:p>
      <text:p text:style-name="P4">
Про це глава держави повідомив у  <text:a xlink:type="simple" xlink:href="https://t.me/V_Zelenskiy_official/6106" text:style-name="Internet_20_link" text:visited-style-name="Visited_20_Internet_20_Link">
 </text:a>
, передає Укрінформ.</text:p>
      <text:p text:style-name="P4">
«Під час зустрічі із Петтері Орпо подякував за підтримку нашої країни в ціважкі часи боротьби з агресією росії. Дякую <text:a xlink:type="simple" xlink:href="https://www.ukrinform.ua/tag-finlandia" text:style-name="Internet_20_link" text:visited-style-name="Visited_20_Internet_20_Link">
 </text:a>
 народу за таку велику, потужну підтримку наших людей і, звичайно,наших військових на полі бою. Адже для нас сьогодні головним завданням єдеокупувати всі наші території», - зазначив Зеленський.</text:p>
      <text:p text:style-name="P4">
У пресслужбі голови Української держави <text:a xlink:type="simple" xlink:href="https://www.president.gov.ua/news/u-gelsinki-prezident-ukrayini-proviv-zustrich-zi-spikerom-pa-82625" text:style-name="Internet_20_link" text:visited-style-name="Visited_20_Internet_20_Link">
</text:a>
 , що Зеленський також привітав Петтері Орпо тайого партію з перемогою на нещодавніх парламентських виборах.</text:p>
      <text:p text:style-name="P4">
<draw:frame draw:style-name="fr1" draw:name="Image95" text:anchor-type="as-char" svg:width="6.9236in" svg:height="4.617948in" draw:z-index="0">
<draw:image xlink:href="../Images/yкринформ/2023-05-03T17-00-00-03-00/1683128798-962.jpeg" xlink:type="simple" xlink:show="embed" xlink:actuate="onLoad" draw:mime-type="image/jpeg"/>
</draw:frame>
</text:p>
      <text:p text:style-name="P4">
Він висловив переконання, що співпраця з новим урядом Фінляндії післязавершення процесу його формування активно розвиватиметься.</text:p>
      <text:p text:style-name="P4">
Під час зустрічі Зеленський подякував усім політичним силам Фінляндії завсеосяжну політичну підтримку й масштабну практичну допомогу Українськійдержаві у протидії російській агресії.</text:p>
      <text:p text:style-name="P4">
Окремо він наголосив на важливості притулку, наданого понад 50 тисячамукраїнців, які знайшли на фінській землі захист від війни.</text:p>
      <text:p text:style-name="P4">
Зеленський запросив Орпо відвідати Україну у зручний для нього час.</text:p>
      <text:p text:style-name="P4">
Водночас під час переговорів з Йонасом Гаром Стере основну увагу приділилиситуації на фронті й оборонній підтримці, яку Україна отримує від Норвегії.</text:p>
      <text:p text:style-name="P4">
<text:span text:style-name="T4">
Читайте також:</text:span>
 <text:a xlink:type="simple" xlink:href="https://www.ukrinform.ua/rubric-other_news/3704125-zelenskij-zustrivsa-z-prezidentom-finlandii.html" text:style-name="Internet_20_link" text:visited-style-name="Visited_20_Internet_20_Link">
 <text:span text:style-name="T4">
Зеленський</text:span>
 </text:a>
</text:p>
      <text:p text:style-name="P4">
«Дякую народу, уряду та парламенту Норвегії за підтримку наших людей і нашихвійськових, усього українського суспільства», - підкреслив Зеленський.</text:p>
      <text:p text:style-name="P4">
Згодом у пресслужбі глави Української держави <text:a xlink:type="simple" xlink:href="https://www.president.gov.ua/news/volodimir-zelenskij-proviv-peregovori-z-premyer-ministrom-no-82609" text:style-name="Internet_20_link" text:visited-style-name="Visited_20_Internet_20_Link">
</text:a>
 , що Зеленський також  відзначив рішення проприєднання Норвегії до міжнародної танкової коаліції, а також активну допомогув посиленні спроможностей протиповітряної оборони України, що допомагаєзахищати життя українців.</text:p>
      <text:p text:style-name="P4">
Президент України та прем’єр Норвегії докладно обговорили пріоритетиреалізації нещодавно презентованої п’ятирічної програми допомоги Україні врозмірі 7,5 млрд євро.</text:p>
      <text:p text:style-name="P4">
<draw:frame draw:style-name="fr1" draw:name="Image96" text:anchor-type="as-char" svg:width="6.9236in" svg:height="4.617948in" draw:z-index="0">
<draw:image xlink:href="../Images/yкринформ/2023-05-03T17-00-00-03-00/1683128071-936.jpeg" xlink:type="simple" xlink:show="embed" xlink:actuate="onLoad" draw:mime-type="image/jpeg"/>
</draw:frame>
</text:p>
      <text:p text:style-name="P4">
Глава держави також високо оцінив норвезьку підтримку в забезпеченні Україниприродним газом.</text:p>
      <text:p text:style-name="P4">
«Ви допомогли нам пройти крізь складну зиму. Дякуємо вам за це», – наголосиввін.</text:p>
      <text:p text:style-name="P4">
<text:span text:style-name="T4">
Читайте також:</text:span>
 <text:a xlink:type="simple" xlink:href="https://www.ukrinform.ua/rubric-regions/3704304-norvegia-peredala-specavtomobili-odeskim-ta-hersonskim-ratuvalnikam.html" text:style-name="Internet_20_link" text:visited-style-name="Visited_20_Internet_20_Link">
 <text:span text:style-name="T4">
Норвег</text:span>
 </text:a>
</text:p>
      <text:p text:style-name="P4">
Окремо обговорили підготовку до участі України у Вільнюському саміті НАТО тайого очікувані результати, зокрема важливість надання Україні гарантій безпекидо моменту вступу в Альянс.</text:p>
      <text:p text:style-name="P4">
Сторони розглянули питання реалізації української формули миру, зробившиакцент на необхідності залучення максимально широкого кола учасників до їїімплементації та на підготовці до проведення Глобального саміту миру.</text:p>
      <text:p text:style-name="P4">
Як повідомлялося, Президент Володимир  <text:a xlink:type="simple" xlink:href="https://www.ukrinform.ua/rubric-polytics/3704048-prezident-ukraini-pribuv-iz-vizitom-u-gelsinki.html" text:style-name="Internet_20_link" text:visited-style-name="Visited_20_Internet_20_Link">
 </text:a>
 , девізьме участь у саміті Україна – Північна Європа.</text:p>
      <text:p text:style-name="P4">
_ Фото: Офіс Президента  _</text:p>
      <text:p text:style-name="P4">
Source: <text:a xlink:type="simple" xlink:href="https://www.ukrinform.ua/rubric-polytics/3704253-zelenskij-zustrivsa-zi-spikerom-parlamentu-finlandii-ta-glavou-uradu-norvegii.html" text:style-name="Internet_20_link" text:visited-style-name="Visited_20_Internet_20_Link">
https://www.ukrinform.ua/rubric-polytics/3704253-zelenskij-zustrivsa-zi-spikerom-parlamentu-finlandii-ta-glavou-uradu-norvegii.html</text:a>
</text:p>
      <!--NEWS-->
      <text:h text:style-name="P10" text:outline-level="1">
<text:span text:style-name="T4">
Загарбники «націоналізували» та виставили на продаж 700 підприємств у Криму</text:span>
</text:h>
      <text:p text:style-name="P4">
Authors: Ukrinform (Person)</text:p>
      <text:p text:style-name="P4">
Publisher: Укринформ (Organization)</text:p>
      <text:p text:style-name="P4">
Published Time: 2023-05-03T17:02:00+03:00</text:p>
      <text:p text:style-name="P4">
Modified Time: 2023-05-03T17:02:00+03:00</text:p>
      <text:p text:style-name="P4">
Description: російські загарбники “націоналізували” та виставили на продаж 700 підприємств у тимчасово окупованому Криму. — Укрінформ.</text:p>
      <text:p text:style-name="P4">
Images: ["<text:a xlink:type="simple" xlink:href="https://static.ukrinform.com/photos/2020_10/thumb_files/630_360_1603365565-629.jpg" text:style-name="Internet_20_link" text:visited-style-name="Visited_20_Internet_20_Link">
630_360_16033...</text:a>
"]</text:p>
      <text:p text:style-name="P4">
Tags: ['Крим', 'Націоналізація', 'Війна з росією']</text:p>
      <text:p text:style-name="P4">
Type: Article</text:p>
      <!--METADATA-->
      <text:p text:style-name="P4">
<draw:frame draw:style-name="fr1" draw:name="Image97" text:anchor-type="as-char" svg:width="6.9236in" svg:height="3.956343in" draw:z-index="0">
<draw:image xlink:href="../Images/yкринформ/2023-05-03T17-02-00-03-00/630_360_1603365565-629.jpg" xlink:type="simple" xlink:show="embed" xlink:actuate="onLoad" draw:mime-type="image/jpeg"/>
</draw:frame>
 російськізагарбники “націоналізували” та виставили на продаж 700 підприємств утимчасово окупованому Криму.</text:p>
      <text:p text:style-name="P4">
Про це повідомив <text:a xlink:type="simple" xlink:href="https://sprotyv.mod.gov.ua/okupanty-natsionalizuvaly-700-pidpryyemstv-u-krymu/" text:style-name="Internet_20_link" text:visited-style-name="Visited_20_Internet_20_Link">
 </text:a>
 , передає Укрінформ.</text:p>
      <text:p text:style-name="P4">
«З кінця 2022 року окупаційна адміністрація тимчасово захопленого півостроваКрим почала “захоплювати” бізнес українців і тих, кого вона підозрює внелояльності. З того часу на півострові “націоналізували” 700 підприємств івже виставили на продаж. Фактично йдеться про грабіж всіх незгодних зокупацією й політикою режиму <text:a xlink:type="simple" xlink:href="https://www.ukrinform.ua/tag-putin" text:style-name="Internet_20_link" text:visited-style-name="Visited_20_Internet_20_Link">
 </text:a>
 », -йдеться в дописі.</text:p>
      <text:p text:style-name="P4">
Зазначається, що накази загарбників про “націоналізацію” й угоди про подальшийпродаж – юридично нікчемні.</text:p>
      <text:p text:style-name="P4">
<text:span text:style-name="T4">
Читайте також:</text:span>
 <text:a xlink:type="simple" xlink:href="https://www.ukrinform.ua/rubric-crimea/3704130-u-krimu-rosiani-boatsa-vsogo-skibickij-ne-viklucae-zest-dobroi-voli.html" text:style-name="Internet_20_link" text:visited-style-name="Visited_20_Internet_20_Link">
 <text:span text:style-name="T4">
Крим</text:span>
 </text:a>
</text:p>
      <text:p text:style-name="P4">
«Саме тому й черг покупців на захоплене майно немає, адже всі розуміють, що вокупантів немає прав на цей бізнес», - додали у Центрі.</text:p>
      <text:p text:style-name="P4">
Як повідомлялося, <text:a xlink:type="simple" xlink:href="https://www.ukrinform.ua/rubric-crimea/3664682-okupacijnij-parlament-krimu-pidtrimav-nacionalizaciu-majna-ukrainskih-biznesmeniv.html" text:style-name="Internet_20_link" text:visited-style-name="Visited_20_Internet_20_Link">
 </text:a>
 <text:a xlink:type="simple" xlink:href="https://www.ukrinform.ua/rubric-crimea/3664682-okupacijnij-parlament-krimu-pidtrimav-nacionalizaciu-majna-ukrainskih-biznesmeniv.html" text:style-name="Internet_20_link" text:visited-style-name="Visited_20_Internet_20_Link">
 </text:a>
 за "націоналізацію" української власності.</text:p>
      <text:p text:style-name="P4">
<text:span text:style-name="T5">
Фото: Центр нацспротиву</text:span>
</text:p>
      <text:p text:style-name="P4">
Source: <text:a xlink:type="simple" xlink:href="https://www.ukrinform.ua/rubric-crimea/3704243-zagarbniki-nacionalizuvali-ta-vistavili-na-prodaz-700-pidpriemstv-u-krimu.html" text:style-name="Internet_20_link" text:visited-style-name="Visited_20_Internet_20_Link">
https://www.ukrinform.ua/rubric-crimea/3704243-zagarbniki-nacionalizuvali-ta-vistavili-na-prodaz-700-pidpriemstv-u-krimu.html</text:a>
</text:p>
      <!--NEWS-->
      <text:h text:style-name="P10" text:outline-level="1">
<text:span text:style-name="T4">
На Херсонщині через ворожі обстріли 3 травня вже загинули восьмеро людей</text:span>
</text:h>
      <text:p text:style-name="P4">
Authors: Ukrinform (Person)</text:p>
      <text:p text:style-name="P4">
Publisher: Укринформ (Organization)</text:p>
      <text:p text:style-name="P4">
Published Time: 2023-05-03T17:07:36+03:00</text:p>
      <text:p text:style-name="P4">
Modified Time: 2023-05-03T17:07:36+03:00</text:p>
      <text:p text:style-name="P4">
Description: Наразі уже відомо про 8 загиблих на Херсонщині у результаті ворожих обстрілів 3 травня, ще 10 людей поранені, проте кількість постраждалих зросте. — Укрінформ.</text:p>
      <text:p text:style-name="P4">
Images: ["<text:a xlink:type="simple" xlink:href="https://static.ukrinform.com/photos/2018_10/thumb_files/630_360_1538997483-946.jpg" text:style-name="Internet_20_link" text:visited-style-name="Visited_20_Internet_20_Link">
630_360_15389...</text:a>
", "<text:a xlink:type="simple" xlink:href="https://static.ukrinform.com/photos/2023_05/1683118470-131.jpg" text:style-name="Internet_20_link" text:visited-style-name="Visited_20_Internet_20_Link">
1683118470-13...</text:a>
"]</text:p>
      <text:p text:style-name="P4">
Tags: ['Херсон', 'Обстріл', 'Війна з росією']</text:p>
      <text:p text:style-name="P4">
Type: Article</text:p>
      <!--METADATA-->
      <text:p text:style-name="P4">
<draw:frame draw:style-name="fr1" draw:name="Image98" text:anchor-type="as-char" svg:width="6.9236in" svg:height="3.948443in" draw:z-index="0">
<draw:image xlink:href="../Images/yкринформ/2023-05-03T17-07-36-03-00/630_360_1538997483-946.jpg" xlink:type="simple" xlink:show="embed" xlink:actuate="onLoad" draw:mime-type="image/jpeg"/>
</draw:frame>
 Наразі ужевідомо про 8 загиблих на Херсонщині у результаті ворожих обстрілів 3 травня,ще 10 людей поранені, проте кількість постраждалих зросте.</text:p>
      <text:p text:style-name="P4">
Як передає Укрінформ, про це на брифінгу в Медіацентрі Україна — Укрінформповідомив перший заступник голови Херсонської обласної ради Юрій Соболевський.</text:p>
      <text:p text:style-name="P4">
«Уже зараз можна сказати про те, що сьогодні у нас внаслідок ворожих обстрілівзагинуло вісім осіб і ще десять отримало поранення», - зазначив Соболевський.</text:p>
      <text:p text:style-name="P4">
<draw:frame draw:style-name="fr1" draw:name="Image99" text:anchor-type="as-char" svg:width="6.9236in" svg:height="4.615733in" draw:z-index="0">
<draw:image xlink:href="../Images/yкринформ/2023-05-03T17-07-36-03-00/1683118470-131.jpg" xlink:type="simple" xlink:show="embed" xlink:actuate="onLoad" draw:mime-type="image/jpeg"/>
</draw:frame>
</text:p>
      <text:p text:style-name="P4">
<text:span text:style-name="T4">
Читайте також:</text:span>
 <text:a xlink:type="simple" xlink:href="https://www.ukrinform.ua/rubric-ato/3704184-pid-obstril-na-vokzali-u-hersoni-potrapila-brigada-svidkoi.html" text:style-name="Internet_20_link" text:visited-style-name="Visited_20_Internet_20_Link">
 <text:span text:style-name="T4">
Херсон</text:span>
 </text:a>
</text:p>
      <text:p text:style-name="P4">
Він також поінформував, що ця цифра буде збільшуватися, оскільки надійдутьнові дані з лікарень.</text:p>
      <text:p text:style-name="P4">
Як повідомляв Укрінформ, <text:a xlink:type="simple" xlink:href="https://www.ukrinform.ua/rubric-ato/3704133-centr-hersona-pid-obstrilom-e-postrazdali.html" text:style-name="Internet_20_link" text:visited-style-name="Visited_20_Internet_20_Link">
 </text:a>
 . 3 травня близько11 години ранку ворог обстріляв гіпермаркет у Херсоні, внаслідок чого загинулитроє людей, були поранені. На Херсонщині під обстріл потрапили енергетики,троє загиблих.</text:p>
      <text:p text:style-name="P4">
Також на Херсонщині військові рф зранку 3 травня обстріляли село ТокарівкаДарʼївської громади, на подвірʼї власного будинку загинув 47-річний чоловік.</text:p>
      <text:p text:style-name="P4">
Source: <text:a xlink:type="simple" xlink:href="https://www.ukrinform.ua/rubric-ato/3704247-na-hersonsini-cerez-vorozi-obstrili-3-travna-vze-zaginuli-vosmero-ludej.html" text:style-name="Internet_20_link" text:visited-style-name="Visited_20_Internet_20_Link">
https://www.ukrinform.ua/rubric-ato/3704247-na-hersonsini-cerez-vorozi-obstrili-3-travna-vze-zaginuli-vosmero-ludej.html</text:a>
</text:p>
      <!--NEWS-->
      <text:h text:style-name="P10" text:outline-level="1">
<text:span text:style-name="T4">
УПЛ: «Чорноморець» розгромив «Колос», а «Зоря» здолала «Верес»</text:span>
</text:h>
      <text:p text:style-name="P4">
Authors: Ukrinform (Person)</text:p>
      <text:p text:style-name="P4">
Publisher: Укринформ (Organization)</text:p>
      <text:p text:style-name="P4">
Published Time: 2023-05-03T17:14:00+03:00</text:p>
      <text:p text:style-name="P4">
Modified Time: 2023-05-03T17:14:00+03:00</text:p>
      <text:p text:style-name="P4">
Description: «Моряки» посідають 11-у сходинку в таблиці, «Зоря» - в трійці найкращих. — Укрінформ.</text:p>
      <text:p text:style-name="P4">
Images: ["<text:a xlink:type="simple" xlink:href="https://static.ukrinform.com/photos/2023_05/thumb_files/630_360_1683123133-569.jpg" text:style-name="Internet_20_link" text:visited-style-name="Visited_20_Internet_20_Link">
630_360_16831...</text:a>
"]</text:p>
      <text:p text:style-name="P4">
Tags: ['Футбол', "Прем'єр-ліга", 'Верес', 'Зоря', 'Чорноморець', 'Колос Ковалівка']</text:p>
      <text:p text:style-name="P4">
Type: Article</text:p>
      <!--METADATA-->
      <text:p text:style-name="P4">
<draw:frame draw:style-name="fr1" draw:name="Image100" text:anchor-type="as-char" svg:width="6.9236in" svg:height="3.956343in" draw:z-index="0">
<draw:image xlink:href="../Images/yкринформ/2023-05-03T17-14-00-03-00/630_360_1683123133-569.jpg" xlink:type="simple" xlink:show="embed" xlink:actuate="onLoad" draw:mime-type="image/jpeg"/>
</draw:frame>
 «Моряки»посідають 11-у сходинку в таблиці, «Зоря» - в трійці найкращих.</text:p>
      <text:p text:style-name="P4">
Завершилися заключні два матчі ігрового дня 24-го туру Української прем'єр-ліги, передає Укрінформ.</text:p>
      <text:p text:style-name="P4">
«Чорноморець» переміг «Колос» - 3:0. У складі одеситів відзначилися Бадібангаі Демченко. Ще один гол у власні ворота забив Чоботенко.</text:p>
      <text:p text:style-name="P4">
У паралельному матчі «Зоря» мінімально здолала «Верес» - 1:0. Гол на свійрахунок записав Імереков.</text:p>
      <text:p text:style-name="P4">
За підсумками 24-го туру УПЛ «Зоря» посідає 3-у сходинку в УПЛ, «Чорноморець»- 11-у.</text:p>
      <text:p text:style-name="P4">
<text:span text:style-name="T4">
Читайте також:</text:span>
 <text:a xlink:type="simple" xlink:href="https://www.ukrinform.ua/rubric-sports/3704202-oleksandria-minimalno-peremogla-lviv-v-upl.html" text:style-name="Internet_20_link" text:visited-style-name="Visited_20_Internet_20_Link">
 <text:span text:style-name="T4">
Олександрія</text:span>
 </text:a>
</text:p>
      <text:p text:style-name="P4">
Як повідомлялося, «Шахтар» очолює УПЛ, маючи в активі 59 очок після 24 матчів.</text:p>
      <text:p text:style-name="P4">
Фото: upl.ua</text:p>
      <text:p text:style-name="P4">
Source: <text:a xlink:type="simple" xlink:href="https://www.ukrinform.ua/rubric-sports/3704249-upl-cornomorec-rozgromiv-kolos-a-zora-zdolala-veres.html" text:style-name="Internet_20_link" text:visited-style-name="Visited_20_Internet_20_Link">
https://www.ukrinform.ua/rubric-sports/3704249-upl-cornomorec-rozgromiv-kolos-a-zora-zdolala-veres.html</text:a>
</text:p>
      <!--NEWS-->
      <text:h text:style-name="P10" text:outline-level="1">
<text:span text:style-name="T4">
Абсолютна більшість журналістів вважають, що в українських ЗМІ є цензура</text:span>
</text:h>
      <text:p text:style-name="P4">
Authors: Ukrinform (Person)</text:p>
      <text:p text:style-name="P4">
Publisher: Укринформ (Organization)</text:p>
      <text:p text:style-name="P4">
Published Time: 2023-05-03T17:15:00+03:00</text:p>
      <text:p text:style-name="P4">
Modified Time: 2023-05-03T17:15:00+03:00</text:p>
      <text:p text:style-name="P4">
Description: В Україні 95% журналістів вважають, що в українських ЗМІ існує цензура. — Укрінформ.</text:p>
      <text:p text:style-name="P4">
Images: ["<text:a xlink:type="simple" xlink:href="https://static.ukrinform.com/photos/2022_06/thumb_files/630_360_1656490870-306.jpg" text:style-name="Internet_20_link" text:visited-style-name="Visited_20_Internet_20_Link">
630_360_16564...</text:a>
", "<text:a xlink:type="simple" xlink:href="https://static.ukrinform.com/photos/2023_05/1683123324-102.jpg" text:style-name="Internet_20_link" text:visited-style-name="Visited_20_Internet_20_Link">
1683123324-10...</text:a>
"]</text:p>
      <text:p text:style-name="P4">
Tags: ['Цензура', 'Журналіст', 'Свобода слова']</text:p>
      <text:p text:style-name="P4">
Type: Article</text:p>
      <!--METADATA-->
      <text:p text:style-name="P4">
<draw:frame draw:style-name="fr1" draw:name="Image101" text:anchor-type="as-char" svg:width="6.9236in" svg:height="3.956343in" draw:z-index="0">
<draw:image xlink:href="../Images/yкринформ/2023-05-03T17-15-00-03-00/630_360_1656490870-306.jpg" xlink:type="simple" xlink:show="embed" xlink:actuate="onLoad" draw:mime-type="image/jpeg"/>
</draw:frame>
 В Україні95% журналістів вважають, що в українських ЗМІ існує цензура.</text:p>
      <text:p text:style-name="P4">
Про це свідчать результати опитування, проведеного Фондом “Демократичніініціативи” імені Ілька Кучеріва, які презентувала в Укрінформі політичнааналітикиня Фонду Поліна Бондаренко.</text:p>
      <text:p text:style-name="P4">
“Абсолютна більшість респондентів — 95% — у 2023 році сказали, що, на їхнюдумку, <text:a xlink:type="simple" xlink:href="https://www.ukrinform.ua/tag-cenzura" text:style-name="Internet_20_link" text:visited-style-name="Visited_20_Internet_20_Link">
 </text:a>
 в українських ЗМІ існує. Цене дуже змінилося порівняно з 2019 роком, але ми бачимо цікаву тенденцію, що в2023 році, порівняно з 2019-м, стала більша частка журналістів, які вважають,що цензура в українських ЗМІ є системним явищем, або що це є окремимивипадками в окремих ЗМІ”, - зазначила Бондаренко.</text:p>
      <text:p text:style-name="P4">
<draw:frame draw:style-name="fr1" draw:name="Image102" text:anchor-type="as-char" svg:width="6.9236in" svg:height="4.615733in" draw:z-index="0">
<draw:image xlink:href="../Images/yкринформ/2023-05-03T17-15-00-03-00/1683123324-102.jpg" xlink:type="simple" xlink:show="embed" xlink:actuate="onLoad" draw:mime-type="image/jpeg"/>
</draw:frame>
</text:p>
      <text:p text:style-name="P4">
Згідно з дослідженням, основні побоювання журналістів стосовно загрози цензуриз боку органів влади мають свої передумови.</text:p>
      <text:p text:style-name="P4">
Так, говорячи про те, чи існує в Україні цензура, 26% опитаних вказують на їїсистемний характер, 38% відповіли, що вона є в окремих ЗМІ, а 31% вважають, щоцензура існує лише як поодинокі випадки.</text:p>
      <text:p text:style-name="P4">
<text:span text:style-name="T4">
Читайте також:</text:span>
 <text:a xlink:type="simple" xlink:href="https://www.ukrinform.ua/rubric-society/3704127-za-cas-povnomasstabnoi-vijni-v-ukraini-zakrilos-ponad-230-media-imi.html" text:style-name="Internet_20_link" text:visited-style-name="Visited_20_Internet_20_Link">
 </text:a>
</text:p>
      <text:p text:style-name="P4">
Як зазначається, при цьому з 2019 року суттєво зросла поляризація журналістіву цьому питанні, а саме: значно збільшилися частки журналістів, які говорятьабо про значну поширеність цензури, або про те, що це явище є доситьрідкісним, і навпаки – майже удвічі зменшилася кількість тих, хто переконаний,що цензура як явище присутня лише в певних ЗМІ.</text:p>
      <text:p text:style-name="P4">
Відповідно до результатів, журналісти, які визнавали наявність цензури,найчастіше заявляли, що вона проводиться з боку різних органів державної чимісцевої влади, а також власників ЗМІ. На третьому місці – самоцензуражурналістів.</text:p>
      <text:p text:style-name="P4">
“62% вважають, що єдиний марафон є формою цензури нині в Україні і тому майжестільки ж — 65% — вважають, що єдиний марафон повинен бути припинений”, -розповіла Бондаренко.</text:p>
      <text:p text:style-name="P4">
За її словами, 40% опитаних журналістів вірять у необхідність обмеженоїцензури, а третина – проти цього.</text:p>
      <text:p text:style-name="P4">
При цьому 44% респондентів вважають, що в Україні існують теми, про які неможна писати чи говорити. Згідно з дослідженням, у 2019 році таких булоблизько чверті.</text:p>
      <text:p text:style-name="P4">
За результатам опитування, більшість журналістів вважають, що в Україні навітьв умовах воєнного стану зберігається свобода слова.</text:p>
      <text:p text:style-name="P4">
“Як бачимо, середня оцінка свободи слова у 2023 році становить 6,4 порівняно з2019, коли оцінка була 7,6”, - уточнила аналітикиня.</text:p>
      <text:p text:style-name="P4">
Експерт Центру громадянських свобод Володимир Яворський зазначив, що йоговразили показники оцінки журналістам свободи слова в Україні.</text:p>
      <text:p text:style-name="P4">
“Мене вразило те, що дуже позитивно оцінюється стан свободи слова в Україні. Впринципі, воно так і є, напевно. І якщо порівняти з країнами Східної Європи,то Україна залишається лідером, і навіть в оцінках журналістів щодо станусвободи слова, незважаючи на війну, на напівцензуру, на дуже багато заборон напоширення певних видів інформації, все одно ситуація зі свободою словазалишається на досить високому рівні”, - зазначив Яворський.</text:p>
      <text:p text:style-name="P4">
<text:span text:style-name="T4">
Читайте також:</text:span>
 <text:a xlink:type="simple" xlink:href="https://www.ukrinform.ua/rubric-society/3703982-nszu-v-oon-zaklikala-rosiu-zvilniti-ukrainskogo-zurnalista-dmitra-hiluka.html" text:style-name="Internet_20_link" text:visited-style-name="Visited_20_Internet_20_Link">
 </text:a>
</text:p>
      <text:p text:style-name="P4">
Соціологічне дослідження “Виклики для свободи слова та журналістів в умовахвійни” проведене Фондом “Демократичні ініціативи” імені Ілька Кучеріва назамовлення Центру прав людини ZMINA за підтримки Представництва Freedom Houseв Україні. Воно включало проведення трьох фокус-групових дискусій із 33журналістами та особами, дотичними до журналістської діяльності (викладачіжурналістики, керівники медіа, медіаексперти, блогери), ці дискусії відбулисяу грудні 2022 року (якісне дослідження); а також експертне опитування 132журналістів з різних регіонів України, проведене з 18 по 27 січня 2023 року(кількісне дослідження).</text:p>
      <text:p text:style-name="P4">
Для порівняння наводяться дані подібного опитування, проведеного з 30 травняпо 14 червня 2019 року, в якому взяли участь 127 журналістів.</text:p>
      <text:p text:style-name="P4">
Source: <text:a xlink:type="simple" xlink:href="https://www.ukrinform.ua/rubric-society/3704250-absolutna-bilsist-zurnalistiv-vvazaut-so-v-ukrainskih-zmi-e-cenzura.html" text:style-name="Internet_20_link" text:visited-style-name="Visited_20_Internet_20_Link">
https://www.ukrinform.ua/rubric-society/3704250-absolutna-bilsist-zurnalistiv-vvazaut-so-v-ukrainskih-zmi-e-cenzura.html</text:a>
</text:p>
      <!--NEWS-->
      <text:h text:style-name="P10" text:outline-level="1">
<text:span text:style-name="T4">
Увага! Розшукуються діти</text:span>
</text:h>
      <text:p text:style-name="P4">
Authors: Ukrinform (Person)</text:p>
      <text:p text:style-name="P4">
Publisher: Укринформ (Organization)</text:p>
      <text:p text:style-name="P4">
Published Time: 2023-05-03T17:17:00+03:00</text:p>
      <text:p text:style-name="P4">
Modified Time: 2023-05-03T17:17:00+03:00</text:p>
      <text:p text:style-name="P4">
Description: Якщо у вас є інформація про зниклих дітей - дзвоніть за номером 116 000 — Укрінформ.</text:p>
      <text:p text:style-name="P4">
Images: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08/1659527404-522.jpg" text:style-name="Internet_20_link" text:visited-style-name="Visited_20_Internet_20_Link">
1659527404-52...</text:a>
", "<text:a xlink:type="simple" xlink:href="https://static.ukrinform.com/photos/2022_08/1659527405-491.jpg" text:style-name="Internet_20_link" text:visited-style-name="Visited_20_Internet_20_Link">
1659527405-49...</text:a>
", "<text:a xlink:type="simple" xlink:href="https://static.ukrinform.com/photos/2022_08/1659527406-839.jpg" text:style-name="Internet_20_link" text:visited-style-name="Visited_20_Internet_20_Link">
1659527406-83...</text:a>
", "<text:a xlink:type="simple" xlink:href="https://static.ukrinform.com/photos/2022_08/1659948836-620.jpg" text:style-name="Internet_20_link" text:visited-style-name="Visited_20_Internet_20_Link">
1659948836-62...</text:a>
", "<text:a xlink:type="simple" xlink:href="https://static.ukrinform.com/photos/2022_08/1659948835-931.jpg" text:style-name="Internet_20_link" text:visited-style-name="Visited_20_Internet_20_Link">
1659948835-93...</text:a>
", "<text:a xlink:type="simple" xlink:href="https://static.ukrinform.com/photos/2022_11/1668596593-534.jpg" text:style-name="Internet_20_link" text:visited-style-name="Visited_20_Internet_20_Link">
1668596593-53...</text:a>
", "<text:a xlink:type="simple" xlink:href="https://static.ukrinform.com/photos/2022_11/1668596592-605.jpg" text:style-name="Internet_20_link" text:visited-style-name="Visited_20_Internet_20_Link">
1668596592-60...</text:a>
", "<text:a xlink:type="simple" xlink:href="https://static.ukrinform.com/photos/2022_11/1668596592-112.jpg" text:style-name="Internet_20_link" text:visited-style-name="Visited_20_Internet_20_Link">
1668596592-11...</text:a>
"]</text:p>
      <text:p text:style-name="P4">
Tags: None</text:p>
      <text:p text:style-name="P4">
Type: Article</text:p>
      <!--METADATA-->
      <text:p text:style-name="P4">
<draw:frame draw:style-name="fr1" draw:name="Image103" text:anchor-type="as-char" svg:width="6.9236in" svg:height="3.956343in" draw:z-index="0">
<draw:image xlink:href="../Images/yкринформ/2023-05-03T17-17-00-03-00/630_360_1659527493-225.jpg" xlink:type="simple" xlink:show="embed" xlink:actuate="onLoad" draw:mime-type="image/jpeg"/>
</draw:frame>
 Якщо у васє інформація про зниклих дітей - дзвоніть за номером 116 000</text:p>
      <text:p text:style-name="P4">
<text:span text:style-name="T4">
АНАСТАСІЯ ТОЛСТОКОРОВА, 4 роки</text:span>
</text:p>
      <text:p text:style-name="P4">
<draw:frame draw:style-name="fr1" draw:name="Image104" text:anchor-type="as-char" svg:width="6.9236in" svg:height="6.9236in" draw:z-index="0">
<draw:image xlink:href="../Images/yкринформ/2023-05-03T17-17-00-03-00/1659527406-459.jpg" xlink:type="simple" xlink:show="embed" xlink:actuate="onLoad" draw:mime-type="image/jpeg"/>
</draw:frame>
</text:p>
      <text:p text:style-name="P4">
12 березня 2022 року 4-річна Анастасія Толстокорова зникла після вибуху убудинку у м. Маріуполь. Де вона зараз - невідомо.</text:p>
      <text:p text:style-name="P4">
Прикмети дитини: виглядає на 4-5 років, худорлява, світле волосся, блакитніочі.</text:p>
      <text:p text:style-name="P4">
<text:span text:style-name="T4">
РОЗА КАМІНСЬКА, 2 роки</text:span>
</text:p>
      <text:p text:style-name="P4">
<draw:frame draw:style-name="fr1" draw:name="Image105" text:anchor-type="as-char" svg:width="6.9236in" svg:height="6.9236in" draw:z-index="0">
<draw:image xlink:href="../Images/yкринформ/2023-05-03T17-17-00-03-00/1659527405-642.jpg" xlink:type="simple" xlink:show="embed" xlink:actuate="onLoad" draw:mime-type="image/jpeg"/>
</draw:frame>
</text:p>
      <text:p text:style-name="P4">
Ще 1 березня 2022 року 2-річна Роза Камінська зникла разом зі своєю родиною уБучанському районі на Київщині.</text:p>
      <text:p text:style-name="P4">
Ймовірно, родина перебуває у Польщі.</text:p>
      <text:p text:style-name="P4">
<text:span text:style-name="T4">
КАТЕРИНА ПЕРЕПЕЛИЦЯ, 8 років</text:span>
</text:p>
      <text:p text:style-name="P4">
<draw:frame draw:style-name="fr1" draw:name="Image106" text:anchor-type="as-char" svg:width="6.9236in" svg:height="6.9236in" draw:z-index="0">
<draw:image xlink:href="../Images/yкринформ/2023-05-03T17-17-00-03-00/1659527404-522.jpg" xlink:type="simple" xlink:show="embed" xlink:actuate="onLoad" draw:mime-type="image/jpeg"/>
</draw:frame>
</text:p>
      <text:p text:style-name="P4">
У січні 2022 року 8-річна дівчинка разом зі своїм батьком виїхала з Сумщини напостійне проживання в Харківську область та досі не виходить на зв’язок. Запопередньою інформацією,</text:p>
      <text:p text:style-name="P4">
населений пункт, де мешкає Катя разом зі своїм батьком та бабусею, перебуваєпід</text:p>
      <text:p text:style-name="P4">
тимчасовою окупацією військами рф.</text:p>
      <text:p text:style-name="P4">
Прикмети дитини: виглядає на 9 років, худорлява, русяве волосся, темні очі.</text:p>
      <text:p text:style-name="P4">
Особливі прикмети: носить окуляри.</text:p>
      <text:p text:style-name="P4">
<text:span text:style-name="T4">
АНДРІЙ ОКСЕНЕНКО, 17 років</text:span>
</text:p>
      <text:p text:style-name="P4">
<draw:frame draw:style-name="fr1" draw:name="Image107" text:anchor-type="as-char" svg:width="6.9236in" svg:height="6.9236in" draw:z-index="0">
<draw:image xlink:href="../Images/yкринформ/2023-05-03T17-17-00-03-00/1659527405-491.jpg" xlink:type="simple" xlink:show="embed" xlink:actuate="onLoad" draw:mime-type="image/jpeg"/>
</draw:frame>
</text:p>
      <text:p text:style-name="P4">
В Києві зник 17-річний Андрій Оксененко.</text:p>
      <text:p text:style-name="P4">
Ще 10 липня 2022 року хлопець пішов з дому та назад досі так і не повернувся.Про</text:p>
      <text:p text:style-name="P4">
Андрія досі немає жодних звісток.</text:p>
      <text:p text:style-name="P4">
Прикмети хлопця: виглядає на 19 років, на зріст 180-190 см., худорлявий, темневолосся,</text:p>
      <text:p text:style-name="P4">
сірі очі.</text:p>
      <text:p text:style-name="P4">
<text:span text:style-name="T4">
АНДРІЙ КАДИГРОБ, 13 років</text:span>
</text:p>
      <text:p text:style-name="P4">
<draw:frame draw:style-name="fr1" draw:name="Image108" text:anchor-type="as-char" svg:width="6.9236in" svg:height="6.9236in" draw:z-index="0">
<draw:image xlink:href="../Images/yкринформ/2023-05-03T17-17-00-03-00/1659527406-839.jpg" xlink:type="simple" xlink:show="embed" xlink:actuate="onLoad" draw:mime-type="image/jpeg"/>
</draw:frame>
</text:p>
      <text:p text:style-name="P4">
Допоможіть знайти 13-річного Андрія Кадигроба, який зник на Кіровоградщині!</text:p>
      <text:p text:style-name="P4">
21 липня 2022 року хлопець пішов з дому в ліс у с. Роздолля та до теперішньогочасу</text:p>
      <text:p text:style-name="P4">
назад так і не повернувся. Де він зараз - невідомо.</text:p>
      <text:p text:style-name="P4">
Прикмети дитини: виглядає на 13-14 років, на зріст 140 см., худорлявий, темневолосся.</text:p>
      <text:p text:style-name="P4">
Одяг: біла футболка, чорні штани, сині шльопанці.</text:p>
      <text:p text:style-name="P4">
<text:span text:style-name="T4">
ЄЛИЗАВЕТА МАНДИЧ, 16 років</text:span>
</text:p>
      <text:p text:style-name="P4">
<draw:frame draw:style-name="fr1" draw:name="Image109" text:anchor-type="as-char" svg:width="6.9236in" svg:height="6.9236in" draw:z-index="0">
<draw:image xlink:href="../Images/yкринформ/2023-05-03T17-17-00-03-00/1659948836-620.jpg" xlink:type="simple" xlink:show="embed" xlink:actuate="onLoad" draw:mime-type="image/jpeg"/>
</draw:frame>
</text:p>
      <text:p text:style-name="P4">
Ще 25 травня 2022 року дівчина зникла у смт. Ківшарівка на Харківщині.</text:p>
      <text:p text:style-name="P4">
Прикмети дитини: виглядає на 17 років, на зріст 158 см., худорлява, русявеволосся, сіро-зелені очі.</text:p>
      <text:p text:style-name="P4">
Особливі прикмети: носить окуляри.</text:p>
      <text:p text:style-name="P4">
<text:span text:style-name="T4">
МИКОЛА ГРИГОР'ЄВ, 17 років</text:span>
</text:p>
      <text:p text:style-name="P4">
<draw:frame draw:style-name="fr1" draw:name="Image110" text:anchor-type="as-char" svg:width="6.9236in" svg:height="6.9236in" draw:z-index="0">
<draw:image xlink:href="../Images/yкринформ/2023-05-03T17-17-00-03-00/1659948835-931.jpg" xlink:type="simple" xlink:show="embed" xlink:actuate="onLoad" draw:mime-type="image/jpeg"/>
</draw:frame>
</text:p>
      <text:p text:style-name="P4">
28 липня 2022 року хлопець пішов з дому у с. Гульск на Житомирщині та дотеперішнього часу назад так і не повернувся.</text:p>
      <text:p text:style-name="P4">
Прикмети: виглядає на 17 років, на зріст 170 см., худорлявий, світле короткеволосся.</text:p>
      <text:p text:style-name="P4">
Одяг: чорна футболка, сині шорти, чорні кросівки.</text:p>
      <text:p text:style-name="P4">
<draw:frame draw:style-name="fr1" draw:name="Image111" text:anchor-type="as-char" svg:width="6.9236in" svg:height="6.9236in" draw:z-index="0">
<draw:image xlink:href="../Images/yкринформ/2023-05-03T17-17-00-03-00/1668596593-534.jpg" xlink:type="simple" xlink:show="embed" xlink:actuate="onLoad" draw:mime-type="image/jpeg"/>
</draw:frame>
</text:p>
      <text:p text:style-name="P4">
11-річний Гліб Черепанов безвісти зник на Донеччині.</text:p>
      <text:p text:style-name="P4">
Ще 12 березня 2022 року хлопчик разом зі своєю бабусею перебував підобстрілами у м. Маріуполь. З тих часів про них немає жодних звісток. Де вони іщо з ними - невідомо!</text:p>
      <text:p text:style-name="P4">
<draw:frame draw:style-name="fr1" draw:name="Image112" text:anchor-type="as-char" svg:width="6.9236in" svg:height="6.9236in" draw:z-index="0">
<draw:image xlink:href="../Images/yкринформ/2023-05-03T17-17-00-03-00/1668596592-605.jpg" xlink:type="simple" xlink:show="embed" xlink:actuate="onLoad" draw:mime-type="image/jpeg"/>
</draw:frame>
</text:p>
      <text:p text:style-name="P4">
8-річна Маргарита Мітюніна безвісти зникла на Херсонщині.</text:p>
      <text:p text:style-name="P4">
10 жовтня 2022 року дівчинка зникла у с. Червоний Маяк. За останньоюінформацією її могли вивезти до Криму.</text:p>
      <text:p text:style-name="P4">
<draw:frame draw:style-name="fr1" draw:name="Image113" text:anchor-type="as-char" svg:width="6.9236in" svg:height="6.9236in" draw:z-index="0">
<draw:image xlink:href="../Images/yкринформ/2023-05-03T17-17-00-03-00/1668596592-112.jpg" xlink:type="simple" xlink:show="embed" xlink:actuate="onLoad" draw:mime-type="image/jpeg"/>
</draw:frame>
</text:p>
      <text:p text:style-name="Horizontal_20_Line"/>
      <text:p text:style-name="P4">
На Донеччині безвісти зник 16-річний Сергій Самойлов.</text:p>
      <text:p text:style-name="P4">
Ще в березні 2022 року підліток зник на Донеччині після обсрілів містаМаріуполь. Досі про нього немає жодних звісток і де він зараз - невідомо!</text:p>
      <text:p text:style-name="P4">
Прикмети дитини: виглядає на 16-17 років, середня статура, русяве волосся.</text:p>
      <text:p text:style-name="P4">
<text:span text:style-name="T4">
Якщо Ви десь бачили цих дітей - телефонуйте з мобільного на гарячу лінію«Служби розшуку дітей» за номером 116 000 або напишіть нам в чат-бот -@missingchildren_bot!</text:span>
</text:p>
      <text:p text:style-name="P4">
<text:span text:style-name="T4">
Для абонентів усіх мобільних операторів дзвінки - безкоштовні.</text:span>
</text:p>
      <text:p text:style-name="P4">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Українка Світоліна перемогла Бонавентюр у другому колі турніру WTA 125</text:span>
</text:h>
      <text:p text:style-name="P4">
Authors: Ukrinform (Person)</text:p>
      <text:p text:style-name="P4">
Publisher: Укринформ (Organization)</text:p>
      <text:p text:style-name="P4">
Published Time: 2023-05-03T17:20:00+03:00</text:p>
      <text:p text:style-name="P4">
Modified Time: 2023-05-03T17:20:00+03:00</text:p>
      <text:p text:style-name="P4">
Description: Українська тенісистка Еліна Світоліна (№1088 WTA) обіграла бельгійку Ісалін Бонавентюр (№84 WTA) у другому колі турніру WTA 125 у Франції. — Укрінформ.</text:p>
      <text:p text:style-name="P4">
Images: ["<text:a xlink:type="simple" xlink:href="https://static.ukrinform.com/photos/2023_05/thumb_files/630_360_1683123560-137.jpg" text:style-name="Internet_20_link" text:visited-style-name="Visited_20_Internet_20_Link">
630_360_16831...</text:a>
"]</text:p>
      <text:p text:style-name="P4">
Tags: ['Світоліна', 'Теніс']</text:p>
      <text:p text:style-name="P4">
Type: Article</text:p>
      <!--METADATA-->
      <text:p text:style-name="P4">
<draw:frame draw:style-name="fr1" draw:name="Image114" text:anchor-type="as-char" svg:width="6.9236in" svg:height="3.956343in" draw:z-index="0">
<draw:image xlink:href="../Images/yкринформ/2023-05-03T17-20-00-03-00/630_360_1683123560-137.jpg" xlink:type="simple" xlink:show="embed" xlink:actuate="onLoad" draw:mime-type="image/jpeg"/>
</draw:frame>
 Українськатенісистка Еліна Світоліна (№1088 WTA) обіграла бельгійку Ісалін Бонавентюр(№84 WTA) у другому колі турніру WTA 125 у Франції.</text:p>
      <text:p text:style-name="P4">
Українка перемогла з рахунком - 2:6, 6:4, 7:6, повідомляє Укрінформ.</text:p>
      <text:p text:style-name="P4">
Матч тривав 2 години і 23 хвилини. Світоліна 3 рази подала навиліт, зробила 2подвійні помилки і реалізувала 5/11 брейкпойнтів.</text:p>
      <text:p text:style-name="P4">
Це була перша очна зустріч тенісисток.</text:p>
      <text:p text:style-name="P4">
На старті турніру Світоліна перемогла Деспіну Папаміхаїл із Греції. Унаступному колі українка зіграє з переможницею матчу між Лельєю Жанжан іЛючією Бронцетті.</text:p>
      <text:p text:style-name="P4">
<text:span text:style-name="T4">
Читайте також:</text:span>
 <text:a xlink:type="simple" xlink:href="https://www.ukrinform.ua/rubric-sports/3704173-astremska-peremogla-sorribes-tormo-wta-125-v-ispanii.html" text:style-name="Internet_20_link" text:visited-style-name="Visited_20_Internet_20_Link">
 </text:a>
</text:p>
      <text:p text:style-name="P4">
Як повідомлялося, українська тенісистка отримала wild card турніру.</text:p>
      <text:p text:style-name="P4">
Фото: btu.org.ua</text:p>
      <text:p text:style-name="P4">
Source: <text:a xlink:type="simple" xlink:href="https://www.ukrinform.ua/rubric-sports/3704255-ukrainka-svitolina-peremogla-bonaventur-u-drugomu-koli-turniru-wta-125.html" text:style-name="Internet_20_link" text:visited-style-name="Visited_20_Internet_20_Link">
https://www.ukrinform.ua/rubric-sports/3704255-ukrainka-svitolina-peremogla-bonaventur-u-drugomu-koli-turniru-wta-125.html</text:a>
</text:p>
      <!--NEWS-->
      <text:h text:style-name="P10" text:outline-level="1">
<text:span text:style-name="T4">
На Запорізькому напрямку загарбники укріплюють позиції в очікуванні контрнаступу</text:span>
</text:h>
      <text:p text:style-name="P4">
Authors: Ukrinform (Person)</text:p>
      <text:p text:style-name="P4">
Publisher: Укринформ (Organization)</text:p>
      <text:p text:style-name="P4">
Published Time: 2023-05-03T17:21:42+03:00</text:p>
      <text:p text:style-name="P4">
Modified Time: 2023-05-03T17:21:42+03:00</text:p>
      <text:p text:style-name="P4">
Description: В очікуванні наступальних дій Сил оборони російські загарбники на Запорізькому напрямку встановлюють мінно-вибухові загородження та проводять фортифікаційні й інженерні роботи на своїх позиціях. — Укрінформ.</text:p>
      <text:p text:style-name="P4">
Images: ["<text:a xlink:type="simple" xlink:href="https://static.ukrinform.com/photos/2022_11/thumb_files/630_360_1668461240-442.jpg" text:style-name="Internet_20_link" text:visited-style-name="Visited_20_Internet_20_Link">
630_360_16684...</text:a>
"]</text:p>
      <text:p text:style-name="P4">
Tags: ['Запоріжжя', 'Війна з росією', 'Єдині новини']</text:p>
      <text:p text:style-name="P4">
Type: Article</text:p>
      <!--METADATA-->
      <text:p text:style-name="P4">
<draw:frame draw:style-name="fr1" draw:name="Image115" text:anchor-type="as-char" svg:width="6.9236in" svg:height="3.956343in" draw:z-index="0">
<draw:image xlink:href="../Images/yкринформ/2023-05-03T17-21-42-03-00/630_360_1668461240-442.jpg" xlink:type="simple" xlink:show="embed" xlink:actuate="onLoad" draw:mime-type="image/jpeg"/>
</draw:frame>
 Вочікуванні наступальних дій Сил оборони російські загарбники на Запорізькомунапрямку встановлюють мінно-вибухові загородження та проводять фортифікаційній інженерні роботи на своїх позиціях.</text:p>
      <text:p text:style-name="P4">
Про це в ефірі телемарафону «Єдині новини» повідомив керівник об'єднаногопресцентру Сил оборони Таврійського напрямку полковник Сергій Телятицький,передає кореспондент Укрінформу.</text:p>
      <text:p text:style-name="P4">
«На Запорізькому напрямку характер бойових дій противника залишається беззмін. В очікуванні наступальних дій противник займається інженерним тафортифікаційним облаштуванням позицій, встановленням мінно-вибуховихзагороджень на їхніх рубежах», - сказав речник.</text:p>
      <text:p text:style-name="P4">
Він додав, що на Запорізькому напрямку минулої доби зафіксовано 84 обстріли збоку російської федерації, а вночі ворог завдав ракетного удару по околицяхЗапоріжжя.</text:p>
      <text:p text:style-name="P4">
<text:span text:style-name="T4">
Читайте також:</text:span>
 <text:a xlink:type="simple" xlink:href="https://www.ukrinform.ua/rubric-regions/3703996-raketnij-udar-po-zaporizzu-do-medikiv-iz-uskodzennami-zvernulisa-devatero-ludej.html" text:style-name="Internet_20_link" text:visited-style-name="Visited_20_Internet_20_Link">
 <text:span text:style-name="T4">
Запор</text:span>
 </text:a>
</text:p>
      <text:p text:style-name="P4">
Як повідомляв Укрінформ, за добу поліцейські зафіксували понад 80 ворожихударів по території Запорізької області, по <text:a xlink:type="simple" xlink:href="https://www.ukrinform.ua/tag-zaporizza" text:style-name="Internet_20_link" text:visited-style-name="Visited_20_Internet_20_Link">
 </text:a>
 завдано удару ракетою "Іскандер-М".</text:p>
      <text:p text:style-name="P4">
Source: <text:a xlink:type="simple" xlink:href="https://www.ukrinform.ua/rubric-ato/3704256-na-zaporizkomu-napramku-zagarbniki-ukripluut-pozicii-v-ocikuvanni-kontrnastupu.html" text:style-name="Internet_20_link" text:visited-style-name="Visited_20_Internet_20_Link">
https://www.ukrinform.ua/rubric-ato/3704256-na-zaporizkomu-napramku-zagarbniki-ukripluut-pozicii-v-ocikuvanni-kontrnastupu.html</text:a>
</text:p>
      <!--NEWS-->
      <text:h text:style-name="P10" text:outline-level="1">
<text:span text:style-name="T4">
В Україні створять спецфонд для проєктів енергоефективності - Президент підписав закон</text:span>
</text:h>
      <text:p text:style-name="P4">
Authors: Ukrinform (Person)</text:p>
      <text:p text:style-name="P4">
Publisher: Укринформ (Organization)</text:p>
      <text:p text:style-name="P4">
Published Time: 2023-05-03T17:24:46+03:00</text:p>
      <text:p text:style-name="P4">
Modified Time: 2023-05-03T17:24:46+03:00</text:p>
      <text:p text:style-name="P4">
Description: Президент України Володимир Зеленський підписав закон, який дозволить в Україні створити Державний фонд декарбонізації та енергоефективної трансформації. — Укрінформ.</text:p>
      <text:p text:style-name="P4">
Images: ["<text:a xlink:type="simple" xlink:href="https://static.ukrinform.com/photos/2022_09/thumb_files/630_360_1663862325-924.jpg" text:style-name="Internet_20_link" text:visited-style-name="Visited_20_Internet_20_Link">
630_360_16638...</text:a>
"]</text:p>
      <text:p text:style-name="P4">
Tags: ['Закон', 'Енергоефективність', 'Зеленський']</text:p>
      <text:p text:style-name="P4">
Type: Article</text:p>
      <!--METADATA-->
      <text:p text:style-name="P4">
<draw:frame draw:style-name="fr1" draw:name="Image116" text:anchor-type="as-char" svg:width="6.9236in" svg:height="3.956343in" draw:z-index="0">
<draw:image xlink:href="../Images/yкринформ/2023-05-03T17-24-46-03-00/630_360_1663862325-924.jpg" xlink:type="simple" xlink:show="embed" xlink:actuate="onLoad" draw:mime-type="image/jpeg"/>
</draw:frame>
 ПрезидентУкраїни Володимир Зеленський підписав закон, який дозволить в Україні створитиДержавний фонд декарбонізації та енергоефективної трансформації.</text:p>
      <text:p text:style-name="P4">
Про це повідомляє Укрінформ з посиланням на сайт <text:a xlink:type="simple" xlink:href="https://itd.rada.gov.ua/billInfo/Bills/Card/41332" text:style-name="Internet_20_link" text:visited-style-name="Visited_20_Internet_20_Link">
</text:a>
 .</text:p>
      <text:p text:style-name="P4">
Передбачається, що фонд буде наповнюватись за рахунок коштів, отриманих зізборів з екологічного податку, який справлятиметься за викиди в атмосферудвоокису вуглецю стаціонарними джерелами забруднення.</text:p>
      <text:p text:style-name="P4">
Його діяльність буде спрямована на заходи та державні цільові програмиенергоефективності, здешевлення зобов'язань за кредитними та лізинговимидоговорами, які укладені для реалізації енергоефективних заходів, впровадженняенергосервісу.</text:p>
      <text:p text:style-name="P4">
Ще один напрям – виконання боргових зобов'язань за запозиченнями, отриманимидержавою на реалізацію таких програм, а також збільшення використаннявідновлюваних джерел енергії та альтернативних видів палива і скороченнявикидів вуглецю.</text:p>
      <text:p text:style-name="P4">
<text:span text:style-name="T4">
Читайте також:</text:span>
 <text:a xlink:type="simple" xlink:href="https://www.ukrinform.ua/rubric-economy/3703255-urad-shvaliv-energeticnu-strategiu-do-2050-roku.html" text:style-name="Internet_20_link" text:visited-style-name="Visited_20_Internet_20_Link">
 </text:a>
</text:p>
      <text:p text:style-name="P4">
Фонд запрацює з 1 січня 2024 року. Наразі Міністерство розвитку громад,територій та інфраструктури працює над розробкою порядку його функціонування.</text:p>
      <text:p text:style-name="P4">
Як повідомлялось, у березні Президент України <text:a xlink:type="simple" xlink:href="https://www.ukrinform.ua/tag-zelenskij" text:style-name="Internet_20_link" text:visited-style-name="Visited_20_Internet_20_Link">
</text:a>
 підписав закон, який створює умовидля розвитку в Україні високоефективної когенерації відповідно до положеньЄвропейського Союзу.</text:p>
      <text:p text:style-name="P4">
Source: <text:a xlink:type="simple" xlink:href="https://www.ukrinform.ua/rubric-economy/3704258-v-ukraini-stvorat-specfond-dla-proektiv-energoefektivnosti-prezident-pidpisav-zakon.html" text:style-name="Internet_20_link" text:visited-style-name="Visited_20_Internet_20_Link">
https://www.ukrinform.ua/rubric-economy/3704258-v-ukraini-stvorat-specfond-dla-proektiv-energoefektivnosti-prezident-pidpisav-zakon.html</text:a>
</text:p>
      <!--NEWS-->
      <text:h text:style-name="P10" text:outline-level="1">
<text:span text:style-name="T4">
Дискусія щодо доцільності отримання українцями паспортів рф шкодить інформбезпеці - Верещук</text:span>
</text:h>
      <text:p text:style-name="P4">
Authors: Ukrinform (Person)</text:p>
      <text:p text:style-name="P4">
Publisher: Укринформ (Organization)</text:p>
      <text:p text:style-name="P4">
Published Time: 2023-05-03T17:27:18+03:00</text:p>
      <text:p text:style-name="P4">
Modified Time: 2023-05-03T17:27:18+03:00</text:p>
      <text:p text:style-name="P4">
Description: Віцепрем'єр-міністр - міністр з питань реінтеграції тимчасово окупованих територій Ірина Верещук вважає, що дискусія щодо доцільності отримання українцями російських паспортів шкодить інформаційній безпеці. — Укрінформ.</text:p>
      <text:p text:style-name="P4">
Images: ["<text:a xlink:type="simple" xlink:href="https://static.ukrinform.com/photos/2023_01/thumb_files/630_360_1673897824-865.png" text:style-name="Internet_20_link" text:visited-style-name="Visited_20_Internet_20_Link">
630_360_16738...</text:a>
"]</text:p>
      <text:p text:style-name="P4">
Tags: ['Паспорт', 'Україна', 'росія', 'Верещук']</text:p>
      <text:p text:style-name="P4">
Type: Article</text:p>
      <!--METADATA-->
      <text:p text:style-name="P4">
<draw:frame draw:style-name="fr1" draw:name="Image117" text:anchor-type="as-char" svg:width="6.9236in" svg:height="3.956343in" draw:z-index="0">
<draw:image xlink:href="../Images/yкринформ/2023-05-03T17-27-18-03-00/630_360_1673897824-865.png" xlink:type="simple" xlink:show="embed" xlink:actuate="onLoad" draw:mime-type="image/png"/>
</draw:frame>
Віцепрем'єр-міністр - міністр з питань реінтеграції тимчасово окупованихтериторій Ірина Верещук вважає, що дискусія щодо доцільності отриманняукраїнцями російських паспортів шкодить інформаційній безпеці.</text:p>
      <text:p text:style-name="P4">
Як передає Укрінформ, про це вона написала у  <text:a xlink:type="simple" xlink:href="https://t.me/vereshchuk_iryna/1901" text:style-name="Internet_20_link" text:visited-style-name="Visited_20_Internet_20_Link">
</text:a>
 .</text:p>
      <text:p text:style-name="P4">
«Багато ЗМІ розгорнули публічну дискусію щодо доцільності/недоцільностіотримання українцями російських паспортів на тимчасово окупованих територіях.Звертаюсь до таких ЗМІ: така дискусія шкодить інформаційній безпеці України,краще її припинити. Всередині влади немає дискусії щодо ворожих паспортів. І зпаном омбудсманом ми на одній сторінці та на одній хвилі», - зазначилаВерещук.</text:p>
      <text:p text:style-name="P4">
Вона нагадала про те, що два дні тому написала пост, де, серед іншого,рекомендувала українцям на ТОТ не брати російські паспорти. Це, додала главаМінреінтеграції, чомусь викликало бурхливу реакцію в медіа і багатожурналістів звернулися з проханням пояснити свою позицію.</text:p>
      <text:p text:style-name="P4">
<text:span text:style-name="T4">
Читайте також:</text:span>
 <text:a xlink:type="simple" xlink:href="https://www.ukrinform.ua/rubric-society/3703864-ziteli-tot-mozut-brati-rosijski-pasporti-abi-zberegti-sobi-zitta-danilov.html" text:style-name="Internet_20_link" text:visited-style-name="Visited_20_Internet_20_Link">
 <text:span text:style-name="T4">
Данілов</text:span>
 </text:a>
</text:p>
      <text:p text:style-name="P4">
«Насамперед я завжди рекомендувала нашим людям на тимчасово окупованихтериторіях не брати паспорти окупантів. Я кажу це постійно від початкуповномасштабної війни. Тому була щиро здивована реакцією ЗМІ на мої словазараз», - підкреслила Верещук.</text:p>
      <text:p text:style-name="P4">
Віцепрем'єр-міністр зазначила, що життя складне, тому випадки бувають різні.Комусь російський паспорт треба, щоб виїхати з тимчасово окупованих територій,комусь - щоб отримати медичну допомогу або пенсію.</text:p>
      <text:p text:style-name="P4">
«Людина сама прийме рішення, виходячи зі своїх життєвих обставин. Але це неозначає, що я маю або можу рекомендувати людям брати ворожі <text:a xlink:type="simple" xlink:href="https://www.ukrinform.ua/tag-pasport" text:style-name="Internet_20_link" text:visited-style-name="Visited_20_Internet_20_Link">
</text:a>
 . Не маю і не можу. Бо це не тількипро документи, а й про цінності та позицію. Бо окрім українців на ТОТ, єукраїнці, які залишили ТОТ саме тому, щоб не брати російські паспорти. Єукраїнці, які зараз воюють, саме за те, щоб на нашій землі не було російськихпаспортів. Це моя позиція. Якщо в такому вигляді вона комусь незрозуміла, тонема на то ради», - написала глава Мінреінтеграції.</text:p>
      <text:p text:style-name="P4">
<text:span text:style-name="T4">
Читайте також:</text:span>
 <text:a xlink:type="simple" xlink:href="https://www.ukrinform.ua/rubric-regions/3704082-u-berdansku-rosiani-rvut-ukrainski-pasporti-pid-cas-perevirki-dokumentiv.html" text:style-name="Internet_20_link" text:visited-style-name="Visited_20_Internet_20_Link">
 <text:span text:style-name="T4">
паспорт</text:span>
 </text:a>
</text:p>
      <text:p text:style-name="P4">
Як повідомляв Укрінформ, віцепрем'єр-міністр - міністр з питань реінтеграціїтимчасово окупованих територій Ірина Верещук закликала українців не йти наспівпрацю з ворогом, не брати російський паспорт та дочекайтеся Українськоїармії.</text:p>
      <text:p text:style-name="P4">
Уповноважений Верховної Ради з прав людини Дмитро Лубінець 30 квітня сказав,що українці, які знаходяться на тимчасово окупованих територіях,  <text:a xlink:type="simple" xlink:href="https://www.ukrinform.ua/rubric-society/3702838-lubinec-radit-ukraincam-na-okupovanih-teritoriah-brati-pasport-rf-zaradi-zberezenna-zitta.html" text:style-name="Internet_20_link" text:visited-style-name="Visited_20_Internet_20_Link">
</text:a>
 або убудь-який спосіб виїжджати з таких територій. Секретар РНБО Олексій Даніловтакож радить тим, хто знаходиться на окупованих територіях, брати російськіпаспорти, бо життя людини – це найвища цінність.</text:p>
      <text:p text:style-name="P4">
Source: <text:a xlink:type="simple" xlink:href="https://www.ukrinform.ua/rubric-society/3704259-diskusia-sodo-docilnosti-otrimanna-ukraincami-pasportiv-rf-skodit-informbezpeci-veresuk.html" text:style-name="Internet_20_link" text:visited-style-name="Visited_20_Internet_20_Link">
https://www.ukrinform.ua/rubric-society/3704259-diskusia-sodo-docilnosti-otrimanna-ukraincami-pasportiv-rf-skodit-informbezpeci-veresuk.html</text:a>
</text:p>
      <!--NEWS-->
      <text:h text:style-name="P10" text:outline-level="1">
<text:span text:style-name="T4">
Україна і ЄС домовилися продовжити «економічний безвіз» іще на рік - Шмигаль</text:span>
</text:h>
      <text:p text:style-name="P4">
Authors: Ukrinform (Person)</text:p>
      <text:p text:style-name="P4">
Publisher: Укринформ (Organization)</text:p>
      <text:p text:style-name="P4">
Published Time: 2023-05-03T17:28:00+03:00</text:p>
      <text:p text:style-name="P4">
Modified Time: 2023-05-03T17:28:00+03:00</text:p>
      <text:p text:style-name="P4">
Description: Україна та Європейський Союз досягли домовленостей щодо продовження «економічного безвізу» ще на рік. — Укрінформ.</text:p>
      <text:p text:style-name="P4">
Images: ["<text:a xlink:type="simple" xlink:href="https://static.ukrinform.com/photos/2023_02/thumb_files/630_360_1676995305-131.jpg" text:style-name="Internet_20_link" text:visited-style-name="Visited_20_Internet_20_Link">
630_360_16769...</text:a>
"]</text:p>
      <text:p text:style-name="P4">
Tags: ['Євросоюз', 'Шмигаль', 'Економічний безвіз']</text:p>
      <text:p text:style-name="P4">
Type: Article</text:p>
      <!--METADATA-->
      <text:p text:style-name="P4">
<draw:frame draw:style-name="fr1" draw:name="Image118" text:anchor-type="as-char" svg:width="6.9236in" svg:height="3.956343in" draw:z-index="0">
<draw:image xlink:href="../Images/yкринформ/2023-05-03T17-28-00-03-00/630_360_1676995305-131.jpg" xlink:type="simple" xlink:show="embed" xlink:actuate="onLoad" draw:mime-type="image/jpeg"/>
</draw:frame>
 Україна таЄвропейський Союз досягли домовленостей щодо продовження «економічногобезвізу» ще на рік.</text:p>
      <text:p text:style-name="P4">
Про це Прем'єр-міністр Денис Шмигаль повідомив у <text:a xlink:type="simple" xlink:href="https://t.me/Denys_Smyhal/5159" text:style-name="Internet_20_link" text:visited-style-name="Visited_20_Internet_20_Link">
</text:a>
 , передає Укрінформ.</text:p>
      <text:p text:style-name="P4">
«Продовжуємо активну співпрацю з Європейським Союзом для нашої перемоги!Україна та ЄС досягли домовленостей про продовження «економічного безвізу» щена рік», - зазначив <text:a xlink:type="simple" xlink:href="https://www.ukrinform.ua/tag-smigal" text:style-name="Internet_20_link" text:visited-style-name="Visited_20_Internet_20_Link">
 </text:a>
 .</text:p>
      <text:p text:style-name="P4">
За його словами, український бізнес зможе і надалі продавати свої товари вЄвросоюз без жодних квот, мит чи тарифів, що важливо для відновленнявітчизняної економіки.</text:p>
      <text:p text:style-name="P4">
«Відновлено доступ нашої аграрної продукції на європейський ринок. Спільно зЄврокомісією вдалося домовитись про припинення блокування транзиту понад 500позицій українських аграрних товарів. Робота «шляхів солідарності»продовжиться», - додав глава уряду.</text:p>
      <text:p text:style-name="P4">
<text:span text:style-name="T4">
Читайте також:</text:span>
 <text:a xlink:type="simple" xlink:href="https://www.ukrinform.ua/rubric-economy/3703833-mitnij-bezviz-za-sim-misaciv-oformili-majze-45-tisaci-tranzitnih-deklaracij.html" text:style-name="Internet_20_link" text:visited-style-name="Visited_20_Internet_20_Link">
 <text:span text:style-name="T4">
Митний</text:span>
 <text:span text:style-name="T4">
безвіз</text:span>
 </text:a>
</text:p>
      <text:p text:style-name="P4">
Крім того, за його словами, знято всі інші односторонні заборони, запровадженіп'ятьма сусідніми країнами.</text:p>
      <text:p text:style-name="P4">
«На рівні Єврокомісії вибудувано компромісний механізм, який передбачаєобмеження щодо експорту 4-ох позицій української аграрної продукції досусідніх країн. Але це виключно тимчасове обмеження, яке діє до 5 червня», -наголосив Прем'єр-міністр.</text:p>
      <text:p text:style-name="P4">
Як повідомлялося, за 2022 рік товарообіг України становив $99,7 млрд. Торік вУкраїну імпортували товарів на $55,5 млрд, а експортували з України продукціїна $44,2 млрд.</text:p>
      <text:p text:style-name="P4">
Source: <text:a xlink:type="simple" xlink:href="https://www.ukrinform.ua/rubric-economy/3704263-ukraina-i-es-domovilisa-prodovziti-ekonomicnij-bezviz-ise-na-rik-smigal.html" text:style-name="Internet_20_link" text:visited-style-name="Visited_20_Internet_20_Link">
https://www.ukrinform.ua/rubric-economy/3704263-ukraina-i-es-domovilisa-prodovziti-ekonomicnij-bezviz-ise-na-rik-smigal.html</text:a>
</text:p>
      <!--NEWS-->
      <text:h text:style-name="P10" text:outline-level="1">
<text:span text:style-name="T4">
Срна - про незарахований м'яч «Миная»: Із VAR було б легше</text:span>
</text:h>
      <text:p text:style-name="P4">
Authors: Ukrinform (Person)</text:p>
      <text:p text:style-name="P4">
Publisher: Укринформ (Organization)</text:p>
      <text:p text:style-name="P4">
Published Time: 2023-05-03T17:29:12+03:00</text:p>
      <text:p text:style-name="P4">
Modified Time: 2023-05-03T17:29:12+03:00</text:p>
      <text:p text:style-name="P4">
Description: Спортивний директор ФК «Шахтар» Дарійо Срна поділився своїми думками на рахунок незарахованого голу «Миная» у поєдинку з «гірниками» (1:0). — Укрінформ.</text:p>
      <text:p text:style-name="P4">
Images: ["<text:a xlink:type="simple" xlink:href="https://static.ukrinform.com/photos/2023_05/thumb_files/630_360_1683124077-572.jpg" text:style-name="Internet_20_link" text:visited-style-name="Visited_20_Internet_20_Link">
630_360_16831...</text:a>
"]</text:p>
      <text:p text:style-name="P4">
Tags: ['Футбол', 'Срна', 'Шахтар']</text:p>
      <text:p text:style-name="P4">
Type: Article</text:p>
      <!--METADATA-->
      <text:p text:style-name="P4">
<draw:frame draw:style-name="fr1" draw:name="Image119" text:anchor-type="as-char" svg:width="6.9236in" svg:height="3.956343in" draw:z-index="0">
<draw:image xlink:href="../Images/yкринформ/2023-05-03T17-29-12-03-00/630_360_1683124077-572.jpg" xlink:type="simple" xlink:show="embed" xlink:actuate="onLoad" draw:mime-type="image/jpeg"/>
</draw:frame>
 Спортивнийдиректор ФК «Шахтар» Дарійо Срна поділився своїми думками на рахунокнезарахованого голу «Миная» у поєдинку з «гірниками» (1:0).</text:p>
      <text:p text:style-name="P4">
Як передає Укрінформ, з <text:a xlink:type="simple" xlink:href="https://shakhtar.com/uk-ua/news/2023/may/3_news/3_darijo-srna/" text:style-name="Internet_20_link" text:visited-style-name="Visited_20_Internet_20_Link">
 </text:a>
 на офіційний сайт «Шахтаря».</text:p>
      <text:p text:style-name="P4">
«Нам завжди важко грати проти «Миная» та Володимира Шарана – це чудовий тренері гарна команда. Але ми сьогодні могли забити чотири-п’ять м’ячів. І требабути чесними та визнати, що гол «Миная» був чистим. Але до цього був такий жечистий фол на Траоре, тому виходить, що суддя в одному моменті припустивсядвох помилок. Уважаю, усім було б легше, якби був VAR на матчі», - сказав він.</text:p>
      <text:p text:style-name="P4">
Срна також зауважив, що система VAR повинна бути на усіх матчах команд, якіборються за чемпіонство.</text:p>
      <text:p text:style-name="P4">
«Система VAR має бути плюс-мінус на кожній грі, де є команди, які ведутьборотьбу за чемпіонство. Ось і все. Рухаємося далі, важко буде до самогокінця. А судді – теж люди, які помиляються. Просто повторю, що з VAR було бнабагато легше», - підсумував спортивний директор «гірників».</text:p>
      <text:p text:style-name="P4">
Як повідомлялося, «Шахтар» переміг «Мина» (1:0) в 24-у турі Українськоїпрем'єр-ліги. В одному з епізодів «Минай» забив гол, але арбітр його незафіксував.</text:p>
      <text:p text:style-name="P4">
<text:span text:style-name="T4">
Читайте також:</text:span>
 <text:a xlink:type="simple" xlink:href="https://www.ukrinform.ua/rubric-sports/3704165-sahtar-ta-dnipro1-zdobuli-peremogi-u-cempionati-ukraini.html" text:style-name="Internet_20_link" text:visited-style-name="Visited_20_Internet_20_Link">
 <text:span text:style-name="T4">
Шахтар</text:span>
 </text:a>
</text:p>
      <text:p text:style-name="P4">
Як повідомляв Укрінформ, підопічні Ігоря Йовічевича очолють УПЛ, маючи вактиві 59 очок після 24 матчів.</text:p>
      <text:p text:style-name="P4">
Фото: shakhtar.com</text:p>
      <text:p text:style-name="P4">
Source: <text:a xlink:type="simple" xlink:href="https://www.ukrinform.ua/rubric-sports/3704262-srna-pro-nezarahovanij-mac-minaa-iz-var-bulo-b-legse.html" text:style-name="Internet_20_link" text:visited-style-name="Visited_20_Internet_20_Link">
https://www.ukrinform.ua/rubric-sports/3704262-srna-pro-nezarahovanij-mac-minaa-iz-var-bulo-b-legse.html</text:a>
</text:p>
      <!--NEWS-->
      <text:h text:style-name="P10" text:outline-level="1">
<text:span text:style-name="T4">
Литва приєднується до створення Радою Європи реєстру шкоди, завданої росією Україні</text:span>
</text:h>
      <text:p text:style-name="P4">
Authors: Ukrinform (Person)</text:p>
      <text:p text:style-name="P4">
Publisher: Укринформ (Organization)</text:p>
      <text:p text:style-name="P4">
Published Time: 2023-05-03T17:30:25+03:00</text:p>
      <text:p text:style-name="P4">
Modified Time: 2023-05-03T17:30:25+03:00</text:p>
      <text:p text:style-name="P4">
Description: Уряд Литви ухвалив рішення про приєднання до створення Радою Європи реєстру збитків, завданих унаслідок вторгнення росії в Україну. — Укрінформ.</text:p>
      <text:p text:style-name="P4">
Images: ["<text:a xlink:type="simple" xlink:href="https://static.ukrinform.com/photos/2022_02/thumb_files/630_360_1644938341-179.jpg" text:style-name="Internet_20_link" text:visited-style-name="Visited_20_Internet_20_Link">
630_360_16449...</text:a>
"]</text:p>
      <text:p text:style-name="P4">
Tags: ['Литва', 'Збитки', 'Війна з росією']</text:p>
      <text:p text:style-name="P4">
Type: Article</text:p>
      <!--METADATA-->
      <text:p text:style-name="P4">
<draw:frame draw:style-name="fr1" draw:name="Image120" text:anchor-type="as-char" svg:width="6.9236in" svg:height="3.956343in" draw:z-index="0">
<draw:image xlink:href="../Images/yкринформ/2023-05-03T17-30-25-03-00/630_360_1644938341-179.jpg" xlink:type="simple" xlink:show="embed" xlink:actuate="onLoad" draw:mime-type="image/jpeg"/>
</draw:frame>
 Уряд Литвиухвалив рішення про приєднання до створення Радою Європи реєстру збитків,завданих унаслідок вторгнення росії в Україну.</text:p>
      <text:p text:style-name="P4">
Про це повідомляє <text:a xlink:type="simple" xlink:href="https://www.lrt.lt/ru/novosti/17/1976817/litva-prisoediniaetsia-k-sozdavaemomu-chlenami-soveta-evropy-reestru-o-vrede-rf-ukraine" text:style-name="Internet_20_link" text:visited-style-name="Visited_20_Internet_20_Link">
 </text:a>
 <text:a xlink:type="simple" xlink:href="https://www.lrt.lt/ru/novosti/17/1976817/litva-prisoediniaetsia-k-sozdavaemomu-chlenami-soveta-evropy-reestru-o-vrede-rf-ukraine" text:style-name="Internet_20_link" text:visited-style-name="Visited_20_Internet_20_Link">
 </text:a>
 передаєУкрінформ.</text:p>
      <text:p text:style-name="P4">
У Міністерстві закордонних справ Литви зазначили, що створення реєстру єпершим кроком на шляху до вироблення міжнародного механізму компенсаціїзбитків, спричинених <text:a xlink:type="simple" xlink:href="https://www.ukrinform.ua/tag-russian-aggression" text:style-name="Internet_20_link" text:visited-style-name="Visited_20_Internet_20_Link">
 </text:a>
росії проти України.</text:p>
      <text:p text:style-name="P4">
«Реєстр створюється на основі розширеної часткової угоди Ради Європи. Йогозасновниками стануть усі держави-члени Ради Європи, які візьмуть участь узатвердженні резолюції Комітету міністрів Ради Європи про прийняття розширеноїчасткової угоди», - сказала прессекретар міністра закордонних справ ЛитвиПауліна Левіцкіте.</text:p>
      <text:p text:style-name="P4">
Після цього будь-яка держава (не обов'язково член Ради Європи) зможеприєднатися до розширеної часткової угоди та реєстру.</text:p>
      <text:p text:style-name="P4">
Реєстр діятиме в Нідерландах. У ньому фіксуватимуться докази збитків та позовипро відшкодування збитків або поранень. Він буде відкритий для фізичних таюридичних осіб, а також для України, включаючи регіональні та місцеві органивлади, державні чи контрольовані державою підприємства.</text:p>
      <text:p text:style-name="P4">
Очікується, що реєстр буде створено протягом наступного місяця.</text:p>
      <text:p text:style-name="P4">
Точний розмір щорічного внеску залежатиме від кількості держав, які берутьучасть у реєстрі.</text:p>
      <text:p text:style-name="P4">
<text:span text:style-name="T4">
Читайте також:</text:span>
 <text:a xlink:type="simple" xlink:href="https://www.ukrinform.ua/rubric-polytics/3671602-u-gaazi-stvorat-reestr-zbitkiv-zavdanih-ukraini-agresieu-rf-zelenskij.html" text:style-name="Internet_20_link" text:visited-style-name="Visited_20_Internet_20_Link">
 <text:span text:style-name="T4">
реєстр</text:span>
 <text:span text:style-name="T4">
збит</text:span>
 </text:a>
</text:p>
      <text:p text:style-name="P4">
Як повідомляв Укрінформ, у квітні генеральний секретар Ради Європи МаріяПейчинович-Бурич заявила, що Міжнародний <text:a xlink:type="simple" xlink:href="https://www.ukrinform.ua/rubric-vidbudova/3698939-reestr-zbitkiv-vid-rosijskoi-agresii-zapustat-u-travni-gensek-radi-evropi.html" text:style-name="Internet_20_link" text:visited-style-name="Visited_20_Internet_20_Link">
 </text:a>
 , спричинених агресивною війною росії в Україні, утравні буде запущений групою держав-учасниць Ради Європи.</text:p>
      <text:p text:style-name="P4">
Очікується, що глави держав та урядів країн-членів Ради Європи схвалять цейкрок на саміті в Рейк'явіку 16-17 травня. Планується, що штаб-квартира новоїінституції розташовуватиметься в Гаазі, також буде філія у Києві.</text:p>
      <text:p text:style-name="P4">
Source: <text:a xlink:type="simple" xlink:href="https://www.ukrinform.ua/rubric-polytics/3704265-litva-priednuetsa-do-stvorenna-radou-evropi-reestru-skodi-zavdanoi-rosieu-ukraini.html" text:style-name="Internet_20_link" text:visited-style-name="Visited_20_Internet_20_Link">
https://www.ukrinform.ua/rubric-polytics/3704265-litva-priednuetsa-do-stvorenna-radou-evropi-reestru-skodi-zavdanoi-rosieu-ukraini.html</text:a>
</text:p>
      <!--NEWS-->
      <text:h text:style-name="P10" text:outline-level="1">
<text:span text:style-name="T4">
Експорт «зерновим коридором» за тиждень скоротився на 31% - УКАБ</text:span>
</text:h>
      <text:p text:style-name="P4">
Authors: Ukrinform (Person)</text:p>
      <text:p text:style-name="P4">
Publisher: Укринформ (Organization)</text:p>
      <text:p text:style-name="P4">
Published Time: 2023-05-03T17:35:07+03:00</text:p>
      <text:p text:style-name="P4">
Modified Time: 2023-05-03T17:35:07+03:00</text:p>
      <text:p text:style-name="P4">
Description: Упродовж 39 тижня роботи «зернового коридору», з 24 по 30 квітня 2023 року, через морські порти Одеської області було експортовано 450,3 тис. т агропромислової продукції, що на 31% менше, ніж за попередній тиждень. — Укрінформ.</text:p>
      <text:p text:style-name="P4">
Images: ["<text:a xlink:type="simple" xlink:href="https://static.ukrinform.com/photos/2023_04/thumb_files/630_360_1682533357-5712.jpeg" text:style-name="Internet_20_link" text:visited-style-name="Visited_20_Internet_20_Link">
630_360_16825...</text:a>
"]</text:p>
      <text:p text:style-name="P4">
Tags: ['Експорт', 'УКАБ', 'зерновий коридор']</text:p>
      <text:p text:style-name="P4">
Type: Article</text:p>
      <!--METADATA-->
      <text:p text:style-name="P4">
<draw:frame draw:style-name="fr1" draw:name="Image121" text:anchor-type="as-char" svg:width="6.9236in" svg:height="3.956343in" draw:z-index="0">
<draw:image xlink:href="../Images/yкринформ/2023-05-03T17-35-07-03-00/630_360_1682533357-5712.jpeg" xlink:type="simple" xlink:show="embed" xlink:actuate="onLoad" draw:mime-type="image/jpeg"/>
</draw:frame>
 Упродовж39 тижня роботи «зернового коридору», з 24 по 30 квітня 2023 року, черезморські порти Одеської області було експортовано 450,3 тис. т агропромисловоїпродукції, що на 31% менше, ніж за попередній тиждень.</text:p>
      <text:p text:style-name="P4">
Як передає Укрінформ, про це повідомляє <text:a xlink:type="simple" xlink:href="https://www.ucab.ua/ua/pres_sluzhba/novosti/eksport_zernovym_korydorom_demonstruvaty_pokaznyky" text:style-name="Internet_20_link" text:visited-style-name="Visited_20_Internet_20_Link">
</text:a>
</text:p>
      <text:p text:style-name="P4">
Зазначається, що з 24 по 30 квітня 2023 року у портах Одещини було завантажено11 суден - це на чотири менше, ніж за попередній тиждень.</text:p>
      <text:p text:style-name="P4">
Найбільше протягом 39 тижня роботи "зернового коридору" було експортовано:пшениці (частка у загальній структурі експорту - 52%), кукурудзи (43%) та оліїсоняшникової (4%).</text:p>
      <text:p text:style-name="P4">
Українська продукція була відправлена в країни: Європи (Іспанія таНідерланди), Азії (Китай та Туреччина) і <text:a xlink:type="simple" xlink:href="https://www.ukrinform.ua/tag-afrika" text:style-name="Internet_20_link" text:visited-style-name="Visited_20_Internet_20_Link">
 </text:a>
 (Кенія, Єгипет, Ефіопія та інші).</text:p>
      <text:p text:style-name="P4">
В УКАБ наголошують, що робота «зернового коридору» продовжує залишатисянизькоефективною через блокування інспекції суден російською стороною.Інспекція суден проходить не кожного дня, інколи російська сторона непідтверджує жодного судна з переліку узгоджених з ООН та Туречиною.</text:p>
      <text:p text:style-name="P4">
<text:span text:style-name="T4">
Читайте також:</text:span>
 <text:a xlink:type="simple" xlink:href="https://www.ukrinform.ua/rubric-economy/3703993-zustric-sodo-prodovzenna-dii-zernovogo-koridoru-vidbudetsa-u-patnicu.html" text:style-name="Internet_20_link" text:visited-style-name="Visited_20_Internet_20_Link">
 <text:span text:style-name="T4">
зерново</text:span>
 </text:a>
</text:p>
      <text:p text:style-name="P4">
В асоціації вважають, що для здійснення Україною повноцінного експортувирощеної продукції необхідна або нормальна робота російської сторони, абовідновлення вільного судноплавства.</text:p>
      <text:p text:style-name="P4">
Всього з початку роботи «зернового коридору» з 1 серпня 2022 року по 30 квітня2023 року Україна експортувала 29,3 млн т продукції АПК.</text:p>
      <text:p text:style-name="P4">
Як повідомляв Укрінформ, 18 березня 2023 року Україна, Організація Об’єднанихНацій і Туреччина домовились про продовження «Ініціативи з безпечноготранспортування агропродукції через Чорне море». За даними віцепрем’єр-міністра з відновлення – міністра розвитку громад, територій та інфраструктуриОлександра Кубракова, дія угоди була продовжена на 120 днів.</text:p>
      <text:p text:style-name="P4">
<text:span text:style-name="T5">
Фото: Олександр Кубраков, Фейсбук</text:span>
</text:p>
      <text:p text:style-name="P4">
Source: <text:a xlink:type="simple" xlink:href="https://www.ukrinform.ua/rubric-economy/3704270-eksport-zernovim-koridorom-za-tizden-skorotivsa-na-31-ukab.html" text:style-name="Internet_20_link" text:visited-style-name="Visited_20_Internet_20_Link">
https://www.ukrinform.ua/rubric-economy/3704270-eksport-zernovim-koridorom-za-tizden-skorotivsa-na-31-ukab.html</text:a>
</text:p>
      <!--NEWS-->
      <text:h text:style-name="P10" text:outline-level="1">
<text:span text:style-name="T4">
На півдні ППО знищила чотири ворожі безпілотники</text:span>
</text:h>
      <text:p text:style-name="P4">
Authors: Ukrinform (Person)</text:p>
      <text:p text:style-name="P4">
Publisher: Укринформ (Organization)</text:p>
      <text:p text:style-name="P4">
Published Time: 2023-05-03T17:36:54+03:00</text:p>
      <text:p text:style-name="P4">
Modified Time: 2023-05-03T17:36:54+03:00</text:p>
      <text:p text:style-name="P4">
Description: На Миколаївщині та Херсонщині Сили протиповітряної оборони знищили чотири російських безпілотники. — Укрінформ.</text:p>
      <text:p text:style-name="P4">
Images: ["<text:a xlink:type="simple" xlink:href="https://static.ukrinform.com/photos/2023_04/thumb_files/630_360_1682248586-703.jpg" text:style-name="Internet_20_link" text:visited-style-name="Visited_20_Internet_20_Link">
630_360_16822...</text:a>
", "<text:a xlink:type="simple" xlink:href="https://static.ukrinform.com/photos/2023_05/1683124401-244.jpg" text:style-name="Internet_20_link" text:visited-style-name="Visited_20_Internet_20_Link">
1683124401-24...</text:a>
"]</text:p>
      <text:p text:style-name="P4">
Tags: ['Безпілотник', 'Війна з росією', 'ППО']</text:p>
      <text:p text:style-name="P4">
Type: Article</text:p>
      <!--METADATA-->
      <text:p text:style-name="P4">
<draw:frame draw:style-name="fr1" draw:name="Image122" text:anchor-type="as-char" svg:width="6.9236in" svg:height="3.956343in" draw:z-index="0">
<draw:image xlink:href="../Images/yкринформ/2023-05-03T17-36-54-03-00/630_360_1682248586-703.jpg" xlink:type="simple" xlink:show="embed" xlink:actuate="onLoad" draw:mime-type="image/jpeg"/>
</draw:frame>
 НаМиколаївщині та Херсонщині Сили протиповітряної оборони знищили чотириросійських безпілотники.</text:p>
      <text:p text:style-name="P4">
Як передає Укрінформ, про це Повітряне командування "Південь" повідомляє у <text:a xlink:type="simple" xlink:href="https://www.facebook.com/PvKPivden/posts/pfbid02rrbCrNuJE3qjbY4YJtSiYSzr1ZNPjdA479eeXkZPfLqxF7scnEo7AggAFovqf7WEl" text:style-name="Internet_20_link" text:visited-style-name="Visited_20_Internet_20_Link">
</text:a>
.</text:p>
      <text:p text:style-name="P4">
“3 травня 2023 року на Миколаївщині та Херсонщині силами та засобамипротиповітряної оборони повітряного командування "Південь" знищено 4російських безпілотних літальних апаратів: 2 ударних БпЛА “Ланцет”, 1 - БпЛА“Мерлін-ВР” та 1 БпЛА оперативно-тактичного рівня,” - ідеться в повідомленні.</text:p>
      <text:p text:style-name="P4">
<text:span text:style-name="T4">
Читайте також:</text:span>
 <text:a xlink:type="simple" xlink:href="https://www.ukrinform.ua/rubric-ato/3704111-na-dnipropetrovsini-zbili-rosijskij-bezpilotnik-kartograf.html" text:style-name="Internet_20_link" text:visited-style-name="Visited_20_Internet_20_Link">
 </text:a>
</text:p>
      <text:p text:style-name="P4">
<draw:frame draw:style-name="fr1" draw:name="Image123" text:anchor-type="as-char" svg:width="6.9236in" svg:height="6.9236in" draw:z-index="0">
<draw:image xlink:href="../Images/yкринформ/2023-05-03T17-36-54-03-00/1683124401-244.jpg" xlink:type="simple" xlink:show="embed" xlink:actuate="onLoad" draw:mime-type="image/jpeg"/>
</draw:frame>
</text:p>
      <text:p text:style-name="P4">
В Повітряному командуванні відзначили результативну бойову роботу воїнівмобільних вогневих груп радіотехнічної бригади імені Богдана Хмельницького таХерсонської зенітної ракетної бригади.</text:p>
      <text:p text:style-name="P4">
Як повідомляв Укрінформ, Сили оборони України з 24 лютого 2022 року по 3травня 2023 року <text:a xlink:type="simple" xlink:href="https://www.ukrinform.ua/rubric-ato/3703928-zsu-likviduvali-vze-191-940-rosijskih-zagarbnikiv.html" text:style-name="Internet_20_link" text:visited-style-name="Visited_20_Internet_20_Link">
 </text:a>
 , при цьому 520 осіб - заминулу добу.</text:p>
      <text:p text:style-name="P4">
Фото ілюстративне</text:p>
      <text:p text:style-name="P4">
Source: <text:a xlink:type="simple" xlink:href="https://www.ukrinform.ua/rubric-ato/3704271-na-pivdni-ppo-znisila-cotiri-vorozi-bezpilotniki.html" text:style-name="Internet_20_link" text:visited-style-name="Visited_20_Internet_20_Link">
https://www.ukrinform.ua/rubric-ato/3704271-na-pivdni-ppo-znisila-cotiri-vorozi-bezpilotniki.html</text:a>
</text:p>
      <!--NEWS-->
      <text:h text:style-name="P10" text:outline-level="1">
<text:span text:style-name="T4">
У Миколаєві розміновують водойми за допомогою підводного дрона та гідрографічного апарата</text:span>
</text:h>
      <text:p text:style-name="P4">
Authors: Ukrinform (Person)</text:p>
      <text:p text:style-name="P4">
Publisher: Укринформ (Organization)</text:p>
      <text:p text:style-name="P4">
Published Time: 2023-05-03T17:40:16+03:00</text:p>
      <text:p text:style-name="P4">
Modified Time: 2023-05-03T17:40:16+03:00</text:p>
      <text:p text:style-name="P4">
Description: У Миколаєві розміновують внутрішні водойми за допомогою підводного дрона та гідрографічного апарата. — Укрінформ.</text:p>
      <text:p text:style-name="P4">
Images: ["<text:a xlink:type="simple" xlink:href="https://static.ukrinform.com/photos/2023_05/thumb_files/630_360_1683124709-1255.jpeg" text:style-name="Internet_20_link" text:visited-style-name="Visited_20_Internet_20_Link">
630_360_16831...</text:a>
", "<text:a xlink:type="simple" xlink:href="https://static.ukrinform.com/photos/2023_05/thumb_files/630_360_1683124707-8178.jpeg" text:style-name="Internet_20_link" text:visited-style-name="Visited_20_Internet_20_Link">
630_360_16831...</text:a>
", "<text:a xlink:type="simple" xlink:href="https://static.ukrinform.com/photos/2023_05/thumb_files/630_360_1683124707-2581.jpeg" text:style-name="Internet_20_link" text:visited-style-name="Visited_20_Internet_20_Link">
630_360_16831...</text:a>
", "<text:a xlink:type="simple" xlink:href="https://static.ukrinform.com/photos/2023_05/thumb_files/630_360_1683124707-8811.jpeg" text:style-name="Internet_20_link" text:visited-style-name="Visited_20_Internet_20_Link">
630_360_16831...</text:a>
", "<text:a xlink:type="simple" xlink:href="https://static.ukrinform.com/photos/2023_05/thumb_files/630_360_1683124707-6118.jpeg" text:style-name="Internet_20_link" text:visited-style-name="Visited_20_Internet_20_Link">
630_360_16831...</text:a>
", "<text:a xlink:type="simple" xlink:href="https://static.ukrinform.com/photos/2023_05/thumb_files/630_360_1683124707-7667.jpeg" text:style-name="Internet_20_link" text:visited-style-name="Visited_20_Internet_20_Link">
630_360_16831...</text:a>
", "<text:a xlink:type="simple" xlink:href="https://static.ukrinform.com/photos/2023_05/thumb_files/630_360_1683124707-3873.jpeg" text:style-name="Internet_20_link" text:visited-style-name="Visited_20_Internet_20_Link">
630_360_16831...</text:a>
", "<text:a xlink:type="simple" xlink:href="https://static.ukrinform.com/photos/2023_05/thumb_files/630_360_1683124708-7708.jpeg" text:style-name="Internet_20_link" text:visited-style-name="Visited_20_Internet_20_Link">
630_360_16831...</text:a>
", "<text:a xlink:type="simple" xlink:href="https://static.ukrinform.com/photos/2023_05/thumb_files/630_360_1683124708-1546.jpeg" text:style-name="Internet_20_link" text:visited-style-name="Visited_20_Internet_20_Link">
630_360_16831...</text:a>
", "<text:a xlink:type="simple" xlink:href="https://static.ukrinform.com/photos/2023_05/thumb_files/630_360_1683124708-6256.jpeg" text:style-name="Internet_20_link" text:visited-style-name="Visited_20_Internet_20_Link">
630_360_16831...</text:a>
", "<text:a xlink:type="simple" xlink:href="https://static.ukrinform.com/photos/2023_05/thumb_files/630_360_1683124708-5746.jpeg" text:style-name="Internet_20_link" text:visited-style-name="Visited_20_Internet_20_Link">
630_360_16831...</text:a>
", "<text:a xlink:type="simple" xlink:href="https://static.ukrinform.com/photos/2023_05/thumb_files/630_360_1683124708-9359.jpeg" text:style-name="Internet_20_link" text:visited-style-name="Visited_20_Internet_20_Link">
630_360_16831...</text:a>
", "<text:a xlink:type="simple" xlink:href="https://static.ukrinform.com/photos/2023_05/thumb_files/630_360_1683124708-6036.jpeg" text:style-name="Internet_20_link" text:visited-style-name="Visited_20_Internet_20_Link">
630_360_16831...</text:a>
", "<text:a xlink:type="simple" xlink:href="https://static.ukrinform.com/photos/2023_05/thumb_files/630_360_1683124708-9704.jpeg" text:style-name="Internet_20_link" text:visited-style-name="Visited_20_Internet_20_Link">
630_360_16831...</text:a>
", "<text:a xlink:type="simple" xlink:href="https://static.ukrinform.com/photos/2023_05/thumb_files/630_360_1683124709-2858.jpeg" text:style-name="Internet_20_link" text:visited-style-name="Visited_20_Internet_20_Link">
630_360_16831...</text:a>
"]</text:p>
      <text:p text:style-name="P4">
Tags: ['Миколаїв', 'Розмінування', 'Дрон', 'Водойма']</text:p>
      <text:p text:style-name="P4">
Type: Article</text:p>
      <!--METADATA-->
      <text:p text:style-name="P4">
<draw:frame draw:style-name="fr1" draw:name="Image124" text:anchor-type="as-char" svg:width="6.9236in" svg:height="3.956343in" draw:z-index="0">
<draw:image xlink:href="../Images/yкринформ/2023-05-03T17-40-16-03-00/630_360_1683124709-1255.jpeg" xlink:type="simple" xlink:show="embed" xlink:actuate="onLoad" draw:mime-type="image/jpeg"/>
</draw:frame>
 УМиколаєві розміновують внутрішні водойми за допомогою підводного дрона тагідрографічного апарата.</text:p>
      <text:p text:style-name="P4">
Про це повідомили у  <text:a xlink:type="simple" xlink:href="https://mk.dsns.gov.ua/uk/news/ostanni-novini/vodolazi-ta-pirotexniki-dsns-poperedzaiut-pro-minnu-nebezpeku-videofoto" text:style-name="Internet_20_link" text:visited-style-name="Visited_20_Internet_20_Link">
 </text:a>
 України у Миколаївській області, передає Укрінформ.</text:p>
      <text:p text:style-name="P4">
«Група піротехнічних робіт та підводного розмінування аварійно-рятувальногозагону спецпризначення ГУ ДСНС України у Миколаївській області проводитьроботи з обстеження та приведення в безпечний стан водойм <text:a xlink:type="simple" xlink:href="https://www.ukrinform.ua/tag-mikolaiv" text:style-name="Internet_20_link" text:visited-style-name="Visited_20_Internet_20_Link">
</text:a>
 . За допомогою сучасного спеціальногообладнання водолази виявили на дні однієї з водойм касетні боєприпаси тахвостову частину реактивної системи залпового вогню ворога, які надалі будутьзнищені шляхом контрольованого підриву», - йдеться у повідомленні.</text:p>
      <text:p text:style-name="P4">
<draw:frame draw:style-name="fr1" draw:name="Image125" text:anchor-type="as-char" svg:width="6.9236in" svg:height="3.956343in" draw:z-index="0">
<draw:image xlink:href="../Images/yкринформ/2023-05-03T17-40-16-03-00/630_360_1683124707-8178.jpeg" xlink:type="simple" xlink:show="embed" xlink:actuate="onLoad" draw:mime-type="image/jpeg"/>
</draw:frame>
 УМиколаєві розміновують водойми за допомогою підводного дрона тагідрографічного апарата / Фото: Головне управління ДСНС України уМиколаївській області  <text:a xlink:type="simple" xlink:href="https://static.ukrinform.com/photos/2023_05/1683124707-8178.jpeg" text:style-name="Internet_20_link" text:visited-style-name="Visited_20_Internet_20_Link">
<draw:frame draw:style-name="fr1" draw:name="Image126" text:anchor-type="as-char" svg:width="6.9236in" svg:height="3.956343in" draw:z-index="0">
<draw:image xlink:href="../Images/yкринформ/2023-05-03T17-40-16-03-00/630_360_1683124707-8178.jpeg" xlink:type="simple" xlink:show="embed" xlink:actuate="onLoad" draw:mime-type="image/jpeg"/>
</draw:frame>
</text:a>
 <text:a xlink:type="simple" xlink:href="https://static.ukrinform.com/photos/2023_05/1683124707-2581.jpeg" text:style-name="Internet_20_link" text:visited-style-name="Visited_20_Internet_20_Link">
<draw:frame draw:style-name="fr1" draw:name="Image127" text:anchor-type="as-char" svg:width="6.9236in" svg:height="3.956343in" draw:z-index="0">
<draw:image xlink:href="../Images/yкринформ/2023-05-03T17-40-16-03-00/630_360_1683124707-2581.jpeg" xlink:type="simple" xlink:show="embed" xlink:actuate="onLoad" draw:mime-type="image/jpeg"/>
</draw:frame>
</text:a>
 <text:a xlink:type="simple" xlink:href="https://static.ukrinform.com/photos/2023_05/1683124707-8811.jpeg" text:style-name="Internet_20_link" text:visited-style-name="Visited_20_Internet_20_Link">
<draw:frame draw:style-name="fr1" draw:name="Image128" text:anchor-type="as-char" svg:width="6.9236in" svg:height="3.956343in" draw:z-index="0">
<draw:image xlink:href="../Images/yкринформ/2023-05-03T17-40-16-03-00/630_360_1683124707-8811.jpeg" xlink:type="simple" xlink:show="embed" xlink:actuate="onLoad" draw:mime-type="image/jpeg"/>
</draw:frame>
</text:a>
 <text:a xlink:type="simple" xlink:href="https://static.ukrinform.com/photos/2023_05/1683124707-6118.jpeg" text:style-name="Internet_20_link" text:visited-style-name="Visited_20_Internet_20_Link">
<draw:frame draw:style-name="fr1" draw:name="Image129" text:anchor-type="as-char" svg:width="6.9236in" svg:height="3.956343in" draw:z-index="0">
<draw:image xlink:href="../Images/yкринформ/2023-05-03T17-40-16-03-00/630_360_1683124707-6118.jpeg" xlink:type="simple" xlink:show="embed" xlink:actuate="onLoad" draw:mime-type="image/jpeg"/>
</draw:frame>
</text:a>
 <text:a xlink:type="simple" xlink:href="https://static.ukrinform.com/photos/2023_05/1683124707-7667.jpeg" text:style-name="Internet_20_link" text:visited-style-name="Visited_20_Internet_20_Link">
<draw:frame draw:style-name="fr1" draw:name="Image130" text:anchor-type="as-char" svg:width="6.9236in" svg:height="3.956343in" draw:z-index="0">
<draw:image xlink:href="../Images/yкринформ/2023-05-03T17-40-16-03-00/630_360_1683124707-7667.jpeg" xlink:type="simple" xlink:show="embed" xlink:actuate="onLoad" draw:mime-type="image/jpeg"/>
</draw:frame>
</text:a>
 <text:a xlink:type="simple" xlink:href="https://static.ukrinform.com/photos/2023_05/1683124707-3873.jpeg" text:style-name="Internet_20_link" text:visited-style-name="Visited_20_Internet_20_Link">
<draw:frame draw:style-name="fr1" draw:name="Image131" text:anchor-type="as-char" svg:width="6.9236in" svg:height="3.956343in" draw:z-index="0">
<draw:image xlink:href="../Images/yкринформ/2023-05-03T17-40-16-03-00/630_360_1683124707-3873.jpeg" xlink:type="simple" xlink:show="embed" xlink:actuate="onLoad" draw:mime-type="image/jpeg"/>
</draw:frame>
</text:a>
 <text:a xlink:type="simple" xlink:href="https://static.ukrinform.com/photos/2023_05/1683124708-7708.jpeg" text:style-name="Internet_20_link" text:visited-style-name="Visited_20_Internet_20_Link">
<draw:frame draw:style-name="fr1" draw:name="Image132" text:anchor-type="as-char" svg:width="6.9236in" svg:height="3.956343in" draw:z-index="0">
<draw:image xlink:href="../Images/yкринформ/2023-05-03T17-40-16-03-00/630_360_1683124708-7708.jpeg" xlink:type="simple" xlink:show="embed" xlink:actuate="onLoad" draw:mime-type="image/jpeg"/>
</draw:frame>
</text:a>
 <text:a xlink:type="simple" xlink:href="https://static.ukrinform.com/photos/2023_05/1683124708-1546.jpeg" text:style-name="Internet_20_link" text:visited-style-name="Visited_20_Internet_20_Link">
<draw:frame draw:style-name="fr1" draw:name="Image133" text:anchor-type="as-char" svg:width="6.9236in" svg:height="3.956343in" draw:z-index="0">
<draw:image xlink:href="../Images/yкринформ/2023-05-03T17-40-16-03-00/630_360_1683124708-1546.jpeg" xlink:type="simple" xlink:show="embed" xlink:actuate="onLoad" draw:mime-type="image/jpeg"/>
</draw:frame>
</text:a>
 <text:a xlink:type="simple" xlink:href="https://static.ukrinform.com/photos/2023_05/1683124708-6256.jpeg" text:style-name="Internet_20_link" text:visited-style-name="Visited_20_Internet_20_Link">
<draw:frame draw:style-name="fr1" draw:name="Image134" text:anchor-type="as-char" svg:width="6.9236in" svg:height="3.956343in" draw:z-index="0">
<draw:image xlink:href="../Images/yкринформ/2023-05-03T17-40-16-03-00/630_360_1683124708-6256.jpeg" xlink:type="simple" xlink:show="embed" xlink:actuate="onLoad" draw:mime-type="image/jpeg"/>
</draw:frame>
</text:a>
 <text:a xlink:type="simple" xlink:href="https://static.ukrinform.com/photos/2023_05/1683124708-5746.jpeg" text:style-name="Internet_20_link" text:visited-style-name="Visited_20_Internet_20_Link">
<draw:frame draw:style-name="fr1" draw:name="Image135" text:anchor-type="as-char" svg:width="6.9236in" svg:height="3.956343in" draw:z-index="0">
<draw:image xlink:href="../Images/yкринформ/2023-05-03T17-40-16-03-00/630_360_1683124708-5746.jpeg" xlink:type="simple" xlink:show="embed" xlink:actuate="onLoad" draw:mime-type="image/jpeg"/>
</draw:frame>
</text:a>
 <text:a xlink:type="simple" xlink:href="https://static.ukrinform.com/photos/2023_05/1683124708-9359.jpeg" text:style-name="Internet_20_link" text:visited-style-name="Visited_20_Internet_20_Link">
<draw:frame draw:style-name="fr1" draw:name="Image136" text:anchor-type="as-char" svg:width="6.9236in" svg:height="3.956343in" draw:z-index="0">
<draw:image xlink:href="../Images/yкринформ/2023-05-03T17-40-16-03-00/630_360_1683124708-9359.jpeg" xlink:type="simple" xlink:show="embed" xlink:actuate="onLoad" draw:mime-type="image/jpeg"/>
</draw:frame>
</text:a>
 <text:a xlink:type="simple" xlink:href="https://static.ukrinform.com/photos/2023_05/1683124708-6036.jpeg" text:style-name="Internet_20_link" text:visited-style-name="Visited_20_Internet_20_Link">
<draw:frame draw:style-name="fr1" draw:name="Image137" text:anchor-type="as-char" svg:width="6.9236in" svg:height="3.956343in" draw:z-index="0">
<draw:image xlink:href="../Images/yкринформ/2023-05-03T17-40-16-03-00/630_360_1683124708-6036.jpeg" xlink:type="simple" xlink:show="embed" xlink:actuate="onLoad" draw:mime-type="image/jpeg"/>
</draw:frame>
</text:a>
 <text:a xlink:type="simple" xlink:href="https://static.ukrinform.com/photos/2023_05/1683124708-9704.jpeg" text:style-name="Internet_20_link" text:visited-style-name="Visited_20_Internet_20_Link">
<draw:frame draw:style-name="fr1" draw:name="Image138" text:anchor-type="as-char" svg:width="6.9236in" svg:height="3.956343in" draw:z-index="0">
<draw:image xlink:href="../Images/yкринформ/2023-05-03T17-40-16-03-00/630_360_1683124708-9704.jpeg" xlink:type="simple" xlink:show="embed" xlink:actuate="onLoad" draw:mime-type="image/jpeg"/>
</draw:frame>
</text:a>
 <text:a xlink:type="simple" xlink:href="https://static.ukrinform.com/photos/2023_05/1683124709-2858.jpeg" text:style-name="Internet_20_link" text:visited-style-name="Visited_20_Internet_20_Link">
<draw:frame draw:style-name="fr1" draw:name="Image139" text:anchor-type="as-char" svg:width="6.9236in" svg:height="3.956343in" draw:z-index="0">
<draw:image xlink:href="../Images/yкринформ/2023-05-03T17-40-16-03-00/630_360_1683124709-2858.jpeg" xlink:type="simple" xlink:show="embed" xlink:actuate="onLoad" draw:mime-type="image/jpeg"/>
</draw:frame>
</text:a>
 <text:a xlink:type="simple" xlink:href="https://static.ukrinform.com/photos/2023_05/1683124709-1255.jpeg" text:style-name="Internet_20_link" text:visited-style-name="Visited_20_Internet_20_Link">
<draw:frame draw:style-name="fr1" draw:name="Image140" text:anchor-type="as-char" svg:width="6.9236in" svg:height="3.956343in" draw:z-index="0">
<draw:image xlink:href="../Images/yкринформ/2023-05-03T17-40-16-03-00/630_360_1683124709-1255.jpeg" xlink:type="simple" xlink:show="embed" xlink:actuate="onLoad" draw:mime-type="image/jpeg"/>
</draw:frame>
</text:a>
</text:p>
      <text:p text:style-name="P4">
Зазначається, що під час роботи використовується автономний гідрографічнийапарат Sonobot та підводний дрон FIFISH. Дана техніка має низку переваг тарозширює коло можливостей водолазів.</text:p>
      <text:p text:style-name="P4">
<text:span text:style-name="T4">
Читайте також:</text:span>
 <text:a xlink:type="simple" xlink:href="https://www.ukrinform.ua/rubric-ato/3703913-reznikov-pokazav-robotapesika-stvorenogo-dla-rozminuvanna.html" text:style-name="Internet_20_link" text:visited-style-name="Visited_20_Internet_20_Link">
 <text:span text:style-name="T4">
розмінув</text:span>
 </text:a>
</text:p>
      <text:p text:style-name="P4">
Так, наприклад, система камери підводного дрона забезпечує зйомку 4K ізнизьким рівнем шуму, ультрашироке поле огляду, уповільнену відеозйомку іалгоритми покращення кольору. Удосконалена пара світлодіодних ліхтарівзабезпечує чітке зображення навіть у каламутних водах.</text:p>
      <text:p text:style-name="P4">
Безпілотний надводний транспортний засіб Sonobot, своєю чергою, є системноюплатформою, адаптованою до потреб гідрографічної зйомки у внутрішніх водах.Його можна використовувати для виявлення об'єктів, що становлять загрозубезпеці людей та інфраструктури.</text:p>
      <text:p text:style-name="P4">
Під час пошукових операцій об'єкти, а в даному випадку вибухонебезпечніпредмети, можуть бути виявлені досить швидко, що суттєво скорочує часвиконання робіт.</text:p>
      <text:p text:style-name="P4">
Як повідомлялося, наразі на Миколаївщині заміновано 10 відсотків території –понад 270 тисяч гектарів.</text:p>
      <text:p text:style-name="P4">
Source: <text:a xlink:type="simple" xlink:href="https://www.ukrinform.ua/rubric-regions/3704272-u-mikolaevi-rozminovuut-vodojmi-za-dopomogou-pidvodnogo-drona-ta-gidrograficnogo-aparata.html" text:style-name="Internet_20_link" text:visited-style-name="Visited_20_Internet_20_Link">
https://www.ukrinform.ua/rubric-regions/3704272-u-mikolaevi-rozminovuut-vodojmi-za-dopomogou-pidvodnogo-drona-ta-gidrograficnogo-aparata.html</text:a>
</text:p>
      <!--NEWS-->
      <text:h text:style-name="P10" text:outline-level="1">
<text:span text:style-name="T4">
В облраді пояснили, чому запроваджують довгу комендантську годину в Херсоні</text:span>
</text:h>
      <text:p text:style-name="P4">
Authors: Ukrinform (Person)</text:p>
      <text:p text:style-name="P4">
Publisher: Укринформ (Organization)</text:p>
      <text:p text:style-name="P4">
Published Time: 2023-05-03T17:42:00+03:00</text:p>
      <text:p text:style-name="P4">
Modified Time: 2023-05-03T17:42:00+03:00</text:p>
      <text:p text:style-name="P4">
Description: Запровадження у Херсоні з 5 травня комендантської години на понад дві доби пов’язане з необхідністю проведення стабілізаційних заходів. — Укрінформ.</text:p>
      <text:p text:style-name="P4">
Images: ["<text:a xlink:type="simple" xlink:href="https://static.ukrinform.com/photos/2023_05/thumb_files/630_360_1683123450-517.jpg" text:style-name="Internet_20_link" text:visited-style-name="Visited_20_Internet_20_Link">
630_360_16831...</text:a>
", "<text:a xlink:type="simple" xlink:href="https://static.ukrinform.com/photos/2023_05/1683118470-131.jpg" text:style-name="Internet_20_link" text:visited-style-name="Visited_20_Internet_20_Link">
1683118470-13...</text:a>
"]</text:p>
      <text:p text:style-name="P4">
Tags: ['Херсон', 'Комендантська година', 'Війна з росією']</text:p>
      <text:p text:style-name="P4">
Type: Article</text:p>
      <!--METADATA-->
      <text:p text:style-name="P4">
<draw:frame draw:style-name="fr1" draw:name="Image141" text:anchor-type="as-char" svg:width="6.9236in" svg:height="3.956343in" draw:z-index="0">
<draw:image xlink:href="../Images/yкринформ/2023-05-03T17-42-00-03-00/630_360_1683123450-517.jpg" xlink:type="simple" xlink:show="embed" xlink:actuate="onLoad" draw:mime-type="image/jpeg"/>
</draw:frame>
Запровадження у Херсоні з 5 травня комендантської години на понад дві добипов’язане з необхідністю проведення стабілізаційних заходів.</text:p>
      <text:p text:style-name="P4">
Як передає Укрінформ, про це на брифінгу в <text:a xlink:type="simple" xlink:href="https://www.ukrinform.ua/rubric-presshall/3704078-kilkadenna-komendantska-godina-ta-zakritta-hersona-so-vidomo.html" text:style-name="Internet_20_link" text:visited-style-name="Visited_20_Internet_20_Link">
</text:a>
 повідомив перший заступник головиХерсонської обласної ради Юрій Соболевський.</text:p>
      <text:p text:style-name="P4">
«Це пов’язано з тим, що є запит від правоохоронних органів щодо необхідностіпроведення стабілізаційних заходів», - сказав Соболевський.</text:p>
      <text:p text:style-name="P4">
<draw:frame draw:style-name="fr1" draw:name="Image142" text:anchor-type="as-char" svg:width="6.9236in" svg:height="4.615733in" draw:z-index="0">
<draw:image xlink:href="../Images/yкринформ/2023-05-03T17-42-00-03-00/1683118470-131.jpg" xlink:type="simple" xlink:show="embed" xlink:actuate="onLoad" draw:mime-type="image/jpeg"/>
</draw:frame>
</text:p>
      <text:p text:style-name="P4">
Він закликав херсонців серйозно поставитися до цієї ситуації, вирішити всіособисті справи до початку комендантської години. Соболевський нагадав, щопотрібно завчасно подбати про запаси їжі, води, медикаменти. Проте зазначив,що медична сфера працюватиме, буде працювати «швидка», проводитимутьсяевакуаційні заходи відповідним транспортом.</text:p>
      <text:p text:style-name="P4">
Своєю чергою, як інформує у <text:a xlink:type="simple" xlink:href="https://t.me/roman_mrochko/117" text:style-name="Internet_20_link" text:visited-style-name="Visited_20_Internet_20_Link">
 </text:a>
 начальникХерсонської МВА Роман Мрочко, з 20 години 5 травня 2023 року до 6 години ранку8 травня, в'їзд та виїзд з міста буде обмеженим, за виключенням евакуаційноготранспорту та екстрених служб. У цей період заборонено перебувати на вулицяхта в інших громадських місцях без оформлених дозволів, пересуватися наприватному автотранспорті.</text:p>
      <text:p text:style-name="P4">
Підкреслюється, що заборонений вигул тварин у віддаленні від місця свогопроживання (час прогулянки біля будинку має бути скорочений до мінімуму).</text:p>
      <text:p text:style-name="P4">
<text:span text:style-name="T4">
Читайте також:</text:span>
 <text:a xlink:type="simple" xlink:href="https://www.ukrinform.ua/rubric-ato/3704247-na-hersonsini-cerez-vorozi-obstrili-3-travna-vze-zaginuli-vosmero-ludej.html" text:style-name="Internet_20_link" text:visited-style-name="Visited_20_Internet_20_Link">
 </text:a>
</text:p>
      <text:p text:style-name="P4">
Не працюватиме громадський транспорт, заклади торгівлі, центри видачігуманітарної допомоги.</text:p>
      <text:p text:style-name="P4">
У штатному режимі будуть працювати правоохоронні органи, служби екстреноїмедичної допомоги, робітники з забезпечення життєдіяльності міста тапрацівники соцслужб з обслуговування маломобільних громадян.</text:p>
      <text:p text:style-name="P4">
Евакуаційний транспорт (автобуси з автовокзалу та потяг) працюватиме узвичайному режимі, перевезення пасажирів по районах міста буде забезпеченокомунальним автотранспортом при підтвердженні проїзними документами.</text:p>
      <text:p text:style-name="P4">
Як повідомляв Укрінформ, у Херсоні з 20 години 5 травня <text:a xlink:type="simple" xlink:href="https://www.ukrinform.ua/rubric-regions/3704075-u-hersoni-zaprovadat-dovgu-komendantsku-godinu-trivatime-ponad-dvi-dobi.html" text:style-name="Internet_20_link" text:visited-style-name="Visited_20_Internet_20_Link">
</text:a>
 , протягом цих 58 годинбуде заборонено пересуватися та знаходитися на вулицях, також місто будезакрите на вʼїзд та виїзд.</text:p>
      <text:p text:style-name="P4">
Source: <text:a xlink:type="simple" xlink:href="https://www.ukrinform.ua/rubric-regions/3704275-glava-ova-poasniv-comu-zaprovadzuut-dovgu-komendantsku-godinu-v-hersoni.html" text:style-name="Internet_20_link" text:visited-style-name="Visited_20_Internet_20_Link">
https://www.ukrinform.ua/rubric-regions/3704275-glava-ova-poasniv-comu-zaprovadzuut-dovgu-komendantsku-godinu-v-hersoni.html</text:a>
</text:p>
      <!--NEWS-->
      <text:h text:style-name="P10" text:outline-level="1">
<text:span text:style-name="T4">
росія буде змушена вести переговори з Україною, бо не зможе перемогти – генерал Міллі</text:span>
</text:h>
      <text:p text:style-name="P4">
Authors: Ukrinform (Person)</text:p>
      <text:p text:style-name="P4">
Publisher: Укринформ (Organization)</text:p>
      <text:p text:style-name="P4">
Published Time: 2023-05-03T17:42:01+03:00</text:p>
      <text:p text:style-name="P4">
Modified Time: 2023-05-03T17:42:01+03:00</text:p>
      <text:p text:style-name="P4">
Description: Військові можливості Збройних сил України суттєво зросли за останні місяці, і вони готові до оборони та наступу, що зрештою змусить росіян сісти за стіл переговорів з українцями, оскільки шансів на перемогу у них немає. — Укрінформ.</text:p>
      <text:p text:style-name="P4">
Images: ["<text:a xlink:type="simple" xlink:href="https://static.ukrinform.com/photos/2023_02/thumb_files/630_360_1676392963-701.jpg" text:style-name="Internet_20_link" text:visited-style-name="Visited_20_Internet_20_Link">
630_360_16763...</text:a>
"]</text:p>
      <text:p text:style-name="P4">
Tags: ['ЗСУ', 'Війна з росією', 'Марк Міллі ']</text:p>
      <text:p text:style-name="P4">
Type: Article</text:p>
      <!--METADATA-->
      <text:p text:style-name="P4">
<draw:frame draw:style-name="fr1" draw:name="Image143" text:anchor-type="as-char" svg:width="6.9236in" svg:height="3.956343in" draw:z-index="0">
<draw:image xlink:href="../Images/yкринформ/2023-05-03T17-42-01-03-00/630_360_1676392963-701.jpg" xlink:type="simple" xlink:show="embed" xlink:actuate="onLoad" draw:mime-type="image/jpeg"/>
</draw:frame>
 Військовіможливості Збройних сил України суттєво зросли за останні місяці, і вониготові до оборони та наступу, що зрештою змусить росіян сісти за стілпереговорів з українцями, оскільки шансів на перемогу у них немає.</text:p>
      <text:p text:style-name="P4">
Таке переконання висловив в інтерв’ю <text:a xlink:type="simple" xlink:href="https://www.foreignaffairs.com/podcasts/how-to-avoid-great-power-war-mark-milley" text:style-name="Internet_20_link" text:visited-style-name="Visited_20_Internet_20_Link">
</text:a>
 голова Об’єднаного комітету начальників штабів США генерал Марк Міллі,передає Укрінформ.</text:p>
      <text:p text:style-name="P4">
«Я вважаю, що їхні можливості (українських сил – ред.) значно зросли», -зауважив американський генерал.</text:p>
      <text:p text:style-name="P4">
Він уточнив, що зараз ЗСУ цілком здатні атакувати. «Вони можуть проводитинаступальні операції, а також можуть оборонятися – значно краще порівняно зтим, що вони мали лише рік тому», - зазначив Міллі.</text:p>
      <text:p text:style-name="P4">
Водночас генерал не прокоментував готовність ЗСУ до контрнаступальноїоперації.</text:p>
      <text:p text:style-name="P4">
«Це вирішувати їм, вони проводять значний обсяг планування та координації, атакож мають усе для того, щоби зробити це, якщо проводитимуть наступальнуоперацію. Але вони вже готові до нападу чи оборони», - підкресливамериканський командувач.</text:p>
      <text:p text:style-name="P4">
<text:span text:style-name="T4">
Читайте також:</text:span>
 <text:a xlink:type="simple" xlink:href="https://www.ukrinform.ua/rubric-ato/3704166-zelenskij-perekonanij-so-ukraina-otrimae-sucasni-vinisuvaci-pisla-kontrnastupu.html" text:style-name="Internet_20_link" text:visited-style-name="Visited_20_Internet_20_Link">
 <text:span text:style-name="T4">
контрн</text:span>
 </text:a>
</text:p>
      <text:p text:style-name="P4">
Генерал також висловив оцінку, що на окупованій території України все щеперебуває близько 200 тисяч російських військових, «погано керованих, поганонавчених, погано оснащених, погано забезпечених, але вони є». Тим не менше, зайого словами, росіяни зазнали величезних втрат – і не тільки на полі бою,їхній економіці завдано значної шкоди.</text:p>
      <text:p text:style-name="P4">
«Я думаю, що раціональні люди – в межах процесу прийняття рішень в росії –дійдуть висновку, гадаю, протягом місяців або року-двох, вони дійдутьвисновку, що ціна перевищує вигоду», - зазначив Міллі.</text:p>
      <text:p text:style-name="P4">
Тоді, на його переконання, росіяни прийдуть до необхідності участі впереговорах. «Можливо, цей момент ще не настав – я не можу читати думки. Я незнаю, коли путін буде готовий зробити це, але в певний момент, якщо вінмислить раціонально, йому буде потрібно це зробити», - пояснив генерал.</text:p>
      <text:p text:style-name="P4">
При цьому Міллі підкреслив, що путін міг би зробити такий крок уже сьогодні,якщо захотів би, хоча, звісно, він має внутрішні політичні обмеження.</text:p>
      <text:p text:style-name="P4">
<text:span text:style-name="T4">
Читайте також:</text:span>
 <text:a xlink:type="simple" xlink:href="https://www.ukrinform.ua/rubric-crimea/3703986-danilov-pro-povernenna-krimu-budemo-zvilnati-ak-vvazatimemo-za-neobhidne.html" text:style-name="Internet_20_link" text:visited-style-name="Visited_20_Internet_20_Link">
 <text:span text:style-name="T4">
Данілов</text:span>
 </text:a>
</text:p>
      <text:p text:style-name="P4">
«Але їм доведеться це зрозуміти, бо вони не переможуть», - підкреслив Міллі.</text:p>
      <text:p text:style-name="P4">
Як повідомляв Укрінформ, напередодні головнокомандувач ЗСУ Валерій Залужнийпоінформував генерала Марка Міллі про <text:a xlink:type="simple" xlink:href="https://www.ukrinform.ua/rubric-ato/3703354-zaluznij-rozpoviv-milli-pro-rosijski-raketni-udari.html" text:style-name="Internet_20_link" text:visited-style-name="Visited_20_Internet_20_Link">
 </text:a>
 в рамкахпостійного діалогу з партнерами.</text:p>
      <text:p text:style-name="P4">
<text:span text:style-name="T5">
Фото: АА</text:span>
</text:p>
      <text:p text:style-name="P4">
Source: <text:a xlink:type="simple" xlink:href="https://www.ukrinform.ua/rubric-ato/3704274-rosia-bude-zmusena-vesti-peregovori-z-ukrainou-bo-ne-zmoze-peremogti-general-milli.html" text:style-name="Internet_20_link" text:visited-style-name="Visited_20_Internet_20_Link">
https://www.ukrinform.ua/rubric-ato/3704274-rosia-bude-zmusena-vesti-peregovori-z-ukrainou-bo-ne-zmoze-peremogti-general-milli.html</text:a>
</text:p>
      <!--NEWS-->
      <text:h text:style-name="P10" text:outline-level="1">
<text:span text:style-name="T4">
Міністри фінансів G7 у Японії обговорять реагування на спричинені війною рф виклики</text:span>
</text:h>
      <text:p text:style-name="P4">
Authors: Ukrinform (Person)</text:p>
      <text:p text:style-name="P4">
Publisher: Укринформ (Organization)</text:p>
      <text:p text:style-name="P4">
Published Time: 2023-05-03T17:46:47+03:00</text:p>
      <text:p text:style-name="P4">
Modified Time: 2023-05-03T17:46:47+03:00</text:p>
      <text:p text:style-name="P4">
Description: Міністри фінансів країн «Групи семи» зберуться наступного тижня в Японії, аби обговорити, зокрема, реагування на глобальні виклики, спричинені війною рф проти України, а також подальший економічний тиск на росію. — Укрінформ.</text:p>
      <text:p text:style-name="P4">
Images: ["<text:a xlink:type="simple" xlink:href="https://static.ukrinform.com/photos/2018_06/thumb_files/630_360_1528600995-9562.jpg" text:style-name="Internet_20_link" text:visited-style-name="Visited_20_Internet_20_Link">
630_360_15286...</text:a>
"]</text:p>
      <text:p text:style-name="P4">
Tags: ['Японія', 'Мінфін', 'Велика сімка']</text:p>
      <text:p text:style-name="P4">
Type: Article</text:p>
      <!--METADATA-->
      <text:p text:style-name="P4">
<draw:frame draw:style-name="fr1" draw:name="Image144" text:anchor-type="as-char" svg:width="6.9236in" svg:height="3.956343in" draw:z-index="0">
<draw:image xlink:href="../Images/yкринформ/2023-05-03T17-46-47-03-00/630_360_1528600995-9562.jpg" xlink:type="simple" xlink:show="embed" xlink:actuate="onLoad" draw:mime-type="image/jpeg"/>
</draw:frame>
 Міністрифінансів країн «Групи семи» зберуться наступного тижня в Японії, абиобговорити, зокрема, реагування на глобальні виклики, спричинені війною рфпроти України, а також подальший економічний тиск на росію.</text:p>
      <text:p text:style-name="P4">
Про це йдеться в повідомленні Міністерства фінансів США про програму участіміністра Джанет Єллен в цій зустрічі, що є у розпорядженні Укрінформу.</text:p>
      <text:p text:style-name="P4">
Зазначається, що учасники зустрічі зосередяться на «зміцненні глобальноїекономіки, у тому числі шляхом координації з партнерами G7 для заохочення таузгодження внутрішніх інвестицій, а також усунення побічних ефектівнеправомірної російської війни».</text:p>
      <text:p text:style-name="P4">
<text:span text:style-name="T4">
Читайте також:</text:span>
 <text:a xlink:type="simple" xlink:href="https://www.ukrinform.ua/rubric-economy/3697160-minfin-ssa-poperediv-pro-imovirni-zlovzivanna-z-eksportom-rosijskoi-nafti.html" text:style-name="Internet_20_link" text:visited-style-name="Visited_20_Internet_20_Link">
 <text:span text:style-name="T4">
Мінфін</text:span>
 <text:span text:style-name="T4">
США</text:span>
 </text:a>
</text:p>
      <text:p text:style-name="P4">
Крім того, обговорюватимуться способи посилення стійких ланцюгів поставок, утому числі серед країн із низьким і середнім рівнем доходу, а також зміцненняекономічної безпеки.</text:p>
      <text:p text:style-name="P4">
«Міністр Єллен підтвердить лідерство G7 у широкій коаліції, яка підтримуєпротистояння України незаконній війні рф. Це включає обмеження цін G7 (дляекспорту рф – ред.), яке досягає обох цілей: позбавити росію доходів нафінансування її вторгнення й одночасно сприяє стабільним глобальнименергетичним ринкам», - заявили у Мінфіні.</text:p>
      <text:p text:style-name="P4">
Зустріч міністрів фінансів найбільш розвинених країн відбудеться 11-13 травняв японському місті Ніігату.</text:p>
      <text:p text:style-name="P4">
<text:span text:style-name="T4">
Читайте також:</text:span>
 <text:a xlink:type="simple" xlink:href="https://www.ukrinform.ua/rubric-world/3703583-aponia-i-pivdenna-korea-vidnovluut-finansovij-dialog.html" text:style-name="Internet_20_link" text:visited-style-name="Visited_20_Internet_20_Link">
 <text:span text:style-name="T4">
Японія</text:span>
 </text:a>
</text:p>
      <text:p text:style-name="P4">
Як повідомляв Укрінформ, саміт глав держав та урядів «Групи семи» запланованийна 19-21 травня в Хіросімі (Японія).</text:p>
      <text:p text:style-name="P4">
Source: <text:a xlink:type="simple" xlink:href="https://www.ukrinform.ua/rubric-world/3704277-ministri-finansiv-g7-u-aponii-obgovorat-reaguvanna-na-spricineni-vijnou-rf-vikliki.html" text:style-name="Internet_20_link" text:visited-style-name="Visited_20_Internet_20_Link">
https://www.ukrinform.ua/rubric-world/3704277-ministri-finansiv-g7-u-aponii-obgovorat-reaguvanna-na-spricineni-vijnou-rf-vikliki.html</text:a>
</text:p>
      <!--NEWS-->
      <text:h text:style-name="P10" text:outline-level="1">
<text:span text:style-name="T4">
Українська стрічка «Ми не згаснемо» отримала нагороду на кінофестивалі в Німеччині</text:span>
</text:h>
      <text:p text:style-name="P4">
Authors: Ukrinform (Person)</text:p>
      <text:p text:style-name="P4">
Publisher: Укринформ (Organization)</text:p>
      <text:p text:style-name="P4">
Published Time: 2023-05-03T17:49:04+03:00</text:p>
      <text:p text:style-name="P4">
Modified Time: 2023-05-03T17:49:04+03:00</text:p>
      <text:p text:style-name="P4">
Description: Стрічка українського режисера Аліси Коваленко “Ми не згаснемо” отримала нагороду на фестивалі goEast у Вісбадені (Німеччина). — Укрінформ.</text:p>
      <text:p text:style-name="P4">
Images: ["<text:a xlink:type="simple" xlink:href="https://static.ukrinform.com/photos/2023_05/thumb_files/630_360_1683125311-794.jpg" text:style-name="Internet_20_link" text:visited-style-name="Visited_20_Internet_20_Link">
630_360_16831...</text:a>
"]</text:p>
      <text:p text:style-name="P4">
Tags: ['Кіно', 'Німеччина', 'Кінофестиваль']</text:p>
      <text:p text:style-name="P4">
Type: Article</text:p>
      <!--METADATA-->
      <text:p text:style-name="P4">
<draw:frame draw:style-name="fr1" draw:name="Image145" text:anchor-type="as-char" svg:width="6.9236in" svg:height="3.956343in" draw:z-index="0">
<draw:image xlink:href="../Images/yкринформ/2023-05-03T17-49-04-03-00/630_360_1683125311-794.jpg" xlink:type="simple" xlink:show="embed" xlink:actuate="onLoad" draw:mime-type="image/jpeg"/>
</draw:frame>
 Стрічкаукраїнського режисера Аліси Коваленко “Ми не згаснемо” отримала нагороду нафестивалі goEast у Вісбадені (Німеччина).</text:p>
      <text:p text:style-name="P4">
Як передає Укрінформ, про це Державне агентство України з питань кіноповідомляє у <text:a xlink:type="simple" xlink:href="https://www.facebook.com/ukrainefilmagency/posts/pfbid0128P4psWLjHaqWYq1GGHjfQpU65nCxGFxgndSExbnSRSR8gWvJVqwvHvTUQP3mKVl" text:style-name="Internet_20_link" text:visited-style-name="Visited_20_Internet_20_Link">
</text:a>
</text:p>
      <text:p text:style-name="P4">
"Відображаючи на екрані яскраві мрії та амбіції підлітків із маленькогомістечка, які потрапили у жорстоке середовище зруйнованих надій і захопленихжиттів, цей документальний <text:a xlink:type="simple" xlink:href="https://www.ukrinform.ua/tag-kino" text:style-name="Internet_20_link" text:visited-style-name="Visited_20_Internet_20_Link">
 </text:a>
 демонструєнадзвичайну здатність залучати, розуміти та наближати до нас їхні історії тапрагнення. Нагороду за найкращий документальний фільм отримує Аліса Коваленкоза стрічку "Ми не згаснемо", – зазначили організатори фестивалю.</text:p>
      <text:p text:style-name="P4">
Стрічка розповідає історію п’яти бунтівних підлітків із Золотого та СтаниціЛуганської, які нарешті отримують можливість відкрити для себе інший світ позамежами війни, коли мандрівник Валентин Щербачов вирішує взяти їх із собою усвою 49-ту гімалайську експедицію.</text:p>
      <text:p text:style-name="P4">
<text:span text:style-name="T4">
Читайте також:</text:span>
 <text:a xlink:type="simple" xlink:href="https://www.ukrinform.ua/rubric-ato/3689576-ukrainska-stricka-mi-ne-zgasnemo-otrimala-nagorodu-u-prazi.html" text:style-name="Internet_20_link" text:visited-style-name="Visited_20_Internet_20_Link">
 <text:span text:style-name="T4">
згаснемо</text:span>
 </text:a>
</text:p>
      <text:p text:style-name="P4">
Фільм створено за підтримки Держкіно, Польського кіноінституту та IDFA BerthaFund – Classic Postproduction.</text:p>
      <text:p text:style-name="P4">
Як повідомлялося, стрічка українського режисера Аліси Коваленко <text:a xlink:type="simple" xlink:href="https://www.ukrinform.ua/rubric-culture/3703562-ukrainska-stricka-mi-ne-zgasnemo-vzala-nagorodu-na-festivali-u-avstrii.html" text:style-name="Internet_20_link" text:visited-style-name="Visited_20_Internet_20_Link">
</text:a>
 отримала нагороду нафестивалі CROSSING EUROPE Filmfestival Linz у Австрії.</text:p>
      <text:p text:style-name="P4">
<text:span text:style-name="T5">
Фото: Держкіно</text:span>
</text:p>
      <text:p text:style-name="P4">
Source: <text:a xlink:type="simple" xlink:href="https://www.ukrinform.ua/rubric-culture/3704278-ukrainska-stricka-mi-ne-zgasnemo-otrimala-nagorodu-na-kinofestivali-v-nimeccini.html" text:style-name="Internet_20_link" text:visited-style-name="Visited_20_Internet_20_Link">
https://www.ukrinform.ua/rubric-culture/3704278-ukrainska-stricka-mi-ne-zgasnemo-otrimala-nagorodu-na-kinofestivali-v-nimeccini.html</text:a>
</text:p>
      <!--NEWS-->
      <text:h text:style-name="P10" text:outline-level="1">
<text:span text:style-name="T4">
Унаслідок обстрілів Херсонщини загинули 16 людей</text:span>
</text:h>
      <text:p text:style-name="P4">
Authors: Ukrinform (Person)</text:p>
      <text:p text:style-name="P4">
Publisher: Укринформ (Organization)</text:p>
      <text:p text:style-name="P4">
Published Time: 2023-05-03T17:50:00+03:00</text:p>
      <text:p text:style-name="P4">
Modified Time: 2023-05-03T17:50:00+03:00</text:p>
      <text:p text:style-name="P4">
Description: Унаслідок російських обстрілів у середу на Херсонщині загинули 16 людей. — Укрінформ.</text:p>
      <text:p text:style-name="P4">
Images: ["<text:a xlink:type="simple" xlink:href="https://static.ukrinform.com/photos/2023_05/thumb_files/630_360_1683125306-519.jpg" text:style-name="Internet_20_link" text:visited-style-name="Visited_20_Internet_20_Link">
630_360_16831...</text:a>
"]</text:p>
      <text:p text:style-name="P4">
Tags: ['Херсонщина', 'Обстріл', 'Війна з росією']</text:p>
      <text:p text:style-name="P4">
Type: Article</text:p>
      <!--METADATA-->
      <text:p text:style-name="P4">
<draw:frame draw:style-name="fr1" draw:name="Image146" text:anchor-type="as-char" svg:width="6.9236in" svg:height="3.956343in" draw:z-index="0">
<draw:image xlink:href="../Images/yкринформ/2023-05-03T17-50-00-03-00/630_360_1683125306-519.jpg" xlink:type="simple" xlink:show="embed" xlink:actuate="onLoad" draw:mime-type="image/jpeg"/>
</draw:frame>
 Унаслідокросійських обстрілів у середу на Херсонщині загинули 16 людей.</text:p>
      <text:p text:style-name="P4">
Про це повідомляє <text:a xlink:type="simple" xlink:href="https://t.me/pgo_gov_ua/11791" text:style-name="Internet_20_link" text:visited-style-name="Visited_20_Internet_20_Link">
 </text:a>
 , передає Укрінформ.</text:p>
      <text:p text:style-name="P4">
Як зазначається, зранку 3 травня російські війська почали масивно обстрілюватимісто Херсон та населені пункти області. Станом на 16:30 через хаотичніобстріли та влучання снарядів по об’єктах цивільної інфраструктури в обласномуцентрі загинули 12 людей. Близько 22 - отримали травми різного ступенятяжкості.</text:p>
      <text:p text:style-name="P4">
<text:span text:style-name="T4">
Читайте також:</text:span>
 <text:a xlink:type="simple" xlink:href="https://www.ukrinform.ua/rubric-ato/3704247-na-hersonsini-cerez-vorozi-obstrili-3-travna-vze-zaginuli-vosmero-ludej.html" text:style-name="Internet_20_link" text:visited-style-name="Visited_20_Internet_20_Link">
 <text:span text:style-name="T4">
Херсонщин</text:span>
 </text:a>
</text:p>
      <text:p text:style-name="P4">
Окрім того, як повідомлялося, вдень між селами Степанівка та Музиківка підворожим обстрілом опинилася бригада енергетиків, які лагодили електромережіпісля чергових атак армії рф, аби забезпечити людей світлом. Від отриманихтравм <text:a xlink:type="simple" xlink:href="https://www.ukrinform.ua/rubric-ato/3704139-na-hersonsini-pid-obstril-potrapili-pracivniki-oblenergo-troe-zagiblih.html" text:style-name="Internet_20_link" text:visited-style-name="Visited_20_Internet_20_Link">
 </text:a>
 .</text:p>
      <text:p text:style-name="P4">
Вранці від обстрілу Дар'ївської громади області загинув чоловік. У прокуратуріінформують, що обстріли тривають.</text:p>
      <text:p text:style-name="P4">
Source: <text:a xlink:type="simple" xlink:href="https://www.ukrinform.ua/rubric-ato/3704280-unaslidok-obstriliv-hersonsini-zaginuli-16-ludej.html" text:style-name="Internet_20_link" text:visited-style-name="Visited_20_Internet_20_Link">
https://www.ukrinform.ua/rubric-ato/3704280-unaslidok-obstriliv-hersonsini-zaginuli-16-ludej.html</text:a>
</text:p>
      <!--NEWS-->
      <text:h text:style-name="P10" text:outline-level="1">
<text:span text:style-name="T4">
Стефанчук обговорив із головою парламенту Португалії інтеграцію України до ЄС та НАТО</text:span>
</text:h>
      <text:p text:style-name="P4">
Authors: Ukrinform (Person)</text:p>
      <text:p text:style-name="P4">
Publisher: Укринформ (Organization)</text:p>
      <text:p text:style-name="P4">
Published Time: 2023-05-03T17:50:03+03:00</text:p>
      <text:p text:style-name="P4">
Modified Time: 2023-05-03T17:50:03+03:00</text:p>
      <text:p text:style-name="P4">
Description: Голова Верховної Ради Руслан Стефанчук обговорив із керівником Асамблеї Республіки Португалія Аугушту Ернешту Сантушем Сілвою питання інтеграції України до Єврооюзу та НАТО. — Укрінформ.</text:p>
      <text:p text:style-name="P4">
Images: ["<text:a xlink:type="simple" xlink:href="https://static.ukrinform.com/photos/2023_05/thumb_files/630_360_1683125317-534.jpg" text:style-name="Internet_20_link" text:visited-style-name="Visited_20_Internet_20_Link">
630_360_16831...</text:a>
"]</text:p>
      <text:p text:style-name="P4">
Tags: ['Євросоюз', 'НАТО', 'Португалія', 'Україна', 'Стефанчук']</text:p>
      <text:p text:style-name="P4">
Type: Article</text:p>
      <!--METADATA-->
      <text:p text:style-name="P4">
<draw:frame draw:style-name="fr1" draw:name="Image147" text:anchor-type="as-char" svg:width="6.9236in" svg:height="3.956343in" draw:z-index="0">
<draw:image xlink:href="../Images/yкринформ/2023-05-03T17-50-03-03-00/630_360_1683125317-534.jpg" xlink:type="simple" xlink:show="embed" xlink:actuate="onLoad" draw:mime-type="image/jpeg"/>
</draw:frame>
 ГоловаВерховної Ради Руслан Стефанчук обговорив із керівником Асамблеї РеспублікиПортугалія Аугушту Ернешту Сантушем Сілвою питання інтеграції України доЄврооюзу та НАТО.</text:p>
      <text:p text:style-name="P4">
Про це спікер українського парламенту розповів під час спільного  <text:a xlink:type="simple" xlink:href="https://t.me/tv_rada/17840" text:style-name="Internet_20_link" text:visited-style-name="Visited_20_Internet_20_Link">
</text:a>
 з головою Асамблеї Республіки Португалія вКиєві, повідомляє кореспондент Укрінформу.</text:p>
      <text:p text:style-name="P4">
"Обговорили питання європейської та євроатлантичної інтеграції України. Я дужехочу подякувати пану голові Асамблеї за згоду у підтримці України і наданніконкретної практичної допомоги щодо проходження цього важливого шляхуінтеграції", – сказав Стефанчук.</text:p>
      <text:p text:style-name="P4">
Окрім того, Голова ВР поінформував, що в межах зустрічі обговорювались теми,пов‘язані з Формулою миру, запропонованої Президентом України Володимиром <text:a xlink:type="simple" xlink:href="https://www.ukrinform.ua/tag-zelenskij" text:style-name="Internet_20_link" text:visited-style-name="Visited_20_Internet_20_Link">
</text:a>
 , а також створенням спеціальногоміжнародного трибуналу для російської федерації.</text:p>
      <text:p text:style-name="P4">
<text:span text:style-name="T4">
Читайте також:</text:span>
 <text:a xlink:type="simple" xlink:href="https://www.ukrinform.ua/rubric-polytics/3704185-zelenskij-poki-trivae-vijna-ukraina-ne-bude-v-nato-ale-cekae-na-zaprosenna-vid-alansu.html" text:style-name="Internet_20_link" text:visited-style-name="Visited_20_Internet_20_Link">
 <text:span text:style-name="T4">
НАТО</text:span>
 </text:a>
</text:p>
      <text:p text:style-name="P4">
Водночас, за його словами, обговорювалась низка питань щодо військової,політичної, гуманітарної та фінансової підтримки України.</text:p>
      <text:p text:style-name="P4">
Стефанчук висловив вдячність Португалії за допомогу, яка надається Україні.</text:p>
      <text:p text:style-name="P4">
Як повідомлялося, делегація Асамблеї Республіки Португалія взяла участь узасіданні Верховної Ради України 3 травня.</text:p>
      <text:p text:style-name="P4">
_ Фото: Верховна Рада  _</text:p>
      <text:p text:style-name="P4">
Source: <text:a xlink:type="simple" xlink:href="https://www.ukrinform.ua/rubric-polytics/3704279-stefancuk-obgovoriv-iz-golovou-parlamentu-portugalii-integraciu-ukraini-do-es-ta-nato.html" text:style-name="Internet_20_link" text:visited-style-name="Visited_20_Internet_20_Link">
https://www.ukrinform.ua/rubric-polytics/3704279-stefancuk-obgovoriv-iz-golovou-parlamentu-portugalii-integraciu-ukraini-do-es-ta-nato.html</text:a>
</text:p>
      <!--NEWS-->
      <text:h text:style-name="P10" text:outline-level="1">
<text:span text:style-name="T4">
ЄС надасть Україні боєприпасів на €2 мільярди - Шмигаль</text:span>
</text:h>
      <text:p text:style-name="P4">
Authors: Ukrinform (Person)</text:p>
      <text:p text:style-name="P4">
Publisher: Укринформ (Organization)</text:p>
      <text:p text:style-name="P4">
Published Time: 2023-05-03T17:51:48+03:00</text:p>
      <text:p text:style-name="P4">
Modified Time: 2023-05-03T17:51:48+03:00</text:p>
      <text:p text:style-name="P4">
Description: Євросоюз надасть Україні боєприпасів на 2 мільярди євро. — Укрінформ.</text:p>
      <text:p text:style-name="P4">
Images: ["<text:a xlink:type="simple" xlink:href="https://static.ukrinform.com/photos/2023_05/thumb_files/630_360_1683124848-685.jpg" text:style-name="Internet_20_link" text:visited-style-name="Visited_20_Internet_20_Link">
630_360_16831...</text:a>
"]</text:p>
      <text:p text:style-name="P4">
Tags: ['Євросоюз', 'Боєприпаси', 'Шмигаль', 'Війна з росією']</text:p>
      <text:p text:style-name="P4">
Type: Article</text:p>
      <!--METADATA-->
      <text:p text:style-name="P4">
<draw:frame draw:style-name="fr1" draw:name="Image148" text:anchor-type="as-char" svg:width="6.9236in" svg:height="3.956343in" draw:z-index="0">
<draw:image xlink:href="../Images/yкринформ/2023-05-03T17-51-48-03-00/630_360_1683124848-685.jpg" xlink:type="simple" xlink:show="embed" xlink:actuate="onLoad" draw:mime-type="image/jpeg"/>
</draw:frame>
 Євросоюзнадасть Україні боєприпасів на 2 мільярди євро.</text:p>
      <text:p text:style-name="P4">
Про це Прем'єр-міністр Денис Шмигаль повідомив у <text:a xlink:type="simple" xlink:href="https://t.me/Denys_Smyhal/5159" text:style-name="Internet_20_link" text:visited-style-name="Visited_20_Internet_20_Link">
</text:a>
 , передає Укрінформ.</text:p>
      <text:p text:style-name="P4">
«ЄС надасть Україні боєприпасів на 2 млрд євро. Країни-члени ЄС вже заразнадішлють боєприпаси зі своїх складів на 1 млрд євро. Ще 1 млрд євро Євросоюзвиділяє на їх спільні подальші закупівлі для України», - написав він.</text:p>
      <text:p text:style-name="P4">
<text:a xlink:type="simple" xlink:href="https://www.ukrinform.ua/tag-smigal" text:style-name="Internet_20_link" text:visited-style-name="Visited_20_Internet_20_Link">
 </text:a>
 також зауважив, Європа збільшуєможливості виробництва боєприпасів, і для цього теж буде мобілізовано 1 млрдєвро.</text:p>
      <text:p text:style-name="P4">
<text:span text:style-name="T4">
Читайте також:</text:span>
 <text:a xlink:type="simple" xlink:href="https://www.ukrinform.ua/rubric-ato/3703152-reznikov-pro-snaradnij-golod-dla-kontrnastupu-pidgotovlenij-rezerv.html" text:style-name="Internet_20_link" text:visited-style-name="Visited_20_Internet_20_Link">
 <text:span text:style-name="T4">
Резніков</text:span>
 </text:a>
</text:p>
      <text:p text:style-name="P4">
«Все це наблизить нашу перемогу та мир у Європі. Вдячні Європейській комісіїза активну роботу, справедливу позицію та солідарність з Україною», -підкреслив Прем’єр.</text:p>
      <text:p text:style-name="P4">
Як повідомляв Укрінформ, <text:a xlink:type="simple" xlink:href="https://www.ukrinform.ua/rubric-ato/3704148-evrokomisia-uhvalila-akt-z-pidtrimki-virobnictva-boepripasiv-dla-ukraini.html" text:style-name="Internet_20_link" text:visited-style-name="Visited_20_Internet_20_Link">
 </text:a>
 на виконання рішення Європейської ради щодо нарощуванняспроможностей оборонної промисловості, у тому числі для термінового постачанняУкраїні боєприпасів.</text:p>
      <text:p text:style-name="P4">
Source: <text:a xlink:type="simple" xlink:href="https://www.ukrinform.ua/rubric-ato/3704284-es-nadast-ukraini-boepripasiv-na-2-milardi-smigal.html" text:style-name="Internet_20_link" text:visited-style-name="Visited_20_Internet_20_Link">
https://www.ukrinform.ua/rubric-ato/3704284-es-nadast-ukraini-boepripasiv-na-2-milardi-smigal.html</text:a>
</text:p>
      <!--NEWS-->
      <text:h text:style-name="P10" text:outline-level="1">
<text:span text:style-name="T4">
Президенти Сирії та Ірану зустрілись у Дамаску</text:span>
</text:h>
      <text:p text:style-name="P4">
Authors: Ukrinform (Person)</text:p>
      <text:p text:style-name="P4">
Publisher: Укринформ (Organization)</text:p>
      <text:p text:style-name="P4">
Published Time: 2023-05-03T17:59:21+03:00</text:p>
      <text:p text:style-name="P4">
Modified Time: 2023-05-03T17:59:21+03:00</text:p>
      <text:p text:style-name="P4">
Description: Президент Ірану Ебрагім Раїсі зустрівся з президентом Сирії Башаром Асадом у Дамаску в рамках посилення співпраці між двома країнами. — Укрінформ.</text:p>
      <text:p text:style-name="P4">
Images: ["<text:a xlink:type="simple" xlink:href="https://static.ukrinform.com/photos/2023_05/thumb_files/630_360_1683125839-158.jpg" text:style-name="Internet_20_link" text:visited-style-name="Visited_20_Internet_20_Link">
630_360_16831...</text:a>
"]</text:p>
      <text:p text:style-name="P4">
Tags: ['Іран', 'Сирія']</text:p>
      <text:p text:style-name="P4">
Type: Article</text:p>
      <!--METADATA-->
      <text:p text:style-name="P4">
<draw:frame draw:style-name="fr1" draw:name="Image149" text:anchor-type="as-char" svg:width="6.9236in" svg:height="3.956343in" draw:z-index="0">
<draw:image xlink:href="../Images/yкринформ/2023-05-03T17-59-21-03-00/630_360_1683125839-158.jpg" xlink:type="simple" xlink:show="embed" xlink:actuate="onLoad" draw:mime-type="image/jpeg"/>
</draw:frame>
 ПрезидентІрану Ебрагім Раїсі зустрівся з президентом Сирії Башаром Асадом у Дамаску врамках посилення співпраці між двома країнами.</text:p>
      <text:p text:style-name="P4">
Як передає Укрінформ, про це повідомляє <text:a xlink:type="simple" xlink:href="https://www.timesofisrael.com/raisi-meets-assad-on-first-visit-to-syria-by-an-iranian-president-in-13-years/" text:style-name="Internet_20_link" text:visited-style-name="Visited_20_Internet_20_Link">
</text:a>
 .</text:p>
      <text:p text:style-name="P4">
Повідомляється, що Раїсі закликав до зусиль з відбудови країни і до поверненнябіженців, які втекли від війни.</text:p>
      <text:p text:style-name="P4">
"Уряд і народ <text:a xlink:type="simple" xlink:href="https://www.ukrinform.ua/tag-siria" text:style-name="Internet_20_link" text:visited-style-name="Visited_20_Internet_20_Link">
 </text:a>
 пройшли через великітруднощі. Сьогодні ми можемо сказати, що ви подолали всі ці проблеми іперемогли, незважаючи на погрози і санкції, введені проти вас", - заявивРаїсі.</text:p>
      <text:p text:style-name="P4">
<text:span text:style-name="T4">
Читайте також:</text:span>
 <text:a xlink:type="simple" xlink:href="https://www.ukrinform.ua/rubric-world/3694172-cotiristoronna-zustric-sodo-sirii-moze-vidbutisa-na-pocatku-travna-mzs-tureccini.html" text:style-name="Internet_20_link" text:visited-style-name="Visited_20_Internet_20_Link">
 </text:a>
</text:p>
      <text:p text:style-name="P4">
Як відомо, Тегеран був головним спонсором уряду Асада з того часу, якповстання переросло в повномасштабну війну в березні 2011 року, і відігравважливу роль у переломі ситуації на його користь.</text:p>
      <text:p text:style-name="P4">
Іран відправив десятки військових радників і тисячі проіранських бойовиків зусього Близького Сходу воювати на боці Асада. За допомогою росії та Іранусирійські урядові війська в останні роки контролюють значну частину країни.</text:p>
      <text:p text:style-name="P4">
<text:span text:style-name="T5">
Фото: Syrian Presidency</text:span>
</text:p>
      <text:p text:style-name="P4">
Source: <text:a xlink:type="simple" xlink:href="https://www.ukrinform.ua/rubric-world/3704286-prezidenti-sirii-ta-iranu-zustrilis-u-damasku.html" text:style-name="Internet_20_link" text:visited-style-name="Visited_20_Internet_20_Link">
https://www.ukrinform.ua/rubric-world/3704286-prezidenti-sirii-ta-iranu-zustrilis-u-damasku.html</text:a>
</text:p>
      <!--NEWS-->
      <text:h text:style-name="P10" text:outline-level="1">
<text:span text:style-name="T4">
Над Україною сьогодні можна побачити сонячне гало</text:span>
</text:h>
      <text:p text:style-name="P4">
Authors: Ukrinform (Person)</text:p>
      <text:p text:style-name="P4">
Publisher: Укринформ (Organization)</text:p>
      <text:p text:style-name="P4">
Published Time: 2023-05-03T17:59:59+03:00</text:p>
      <text:p text:style-name="P4">
Modified Time: 2023-05-03T17:59:59+03:00</text:p>
      <text:p text:style-name="P4">
Description: Над Україною сьогодні можна побачити неозброєним оком сонячне гало. — Укрінформ.</text:p>
      <text:p text:style-name="P4">
Images: ["<text:a xlink:type="simple" xlink:href="https://static.ukrinform.com/photos/2023_05/thumb_files/630_360_1683125964-741.jpg" text:style-name="Internet_20_link" text:visited-style-name="Visited_20_Internet_20_Link">
630_360_16831...</text:a>
", "<text:a xlink:type="simple" xlink:href="https://static.ukrinform.com/photos/2023_05/1683125757-647.jpg" text:style-name="Internet_20_link" text:visited-style-name="Visited_20_Internet_20_Link">
1683125757-64...</text:a>
"]</text:p>
      <text:p text:style-name="P4">
Tags: ['Місяць', 'Погода', 'Сонце']</text:p>
      <text:p text:style-name="P4">
Type: Article</text:p>
      <!--METADATA-->
      <text:p text:style-name="P4">
<draw:frame draw:style-name="fr1" draw:name="Image150" text:anchor-type="as-char" svg:width="6.9236in" svg:height="3.956343in" draw:z-index="0">
<draw:image xlink:href="../Images/yкринформ/2023-05-03T17-59-59-03-00/630_360_1683125964-741.jpg" xlink:type="simple" xlink:show="embed" xlink:actuate="onLoad" draw:mime-type="image/jpeg"/>
</draw:frame>
 НадУкраїною сьогодні можна побачити неозброєним оком сонячне гало.</text:p>
      <text:p text:style-name="P4">
Про це розповів у <text:a xlink:type="simple" xlink:href="https://www.facebook.com/vladmir.kazhan/posts/pfbid0fSzmHqcmbX6xm6io5kAy2CaUbibUbcCWcTQkxNfmpXaTezLczJE2z1CrssR1CqFCl" text:style-name="Internet_20_link" text:visited-style-name="Visited_20_Internet_20_Link">
</text:a>
<text:a xlink:type="simple" xlink:href="https://www.facebook.com/vladmir.kazhan/posts/pfbid0fSzmHqcmbX6xm6io5kAy2CaUbibUbcCWcTQkxNfmpXaTezLczJE2z1CrssR1CqFCl" text:style-name="Internet_20_link" text:visited-style-name="Visited_20_Internet_20_Link">
</text:a>
<text:a xlink:type="simple" xlink:href="https://www.facebook.com/vladmir.kazhan/posts/pfbid0fSzmHqcmbX6xm6io5kAy2CaUbibUbcCWcTQkxNfmpXaTezLczJE2z1CrssR1CqFCl" text:style-name="Internet_20_link" text:visited-style-name="Visited_20_Internet_20_Link">
</text:a>
та опублікував відповідні фото астроном, лектор Харківського планетаріюВолодимир Кажанов, передає Укрінформ.</text:p>
      <text:p text:style-name="P4">
«Сьогодні над Україною можна побачити красиве атмосферне явище – гало! Уминулі часи це явище сприймали за знамення. Його можна побачити неозброєнимоком, але треба бути обережним та берегти очі від яскравого світла Сонця.Більш зручно спостерігати у сонячних окулярах, але не тривалий час, закриваючиСонце рукою, що б не нашкодити очам», - зазначив Кажанов.</text:p>
      <text:p text:style-name="P4">
<draw:frame draw:style-name="fr1" draw:name="Image151" text:anchor-type="as-char" svg:width="6.9236in" svg:height="5.322518in" draw:z-index="0">
<draw:image xlink:href="../Images/yкринформ/2023-05-03T17-59-59-03-00/1683125757-647.jpg" xlink:type="simple" xlink:show="embed" xlink:actuate="onLoad" draw:mime-type="image/jpeg"/>
</draw:frame>
 Фото: ФейсбукВолодимира Кажанова</text:p>
      <text:p text:style-name="P4">
Як пояснив фахівець, гало зазвичай з'являється навколо Сонця та <text:a xlink:type="simple" xlink:href="https://www.ukrinform.ua/tag-misac" text:style-name="Internet_20_link" text:visited-style-name="Visited_20_Internet_20_Link">
</text:a>
 , іноді навколо інших джерел світла,таких як вуличні вогні. Існує безліч типів гало і викликані вони переважнокрижаними кристалами в пір'ястих хмарах на висоті 5-10 км у верхніх шарахтропосфери.</text:p>
      <text:p text:style-name="P4">
«Вигляд гало залежить від форми та розташування кристалів. Відбите і заломленекрижаними кристалами світло нерідко розкладається в спектр, що робить галосхожим на веселку. Найбільш яскравими та повнокольоровими бувають паргелії тазенітна дуга», - розповів Кажанов.</text:p>
      <text:p text:style-name="P4">
<text:span text:style-name="T4">
Читайте також:</text:span>
 <text:a xlink:type="simple" xlink:href="https://www.ukrinform.ua/rubric-regions/3692957-v-ukraini-cerez-poteplinna-aktivizuutsa-grozi-sinoptik.html" text:style-name="Internet_20_link" text:visited-style-name="Visited_20_Internet_20_Link">
 <text:span text:style-name="T4">
синоптик</text:span>
 </text:a>
</text:p>
      <text:p text:style-name="P4">
Також він попередив, що під час тривалої зйомки на фото чи відеокамеру є ризикпошкодити техніку сонячною енергією. Астроном радить під час зйомки закриватиСонце рукою перед об'єктивом чи якимось предметом. Можна вибрати ракурс, що бСонце було закрито деревом чи будинком.</text:p>
      <text:p text:style-name="P4">
Як повідомляв Укрінформ, на початку лютого українці <text:a xlink:type="simple" xlink:href="https://www.ukrinform.ua/rubric-kyiv/3665584-misacne-galo-u-nebi-nad-kievom-mozna-sposterigati-neozbroenim-okom.html" text:style-name="Internet_20_link" text:visited-style-name="Visited_20_Internet_20_Link">
</text:a>
 <text:a xlink:type="simple" xlink:href="https://www.ukrinform.ua/rubric-kyiv/3665584-misacne-galo-u-nebi-nad-kievom-mozna-sposterigati-neozbroenim-okom.html" text:style-name="Internet_20_link" text:visited-style-name="Visited_20_Internet_20_Link">
 </text:a>
 <text:a xlink:type="simple" xlink:href="https://www.ukrinform.ua/rubric-kyiv/3665584-misacne-galo-u-nebi-nad-kievom-mozna-sposterigati-neozbroenim-okom.html" text:style-name="Internet_20_link" text:visited-style-name="Visited_20_Internet_20_Link">
 </text:a>
</text:p>
      <text:p text:style-name="P4">
Source: <text:a xlink:type="simple" xlink:href="https://www.ukrinform.ua/rubric-society/3704287-nad-ukrainou-sogodni-mozna-pobaciti-sonacne-galo.html" text:style-name="Internet_20_link" text:visited-style-name="Visited_20_Internet_20_Link">
https://www.ukrinform.ua/rubric-society/3704287-nad-ukrainou-sogodni-mozna-pobaciti-sonacne-galo.html</text:a>
</text:p>
      <!--NEWS-->
      <text:h text:style-name="P10" text:outline-level="1">
<text:span text:style-name="T4">
Львівський ІТ-кластер передав 75 систем Starlink для потреб ЗСУ</text:span>
</text:h>
      <text:p text:style-name="P4">
Authors: Ukrinform (Person)</text:p>
      <text:p text:style-name="P4">
Publisher: Укринформ (Organization)</text:p>
      <text:p text:style-name="P4">
Published Time: 2023-05-03T18:00:02+03:00</text:p>
      <text:p text:style-name="P4">
Modified Time: 2023-05-03T18:00:02+03:00</text:p>
      <text:p text:style-name="P4">
Description: Львівський ІТ Кластер передав для потреб українських захисників і захисниць 75 терміналів Starlink. — Укрінформ.</text:p>
      <text:p text:style-name="P4">
Images: ["<text:a xlink:type="simple" xlink:href="https://static.ukrinform.com/photos/2023_05/thumb_files/630_360_1683125833-178.png" text:style-name="Internet_20_link" text:visited-style-name="Visited_20_Internet_20_Link">
630_360_16831...</text:a>
", "<text:a xlink:type="simple" xlink:href="https://static.ukrinform.com/photos/2023_05/1683125835-689.png" text:style-name="Internet_20_link" text:visited-style-name="Visited_20_Internet_20_Link">
1683125835-68...</text:a>
"]</text:p>
      <text:p text:style-name="P4">
Tags: ['Львівщина', 'Реформа ЗСУ', 'допомога', 'Starlink']</text:p>
      <text:p text:style-name="P4">
Type: Article</text:p>
      <!--METADATA-->
      <text:p text:style-name="P4">
<draw:frame draw:style-name="fr1" draw:name="Image152" text:anchor-type="as-char" svg:width="6.9236in" svg:height="3.956343in" draw:z-index="0">
<draw:image xlink:href="../Images/yкринформ/2023-05-03T18-00-02-03-00/630_360_1683125833-178.png" xlink:type="simple" xlink:show="embed" xlink:actuate="onLoad" draw:mime-type="image/png"/>
</draw:frame>
 ЛьвівськийІТ Кластер передав для потреб українських захисників і захисниць 75 терміналівStarlink.</text:p>
      <text:p text:style-name="P4">
Про це повідомляє  <text:a xlink:type="simple" xlink:href="https://loda.gov.ua/news/63979" text:style-name="Internet_20_link" text:visited-style-name="Visited_20_Internet_20_Link">
 </text:a>
 , передає Укрінформ.</text:p>
      <text:p text:style-name="P4">
«Старлінки, які нам передали сьогодні, ми спрямуємо на потреби бригад, якіперебувають на фронтових та прифронтових територіях. Ми постійно отримуємозапити від військових щодо покращення забезпечення зв'язком, тому усі, що миотримали сьогодні, передамо військовим, щоб вони мали постійний доступ доінтернету за будь-яких умов», – наголосив начальник <text:a xlink:type="simple" xlink:href="https://www.ukrinform.ua/tag-lvivsina" text:style-name="Internet_20_link" text:visited-style-name="Visited_20_Internet_20_Link">
</text:a>
 ОВА Максим Козицький.</text:p>
      <text:p text:style-name="P4">
<draw:frame draw:style-name="fr1" draw:name="Image153" text:anchor-type="as-char" svg:width="6.9236in" svg:height="4.58368in" draw:z-index="0">
<draw:image xlink:href="../Images/yкринформ/2023-05-03T18-00-02-03-00/1683125835-689.png" xlink:type="simple" xlink:show="embed" xlink:actuate="onLoad" draw:mime-type="image/png"/>
</draw:frame>
</text:p>
      <text:p text:style-name="P4">
Він додав, що це - лише один із проєктів, які кластер реалізовує спільно зобласною військовою адміністрацією. Більшість спільних ініціатив спрямовані надопомогу цивільному населенню області, зокрема, встановлення камерспостереження, а також оновлення обладнання ПвК «Захід» для кращого захистувід ракет ворога. Завдяки ІТ Кластеру в регіоні забезпечили цивільнуінфраструктуру додатковими джерелами зв'язку.</text:p>
      <text:p text:style-name="P4">
<text:span text:style-name="T4">
Читайте також:</text:span>
 <text:a xlink:type="simple" xlink:href="https://www.ukrinform.ua/rubric-technology/3701435-ukraina-otrimala-vze-42-tisaci-terminaliv-starlink.html" text:style-name="Internet_20_link" text:visited-style-name="Visited_20_Internet_20_Link">
 <text:span text:style-name="T4">
Starlink</text:span>
 </text:a>
</text:p>
      <text:p text:style-name="P4">
Зазначається, що за час повномасштабної війни спільнота Львівського ІТКластера передала Львівській ОВА 115 терміналів Starlink та, загалом,забезпечила найважливіші заклади та установи західного регіону України понад400 терміналами.</text:p>
      <text:p text:style-name="P4">
Як повідомляв Укрінформ, після 24 лютого  <text:a xlink:type="simple" xlink:href="https://www.ukrinform.ua/rubric-regions/3604603-lviv-zahistiti-i-viziti.html" text:style-name="Internet_20_link" text:visited-style-name="Visited_20_Internet_20_Link">
 </text:a>
 запустив цілий напрямок підназвою Victory Projects. Це ініціативи, які покликані наблизити перемогуУкраїни. Напрямок включає кілька проєктів у різних сферах, більшість із якихвже масштабувалися до загальнонаціонального рівня. Одним з першим проєктівстав SKY, який передбачає допомогу в модернізації центрів командування тааналітики, створенні нових резервних штабів, забезпечення операційнихмобільних груп, вдосконалення зв’язку, постачання спецтехніки для швидкогопереміщення важкого озброєння по позиціях. Проєкт SKY допомагає Повітрянимсилам у восьми областях заходу України.</text:p>
      <text:p text:style-name="P4">
Source: <text:a xlink:type="simple" xlink:href="https://www.ukrinform.ua/rubric-technology/3704288-lvivskij-itklaster-peredav-75-sistem-starlink-dla-potreb-zsu.html" text:style-name="Internet_20_link" text:visited-style-name="Visited_20_Internet_20_Link">
https://www.ukrinform.ua/rubric-technology/3704288-lvivskij-itklaster-peredav-75-sistem-starlink-dla-potreb-zsu.html</text:a>
</text:p>
      <!--NEWS-->
      <text:h text:style-name="P10" text:outline-level="1">
<text:span text:style-name="T4">
НБУ анулював ліцензії чотирьом небанківським фінустановам</text:span>
</text:h>
      <text:p text:style-name="P4">
Authors: Ukrinform (Person)</text:p>
      <text:p text:style-name="P4">
Publisher: Укринформ (Organization)</text:p>
      <text:p text:style-name="P4">
Published Time: 2023-05-03T18:05:49+03:00</text:p>
      <text:p text:style-name="P4">
Modified Time: 2023-05-03T18:05:49+03:00</text:p>
      <text:p text:style-name="P4">
Description: Національній банк України анулював ліцензії чотирьом небанківським фінансовим установам, сім – виключив з реєстрів. — Укрінформ.</text:p>
      <text:p text:style-name="P4">
Images: ["<text:a xlink:type="simple" xlink:href="https://static.ukrinform.com/photos/2023_03/thumb_files/630_360_1679320501-539.png" text:style-name="Internet_20_link" text:visited-style-name="Visited_20_Internet_20_Link">
630_360_16793...</text:a>
"]</text:p>
      <text:p text:style-name="P4">
Tags: ['Ліцензія', 'Нацбанк']</text:p>
      <text:p text:style-name="P4">
Type: Article</text:p>
      <!--METADATA-->
      <text:p text:style-name="P4">
<draw:frame draw:style-name="fr1" draw:name="Image154" text:anchor-type="as-char" svg:width="6.9236in" svg:height="3.956343in" draw:z-index="0">
<draw:image xlink:href="../Images/yкринформ/2023-05-03T18-05-49-03-00/630_360_1679320501-539.png" xlink:type="simple" xlink:show="embed" xlink:actuate="onLoad" draw:mime-type="image/png"/>
</draw:frame>
Національній банк України анулював ліцензії чотирьом небанківським фінансовимустановам, сім – виключив з реєстрів.</text:p>
      <text:p text:style-name="P4">
Про це повідомляє пресслужба <text:a xlink:type="simple" xlink:href="https://bank.gov.ua/ua/news/all/chotirom-nebankivskim-finansovim-ustanovam-anulovano-litsenziyi-sim--viklyucheno-z-reyestriv" text:style-name="Internet_20_link" text:visited-style-name="Visited_20_Internet_20_Link">
 </text:a>
 , передає Укрінформ.</text:p>
      <text:p text:style-name="P4">
«Національній банк України анулював ліцензії чотирьом небанківським фінансовимустановам, шість – виключив з Державного реєстру фінансових установ, а одногострахового брокера – з Державного реєстру страхових та перестраховихброкерів», - йдеться в повідомленні.</text:p>
      <text:p text:style-name="P4">
Так, на підставі власних заяв анульовано всі наявні <text:a xlink:type="simple" xlink:href="https://www.ukrinform.ua/tag-licenzia" text:style-name="Internet_20_link" text:visited-style-name="Visited_20_Internet_20_Link">
</text:a>
 ТОВ "ФК "Інком фінанс" та ПТ «Ломбард"Карат" Трофімов і компанія. Обидві компанії виключено з Державного реєструфінансових установ.</text:p>
      <text:p text:style-name="P4">
Також на підставі отриманих заяв ТОВ "Коллект центр" та ТОВ "Кліринг фінанс"анульовано ліцензію на надання послуг з фінансового лізингу.</text:p>
      <text:p text:style-name="P4">
<text:span text:style-name="T4">
Читайте також:</text:span>
 <text:a xlink:type="simple" xlink:href="https://www.ukrinform.ua/rubric-economy/3689901-torik-vijsli-z-rinku-422-nebankivski-finustanovi-nbu.html" text:style-name="Internet_20_link" text:visited-style-name="Visited_20_Internet_20_Link">
 <text:span text:style-name="T4">
Торік</text:span>
 <text:span text:style-name="T4">
вийшли</text:span>
 <text:span text:style-name="T4">
ринку</text:span>
 <text:span text:style-name="T4">
422</text:span>
 <text:span text:style-name="T4">
небанківські</text:span>
<text:span text:style-name="T4">
фінустанови</text:span>
 <text:span text:style-name="T4">
НБУ</text:span>
 </text:a>
</text:p>
      <text:p text:style-name="P4">
Крім того, ще чотири небанківські фінансові установи виключено з Державногореєстру фінансових установ у зв’язку з прийняттям НБУ рішення про анулювання(відкликання) у них ліцензій: ТДВ "СК "Рік-Автогарант", ТОВ "Пульман фінанс",ПТ "Ломбард "Сміла - Кредит - Центр" Косенко і компанія», ТОВ "Сузір’яфінанс".</text:p>
      <text:p text:style-name="P4">
Також з Державного реєстру страхових та перестрахових брокерів виключено ТОВ"Арт-Страхування" на підставі поданої ним заяви.</text:p>
      <text:p text:style-name="P4">
Такі рішення Комітет з питань нагляду та регулювання діяльності ринківнебанківських фінансових послуг ухвалив 2 травня 2023 року.</text:p>
      <text:p text:style-name="P4">
Як повідомлялося, Національний банк України <text:a xlink:type="simple" xlink:href="https://www.ukrinform.ua/rubric-economy/3703835-nacbank-anuluvav-licenzii-dvom-strahovikam.html" text:style-name="Internet_20_link" text:visited-style-name="Visited_20_Internet_20_Link">
</text:a>
 та виключив одного страховика з Державного реєструфінансових установ.</text:p>
      <text:p text:style-name="P4">
Source: <text:a xlink:type="simple" xlink:href="https://www.ukrinform.ua/rubric-economy/3704292-nbu-anuluvav-licenzii-cotirom-nebankivskim-finustanovam.html" text:style-name="Internet_20_link" text:visited-style-name="Visited_20_Internet_20_Link">
https://www.ukrinform.ua/rubric-economy/3704292-nbu-anuluvav-licenzii-cotirom-nebankivskim-finustanovam.html</text:a>
</text:p>
      <!--NEWS-->
      <text:h text:style-name="P10" text:outline-level="1">
<text:span text:style-name="T4">
Словаччина передасть Україні енергообладнання на мільйон євро</text:span>
</text:h>
      <text:p text:style-name="P4">
Authors: Ukrinform (Person)</text:p>
      <text:p text:style-name="P4">
Publisher: Укринформ (Organization)</text:p>
      <text:p text:style-name="P4">
Published Time: 2023-05-03T18:06:09+03:00</text:p>
      <text:p text:style-name="P4">
Modified Time: 2023-05-03T18:06:09+03:00</text:p>
      <text:p text:style-name="P4">
Description: Словацький оператор системи передачі SEPS передасть Укренерго вісім вантажівок обладнання для відновлення магістральних підстанцій, що постраждали під час російських ракетних атак та обстрілів.  — Укрінформ.</text:p>
      <text:p text:style-name="P4">
Images: ["<text:a xlink:type="simple" xlink:href="https://static.ukrinform.com/photos/2021_05/thumb_files/630_360_1622194486-658.jpeg" text:style-name="Internet_20_link" text:visited-style-name="Visited_20_Internet_20_Link">
630_360_16221...</text:a>
"]</text:p>
      <text:p text:style-name="P4">
Tags: ['Енергетика', 'Словаччина', 'допомога', 'обладнання', 'Відновлення України']</text:p>
      <text:p text:style-name="P4">
Type: Article</text:p>
      <!--METADATA-->
      <text:p text:style-name="P4">
<draw:frame draw:style-name="fr1" draw:name="Image155" text:anchor-type="as-char" svg:width="6.9236in" svg:height="3.956343in" draw:z-index="0">
<draw:image xlink:href="../Images/yкринформ/2023-05-03T18-06-09-03-00/630_360_1622194486-658.jpeg" xlink:type="simple" xlink:show="embed" xlink:actuate="onLoad" draw:mime-type="image/jpeg"/>
</draw:frame>
Словацький оператор системи передачі SEPS передасть Укренерго вісім вантажівокобладнання для відновлення магістральних підстанцій, що постраждали під часросійських ракетних атак та обстрілів.</text:p>
      <text:p text:style-name="P4">
Як передає Укрінформ, про це повідомляє НЕК «Укренрего» у  <text:a xlink:type="simple" xlink:href="https://www.facebook.com/npcukrenergo/posts/pfbid07MwtvBBMFJsidHuZtxBqQppqdPRgdBtjuUEDB59pfVJ6yHjw8gNjJDFxhdVXK8XXl" text:style-name="Internet_20_link" text:visited-style-name="Visited_20_Internet_20_Link">
</text:a>
.</text:p>
      <text:p text:style-name="P4">
«Це обладнання буде використано для відновлення пошкодженої енергетичноїінфраструктури та допоможе нам зберегти світло для мільйонів українців», –наголосив голова правління «Укренерго» Володимир Кудрицький.</text:p>
      <text:p text:style-name="P4">
Зазначається, що обладнання, загальною вартістю 1 мільйон євро, допоможевідновити роботу кількох високовольтних підстанцій у різних регіонах України.Перші дві вантажівки вирушать із території Словаччини вже сьогодні, а решта –найближчими днями.</text:p>
      <text:p text:style-name="P4">
<text:span text:style-name="T4">
Читайте також:</text:span>
 <text:a xlink:type="simple" xlink:href="https://www.ukrinform.ua/rubric-vidbudova/3704170-smigal-zustrivsa-z-golovou-parlamentu-portugalii-govorili-pro-vidnovlenna-ukraini.html" text:style-name="Internet_20_link" text:visited-style-name="Visited_20_Internet_20_Link">
 <text:span text:style-name="T4">
Шмигаль</text:span>
 <text:span text:style-name="T4">
зустрівся</text:span>
 <text:span text:style-name="T4">
головою</text:span>
 <text:span text:style-name="T4">
парламенту</text:span>
<text:span text:style-name="T4">
Португалії</text:span>
 <text:span text:style-name="T4">
говорили</text:span>
 <text:span text:style-name="T4">
про</text:span>
 <text:span text:style-name="T4">
відновлення</text:span>
 <text:span text:style-name="T4">
України</text:span>
</text:a>
</text:p>
      <text:p text:style-name="P4">
«Ми дуже чекаємо на цей вантаж, бо саме наявність працюючого обладнання єнайважливішою умовою відбудови енергетичної інфраструктури та підготовки донаступного опалювального сезону», – додали в <text:a xlink:type="simple" xlink:href="https://www.ukrinform.ua/tag-ukrenergo" text:style-name="Internet_20_link" text:visited-style-name="Visited_20_Internet_20_Link">
 </text:a>
 .</text:p>
      <text:p text:style-name="P4">
Як повідомлялося, із березня 2022 року за координації Міністерства енергетикиУкраїна отримала від міжнародних партнерів 542 вантажі гуманітарної допомогизагальною вагою близько 6,7 тис. тонн. Устаткування розподілене міженергетичними компаніями, чиї об'єкти зазнали руйнувань унаслідок агресії рф.</text:p>
      <text:p text:style-name="P4">
Source: <text:a xlink:type="simple" xlink:href="https://www.ukrinform.ua/rubric-vidbudova/3704293-slovaccina-peredast-ukraini-energoobladnanna-na-miljon-evro.html" text:style-name="Internet_20_link" text:visited-style-name="Visited_20_Internet_20_Link">
https://www.ukrinform.ua/rubric-vidbudova/3704293-slovaccina-peredast-ukraini-energoobladnanna-na-miljon-evro.html</text:a>
</text:p>
      <!--NEWS-->
      <text:h text:style-name="P10" text:outline-level="1">
<text:span text:style-name="T4">
В ООН закликають сторони конфлікту у Судані забезпечити захист гумдопомоги</text:span>
</text:h>
      <text:p text:style-name="P4">
Authors: Ukrinform (Person)</text:p>
      <text:p text:style-name="P4">
Publisher: Укринформ (Organization)</text:p>
      <text:p text:style-name="P4">
Published Time: 2023-05-03T18:06:14+03:00</text:p>
      <text:p text:style-name="P4">
Modified Time: 2023-05-03T18:06:14+03:00</text:p>
      <text:p text:style-name="P4">
Description: Керівник гуманітарної програми ООН Мартін Гріффітс заявив, що працює над отриманням зобов'язань від воюючих сторін у Судані щодо захисту гуманітарної допомоги, щоб забезпечити її доставку до тих, хто її потребує. — Укрінформ.</text:p>
      <text:p text:style-name="P4">
Images: ["<text:a xlink:type="simple" xlink:href="https://static.ukrinform.com/photos/2022_10/thumb_files/630_360_1666889498-379.jpg" text:style-name="Internet_20_link" text:visited-style-name="Visited_20_Internet_20_Link">
630_360_16668...</text:a>
"]</text:p>
      <text:p text:style-name="P4">
Tags: ['Гуманітарна допомога', 'ООН', 'Судан']</text:p>
      <text:p text:style-name="P4">
Type: Article</text:p>
      <!--METADATA-->
      <text:p text:style-name="P4">
<draw:frame draw:style-name="fr1" draw:name="Image156" text:anchor-type="as-char" svg:width="6.9236in" svg:height="3.956343in" draw:z-index="0">
<draw:image xlink:href="../Images/yкринформ/2023-05-03T18-06-14-03-00/630_360_1666889498-379.jpg" xlink:type="simple" xlink:show="embed" xlink:actuate="onLoad" draw:mime-type="image/jpeg"/>
</draw:frame>
 Керівникгуманітарної програми ООН Мартін Гріффітс заявив, що працює над отриманнямзобов'язань від воюючих сторін у Судані щодо захисту гуманітарної допомоги,щоб забезпечити її доставку до тих, хто її потребує.</text:p>
      <text:p text:style-name="P4">
Як передає Укрінформ, про це повідомляє <text:a xlink:type="simple" xlink:href="https://www.reuters.com/world/africa/un-aid-chief-seeks-pledges-warring-sides-sudan-protect-aid-2023-05-03/" text:style-name="Internet_20_link" text:visited-style-name="Visited_20_Internet_20_Link">
</text:a>
 <text:a xlink:type="simple" xlink:href="https://www.reuters.com/world/africa/un-aid-chief-seeks-pledges-warring-sides-sudan-protect-aid-2023-05-03/" text:style-name="Internet_20_link" text:visited-style-name="Visited_20_Internet_20_Link">
</text:a>
 <text:a xlink:type="simple" xlink:href="https://www.reuters.com/world/africa/un-aid-chief-seeks-pledges-warring-sides-sudan-protect-aid-2023-05-03/" text:style-name="Internet_20_link" text:visited-style-name="Visited_20_Internet_20_Link">
</text:a>
</text:p>
      <text:p text:style-name="P4">
"Ми вимагаємо домовленостей, щоб дозволити пересування персоналу і вантажів",- сказав Гріффітс.</text:p>
      <text:p text:style-name="P4">
Зазначається, що доставку гуманітарної допомоги в Судан було затримано. Заданими Всесвітньої продовольчої програми, незважаючи на гарантії безпеки,шість їхніх вантажівок, які прямували до Дарфуру, були розграбовані по дорозі.</text:p>
      <text:p text:style-name="P4">
<text:span text:style-name="T4">
Читайте також:</text:span>
 <text:a xlink:type="simple" xlink:href="https://www.ukrinform.ua/rubric-world/3703570-kilkist-bizenciv-iz-sudanu-moze-zrosti-do-800-tisac-oon.html" text:style-name="Internet_20_link" text:visited-style-name="Visited_20_Internet_20_Link">
 <text:span text:style-name="T4">
Судан</text:span>
 </text:a>
</text:p>
      <text:p text:style-name="P4">
"Нам потрібно досягти домовленостей на найвищому рівні... Це нестабільнесередовище, тому нам потрібні ці зобов'язання. Ми просимо про переміщеннягуманітарних вантажів, людей. Це традиційна гуманітарна діяльність - йти туди,куди інші не йдуть”, - підсумував керівник гуманітарної програми <text:a xlink:type="simple" xlink:href="https://www.ukrinform.ua/tag-oon" text:style-name="Internet_20_link" text:visited-style-name="Visited_20_Internet_20_Link">
</text:a>
 .</text:p>
      <text:p text:style-name="P4">
Як повідомляв Укрінформ, воюючі військові угруповання Судану 2 травня <text:a xlink:type="simple" xlink:href="https://www.ukrinform.ua/rubric-world/3703808-vijskovi-ugrupovanna-sudanu-pogodili-peremira-z-4-po-11-travna.html" text:style-name="Internet_20_link" text:visited-style-name="Visited_20_Internet_20_Link">
</text:a>
 <text:a xlink:type="simple" xlink:href="https://www.ukrinform.ua/rubric-world/3703808-vijskovi-ugrupovanna-sudanu-pogodili-peremira-z-4-po-11-travna.html" text:style-name="Internet_20_link" text:visited-style-name="Visited_20_Internet_20_Link">
 </text:a>
 з 4 по 11 травня.</text:p>
      <text:p text:style-name="P4">
Source: <text:a xlink:type="simple" xlink:href="https://www.ukrinform.ua/rubric-world/3704294-v-oon-zaklikaut-storoni-konfliktu-u-sudani-zabezpeciti-zahist-gumdopomogi.html" text:style-name="Internet_20_link" text:visited-style-name="Visited_20_Internet_20_Link">
https://www.ukrinform.ua/rubric-world/3704294-v-oon-zaklikaut-storoni-konfliktu-u-sudani-zabezpeciti-zahist-gumdopomogi.html</text:a>
</text:p>
      <!--NEWS-->
      <text:h text:style-name="P10" text:outline-level="1">
<text:span text:style-name="T4">
Спільна пресконференція Зеленського та учасників саміту країн Північної Європи</text:span>
</text:h>
      <text:p text:style-name="P4">
Authors: Ukrinform (Person)</text:p>
      <text:p text:style-name="P4">
Publisher: Укринформ (Organization)</text:p>
      <text:p text:style-name="P4">
Published Time: 2023-05-03T18:07:00+03:00</text:p>
      <text:p text:style-name="P4">
Modified Time: 2023-05-03T18:07:00+03:00</text:p>
      <text:p text:style-name="P4">
Description: У Гельсінки відбулася спільна пресконференція Президента України Володимира Зеленського та учасників саміту країн Північної Європи. — Укрінформ.</text:p>
      <text:p text:style-name="P4">
Images: ["<text:a xlink:type="simple" xlink:href="https://static.ukrinform.com/photos/2023_05/thumb_files/630_360_1683122925-877.jpeg" text:style-name="Internet_20_link" text:visited-style-name="Visited_20_Internet_20_Link">
630_360_16831...</text:a>
"]</text:p>
      <text:p text:style-name="P4">
Tags: ['Фінляндія', 'Саміт', 'Зеленський']</text:p>
      <text:p text:style-name="P4">
Type: Article</text:p>
      <!--METADATA-->
      <text:p text:style-name="P4">
<draw:frame draw:style-name="fr1" draw:name="Image157" text:anchor-type="as-char" svg:width="6.9236in" svg:height="3.956343in" draw:z-index="0">
<draw:image xlink:href="../Images/yкринформ/2023-05-03T18-07-00-03-00/630_360_1683122925-877.jpeg" xlink:type="simple" xlink:show="embed" xlink:actuate="onLoad" draw:mime-type="image/jpeg"/>
</draw:frame>
 УГельсінки відбулася спільна пресконференція Президента України ВолодимираЗеленського та учасників саміту країн Північної Європи.</text:p>
      <text:p text:style-name="P4">
Як передає Укрінформ, трансляцію вів <text:a xlink:type="simple" xlink:href="https://www.facebook.com/president.gov.ua/videos/623797289291661/" text:style-name="Internet_20_link" text:visited-style-name="Visited_20_Internet_20_Link">
</text:a>
 .</text:p>
      <text:p text:style-name="P4">
Зокрема, у пресконференції взяли участь прем’єр-міністр Ісландії КатрінЯкобсдоттір, прем’єр-міністр Данії Метте Фредеріксен, прем’єр-міністр НорвегіїЙонас Гара Стере та прем’єр-міністр Швеції Ульф Крістерссон.</text:p>
      <text:p text:style-name="P4">
Раніше Володимир Зеленський висловив сподівання, що саміт Україна – ПівнічнаЄвропа, який проходить у середу у Фінляндії, <text:a xlink:type="simple" xlink:href="https://www.ukrinform.ua/rubric-ato/3704218-zelenskij-rozrahovue-so-rezultati-samitu-u-finlandii-dopomozut-posilitisa-na-poli-bou.html" text:style-name="Internet_20_link" text:visited-style-name="Visited_20_Internet_20_Link">
</text:a>
 .</text:p>
      <text:p text:style-name="P4">
<text:span text:style-name="T5">
Фото: ОП</text:span>
</text:p>
      <text:p text:style-name="P4">
Source: <text:a xlink:type="simple" xlink:href="https://www.ukrinform.ua/rubric-polytics/3704310-spilna-preskonferencia-zelenskogo-ta-ucasnikiv-samitu-krain-pivnicnoi-evropi.html" text:style-name="Internet_20_link" text:visited-style-name="Visited_20_Internet_20_Link">
https://www.ukrinform.ua/rubric-polytics/3704310-spilna-preskonferencia-zelenskogo-ta-ucasnikiv-samitu-krain-pivnicnoi-evropi.html</text:a>
</text:p>
      <!--NEWS-->
      <text:h text:style-name="P10" text:outline-level="1">
<text:span text:style-name="T4">
У Святошинському районі запрацював підрозділ ЦНАПу</text:span>
</text:h>
      <text:p text:style-name="P4">
Authors: Ukrinform (Person)</text:p>
      <text:p text:style-name="P4">
Publisher: Укринформ (Organization)</text:p>
      <text:p text:style-name="P4">
Published Time: 2023-05-03T18:12:49+03:00</text:p>
      <text:p text:style-name="P4">
Modified Time: 2023-05-03T18:12:49+03:00</text:p>
      <text:p text:style-name="P4">
Description: У Києві у Святошинському районі на вулиці Гната Юри запрацював підрозділ Центру надання адміністративних послуг. — Укрінформ.</text:p>
      <text:p text:style-name="P4">
Images: ["<text:a xlink:type="simple" xlink:href="https://static.ukrinform.com/photos/2023_05/thumb_files/630_360_1683126673-597.jpg" text:style-name="Internet_20_link" text:visited-style-name="Visited_20_Internet_20_Link">
630_360_16831...</text:a>
"]</text:p>
      <text:p text:style-name="P4">
Tags: ['Київ', 'ЦНАП']</text:p>
      <text:p text:style-name="P4">
Type: Article</text:p>
      <!--METADATA-->
      <text:p text:style-name="P4">
<draw:frame draw:style-name="fr1" draw:name="Image158" text:anchor-type="as-char" svg:width="6.9236in" svg:height="3.956343in" draw:z-index="0">
<draw:image xlink:href="../Images/yкринформ/2023-05-03T18-12-49-03-00/630_360_1683126673-597.jpg" xlink:type="simple" xlink:show="embed" xlink:actuate="onLoad" draw:mime-type="image/jpeg"/>
</draw:frame>
 У Києві уСвятошинському районі на вулиці Гната Юри запрацював підрозділ Центру наданняадміністративних послуг.</text:p>
      <text:p text:style-name="P4">
Про це у <text:a xlink:type="simple" xlink:href="https://t.me/KyivCityOfficial/6581" text:style-name="Internet_20_link" text:visited-style-name="Visited_20_Internet_20_Link">
 </text:a>
 повідомила Київська міськадержавна адміністрація, передає Укрінформ.</text:p>
      <text:p text:style-name="P4">
“У Святошинському районі на вулиці Гната Юри, 14-Б запрацював підрозділ Центрунадання адміністративних послуг”, - йдеться в повідомленні.</text:p>
      <text:p text:style-name="P4">
Зазначається, що тепер в одному приміщенні можна отримати повний комплекссоціальних та адмінпослуг. У будівлі вже розташовані Центр соціальних службСвятошинського району, що об’єднує три структури: Управління соціальногозахисту населення, відділ обслуговування громадян Пенсійного фонду таСвятошинське управління міського центру зайнятості.</text:p>
      <text:p text:style-name="P4">
У <text:a xlink:type="simple" xlink:href="https://www.ukrinform.ua/tag-kmda" text:style-name="Internet_20_link" text:visited-style-name="Visited_20_Internet_20_Link">
 </text:a>
 зауважили, що окрім стандартнихадмінпослуг, у підрозділі ЦНАПу можна отримати консультацію щодо перелікугарантій та пільг для учасників бойових дій, осіб з інвалідністю, членів їхніхсімей.</text:p>
      <text:p text:style-name="P4">
Крім того, за окремим зверненням відвідувачі можуть отримати психологічнупідтримку. Також працює зона самообслуговування для користування електроннимисервісами заявниками.</text:p>
      <text:p text:style-name="P4">
Йдеться про 400 послуг, із них соціального характеру – 85. Надання паспортнихпослуг мають впровадити до кінця поточного року.</text:p>
      <text:p text:style-name="P4">
<text:span text:style-name="T4">
Читайте також:</text:span>
 <text:a xlink:type="simple" xlink:href="https://www.ukrinform.ua/rubric-regions/3682888-u-borodanci-vidkrili-novij-cnap.html" text:style-name="Internet_20_link" text:visited-style-name="Visited_20_Internet_20_Link">
 <text:span text:style-name="T4">
ЦНАП</text:span>
 </text:a>
</text:p>
      <text:p text:style-name="P4">
Як повідомлялося, ЦНАПи Києва працюють із понеділка до суботи із 09:00 до18:00. Із 1 травня ЦНАПи столиці відновили запис в електронній черзі на сайтіЦентру адміністративних послуг.</text:p>
      <text:p text:style-name="P4">
Source: <text:a xlink:type="simple" xlink:href="https://www.ukrinform.ua/rubric-kyiv/3704297-u-svatosinskomu-rajoni-zapracuvav-pidrozdil-cnapu.html" text:style-name="Internet_20_link" text:visited-style-name="Visited_20_Internet_20_Link">
https://www.ukrinform.ua/rubric-kyiv/3704297-u-svatosinskomu-rajoni-zapracuvav-pidrozdil-cnapu.html</text:a>
</text:p>
      <!--NEWS-->
      <text:h text:style-name="P10" text:outline-level="1">
<text:span text:style-name="T4">
Мессі залишить «ПСЖ» в кінці сезону - журналіст</text:span>
</text:h>
      <text:p text:style-name="P4">
Authors: Ukrinform (Person)</text:p>
      <text:p text:style-name="P4">
Publisher: Укринформ (Organization)</text:p>
      <text:p text:style-name="P4">
Published Time: 2023-05-03T18:12:59+03:00</text:p>
      <text:p text:style-name="P4">
Modified Time: 2023-05-03T18:12:59+03:00</text:p>
      <text:p text:style-name="P4">
Description: Нападник «ПСЖ» Ліонель Мессі влітку покине команду після завершення терміну контракту з клубом. — Укрінформ.</text:p>
      <text:p text:style-name="P4">
Images: ["<text:a xlink:type="simple" xlink:href="https://static.ukrinform.com/photos/2023_05/thumb_files/630_360_1683126689-332.jpg" text:style-name="Internet_20_link" text:visited-style-name="Visited_20_Internet_20_Link">
630_360_16831...</text:a>
"]</text:p>
      <text:p text:style-name="P4">
Tags: ['Футбол', 'Мессі']</text:p>
      <text:p text:style-name="P4">
Type: Article</text:p>
      <!--METADATA-->
      <text:p text:style-name="P4">
<draw:frame draw:style-name="fr1" draw:name="Image159" text:anchor-type="as-char" svg:width="6.9236in" svg:height="3.956343in" draw:z-index="0">
<draw:image xlink:href="../Images/yкринформ/2023-05-03T18-12-59-03-00/630_360_1683126689-332.jpg" xlink:type="simple" xlink:show="embed" xlink:actuate="onLoad" draw:mime-type="image/jpeg"/>
</draw:frame>
 Нападник«ПСЖ» Ліонель Мессі влітку покине команду після завершення терміну контракту зклубом.</text:p>
      <text:p text:style-name="P4">
Про це у <text:a xlink:type="simple" xlink:href="https://twitter.com/FabrizioRomano/status/1653765619563614209" text:style-name="Internet_20_link" text:visited-style-name="Visited_20_Internet_20_Link">
 </text:a>
повідомив футбольний інсайдер Фабріціо Романо, передає Укрінформ.</text:p>
      <text:p text:style-name="P4">
35-річний аргентинець на 2 тижні відсторонений від команди за візит доСаудівської Аравії після програного матчу з «Лор’яном», який не був узгодженийз керівництвом.</text:p>
      <text:p text:style-name="P4">
<text:span text:style-name="T4">
Читайте також:</text:span>
 <text:a xlink:type="simple" xlink:href="https://www.ukrinform.ua/rubric-sports/3703892-real-prograv-u-mensosti-real-sosedadu-u-matci-la-ligi.html" text:style-name="Internet_20_link" text:visited-style-name="Visited_20_Internet_20_Link">
 </text:a>
</text:p>
      <text:p text:style-name="P4">
Романо додає, що батько Мессі повідомив парижанам про рішення залишити командуще місяць тому.</text:p>
      <text:p text:style-name="P4">
Фото: Getty Images</text:p>
      <text:p text:style-name="P4">
Source: <text:a xlink:type="simple" xlink:href="https://www.ukrinform.ua/rubric-sports/3704298-messi-zalisit-psz-v-kinci-sezonu-zurnalist.html" text:style-name="Internet_20_link" text:visited-style-name="Visited_20_Internet_20_Link">
https://www.ukrinform.ua/rubric-sports/3704298-messi-zalisit-psz-v-kinci-sezonu-zurnalist.html</text:a>
</text:p>
      <!--NEWS-->
      <text:h text:style-name="P10" text:outline-level="1">
<text:span text:style-name="T4">
На Харківщині тракторист підірвався на протитанковій міні</text:span>
</text:h>
      <text:p text:style-name="P4">
Authors: Ukrinform (Person)</text:p>
      <text:p text:style-name="P4">
Publisher: Укринформ (Organization)</text:p>
      <text:p text:style-name="P4">
Published Time: 2023-05-03T18:14:26+03:00</text:p>
      <text:p text:style-name="P4">
Modified Time: 2023-05-03T18:14:26+03:00</text:p>
      <text:p text:style-name="P4">
Description: На Харківщині тракторист підірвався на протитанковій міні, чоловік зазнав численних травм. — Укрінформ.</text:p>
      <text:p text:style-name="P4">
Images: ["<text:a xlink:type="simple" xlink:href="https://static.ukrinform.com/photos/2023_02/thumb_files/630_360_1676281282-210.jpg" text:style-name="Internet_20_link" text:visited-style-name="Visited_20_Internet_20_Link">
630_360_16762...</text:a>
"]</text:p>
      <text:p text:style-name="P4">
Tags: ['ДСНС', 'Міна', 'Харківщина']</text:p>
      <text:p text:style-name="P4">
Type: Article</text:p>
      <!--METADATA-->
      <text:p text:style-name="P4">
<draw:frame draw:style-name="fr1" draw:name="Image160" text:anchor-type="as-char" svg:width="6.9236in" svg:height="3.956343in" draw:z-index="0">
<draw:image xlink:href="../Images/yкринформ/2023-05-03T18-14-26-03-00/630_360_1676281282-210.jpg" xlink:type="simple" xlink:show="embed" xlink:actuate="onLoad" draw:mime-type="image/jpeg"/>
</draw:frame>
 НаХарківщині тракторист підірвався на протитанковій міні, чоловік зазнавчисленних травм.</text:p>
      <text:p text:style-name="P4">
Про це повідомила у <text:a xlink:type="simple" xlink:href="https://www.facebook.com/DSNSKHARKIV/posts/619148296921334" text:style-name="Internet_20_link" text:visited-style-name="Visited_20_Internet_20_Link">
</text:a>
 пресслужба ГУДСНС у Харківській області, передає Укрінформ.</text:p>
      <text:p text:style-name="P4">
«3 травня близько 15:00 стався черговий підрив сільськогосподарської технікина залишеному окупантами вибуховому пристрої. Рухаючись по ґрунтовій дорозі уполі за межами с. Погонівка Барвінківської громади, трактор потрапив напротитанкову міну. Внаслідок вибуху 58-річний тракторист отримав чисельнітілесні ушкодження. Наразі медики надають постраждалому необхідну допомогу», -йдеться у повідомленні.</text:p>
      <text:p text:style-name="P4">
<text:span text:style-name="T4">
Читайте також:</text:span>
 <text:a xlink:type="simple" xlink:href="https://www.ukrinform.ua/rubric-regions/3702510-u-harkivskij-oblasti-colovik-pidirvavsa-na-vibuhovomu-pristroi.html" text:style-name="Internet_20_link" text:visited-style-name="Visited_20_Internet_20_Link">
 <text:span text:style-name="T4">
підірвався</text:span>
 </text:a>
</text:p>
      <text:p text:style-name="P4">
В управлінні зазначили, що також був пошкоджений інший трактор, що проїжджавповз.</text:p>
      <text:p text:style-name="P4">
Як повідомлялося, 2 травня в Ізюмському районі між селами Вербівка та ВовчийЯр двоє механізаторів під час польових робіт наїхали на вибухонебезпечнийпредмет, від отриманих травм чоловіки померли.</text:p>
      <text:p text:style-name="P4">
Фото ілюстративне</text:p>
      <text:p text:style-name="P4">
Source: <text:a xlink:type="simple" xlink:href="https://www.ukrinform.ua/rubric-regions/3704299-na-harkivsini-traktorist-pidirvavsa-na-protitankovij-mini.html" text:style-name="Internet_20_link" text:visited-style-name="Visited_20_Internet_20_Link">
https://www.ukrinform.ua/rubric-regions/3704299-na-harkivsini-traktorist-pidirvavsa-na-protitankovij-mini.html</text:a>
</text:p>
      <!--NEWS-->
      <text:h text:style-name="P10" text:outline-level="1">
<text:span text:style-name="T4">
У Житомирі створюють дерев’яну скульптуру, присвячену 95-ій бригаді</text:span>
</text:h>
      <text:p text:style-name="P4">
Authors: Ukrinform (Person)</text:p>
      <text:p text:style-name="P4">
Publisher: Укринформ (Organization)</text:p>
      <text:p text:style-name="P4">
Published Time: 2023-05-03T18:15:19+03:00</text:p>
      <text:p text:style-name="P4">
Modified Time: 2023-05-03T18:15:19+03:00</text:p>
      <text:p text:style-name="P4">
Description: У Шодуарівському парку Житомира ветеран Іван Халус створює з дуба скульптуру «Свобода», присвячену 95-ій окремій десантно-штурмовій бригаді. Про це Халус розповів кореспондентові Укрінформу. — Укрінформ.</text:p>
      <text:p text:style-name="P4">
Images: ["<text:a xlink:type="simple" xlink:href="https://static.ukrinform.com/photos/2023_05/thumb_files/630_360_1683114014-178.jpg" text:style-name="Internet_20_link" text:visited-style-name="Visited_20_Internet_20_Link">
630_360_16831...</text:a>
", "<text:a xlink:type="simple" xlink:href="https://static.ukrinform.com/photos/2023_05/1683114015-127.jpg" text:style-name="Internet_20_link" text:visited-style-name="Visited_20_Internet_20_Link">
1683114015-12...</text:a>
", "<text:a xlink:type="simple" xlink:href="https://static.ukrinform.com/photos/2023_05/1683114016-629.jpg" text:style-name="Internet_20_link" text:visited-style-name="Visited_20_Internet_20_Link">
1683114016-62...</text:a>
"]</text:p>
      <text:p text:style-name="P4">
Tags: ['Житомир', 'Десантники', 'Парк', 'Скульптура', 'Війна з росією']</text:p>
      <text:p text:style-name="P4">
Type: Article</text:p>
      <!--METADATA-->
      <text:p text:style-name="P4">
<draw:frame draw:style-name="fr1" draw:name="Image161" text:anchor-type="as-char" svg:width="6.9236in" svg:height="3.956343in" draw:z-index="0">
<draw:image xlink:href="../Images/yкринформ/2023-05-03T18-15-19-03-00/630_360_1683114014-178.jpg" xlink:type="simple" xlink:show="embed" xlink:actuate="onLoad" draw:mime-type="image/jpeg"/>
</draw:frame>
 УШодуарівському парку Житомира ветеран Іван Халус створює з дуба скульптуру«Свобода», присвячену 95-ій окремій десантно-штурмовій бригаді. Про це Халусрозповів кореспондентові Укрінформу.</text:p>
      <text:p text:style-name="P4">
Про це Халус розповів кореспондентові Укрінформу.</text:p>
      <text:p text:style-name="P4">
«Ідея скульптури виникла ще на передових позиціях. У розмовах із побратимамими ділилися планами, що кожен має зробити після перемоги. Я - скульптор ісказав, якщо виживу, то виріжу скульптуру в пам’ять про хлопців і 95-тубригаду, яка героїчно захищає терени нашої батьківщини на найважчих напрямках.Вирішив, що вона буде в Житомирі – місті, де розташована 95-та бригада», -зазначив скульптор.</text:p>
      <text:p text:style-name="P4">
<draw:frame draw:style-name="fr1" draw:name="Image162" text:anchor-type="as-char" svg:width="6.9236in" svg:height="5.1927in" draw:z-index="0">
<draw:image xlink:href="../Images/yкринформ/2023-05-03T18-15-19-03-00/1683114015-127.jpg" xlink:type="simple" xlink:show="embed" xlink:actuate="onLoad" draw:mime-type="image/jpeg"/>
</draw:frame>
</text:p>
      <text:p text:style-name="P4">
За його словами, скульптура називається «Свобода». Її висота – 2,4 м, діаметр– 60 см. На титульній стороні виробу зображений герб 95-ї бригади, а середелементів на звороті будуть, зокрема, шеврон бригади і голуб. Скульптуру авторстворює бензопилами на дубові, який упав через негоду. Для того, аби завершитивсі роботи, йому знадобиться ще кілька днів.</text:p>
      <text:p text:style-name="P4">
<draw:frame draw:style-name="fr1" draw:name="Image163" text:anchor-type="as-char" svg:width="6.9236in" svg:height="5.1927in" draw:z-index="0">
<draw:image xlink:href="../Images/yкринформ/2023-05-03T18-15-19-03-00/1683114016-629.jpg" xlink:type="simple" xlink:show="embed" xlink:actuate="onLoad" draw:mime-type="image/jpeg"/>
</draw:frame>
</text:p>
      <text:p text:style-name="P4">
Паралельно зі створенням скульптури Халус збирає кошти, за які планує придбатитепловізор або дрон для 95-ї бригади.</text:p>
      <text:p text:style-name="P4">
<text:span text:style-name="T4">
Читайте також:</text:span>
 <text:a xlink:type="simple" xlink:href="https://www.ukrinform.ua/rubric-regions/3703089-zitomir-peredav-desantnikam-dva-komplekti-droniv-matrice-300.html" text:style-name="Internet_20_link" text:visited-style-name="Visited_20_Internet_20_Link">
 <text:span text:style-name="T4">
десант</text:span>
 </text:a>
</text:p>
      <text:p text:style-name="P4">
Майстер розповів, що строкову службу проходив у прикордонних військах, протебув комісований за станом здоров’я. За фахом він юрист, але вже вісім роківзаймається скульптурою. Коли розпочалася повномасштабна війна, чоловік пішов увійськкомат і потім потрапив у 95-ту бригаду. Упродовж місяця він перебувавпід Ізюмом, на <text:a xlink:type="simple" xlink:href="https://www.ukrinform.ua/tag-vijna-z-rosieu" text:style-name="Internet_20_link" text:visited-style-name="Visited_20_Internet_20_Link">
 </text:a>
 в нього бувпозивний «Скульптор». Після поранення та кількох контузій військовий не можебільше служити. Упродовж трьох місяців він проходив реабілітацію і ниніпродовжує курс лікування.</text:p>
      <text:p text:style-name="P4">
Халус сподівається, що його ініціативу підтримають інші міста, де теж єбригади ЗСУ. Ветеран готовий створювати скульптури, присвячені Збройним силам,і надалі.</text:p>
      <text:p text:style-name="P4">
Як повідомляв Укрінформ, у Ірпені на Київщині відбулося відкриття муралу,присвяченого Бахмуту. Стінопис створено з ініціативи української рок-музикантки та композиторки Даші Суворової, рідним містом якої є Бахмут.Автором муралу став український художник Іван Шульгін.</text:p>
      <text:p text:style-name="P4">
Source: <text:a xlink:type="simple" xlink:href="https://www.ukrinform.ua/rubric-culture/3704300-u-zitomiri-stvoruut-derevanu-skulpturu-prisvacenu-95ij-brigadi.html" text:style-name="Internet_20_link" text:visited-style-name="Visited_20_Internet_20_Link">
https://www.ukrinform.ua/rubric-culture/3704300-u-zitomiri-stvoruut-derevanu-skulpturu-prisvacenu-95ij-brigadi.html</text:a>
</text:p>
      <!--NEWS-->
      <text:h text:style-name="P10" text:outline-level="1">
<text:span text:style-name="T4">
У Гостомелі на Київщині знайшли бойову гранату</text:span>
</text:h>
      <text:p text:style-name="P4">
Authors: Ukrinform (Person)</text:p>
      <text:p text:style-name="P4">
Publisher: Укринформ (Organization)</text:p>
      <text:p text:style-name="P4">
Published Time: 2023-05-03T18:18:17+03:00</text:p>
      <text:p text:style-name="P4">
Modified Time: 2023-05-03T18:18:17+03:00</text:p>
      <text:p text:style-name="P4">
Description: Житель Гостомеля Київської області під час косіння трави на своїй земельній ділянці виявив бойову гранату. — Укрінформ.</text:p>
      <text:p text:style-name="P4">
Images: ["<text:a xlink:type="simple" xlink:href="https://static.ukrinform.com/photos/2023_05/thumb_files/630_360_1683126598-847.jpeg" text:style-name="Internet_20_link" text:visited-style-name="Visited_20_Internet_20_Link">
630_360_16831...</text:a>
", "<text:a xlink:type="simple" xlink:href="https://static.ukrinform.com/photos/2023_05/1683126597-312.jpeg" text:style-name="Internet_20_link" text:visited-style-name="Visited_20_Internet_20_Link">
1683126597-31...</text:a>
"]</text:p>
      <text:p text:style-name="P4">
Tags: ['Граната', 'Київщина', 'Гостомель']</text:p>
      <text:p text:style-name="P4">
Type: Article</text:p>
      <!--METADATA-->
      <text:p text:style-name="P4">
<draw:frame draw:style-name="fr1" draw:name="Image164" text:anchor-type="as-char" svg:width="6.9236in" svg:height="3.956343in" draw:z-index="0">
<draw:image xlink:href="../Images/yкринформ/2023-05-03T18-18-17-03-00/630_360_1683126598-847.jpeg" xlink:type="simple" xlink:show="embed" xlink:actuate="onLoad" draw:mime-type="image/jpeg"/>
</draw:frame>
 ЖительГостомеля Київської області під час косіння трави на своїй земельній ділянцівиявив бойову гранату.</text:p>
      <text:p text:style-name="P4">
Як передає Укрінформ, про це начальник поліції Київської області АндрійНєбитов повідомляє у  <text:a xlink:type="simple" xlink:href="https://t.me/andrii_nebytov/1261" text:style-name="Internet_20_link" text:visited-style-name="Visited_20_Internet_20_Link">
 </text:a>
 .</text:p>
      <text:p text:style-name="P4">
"Косили траву й натрапили на <text:a xlink:type="simple" xlink:href="https://www.ukrinform.ua/tag-granata" text:style-name="Internet_20_link" text:visited-style-name="Visited_20_Internet_20_Link">
 </text:a>
 . Пронебезпечну знахідку на своїй земельній ділянці нам повідомив жительГостомеля", - зазначив Нєбитов.</text:p>
      <text:p text:style-name="P4">
<draw:frame draw:style-name="fr1" draw:name="Image165" text:anchor-type="as-char" svg:width="6.9236in" svg:height="9.231467in" draw:z-index="0">
<draw:image xlink:href="../Images/yкринформ/2023-05-03T18-18-17-03-00/1683126597-312.jpeg" xlink:type="simple" xlink:show="embed" xlink:actuate="onLoad" draw:mime-type="image/jpeg"/>
</draw:frame>
</text:p>
      <text:p text:style-name="P4">
Правоохоронці прибули на місце, огородили прилеглу територію та викликалиДСНС.</text:p>
      <text:p text:style-name="P4">
<text:span text:style-name="T4">
Читайте також:</text:span>
 <text:a xlink:type="simple" xlink:href="https://www.ukrinform.ua/rubric-regions/3702285-u-mikolaevi-colovik-pidirvav-granatu-e-postrazdali.html" text:style-name="Internet_20_link" text:visited-style-name="Visited_20_Internet_20_Link">
 <text:span text:style-name="T4">
гранат</text:span>
 </text:a>
</text:p>
      <text:p text:style-name="P4">
"За попередніми даними, граната РГД—5 знаходилась там із періоду ворожоїокупації. На щастя, ніхто з людей не постраждав", - підкреслив Нєбитов.</text:p>
      <text:p text:style-name="P4">
Як повідомляв Укрінформ, у Вишгородському районі Київської області виявленочастину  <text:a xlink:type="simple" xlink:href="https://www.ukrinform.ua/rubric-regions/3703115-na-kiivsini-viavili-castinu-reaktivnogo-snarada-uragan.html" text:style-name="Internet_20_link" text:visited-style-name="Visited_20_Internet_20_Link">
 </text:a>
 .</text:p>
      <text:p text:style-name="P4">
<text:span text:style-name="T5">
Фото: ANDRII NEBYTOV</text:span>
</text:p>
      <text:p text:style-name="P4">
Source: <text:a xlink:type="simple" xlink:href="https://www.ukrinform.ua/rubric-regions/3704303-u-gostomeli-na-kiivsini-znajsli-bojovu-granatu.html" text:style-name="Internet_20_link" text:visited-style-name="Visited_20_Internet_20_Link">
https://www.ukrinform.ua/rubric-regions/3704303-u-gostomeli-na-kiivsini-znajsli-bojovu-granatu.html</text:a>
</text:p>
      <!--NEWS-->
      <text:h text:style-name="P10" text:outline-level="1">
<text:span text:style-name="T4">
США не можуть підтвердити заяви рф про нібито спроби України вдарити по кремлю – Блінкен</text:span>
</text:h>
      <text:p text:style-name="P4">
Authors: Ukrinform (Person)</text:p>
      <text:p text:style-name="P4">
Publisher: Укринформ (Organization)</text:p>
      <text:p text:style-name="P4">
Published Time: 2023-05-03T18:21:00+03:00</text:p>
      <text:p text:style-name="P4">
Modified Time: 2023-05-03T18:21:00+03:00</text:p>
      <text:p text:style-name="P4">
Description: Держсекретар США Ентоні Блінкен ознайомлений із повідомленнями кремля про начебто спробу замаху на путіна за допомогою двох дронів, але не може це підтвердити, а також зауважив, що Україна сама приймає рішення, як їй захищатися від агресії рф. — Укрінформ.</text:p>
      <text:p text:style-name="P4">
Images: ["<text:a xlink:type="simple" xlink:href="https://static.ukrinform.com/photos/2023_01/thumb_files/630_360_1674007118-313.jpg" text:style-name="Internet_20_link" text:visited-style-name="Visited_20_Internet_20_Link">
630_360_16740...</text:a>
"]</text:p>
      <text:p text:style-name="P4">
Tags: ['Безпілотник', 'Кремль', 'США', 'Блінкен']</text:p>
      <text:p text:style-name="P4">
Type: Article</text:p>
      <!--METADATA-->
      <text:p text:style-name="P4">
<draw:frame draw:style-name="fr1" draw:name="Image166" text:anchor-type="as-char" svg:width="6.9236in" svg:height="3.956343in" draw:z-index="0">
<draw:image xlink:href="../Images/yкринформ/2023-05-03T18-21-00-03-00/630_360_1674007118-313.jpg" xlink:type="simple" xlink:show="embed" xlink:actuate="onLoad" draw:mime-type="image/jpeg"/>
</draw:frame>
Держсекретар США Ентоні Блінкен ознайомлений із повідомленнями кремля проначебто спробу замаху на путіна за допомогою двох дронів, але не може цепідтвердити, а також зауважив, що Україна сама приймає рішення, як їйзахищатися від агресії рф.</text:p>
      <text:p text:style-name="P4">
Про це він сказав під час розмови у Вашингтоні, присвяченій Всесвітньому днюсвободи преси, передає кореспондент Укрінформу.</text:p>
      <text:p text:style-name="P4">
«По-перше, я бачив ці повідомлення. Я жодним чином не можу підтвердити їх», -зауважив глава американської дипломатії, додавши, що не має додатковоїінформації.</text:p>
      <text:p text:style-name="P4">
По-друге, за його словами, не варто вірити всьому, що виходить із кремля,потрібно не спекулювати, а оперувати фактами, які мають прояснитися згодом.</text:p>
      <text:p text:style-name="P4">
<text:span text:style-name="T4">
Читайте також:</text:span>
 <text:a xlink:type="simple" xlink:href="https://www.ukrinform.ua/rubric-ato/3704220-ukraina-ne-atakuvala-kreml-ci-budaki-insi-obekti-na-teritorii-rosii-podolak.html" text:style-name="Internet_20_link" text:visited-style-name="Visited_20_Internet_20_Link">
 <text:span text:style-name="T4">
кремль</text:span>
 </text:a>
</text:p>
      <text:p text:style-name="P4">
У цьому контексті глава Держдепартаменту США нагадав, що росія постійно завдаєударів по Україні, «і не лише по її неймовірно мужнім Збройним силам, а й поїї громадянах»: бомбить квартири, будинки, вбиває дітей, розлучає сім’ї.</text:p>
      <text:p text:style-name="P4">
«Тож, ми залишаємо за Україною право приймати рішення, як вона захищатиметьсяі як намагатиметься повернути територію, яку росія незаконно захопила у неївпродовж останніх 14 місяців і від 2014 року»,- зауважив держсекретар <text:a xlink:type="simple" xlink:href="https://www.ukrinform.ua/tag-ssa" text:style-name="Internet_20_link" text:visited-style-name="Visited_20_Internet_20_Link">
</text:a>
 .</text:p>
      <text:p text:style-name="P4">
Як повідомлялося, у середу пресслужба президента рф заявила, що нібито Українавночі <text:a xlink:type="simple" xlink:href="https://www.ukrinform.ua/rubric-world/3704176-u-putina-zaavili-pro-ataku-bezpilotnikiv-na-kreml.html" text:style-name="Internet_20_link" text:visited-style-name="Visited_20_Internet_20_Link">
 </text:a>
 , задіявши при цьому два безпілотники.</text:p>
      <text:p text:style-name="P4">
Source: <text:a xlink:type="simple" xlink:href="https://www.ukrinform.ua/rubric-ato/3704312-ssa-ne-mozut-pidtverditi-zaavi-rf-pro-nibito-sprobi-ukraini-vdariti-po-kremlu-blinken.html" text:style-name="Internet_20_link" text:visited-style-name="Visited_20_Internet_20_Link">
https://www.ukrinform.ua/rubric-ato/3704312-ssa-ne-mozut-pidtverditi-zaavi-rf-pro-nibito-sprobi-ukraini-vdariti-po-kremlu-blinken.html</text:a>
</text:p>
      <!--NEWS-->
      <text:h text:style-name="P10" text:outline-level="1">
<text:span text:style-name="T4">
Норвегія передала спецавтомобілі одеським та херсонським рятувальникам</text:span>
</text:h>
      <text:p text:style-name="P4">
Authors: Ukrinform (Person)</text:p>
      <text:p text:style-name="P4">
Publisher: Укринформ (Organization)</text:p>
      <text:p text:style-name="P4">
Published Time: 2023-05-03T18:22:59+03:00</text:p>
      <text:p text:style-name="P4">
Modified Time: 2023-05-03T18:22:59+03:00</text:p>
      <text:p text:style-name="P4">
Description: Норвегія передала три спецавтомобілі для Одеського та Херсонського гарнізонів ДСНС. — Укрінформ.</text:p>
      <text:p text:style-name="P4">
Images: ["<text:a xlink:type="simple" xlink:href="https://static.ukrinform.com/photos/2023_05/thumb_files/630_360_1683127303-796.jpg" text:style-name="Internet_20_link" text:visited-style-name="Visited_20_Internet_20_Link">
630_360_16831...</text:a>
"]</text:p>
      <text:p text:style-name="P4">
Tags: ['Автомобіль', 'ДСНС', 'Херсон', 'Норвегія', 'Одеса', 'допомога']</text:p>
      <text:p text:style-name="P4">
Type: Article</text:p>
      <!--METADATA-->
      <text:p text:style-name="P4">
<draw:frame draw:style-name="fr1" draw:name="Image167" text:anchor-type="as-char" svg:width="6.9236in" svg:height="3.956343in" draw:z-index="0">
<draw:image xlink:href="../Images/yкринформ/2023-05-03T18-22-59-03-00/630_360_1683127303-796.jpg" xlink:type="simple" xlink:show="embed" xlink:actuate="onLoad" draw:mime-type="image/jpeg"/>
</draw:frame>
 Норвегіяпередала три спецавтомобілі для Одеського та Херсонського гарнізонів ДСНС.</text:p>
      <text:p text:style-name="P4">
Про це у <text:a xlink:type="simple" xlink:href="https://www.facebook.com/100064704725226/posts/pfbid0BvnJDeQpYaH4nibxmqvuPJ9kJ4QygST7vA6divcSGE4DRRhdrua6UxCKXuasd8Zyl/" text:style-name="Internet_20_link" text:visited-style-name="Visited_20_Internet_20_Link">
</text:a>
повідомило Головне управління ДСНС в Одеській області, передає Укрінформ.</text:p>
      <text:p text:style-name="P4">
«В Головному управлінні ДСНС України в Одеській області керівник пожежно-рятувальної служби з Королівства <text:a xlink:type="simple" xlink:href="https://www.ukrinform.ua/tag-norvegia" text:style-name="Internet_20_link" text:visited-style-name="Visited_20_Internet_20_Link">
 </text:a>
Даг Ботнен вручив ключі від 3 автомобілів для Одеського та Херсонськогогарнізонів», - йдеться в повідомленні.</text:p>
      <text:p text:style-name="P4">
Зазначається, що така допомога стала можливою за підтримки Одеського обласногооб’єднання церков євангельських християн-баптистів, які через благодійні фондисприяли у придбані техніки для рятувальників Одещини. Колеги з Норвегії своєючергою проявили ініціативу допомогти не лише одеським рятувальникам, а йхерсонським.</text:p>
      <text:p text:style-name="P4">
Зазначається, що така допомога стала можлива за підтримки Одеського обласногообєднання церков євангельських християн-баптистів, які через благодійні фондисприяли у придбані техніки для рятувальників Одещини. Колеги з Норвегії, всвою чергу, проявили ініціативу допомогти не лише Одеським рятувальникам, алеХерсонським вогнеборцям.</text:p>
      <text:p text:style-name="P4">
<text:span text:style-name="T4">
Читайте також:</text:span>
 <text:a xlink:type="simple" xlink:href="https://www.ukrinform.ua/rubric-society/3696214-fond-govarda-baffeta-peredav-dsns-pikapi-metalodetektori-i-sluzbovih-sobak.html" text:style-name="Internet_20_link" text:visited-style-name="Visited_20_Internet_20_Link">
 <text:span text:style-name="T4">
Фонд</text:span>
 <text:span text:style-name="T4">
Говарда</text:span>
 <text:span text:style-name="T4">
Баффета</text:span>
 <text:span text:style-name="T4">
передав</text:span>
 <text:span text:style-name="T4">
ДСНС</text:span>
<text:span text:style-name="T4">
пікапи</text:span>
 <text:span text:style-name="T4">
металодетектори</text:span>
 <text:span text:style-name="T4">
службових</text:span>
 <text:span text:style-name="T4">
собак</text:span>
</text:a>
</text:p>
      <text:p text:style-name="P4">
Як повідомлялося, Волинська, Рівненська, Сумська, Дніпропетровська та Івано-Франківська області отримали <text:a xlink:type="simple" xlink:href="https://www.ukrinform.ua/rubric-regions/3693281-pat-oblastej-ukraini-otrimali-povnistu-obladnani-avtomobili-svidkoi.html" text:style-name="Internet_20_link" text:visited-style-name="Visited_20_Internet_20_Link">
 </text:a>
 , придбані «Медичними закупівлями України» в межах ініціативиUnited24.</text:p>
      <text:p text:style-name="P4">
Source: <text:a xlink:type="simple" xlink:href="https://www.ukrinform.ua/rubric-regions/3704304-norvegia-peredala-specavtomobili-odeskim-ta-hersonskim-ratuvalnikam.html" text:style-name="Internet_20_link" text:visited-style-name="Visited_20_Internet_20_Link">
https://www.ukrinform.ua/rubric-regions/3704304-norvegia-peredala-specavtomobili-odeskim-ta-hersonskim-ratuvalnikam.html</text:a>
</text:p>
      <!--NEWS-->
      <text:h text:style-name="P10" text:outline-level="1">
<text:span text:style-name="T4">
Португалія може допомогти Україні у зближенні з країнами Глобального Півдня – голова Асамблеї</text:span>
</text:h>
      <text:p text:style-name="P4">
Authors: Ukrinform (Person)</text:p>
      <text:p text:style-name="P4">
Publisher: Укринформ (Organization)</text:p>
      <text:p text:style-name="P4">
Published Time: 2023-05-03T18:23:19+03:00</text:p>
      <text:p text:style-name="P4">
Modified Time: 2023-05-03T18:23:19+03:00</text:p>
      <text:p text:style-name="P4">
Description: Португалія готова сприяти діалогу між Україною та країнами так званого Глобального Півдня. — Укрінформ.</text:p>
      <text:p text:style-name="P4">
Images: ["<text:a xlink:type="simple" xlink:href="https://static.ukrinform.com/photos/2023_05/thumb_files/630_360_1683127269-787.jpg" text:style-name="Internet_20_link" text:visited-style-name="Visited_20_Internet_20_Link">
630_360_16831...</text:a>
", "<text:a xlink:type="simple" xlink:href="https://static.ukrinform.com/photos/2023_05/1683127331-732.jpg" text:style-name="Internet_20_link" text:visited-style-name="Visited_20_Internet_20_Link">
1683127331-73...</text:a>
"]</text:p>
      <text:p text:style-name="P4">
Tags: ['Африка', 'Португалія', 'Верховна Рада']</text:p>
      <text:p text:style-name="P4">
Type: Article</text:p>
      <!--METADATA-->
      <text:p text:style-name="P4">
<draw:frame draw:style-name="fr1" draw:name="Image168" text:anchor-type="as-char" svg:width="6.9236in" svg:height="3.956343in" draw:z-index="0">
<draw:image xlink:href="../Images/yкринформ/2023-05-03T18-23-19-03-00/630_360_1683127269-787.jpg" xlink:type="simple" xlink:show="embed" xlink:actuate="onLoad" draw:mime-type="image/jpeg"/>
</draw:frame>
 Португаліяготова сприяти діалогу між Україною та країнами так званого ГлобальногоПівдня.</text:p>
      <text:p text:style-name="P4">
Про це заявив голова Асамблеї Португалії Аугушу Ернешту Сантуш Сілва під часвиступу у Верховній Раді, текст якого опубліковано <text:a xlink:type="simple" xlink:href="https://www.rada.gov.ua/news/Top-novyna/236119.html" text:style-name="Internet_20_link" text:visited-style-name="Visited_20_Internet_20_Link">
</text:a>
 , передає Укрінформ.</text:p>
      <text:p text:style-name="P4">
«Вважаю, що португальська дипломатія може додати якісного змісту доміжнародної підтримки нашої спільної боротьби. Коаліція країн, що політично ідипломатично підтримують Україну, засуджуючи російську агресію без усякихзастережень, — це, на щастя, дуже широка коаліція», - сказав Сілва.</text:p>
      <text:p text:style-name="P4">
<draw:frame draw:style-name="fr1" draw:name="Image169" text:anchor-type="as-char" svg:width="6.9236in" svg:height="4.916166in" draw:z-index="0">
<draw:image xlink:href="../Images/yкринформ/2023-05-03T18-23-19-03-00/1683127331-732.jpg" xlink:type="simple" xlink:show="embed" xlink:actuate="onLoad" draw:mime-type="image/jpeg"/>
</draw:frame>
</text:p>
      <text:p text:style-name="P4">
Водночас він зауважив, що потрібно її розширювати, сприяти діалогові міжкраїнами так званого Глобального Півдня, а саме – Африки й Латинської Америки.Спікер Асамблеї зазначив, що ці країни є також жертвами економічного ісоціального наслідків війни, але інколи вони сприймають події не так, як слід,і вважають, що це далекі європейські справи.</text:p>
      <text:p text:style-name="P4">
<text:span text:style-name="T4">
Читайте також:</text:span>
 <text:a xlink:type="simple" xlink:href="https://www.ukrinform.ua/rubric-world/3680837-dla-kitau-globalnij-pivden-moze-buti-vazlivisim-niz-es-i-ssa-ekspert.html" text:style-name="Internet_20_link" text:visited-style-name="Visited_20_Internet_20_Link">
 <text:span text:style-name="T4">
Глобальний</text:span>
 <text:span text:style-name="T4">
Південь</text:span>
</text:a>
</text:p>
      <text:p text:style-name="P4">
«Португалія може таким чином допомогти вам у зближенні з цими країнами дляспільної боротьби за незалежність вашої країни, її територіальну цілісність. ІПортугалія саме це і робить», - підкреслив португальський спікер.</text:p>
      <text:p text:style-name="P4">
Як повідомляв Укрінформ, у вівторок Президент Володимир Зеленський обговоривіз головою парламенту Португалії взаємодію між країнами на шляху інтеграціїУкраїни до ЄС та очікування від липневого саміту НАТО, потреби українськихзахисників і формулу миру.</text:p>
      <text:p text:style-name="P4">
Фото: ВР</text:p>
      <text:p text:style-name="P4">
Source: <text:a xlink:type="simple" xlink:href="https://www.ukrinform.ua/rubric-polytics/3704305-portugalia-moze-dopomogti-ukraini-u-zblizenni-z-krainami-globalnogo-pivdna-golova-asamblei.html" text:style-name="Internet_20_link" text:visited-style-name="Visited_20_Internet_20_Link">
https://www.ukrinform.ua/rubric-polytics/3704305-portugalia-moze-dopomogti-ukraini-u-zblizenni-z-krainami-globalnogo-pivdna-golova-asamblei.html</text:a>
</text:p>
      <!--NEWS-->
      <text:h text:style-name="P10" text:outline-level="1">
<text:span text:style-name="T4">
Обстріл вокзалу в Херсоні: життю пораненого провідника нічого не загрожує</text:span>
</text:h>
      <text:p text:style-name="P4">
Authors: Ukrinform (Person)</text:p>
      <text:p text:style-name="P4">
Publisher: Укринформ (Organization)</text:p>
      <text:p text:style-name="P4">
Published Time: 2023-05-03T18:25:00+03:00</text:p>
      <text:p text:style-name="P4">
Modified Time: 2023-05-03T18:25:00+03:00</text:p>
      <text:p text:style-name="P4">
Description: В Укрзалізниці повідомили, що життю пораненого внаслідок обстрілу вокзалу у Херсоні провідника нічого не загрожує. — Укрінформ.</text:p>
      <text:p text:style-name="P4">
Images: ["<text:a xlink:type="simple" xlink:href="https://static.ukrinform.com/photos/2020_12/thumb_files/630_360_1607601273-982.jpg" text:style-name="Internet_20_link" text:visited-style-name="Visited_20_Internet_20_Link">
630_360_16076...</text:a>
"]</text:p>
      <text:p text:style-name="P4">
Tags: ['Херсон', 'Обстріл', 'Укрзалізниця', 'Війна з росією', 'Поїзд']</text:p>
      <text:p text:style-name="P4">
Type: Article</text:p>
      <!--METADATA-->
      <text:p text:style-name="P4">
<draw:frame draw:style-name="fr1" draw:name="Image170" text:anchor-type="as-char" svg:width="6.9236in" svg:height="3.956343in" draw:z-index="0">
<draw:image xlink:href="../Images/yкринформ/2023-05-03T18-25-00-03-00/630_360_1607601273-982.jpg" xlink:type="simple" xlink:show="embed" xlink:actuate="onLoad" draw:mime-type="image/jpeg"/>
</draw:frame>
 ВУкрзалізниці повідомили, що життю пораненого внаслідок обстрілу вокзалу уХерсоні провідника нічого не загрожує.</text:p>
      <text:p text:style-name="P4">
Як передає Укрінформ, про це АТ "Укрзалізниця" повідомляє у  <text:a xlink:type="simple" xlink:href="https://t.me/UkrzalInfo/4379" text:style-name="Internet_20_link" text:visited-style-name="Visited_20_Internet_20_Link">
</text:a>
 .</text:p>
      <text:p text:style-name="P4">
Зазначається, що поїзд №109 Херсон-Львів відправився з Миколаєва із затримкою28 хвилин до розкладу, обидва пошкоджені вагони було замінено новими. Усіпасажири прямують до безпеки.</text:p>
      <text:p text:style-name="P4">
"Наш провідник Роман, якого було поранено у вагоні під час обстрілухерсонського вокзалу, у стабільному стані, має декілька рваних осколочнихпоранень, але загрози життю немає", - йдеться у повідомленні.</text:p>
      <text:p text:style-name="P4">
<text:span text:style-name="T4">
Читайте також:</text:span>
 <text:a xlink:type="simple" xlink:href="https://www.ukrinform.ua/rubric-ato/3704280-unaslidok-obstriliv-hersonsini-zaginuli-16-ludej.html" text:style-name="Internet_20_link" text:visited-style-name="Visited_20_Internet_20_Link">
 <text:span text:style-name="T4">
Херсон</text:span>
 </text:a>
</text:p>
      <text:p text:style-name="P4">
В Укразалізниці нагадали, що вже 929 залізничників поранено і 381 вбито зпочатку повномасштабного вторгнення.</text:p>
      <text:p text:style-name="P4">
Як повідомляв Укрінформ, зранку 3 травня російські війська почали масивнообстрілювати місто Херсон та населені пункти області. 3окрема,  <text:a xlink:type="simple" xlink:href="https://www.ukrinform.ua/rubric-ato/3704163-rosiani-obstrilali-vokzal-u-hersoni-e-zagibla-ta-poraneni.html" text:style-name="Internet_20_link" text:visited-style-name="Visited_20_Internet_20_Link">
</text:a>
 на станції Херсон, було пораненопровідника.</text:p>
      <text:p text:style-name="P4">
Загалом внаслідок ворожих обстрілів згинули 12 людей, близько 22 - отрималитравми різного ступеня тяжкості.</text:p>
      <text:p text:style-name="P4">
Source: <text:a xlink:type="simple" xlink:href="https://www.ukrinform.ua/rubric-regions/3704306-obstril-vokzalu-v-hersoni-zittu-poranenogo-providnika-nicogo-ne-zagrozue.html" text:style-name="Internet_20_link" text:visited-style-name="Visited_20_Internet_20_Link">
https://www.ukrinform.ua/rubric-regions/3704306-obstril-vokzalu-v-hersoni-zittu-poranenogo-providnika-nicogo-ne-zagrozue.html</text:a>
</text:p>
      <!--NEWS-->
      <text:h text:style-name="P10" text:outline-level="1">
<text:span text:style-name="T4">
У Харкові створили безпілотник-розвідник Sirko - його можна виробляти масово</text:span>
</text:h>
      <text:p text:style-name="P4">
Authors: Ukrinform (Person)</text:p>
      <text:p text:style-name="P4">
Publisher: Укринформ (Organization)</text:p>
      <text:p text:style-name="P4">
Published Time: 2023-05-03T18:26:00+03:00</text:p>
      <text:p text:style-name="P4">
Modified Time: 2023-05-03T18:26:00+03:00</text:p>
      <text:p text:style-name="P4">
Description: У Харкові створили безпілотник-розвідник, який має нерозбірний корпус і виготовлений із радіопрозорого полімеру. — Укрінформ.</text:p>
      <text:p text:style-name="P4">
Images: ["<text:a xlink:type="simple" xlink:href="https://static.ukrinform.com/photos/2023_05/thumb_files/630_360_1683034032-297.jpg" text:style-name="Internet_20_link" text:visited-style-name="Visited_20_Internet_20_Link">
630_360_16830...</text:a>
"]</text:p>
      <text:p text:style-name="P4">
Tags: ['Безпілотник', 'Харків', 'Дрон']</text:p>
      <text:p text:style-name="P4">
Type: Article</text:p>
      <!--METADATA-->
      <text:p text:style-name="P4">
<draw:frame draw:style-name="fr1" draw:name="Image171" text:anchor-type="as-char" svg:width="6.9236in" svg:height="3.956343in" draw:z-index="0">
<draw:image xlink:href="../Images/yкринформ/2023-05-03T18-26-00-03-00/630_360_1683034032-297.jpg" xlink:type="simple" xlink:show="embed" xlink:actuate="onLoad" draw:mime-type="image/jpeg"/>
</draw:frame>
 У Харковістворили безпілотник-розвідник, який має нерозбірний корпус і виготовлений ізрадіопрозорого полімеру.</text:p>
      <text:p text:style-name="P4">
Про це йдеться у публікації  <text:a xlink:type="simple" xlink:href="https://www.ukrinform.ua/rubric-technology/3703672-sirko-bezpilotnik-iz-kozackou-hitristu.html" text:style-name="Internet_20_link" text:visited-style-name="Visited_20_Internet_20_Link">
 </text:a>
 .</text:p>
      <text:p text:style-name="P4">
Безпілотник Sirko можна збирати конвеєрно та випускати тисячами. Наразі вінуже пройшов випробування, і скоро його можуть узяти на озброєння.</text:p>
      <text:p text:style-name="P4">
Голова наглядової ради ТОВ «Науково-виробнича компанія Skyassist», яка буластворена уже після повномасштабного вторгнення, Ігор Криничко розповів, щоінженери прагнули створити функціональний, але дешевий дрон, який можна масововиробляти.</text:p>
      <text:p text:style-name="P4">
«Ми використовуємо полімер (назва не розголошується - ред.), який виробляєтьсяза кордоном. Він дозволяє штампувати літаки дуже швидко. Два за 18 хвилин.Тобто можливість виробництва просто шалена. Зараз цех налаштований навиробництво до тисячі штук на місяць, і ми можемо ще масштабуватися», -сказавКриничко.</text:p>
      <text:p text:style-name="P4">
Без наземної станції Sirko коштує 3 тисячі доларів. Комплекс, що складаєтьсязі станції та трьох безпілотників, компанія пропонує за ціною $9250.</text:p>
      <text:p text:style-name="P4">
<text:span text:style-name="T4">
Читайте також:</text:span>
 <text:a xlink:type="simple" xlink:href="https://www.ukrinform.ua/rubric-economy/3702575-u-minekonomiki-nazvali-hto-moze-eksportuvati-droni-z-polsi-v-ukrainu-za-zagalnim-dozvolom.html" text:style-name="Internet_20_link" text:visited-style-name="Visited_20_Internet_20_Link">
 <text:span text:style-name="T4">
дрон</text:span>
 </text:a>
</text:p>
      <text:p text:style-name="P4">
Розмах крил у «Сірка» дуже малий у порівнянні з безпілотниками, що маютьподібний функціонал, - лише 93 сантиметри. Звичайно, що це неабияка перевага.Найближчі до «харків’янина» зарубіжні вироби у розмаху мають 1,67-1,7 метра.Важить він близько 1,4 кг.</text:p>
      <text:p text:style-name="P4">
«Якщо, не дай Боже, військових починають обстрілювати, то «Сірко» ховається всумку, за плечі – і солдат побіг. Більші безпілотники потрібно розбирати: однекрило зняти, друге, а це ж час», - зазначив Криничко.</text:p>
      <text:p text:style-name="P4">
Крім того, використаний полімер є радіопрозорим. Як зазначає Криничко,«світиться» не людина з пультом керування, а наземна станція.</text:p>
      <text:p text:style-name="P4">
Зараз компанія працює над ударною версією безпілотника.</text:p>
      <text:p text:style-name="P4">
Source: <text:a xlink:type="simple" xlink:href="https://www.ukrinform.ua/rubric-technology/3704313-u-harkovi-stvorili-bezpilotnikrozvidnik-sirko-jogo-mozna-viroblati-masovo.html" text:style-name="Internet_20_link" text:visited-style-name="Visited_20_Internet_20_Link">
https://www.ukrinform.ua/rubric-technology/3704313-u-harkovi-stvorili-bezpilotnikrozvidnik-sirko-jogo-mozna-viroblati-masovo.html</text:a>
</text:p>
      <!--NEWS-->
      <text:h text:style-name="P10" text:outline-level="1">
<text:span text:style-name="T4">
З початком повномасштабної війни серед медійників зросла кількість випадків самоцензури</text:span>
</text:h>
      <text:p text:style-name="P4">
Authors: Ukrinform (Person)</text:p>
      <text:p text:style-name="P4">
Publisher: Укринформ (Organization)</text:p>
      <text:p text:style-name="P4">
Published Time: 2023-05-03T18:32:00+03:00</text:p>
      <text:p text:style-name="P4">
Modified Time: 2023-05-03T18:32:00+03:00</text:p>
      <text:p text:style-name="P4">
Description: Широкомасштабна збройна агресія росії проти України збільшила кількість випадків самоцензури серед журналістів — Укрінформ.</text:p>
      <text:p text:style-name="P4">
Images: ["<text:a xlink:type="simple" xlink:href="https://static.ukrinform.com/photos/2023_05/thumb_files/630_360_1683123977-166.jpg" text:style-name="Internet_20_link" text:visited-style-name="Visited_20_Internet_20_Link">
630_360_16831...</text:a>
", "<text:a xlink:type="simple" xlink:href="https://static.ukrinform.com/photos/2023_05/1683124017-167.jpg" text:style-name="Internet_20_link" text:visited-style-name="Visited_20_Internet_20_Link">
1683124017-16...</text:a>
"]</text:p>
      <text:p text:style-name="P4">
Tags: ['Цензура', 'Журналіст', 'Війна з росією']</text:p>
      <text:p text:style-name="P4">
Type: Article</text:p>
      <!--METADATA-->
      <text:p text:style-name="P4">
<draw:frame draw:style-name="fr1" draw:name="Image172" text:anchor-type="as-char" svg:width="6.9236in" svg:height="3.956343in" draw:z-index="0">
<draw:image xlink:href="../Images/yкринформ/2023-05-03T18-32-00-03-00/630_360_1683123977-166.jpg" xlink:type="simple" xlink:show="embed" xlink:actuate="onLoad" draw:mime-type="image/jpeg"/>
</draw:frame>
Широкомасштабна збройна агресія росії проти України збільшила кількістьвипадків самоцензури серед журналістів</text:p>
      <text:p text:style-name="P4">
Про це сказала політична аналітикиня Фонду “Демократичні ініціативи” іменіІлька Кучеріва Поліна Бондаренко під час презентації дослідження в Укрінформі.</text:p>
      <text:p text:style-name="P4">
“78% заявили, що з початком повномасштабної війни випадки самоцензури середжурналістів збільшилися. І здебільшого, коли журналісти вдавалися досамоцензури, то їх до цього підштовхував страх помилитися чи те, що вони незможуть верифікувати своє джерело інформації, якщо їх про це попросять”, -наголосила Бондаренко.</text:p>
      <text:p text:style-name="P4">
<text:span text:style-name="T4">
Читайте також:</text:span>
 <text:a xlink:type="simple" xlink:href="https://www.ukrinform.ua/rubric-society/3704250-absolutna-bilsist-zurnalistiv-vvazaut-so-v-ukrainskih-zmi-e-cenzura.html" text:style-name="Internet_20_link" text:visited-style-name="Visited_20_Internet_20_Link">
 </text:a>
</text:p>
      <text:p text:style-name="P4">
Згідно з результатами дослідження, серед чинників, які змушують журналістів досамоцензури, 45% опитаних назвали власні переконання, 44% - страх залишитисябез роботи, 38% - зважають на суспільну думку, 37% - тиск з боку власника ЗМІ,35% - тиск з боку органу влади.</text:p>
      <text:p text:style-name="P4">
У результатах дослідження вказано, що у 2019 році ситуація була дещо іншою -найбільше до самоцензури журналістів схиляли страх втратити роботу — 74% ітиск власника ЗМІ - 55%.</text:p>
      <text:p text:style-name="P4">
Як зазначив експерт Центру громадянських свобод Володимир Яворський, якщораніше головною такою проблемою для журналіста був власник ЗМІ, то на сьогодніє низка інших проблем, які виходять на перше місце, перш за все мова іде просамоцензуру і цензуру органів влади.</text:p>
      <text:p text:style-name="P4">
<draw:frame draw:style-name="fr1" draw:name="Image173" text:anchor-type="as-char" svg:width="6.9236in" svg:height="4.615733in" draw:z-index="0">
<draw:image xlink:href="../Images/yкринформ/2023-05-03T18-32-00-03-00/1683124017-167.jpg" xlink:type="simple" xlink:show="embed" xlink:actuate="onLoad" draw:mime-type="image/jpeg"/>
</draw:frame>
</text:p>
      <text:p text:style-name="P4">
<text:span text:style-name="T4">
Читайте також:</text:span>
 <text:a xlink:type="simple" xlink:href="https://www.ukrinform.ua/rubric-society/3703157-ukraina-v-umovah-voennogo-stanu-zrobila-znacnij-postup-nazustric-derzavnij-movi.html" text:style-name="Internet_20_link" text:visited-style-name="Visited_20_Internet_20_Link">
 </text:a>
</text:p>
      <text:p text:style-name="P4">
“Кількість журналістів дуже суттєво зросла, які відповідають, що вонипіддаються самоцензурі, що вони не пишуть ті матеріали, які би могли писати,вони поширюють суспільно-важливу інформацію, і це відбувається під тиском абовід того, що це є не популярним, або із посиланням на те, що є війна. Або щоце важливо в інтересах країни”, - зауважив Яворський.</text:p>
      <text:p text:style-name="P4">
Він застеріг, що це може призвести до погіршення ситуації зі свободою слова.</text:p>
      <text:p text:style-name="P4">
“Коли оцей аргумент починає залучатися, що це в інтересах країни, особливо вумовах війни, то багато журналістів схиляються до того, що вони можуть вінтересах країни в умовах війни обмежувати себе в поширюванні певноїінформації. І в принципі, якщо далі це буде продовжуватися, будуть далі ціобмеження зберігатися, буде далі тривати війна, то я боюся, що ще більшежурналістів будуть схильні до цього, і це буде впливати на серйозне погіршенняситуації зі свободою слова. Власне, це є одна з найнебезпечніших тенденцій, щоті, хто захочуть обмежувати свободу слова, вони будуть використовувати такумотивацію для журналістів, що це потрібно країні, і в нас є війна, і всуспільстві такі погляди не є популярними. Тобто це три мотиви які на сьогоднібудуть стимулювати тих, хто бажає запроваджувати цензуру”, - вважає експерт.</text:p>
      <text:p text:style-name="P4">
Соціологічне дослідження “Виклики для свободи слова та журналістів в умовахвійни” проведене Фондом “Демократичні ініціативи” імені Ілька Кучеріва назамовлення Центру прав людини ZMINA за підтримки Представництва Freedom Houseв Україні трьох фокус-групових дискусій із 33 журналістами та особами,дотичними до журналістської діяльності (викладачі журналістики, керівникимедіа, медіаексперти, блогери), ці дискусії відбулися у грудні 2022 року(якісне дослідження); а також експертне опитування 132 журналістів з різнихрегіонів України, проведене з 18 по 27 січня 2023 року (кількіснедослідження).</text:p>
      <text:p text:style-name="P4">
Для порівняння наводяться дані подібного опитування, проведеного з 30 травняпо 14 червня 2019 року, в якому взяли участь 127 журналістів.</text:p>
      <text:p text:style-name="P4">
Source: <text:a xlink:type="simple" xlink:href="https://www.ukrinform.ua/rubric-society/3704264-z-pocatkom-povnomasstabnoi-vijni-sered-zurnalistiv-zrosla-kilkist-vipadkiv-samocenzuri.html" text:style-name="Internet_20_link" text:visited-style-name="Visited_20_Internet_20_Link">
https://www.ukrinform.ua/rubric-society/3704264-z-pocatkom-povnomasstabnoi-vijni-sered-zurnalistiv-zrosla-kilkist-vipadkiv-samocenzuri.html</text:a>
</text:p>
      <!--NEWS-->
      <text:h text:style-name="P10" text:outline-level="1">
<text:span text:style-name="T4">
Канада розширила санкції проти Ірану</text:span>
</text:h>
      <text:p text:style-name="P4">
Authors: Ukrinform (Person)</text:p>
      <text:p text:style-name="P4">
Publisher: Укринформ (Organization)</text:p>
      <text:p text:style-name="P4">
Published Time: 2023-05-03T18:42:52+03:00</text:p>
      <text:p text:style-name="P4">
Modified Time: 2023-05-03T18:42:52+03:00</text:p>
      <text:p text:style-name="P4">
Description: Канада запровадила санкції проти іранських компаній та посадовців, відповідальних за порушення прав людини та виробництво бойових дронів, які в Україні застосовує росія. — Укрінформ.</text:p>
      <text:p text:style-name="P4">
Images: ["<text:a xlink:type="simple" xlink:href="https://static.ukrinform.com/photos/2022_10/thumb_files/630_360_1665161088-125.png" text:style-name="Internet_20_link" text:visited-style-name="Visited_20_Internet_20_Link">
630_360_16651...</text:a>
"]</text:p>
      <text:p text:style-name="P4">
Tags: ['Іран', 'Канада', 'Санкції']</text:p>
      <text:p text:style-name="P4">
Type: Article</text:p>
      <!--METADATA-->
      <text:p text:style-name="P4">
<draw:frame draw:style-name="fr1" draw:name="Image174" text:anchor-type="as-char" svg:width="6.9236in" svg:height="3.956343in" draw:z-index="0">
<draw:image xlink:href="../Images/yкринформ/2023-05-03T18-42-52-03-00/630_360_1665161088-125.png" xlink:type="simple" xlink:show="embed" xlink:actuate="onLoad" draw:mime-type="image/png"/>
</draw:frame>
 Канадазапровадила санкції проти іранських компаній та посадовців, відповідальних запорушення прав людини та виробництво бойових дронів, які в Україні застосовуєросія.</text:p>
      <text:p text:style-name="P4">
Як повідомляє власний кореспондент Укрінформу, про це оголосила міністрзакордонних справ Канади Мелані Жолі.</text:p>
      <text:p text:style-name="P4">
“Ми й надалі робитимемо усе можливе, аби належно реагувати на дестабілізаційнідії іранського режиму, які впливають не лише на іранський народ, але такожмають наслідки для глобального миру й безпеки”, - сказала Жолі.</text:p>
      <text:p text:style-name="P4">
<text:span text:style-name="T4">
Читайте також:</text:span>
 <text:a xlink:type="simple" xlink:href="https://www.ukrinform.ua/rubric-polytics/3704073-nova-zelandia-zbilsit-finansovu-pidtrimku-ukraini-ta-rozsirit-sankcii-proti-rf.html" text:style-name="Internet_20_link" text:visited-style-name="Visited_20_Internet_20_Link">
 <text:span text:style-name="T4">
санкці</text:span>
 </text:a>
</text:p>
      <text:p text:style-name="P4">
У її відомстві зазначили, що під нові канадські санкції потрапили дев’ятьфізичних осіб “за їх роль у серйозних та масових порушеннях прав людини вІрані й за кордоном”.</text:p>
      <text:p text:style-name="P4">
Майно та кошти усіх підсанкційних осіб на території Канади заморожуються, а їмсамим закривається в’їзд до країни.</text:p>
      <text:p text:style-name="P4">
Санкції запроваджені і проти заступника голови та трьох членів Ради директорівкомпанії Paravar Pars, яка виробляє дрони для продажу росії.</text:p>
      <text:p text:style-name="P4">
<text:span text:style-name="T4">
Читайте також:</text:span>
 <text:a xlink:type="simple" xlink:href="https://www.ukrinform.ua/rubric-economy/3703814-zaborona-na-ribu-i-derevinu-z-rosii-rada-zaklikae-svit-rozsiriti-sankcii.html" text:style-name="Internet_20_link" text:visited-style-name="Visited_20_Internet_20_Link">
 <text:span text:style-name="T4">
санкці</text:span>
 </text:a>
</text:p>
      <text:p text:style-name="P4">
Загалом це одинадцятий санкційний пакет, запроваджений Канадою проти Ірану зжовтня минулого року.</text:p>
      <text:p text:style-name="P4">
Як повідомляв Укрінформ, у лютому <text:a xlink:type="simple" xlink:href="https://www.ukrinform.ua/rubric-world/3665164-stati-vveli-sankcii-proti-iranu-za-virobnictvo-bojovih-droniv.html" text:style-name="Internet_20_link" text:visited-style-name="Visited_20_Internet_20_Link">
 </text:a>
 з виробництва бойових безпілотників Paravar Pars, а також двохкораблів іранських ВМС.</text:p>
      <text:p text:style-name="P4">
Фото: The Canadian Press</text:p>
      <text:p text:style-name="P4">
Source: <text:a xlink:type="simple" xlink:href="https://www.ukrinform.ua/rubric-world/3704314-kanada-rozsirila-sankcii-proti-iranu.html" text:style-name="Internet_20_link" text:visited-style-name="Visited_20_Internet_20_Link">
https://www.ukrinform.ua/rubric-world/3704314-kanada-rozsirila-sankcii-proti-iranu.html</text:a>
</text:p>
      <!--NEWS-->
      <text:h text:style-name="P10" text:outline-level="1">
<text:span text:style-name="T4">
Зеленський про удар безпілотників по кремлю: Ми не атакували ані путіна, ані москву</text:span>
</text:h>
      <text:p text:style-name="P4">
Authors: Ukrinform (Person)</text:p>
      <text:p text:style-name="P4">
Publisher: Укринформ (Organization)</text:p>
      <text:p text:style-name="P4">
Published Time: 2023-05-03T18:43:00+03:00</text:p>
      <text:p text:style-name="P4">
Modified Time: 2023-05-03T18:43:00+03:00</text:p>
      <text:p text:style-name="P4">
Description: Президент України Володимир Зеленський каже, що Україна не атакувала кремлівську резиденцію президента рф і самого путіна, а залишає це для міжнародного трибуналу. — Укрінформ.</text:p>
      <text:p text:style-name="P4">
Images: ["<text:a xlink:type="simple" xlink:href="https://static.ukrinform.com/photos/2023_05/thumb_files/630_360_1683122925-491.jpeg" text:style-name="Internet_20_link" text:visited-style-name="Visited_20_Internet_20_Link">
630_360_16831...</text:a>
"]</text:p>
      <text:p text:style-name="P4">
Tags: ['Кремль', 'путін', 'Зеленський']</text:p>
      <text:p text:style-name="P4">
Type: Article</text:p>
      <!--METADATA-->
      <text:p text:style-name="P4">
<draw:frame draw:style-name="fr1" draw:name="Image175" text:anchor-type="as-char" svg:width="6.9236in" svg:height="3.956343in" draw:z-index="0">
<draw:image xlink:href="../Images/yкринформ/2023-05-03T18-43-00-03-00/630_360_1683122925-491.jpeg" xlink:type="simple" xlink:show="embed" xlink:actuate="onLoad" draw:mime-type="image/jpeg"/>
</draw:frame>
 ПрезидентУкраїни Володимир Зеленський каже, що Україна не атакувала кремлівськурезиденцію президента рф і самого путіна, а залишає це для міжнародноготрибуналу.</text:p>
      <text:p text:style-name="P4">
Про це він заявив під час спільної пресконференції Президентів та учасниківСаміту країн Північної Європи у Гельсінкі, повідомляє кореспондент Укрінформу..</text:p>
      <text:p text:style-name="P4">
"Ми не атакуємо ані путіна, ані москву. Ми боремося на власній території ізахищаємо свої села і міста. Ми не атакували путіна. Ми це залишимотрибуналу", - сказав Президент.</text:p>
      <text:p text:style-name="P4">
<text:span text:style-name="T4">
Читайте також:</text:span>
 <text:a xlink:type="simple" xlink:href="https://www.ukrinform.ua/rubric-polytics/3704310-spilna-preskonferencia-zelenskogo-ta-ucasnikiv-samitu-krain-pivnicnoi-evropi.html" text:style-name="Internet_20_link" text:visited-style-name="Visited_20_Internet_20_Link">
 </text:a>
</text:p>
      <text:p text:style-name="P4">
Він зазначив, що з огляду на брак зброї Україна не може "будь-де їївикористовувати".</text:p>
      <text:p text:style-name="P4">
Відповідаючи на запитання, чому росія вдається до таких звинувачень і методів,Зеленський висловив думку, що путін більше не має чим мотивувати своєсуспільство, аби відправляти своїх громадян на смерть.</text:p>
      <text:p text:style-name="P4">
"Все дуже просто. У росії немає перемог. Він (путін - ред.) більше не можемотивувати своє суспільство і не може відправляти просто так на смерть своїхвійськових. У нього немає перемог, на полі бою друга армія світу програла...Вони отримали відсіч від нас. Тепер йому потрібно мотивувати хоч якось людей,щоб вони йшли вперед", - сказав Президент.</text:p>
      <text:p text:style-name="P4">
<text:span text:style-name="T4">
Читайте також:</text:span>
 <text:a xlink:type="simple" xlink:href="https://www.ukrinform.ua/rubric-ato/3704312-ssa-ne-mozut-pidtverditi-zaavi-rf-pro-nibito-sprobi-ukraini-vdariti-po-kremlu-blinken.html" text:style-name="Internet_20_link" text:visited-style-name="Visited_20_Internet_20_Link">
 </text:a>
</text:p>
      <text:p text:style-name="P4">
За його словами, росія програла цю війну - як держава, і тепер путінудоводиться вдаватися до різного роду маніпуляцій.</text:p>
      <text:p text:style-name="P4">
"Тепер йому потрібно щось робити: замахи, дрони, то якісь гуси були у нас, якіїх бомбили. Вони постійно щось будуть вигадувати", - переконаний Зеленський.</text:p>
      <text:p text:style-name="P4">
Водночас він зауважив, що все можна вирішити у значно простіший спосіб: росіїтреба вивести свої війська з України.</text:p>
      <text:p text:style-name="P4">
<text:span text:style-name="T4">
Читайте також:</text:span>
 <text:a xlink:type="simple" xlink:href="https://www.ukrinform.ua/rubric-ato/3704220-ukraina-ne-atakuvala-kreml-ci-budaki-insi-obekti-na-teritorii-rosii-podolak.html" text:style-name="Internet_20_link" text:visited-style-name="Visited_20_Internet_20_Link">
 <text:span text:style-name="T4">
кремл</text:span>
 </text:a>
</text:p>
      <text:p text:style-name="P4">
"Все вирішується простіше. Не треба нікого залякувати, не требавикористовувати зброю - (треба) вийти з нашої території, яку визнаютьабсолютно усі країни. Це було б набагато простіше, аніж використовувати якісьманіпуляції", - наголосив Президент.</text:p>
      <text:p text:style-name="P4">
Як повідомлялося, <text:a xlink:type="simple" xlink:href="https://www.ukrinform.ua/rubric-world/3704176-u-putina-zaavili-pro-ataku-bezpilotnikiv-na-kreml.html" text:style-name="Internet_20_link" text:visited-style-name="Visited_20_Internet_20_Link">
 </text:a>
 .</text:p>
      <text:p text:style-name="P4">
Заявлено, що кремль розцінює спробу удару як «сплановану терористичну акцію тазамах на президента рф напередодні Дня перемоги» з боку України.</text:p>
      <text:p text:style-name="P4">
Фото: ОП</text:p>
      <text:p text:style-name="P4">
Source: <text:a xlink:type="simple" xlink:href="https://www.ukrinform.ua/rubric-polytics/3704318-zelenskij-pro-udar-bezpilotnikiv-po-kremlu-mi-ne-atakuvali-ani-putina-ani-moskvu.html" text:style-name="Internet_20_link" text:visited-style-name="Visited_20_Internet_20_Link">
https://www.ukrinform.ua/rubric-polytics/3704318-zelenskij-pro-udar-bezpilotnikiv-po-kremlu-mi-ne-atakuvali-ani-putina-ani-moskvu.html</text:a>
</text:p>
      <!--NEWS-->
      <text:h text:style-name="P10" text:outline-level="1">
<text:span text:style-name="T4">
Потураєв назвав імовірні ризики для свободи слова в Україні</text:span>
</text:h>
      <text:p text:style-name="P4">
Authors: Ukrinform (Person)</text:p>
      <text:p text:style-name="P4">
Publisher: Укринформ (Organization)</text:p>
      <text:p text:style-name="P4">
Published Time: 2023-05-03T18:44:00+03:00</text:p>
      <text:p text:style-name="P4">
Modified Time: 2023-05-03T18:44:00+03:00</text:p>
      <text:p text:style-name="P4">
Description: Головними ризиками, які гіпотетично можуть становити загрозу для свободи слова в Україні, є теоретична втрата територій, економічні проблеми та перебудова медійного простору. — Укрінформ.</text:p>
      <text:p text:style-name="P4">
Images: ["<text:a xlink:type="simple" xlink:href="https://static.ukrinform.com/photos/2022_08/thumb_files/630_360_1659440274-479.jpg" text:style-name="Internet_20_link" text:visited-style-name="Visited_20_Internet_20_Link">
630_360_16594...</text:a>
"]</text:p>
      <text:p text:style-name="P4">
Tags: ['Потураєв', 'Свобода слова']</text:p>
      <text:p text:style-name="P4">
Type: Article</text:p>
      <!--METADATA-->
      <text:p text:style-name="P4">
<draw:frame draw:style-name="fr1" draw:name="Image176" text:anchor-type="as-char" svg:width="6.9236in" svg:height="3.956343in" draw:z-index="0">
<draw:image xlink:href="../Images/yкринформ/2023-05-03T18-44-00-03-00/630_360_1659440274-479.jpg" xlink:type="simple" xlink:show="embed" xlink:actuate="onLoad" draw:mime-type="image/jpeg"/>
</draw:frame>
 Головнимиризиками, які гіпотетично можуть становити загрозу для свободи слова вУкраїні, є теоретична втрата територій, економічні проблеми та перебудовамедійного простору.</text:p>
      <text:p text:style-name="P4">
Про це заявив голова Комітету Верховної Ради з питань гуманітарної таінформаційної політики Микита Потураєв під час брифінгу в Медіацентрі Україна— Укрінформ.</text:p>
      <text:p text:style-name="P4">
Парламентарій нагадав, що <text:a xlink:type="simple" xlink:href="https://www.ukrinform.ua/rubric-society/3703919-ukraina-pidnalasa-na-79-shodinku-v-indeksi-svobodi-zmi-rsf.html" text:style-name="Internet_20_link" text:visited-style-name="Visited_20_Internet_20_Link">
 </text:a>
 . За його словами, українська влада забезпечила право на свободуслова в умовах повномасштабного вторгнення, зокрема немає воєнної цензури: "Миїї не ввели жодним чином, жодним відсотком”.</text:p>
      <text:p text:style-name="P4">
Якщо ж говорити про ризики, які могли б гіпотетично загрожувати свободі словав Україні, то першим із них, на думку Потураєва, є воєнний програш, втрататериторій. "Ми розуміємо, що на окупованих територіях немає жодної свободислова, немає жодної безпеки для <text:a xlink:type="simple" xlink:href="https://www.ukrinform.ua/tag-zurnalist" text:style-name="Internet_20_link" text:visited-style-name="Visited_20_Internet_20_Link">
 </text:a>
 ,як професійних, так і громадянських”, – сказав він.</text:p>
      <text:p text:style-name="P4">
Другий ризик, за словами депутата, – економічні проблеми. Попри важкуекономічну ситуацію, українські медіа гідно проходять цей період, але"подальше погіршення економічної ситуації, безперечно, є ризиком, оскільки ...медіа мають заробляти", заявив він.</text:p>
      <text:p text:style-name="P4">
“Ми постійно в розмовах з міжнародними партнерами порушуємо питання проможливе збільшення цільової допомоги саме на підтримку українських медіа,журналістів. Ми вважаємо, що зараз, на жаль, ця допомога не є достатньою”, –підкреслив Потураєв.</text:p>
      <text:p text:style-name="P4">
<text:span text:style-name="T4">
Читайте також:</text:span>
 <text:a xlink:type="simple" xlink:href="https://www.ukrinform.ua/rubric-society/3704250-absolutna-bilsist-zurnalistiv-vvazaut-so-v-ukrainskih-zmi-e-cenzura.html" text:style-name="Internet_20_link" text:visited-style-name="Visited_20_Internet_20_Link">
 <text:span text:style-name="T4">
Абсолютна</text:span>
 <text:span text:style-name="T4">
більшість</text:span>
 <text:span text:style-name="T4">
журналістів</text:span>
 <text:span text:style-name="T4">
вважають</text:span>
<text:span text:style-name="T4">
українських</text:span>
 <text:span text:style-name="T4">
ЗМІ</text:span>
 <text:span text:style-name="T4">
цензура</text:span>
 </text:a>
</text:p>
      <text:p text:style-name="P4">
Окрім того, голова парламентського комітету висловив думку, що третім ризиком,особливо для традиційних лінійних ЗМІ, є серйозна перебудова українськогомедіапростору.</text:p>
      <text:p text:style-name="P4">
“Це пов'язано з об'єктивними причинами. Зростає роль українського Ютубу, томущо дуже багато наших громадян за кордоном України. Багато українськихвідеоблогерів створили повноцінні медіа, і таким чином українські громадяни вбудь-якій частині світу отримують доступ до якісної українськомовноїінформації. Ризик у тому, що буде зниження ролі традиційних лінійних медіа. Цевже відбувається, і потрібно розуміти, що це вже назавжди. Треба вчитисяпрацювати в нових умовах”, – підсумував він.</text:p>
      <text:p text:style-name="P4">
Як повідомлялося, 3 травня відзначається Всесвітній день свободи преси.</text:p>
      <text:p text:style-name="P4">
За даними Національної спілки журналістів, від початку повномасштабноговторгнення в Україні <text:a xlink:type="simple" xlink:href="https://www.ukrinform.ua/rubric-society/3704123-vid-pocatku-povnomasstabnogo-vtorgnenna-v-ukraini-zaginuli-57-zurnalistiv.html" text:style-name="Internet_20_link" text:visited-style-name="Visited_20_Internet_20_Link">
 </text:a>
 .</text:p>
      <text:p text:style-name="P4">
Source: <text:a xlink:type="simple" xlink:href="https://www.ukrinform.ua/rubric-society/3704315-poturaev-nazvav-imovirni-riziki-dla-svobodi-slova-v-ukraini.html" text:style-name="Internet_20_link" text:visited-style-name="Visited_20_Internet_20_Link">
https://www.ukrinform.ua/rubric-society/3704315-poturaev-nazvav-imovirni-riziki-dla-svobodi-slova-v-ukraini.html</text:a>
</text:p>
      <!--NEWS-->
      <text:h text:style-name="P10" text:outline-level="1">
<text:span text:style-name="T4">
У Європі під час рейду проти мафії затримали понад 100 осіб</text:span>
</text:h>
      <text:p text:style-name="P4">
Authors: Ukrinform (Person)</text:p>
      <text:p text:style-name="P4">
Publisher: Укринформ (Organization)</text:p>
      <text:p text:style-name="P4">
Published Time: 2023-05-03T18:58:00+03:00</text:p>
      <text:p text:style-name="P4">
Modified Time: 2023-05-03T18:58:00+03:00</text:p>
      <text:p text:style-name="P4">
Description: У багатьох європейських країнах у середу вранці поліція здійснила рейди в межах розслідування справи проти італійського мафіозного угруповання «Ндрангета». — Укрінформ.</text:p>
      <text:p text:style-name="P4">
Images: ["<text:a xlink:type="simple" xlink:href="https://static.ukrinform.com/photos/2023_05/thumb_files/630_360_1683122101-326.jpg" text:style-name="Internet_20_link" text:visited-style-name="Visited_20_Internet_20_Link">
630_360_16831...</text:a>
"]</text:p>
      <text:p text:style-name="P4">
Tags: ['Мафія', 'Поліція', 'Розслідування']</text:p>
      <text:p text:style-name="P4">
Type: Article</text:p>
      <!--METADATA-->
      <text:p text:style-name="P4">
<draw:frame draw:style-name="fr1" draw:name="Image177" text:anchor-type="as-char" svg:width="6.9236in" svg:height="3.956343in" draw:z-index="0">
<draw:image xlink:href="../Images/yкринформ/2023-05-03T18-58-00-03-00/630_360_1683122101-326.jpg" xlink:type="simple" xlink:show="embed" xlink:actuate="onLoad" draw:mime-type="image/jpeg"/>
</draw:frame>
 У багатьохєвропейських країнах у середу вранці поліція здійснила рейди в межахрозслідування справи проти італійського мафіозного угруповання «Ндрангета».</text:p>
      <text:p text:style-name="P4">
Про це повідомляє <text:a xlink:type="simple" xlink:href="https://edition.cnn.com/2023/05/03/europe/calabrian-mafia-raids-europe-intl/index.html" text:style-name="Internet_20_link" text:visited-style-name="Visited_20_Internet_20_Link">
 </text:a>
 <text:a xlink:type="simple" xlink:href="https://edition.cnn.com/2023/05/03/europe/calabrian-mafia-raids-europe-intl/index.html" text:style-name="Internet_20_link" text:visited-style-name="Visited_20_Internet_20_Link">
</text:a>
 , передає Укрінформ.</text:p>
      <text:p text:style-name="P4">
«Сьогодні вранці в кількох країнах відбулася масштабна операція. Це стосуєтьсясправи, відкритої Федеральною прокуратурою <text:a xlink:type="simple" xlink:href="https://www.ukrinform.ua/tag-belgia" text:style-name="Internet_20_link" text:visited-style-name="Visited_20_Internet_20_Link">
 </text:a>
 у співпраці з прокуратурою Лімбурга (німецька провінція − ред.),Федеральною судовою поліцією, Євроюстом, Європолом та різними країнами,зокрема Італією”, – йдеться в заяві прокуратури Бельгії.</text:p>
      <text:p text:style-name="P4">
Зокрема, італійська влада заарештувала 108 осіб за звинуваченнями в участі у«мафіозному об'єднанні» у межах чотиристороннього розслідування.</text:p>
      <text:p text:style-name="P4">
Окрім того, рейди були проведені у Німеччині, Бельгії, Франції, Португалії,Румунії та Іспанії.</text:p>
      <text:p text:style-name="P4">
У спільному релізі прокурори німецьких міст заявили, що “сили з Баварії,Північного Рейну-Вестфалії, Рейнланд-Пфальцу та Саару” були залучені до“широкомасштабної операції”, що відбувалася по всій Європі.</text:p>
      <text:p text:style-name="P4">
У Бельгії в межах операції було здійснено понад 20 рейдів.</text:p>
      <text:p text:style-name="P4">
<text:span text:style-name="T4">
Читайте також:</text:span>
 <text:a xlink:type="simple" xlink:href="https://www.ukrinform.ua/rubric-world/3701616-v-italii-policia-zaarestuvala-nebezpecnogo-utikacamafiozi.html" text:style-name="Internet_20_link" text:visited-style-name="Visited_20_Internet_20_Link">
 <text:span text:style-name="T4">
мафіо</text:span>
 </text:a>
</text:p>
      <text:p text:style-name="P4">
Ндрангета, що базується в регіоні Калабрія на півдні Італії, вважаєтьсянайпотужнішим мафіозним угрупованням у країні.</text:p>
      <text:p text:style-name="P4">
Як повідомлялося, італійські правоохоронці 9 березня затримали 49 осіб у межахспеціальної операції проти клану калабрійської мафії «Ндрангета».</text:p>
      <text:p text:style-name="P4">
<text:span text:style-name="T5">
Фото: DW</text:span>
</text:p>
      <text:p text:style-name="P4">
Source: <text:a xlink:type="simple" xlink:href="https://www.ukrinform.ua/rubric-world/3704237-u-evropi-pid-cas-rejdu-proti-mafii-zatrimali-ponad-100-osib.html" text:style-name="Internet_20_link" text:visited-style-name="Visited_20_Internet_20_Link">
https://www.ukrinform.ua/rubric-world/3704237-u-evropi-pid-cas-rejdu-proti-mafii-zatrimali-ponad-100-osib.html</text:a>
</text:p>
      <!--NEWS-->
      <text:h text:style-name="P10" text:outline-level="1">
<text:span text:style-name="T4">
Канада передала Україні обладнання для розмінування на $16 мільйонів</text:span>
</text:h>
      <text:p text:style-name="P4">
Authors: Ukrinform (Person)</text:p>
      <text:p text:style-name="P4">
Publisher: Укринформ (Organization)</text:p>
      <text:p text:style-name="P4">
Published Time: 2023-05-03T19:03:00+03:00</text:p>
      <text:p text:style-name="P4">
Modified Time: 2023-05-03T19:03:00+03:00</text:p>
      <text:p text:style-name="P4">
Description: До України прибула перша партія закупленого Канадою обладнання для розмінування на понад 16 млн дол. США. — Укрінформ.</text:p>
      <text:p text:style-name="P4">
Images: ["<text:a xlink:type="simple" xlink:href="https://static.ukrinform.com/photos/2023_05/thumb_files/630_360_1683129717-982.jpg" text:style-name="Internet_20_link" text:visited-style-name="Visited_20_Internet_20_Link">
630_360_16831...</text:a>
"]</text:p>
      <text:p text:style-name="P4">
Tags: ['Канада', 'Розмінування', 'допомога']</text:p>
      <text:p text:style-name="P4">
Type: Article</text:p>
      <!--METADATA-->
      <text:p text:style-name="P4">
<draw:frame draw:style-name="fr1" draw:name="Image178" text:anchor-type="as-char" svg:width="6.9236in" svg:height="3.956343in" draw:z-index="0">
<draw:image xlink:href="../Images/yкринформ/2023-05-03T19-03-00-03-00/630_360_1683129717-982.jpg" xlink:type="simple" xlink:show="embed" xlink:actuate="onLoad" draw:mime-type="image/jpeg"/>
</draw:frame>
 До Україниприбула перша партія закупленого Канадою обладнання для розмінування на понад16 млн дол. США.</text:p>
      <text:p text:style-name="P4">
Як повідомляє кореспондент Укрінформу, про це <text:a xlink:type="simple" xlink:href="https://twitter.com/CanEmbUkraine/status/1653738779688009730" text:style-name="Internet_20_link" text:visited-style-name="Visited_20_Internet_20_Link">
</text:a>
 у ПосольствіКанади в Україні.</text:p>
      <text:p text:style-name="P4">
“Канада передала <text:a xlink:type="simple" xlink:href="https://www.ukrinform.ua/tag-dsns" text:style-name="Internet_20_link" text:visited-style-name="Visited_20_Internet_20_Link">
 </text:a>
 першу партіюобладнання для розмінування загальною вартістю 22,5 млн канадських доларів, -йдеться у повідомленні.</text:p>
      <text:p text:style-name="Quotations">

<text:p text:style-name="P4">
Canada’ s first delivery of CAD 22.5 million in demining equipment for the <text:a xlink:type="simple" xlink:href="https://twitter.com/SESU_UA" text:style-name="Internet_20_link" text:visited-style-name="Visited_20_Internet_20_Link">
&gt;
 </text:a>
 ! These vehicles will be&gt;
 used to clear farmland, returning it to productive use and helping restore&gt;
 food security. <text:a xlink:type="simple" xlink:href="https://twitter.com/hashtag/StandWithUkraine" text:style-name="Internet_20_link" text:visited-style-name="Visited_20_Internet_20_Link">
&gt;
 </text:a>
&gt;
 <text:a xlink:type="simple" xlink:href="https://twitter.com/hashtag/landmines" text:style-name="Internet_20_link" text:visited-style-name="Visited_20_Internet_20_Link">
 </text:a>
 <text:a xlink:type="simple" xlink:href="https://twitter.com/hashtag/Ukraine" text:style-name="Internet_20_link" text:visited-style-name="Visited_20_Internet_20_Link">
&gt;
 </text:a>
 <text:a xlink:type="simple" xlink:href="https://twitter.com/hashtag/Canada" text:style-name="Internet_20_link" text:visited-style-name="Visited_20_Internet_20_Link">
&gt;
 </text:a>
 <text:a xlink:type="simple" xlink:href="https://twitter.com/hashtag/OttawaConvention" text:style-name="Internet_20_link" text:visited-style-name="Visited_20_Internet_20_Link">
&gt;
 </text:a>
&gt;
 <text:a xlink:type="simple" xlink:href="https://t.co/eeKJAVUIlU" text:style-name="Internet_20_link" text:visited-style-name="Visited_20_Internet_20_Link">
 </text:a>
&gt;
&gt;
 — Canada in Ukraine (@CanEmbUkraine) <text:a xlink:type="simple" xlink:href="https://twitter.com/CanEmbUkraine/status/1653738779688009730" text:style-name="Internet_20_link" text:visited-style-name="Visited_20_Internet_20_Link">
&gt;
 </text:a>
</text:p>

</text:p>
      <text:p text:style-name="P4">
Зазначається, що ця техніка використовуватиметься для очищеннясільськогосподарських земель, відновлюючи її продуктивне використання тадопомагаючи повернути продовольчу безпеку.</text:p>
      <text:p text:style-name="P4">
<text:span text:style-name="T4">
Читайте також:</text:span>
 <text:a xlink:type="simple" xlink:href="https://www.ukrinform.ua/rubric-ato/3703913-reznikov-pokazav-robotapesika-stvorenogo-dla-rozminuvanna.html" text:style-name="Internet_20_link" text:visited-style-name="Visited_20_Internet_20_Link">
 <text:span text:style-name="T4">
розмінування</text:span>
 </text:a>
</text:p>
      <text:p text:style-name="P4">
Як повідомлялося, за офіційними даними, до 30% площі України замінованоросіянами.</text:p>
      <text:p text:style-name="P4">
Source: <text:a xlink:type="simple" xlink:href="https://www.ukrinform.ua/rubric-society/3704324-kanada-peredala-ukraini-obladnanna-dla-rozminuvanna-na-16-miljoniv.html" text:style-name="Internet_20_link" text:visited-style-name="Visited_20_Internet_20_Link">
https://www.ukrinform.ua/rubric-society/3704324-kanada-peredala-ukraini-obladnanna-dla-rozminuvanna-na-16-miljoniv.html</text:a>
</text:p>
      <!--NEWS-->
      <text:h text:style-name="P10" text:outline-level="1">
<text:span text:style-name="T4">
Модульне містечко у Гостомелі заповнене майже на 85% – благодійник</text:span>
</text:h>
      <text:p text:style-name="P4">
Authors: Ukrinform (Person)</text:p>
      <text:p text:style-name="P4">
Publisher: Укринформ (Organization)</text:p>
      <text:p text:style-name="P4">
Published Time: 2023-05-03T19:04:37+03:00</text:p>
      <text:p text:style-name="P4">
Modified Time: 2023-05-03T19:04:37+03:00</text:p>
      <text:p text:style-name="P4">
Description: На сьогодні модульне містечко у селищі міського типу Гостомель Київської області заповнено майже на 85%. — Укрінформ.</text:p>
      <text:p text:style-name="P4">
Images: ["<text:a xlink:type="simple" xlink:href="https://static.ukrinform.com/photos/2023_05/thumb_files/630_360_1683129827-667.jpg" text:style-name="Internet_20_link" text:visited-style-name="Visited_20_Internet_20_Link">
630_360_16831...</text:a>
"]</text:p>
      <text:p text:style-name="P4">
Tags: ['Київщина', 'Гостомель', 'Модульні будинки']</text:p>
      <text:p text:style-name="P4">
Type: Article</text:p>
      <!--METADATA-->
      <text:p text:style-name="P4">
<draw:frame draw:style-name="fr1" draw:name="Image179" text:anchor-type="as-char" svg:width="6.9236in" svg:height="3.956343in" draw:z-index="0">
<draw:image xlink:href="../Images/yкринформ/2023-05-03T19-04-37-03-00/630_360_1683129827-667.jpg" xlink:type="simple" xlink:show="embed" xlink:actuate="onLoad" draw:mime-type="image/jpeg"/>
</draw:frame>
 Насьогодні модульне містечко у селищі міського типу Гостомель Київської областізаповнено майже на 85%.</text:p>
      <text:p text:style-name="P4">
Про це представник благодійного фонду “Допоможи Гостомелю” Володимир Гавришповідомив під час пресконференції в Укрінформі.</text:p>
      <text:p text:style-name="P4">
"Наразі близько 85% модульного містечка у Гостомелі заповнено… Треба незабувати, що війна ще не закінчилась і є дуже багато людей, які потребуютьпереміщення. Їм потрібно місце, де жити в цей час. Людей набагато більше ніжвільних місць”, - сказав Гавриш.</text:p>
      <text:p text:style-name="P4">
<text:span text:style-name="T4">
Читайте також:</text:span>
 <text:a xlink:type="simple" xlink:href="https://www.ukrinform.ua/rubric-culture/3700739-u-kievi-pokazali-film-pro-zitta-v-gostomeli-pid-cas-rosijskoi-okupacii.html" text:style-name="Internet_20_link" text:visited-style-name="Visited_20_Internet_20_Link">
 </text:a>
</text:p>
      <text:p text:style-name="P4">
Він подякував Польщі за виділення модульних будинків і надання можливостібезкоштовно проживати у них.</text:p>
      <text:p text:style-name="P4">
Як повідомлялося, Польща передала Гостомелю модульні будинки. Модульнемістечко, розташоване на вулиці Богдана Хмельницького, складається з двохсекцій та розраховане на 176 осіб.</text:p>
      <text:p text:style-name="P4">
Source: <text:a xlink:type="simple" xlink:href="https://www.ukrinform.ua/rubric-regions/3704325-modulne-mistecko-u-gostomeli-zapovnene-majze-na-85-blagodijnik.html" text:style-name="Internet_20_link" text:visited-style-name="Visited_20_Internet_20_Link">
https://www.ukrinform.ua/rubric-regions/3704325-modulne-mistecko-u-gostomeli-zapovnene-majze-na-85-blagodijnik.html</text:a>
</text:p>
      <!--NEWS-->
      <text:h text:style-name="P10" text:outline-level="1">
<text:span text:style-name="T4">
Ігнат прокоментував «атаку дронів» на кремль - мабуть, НЛО</text:span>
</text:h>
      <text:p text:style-name="P4">
Authors: Ukrinform (Person)</text:p>
      <text:p text:style-name="P4">
Publisher: Укринформ (Organization)</text:p>
      <text:p text:style-name="P4">
Published Time: 2023-05-03T19:06:31+03:00</text:p>
      <text:p text:style-name="P4">
Modified Time: 2023-05-03T19:06:31+03:00</text:p>
      <text:p text:style-name="P4">
Description: Речник командування Повітряних сил Збройних сил України Юрій Ігнат заявив, що не має даних про те, що стоїть за заявою рф про нібито атаку дронів на кремль. — Укрінформ.</text:p>
      <text:p text:style-name="P4">
Images: ["<text:a xlink:type="simple" xlink:href="https://static.ukrinform.com/photos/2023_04/thumb_files/630_360_1681053650-211.jpg" text:style-name="Internet_20_link" text:visited-style-name="Visited_20_Internet_20_Link">
630_360_16810...</text:a>
"]</text:p>
      <text:p text:style-name="P4">
Tags: ['Кремль', 'Дрон', 'Повітряні сили ЗСУ']</text:p>
      <text:p text:style-name="P4">
Type: Article</text:p>
      <!--METADATA-->
      <text:p text:style-name="P4">
<draw:frame draw:style-name="fr1" draw:name="Image180" text:anchor-type="as-char" svg:width="6.9236in" svg:height="3.956343in" draw:z-index="0">
<draw:image xlink:href="../Images/yкринформ/2023-05-03T19-06-31-03-00/630_360_1681053650-211.jpg" xlink:type="simple" xlink:show="embed" xlink:actuate="onLoad" draw:mime-type="image/jpeg"/>
</draw:frame>
 Речниккомандування Повітряних сил Збройних сил України Юрій Ігнат заявив, що не маєданих про те, що стоїть за заявою рф про нібито атаку дронів на кремль.</text:p>
      <text:p text:style-name="P4">
Про це він сказав в ефірі  <text:a xlink:type="simple" xlink:href="https://www.radiosvoboda.org/a/news-ihnat-drony-kreml/32392709.html" text:style-name="Internet_20_link" text:visited-style-name="Visited_20_Internet_20_Link">
 </text:a>
 , передає Укрінформ.</text:p>
      <text:p text:style-name="P4">
«Так із першого погляду сказати, що це було – мабуть, НЛО. Я не можу сказатипрямо, що це взагалі відбувалося і наскільки це ефективно. Там прапор видно нацьому відео, навіть не похитнувся, фактично, і жодних якихось наслідків відцього немає», – зазначив Ігнат.</text:p>
      <text:p text:style-name="P4">
Речник також зауважив, що, на його «особисту думку», росія може намагатисятаким чином показати «якусь <text:a xlink:type="simple" xlink:href="https://www.ukrinform.ua/tag-eskalacia" text:style-name="Internet_20_link" text:visited-style-name="Visited_20_Internet_20_Link">
 </text:a>
 з бокуУкраїни».</text:p>
      <text:p text:style-name="P4">
«Якщо таким чином росія намагається – це моя особиста думка, не думкаПовітряних сил – показати якусь ескалацію з боку України, що якісь агресивнідії, то росія так робить завжди. Постійно звинувачуючи, вони навітьрозповідають, що ми по своїх житлових будинках ракетами своїми б’ємо. Власне,тут саме такий варіант, мені видається. Над самим центром, серцем столиці, надбудівлею, де президент у них сидить, диктатор, відбуваються такі дивні речі,для мене це виглядає як мінімум дивним», – сказав речник командуванняПовітряних сил ЗСУ.</text:p>
      <text:p text:style-name="P4">
<text:span text:style-name="T4">
Читайте також:</text:span>
 <text:a xlink:type="simple" xlink:href="https://www.ukrinform.ua/rubric-other_news/3704320-zelenskij-pro-udar-bezpilotnikiv-po-kremlu-mi-ne-atakuvali-ani-putina-ani-moskvu.html" text:style-name="Internet_20_link" text:visited-style-name="Visited_20_Internet_20_Link">
 <text:span text:style-name="T4">
Зеленський</text:span>
 </text:a>
</text:p>
      <text:p text:style-name="P4">
Він додав, що у зв’язку з цим, можливо, слід очікувати якихось провокацій відросійських сил.</text:p>
      <text:p text:style-name="P4">
Як повідомлялось, вдень 3 травня російська влада заявила, що нібито дваукраїнські безпілотники в ніч на 3 травня намагались атакувати кремль. Радниккерівника Офісу Президента Михайло Подоляк  <text:a xlink:type="simple" xlink:href="https://www.ukrinform.ua/rubric-ato/3704220-ukraina-ne-atakuvala-kreml-ci-budaki-insi-obekti-na-teritorii-rosii-podolak.html" text:style-name="Internet_20_link" text:visited-style-name="Visited_20_Internet_20_Link">
</text:a>
 , що Україна нездійснювала атак на кремль чи будь-які інші обʼєкти на території російськоїфедерації, а заяви росії свідчать про підготовку провокацій з боку рф.</text:p>
      <text:p text:style-name="P4">
Source: <text:a xlink:type="simple" xlink:href="https://www.ukrinform.ua/rubric-ato/3704326-ignat-prokomentuvav-ataku-droniv-na-kreml-mabut-nlo.html" text:style-name="Internet_20_link" text:visited-style-name="Visited_20_Internet_20_Link">
https://www.ukrinform.ua/rubric-ato/3704326-ignat-prokomentuvav-ataku-droniv-na-kreml-mabut-nlo.html</text:a>
</text:p>
      <!--NEWS-->
      <text:h text:style-name="P10" text:outline-level="1">
<text:span text:style-name="T4">
Україна відновить електронне декларування у червні – Стефанішина</text:span>
</text:h>
      <text:p text:style-name="P4">
Authors: Ukrinform (Person)</text:p>
      <text:p text:style-name="P4">
Publisher: Укринформ (Organization)</text:p>
      <text:p text:style-name="P4">
Published Time: 2023-05-03T19:13:42+03:00</text:p>
      <text:p text:style-name="P4">
Modified Time: 2023-05-03T19:13:42+03:00</text:p>
      <text:p text:style-name="P4">
Description: </text:p>
      <text:p text:style-name="P4">
Верховна Рада планує в червні прийняти законопроєкт про відновлення електронного декларування, зробивши реєстр декларації в період дії воєнного стану непублічним. — Укрінформ.</text:p>
      <text:p text:style-name="P4">
Images: ["<text:a xlink:type="simple" xlink:href="https://static.ukrinform.com/photos/2021_09/thumb_files/630_360_1631696113-625.jpg" text:style-name="Internet_20_link" text:visited-style-name="Visited_20_Internet_20_Link">
630_360_16316...</text:a>
"]</text:p>
      <text:p text:style-name="P4">
Tags: ['Е-декларації', 'Верховна Рада', 'Стефанішина']</text:p>
      <text:p text:style-name="P4">
Type: Article</text:p>
      <!--METADATA-->
      <text:p text:style-name="P4">
<draw:frame draw:style-name="fr1" draw:name="Image181" text:anchor-type="as-char" svg:width="6.9236in" svg:height="3.956343in" draw:z-index="0">
<draw:image xlink:href="../Images/yкринформ/2023-05-03T19-13-42-03-00/630_360_1631696113-625.jpg" xlink:type="simple" xlink:show="embed" xlink:actuate="onLoad" draw:mime-type="image/jpeg"/>
</draw:frame>
 ВерховнаРада планує в червні прийняти законопроєкт про відновлення електронногодекларування, зробивши реєстр декларації в період дії воєнного станунепублічним.</text:p>
      <text:p text:style-name="P4">
Про це заявила віцепрем’єр-міністерка з питань європейської та євроатлантичноїінтеграції України Ольга Стефанішина під час спілкування з журналістами,повідомляє Укрінформ.</text:p>
      <text:p text:style-name="P4">
«Ми виходимо з того, що у нас є зобов’язання в рамках макрофінансовоїдопомоги, зобов’язання в рамках <text:a xlink:type="simple" xlink:href="https://www.ukrinform.ua/tag-mvf" text:style-name="Internet_20_link" text:visited-style-name="Visited_20_Internet_20_Link">
 </text:a>
 .Відновлення електронного декларування, перегляд функцій САП і ще кільказаходів в антикорупційній тематиці – ми їх будемо виконувати, будемовідновлювати електронне декларування в умовах війни з певним обмеженням щододоступу до інформації, звичайно, але це рішення буде ухвалено», - сказалавона.</text:p>
      <text:p text:style-name="P4">
Стефанішина підкреслила, що законопроєкт буде розглянуто в червні і деклараціїбудуть відновлені в повному обсязі, так як це було до 24 лютого 2022 року.</text:p>
      <text:p text:style-name="P4">
«Будуть внесені зміни до законодавства, які встановлюють адміністративну ікримінальну відповідальність, тобто позбавлення волі на 5 років не буде, якщоти зробив технічну помилку в декларації; якщо ти приховав 5 квартир у Києві,тоді – так», - пояснила віцепремʼєрка.</text:p>
      <text:p text:style-name="P4">
<text:span text:style-name="T4">
Читайте також:</text:span>
 <text:a xlink:type="simple" xlink:href="https://www.ukrinform.ua/rubric-society/3689403-u-cpk-vvazaut-za-neobhidne-ponoviti-deklaruvanna.html" text:style-name="Internet_20_link" text:visited-style-name="Visited_20_Internet_20_Link">
 </text:a>
</text:p>
      <text:p text:style-name="P4">
Вона також зауважила, що ще тривають дискусії щодо публічності декларації іочікується, що в період дії воєнного стану реєстр не буде публічним, аледекларанти можуть приймати індивідуальне рішення про оприлюднення декларації.</text:p>
      <text:p text:style-name="P4">
Як повідомляв Укрінформ, у травні 2022 року в Національному агентстві з питаньзапобігання корупції заявили, що посадовцям під час дії воєнного стануподавати декларації не обов’язково.</text:p>
      <text:p text:style-name="P4">
На розгляді в парламенті <text:a xlink:type="simple" xlink:href="https://www.ukrinform.ua/rubric-polytics/3660871-u-radi-hocut-vidnoviti-edeklaruvanna-pid-cas-voennogo-stanu.html" text:style-name="Internet_20_link" text:visited-style-name="Visited_20_Internet_20_Link">
 </text:a>
 який відновлює процес подання та перевірки електронних декларацій.</text:p>
      <text:p text:style-name="P4">
Source: <text:a xlink:type="simple" xlink:href="https://www.ukrinform.ua/rubric-polytics/3704327-ukraina-vidnovit-elektronne-deklaruvanna-u-cervni-stefanisina.html" text:style-name="Internet_20_link" text:visited-style-name="Visited_20_Internet_20_Link">
https://www.ukrinform.ua/rubric-polytics/3704327-ukraina-vidnovit-elektronne-deklaruvanna-u-cervni-stefanisina.html</text:a>
</text:p>
      <!--NEWS-->
      <text:h text:style-name="P10" text:outline-level="1">
<text:span text:style-name="T4">
Укрнафта хоче отримати в управління арештовані активи Коломойського - ЗМІ</text:span>
</text:h>
      <text:p text:style-name="P4">
Authors: Ukrinform (Person)</text:p>
      <text:p text:style-name="P4">
Publisher: Укринформ (Organization)</text:p>
      <text:p text:style-name="P4">
Published Time: 2023-05-03T19:27:49+03:00</text:p>
      <text:p text:style-name="P4">
Modified Time: 2023-05-03T19:27:49+03:00</text:p>
      <text:p text:style-name="P4">
Description: Укрнафта хоче отримати в управління корпоративні права компанії «Укрнафтобуріння», яка частково раніше належала бізнесмену Ігорю Коломойському та його партнерам. — Укрінформ.</text:p>
      <text:p text:style-name="P4">
Images: ["<text:a xlink:type="simple" xlink:href="https://static.ukrinform.com/photos/2019_08/thumb_files/630_360_1566981713-835.jpg" text:style-name="Internet_20_link" text:visited-style-name="Visited_20_Internet_20_Link">
630_360_15669...</text:a>
"]</text:p>
      <text:p text:style-name="P4">
Tags: ['Арешт', 'Коломойський', 'Укрнафта', 'Майно']</text:p>
      <text:p text:style-name="P4">
Type: Article</text:p>
      <!--METADATA-->
      <text:p text:style-name="P4">
<draw:frame draw:style-name="fr1" draw:name="Image182" text:anchor-type="as-char" svg:width="6.9236in" svg:height="3.956343in" draw:z-index="0">
<draw:image xlink:href="../Images/yкринформ/2023-05-03T19-27-49-03-00/630_360_1566981713-835.jpg" xlink:type="simple" xlink:show="embed" xlink:actuate="onLoad" draw:mime-type="image/jpeg"/>
</draw:frame>
 Укрнафтахоче отримати в управління корпоративні права компанії «Укрнафтобуріння», якачастково раніше належала бізнесмену Ігорю Коломойському та його партнерам.</text:p>
      <text:p text:style-name="P4">
Як передає Укрінформ, про це йдеться у листі Укрнафти на адресу Міністерстваекономіки, з яким ознайомилося <text:a xlink:type="simple" xlink:href="https://www.rbc.ua/rus/news/ukrnafta-hoche-otrimati-upravlinnya-areshtovani-1683101445.html" text:style-name="Internet_20_link" text:visited-style-name="Visited_20_Internet_20_Link">
 </text:a>
 .</text:p>
      <text:p text:style-name="P4">
Зазначається, що компанія хоче отримати в управління "Укрнафтобуріння", ТОВ"Сахалінське", ТОВ "Сіріус-1" та ТОВ "Іст Юроуп Петролеум", які частковораніше належали бізнесмену <text:a xlink:type="simple" xlink:href="https://www.ukrinform.ua/tag-kolomojskij" text:style-name="Internet_20_link" text:visited-style-name="Visited_20_Internet_20_Link">
 </text:a>
 тайого партнерам, а на початку квітня за рішенням суду були передані АРМА.</text:p>
      <text:p text:style-name="P4">
Аргументуючи своє бажання, у компанії зазначають, що Укрнафта має технічні тапрактичні можливості щодо збільшення видобутку газу, нафти на Сахалінськомуродовищі і, як наслідок, може збільшити виробництво нафтопродуктів.</text:p>
      <text:p text:style-name="P4">
<text:span text:style-name="T4">
Читайте також:</text:span>
 <text:a xlink:type="simple" xlink:href="https://www.ukrinform.ua/rubric-economy/3700577-arma-sukae-upraviteliv-dla-kompanij-aki-povazani-z-rosneftu-ta-rosatomom.html" text:style-name="Internet_20_link" text:visited-style-name="Visited_20_Internet_20_Link">
 </text:a>
</text:p>
      <text:p text:style-name="P4">
Як повідомлялося, Печерський районний суд міста Києва 11 квітня 2023 року <text:a xlink:type="simple" xlink:href="https://www.ukrinform.ua/rubric-economy/3698115-sud-peredav-korporativni-prava-ukrnaftoburinna-do-arma.html" text:style-name="Internet_20_link" text:visited-style-name="Visited_20_Internet_20_Link">
</text:a>
 ПрАТ «ВК «Укрнафтобуріння» на балансНаціонального агентства України з питань виявлення, розшуку та управлінняактивами, одержаними від корупційних та інших злочинів (АРМА).</text:p>
      <text:p text:style-name="P4">
<text:span text:style-name="T5">
Фото: censor.net.ua</text:span>
</text:p>
      <text:p text:style-name="P4">
Source: <text:a xlink:type="simple" xlink:href="https://www.ukrinform.ua/rubric-economy/3704333-ukrnafta-hoce-otrimati-v-upravlinna-arestovani-aktivi-kolomojskogo-zmi.html" text:style-name="Internet_20_link" text:visited-style-name="Visited_20_Internet_20_Link">
https://www.ukrinform.ua/rubric-economy/3704333-ukrnafta-hoce-otrimati-v-upravlinna-arestovani-aktivi-kolomojskogo-zmi.html</text:a>
</text:p>
      <!--NEWS-->
      <text:h text:style-name="P10" text:outline-level="1">
<text:span text:style-name="T4">
НСЖУ презентувала буклет «Розстріляна свобода слова»</text:span>
</text:h>
      <text:p text:style-name="P4">
Authors: Ukrinform (Person)</text:p>
      <text:p text:style-name="P4">
Publisher: Укринформ (Organization)</text:p>
      <text:p text:style-name="P4">
Published Time: 2023-05-03T19:35:00+03:00</text:p>
      <text:p text:style-name="P4">
Modified Time: 2023-05-03T19:35:00+03:00</text:p>
      <text:p text:style-name="P4">
Description: Національна спілка журналістів України з нагоди Всесвітнього дня свободи преси презентувала буклет «Розстріляна свобода слова. Журналісти – цілі російського воєнного наступу». — Укрінформ.</text:p>
      <text:p text:style-name="P4">
Images: ["<text:a xlink:type="simple" xlink:href="https://static.ukrinform.com/photos/2023_05/thumb_files/630_360_1683131508-918.jpg" text:style-name="Internet_20_link" text:visited-style-name="Visited_20_Internet_20_Link">
630_360_16831...</text:a>
", "<text:a xlink:type="simple" xlink:href="https://static.ukrinform.com/photos/2023_05/1683131785-639.jpg" text:style-name="Internet_20_link" text:visited-style-name="Visited_20_Internet_20_Link">
1683131785-63...</text:a>
", "<text:a xlink:type="simple" xlink:href="https://static.ukrinform.com/photos/2023_05/1683131509-854.jpg" text:style-name="Internet_20_link" text:visited-style-name="Visited_20_Internet_20_Link">
1683131509-85...</text:a>
"]</text:p>
      <text:p text:style-name="P4">
Tags: ['НСЖУ', 'Журналіст', 'Українська книга']</text:p>
      <text:p text:style-name="P4">
Type: Article</text:p>
      <!--METADATA-->
      <text:p text:style-name="P4">
<draw:frame draw:style-name="fr1" draw:name="Image183" text:anchor-type="as-char" svg:width="6.9236in" svg:height="3.956343in" draw:z-index="0">
<draw:image xlink:href="../Images/yкринформ/2023-05-03T19-35-00-03-00/630_360_1683131508-918.jpg" xlink:type="simple" xlink:show="embed" xlink:actuate="onLoad" draw:mime-type="image/jpeg"/>
</draw:frame>
Національна спілка журналістів України з нагоди Всесвітнього дня свободи пресипрезентувала буклет «Розстріляна свобода слова. Журналісти – цілі російськоговоєнного наступу».</text:p>
      <text:p text:style-name="P4">
Презентація відбулась у пресцентрі НСЖУ в Києві, повідомляє кореспондентУкрінформу.</text:p>
      <text:p text:style-name="P4">
До буклета увійшли історії журналістів, які загинули від початкуповномасштабного російського вторгнення в Україну, історії працівників медіа,які опинилися в російському полоні. Також розповідається про випадки знищеннямайна і будівель редакцій та переслідування кримськотатарських журналістів натимчасово окупованому півострові.</text:p>
      <text:p text:style-name="P4">
<draw:frame draw:style-name="fr1" draw:name="Image184" text:anchor-type="as-char" svg:width="6.9236in" svg:height="4.615733in" draw:z-index="0">
<draw:image xlink:href="../Images/yкринформ/2023-05-03T19-35-00-03-00/1683131785-639.jpg" xlink:type="simple" xlink:show="embed" xlink:actuate="onLoad" draw:mime-type="image/jpeg"/>
</draw:frame>
</text:p>
      <text:p text:style-name="P4">
“Ми підтримуємо журналістів, у тому числі в Україні, через партнерів, одним ізяких є Національна спілка журналістів України. Ми допомагаємо українськимжурналістам, надаємо захисне спорядження, тренінгові програми та інші видидопомоги для того, щоб журналісти могли працювати безпечно і продовжувати своюдіяльність”, – сказала представниця ЮНЕСКО Тереза Хорбахер, яка працює увідділі свободи слова і безпеки журналістів.</text:p>
      <text:p text:style-name="P4">
<text:span text:style-name="T4">
Читайте також:</text:span>
 <text:a xlink:type="simple" xlink:href="https://www.ukrinform.ua/rubric-society/3703982-nszu-v-oon-zaklikala-rosiu-zvilniti-ukrainskogo-zurnalista-dmitra-hiluka.html" text:style-name="Internet_20_link" text:visited-style-name="Visited_20_Internet_20_Link">
 <text:span text:style-name="T4">
НСЖУ</text:span>
 </text:a>
</text:p>
      <text:p text:style-name="P4">
Вона зазначила, що уважно стежить за роботою українських журналістів, за тимивикликами, які перед ними стоять.</text:p>
      <text:p text:style-name="P4">
“Нам дуже важливо чути з перших вуст про потреби українських журналістів ірозуміти, яким чином ЮНЕСКО та інші донори можуть більше допомагати у вашійдіяльності”, – наголосила Хорбахер.</text:p>
      <text:p text:style-name="P4">
<draw:frame draw:style-name="fr1" draw:name="Image185" text:anchor-type="as-char" svg:width="6.9236in" svg:height="4.615733in" draw:z-index="0">
<draw:image xlink:href="../Images/yкринформ/2023-05-03T19-35-00-03-00/1683131509-854.jpg" xlink:type="simple" xlink:show="embed" xlink:actuate="onLoad" draw:mime-type="image/jpeg"/>
</draw:frame>
</text:p>
      <text:p text:style-name="P4">
Як повідомляв Укрінформ, 3 травня відзначається Всесвітній день свободи преси.</text:p>
      <text:p text:style-name="P4">
За даними Національної спілки журналістів, <text:a xlink:type="simple" xlink:href="https://www.ukrinform.ua/rubric-society/3704123-vid-pocatku-povnomasstabnogo-vtorgnenna-v-ukraini-zaginuli-57-zurnalistiv.html" text:style-name="Internet_20_link" text:visited-style-name="Visited_20_Internet_20_Link">
</text:a>
 .</text:p>
      <text:p text:style-name="P4">
Source: <text:a xlink:type="simple" xlink:href="https://www.ukrinform.ua/rubric-society/3704335-nszu-prezentuvala-buklet-rozstrilana-svoboda-slova.html" text:style-name="Internet_20_link" text:visited-style-name="Visited_20_Internet_20_Link">
https://www.ukrinform.ua/rubric-society/3704335-nszu-prezentuvala-buklet-rozstrilana-svoboda-slova.html</text:a>
</text:p>
      <!--NEWS-->
      <text:h text:style-name="P10" text:outline-level="1">
<text:span text:style-name="T4">
Сили оборони відбили близько 30 атак росіян на чотирьох напрямках</text:span>
</text:h>
      <text:p text:style-name="P4">
Authors: Ukrinform (Person)</text:p>
      <text:p text:style-name="P4">
Publisher: Укринформ (Organization)</text:p>
      <text:p text:style-name="P4">
Published Time: 2023-05-03T19:37:31+03:00</text:p>
      <text:p text:style-name="P4">
Modified Time: 2023-05-03T19:37:31+03:00</text:p>
      <text:p text:style-name="P4">
Description: Сили оборони України протягом доби відбили близько 30 атак російської армії на Лиманському, Бахмутському, Авдіївському та Мар’їнському напрямках. — Укрінформ.</text:p>
      <text:p text:style-name="P4">
Images: ["<text:a xlink:type="simple" xlink:href="https://static.ukrinform.com/photos/2023_04/thumb_files/630_360_1682620469-597.jpg" text:style-name="Internet_20_link" text:visited-style-name="Visited_20_Internet_20_Link">
630_360_16826...</text:a>
"]</text:p>
      <text:p text:style-name="P4">
Tags: ['Генштаб', 'ЗСУ', 'Війна з росією', '#stoprussia']</text:p>
      <text:p text:style-name="P4">
Type: Article</text:p>
      <!--METADATA-->
      <text:p text:style-name="P4">
<draw:frame draw:style-name="fr1" draw:name="Image186" text:anchor-type="as-char" svg:width="6.9236in" svg:height="3.956343in" draw:z-index="0">
<draw:image xlink:href="../Images/yкринформ/2023-05-03T19-37-31-03-00/630_360_1682620469-597.jpg" xlink:type="simple" xlink:show="embed" xlink:actuate="onLoad" draw:mime-type="image/jpeg"/>
</draw:frame>
 Силиоборони України протягом доби відбили близько 30 атак російської армії наЛиманському, Бахмутському, Авдіївському та Мар’їнському напрямках.</text:p>
      <text:p text:style-name="P4">
Як передає Укрінформ, про це Генеральний штаб Збройних сил України повідомляєу <text:a xlink:type="simple" xlink:href="https://www.facebook.com/GeneralStaff.ua/posts/pfbid02yM9WCQsK5sDmFjR4GCs2yPfwr2xTWTY2c6EzfHGouEnTeJyvBWBrbomHcQbPhkLKl" text:style-name="Internet_20_link" text:visited-style-name="Visited_20_Internet_20_Link">
</text:a>
.</text:p>
      <text:p text:style-name="P4">
“Противник і надалі зосереджує основні зусилля на веденні наступальних дій наЛиманському, Бахмутському, Авдіївському та Мар’їнському напрямках, де протягомдоби підрозділи Сил оборони України відбили близько 30 атак. Найзапекліші боїведуться за Бахмут та Мар’їнку”, - ідеться в повідомленні.</text:p>
      <text:p text:style-name="P4">
В Генштабі нагадали, що цієї доби, вночі, росія завдала чергового масованогоудару по території України, застосувавши ударні безпілотні літальні апаратиShahed-136/131. 21 із 26 цих дронів знищили українські захисники.</text:p>
      <text:p text:style-name="P4">
Загалом ворог завдав два ракетних та 41 авіаційний удари, здійснив близько 25обстрілів з реактивних систем залпового вогню по позиціях Сил оборони Українита населених пунктах. Постраждали мирні жителі, зруйновано та пошкодженоприватні житлові будинки та інша цивільна інфраструктура.</text:p>
      <text:p text:style-name="P4">
<text:span text:style-name="T4">
Читайте також:</text:span>
 <text:a xlink:type="simple" xlink:href="https://www.ukrinform.ua/rubric-ato/3704206-na-limanokupanskomu-napramku-zsu-znisili-36-okupantiv-ponad-sotnu-poranili.html" text:style-name="Internet_20_link" text:visited-style-name="Visited_20_Internet_20_Link">
 </text:a>
</text:p>
      <text:p text:style-name="P4">
Ймовірність завдання ракетних та авіаційних ударів по всій території Українизалишається високою.</text:p>
      <text:p text:style-name="P4">
За інформацією Генштабу, на <text:span text:style-name="T4">
Волинському</text:span>
 та <text:span text:style-name="T4">
Поліському напрямках</text:span>
 ознакформування наступальних угруповань ворога не виявлено. На полігонах білорусітриває підготовка особового складу російських територіальних військ.</text:p>
      <text:p text:style-name="P4">
На <text:span text:style-name="T4">
Сіверському</text:span>
 та <text:span text:style-name="T4">
Слобожанському напрямках</text:span>
 агресор зберігає військовуприсутність у прикордонних з Україною районах російської федерації. Протягомдоби здійснив артилерійські та мінометні обстріли населених пунктів БучкиЧернігівської області; Басівки, Юнаківки, Запсілля Сумської області, а такожСотницького Козачка, Гур’ївого Козачка, Баранівки, Червоної Зорі, Стрілечої,Гатища, Вовчанських Хуторів та Миколаївки на Харківщині.</text:p>
      <text:p text:style-name="P4">
На <text:span text:style-name="T4">
Куп’янському напрямку</text:span>
 російська армія наступальних дій не проводила.Артилерійських та мінометних обстрілів зазнали Тополі, Кам’янка, Фиголівка,Дворічна, Западне, Лиман Перший, Кислівка, Крохмальне, Берестове Харківськоїобласті.</text:p>
      <text:p text:style-name="P4">
На <text:span text:style-name="T4">
Лиманському напрямку</text:span>
 агресор вів безуспішні наступальні дії в районіБілогорівки з метою пошуку слабких місць в українській обороні. Артилерійськихобстрілів зазнали Макіївка, Білогорівка Луганської області та Торське,Верхньокам’янське і Спірне на Донеччині.</text:p>
      <text:p text:style-name="P4">
На <text:span text:style-name="T4">
Бахмутському напрямку</text:span>
 ворог продовжує вести наступальні дії. Триваютьбої у місті Бахмут. Безуспішними були атаки загарбників у напрямку населеногопункту Нью-Йорк. Від ворожих обстрілів постраждали Оріхово-Василівка, Бахмут,Іванівське, Часів Яр, Біла Гора, Північне та Південне, а також Нью-ЙоркДонецької області.</text:p>
      <text:p text:style-name="P4">
<text:span text:style-name="T4">
Читайте також:</text:span>
 <text:a xlink:type="simple" xlink:href="https://www.ukrinform.ua/rubric-ato/3704191-situacia-pid-bahmutom-vorog-majze-400-raziv-obstrilav-pozicii-zsu-vidbulos-11-boezitknen.html" text:style-name="Internet_20_link" text:visited-style-name="Visited_20_Internet_20_Link">
 </text:a>
</text:p>
      <text:p text:style-name="P4">
На <text:span text:style-name="T4">
Авдіївському напрямку</text:span>
 ворог вів наступальні дії в районі СєверногоДонецької області, успіху не мав. Обстріляв також Новокалинове, Бердичі,Авдіївку, Тоненьке, Карлівку, Нетайлове та Первомайське.</text:p>
      <text:p text:style-name="P4">
На <text:span text:style-name="T4">
Мар’їнському напрямку</text:span>
 противник намагається покращити тактичнеположення. Протягом доби українськими захисниками були відбиті численні атакив районах Мар’їнки та Новомихайлівки. Окрім того, ворожих обстрілів зазналаКрасногорівка Донецької області.</text:p>
      <text:p text:style-name="P4">
На <text:span text:style-name="T4">
Шахтарському напрямку</text:span>
 ворог здійснив <text:a xlink:type="simple" xlink:href="https://www.ukrinform.ua/tag-obstril" text:style-name="Internet_20_link" text:visited-style-name="Visited_20_Internet_20_Link">
 </text:a>
 населених пунктів Вугледар, Богоявленки, Новоукраїнки, Пречистівки,Золотої Ниви та Шахтарського Донецької області.</text:p>
      <text:p text:style-name="P4">
На <text:span text:style-name="T4">
Запорізькому</text:span>
 та <text:span text:style-name="T4">
Херсонському напрямках</text:span>
 загарбники обороняються.Обстріляли Времівку, Новосілку та Новопіль Донецької області; Гуляйполе, МалуТокмачку, Новоданилівку, Оріхів, Новоандріївку та Кам’янське Запорізькоїобласті; Капулівку на Дніпропетровщині; Антонівку та місто Херсон.</text:p>
      <text:p text:style-name="P4">
Щоб хоч якось убезпечити свій особовий склад від вогневого ураження Силоборони України на тимчасово захоплених територіях ворог і надалі цинічновикористовує місцеве населення. У населених пунктах Каховського районуросійські загарбники поміж приватних будинків місцевих жителів розміщують своїпідрозділи.</text:p>
      <text:p text:style-name="P4">
За даними Генштабу, Авіація Сил оборони за добу завдала трьох ударів порайонах зосередження особового складу противника. Крім того, протягом цієїдоби захисники знищили 5 розвідувальних БпЛА різних типів та один баражуючийбоєприпас “Ланцет”.</text:p>
      <text:p text:style-name="P4">
Підрозділи ракетних військ і артилерії уразили район зосередження живої силита склад боєприпасів армії російської федерації.</text:p>
      <text:p text:style-name="P4">
Як повідомляв Укрінформ, Сили оборони України з 24 лютого 2022 року по 3травня 2023 року <text:a xlink:type="simple" xlink:href="https://www.ukrinform.ua/rubric-ato/3703928-zsu-likviduvali-vze-191-940-rosijskih-zagarbnikiv.html" text:style-name="Internet_20_link" text:visited-style-name="Visited_20_Internet_20_Link">
 </text:a>
 , при цьому 520 осіб - заминулу добу.</text:p>
      <text:p text:style-name="P4">
<text:span text:style-name="T5">
Фото: Генштаб ЗСУ</text:span>
</text:p>
      <text:p text:style-name="P4">
Source: <text:a xlink:type="simple" xlink:href="https://www.ukrinform.ua/rubric-ato/3704336-sili-oboroni-vidbili-blizko-30-atak-rosian-na-cotiroh-napramkah.html" text:style-name="Internet_20_link" text:visited-style-name="Visited_20_Internet_20_Link">
https://www.ukrinform.ua/rubric-ato/3704336-sili-oboroni-vidbili-blizko-30-atak-rosian-na-cotiroh-napramkah.html</text:a>
</text:p>
      <!--NEWS-->
      <text:h text:style-name="P10" text:outline-level="1">
<text:span text:style-name="T4">
Спільна заява саміту Україна – Північна Європа</text:span>
</text:h>
      <text:p text:style-name="P4">
Authors: Ukrinform (Person)</text:p>
      <text:p text:style-name="P4">
Publisher: Укринформ (Organization)</text:p>
      <text:p text:style-name="P4">
Published Time: 2023-05-03T19:39:00+03:00</text:p>
      <text:p text:style-name="P4">
Modified Time: 2023-05-03T19:39:00+03:00</text:p>
      <text:p text:style-name="P4">
Description: Лідери України та п’яти країн Північної Європи - Фінляндії, Данії, Ісландії, Норвегії та Швеції зробили спільну заяву за підсумками саміту у Гельсінкі. — Укрінформ.</text:p>
      <text:p text:style-name="P4">
Images: ["<text:a xlink:type="simple" xlink:href="https://static.ukrinform.com/photos/2023_05/thumb_files/630_360_1683132297-175.jpg" text:style-name="Internet_20_link" text:visited-style-name="Visited_20_Internet_20_Link">
630_360_16831...</text:a>
"]</text:p>
      <text:p text:style-name="P4">
Tags: ['Фінляндія', 'НАТО', 'Зеленський']</text:p>
      <text:p text:style-name="P4">
Type: Article</text:p>
      <!--METADATA-->
      <text:p text:style-name="P4">
<draw:frame draw:style-name="fr1" draw:name="Image187" text:anchor-type="as-char" svg:width="6.9236in" svg:height="3.956343in" draw:z-index="0">
<draw:image xlink:href="../Images/yкринформ/2023-05-03T19-39-00-03-00/630_360_1683132297-175.jpg" xlink:type="simple" xlink:show="embed" xlink:actuate="onLoad" draw:mime-type="image/jpeg"/>
</draw:frame>
 ЛідериУкраїни та п’яти країн Північної Європи - Фінляндії, Данії, Ісландії, Норвегіїта Швеції зробили спільну заяву за підсумками саміту у Гельсінкі.</text:p>
      <text:p text:style-name="P4">
Укрінформ наводить повний текст заяви, оприлюдненої на <text:a xlink:type="simple" xlink:href="https://www.president.gov.ua/news/spilna-zayava-samitu-ukrayina-pivnichna-yevropa-v-m-gelsinki-82613" text:style-name="Internet_20_link" text:visited-style-name="Visited_20_Internet_20_Link">
</text:a>
 .</text:p>
      <text:p text:style-name="P4">
Лідери України та п’яти країн Північної Європи підтвердили своє однозначнезасудження агресивної війни Росії проти України, що триває. Українапродемонструвала надзвичайну рішучість у реалізації свого невід’ємного правана самооборону від цього неспровокованого та невиправданого нападу. Росіяповинна негайно, повністю й беззастережно вивести всі свої війська з територіїУкраїни в межах її міжнародно визнаних кордонів.</text:p>
      <text:p text:style-name="P4">
<text:span text:style-name="T4">
Читайте також:</text:span>
 <text:a xlink:type="simple" xlink:href="https://www.ukrinform.ua/rubric-polytics/3704310-spilna-preskonferencia-zelenskogo-ta-ucasnikiv-samitu-krain-pivnicnoi-evropi.html" text:style-name="Internet_20_link" text:visited-style-name="Visited_20_Internet_20_Link">
 </text:a>
</text:p>
      <text:p text:style-name="P4">
Країни Північної Європи залишаються непохитними у своїй відданостінезалежності, суверенітету й територіальній цілісності України в межах їїміжнародно визнаних кордонів. Країни Північної Європи продовжуватимуть своюполітичну, фінансову, гуманітарну та військову підтримку України стільки,скільки це буде потрібно, – як окремо, так і спільно як країни ПівнічноїЄвропи, а також шляхом міжнародної співпраці в межах Європейського Союзу,НАТО, ООН та в інших форматах.</text:p>
      <text:p text:style-name="P4">
Країни Північної Європи надали Україні значну й відчутну військову допомогу,передавши різноманітні системи озброєння, включно з дорогими системамипротиповітряної оборони, основними бойовими танками Leopard, бойовимиброньованими машинами, а також артилерійськими системами та боєприпасами. Зпогляду військових і оборонних матеріалів загальна вартість національнихпакетів допомоги від країн Північної Європи, наданих Україні з лютого 2022року, становить приблизно 4,4 млрд євро. Ця військова підтримка триватиме,оскільки готуються нові пакети з постійним урахуванням найбільш нагальних іневідкладних потреб України для зміцнення її обороноздатності. Очолювана СШАКонтактна група з питань оборони України (так звана група у форматі«Рамштайн») є важливим координаційним форумом для цих міжнародних зусиль.</text:p>
      <text:p text:style-name="P4">
Окрім національних внесків, країни Північної Європи беруть активну участь узаходах Європейського Союзу: у військовій допомозі Україні через Європейськийфонд миру та у підготовці українських військовослужбовців через Місіювійськової допомоги ЄС.</text:p>
      <text:p text:style-name="P4">
<text:span text:style-name="T4">
Читайте також:</text:span>
 <text:a xlink:type="simple" xlink:href="https://www.ukrinform.ua/rubric-polytics/3704305-portugalia-moze-dopomogti-ukraini-u-zblizenni-z-krainami-globalnogo-pivdna-golova-asamblei.html" text:style-name="Internet_20_link" text:visited-style-name="Visited_20_Internet_20_Link">
 </text:a>
</text:p>
      <text:p text:style-name="P4">
Крім військової допомоги, усі країни Північної Європи надали Україні цивільнудопомогу, включно з фінансовою, гуманітарною та екстреною підтримкою. Загальнавартість цих національних північноєвропейських заходів із лютого 2022 рокуперевищила 1,5 млрд євро і далі зростатиме.</text:p>
      <text:p text:style-name="P4">
Країни Північної Європи підтримують ініціативу України щодо справедливого йсталого миру, заснованого на суверенітеті й територіальній цілісності України.Формула миру, запропонована Україною, містить низку важливих цілей, надбагатьма з яких країни Північної Європи вже працюють, як-от забезпеченняядерної безпеки та подолання значних екологічних наслідків війни. КраїниПівнічної Європи готові співпрацювати з Україною для забезпечення якнайширшоїміжнародної участі в реалізації української формули миру та у Глобальномусаміті миру.</text:p>
      <text:p text:style-name="P4">
Україна та країни Північної Європи наголошують на своїй твердій відданостіпритягненню до відповідальності винних у воєнних злочинах та інших жорстокихзлочинах, скоєних у зв’язку з агресивною війною Росії проти України. КраїниПівнічної Європи вітають поточні міжнародні зусилля у співпраці з Україноющодо забезпечення відповідальності шляхом створення відповідного механізму(спеціального трибуналу) щодо кримінального переслідування за злочин агресії.Широка міжнародна підтримка відіграє головну роль у цьому контексті. Тому,беручи участь в основній групі щодо забезпечення відповідальності за злочинагресії проти України, країни Північної Європи заохочують інші країниприєднуватися й нарощувати міжнародну підтримку для створення трибуналу.Країни Північної Європи вітають угоду про новий Міжнародний центр ізрозслідування злочину агресії проти України (ICPA) в Гаазі та сподіваються наякнайшвидший початок його роботи.</text:p>
      <text:p text:style-name="P4">
<text:span text:style-name="T4">
Читайте також:</text:span>
 <text:a xlink:type="simple" xlink:href="https://www.ukrinform.ua/rubric-polytics/3704253-zelenskij-zustrivsa-zi-spikerom-parlamentu-finlandii-ta-glavou-uradu-norvegii.html" text:style-name="Internet_20_link" text:visited-style-name="Visited_20_Internet_20_Link">
 <text:span text:style-name="T4">
Фінлянд</text:span>
 </text:a>
</text:p>
      <text:p text:style-name="P4">
Україна та країни Північної Європи підтверджують свою підтримку розслідуваньпрокурора Міжнародного кримінального суду, які є кроком до відповідальності, івзяли до відома видані судом ордери на арешт.</text:p>
      <text:p text:style-name="P4">
Україна та країни Північної Європи погоджуються з необхідністю посилитиколективний тиск на Росію шляхом подальших санкцій, щоб послабити здатністьРосії продовжувати незаконну агресивну війну. Мають бути інтенсифікованізусилля щодо забезпечення ефективного впровадження санкцій, запобігання тапротидії обходу санкцій у третіх країнах та з боку третіх країн.</text:p>
      <text:p text:style-name="P4">
Україна й країни Північної Європи і далі працюватимуть разом з іншими надрозробкою механізмів відшкодування збитків, поранень і руйнувань, спричиненихросійською агресією. Для цього важливою віхою є міжнародний реєстр збитків,який буде представлено на саміті Ради Європи в Рейк’явіку 16-17 травня 2023року. Ми й далі докладатимемо зусиль для вивчення відповідних варіантівзабезпечення фінансування компенсаційного механізму, включно з надійноюправовою основою для використання заморожених і знерухомлених російськихактивів для підтримки відбудови України та з метою виплати репарацій.</text:p>
      <text:p text:style-name="P4">
<text:span text:style-name="T4">
Читайте також:</text:span>
 <text:a xlink:type="simple" xlink:href="https://www.ukrinform.ua/rubric-ato/3704167-prezident-finlandii-anonsuvav-novij-paket-vijskovoi-dopomogi-ukraini.html" text:style-name="Internet_20_link" text:visited-style-name="Visited_20_Internet_20_Link">
 <text:span text:style-name="T4">
Фінлянд</text:span>
 </text:a>
</text:p>
      <text:p text:style-name="P4">
Країни Північної Європи разом із міжнародними організаціями та партнерамизобов’язуються брати участь у відновленні й відбудові України після війни. Вжезараз важливо закласти основу для амбітної й довгострокової співпраці, якастворить можливості й допоможе українському народу відновити свою країну.Залучення всіх відповідних партнерів, включно з приватними компаніями,міжнародними та північноєвропейськими фінансовими інституціями, з метоюзабезпечення фінансової підтримки, інвестицій і необхідних знань є важливимдля забезпечення процвітаючого майбутнього України.</text:p>
      <text:p text:style-name="P4">
Майбутнє України та її народу – у євроатлантичній родині. Євросоюз уже визнавєвропейську перспективу України та надав Україні статус країни-кандидата.Країни Північної Європи – члени ЄС рішуче підтримуватимуть Україну в їїзусиллях із реалізації процесу реформування та у виконанні вимог, необхіднихдля якнайшвидшого початку переговорів про вступ, а також очікують на звітЄврокомісії до кінця 2023 року. Водночас у найближчій перспективі країниПівнічної Європи продовжать працювати над підтримкою постійного високого рівняневідкладної цивільної допомоги Україні, зокрема через різні механізми ЄС.</text:p>
      <text:p text:style-name="P4">
<text:span text:style-name="T4">
Читайте також:</text:span>
 <text:a xlink:type="simple" xlink:href="https://www.ukrinform.ua/rubric-polytics/3704153-zelenskij-i-niinisto-proveli-spilnu-preskonferenciu.html" text:style-name="Internet_20_link" text:visited-style-name="Visited_20_Internet_20_Link">
 <text:span text:style-name="T4">
Зеленський</text:span>
 </text:a>
</text:p>
      <text:p text:style-name="P4">
У межах діяльності НАТО всі країни Північної Європи продовжуютьзосереджуватися на безпосередній підтримці України, сприяючи значномурозширенню Комплексного пакета допомоги НАТО Україні. Україна має правосамостійно обирати заходи безпеки. На Бухарестському саміті НАТО у 2008 роцісоюзники погодилися, що Україна стане членом НАТО. Політика відкритих дверейНАТО ґрунтується на Вашингтонському договорі. Україна офіційно подала заявкуна прискорену процедуру членства в НАТО у вересні 2022 року. Країни ПівнічноїЄвропи – члени НАТО продовжуватимуть підтримувати Україну на її шляху домайбутнього членства. Ще до набуття Україною членства її безпека має великезначення для Альянсу. Україна й країни Північної Європи – члени НАТО знетерпінням чекають на розв’язання цих питань на Вільнюському саміті НАТО влипні 2023 року. Країни Північної Європи і далі надаватимуть рішучу підтримкузміцненню спроможності України захищати себе.</text:p>
      <text:p text:style-name="P4">
Фото: yle.fi</text:p>
      <text:p text:style-name="P4">
Source: <text:a xlink:type="simple" xlink:href="https://www.ukrinform.ua/rubric-polytics/3704340-spilna-zaava-samitu-ukraina-pivnicna-evropa.html" text:style-name="Internet_20_link" text:visited-style-name="Visited_20_Internet_20_Link">
https://www.ukrinform.ua/rubric-polytics/3704340-spilna-zaava-samitu-ukraina-pivnicna-evropa.html</text:a>
</text:p>
      <!--NEWS-->
      <text:h text:style-name="P10" text:outline-level="1">
<text:span text:style-name="T4">
Екскерівник Mastercard став новим президентом Світового банку</text:span>
</text:h>
      <text:p text:style-name="P4">
Authors: Ukrinform (Person)</text:p>
      <text:p text:style-name="P4">
Publisher: Укринформ (Organization)</text:p>
      <text:p text:style-name="P4">
Published Time: 2023-05-03T19:41:00+03:00</text:p>
      <text:p text:style-name="P4">
Modified Time: 2023-05-03T19:41:00+03:00</text:p>
      <text:p text:style-name="P4">
Description: Виконавча рада Світового банку затвердила на посаді президента колишнього виконавчого директора Mastercard Аджая Бангу. — Укрінформ.</text:p>
      <text:p text:style-name="P4">
Images: ["<text:a xlink:type="simple" xlink:href="https://static.ukrinform.com/photos/2023_05/thumb_files/630_360_1683132553-320.jpg" text:style-name="Internet_20_link" text:visited-style-name="Visited_20_Internet_20_Link">
630_360_16831...</text:a>
"]</text:p>
      <text:p text:style-name="P4">
Tags: ['Mastercard', 'Призначення', 'Світовий банк']</text:p>
      <text:p text:style-name="P4">
Type: Article</text:p>
      <!--METADATA-->
      <text:p text:style-name="P4">
<draw:frame draw:style-name="fr1" draw:name="Image188" text:anchor-type="as-char" svg:width="6.9236in" svg:height="3.956343in" draw:z-index="0">
<draw:image xlink:href="../Images/yкринформ/2023-05-03T19-41-00-03-00/630_360_1683132553-320.jpg" xlink:type="simple" xlink:show="embed" xlink:actuate="onLoad" draw:mime-type="image/jpeg"/>
</draw:frame>
 Виконавчарада Світового банку затвердила на посаді президента колишнього виконавчогодиректора Mastercard Аджая Бангу.</text:p>
      <text:p text:style-name="P4">
Про це йдеться у вітальній заяві міністра фінансів США Джанет Єллен, яка є урозпорядженні Укрінформу.</text:p>
      <text:p text:style-name="P4">
«Щиро вітаю Аджая Бангу з обранням президентом Світового банку. Аджай Бангапривнесе на цю важливу посаду необхідні лідерські та управлінські навички,досвід життя та роботи на ринках, що розвиваються, а також знання у фінансовійсфері», - наголосила глава Мінфіну США.</text:p>
      <text:p text:style-name="P4">
Вона підкреслила, що Банга очолить <text:a xlink:type="simple" xlink:href="https://www.ukrinform.ua/tag-svitovij-bank" text:style-name="Internet_20_link" text:visited-style-name="Visited_20_Internet_20_Link">
 </text:a>
 у критичний момент у його історії.</text:p>
      <text:p text:style-name="P4">
«Аджай розуміє, що виклики, які постали перед нами – від боротьби зі зміноюклімату, пандеміями й нестабільністю, до ліквідації крайньої бідності тасприяння спільному процвітанню, – глибоко пов’язані між собою», - зазначилаЄллен.</text:p>
      <text:p text:style-name="P4">
<text:span text:style-name="T4">
Читайте також:</text:span>
 <text:a xlink:type="simple" xlink:href="https://www.ukrinform.ua/rubric-vidbudova/3697571-svitovij-bank-stane-odnim-iz-klucovih-partneriv-u-vidnovlenni-ukraini-premer.html" text:style-name="Internet_20_link" text:visited-style-name="Visited_20_Internet_20_Link">
 <text:span text:style-name="T4">
Світовий</text:span>
 <text:span text:style-name="T4">
банк</text:span>
 </text:a>
</text:p>
      <text:p text:style-name="P4">
Глава американського Мінфіну підкреслила, що США та інші країни докладаютьзусиль, щоби розширити можливості Світового банку та інших багатосторонніхбанків розвитку у реагуванні на глобальні виклики.</text:p>
      <text:p text:style-name="P4">
Як повідомлялося, кандидатуру на посаду глави Світового банку пропонуєпрезидент США, а затверджує Виконавча рада СБ.</text:p>
      <text:p text:style-name="P4">
Аджай Банга, повноваження якого набудуть чинності 2 червня, змінить на посадіДевіда Малпасса, кандидатуру якого висунув Дональд Трамп і який очолювавфінустанову впродовж чотирьох років.</text:p>
      <text:p text:style-name="P4">
_ Фото: Bloomberg  _</text:p>
      <text:p text:style-name="P4">
Source: <text:a xlink:type="simple" xlink:href="https://www.ukrinform.ua/rubric-economy/3704342-ekskerivnik-mastercard-adzaj-banga-stav-novim-prezidentom-svitovogo-banku.html" text:style-name="Internet_20_link" text:visited-style-name="Visited_20_Internet_20_Link">
https://www.ukrinform.ua/rubric-economy/3704342-ekskerivnik-mastercard-adzaj-banga-stav-novim-prezidentom-svitovogo-banku.html</text:a>
</text:p>
      <!--NEWS-->
      <text:h text:style-name="P10" text:outline-level="1">
<text:span text:style-name="T4">
На Євробаченні діятиме український бульвар під назвою Discover Ukraine</text:span>
</text:h>
      <text:p text:style-name="P4">
Authors: Ukrinform (Person)</text:p>
      <text:p text:style-name="P4">
Publisher: Укринформ (Organization)</text:p>
      <text:p text:style-name="P4">
Published Time: 2023-05-03T19:41:31+03:00</text:p>
      <text:p text:style-name="P4">
Modified Time: 2023-05-03T19:41:31+03:00</text:p>
      <text:p text:style-name="P4">
Description: На пісенному конкурсі «Євробачення-2023», який пройде у Ліверпулі, з 3 по 14 травня діятиме український бульвар під назвою Discover Ukraine. — Укрінформ.</text:p>
      <text:p text:style-name="P4">
Images: ["<text:a xlink:type="simple" xlink:href="https://static.ukrinform.com/photos/2023_01/thumb_files/630_360_1675157591-243.jpeg" text:style-name="Internet_20_link" text:visited-style-name="Visited_20_Internet_20_Link">
630_360_16751...</text:a>
", "<text:a xlink:type="simple" xlink:href="https://static.ukrinform.com/photos/2023_05/1683121553-754.jpg" text:style-name="Internet_20_link" text:visited-style-name="Visited_20_Internet_20_Link">
1683121553-75...</text:a>
", "<text:a xlink:type="simple" xlink:href="https://static.ukrinform.com/photos/2023_05/1683131986-472.jpg" text:style-name="Internet_20_link" text:visited-style-name="Visited_20_Internet_20_Link">
1683131986-47...</text:a>
", "<text:a xlink:type="simple" xlink:href="https://static.ukrinform.com/photos/2023_05/1683132021-738.jpg" text:style-name="Internet_20_link" text:visited-style-name="Visited_20_Internet_20_Link">
1683132021-73...</text:a>
", "<text:a xlink:type="simple" xlink:href="https://static.ukrinform.com/photos/2023_05/1683131948-844.jpg" text:style-name="Internet_20_link" text:visited-style-name="Visited_20_Internet_20_Link">
1683131948-84...</text:a>
"]</text:p>
      <text:p text:style-name="P4">
Tags: ['Джамала', 'Джапарова', 'Євробачення', 'Конкурс', 'Ліверпуль']</text:p>
      <text:p text:style-name="P4">
Type: Article</text:p>
      <!--METADATA-->
      <text:p text:style-name="P4">
<draw:frame draw:style-name="fr1" draw:name="Image189" text:anchor-type="as-char" svg:width="6.9236in" svg:height="3.956343in" draw:z-index="0">
<draw:image xlink:href="../Images/yкринформ/2023-05-03T19-41-31-03-00/630_360_1675157591-243.jpeg" xlink:type="simple" xlink:show="embed" xlink:actuate="onLoad" draw:mime-type="image/jpeg"/>
</draw:frame>
 Напісенному конкурсі «Євробачення-2023», який пройде у Ліверпулі, з 3 по 14травня діятиме український бульвар під назвою Discover Ukraine.</text:p>
      <text:p text:style-name="P4">
Про це повідомила перша заступниця міністра закордонних справ України ЕмінеДжапарова під час брифінгу в Медіацентрі Україна - Укрінформ.</text:p>
      <text:p text:style-name="P4">
"З 3 по 14 травня в Ліверпулі буде діяти український бульвар під назвоюDiscover Ukraine, в рамках якого серед 20 шале буде шість присвячених сутоУкраїні. Три - по кухні та моді, і один буде присвячений промоції України", -сказала Джапарова.</text:p>
      <text:p text:style-name="P4">
<draw:frame draw:style-name="fr1" draw:name="Image190" text:anchor-type="as-char" svg:width="6.9236in" svg:height="4.615733in" draw:z-index="0">
<draw:image xlink:href="../Images/yкринформ/2023-05-03T19-41-31-03-00/1683121553-754.jpg" xlink:type="simple" xlink:show="embed" xlink:actuate="onLoad" draw:mime-type="image/jpeg"/>
</draw:frame>
 Еміне Джапарова</text:p>
      <text:p text:style-name="P4">
Вона зазначила, що в одному з шале український кухар Євген Клопотенкоготуватиме борщ із копченими грушами та кримськотатарські чебуреки.</text:p>
      <text:p text:style-name="P4">
Також у Ліверпулі відбудеться ЄвроФестиваль, який представить 24 культурніпроєкти, 19 із них буде в колаборації британських та українських митців.</text:p>
      <text:p text:style-name="P4">
<draw:frame draw:style-name="fr1" draw:name="Image191" text:anchor-type="as-char" svg:width="6.9236in" svg:height="4.615733in" draw:z-index="0">
<draw:image xlink:href="../Images/yкринформ/2023-05-03T19-41-31-03-00/1683131986-472.jpg" xlink:type="simple" xlink:show="embed" xlink:actuate="onLoad" draw:mime-type="image/jpeg"/>
</draw:frame>
 Володимир Шейко</text:p>
      <text:p text:style-name="P4">
"Ми в тривалих розмовах переконували британських партнерів, що потрібно нелише зосереджуватись на розважальному контенті, а й дати якомога більше голосуукраїнським митцям, які також транслюватимуть ті неймовірні труднощі, черезякі проходить українське суспільство сьогодні. І, безумовно, ту звитягу, якудемонструє всьому світу. Ми раді, що до нас дослухались", - сказав генеральнийдиректор Українського інституту Володимир Шейко.</text:p>
      <text:p text:style-name="P4">
<text:span text:style-name="T4">
Читайте також:</text:span>
 <text:a xlink:type="simple" xlink:href="https://www.ukrinform.ua/rubric-culture/3704244-kulturna-programa-ukraini-na-evrobacenni-prohoditime-pid-gaslom-za-so-mi-boremosa-dzaparova.html" text:style-name="Internet_20_link" text:visited-style-name="Visited_20_Internet_20_Link">
 </text:a>
</text:p>
      <text:p text:style-name="P4">
Серед проєктів, які буде презентовано: сучасна мультимедійна опера«Чорнобильдорф», робота української художниці Каті Бучацької «Ізюм –Ліверпуль», рейв-вечірка Rave Ukraine та інші.</text:p>
      <text:p text:style-name="P4">
Зокрема, 11 травня в Ліверпулі українська співачка Джамала у супроводіФілармонічного оркестру ВВС презентує свій новий музичний альбом QIRIM,заснований на кримськотатарських народних піснях.</text:p>
      <text:p text:style-name="P4">
<draw:frame draw:style-name="fr1" draw:name="Image192" text:anchor-type="as-char" svg:width="6.9236in" svg:height="4.615733in" draw:z-index="0">
<draw:image xlink:href="../Images/yкринформ/2023-05-03T19-41-31-03-00/1683132021-738.jpg" xlink:type="simple" xlink:show="embed" xlink:actuate="onLoad" draw:mime-type="image/jpeg"/>
</draw:frame>
 Джамала</text:p>
      <text:p text:style-name="P4">
"Я щиро хотіла розказати та показати через музику історію Криму. Щоб вонапросто ожила перед очима... І давайте будемо відвертими, за дев'ять років темаКриму стала нішевою, трохи забутою. Мені було важливо відродити це у вас передочима. І я почала роботу над альбомом. Цей альбом складається з 14 старовиннихкримськотатарських пісень, яким більше 100 років і які розповідають про різнікуточки Криму", - сказала Джамала.</text:p>
      <text:p text:style-name="P4">
Перша презентація альбому співачки відбудеться 5 травня у Національній опері вКиєві.</text:p>
      <text:p text:style-name="P4">
Заступниця міністра культури та інформаційної політики Галина Григоренкозауважила, що під час Євробачення на екранах будуть представлені відео з усіхкуточків України.</text:p>
      <text:p text:style-name="P4">
<draw:frame draw:style-name="fr1" draw:name="Image193" text:anchor-type="as-char" svg:width="6.9236in" svg:height="4.615733in" draw:z-index="0">
<draw:image xlink:href="../Images/yкринформ/2023-05-03T19-41-31-03-00/1683131948-844.jpg" xlink:type="simple" xlink:show="embed" xlink:actuate="onLoad" draw:mime-type="image/jpeg"/>
</draw:frame>
 Галина Григоренко</text:p>
      <text:p text:style-name="P4">
"Для нас дуже важливо бути там присутніми з одного боку, і з іншого бокупояснювати, чому це так відбувається. Як було сказано, це вперше в історії, щоЄвробачення на території іншої країни від імені іншої країни. Для нас буловажливим, і ми декілька разів наголошували це в перемовинах, щоб зі сценизвучало слово війна. І ми щасливі, що нас почули", - додала Григоренко.</text:p>
      <text:p text:style-name="P4">
Як повідомляв Укрінформ, пісенний конкурс «Євробачення-2023» пройде уЛіверпулі після того, як Україна, яка перемогла на конкурсі 2022 року з піснеюStefania гурту Kalush Orchestra, не змогла задовольнити вимоги щодо проведенняконкурсу через безпекові побоювання, спричинені російським вторгненням.</text:p>
      <text:p text:style-name="P4">
Півфінали конкурсу відбудуться 9 та 11 травня, фінал - 13 травня. Україну наконкурсі представлятиме гурт TVORCHI з піснею Heart of Steel.</text:p>
      <text:p text:style-name="P4">
Source: <text:a xlink:type="simple" xlink:href="https://www.ukrinform.ua/rubric-culture/3704337-na-evrobacenni-diatime-ukrainskij-bulvar-pid-nazvou-discover-ukraine.html" text:style-name="Internet_20_link" text:visited-style-name="Visited_20_Internet_20_Link">
https://www.ukrinform.ua/rubric-culture/3704337-na-evrobacenni-diatime-ukrainskij-bulvar-pid-nazvou-discover-ukraine.html</text:a>
</text:p>
      <!--NEWS-->
      <text:h text:style-name="P10" text:outline-level="1">
<text:span text:style-name="T4">
Кулеба вітає рішення ЄС про €500 мільйонів на виробництво боєприпасів</text:span>
</text:h>
      <text:p text:style-name="P4">
Authors: Ukrinform (Person)</text:p>
      <text:p text:style-name="P4">
Publisher: Укринформ (Organization)</text:p>
      <text:p text:style-name="P4">
Published Time: 2023-05-03T19:49:47+03:00</text:p>
      <text:p text:style-name="P4">
Modified Time: 2023-05-03T19:49:47+03:00</text:p>
      <text:p text:style-name="P4">
Description: Міністр закордонних справ України Дмитро Кулеба привітав довгоочікуване рішення Європейського Союзу виділити 500 млн євро на виробництво артилерійських боєприпасів і ракет. — Укрінформ.</text:p>
      <text:p text:style-name="P4">
Images: ["<text:a xlink:type="simple" xlink:href="https://static.ukrinform.com/photos/2022_05/thumb_files/630_360_1652785150-601.jpg" text:style-name="Internet_20_link" text:visited-style-name="Visited_20_Internet_20_Link">
630_360_16527...</text:a>
"]</text:p>
      <text:p text:style-name="P4">
Tags: ['Євросоюз', 'Дмитро Кулеба', 'Боєприпаси', 'Війна з росією']</text:p>
      <text:p text:style-name="P4">
Type: Article</text:p>
      <!--METADATA-->
      <text:p text:style-name="P4">
<draw:frame draw:style-name="fr1" draw:name="Image194" text:anchor-type="as-char" svg:width="6.9236in" svg:height="3.956343in" draw:z-index="0">
<draw:image xlink:href="../Images/yкринформ/2023-05-03T19-49-47-03-00/630_360_1652785150-601.jpg" xlink:type="simple" xlink:show="embed" xlink:actuate="onLoad" draw:mime-type="image/jpeg"/>
</draw:frame>
 Міністрзакордонних справ України Дмитро Кулеба привітав довгоочікуване рішенняЄвропейського Союзу виділити 500 млн євро на виробництво артилерійськихбоєприпасів і ракет.</text:p>
      <text:p text:style-name="P4">
Про це глава української дипломатії заявив у <text:a xlink:type="simple" xlink:href="https://twitter.com/DmytroKuleba/status/1653795695608954880" text:style-name="Internet_20_link" text:visited-style-name="Visited_20_Internet_20_Link">
</text:a>
 , передаєУкрінформ.</text:p>
      <text:p text:style-name="P4">
“Я вітаю довгоочікуване рішення ЄС виділити 500 мільйонів євро на виробництвоартилерійських боєприпасів і ракет оборонною промисловістю <text:a xlink:type="simple" xlink:href="https://www.ukrinform.ua/tag-evrosouz" text:style-name="Internet_20_link" text:visited-style-name="Visited_20_Internet_20_Link">
</text:a>
 . Збільшення виробництва дозволитьзабезпечити потреби Збройних Сил України. Крок, якого ми очікували, і ознакатривалої підтримки ЄС для України», - зазначив він.</text:p>
      <text:p text:style-name="P4">
<text:span text:style-name="T4">
Читайте також:</text:span>
 <text:a xlink:type="simple" xlink:href="https://www.ukrinform.ua/rubric-ato/3704284-es-nadast-ukraini-boepripasiv-na-2-milardi-smigal.html" text:style-name="Internet_20_link" text:visited-style-name="Visited_20_Internet_20_Link">
 <text:span text:style-name="T4">
Шмигаль</text:span>
 </text:a>
</text:p>
      <text:p text:style-name="P4">
Кулеба зауважив, що особливо цінує зусилля Єврокомісії щодо реалізації цієїініціативи.</text:p>
      <text:p text:style-name="P4">
Як повідомляв Укрінформ, <text:a xlink:type="simple" xlink:href="https://www.ukrinform.ua/rubric-ato/3704148-evrokomisia-uhvalila-akt-z-pidtrimki-virobnictva-boepripasiv-dla-ukraini.html" text:style-name="Internet_20_link" text:visited-style-name="Visited_20_Internet_20_Link">
 </text:a>
 на виконання рішення Європейської ради щодо нарощуванняспроможностей оборонної промисловості, у тому числі для термінового постачанняУкраїні боєприпасів.</text:p>
      <text:p text:style-name="P4">
<text:span text:style-name="T5">
Фото: АА</text:span>
</text:p>
      <text:p text:style-name="P4">
Source: <text:a xlink:type="simple" xlink:href="https://www.ukrinform.ua/rubric-ato/3704341-kuleba-vitae-risenna-es-pro-500-miljoniv-na-virobnictvo-boepripasiv.html" text:style-name="Internet_20_link" text:visited-style-name="Visited_20_Internet_20_Link">
https://www.ukrinform.ua/rubric-ato/3704341-kuleba-vitae-risenna-es-pro-500-miljoniv-na-virobnictvo-boepripasiv.html</text:a>
</text:p>
      <!--NEWS-->
      <text:h text:style-name="P10" text:outline-level="1">
<text:span text:style-name="T4">
Україна направить пілотів на навчання відразу після рішення про надання F-16 – Ігнат</text:span>
</text:h>
      <text:p text:style-name="P4">
Authors: Ukrinform (Person)</text:p>
      <text:p text:style-name="P4">
Publisher: Укринформ (Organization)</text:p>
      <text:p text:style-name="P4">
Published Time: 2023-05-03T19:55:00+03:00</text:p>
      <text:p text:style-name="P4">
Modified Time: 2023-05-03T19:55:00+03:00</text:p>
      <text:p text:style-name="P4">
Description: Україна очікує від міжнародних партнерів рішення про надання літаків F-16 і відразу після його ухвалення буде готова направити пілотів на навчання. — Укрінформ.</text:p>
      <text:p text:style-name="P4">
Images: ["<text:a xlink:type="simple" xlink:href="https://static.ukrinform.com/photos/2019_04/thumb_files/630_360_1554796377-524.jpg" text:style-name="Internet_20_link" text:visited-style-name="Visited_20_Internet_20_Link">
630_360_15547...</text:a>
"]</text:p>
      <text:p text:style-name="P4">
Tags: ['Літак', 'Повітряні сили ЗСУ', 'Винищувач']</text:p>
      <text:p text:style-name="P4">
Type: Article</text:p>
      <!--METADATA-->
      <text:p text:style-name="P4">
<draw:frame draw:style-name="fr1" draw:name="Image195" text:anchor-type="as-char" svg:width="6.9236in" svg:height="3.956343in" draw:z-index="0">
<draw:image xlink:href="../Images/yкринформ/2023-05-03T19-55-00-03-00/630_360_1554796377-524.jpg" xlink:type="simple" xlink:show="embed" xlink:actuate="onLoad" draw:mime-type="image/jpeg"/>
</draw:frame>
 Українаочікує від міжнародних партнерів рішення про надання літаків F-16 і відразупісля його ухвалення буде готова направити пілотів на навчання.</text:p>
      <text:p text:style-name="P4">
Про це речник командування Повітряних сил Збройних сил України Юрій Ігнатсказав в ефірі телемарафону «Єдині новини», передає кореспондент Укрінформу.</text:p>
      <text:p text:style-name="P4">
«Рішення (про передачу літаків F-16 - ред.), звичайно, будуть ухвалюватиСполучені Штати Америки, але всі очікують цього. Без коаліції його важчеприймати. Якщо всі разом зберуться та зроблять таку заяву, що будутьпідтримувати Україну, дадуть майданчики для підготовки пілотів, наземногоперсоналу десь у <text:a xlink:type="simple" xlink:href="https://www.ukrinform.ua/tag-evropa" text:style-name="Internet_20_link" text:visited-style-name="Visited_20_Internet_20_Link">
 </text:a>
 , то, безумовно, цяпередача - буде контрнаступ чи не буде - все одно буде прискорена, будеприйняте рішення, і тому ми хоч завтра зможемо відправити своїх пілотів (нанавчання - ред.). Нам потрібне лише рішення про передачу цих літаків», -сказав Ігнат.</text:p>
      <text:p text:style-name="P4">
<text:span text:style-name="T4">
Читайте також:</text:span>
 <text:a xlink:type="simple" xlink:href="https://www.ukrinform.ua/rubric-ato/3683247-komanduvac-povitranih-sil-ukraini-zaklikav-koleg-iz-nato-stvoriti-aviacijnu-koaliciu.html" text:style-name="Internet_20_link" text:visited-style-name="Visited_20_Internet_20_Link">
 <text:span text:style-name="T4">
авіаційну</text:span>
 <text:span text:style-name="T4">
коаліц</text:span>
</text:a>
</text:p>
      <text:p text:style-name="P4">
Він зазначив, що нині активно обговорюється питання про створення авіаційноїкоаліції, щоб було прийняте рішення про надання Україні винищувачів 4-гопокоління - F-16.</text:p>
      <text:p text:style-name="P4">
Як повідомляв Укрінформ, раніше Президент Володимир Зеленський заявив, щонезабаром Україна планує здійснити наступальні дії на полі бою й після цьогоможе отримати сучасні винищувачі.</text:p>
      <text:p text:style-name="P4">
Міністр закордонних справ Дмитро Кулеба також зазначав, що рішення пропередачу Україні літаків F-16 є питанням часу і буде прив’язано до результатівконтрнаступу.</text:p>
      <text:p text:style-name="P4">
Source: <text:a xlink:type="simple" xlink:href="https://www.ukrinform.ua/rubric-ato/3704350-ukraina-napravit-pilotiv-na-navcanna-vidrazu-pisla-risenna-pro-nadanna-f16-ignat.html" text:style-name="Internet_20_link" text:visited-style-name="Visited_20_Internet_20_Link">
https://www.ukrinform.ua/rubric-ato/3704350-ukraina-napravit-pilotiv-na-navcanna-vidrazu-pisla-risenna-pro-nadanna-f16-ignat.html</text:a>
</text:p>
      <!--NEWS-->
      <text:h text:style-name="P10" text:outline-level="1">
<text:span text:style-name="T4">
Визначилася суперниця Ястремської в 1/8 фіналу турніру WTA в Іспанії</text:span>
</text:h>
      <text:p text:style-name="P4">
Authors: Ukrinform (Person)</text:p>
      <text:p text:style-name="P4">
Publisher: Укринформ (Organization)</text:p>
      <text:p text:style-name="P4">
Published Time: 2023-05-03T19:59:00+03:00</text:p>
      <text:p text:style-name="P4">
Modified Time: 2023-05-03T19:59:00+03:00</text:p>
      <text:p text:style-name="P4">
Description: Українка Даяна Ястремська отримала наступну суперницю на турнірі Жіночої тенісної асоціації (WTA) - Catalonia Open - в іспанському місті Реус із призовим фондом $115 тис. — Укрінформ.</text:p>
      <text:p text:style-name="P4">
Images: ["<text:a xlink:type="simple" xlink:href="https://static.ukrinform.com/photos/2023_05/thumb_files/630_360_1683133286-369.jpg" text:style-name="Internet_20_link" text:visited-style-name="Visited_20_Internet_20_Link">
630_360_16831...</text:a>
"]</text:p>
      <text:p text:style-name="P4">
Tags: ['Теніс', 'Даяна Ястремська']</text:p>
      <text:p text:style-name="P4">
Type: Article</text:p>
      <!--METADATA-->
      <text:p text:style-name="P4">
<draw:frame draw:style-name="fr1" draw:name="Image196" text:anchor-type="as-char" svg:width="6.9236in" svg:height="3.956343in" draw:z-index="0">
<draw:image xlink:href="../Images/yкринформ/2023-05-03T19-59-00-03-00/630_360_1683133286-369.jpg" xlink:type="simple" xlink:show="embed" xlink:actuate="onLoad" draw:mime-type="image/jpeg"/>
</draw:frame>
 УкраїнкаДаяна Ястремська отримала наступну суперницю на турнірі Жіночої тенісноїасоціації (WTA) - Catalonia Open - в іспанському місті Реус із призовим фондом$115 тис.</text:p>
      <text:p text:style-name="P4">
За вихід до чвертьфіналу змагань Ястремська зустрінеться з Анною Блінковою,яка переграла іншу росіянку Каміллу Рахімову - 6:2, 1:6, 6:4, передаєУкрінформ.</text:p>
      <text:p text:style-name="P4">
Як повідомлялося, стартовому раунді Ястремська обіграла господарку корту СаруСоррібес Тормо (7:6 (7:5), 6:3).</text:p>
      <text:p text:style-name="P4">
<text:span text:style-name="T4">
Читайте також:</text:span>
 <text:a xlink:type="simple" xlink:href="https://www.ukrinform.ua/rubric-sports/3704173-astremska-peremogla-sorribes-tormo-wta-125-v-ispanii.html" text:style-name="Internet_20_link" text:visited-style-name="Visited_20_Internet_20_Link">
 </text:a>
</text:p>
      <text:p text:style-name="P4">
Турнір Catalonia Open триватиме до 7 травня.</text:p>
      <text:p text:style-name="P4">
Фото: Getty Images.</text:p>
      <text:p text:style-name="P4">
Source: <text:a xlink:type="simple" xlink:href="https://www.ukrinform.ua/rubric-sports/3704346-viznacilasa-supernica-astremskoi-na-turniri-wta-v-ispani.html" text:style-name="Internet_20_link" text:visited-style-name="Visited_20_Internet_20_Link">
https://www.ukrinform.ua/rubric-sports/3704346-viznacilasa-supernica-astremskoi-na-turniri-wta-v-ispani.html</text:a>
</text:p>
      <!--NEWS-->
      <text:h text:style-name="P10" text:outline-level="1">
<text:span text:style-name="T4">
Усі види військ матимуть свої окремі нагородні медалі – Резніков</text:span>
</text:h>
      <text:p text:style-name="P4">
Authors: Ukrinform (Person)</text:p>
      <text:p text:style-name="P4">
Publisher: Укринформ (Organization)</text:p>
      <text:p text:style-name="P4">
Published Time: 2023-05-03T19:59:24+03:00</text:p>
      <text:p text:style-name="P4">
Modified Time: 2023-05-03T19:59:24+03:00</text:p>
      <text:p text:style-name="P4">
Description: У Міністерстві оборони вдосконалили систему відомчих нагород — Укрінформ.</text:p>
      <text:p text:style-name="P4">
Images: ["<text:a xlink:type="simple" xlink:href="https://static.ukrinform.com/photos/2023_05/thumb_files/630_360_1683132896-102.jpg" text:style-name="Internet_20_link" text:visited-style-name="Visited_20_Internet_20_Link">
630_360_16831...</text:a>
"]</text:p>
      <text:p text:style-name="P4">
Tags: ['Нагорода', 'ЗСУ', 'Резніков']</text:p>
      <text:p text:style-name="P4">
Type: Article</text:p>
      <!--METADATA-->
      <text:p text:style-name="P4">
<draw:frame draw:style-name="fr1" draw:name="Image197" text:anchor-type="as-char" svg:width="6.9236in" svg:height="3.956343in" draw:z-index="0">
<draw:image xlink:href="../Images/yкринформ/2023-05-03T19-59-24-03-00/630_360_1683132896-102.jpg" xlink:type="simple" xlink:show="embed" xlink:actuate="onLoad" draw:mime-type="image/jpeg"/>
</draw:frame>
 УМіністерстві оборони вдосконалили систему відомчих нагород</text:p>
      <text:p text:style-name="P4">
Як передає Укрінформ, про це міністр оборони Олексій Резніков повідомляє у <text:a xlink:type="simple" xlink:href="https://www.facebook.com/reznikovoleksii/posts/pfbid025UdKG5nnWyyuVn44bo2sKxUxEVTYaKiJbEiKQde6UdYPTnsnWsvuiTte3mkabTGCl" text:style-name="Internet_20_link" text:visited-style-name="Visited_20_Internet_20_Link">
</text:a>
.</text:p>
      <text:p text:style-name="P4">
За його словами, найпочеснішою і найприємнішою частиною роботи міністра єнагородження найкращих воїнів.</text:p>
      <text:p text:style-name="P4">
<text:span text:style-name="T4">
Читайте також:</text:span>
 <text:a xlink:type="simple" xlink:href="https://www.ukrinform.ua/rubric-society/3702793-zelenskij-vruciv-nagorodi-prikordonnikam.html" text:style-name="Internet_20_link" text:visited-style-name="Visited_20_Internet_20_Link">
 </text:a>
</text:p>
      <text:p text:style-name="P4">
«Під час відсічі російській агресії тисячі наших захисників і захисницьпоказали виняткову мужність, героїзм та звитягу. Так само величезну допомогуСили оборони отримали від людей різних професій, від волонтерів, від бізнесу.Щоб достойно відзначити кожного, ми вдосконалили систему відомчих нагород. Цене тільки про заохочення. Це про повагу та формування традицій українськоговійська», - зазначив Резніков.</text:p>
      <text:p text:style-name="P4">
За його словами, відтепер всі види військ матимуть свої окремі нагороднімедалі, зокрема: «Хрест Сухопутних військ», «Хрест Повітряних Сил», «ХрестВійськово-Морських Сил», «Хрест Сил спеціальних операцій», «Хрест Силтериторіальної оборони» та інші.</text:p>
      <text:p text:style-name="P4">
Впроваджені медалі: «Воїн-миротворець» та «Ветеран служби».</text:p>
      <text:p text:style-name="P4">
<text:span text:style-name="T4">
Читайте також:</text:span>
 <text:a xlink:type="simple" xlink:href="https://www.ukrinform.ua/rubric-ato/3704060-na-pivnoci-sili-oboroni-vzivaut-zahodiv-dla-nedopusenna-uspisnih-dij-voroga-naev.html" text:style-name="Internet_20_link" text:visited-style-name="Visited_20_Internet_20_Link">
 </text:a>
</text:p>
      <text:p text:style-name="P4">
Окрім того, затверджені відзнаки, зокрема, медалі за 10, 15 і 20 роківсумлінної служби, «За сприяння обороні», «За зміцнення обороноздатності», «Запоранення», «Хрест доблесті», «Лицарський хрест» та інші.</text:p>
      <text:p text:style-name="P4">
Резніков наголосив, що перед тим, як затвердити відзнаки, у міноборонипоспілкувалися з експертами, провідними геральдистами і взяли за основу їхрекомендації.</text:p>
      <text:p text:style-name="P4">
«Важливо, що наш наказ пройшов також і процедуру юстування Міністерствомюстиції, і усі відзнаки офіційно зареєстровані відповідно до чинних вимог ізаносяться до особової справи. У сукупності відзнаки створюють достатньоуніверсальну систему, яка водночас дозволяє підкреслити виняткові досягнення»,- зауважив Резніков.</text:p>
      <text:p text:style-name="P4">
<text:span text:style-name="T4">
Читайте також:</text:span>
 <text:a xlink:type="simple" xlink:href="https://www.ukrinform.ua/rubric-crimea/3703685-reznikov-zaaviv-so-ukraina-vizme-krim-bez-bou.html" text:style-name="Internet_20_link" text:visited-style-name="Visited_20_Internet_20_Link">
 <text:span text:style-name="T4">
Резніков</text:span>
 </text:a>
</text:p>
      <text:p text:style-name="P4">
Також буде належно оцінено розвиток міжнародного співробітництва у військовійсфері.</text:p>
      <text:p text:style-name="P4">
«Сучасна війна є всеохопною і перемога закладається на багатьох рівнях. Михочемо показати, що зміцнення обороноздатності – це спільна справа, але прицьому – особиста роль кожного. І внесок кожного є важливим», - зазначивміністр.</text:p>
      <text:p text:style-name="P4">
Як повідомляв Укрінформ, 2 травня Президент Володимир Зеленський відзначивдержавними нагородами 63 захисників України.</text:p>
      <text:p text:style-name="P4">
Фото: Олексій Резніков, Фейсбук</text:p>
      <text:p text:style-name="P4">
Source: <text:a xlink:type="simple" xlink:href="https://www.ukrinform.ua/rubric-ato/3704345-usi-vidi-vijsk-matimut-svoi-okremi-nagorodni-medali-reznikov.html" text:style-name="Internet_20_link" text:visited-style-name="Visited_20_Internet_20_Link">
https://www.ukrinform.ua/rubric-ato/3704345-usi-vidi-vijsk-matimut-svoi-okremi-nagorodni-medali-reznikov.html</text:a>
</text:p>
      <!--NEWS-->
      <text:h text:style-name="P10" text:outline-level="1">
<text:span text:style-name="T4">
Атаку на кремль здійснили на замовлення російських олігархів – Арахамія</text:span>
</text:h>
      <text:p text:style-name="P4">
Authors: Ukrinform (Person)</text:p>
      <text:p text:style-name="P4">
Publisher: Укринформ (Organization)</text:p>
      <text:p text:style-name="P4">
Published Time: 2023-05-03T20:04:00+03:00</text:p>
      <text:p text:style-name="P4">
Modified Time: 2023-05-03T20:04:00+03:00</text:p>
      <text:p text:style-name="P4">
Description: Голова парламентської фракції "Слуга народу" Давид Арахамія вважає, що атаку дронами на кремль у москві було здійснено на колективне замовлення російських олігархів. — Укрінформ.</text:p>
      <text:p text:style-name="P4">
Images: ["<text:a xlink:type="simple" xlink:href="https://static.ukrinform.com/photos/2022_03/thumb_files/630_360_1646406939-675.jpg" text:style-name="Internet_20_link" text:visited-style-name="Visited_20_Internet_20_Link">
630_360_16464...</text:a>
"]</text:p>
      <text:p text:style-name="P4">
Tags: ['Кремль', 'Арахамія', 'Війна з росією']</text:p>
      <text:p text:style-name="P4">
Type: Article</text:p>
      <!--METADATA-->
      <text:p text:style-name="P4">
<draw:frame draw:style-name="fr1" draw:name="Image198" text:anchor-type="as-char" svg:width="6.9236in" svg:height="3.956343in" draw:z-index="0">
<draw:image xlink:href="../Images/yкринформ/2023-05-03T20-04-00-03-00/630_360_1646406939-675.jpg" xlink:type="simple" xlink:show="embed" xlink:actuate="onLoad" draw:mime-type="image/jpeg"/>
</draw:frame>
 Головапарламентської фракції "Слуга народу" Давид Арахамія вважає, що атаку дронамина кремль у москві було здійснено на колективне замовлення російськихолігархів.</text:p>
      <text:p text:style-name="P4">
Як передає Укрінформ, про це Арахамія написав у <text:a xlink:type="simple" xlink:href="https://t.me/David_Arakhamia/238" text:style-name="Internet_20_link" text:visited-style-name="Visited_20_Internet_20_Link">
</text:a>
 .</text:p>
      <text:p text:style-name="P4">
"Багато версій про дрони над кремлем. Висловлю особисту думку, засновану насерії інсайдів. Атаку на кремль було здійснено на колективне замовленняросійських олігархів, які потрапили під санкції через режим путіна. Це першаколективна гра "клубу ображених". Сподіваюся - не остання", - зазначивАрахамія.</text:p>
      <text:p text:style-name="P4">
<text:span text:style-name="T4">
Читайте також:</text:span>
 <text:a xlink:type="simple" xlink:href="https://www.ukrinform.ua/rubric-ato/3704326-ignat-prokomentuvav-ataku-droniv-na-kreml-mabut-nlo.html" text:style-name="Internet_20_link" text:visited-style-name="Visited_20_Internet_20_Link">
 <text:span text:style-name="T4">
кремль</text:span>
 </text:a>
</text:p>
      <text:p text:style-name="P4">
Як повідомлялося, у середу пресслужба президента росії з <text:a xlink:type="simple" xlink:href="https://www.ukrinform.ua/rubric-world/3704176-u-putina-zaavili-pro-ataku-bezpilotnikiv-na-kreml.html" text:style-name="Internet_20_link" text:visited-style-name="Visited_20_Internet_20_Link">
</text:a>
 . Заявлено, що кремль розцінює спробу удару як"сплановану терористичну акцію та замах на президента рф напередодні Дняперемоги" з боку України.</text:p>
      <text:p text:style-name="P4">
Президент України Володимир Зеленський під час спільної пресконференціїПрезидентів та учасників Саміту країн Північної Європи у Гельсінкі заявив, що<text:a xlink:type="simple" xlink:href="https://www.ukrinform.ua/rubric-ato/3704318-zelenskij-pro-udar-bezpilotnikiv-po-kremlu-mi-ne-atakuvali-ani-putina-ani-moskvu.html" text:style-name="Internet_20_link" text:visited-style-name="Visited_20_Internet_20_Link">
 </text:a>
 , азалишає це для міжнародного трибуналу.</text:p>
      <text:p text:style-name="P4">
Source: <text:a xlink:type="simple" xlink:href="https://www.ukrinform.ua/rubric-world/3704349-ataku-na-kreml-zdijsnili-na-zamovlenna-rosijskih-oligarhiv-arahamia.html" text:style-name="Internet_20_link" text:visited-style-name="Visited_20_Internet_20_Link">
https://www.ukrinform.ua/rubric-world/3704349-ataku-na-kreml-zdijsnili-na-zamovlenna-rosijskih-oligarhiv-arahamia.html</text:a>
</text:p>
      <!--NEWS-->
      <text:h text:style-name="P10" text:outline-level="1">
<text:span text:style-name="T4">
Зеленський переконаний, що НАТО невдовзі налічуватиме 33 країни</text:span>
</text:h>
      <text:p text:style-name="P4">
Authors: Ukrinform (Person)</text:p>
      <text:p text:style-name="P4">
Publisher: Укринформ (Organization)</text:p>
      <text:p text:style-name="P4">
Published Time: 2023-05-03T20:08:00+03:00</text:p>
      <text:p text:style-name="P4">
Modified Time: 2023-05-03T20:08:00+03:00</text:p>
      <text:p text:style-name="P4">
Description: Президент Володимир Зеленський переконаний, що невдовзі НАТО складатиметься з 33 членів, серед яких буде й Україна - заради безпеки і миру в Європі та світі.  — Укрінформ.</text:p>
      <text:p text:style-name="P4">
Images: ["<text:a xlink:type="simple" xlink:href="https://static.ukrinform.com/photos/2023_05/thumb_files/630_360_1683122925-491.jpeg" text:style-name="Internet_20_link" text:visited-style-name="Visited_20_Internet_20_Link">
630_360_16831...</text:a>
"]</text:p>
      <text:p text:style-name="P4">
Tags: ['НАТО', 'Україна', 'Зеленський']</text:p>
      <text:p text:style-name="P4">
Type: Article</text:p>
      <!--METADATA-->
      <text:p text:style-name="P4">
<draw:frame draw:style-name="fr1" draw:name="Image199" text:anchor-type="as-char" svg:width="6.9236in" svg:height="3.956343in" draw:z-index="0">
<draw:image xlink:href="../Images/yкринформ/2023-05-03T20-08-00-03-00/630_360_1683122925-491.jpeg" xlink:type="simple" xlink:show="embed" xlink:actuate="onLoad" draw:mime-type="image/jpeg"/>
</draw:frame>
 ПрезидентВолодимир Зеленський переконаний, що невдовзі НАТО складатиметься з 33 членів,серед яких буде й Україна - заради безпеки і миру в Європі та світі.</text:p>
      <text:p text:style-name="P4">
Про це він заявив під час спільної пресконференції учасників саміту країнПівнічної Європи та України у Гельсінкі, повідомляє кореспондент Укрінформу.</text:p>
      <text:p text:style-name="P4">
"Я вітаю громадян Фінляндії з приєданням до Альянсу. Це історичне досягнення,яке дозволяє прибрати непевність щодо безпеки. Я щиро бажаю Швеції завершитишлях до НАТО якомога швидше. Разом з вами <text:a xlink:type="simple" xlink:href="https://www.ukrinform.ua/tag-nato" text:style-name="Internet_20_link" text:visited-style-name="Visited_20_Internet_20_Link">
 </text:a>
 складатиметься з 32 членів. А Україна стане 33-ім членом", - сказавПрезидент.</text:p>
      <text:p text:style-name="P4">
За його словами, в Україні розуміють, що поки триває російська агресія, немаєможливості приєднатися до Альянсу. Але, на думку Президента, зараз "немаєпроблем і перешкод зробити політичне рішення щодо алгоритму нашого приєданннядо НАТО".</text:p>
      <text:p text:style-name="P4">
"Сьогодні ми обговорили, що маємо зробити на цьому шляху, зокрема на саміті уВільнюсі. Йдеться про посилення Альянсу в цілому і його східного флангу", -зазначив Зеленський.</text:p>
      <text:p text:style-name="P4">
<text:span text:style-name="T4">
Читайте також:</text:span>
 <text:a xlink:type="simple" xlink:href="https://www.ukrinform.ua/rubric-polytics/3704328-na-samiti-u-vilnusi-mozut-ogolositi-pro-stvorenna-radi-ukrainanato.html" text:style-name="Internet_20_link" text:visited-style-name="Visited_20_Internet_20_Link">
 <text:span text:style-name="T4">
НАТО</text:span>
 </text:a>
</text:p>
      <text:p text:style-name="P4">
Він подякував країнам Північної Європи за допомогу і підтримку України упротидії російській агресії.</text:p>
      <text:p text:style-name="P4">
"Дякую за вашу підтримку у нашій обороні проти російської окупації. Ми маємонавчити росію поважати міжнародно визнані кордони. Якщо ми це зробимо зараз,то ми це зробимо назавжди. І ми це дійсно зробимо", - сказав Президент.</text:p>
      <text:p text:style-name="P4">
Крім того, він подякував країнам Північної Європи за підтримку українськоїФормули миру, зокрема у питаннях справедливості за скоєні росією злочини."Кожен злочинець з росії і сама держава-агресор мають понести відповідальністьза цю війну. Ми маємо спільні цінності. Ми в Європі - від Києва до Рейк'явіка,від Гельсінкі до Лісабона - цінуємо мир і людське життя більше за все", -наголосив Зеленський.</text:p>
      <text:p text:style-name="P4">
Як повідомлялося, Президент Володимир Зеленський у середу прибув із візитом доФінляндії, де взяв участь у саміті Україна – Північна Європа.</text:p>
      <text:p text:style-name="P4">
Source: <text:a xlink:type="simple" xlink:href="https://www.ukrinform.ua/rubric-polytics/3704354-zelenskij-perekonanij-so-nato-nevdovzi-nalicuvatime-z-33-kraini.html" text:style-name="Internet_20_link" text:visited-style-name="Visited_20_Internet_20_Link">
https://www.ukrinform.ua/rubric-polytics/3704354-zelenskij-perekonanij-so-nato-nevdovzi-nalicuvatime-z-33-kraini.html</text:a>
</text:p>
      <!--NEWS-->
      <text:h text:style-name="P10" text:outline-level="1">
<text:span text:style-name="T4">
Шторм у Чорному морі змусив росію «сховати» кораблі - Гуменюк</text:span>
</text:h>
      <text:p text:style-name="P4">
Authors: Ukrinform (Person)</text:p>
      <text:p text:style-name="P4">
Publisher: Укринформ (Organization)</text:p>
      <text:p text:style-name="P4">
Published Time: 2023-05-03T20:11:09+03:00</text:p>
      <text:p text:style-name="P4">
Modified Time: 2023-05-03T20:11:09+03:00</text:p>
      <text:p text:style-name="P4">
Description: Шторм у Чорному морі змусив росіян сховати кораблі, але ж небезпека ракетних обстрілів залишається. — Укрінформ.</text:p>
      <text:p text:style-name="P4">
Images: ["<text:a xlink:type="simple" xlink:href="https://static.ukrinform.com/photos/2023_04/thumb_files/630_360_1681805389-752.jpg" text:style-name="Internet_20_link" text:visited-style-name="Visited_20_Internet_20_Link">
630_360_16818...</text:a>
"]</text:p>
      <text:p text:style-name="P4">
Tags: ['Ракета', ' Чорне море', 'Корабель', 'Шторм', 'Війна з росією', 'Єдині новини']</text:p>
      <text:p text:style-name="P4">
Type: Article</text:p>
      <!--METADATA-->
      <text:p text:style-name="P4">
<draw:frame draw:style-name="fr1" draw:name="Image200" text:anchor-type="as-char" svg:width="6.9236in" svg:height="3.956343in" draw:z-index="0">
<draw:image xlink:href="../Images/yкринформ/2023-05-03T20-11-09-03-00/630_360_1681805389-752.jpg" xlink:type="simple" xlink:show="embed" xlink:actuate="onLoad" draw:mime-type="image/jpeg"/>
</draw:frame>
 Шторм уЧорному морі змусив росіян сховати кораблі, але ж небезпека ракетних обстрілівзалишається.</text:p>
      <text:p text:style-name="P4">
Про це начальниця Об'єднаного координаційного пресцентру Сил оборони півдняУкраїни Наталія Гуменюк сказала в ефірі телемарафому «Єдині новини», передаєУкрінформ.</text:p>
      <text:p text:style-name="P4">
«Присутність у <text:a xlink:type="simple" xlink:href="https://www.ukrinform.ua/tag-corne-more" text:style-name="Internet_20_link" text:visited-style-name="Visited_20_Internet_20_Link">
 </text:a>
 вони (росіяни -ред.) не посилили. Немає такої констатації. Ми бачимо, що шторм змусив корабліпозаходити у пункти базування, в тому числі й ракетоносії заведені. Наразіп’ять кораблів продовжують чергування, але жодного ракетоносія на чергуваннінемає. Проте розслаблятися зарано. Не можна говорити про те, що ракетнанебезпека минула, тому що залишаються повітряна ситуація, атаки дронами", -сказала Гуменюк.</text:p>
      <text:p text:style-name="P4">
За її словами, також продовжуються атаки вздовж лінії фронту.</text:p>
      <text:p text:style-name="P4">
<text:span text:style-name="T4">
Читайте також:</text:span>
 <text:a xlink:type="simple" xlink:href="https://www.ukrinform.ua/rubric-ato/3704336-sili-oboroni-vidbili-blizko-30-atak-rosian-na-cotiroh-napramkah.html" text:style-name="Internet_20_link" text:visited-style-name="Visited_20_Internet_20_Link">
 <text:span text:style-name="T4">
Сили</text:span>
 <text:span text:style-name="T4">
оборони</text:span>
 </text:a>
</text:p>
      <text:p text:style-name="P4">
«Як ніколи Херсонщина потерпала від цього», - підкреслила Гуменюк</text:p>
      <text:p text:style-name="P4">
Як повідомлялось, зранку 3 травня російські війська почали масивнообстрілювати місто Херсон та населені пункти області. Унаслідок цього <text:a xlink:type="simple" xlink:href="https://www.ukrinform.ua/rubric-ato/3704316-unaslidok-obstrilu-hersonsini-vze-zaginulo-17-ludej.html" text:style-name="Internet_20_link" text:visited-style-name="Visited_20_Internet_20_Link">
</text:a>
 .</text:p>
      <text:p text:style-name="P4">
<text:span text:style-name="T5">
Фото: armyinform.com.ua</text:span>
</text:p>
      <text:p text:style-name="P4">
Source: <text:a xlink:type="simple" xlink:href="https://www.ukrinform.ua/rubric-ato/3704351-storm-u-cornomu-mori-zmusiv-rosiu-shovati-korabli-gumenuk.html" text:style-name="Internet_20_link" text:visited-style-name="Visited_20_Internet_20_Link">
https://www.ukrinform.ua/rubric-ato/3704351-storm-u-cornomu-mori-zmusiv-rosiu-shovati-korabli-gumenuk.html</text:a>
</text:p>
      <!--NEWS-->
      <text:h text:style-name="P10" text:outline-level="1">
<text:span text:style-name="T4">
Ігнат назвав кількість ворожих літаків, які обстрілюють Україну з території рф</text:span>
</text:h>
      <text:p text:style-name="P4">
Authors: Ukrinform (Person)</text:p>
      <text:p text:style-name="P4">
Publisher: Укринформ (Organization)</text:p>
      <text:p text:style-name="P4">
Published Time: 2023-05-03T20:14:00+03:00</text:p>
      <text:p text:style-name="P4">
Modified Time: 2023-05-03T20:14:00+03:00</text:p>
      <text:p text:style-name="P4">
Description: Поблизу України перебуває близько 25 літаків, за допомогою яких росія постійно обстрілює Україну. — Укрінформ.</text:p>
      <text:p text:style-name="P4">
Images: ["<text:a xlink:type="simple" xlink:href="https://static.ukrinform.com/photos/2023_03/thumb_files/630_360_1678112971-291.jpg" text:style-name="Internet_20_link" text:visited-style-name="Visited_20_Internet_20_Link">
630_360_16781...</text:a>
"]</text:p>
      <text:p text:style-name="P4">
Tags: ['Літак', 'Війна з росією', 'Єдині новини']</text:p>
      <text:p text:style-name="P4">
Type: Article</text:p>
      <!--METADATA-->
      <text:p text:style-name="P4">
<draw:frame draw:style-name="fr1" draw:name="Image201" text:anchor-type="as-char" svg:width="6.9236in" svg:height="3.956343in" draw:z-index="0">
<draw:image xlink:href="../Images/yкринформ/2023-05-03T20-14-00-03-00/630_360_1678112971-291.jpg" xlink:type="simple" xlink:show="embed" xlink:actuate="onLoad" draw:mime-type="image/jpeg"/>
</draw:frame>
 ПоблизуУкраїни перебуває близько 25 літаків, за допомогою яких росія постійнообстрілює Україну.</text:p>
      <text:p text:style-name="P4">
Про це речник командування Повітряних сил Збройних сил України Юрій Ігнатсказав в ефірі телемарафону «Єдині новини», передає Укрінформ.</text:p>
      <text:p text:style-name="P4">
«Зараз на підступах до України перебуває близько 2,5 десятка літаків ворожоїавіації різних типів, які завдають ударів періодично керованими авіабомбами таіншим озброєнням. Таким чином противник застосовує авіацію щодня на різнихнапрямках. Зрозуміло, що маємо бути до всього готовими», - сказав Ігнат.</text:p>
      <text:p text:style-name="P4">
<text:span text:style-name="T4">
Читайте також:</text:span>
 <text:a xlink:type="simple" xlink:href="https://www.ukrinform.ua/rubric-ato/3704350-ukraina-napravit-pilotiv-na-navcanna-vidrazu-pisla-risenna-pro-nadanna-f16-ignat.html" text:style-name="Internet_20_link" text:visited-style-name="Visited_20_Internet_20_Link">
 <text:span text:style-name="T4">
Ігнат</text:span>
 </text:a>
</text:p>
      <text:p text:style-name="P4">
За його словами, українські сили оборони вдень збили 5 ворожих БПЛА.</text:p>
      <text:p text:style-name="P4">
Він прокоментував повідомлення про можливий обстріл, інформація про якийшириться різними каналами у Телеграмі.</text:p>
      <text:p text:style-name="P4">
"Знаєте, галас у соцмережах, у Телеграм-каналах вже, мабуть, зробив своюсправу. Громадяни таки будуть уважними. Але ж галас спричиняється не тоді,коли щось хочуть зробити, але, безумовно, обережними потрібно бути. Ворожаавіація завжди активна у небі, злітав ТУ-22М3 нещодавно і була оголошенаповітряна тривога", - додав речник.</text:p>
      <text:p text:style-name="P4">
<text:span text:style-name="T4">
Читайте також:</text:span>
 <text:a xlink:type="simple" xlink:href="https://www.ukrinform.ua/rubric-ato/3703623-ignat-rosia-ne-zastosovue-u-vijni-v-ukraini-rozreklamovani-su57-ta-su75.html" text:style-name="Internet_20_link" text:visited-style-name="Visited_20_Internet_20_Link">
 <text:span text:style-name="T4">
Ігнат</text:span>
 </text:a>
</text:p>
      <text:p text:style-name="P4">
Увечері Телеграм-каналами шириться такий пост про те, що цієї ночі можливіракетні атаки, можливі удари по адміністративних будівлях Києва і що начебтоне виключається застосування ядерної зброї.</text:p>
      <text:p text:style-name="P4">
Як повідомлялося, вдень 3 травня російська влада заявила, що нібито дваукраїнські безпілотники в <text:a xlink:type="simple" xlink:href="https://www.ukrinform.ua/rubric-ato/3704326-ignat-prokomentuvav-ataku-droniv-na-kreml-mabut-nlo.html" text:style-name="Internet_20_link" text:visited-style-name="Visited_20_Internet_20_Link">
 </text:a>
 . Радниккерівника Офісу Президента Михайло Подоляк заявив, що Україна не здійснювалаатак на кремль чи будь-які інші обʼєкти на території російської федерації, азаяви росії свідчать про підготовку провокацій з боку рф. Речник командуванняПовітряних сил Збройних сил України Юрій Ігнат раніше заявив, що не має данихпро те, що стоїть за заявою рф про нібито атаку дронів на кремль.</text:p>
      <text:p text:style-name="P4">
Source: <text:a xlink:type="simple" xlink:href="https://www.ukrinform.ua/rubric-ato/3704356-ignat-nazvav-kilkist-vorozih-litakiv-aki-obstriluut-ukrainu-z-teritorii-rf.html" text:style-name="Internet_20_link" text:visited-style-name="Visited_20_Internet_20_Link">
https://www.ukrinform.ua/rubric-ato/3704356-ignat-nazvav-kilkist-vorozih-litakiv-aki-obstriluut-ukrainu-z-teritorii-rf.html</text:a>
</text:p>
      <!--NEWS-->
      <text:h text:style-name="P10" text:outline-level="1">
<text:span text:style-name="T4">
Зеленський: Ми ніякі меседжі путіну вже давно не відправляємо</text:span>
</text:h>
      <text:p text:style-name="P4">
Authors: Ukrinform (Person)</text:p>
      <text:p text:style-name="P4">
Publisher: Укринформ (Organization)</text:p>
      <text:p text:style-name="P4">
Published Time: 2023-05-03T20:15:33+03:00</text:p>
      <text:p text:style-name="P4">
Modified Time: 2023-05-03T20:15:33+03:00</text:p>
      <text:p text:style-name="P4">
Description: Президент України Володимир Зеленський заявляє, що Україна ні своїми діями, ні своїми зустрічами з представниками цивілізованого світу ніякі меседжі росії і президенту путіну вже давно не відправляє, а бореться виключно за свою землю. — Укрінформ.</text:p>
      <text:p text:style-name="P4">
Images: ["<text:a xlink:type="simple" xlink:href="https://static.ukrinform.com/photos/2023_05/thumb_files/630_360_1683122925-491.jpeg" text:style-name="Internet_20_link" text:visited-style-name="Visited_20_Internet_20_Link">
630_360_16831...</text:a>
"]</text:p>
      <text:p text:style-name="P4">
Tags: ['путін', 'Зеленський', 'Війна з росією']</text:p>
      <text:p text:style-name="P4">
Type: Article</text:p>
      <!--METADATA-->
      <text:p text:style-name="P4">
<draw:frame draw:style-name="fr1" draw:name="Image202" text:anchor-type="as-char" svg:width="6.9236in" svg:height="3.956343in" draw:z-index="0">
<draw:image xlink:href="../Images/yкринформ/2023-05-03T20-15-33-03-00/630_360_1683122925-491.jpeg" xlink:type="simple" xlink:show="embed" xlink:actuate="onLoad" draw:mime-type="image/jpeg"/>
</draw:frame>
 ПрезидентУкраїни Володимир Зеленський заявляє, що Україна ні своїми діями, ні своїмизустрічами з представниками цивілізованого світу ніякі меседжі росії іпрезиденту путіну вже давно не відправляє, а бореться виключно за свою землю.</text:p>
      <text:p text:style-name="P4">
Про це він сказав під час спільної пресконференції з учасниками Саміту країнПівнічної Європи та України у Гельсінкі, відповідаючи на питання, чи є цязустріч якимось меседжем для росії, повідомляє кореспондент Укрінформу.</text:p>
      <text:p text:style-name="P4">
"Ми ніякі меседжі росії і президенту путіну вже давно не відправляємо. Миборемося за свою державу і суто на нашій землі. Нам все одно, що відбуваєтьсяв росії і з громадянами росії. Нам не все одно, що відбувається з Україною, натериторію якої прийшла російська агресія", - наголосив Президент.</text:p>
      <text:p text:style-name="P4">
Він підкреслив, що Україна має лише один меседж до всього світу: це об'єднаннязаради миру.</text:p>
      <text:p text:style-name="P4">
<text:span text:style-name="T4">
Читайте також:</text:span>
 <text:a xlink:type="simple" xlink:href="https://www.ukrinform.ua/rubric-ato/3704318-zelenskij-pro-udar-bezpilotnikiv-po-kremlu-mi-ne-atakuvali-ani-putina-ani-moskvu.html" text:style-name="Internet_20_link" text:visited-style-name="Visited_20_Internet_20_Link">
 <text:span text:style-name="T4">
Зеленський</text:span>
 </text:a>
</text:p>
      <text:p text:style-name="P4">
"У мене меседж тільки до всього світу, який не займався окупацією нашоїнезалежної території, - це об'єднання , щоб витіснити російську федерацію знашої незалежної, суверенної території, щоб закінчилась війна. Я вважаю, щоусі держави, які дійсно хочуть миру на європейському континенті, у всьомусвіті, повинні об'єднуватися для того, щоб ця війна закінчилася", - підкресливЗеленський.</text:p>
      <text:p text:style-name="P4">
Як повідомлялося, Президент <text:a xlink:type="simple" xlink:href="https://www.ukrinform.ua/tag-zelenskij" text:style-name="Internet_20_link" text:visited-style-name="Visited_20_Internet_20_Link">
 </text:a>
 усереду прибув із візитом до Фінляндії, де взяв участь у саміті Україна –Північна Європа.</text:p>
      <text:p text:style-name="P4">
<text:span text:style-name="T5">
Фото: ОП</text:span>
</text:p>
      <text:p text:style-name="P4">
Source: <text:a xlink:type="simple" xlink:href="https://www.ukrinform.ua/rubric-polytics/3704355-zelenskij-mi-niaki-mesedzi-putinu-vze-davno-ne-vidpravlaemo.html" text:style-name="Internet_20_link" text:visited-style-name="Visited_20_Internet_20_Link">
https://www.ukrinform.ua/rubric-polytics/3704355-zelenskij-mi-niaki-mesedzi-putinu-vze-davno-ne-vidpravlaemo.html</text:a>
</text:p>
      <!--NEWS-->
      <text:h text:style-name="P10" text:outline-level="1">
<text:span text:style-name="T4">
росіяни двічі обстріляли Нікополь з артилерії, поранена жінка</text:span>
</text:h>
      <text:p text:style-name="P4">
Authors: Ukrinform (Person)</text:p>
      <text:p text:style-name="P4">
Publisher: Укринформ (Organization)</text:p>
      <text:p text:style-name="P4">
Published Time: 2023-05-03T20:26:56+03:00</text:p>
      <text:p text:style-name="P4">
Modified Time: 2023-05-03T20:26:56+03:00</text:p>
      <text:p text:style-name="P4">
Description: Ворожа армія вдарила по Нікопольщині, постраждала літня жінка. — Укрінформ.</text:p>
      <text:p text:style-name="P4">
Images: ["<text:a xlink:type="simple" xlink:href="https://static.ukrinform.com/photos/2023_05/thumb_files/630_360_1683134807-136.jpg" text:style-name="Internet_20_link" text:visited-style-name="Visited_20_Internet_20_Link">
630_360_16831...</text:a>
"]</text:p>
      <text:p text:style-name="P4">
Tags: ['Нікополь', 'Обстріл', 'Війна з росією']</text:p>
      <text:p text:style-name="P4">
Type: Article</text:p>
      <!--METADATA-->
      <text:p text:style-name="P4">
<draw:frame draw:style-name="fr1" draw:name="Image203" text:anchor-type="as-char" svg:width="6.9236in" svg:height="3.956343in" draw:z-index="0">
<draw:image xlink:href="../Images/yкринформ/2023-05-03T20-26-56-03-00/630_360_1683134807-136.jpg" xlink:type="simple" xlink:show="embed" xlink:actuate="onLoad" draw:mime-type="image/jpeg"/>
</draw:frame>
 Ворожаармія вдарила по Нікопольщині, постраждала літня жінка.</text:p>
      <text:p text:style-name="P4">
Про це в <text:a xlink:type="simple" xlink:href="https://t.me/dnipropetrovskaODA/4450" text:style-name="Internet_20_link" text:visited-style-name="Visited_20_Internet_20_Link">
 </text:a>
 повідомляє головаДніпропетровської ОВА Сергій Лисак, передає Укрінформ.</text:p>
      <text:p text:style-name="P4">
"Два артилерійські обстріли за день пережив Нікополь. Постраждала 86-річнажінка, лікуватиметься амбулаторно", - написав він.</text:p>
      <text:p text:style-name="P4">
Пошкоджені 13 приватних будинків. Один з них зайнявся, рятувальники вогоньзагасили. Дві господарські споруди вщент зруйновані, 9 – понівечені.</text:p>
      <text:p text:style-name="P4">
Ворожі снаряди побили два медзаклади. Окрім того, потрощені 22 сонячні панелі,лінії електропередач, авто.</text:p>
      <text:p text:style-name="P4">
<text:span text:style-name="T4">
Читайте також:</text:span>
 <text:a xlink:type="simple" xlink:href="https://www.ukrinform.ua/rubric-ato/3704316-unaslidok-obstrilu-hersonsini-vze-zaginulo-17-ludej.html" text:style-name="Internet_20_link" text:visited-style-name="Visited_20_Internet_20_Link">
 <text:span text:style-name="T4">
Унаслідок</text:span>
 <text:span text:style-name="T4">
обстрілу</text:span>
 <text:span text:style-name="T4">
Херсонщини</text:span>
 <text:span text:style-name="T4">
вже</text:span>
<text:span text:style-name="T4">
загинули</text:span>
 <text:span text:style-name="T4">
людей</text:span>
 <text:span text:style-name="T4">
поранені</text:span>
 </text:a>
</text:p>
      <text:p text:style-name="P4">
Раніше повідомлялося, що ворог <text:a xlink:type="simple" xlink:href="https://www.ukrinform.ua/tag-obstril" text:style-name="Internet_20_link" text:visited-style-name="Visited_20_Internet_20_Link">
 </text:a>
Нікопольщину з окупованої території Каховського водосховища.</text:p>
      <text:p text:style-name="P4">
Source: <text:a xlink:type="simple" xlink:href="https://www.ukrinform.ua/rubric-ato/3704360-rosiani-dvici-obstrilali-nikopol-z-artilerii-poranena-zinka.html" text:style-name="Internet_20_link" text:visited-style-name="Visited_20_Internet_20_Link">
https://www.ukrinform.ua/rubric-ato/3704360-rosiani-dvici-obstrilali-nikopol-z-artilerii-poranena-zinka.html</text:a>
</text:p>
      <!--NEWS-->
      <text:h text:style-name="P10" text:outline-level="1">
<text:span text:style-name="T4">
Північна Європа підтримує українську формулу миру і це мають почути у москві - президент Фінляндії</text:span>
</text:h>
      <text:p text:style-name="P4">
Authors: Ukrinform (Person)</text:p>
      <text:p text:style-name="P4">
Publisher: Укринформ (Organization)</text:p>
      <text:p text:style-name="P4">
Published Time: 2023-05-03T20:30:11+03:00</text:p>
      <text:p text:style-name="P4">
Modified Time: 2023-05-03T20:30:11+03:00</text:p>
      <text:p text:style-name="P4">
Description: Країни Північної Європи підтримують формулу миру, запропоновану Президентом України Володимиром Зеленським, і цей сигнал має бути почутий у москві. — Укрінформ.</text:p>
      <text:p text:style-name="P4">
Images: ["<text:a xlink:type="simple" xlink:href="https://static.ukrinform.com/photos/2023_05/thumb_files/630_360_1683132297-175.jpg" text:style-name="Internet_20_link" text:visited-style-name="Visited_20_Internet_20_Link">
630_360_16831...</text:a>
"]</text:p>
      <text:p text:style-name="P4">
Tags: ['Фінляндія', 'Норвегія', 'Зеленський', 'Війна з росією']</text:p>
      <text:p text:style-name="P4">
Type: Article</text:p>
      <!--METADATA-->
      <text:p text:style-name="P4">
<draw:frame draw:style-name="fr1" draw:name="Image204" text:anchor-type="as-char" svg:width="6.9236in" svg:height="3.956343in" draw:z-index="0">
<draw:image xlink:href="../Images/yкринформ/2023-05-03T20-30-11-03-00/630_360_1683132297-175.jpg" xlink:type="simple" xlink:show="embed" xlink:actuate="onLoad" draw:mime-type="image/jpeg"/>
</draw:frame>
 КраїниПівнічної Європи підтримують формулу миру, запропоновану Президентом УкраїниВолодимиром Зеленським, і цей сигнал має бути почутий у москві.</text:p>
      <text:p text:style-name="P4">
Про це йшлося на спільній пресконференції лідерів держав та урядів країнПівнічної Європи з Президентом України в Гельсінкі, передає кореспондентУкрінформу.</text:p>
      <text:p text:style-name="P4">
Зокрема, Прем'єр-міністр Норвегії Йонас Гар Стере заявив: «Я хочу підкреслити,що ця війна має завершитися. Агресор має її закінчити. Коли йдеться про мир,він має бути на умовах країни, яка зазнала агресії. Тому ми обговорювалиФормулу миру України, цей амбітний план для справедливого миру; і ми будемовивчати кожен із цих 10 пунктів, щоб зрозуміти, по яких з них ми можемозробити конкретний внесок».</text:p>
      <text:p text:style-name="P4">
<text:span text:style-name="T4">
Читайте також:</text:span>
 <text:a xlink:type="simple" xlink:href="https://www.ukrinform.ua/rubric-polytics/3704340-spilna-zaava-samitu-ukraina-pivnicna-evropa.html" text:style-name="Internet_20_link" text:visited-style-name="Visited_20_Internet_20_Link">
 <text:span text:style-name="T4">
Спільна</text:span>
 <text:span text:style-name="T4">
заява</text:span>
 <text:span text:style-name="T4">
саміту</text:span>
 <text:span text:style-name="T4">
Україна</text:span>
 <text:span text:style-name="T4">
Північна</text:span>
<text:span text:style-name="T4">
Європа</text:span>
 </text:a>
</text:p>
      <text:p text:style-name="P4">
Своєю чергою Президент Фінляндії Саулі Нііністьо аявив, що всі лідери країнрегіону дали спільний сигнал підтримки української Формули миру. І цей сигнал,за його словами, "мають почути не лише в Києві, а й у москві".</text:p>
      <text:p text:style-name="P4">
Водночас глава уряду Ісландії Катрін Якобсдоттір зауважила, що майбутній самітЄС у Рейк’явіку «дасть змогу поглибити Формулу миру».</text:p>
      <text:p text:style-name="P4">
<text:span text:style-name="T4">
Читайте також:</text:span>
 <text:a xlink:type="simple" xlink:href="https://www.ukrinform.ua/rubric-ato/3704167-prezident-finlandii-anonsuvav-novij-paket-vijskovoi-dopomogi-ukraini.html" text:style-name="Internet_20_link" text:visited-style-name="Visited_20_Internet_20_Link">
 </text:a>
</text:p>
      <text:p text:style-name="P4">
Як повідомлялось, Президент Зеленський у середу прибув до Фінляндії, де взявучасть у саміті Україна – Північна Європа.</text:p>
      <text:p text:style-name="P4">
Фото: yle.fi</text:p>
      <text:p text:style-name="P4">
Source: <text:a xlink:type="simple" xlink:href="https://www.ukrinform.ua/rubric-polytics/3704362-pivnicna-evropa-pidtrimue-ukrainsku-formulu-miru-i-ce-maut-pocuti-u-moskvi-prezident-finlandii.html" text:style-name="Internet_20_link" text:visited-style-name="Visited_20_Internet_20_Link">
https://www.ukrinform.ua/rubric-polytics/3704362-pivnicna-evropa-pidtrimue-ukrainsku-formulu-miru-i-ce-maut-pocuti-u-moskvi-prezident-finlandii.html</text:a>
</text:p>
      <!--NEWS-->
      <text:h text:style-name="P10" text:outline-level="1">
<text:span text:style-name="T4">
Міжнародний союз велосипедистів повернув росіян та білорусів до виступів</text:span>
</text:h>
      <text:p text:style-name="P4">
Authors: Ukrinform (Person)</text:p>
      <text:p text:style-name="P4">
Publisher: Укринформ (Organization)</text:p>
      <text:p text:style-name="P4">
Published Time: 2023-05-03T20:30:35+03:00</text:p>
      <text:p text:style-name="P4">
Modified Time: 2023-05-03T20:30:35+03:00</text:p>
      <text:p text:style-name="P4">
Description: Міжнародний союз велосипедистів (UCI) дозволив спортсменам з росії та білорусі брати участь у своїх змаганнях на умовах нейтралітету. — Укрінформ.</text:p>
      <text:p text:style-name="P4">
Images: ["<text:a xlink:type="simple" xlink:href="https://static.ukrinform.com/photos/2023_05/thumb_files/630_360_1683134939-391.jpg" text:style-name="Internet_20_link" text:visited-style-name="Visited_20_Internet_20_Link">
630_360_16831...</text:a>
"]</text:p>
      <text:p text:style-name="P4">
Tags: ['Велоспорт']</text:p>
      <text:p text:style-name="P4">
Type: Article</text:p>
      <!--METADATA-->
      <text:p text:style-name="P4">
<draw:frame draw:style-name="fr1" draw:name="Image205" text:anchor-type="as-char" svg:width="6.9236in" svg:height="3.956343in" draw:z-index="0">
<draw:image xlink:href="../Images/yкринформ/2023-05-03T20-30-35-03-00/630_360_1683134939-391.jpg" xlink:type="simple" xlink:show="embed" xlink:actuate="onLoad" draw:mime-type="image/jpeg"/>
</draw:frame>
Міжнародний союз велосипедистів (UCI) дозволив спортсменам з росії та білорусібрати участь у своїх змаганнях на умовах нейтралітету.</text:p>
      <text:p text:style-name="P4">
Про це йдеться на офіційному <text:a xlink:type="simple" xlink:href="https://www.uci.org/pressrelease/the-uci-approves-ioc-recommendations-of-28-march-2023-concerning-the/2plWmIDolvsdL5jmF9cMcj" text:style-name="Internet_20_link" text:visited-style-name="Visited_20_Internet_20_Link">
 </text:a>
 організації, передає Укрінформ.</text:p>
      <text:p text:style-name="P4">
Від початку повномасштабного вторгнення рф до України UCI дозволяв російськимта білоруським спортсменам брати участь у деяких своїх турнірах, зокремагонках Світового туру, за умови, що їхні команди походять не з росії табілорусі.</text:p>
      <text:p text:style-name="P4">
Для погодження повернення до змагань Кубків світу та чемпіонатів світу, середінших змагань, велоатлетам з рф та білорусі належить довести свій повнийнейтралітет. Від них вимагатимуть не мати прямої асоціації з двома державами,їхніми федераціями та НОК; змагатися без прапорів, емблем, гімнів та іншихсимволів обох держав; у жодній формі не підтримувати повномасштабну війну вУкраїні; не мати зв'язків зі збройними силами двох країн.</text:p>
      <text:p text:style-name="P4">
<text:span text:style-name="T4">
Читайте також:</text:span>
 <text:a xlink:type="simple" xlink:href="https://www.ukrinform.ua/rubric-sports/3703697-vismoh-rosian-ne-dopustili-do-ucasti-na-cs2023-z-dzudo.html" text:style-name="Internet_20_link" text:visited-style-name="Visited_20_Internet_20_Link">
 <text:span text:style-name="T4">
дзюдо</text:span>
 </text:a>
</text:p>
      <text:p text:style-name="P4">
Велоспортсмени, що отримають статус нейтральних атлетів, зможуть повернутисядо виступів з 1 червня.</text:p>
      <text:p text:style-name="P4">
Фото: AP.</text:p>
      <text:p text:style-name="P4">
Source: <text:a xlink:type="simple" xlink:href="https://www.ukrinform.ua/rubric-sports/3704363-miznarodnij-souz-velosipedistiv-povernuv-rosian-ta-bilorusiv-do-vistupiv.html" text:style-name="Internet_20_link" text:visited-style-name="Visited_20_Internet_20_Link">
https://www.ukrinform.ua/rubric-sports/3704363-miznarodnij-souz-velosipedistiv-povernuv-rosian-ta-bilorusiv-do-vistupiv.html</text:a>
</text:p>
      <!--NEWS-->
      <text:h text:style-name="P10" text:outline-level="1">
<text:span text:style-name="T4">
Українські зірки озвучили твори для школярів</text:span>
</text:h>
      <text:p text:style-name="P4">
Authors: Ukrinform (Person)</text:p>
      <text:p text:style-name="P4">
Publisher: Укринформ (Organization)</text:p>
      <text:p text:style-name="P4">
Published Time: 2023-05-03T20:33:46+03:00</text:p>
      <text:p text:style-name="P4">
Modified Time: 2023-05-03T20:33:46+03:00</text:p>
      <text:p text:style-name="P4">
Description: Відомі актори театру і кіно, музиканти та письменники долучилися до озвучування творів української літератури для учнів 6 класу. — Укрінформ.</text:p>
      <text:p text:style-name="P4">
Images: ["<text:a xlink:type="simple" xlink:href="https://static.ukrinform.com/photos/2022_12/thumb_files/630_360_1670748954-811.jpg" text:style-name="Internet_20_link" text:visited-style-name="Visited_20_Internet_20_Link">
630_360_16707...</text:a>
"]</text:p>
      <text:p text:style-name="P4">
Tags: ['Школа', 'Аудіокнига', 'Артисти']</text:p>
      <text:p text:style-name="P4">
Type: Article</text:p>
      <!--METADATA-->
      <text:p text:style-name="P4">
<draw:frame draw:style-name="fr1" draw:name="Image206" text:anchor-type="as-char" svg:width="6.9236in" svg:height="3.956343in" draw:z-index="0">
<draw:image xlink:href="../Images/yкринформ/2023-05-03T20-33-46-03-00/630_360_1670748954-811.jpg" xlink:type="simple" xlink:show="embed" xlink:actuate="onLoad" draw:mime-type="image/jpeg"/>
</draw:frame>
 Відоміактори театру і кіно, музиканти та письменники долучилися до озвучуваннятворів української літератури для учнів 6 класу.</text:p>
      <text:p text:style-name="P4">
Як передає Укрінформ, про це повідомляє  <text:a xlink:type="simple" xlink:href="https://cases.media/news/gorbunov-sumska-zhadan-ukrayinski-zirki-ozvuchili-tvori-dlya-shkolyariv" text:style-name="Internet_20_link" text:visited-style-name="Visited_20_Internet_20_Link">
</text:a>
.</text:p>
      <text:p text:style-name="P4">
Як зазначається, до запису долучилися акторка кіно та театру Ольга Сумська,Фатіма Горбенко, актор та телеведучий Юрій Горбунов, актор Остап Ступка, поетта лідер рок-гурту Сергій Жадан, актор і режисер Ахтем Сеітаблаєв, співачка ізаслужена артистка України Ярослава Руденко, заслужений артист України БогданЧернявський, лауреатка читацьких конкурсів, провідна акторка Ольга Чернявська,письменниця та режисерка Ірина Цілик, письменниця Тетяна Бабенко.</text:p>
      <text:p text:style-name="P4">
<text:span text:style-name="T4">
Читайте також:</text:span>
 <text:a xlink:type="simple" xlink:href="https://www.ukrinform.ua/rubric-diaspora/3692104-u-muzei-varsavskogo-povstanna-perezapustili-ukrainomovnij-audiogid-zelenska.html" text:style-name="Internet_20_link" text:visited-style-name="Visited_20_Internet_20_Link">
 <text:span text:style-name="T4">
аудіо</text:span>
 </text:a>
</text:p>
      <text:p text:style-name="P4">
<text:a xlink:type="simple" xlink:href="https://www.youtube.com/@viniloskhovyshche_audiobooks" text:style-name="Internet_20_link" text:visited-style-name="Visited_20_Internet_20_Link">
 Твори  </text:a>
 можнаслухати, як онлайн, так і офлайн.</text:p>
      <text:p text:style-name="P4">
Аудіобібліотека реалізована за ініціативи та коштом голови Полтавськоїобласної ради Олександра Біленького.</text:p>
      <text:p text:style-name="P4">
Раніше на Ютуб-каналі проєкту розмістили твори для 5 класу. За 3 місяці їхпрослухали близько 20 тисяч разів.</text:p>
      <text:p text:style-name="P4">
Source: <text:a xlink:type="simple" xlink:href="https://www.ukrinform.ua/rubric-culture/3704366-ukrainski-zirki-ozvucili-tvori-dla-skolariv.html" text:style-name="Internet_20_link" text:visited-style-name="Visited_20_Internet_20_Link">
https://www.ukrinform.ua/rubric-culture/3704366-ukrainski-zirki-ozvucili-tvori-dla-skolariv.html</text:a>
</text:p>
      <!--NEWS-->
      <text:h text:style-name="P10" text:outline-level="1">
<text:span text:style-name="T4">
Питання передачі Україні бойових літаків поки не вирішене – прем’єрка Данії</text:span>
</text:h>
      <text:p text:style-name="P4">
Authors: Ukrinform (Person)</text:p>
      <text:p text:style-name="P4">
Publisher: Укринформ (Organization)</text:p>
      <text:p text:style-name="P4">
Published Time: 2023-05-03T20:36:04+03:00</text:p>
      <text:p text:style-name="P4">
Modified Time: 2023-05-03T20:36:04+03:00</text:p>
      <text:p text:style-name="P4">
Description: Рішення про надання Україні літаків західного зразку продовжують обговорювати в колі союзників. — Укрінформ.</text:p>
      <text:p text:style-name="P4">
Images: ["<text:a xlink:type="simple" xlink:href="https://static.ukrinform.com/photos/2023_05/thumb_files/630_360_1683135291-205.jpeg" text:style-name="Internet_20_link" text:visited-style-name="Visited_20_Internet_20_Link">
630_360_16831...</text:a>
"]</text:p>
      <text:p text:style-name="P4">
Tags: ['Данія', 'Літак', 'Україна', 'Війна з росією']</text:p>
      <text:p text:style-name="P4">
Type: Article</text:p>
      <!--METADATA-->
      <text:p text:style-name="P4">
<draw:frame draw:style-name="fr1" draw:name="Image207" text:anchor-type="as-char" svg:width="6.9236in" svg:height="3.956343in" draw:z-index="0">
<draw:image xlink:href="../Images/yкринформ/2023-05-03T20-36-04-03-00/630_360_1683135291-205.jpeg" xlink:type="simple" xlink:show="embed" xlink:actuate="onLoad" draw:mime-type="image/jpeg"/>
</draw:frame>
 Рішенняпро надання Україні літаків західного зразку продовжують обговорювати в колісоюзників.</text:p>
      <text:p text:style-name="P4">
Про це заявила на спільній пресконференції з Президентом України та лідерамикраїн Північної Європи в Гельсінкі 3 травня прем’єрка Данії Метте Фредеріксен,передає Укрінформ.</text:p>
      <text:p text:style-name="P4">
«Коли ми говоримо про винищувачі, то це питання, яке ми обговорюємо вже певнийчас і продовжуємо обговорювати серед союзників. Це важке завдання, важкепитання. Дискусія триває. З датської токи зору, ми її ще не завершили», -сказала Фредеріксен.</text:p>
      <text:p text:style-name="P4">
Вона водночас висловила задоволення тим, що напередодні в парламент Данії булопередано пропозицію уряду щодо надання 10-го, «дуже сильного пакету допомогиУкраїні». Цей пакет, за її словами, є найдорожчим до цього часу, але неназвала точну суму. Пакет включає різноманітну техніку та засоби, яких Українапотребує та про які просила.</text:p>
      <text:p text:style-name="P4">
«Наша артилерія наразі перебуває на шляху до України», - зауважила прем’єрката додала, що надалі будуть ще пакети.</text:p>
      <text:p text:style-name="P4">
<text:span text:style-name="T4">
Читайте також:</text:span>
 <text:a xlink:type="simple" xlink:href="https://www.ukrinform.ua/rubric-ato/3704193-prezident-finlandii-poasniv-comu-poki-ne-mozut-peredati-ukraini-vinisuvaci-hornet.html" text:style-name="Internet_20_link" text:visited-style-name="Visited_20_Internet_20_Link">
 </text:a>
</text:p>
      <text:p text:style-name="P4">
Зустріч у Гельсінки вона назвала чітким сигналом єдності. Це, за її словами,важливо для усіх, адже Україна воює не лише за себе, а за всю Європу, за правокожної країни жити в мирі та не боятися сусідів. Партнери України надають їйусю підтримку, яку можуть, але повинні прискоритися, бо українці потребуютьцієї підтримки не в майбутньому, а вже зараз.</text:p>
      <text:p text:style-name="P4">
Президент України Володимир Зеленський подякував усім партнерам за підтримку,за те, що надана військова техніка рятує життя. Він зауважив, що зараз Українапрацює над тим, щоби отримати від партнерів бойові літаки «та вже бачитьрозуміння».</text:p>
      <text:p text:style-name="P4">
Як повідомлялось, Президент <text:a xlink:type="simple" xlink:href="https://www.ukrinform.ua/tag-zelenskij" text:style-name="Internet_20_link" text:visited-style-name="Visited_20_Internet_20_Link">
 </text:a>
 усереду відвідав із візитом Фінляндію, де провів переговори з президентом цієїкраїни, взяв участь у саміті Україна – Північна Європа та провів окремідвосторонні зустрічі з прем'єр-міністрами Данії, Ісландії, Норвегії та Швеції.</text:p>
      <text:p text:style-name="P4">
Source: <text:a xlink:type="simple" xlink:href="https://www.ukrinform.ua/rubric-ato/3704367-pitanna-peredaci-ukraini-bojovih-litakiv-poki-ne-virisene-premerka-danii.html" text:style-name="Internet_20_link" text:visited-style-name="Visited_20_Internet_20_Link">
https://www.ukrinform.ua/rubric-ato/3704367-pitanna-peredaci-ukraini-bojovih-litakiv-poki-ne-virisene-premerka-danii.html</text:a>
</text:p>
      <!--NEWS-->
      <text:h text:style-name="P10" text:outline-level="1">
<text:span text:style-name="T4">
Керівників Google і Microsoft запросили на зустріч у Білому домі щодо штучного інтелекту</text:span>
</text:h>
      <text:p text:style-name="P4">
Authors: Ukrinform (Person)</text:p>
      <text:p text:style-name="P4">
Publisher: Укринформ (Organization)</text:p>
      <text:p text:style-name="P4">
Published Time: 2023-05-03T20:38:27+03:00</text:p>
      <text:p text:style-name="P4">
Modified Time: 2023-05-03T20:38:27+03:00</text:p>
      <text:p text:style-name="P4">
Description: Керівники компаній Google, Microsoft, OpenAI і Anthropic, що входять до складу Alphabet Inc, зустрінуться в четвер з віцепрезидентом Камалою Гарріс і вищими посадовими особами адміністрації президента, щоб обговорити ключові питання штучного інтелекту. — Укрінформ.</text:p>
      <text:p text:style-name="P4">
Images: ["<text:a xlink:type="simple" xlink:href="https://static.ukrinform.com/photos/2018_10/thumb_files/630_360_1539194458-326.jpg" text:style-name="Internet_20_link" text:visited-style-name="Visited_20_Internet_20_Link">
630_360_15391...</text:a>
"]</text:p>
      <text:p text:style-name="P4">
Tags: ['Google', 'Microsoft', 'США', 'Штучний інтелект', 'Білий дім']</text:p>
      <text:p text:style-name="P4">
Type: Article</text:p>
      <!--METADATA-->
      <text:p text:style-name="P4">
<draw:frame draw:style-name="fr1" draw:name="Image208" text:anchor-type="as-char" svg:width="6.9236in" svg:height="3.956343in" draw:z-index="0">
<draw:image xlink:href="../Images/yкринформ/2023-05-03T20-38-27-03-00/630_360_1539194458-326.jpg" xlink:type="simple" xlink:show="embed" xlink:actuate="onLoad" draw:mime-type="image/jpeg"/>
</draw:frame>
 Керівникикомпаній Google, Microsoft, OpenAI і Anthropic, що входять до складу AlphabetInc, зустрінуться в четвер з віцепрезидентом Камалою Гарріс і вищимипосадовими особами адміністрації президента, щоб обговорити ключові питанняштучного інтелекту.</text:p>
      <text:p text:style-name="P4">
Про це повідомляє  <text:a xlink:type="simple" xlink:href="https://www.reuters.com/technology/google-microsoft-openai-ceos-attend-white-house-ai-meeting-official-2023-05-02/" text:style-name="Internet_20_link" text:visited-style-name="Visited_20_Internet_20_Link">
 </text:a>
 із посиланнямна офіційного представника Білого дому, передає Укрінформ.</text:p>
      <text:p text:style-name="P4">
"У зустрічі в четвер візьмуть участь керівник апарату <text:a xlink:type="simple" xlink:href="https://www.ukrinform.ua/tag-bajden" text:style-name="Internet_20_link" text:visited-style-name="Visited_20_Internet_20_Link">
</text:a>
 Джефф Зенц, заступник керівника апаратуБрюс Рід, радник з національної безпеки Джейк Салліван, директор Національноїекономічної ради Лаель Брейнард і міністр торгівлі Джина Раймондо, середінших", - повідомив представник Білого дому.</text:p>
      <text:p text:style-name="P4">
У запрошенні сказано, що президент Джо Байден "очікує, що такі компанії...мають пересвідчитися у безпечності їхніх продуктів, перш ніж робити їхдоступними для громадськості".</text:p>
      <text:p text:style-name="P4">
Занепокоєння щодо технології ШІ включають порушення конфіденційності,упередженість і побоювання, що вона може сприяти поширенню шахрайства ідезінформації.</text:p>
      <text:p text:style-name="P4">
<text:span text:style-name="T4">
Читайте також:</text:span>
 <text:a xlink:type="simple" xlink:href="https://www.ukrinform.ua/rubric-technology/3702640-ministri-cifrovizacii-g7-uzgodili-pat-principiv-upravlinna-stucnim-intelektom.html" text:style-name="Internet_20_link" text:visited-style-name="Visited_20_Internet_20_Link">
 <text:span text:style-name="T4">
Міністри</text:span>
 <text:span text:style-name="T4">
цифровізації</text:span>
 <text:span text:style-name="T4">
узгодили</text:span>
 <text:span text:style-name="T4">
ять</text:span>
<text:span text:style-name="T4">
принципів</text:span>
 <text:span text:style-name="T4">
управління</text:span>
 <text:span text:style-name="T4">
штучним</text:span>
 <text:span text:style-name="T4">
інтелектом</text:span>
</text:a>
</text:p>
      <text:p text:style-name="P4">
У квітні президент США заявив, що ще не з'ясовано, чи є ШІ небезпечним, алепідкреслив, що технологічні компанії несуть відповідальність за безпечністьсвоїх продуктів. За його словами, соціальні мережі вже продемонстрували, якоїшкоди можуть завдати потужні технології без належних гарантій.</text:p>
      <text:p text:style-name="P4">
У понеділок депутати Ради з внутрішньої політики Білого дому та Управління знауково-технічної політики Білого дому написали в блозі про те, що технологіяШІ може становити серйозний ризик для працівників.</text:p>
      <text:p text:style-name="P4">
Як повідомляв Укрінформ, Google за підтримки Міністерства цифровоїтрансформації <text:a xlink:type="simple" xlink:href="https://www.ukrinform.ua/rubric-technology/3704076-google-zapuskae-dla-ukrainciv-bezoplatnij-kurs-pro-stucnij-intelekt.html" text:style-name="Internet_20_link" text:visited-style-name="Visited_20_Internet_20_Link">
 </text:a>
 , щобдопомогти українцям розвинути практичні навички використання штучногоінтелекту.</text:p>
      <text:p text:style-name="P4">
Source: <text:a xlink:type="simple" xlink:href="https://www.ukrinform.ua/rubric-technology/3704368-kerivnikiv-google-i-microsoft-zaprosili-na-zustric-u-bilomu-domi-sodo-stucnogo-intelektu.html" text:style-name="Internet_20_link" text:visited-style-name="Visited_20_Internet_20_Link">
https://www.ukrinform.ua/rubric-technology/3704368-kerivnikiv-google-i-microsoft-zaprosili-na-zustric-u-bilomu-domi-sodo-stucnogo-intelektu.html</text:a>
</text:p>
      <!--NEWS-->
      <text:h text:style-name="P10" text:outline-level="1">
<text:span text:style-name="T4">
У Meta заявили про зростання кількості шкідливих програм, пов'язаних зі ChatGPT</text:span>
</text:h>
      <text:p text:style-name="P4">
Authors: Ukrinform (Person)</text:p>
      <text:p text:style-name="P4">
Publisher: Укринформ (Organization)</text:p>
      <text:p text:style-name="P4">
Published Time: 2023-05-03T20:39:00+03:00</text:p>
      <text:p text:style-name="P4">
Modified Time: 2023-05-03T20:39:00+03:00</text:p>
      <text:p text:style-name="P4">
Description: Компанія Meta, заявила в середу, що викрила постачальників шкідливого програмного забезпечення, які використовують інтерес громадськості до ChatGPT, щоб спонукати користувачів до завантаження шкідливих програм і розширень для браузерів. — Укрінформ.</text:p>
      <text:p text:style-name="P4">
Images: ["<text:a xlink:type="simple" xlink:href="https://static.ukrinform.com/photos/2022_09/thumb_files/630_360_1664296294-654.jpg" text:style-name="Internet_20_link" text:visited-style-name="Visited_20_Internet_20_Link">
630_360_16642...</text:a>
"]</text:p>
      <text:p text:style-name="P4">
Tags: ['Технології', 'Meta', 'ChatGPT']</text:p>
      <text:p text:style-name="P4">
Type: Article</text:p>
      <!--METADATA-->
      <text:p text:style-name="P4">
<draw:frame draw:style-name="fr1" draw:name="Image209" text:anchor-type="as-char" svg:width="6.9236in" svg:height="3.956343in" draw:z-index="0">
<draw:image xlink:href="../Images/yкринформ/2023-05-03T20-39-00-03-00/630_360_1664296294-654.jpg" xlink:type="simple" xlink:show="embed" xlink:actuate="onLoad" draw:mime-type="image/jpeg"/>
</draw:frame>
 КомпаніяMeta, заявила в середу, що викрила постачальників шкідливого програмногозабезпечення, які використовують інтерес громадськості до ChatGPT, щобспонукати користувачів до завантаження шкідливих програм і розширень длябраузерів.</text:p>
      <text:p text:style-name="P4">
Як передає Укрінформ, про це повідомляє <text:a xlink:type="simple" xlink:href="https://www.reuters.com/technology/meta-says-chatgpt-related-malware-is-rise-2023-05-03/" text:style-name="Internet_20_link" text:visited-style-name="Visited_20_Internet_20_Link">
</text:a>
 .</text:p>
      <text:p text:style-name="P4">
"Починаючи з березня компанія виявила близько 10 сімейств шкідливих програм іпонад 1000 шкідливих посилань, які рекламувалися як інструменти з популярнимчат-ботом на основі штучного інтелекту", - йдеться у звіті.</text:p>
      <text:p text:style-name="P4">
<text:span text:style-name="T4">
Читайте також:</text:span>
 <text:a xlink:type="simple" xlink:href="https://www.ukrinform.ua/rubric-technology/3697353-mask-planue-zapustiti-konkurenta-chatgpt.html" text:style-name="Internet_20_link" text:visited-style-name="Visited_20_Internet_20_Link">
 <text:span text:style-name="T4">
ChatGPT</text:span>
 </text:a>
</text:p>
      <text:p text:style-name="P4">
У деяких випадках шкідливе програмне забезпечення надавало робочуфункціональність ChatGPT разом зі шкідливими файлами, зазначили в Meta.</text:p>
      <text:p text:style-name="P4">
Виступаючи на пресбрифінг, присвяченому звіту, директор з інформаційноїбезпеки Meta Гай Розен сказав, що для зловмисників "ChatGPT - це новакриптовалюта".</text:p>
      <text:p text:style-name="P4">
Розен та інші керівники Meta заявили, що компанія готує захист відрізноманітних потенційних зловживань, пов'язаних з технологіями генеративногоштучного інтелекту, такими як ChatGPT, які можуть швидко створювати подібні долюдських тексти, музику та мистецтво.</text:p>
      <text:p text:style-name="P4">
<text:span text:style-name="T4">
Читайте також:</text:span>
 <text:a xlink:type="simple" xlink:href="https://www.ukrinform.ua/rubric-technology/3693609-kompaniarozrobnik-chatgpt-zaavila-pro-pidvisenna-rivna-bezpeki-catbota.html" text:style-name="Internet_20_link" text:visited-style-name="Visited_20_Internet_20_Link">
 <text:span text:style-name="T4">
ChatGPT</text:span>
 </text:a>
</text:p>
      <text:p text:style-name="P4">
Відзначається, що ці інструменти можуть полегшити поширення дезінформаційнихкампаній в Інтернеті.</text:p>
      <text:p text:style-name="P4">
Як повідомляв Укрінформ, компанія Samsung Electronics Co. заборониласпівробітникам використовувати генеративні інструменти штучного інтелекту.</text:p>
      <text:p text:style-name="P4">
Source: <text:a xlink:type="simple" xlink:href="https://www.ukrinform.ua/rubric-technology/3704370-u-meta-zaavili-pro-zrostanna-kilkosti-skidlivih-program-povazanih-zi-chatgpt.html" text:style-name="Internet_20_link" text:visited-style-name="Visited_20_Internet_20_Link">
https://www.ukrinform.ua/rubric-technology/3704370-u-meta-zaavili-pro-zrostanna-kilkosti-skidlivih-program-povazanih-zi-chatgpt.html</text:a>
</text:p>
      <!--NEWS-->
      <text:h text:style-name="P10" text:outline-level="1">
<text:span text:style-name="T4">
Сили оборони не розраховують на легке повернення Криму – Гуменюк</text:span>
</text:h>
      <text:p text:style-name="P4">
Authors: Ukrinform (Person)</text:p>
      <text:p text:style-name="P4">
Publisher: Укринформ (Organization)</text:p>
      <text:p text:style-name="P4">
Published Time: 2023-05-03T20:40:00+03:00</text:p>
      <text:p text:style-name="P4">
Modified Time: 2023-05-03T20:40:00+03:00</text:p>
      <text:p text:style-name="P4">
Description: </text:p>
      <text:p text:style-name="P4">
Сили оборони ретельно готуються і не розраховують на те, що повернення окупованого росією Криму буде легким. — Укрінформ.</text:p>
      <text:p text:style-name="P4">
Images: ["<text:a xlink:type="simple" xlink:href="https://static.ukrinform.com/photos/2018_01/thumb_files/630_360_1517316985-1053.jpg" text:style-name="Internet_20_link" text:visited-style-name="Visited_20_Internet_20_Link">
630_360_15173...</text:a>
"]</text:p>
      <text:p text:style-name="P4">
Tags: ['Деокупація', 'Крим', 'ЗСУ', 'Війна з росією', 'Єдині новини']</text:p>
      <text:p text:style-name="P4">
Type: Article</text:p>
      <!--METADATA-->
      <text:p text:style-name="P4">
<draw:frame draw:style-name="fr1" draw:name="Image210" text:anchor-type="as-char" svg:width="6.9236in" svg:height="3.956343in" draw:z-index="0">
<draw:image xlink:href="../Images/yкринформ/2023-05-03T20-40-00-03-00/630_360_1517316985-1053.jpg" xlink:type="simple" xlink:show="embed" xlink:actuate="onLoad" draw:mime-type="image/jpeg"/>
</draw:frame>
 Силиоборони ретельно готуються і не розраховують на те, що повернення окупованогоросією Криму буде легким.</text:p>
      <text:p text:style-name="P4">
Про це начальниця Об'єднаного координаційного пресцентру Сил оборони ПівдняУкраїни Наталія Гуменюк сказала в ефірі телемарафону «Єдині новини», передаєУкрінформ.</text:p>
      <text:p text:style-name="P4">
«Також, крім логістики, у них (росіян - ред.) досить суттєво підірванийморально-психологічний стан війська. І це теж дуже сильно впливає. Ми маємопевний досвід по звільненню правобережжя, де вони так само влаштовували багаторубежів оборони, дуже суттєво їх ущільнювали, навіть використовуючизалізобетонні конструкції. Багато шарів оборони будували, а потім все залишилита стрімко пішли за напрямком "руського воєнного корабля". Ми не розраховуємона те, що все буде так легко. Кожен «жест доброї волі» вони все одно роблятьпід нашим контролем. І готуються до таких жестів саме за умовами Сил оборони»,- сказала Гуменюк.</text:p>
      <text:p text:style-name="P4">
<text:span text:style-name="T4">
Читайте також:</text:span>
 <text:a xlink:type="simple" xlink:href="https://www.ukrinform.ua/rubric-crimea/3703685-reznikov-zaaviv-so-ukraina-vizme-krim-bez-bou.html" text:style-name="Internet_20_link" text:visited-style-name="Visited_20_Internet_20_Link">
 <text:span text:style-name="T4">
Резніков</text:span>
 <text:span text:style-name="T4">
заявив</text:span>
 <text:span text:style-name="T4">
Україна</text:span>
 <text:span text:style-name="T4">
візьме</text:span>
 <text:span text:style-name="T4">
Крим</text:span>
<text:span text:style-name="T4">
без</text:span>
 <text:span text:style-name="T4">
бою</text:span>
 </text:a>
</text:p>
      <text:p text:style-name="P4">
За її словами, українські захисники продовжують виконувати свою роботу таусвідомлюють те, наскільки вона може бути довготривалою та важкою. Суттєвоюпри цьому є підтримка Сил спротиву, які допомагають працювати зсередини.</text:p>
      <text:p text:style-name="P4">
Гуменюк також прокоментувала інформацію про те, що росія може влаштуватипровокації: «Якщо говорити про техногенний шантаж, то ми це вже такожпереживали. Коли йшли з правого берега, то говорили про те, що буде руйнуванняКаховської ГЕС і Сили оборони намагалися в цьому звинуватити. І провокувалипевні сили оборони запорізького напрямку, в тому числі що стосується атомноїелектростанції. Ми розуміємо, що все це гра на нервах. Але додаткові сценаріїрозглядаються».</text:p>
      <text:p text:style-name="P4">
<text:span text:style-name="T4">
Читайте також:</text:span>
 <text:a xlink:type="simple" xlink:href="https://www.ukrinform.ua/rubric-crimea/3704130-u-krimu-rosiani-boatsa-vsogo-skibickij-ne-viklucae-zest-dobroi-voli.html" text:style-name="Internet_20_link" text:visited-style-name="Visited_20_Internet_20_Link">
 <text:span text:style-name="T4">
Криму</text:span>
 <text:span text:style-name="T4">
росіяни</text:span>
 <text:span text:style-name="T4">
бояться</text:span>
 <text:span text:style-name="T4">
всього</text:span>
<text:span text:style-name="T4">
Скібіцький</text:span>
 <text:span text:style-name="T4">
виключає</text:span>
 <text:span text:style-name="T4">
жест</text:span>
 <text:span text:style-name="T4">
доброї</text:span>
 <text:span text:style-name="T4">
волі</text:span>
</text:a>
</text:p>
      <text:p text:style-name="P4">
Як повідомлялося, російські війська на території тимчасово окупованого <text:a xlink:type="simple" xlink:href="https://www.ukrinform.ua/tag-krim" text:style-name="Internet_20_link" text:visited-style-name="Visited_20_Internet_20_Link">
</text:a>
 продовжують мобілізацію та створеннякількох рубежів оборони. Водночас триває евакуація росіян з півострова.</text:p>
      <text:p text:style-name="P4">
Source: <text:a xlink:type="simple" xlink:href="https://www.ukrinform.ua/rubric-crimea/3704369-sili-oboroni-ne-rozrahovuut-na-legke-povernenna-krimu-gumenuk.html" text:style-name="Internet_20_link" text:visited-style-name="Visited_20_Internet_20_Link">
https://www.ukrinform.ua/rubric-crimea/3704369-sili-oboroni-ne-rozrahovuut-na-legke-povernenna-krimu-gumenuk.html</text:a>
</text:p>
      <!--NEWS-->
      <text:h text:style-name="P10" text:outline-level="1">
<text:span text:style-name="T4">
Головною темою на переговорах із партнерами є кількість зброї - Зеленський</text:span>
</text:h>
      <text:p text:style-name="P4">
Authors: Ukrinform (Person)</text:p>
      <text:p text:style-name="P4">
Publisher: Укринформ (Organization)</text:p>
      <text:p text:style-name="P4">
Published Time: 2023-05-03T20:43:34+03:00</text:p>
      <text:p text:style-name="P4">
Modified Time: 2023-05-03T20:43:34+03:00</text:p>
      <text:p text:style-name="P4">
Description: Україна здолала чимало викликів у питаннях надання партнерами зброї, і сьогодні головне питання, яке обговорюється, - це її кількість. — Укрінформ.</text:p>
      <text:p text:style-name="P4">
Images: ["<text:a xlink:type="simple" xlink:href="https://static.ukrinform.com/photos/2023_05/thumb_files/630_360_1683122925-877.jpeg" text:style-name="Internet_20_link" text:visited-style-name="Visited_20_Internet_20_Link">
630_360_16831...</text:a>
"]</text:p>
      <text:p text:style-name="P4">
Tags: None</text:p>
      <text:p text:style-name="P4">
Type: Article</text:p>
      <!--METADATA-->
      <text:p text:style-name="P4">
<draw:frame draw:style-name="fr1" draw:name="Image211" text:anchor-type="as-char" svg:width="6.9236in" svg:height="3.956343in" draw:z-index="0">
<draw:image xlink:href="../Images/yкринформ/2023-05-03T20-43-34-03-00/630_360_1683122925-877.jpeg" xlink:type="simple" xlink:show="embed" xlink:actuate="onLoad" draw:mime-type="image/jpeg"/>
</draw:frame>
 Україназдолала чимало викликів у питаннях надання партнерами зброї, і сьогодніголовне питання, яке обговорюється, - це її кількість.</text:p>
      <text:p text:style-name="P4">
Про це Президент Володимир Зеленський заявив на спільній пресконференціїучасників Саміту країн Північної Європи та України у Гельсінкі, відповідаючина запитання щодо надання літаків F-16, повідомляє кореспондент Укрінформу.</text:p>
      <text:p text:style-name="P4">
"У нас дійсно були різні виклики з різною зброєю. Тому що це не залежить відоднієї держави. Адже йде повномасштабна війна, тут потрібне погодженнябагатьох країн-союзників щодо відповідної кількості зброї. Бо сьогодні йдепитання уже саме про кількість", - сказав Президент.</text:p>
      <text:p text:style-name="P4">
За його словами, у питанні виділення Україні зброї дуже важлива коаліціядержав, і чимало завдань уже виконано.</text:p>
      <text:p text:style-name="P4">
"Ми вже зробили це з танками, з броньованими машинами. Тепер це авіація. Миговоримо з партнерами постійно про це і бачимо розуміння", - сказавЗеленський.</text:p>
      <text:p text:style-name="P4">
Як повідомлялося, раніше Зеленський під час спільної пресконференції ізПрезидентом Фінляндії Саулі Нійністе у Гельсінкі заявив, що незабаром Українапланує здійснити наступальні дії на полі бою й після цього може отриматисучасні винищувачі.</text:p>
      <text:p text:style-name="P4">
Міністр закордонних справ Дмитро Кулеба зазначав, що рішення про передачуУкраїні літаків F-16 є питанням часу і буде прив’язано до результатівконтрнаступу.</text:p>
      <text:p text:style-name="P4">
<text:span text:style-name="T5">
Фото: ОП</text:span>
</text:p>
      <text:p text:style-name="P4">
Source: <text:a xlink:type="simple" xlink:href="https://www.ukrinform.ua/rubric-ato/3704371-golovnou-temou-na-peregovorah-iz-partnerami-e-kilkist-zbroi-zelenskij.html" text:style-name="Internet_20_link" text:visited-style-name="Visited_20_Internet_20_Link">
https://www.ukrinform.ua/rubric-ato/3704371-golovnou-temou-na-peregovorah-iz-partnerami-e-kilkist-zbroi-zelenskij.html</text:a>
</text:p>
      <!--NEWS-->
      <text:h text:style-name="P10" text:outline-level="1">
<text:span text:style-name="T4">
Збитки від незаконних дій із платіжними картками торік зросли на 46% - Нацбанк</text:span>
</text:h>
      <text:p text:style-name="P4">
Authors: Ukrinform (Person)</text:p>
      <text:p text:style-name="P4">
Publisher: Укринформ (Organization)</text:p>
      <text:p text:style-name="P4">
Published Time: 2023-05-03T20:47:15+03:00</text:p>
      <text:p text:style-name="P4">
Modified Time: 2023-05-03T20:47:15+03:00</text:p>
      <text:p text:style-name="P4">
Description: У 2022 році сума збитків учасників ринку від незаконних дій з платіжними картками порівняно з 2021 роком зросла на 46% і становила 481 млн грн. — Укрінформ.</text:p>
      <text:p text:style-name="P4">
Images: ["<text:a xlink:type="simple" xlink:href="https://static.ukrinform.com/photos/2017_04/thumb_files/630_360_1491080489-9230.jpg" text:style-name="Internet_20_link" text:visited-style-name="Visited_20_Internet_20_Link">
630_360_14910...</text:a>
"]</text:p>
      <text:p text:style-name="P4">
Tags: ['Нацбанк', 'Шахрайство', 'Карта']</text:p>
      <text:p text:style-name="P4">
Type: Article</text:p>
      <!--METADATA-->
      <text:p text:style-name="P4">
<draw:frame draw:style-name="fr1" draw:name="Image212" text:anchor-type="as-char" svg:width="6.9236in" svg:height="3.956343in" draw:z-index="0">
<draw:image xlink:href="../Images/yкринформ/2023-05-03T20-47-15-03-00/630_360_1491080489-9230.jpg" xlink:type="simple" xlink:show="embed" xlink:actuate="onLoad" draw:mime-type="image/jpeg"/>
</draw:frame>
 У 2022році сума збитків учасників ринку від незаконних дій з платіжними карткамипорівняно з 2021 роком зросла на 46% і становила 481 млн грн.</text:p>
      <text:p text:style-name="P4">
Про це під час круглого столу з нагоди старту інформаційної кампанії зплатіжної безпеки «ШахрайГудбай» розповів директор департаменту платіжнихсистем та інноваційного розвитку НБУ Андрій Поддєрьогін, передає Укрінформ.</text:p>
      <text:p text:style-name="P4">
«На жаль, платіжне шахрайство не зникло під час повномасштабної війни.Навпаки, у 2022 році ми спостерігали збільшення проявів кібершахрайства такіберзлочинності у всіх сферах нашого життя, в тому числі і в платіжному. Сумазбитків банків, торговців, клієнтів від незаконних дій з платіжними карткамиза минулий рік становила 481 млн грн. І це на 46% більше, ніж у довоєнному2021 році», – сказав представник <text:a xlink:type="simple" xlink:href="https://www.ukrinform.ua/tag-nacbank" text:style-name="Internet_20_link" text:visited-style-name="Visited_20_Internet_20_Link">
 </text:a>
 .</text:p>
      <text:p text:style-name="P4">
За його словами, у 2022 році середня сума однієї незаконної операції становилаблизько 2 200 грн на один випадок, що на третину більше, ніж у 2021 році (1600 грн).</text:p>
      <text:p text:style-name="P4">
Водночас рівень збитків від незаконних дій з платіжними картками у загальнійсумі всіх видаткових операцій з платіжними картками залишився відноснонизьким.</text:p>
      <text:p text:style-name="P4">
«Так, на 1 млн грн видаткових операцій з використанням платіжних карток нанезаконні дії чи шахрайські операції припадало 69 грн. У 2021 році цейпоказник дорівнював 65 грн», - повідомив Поддєрьогін.</text:p>
      <text:p text:style-name="P4">
<text:span text:style-name="T4">
Читайте також:</text:span>
 <text:a xlink:type="simple" xlink:href="https://www.ukrinform.ua/rubric-economy/3703189-biznes-pokrasiv-svoi-dilovi-ocikuvanna-u-kvitni-nacbank.html" text:style-name="Internet_20_link" text:visited-style-name="Visited_20_Internet_20_Link">
 <text:span text:style-name="T4">
Нацбанк</text:span>
 </text:a>
</text:p>
      <text:p text:style-name="P4">
Він також зазначив, що за кількістю випадків шахрайства з платіжними картамисеред місць здійснення таких операцій лідирує інтернет. Тут відбулося 86% всіхвипадків незаконних дій. Решта 14% - це оборудки із картками в торговельнихмережах, банкоматах, через пристрої самообслуговування.</text:p>
      <text:p text:style-name="P4">
«Половина суми цих збитків, 53%, відбулася через соціальну інженерію. Тобтолюди стають жертвами шахраїв через те, що розголошують їм дані своєї картки,або одноразові паролі для підтвердження операції, або дані для входу доінтернет-банкінгу. Зауважу, що під час війни технології платіжного шахрайствазалишаються ті ж самі, але з'явилися нові сценарії. Найбільш поширений середнових – це фейкова соціальна допомога від державних чи міжнароднихорганізацій. Із середини 2022 року до сьогодні за ним спостерігаєтьсянайбільша активність», - додав експерт.</text:p>
      <text:p text:style-name="P4">
Як повідомлялося, у 2022 році кількість операцій з використанням платіжнихкарток збільшилася на 1,4% за кількістю та на 40,5% - за сумою.</text:p>
      <text:p text:style-name="P4">
Source: <text:a xlink:type="simple" xlink:href="https://www.ukrinform.ua/rubric-economy/3704372-zbitki-vid-nezakonnih-dij-iz-platiznimi-kartkami-torik-zrosli-na-46-nacbank.html" text:style-name="Internet_20_link" text:visited-style-name="Visited_20_Internet_20_Link">
https://www.ukrinform.ua/rubric-economy/3704372-zbitki-vid-nezakonnih-dij-iz-platiznimi-kartkami-torik-zrosli-na-46-nacbank.html</text:a>
</text:p>
      <!--NEWS-->
      <text:h text:style-name="P10" text:outline-level="1">
<text:span text:style-name="T4">
росія ухвалює дедалі відчайдушніші військові рішення – Британія в ОБСЄ</text:span>
</text:h>
      <text:p text:style-name="P4">
Authors: Ukrinform (Person)</text:p>
      <text:p text:style-name="P4">
Publisher: Укринформ (Organization)</text:p>
      <text:p text:style-name="P4">
Published Time: 2023-05-03T20:48:00+03:00</text:p>
      <text:p text:style-name="P4">
Modified Time: 2023-05-03T20:48:00+03:00</text:p>
      <text:p text:style-name="P4">
Description: Україна переломила хід війни, повернувши частину окупованих територій і визволивши тисячі своїх громадян, натомість росія вдається до дедалі відчайдушніших військових рішень. — Укрінформ.</text:p>
      <text:p text:style-name="P4">
Images: ["<text:a xlink:type="simple" xlink:href="https://static.ukrinform.com/photos/2023_02/thumb_files/630_360_1676811786-290.jpg" text:style-name="Internet_20_link" text:visited-style-name="Visited_20_Internet_20_Link">
630_360_16768...</text:a>
"]</text:p>
      <text:p text:style-name="P4">
Tags: ['Британія', 'ОБСЄ', 'Війна з росією']</text:p>
      <text:p text:style-name="P4">
Type: Article</text:p>
      <!--METADATA-->
      <text:p text:style-name="P4">
<draw:frame draw:style-name="fr1" draw:name="Image213" text:anchor-type="as-char" svg:width="6.9236in" svg:height="3.956343in" draw:z-index="0">
<draw:image xlink:href="../Images/yкринформ/2023-05-03T20-48-00-03-00/630_360_1676811786-290.jpg" xlink:type="simple" xlink:show="embed" xlink:actuate="onLoad" draw:mime-type="image/jpeg"/>
</draw:frame>
 Українапереломила хід війни, повернувши частину окупованих територій і визволившитисячі своїх громадян, натомість росія вдається до дедалі відчайдушнішихвійськових рішень.</text:p>
      <text:p text:style-name="P4">
Про це заявив старший військовий радник делегації Великої Британії в ОБСЄ ЯнСтаббс під час Форуму з безпекового співробітництва, передає кореспондентУкрінформу.</text:p>
      <text:p text:style-name="P4">
Британський представник нагадав про хвилю ракетних ударів, яких росія завдалапо Україні, і наголосив, що "росія продовжує використовувати неефективнийпроцес вибору цілей і надає пріоритет уявленій військовій необхідності, а незапобіганню супутньої шкоди, в тому числі загибелі цивільного населення".</text:p>
      <text:p text:style-name="P4">
"Ще однією демонстрацією того, що росія ухвалює дедалі більш відчайдушнівійськові рішення, є супутникові знімки, на яких видно нещодавно створенібойові позиції на дахах кількох із шести корпусів реакторів Запорізькоїатомної електростанції. Це перша ознака того, що самі реакторні будівліінтегровані в російську тактичну оборону ЗАЕС – крок, який з високоюймовірністю збільшує ймовірність пошкодження систем безпеки ЗАЕС, якщо бойовідії відбуватимуться навколо станції", - заявив Стаббс.</text:p>
      <text:p text:style-name="P4">
<text:span text:style-name="T4">
Читайте також:</text:span>
 <text:a xlink:type="simple" xlink:href="https://www.ukrinform.ua/rubric-ato/3704356-ignat-nazvav-kilkist-vorozih-litakiv-aki-obstriluut-ukrainu-z-teritorii-rf.html" text:style-name="Internet_20_link" text:visited-style-name="Visited_20_Internet_20_Link">
 <text:span text:style-name="T4">
Ігнат</text:span>
 <text:span text:style-name="T4">
назвав</text:span>
 <text:span text:style-name="T4">
кількість</text:span>
 <text:span text:style-name="T4">
ворожих</text:span>
<text:span text:style-name="T4">
літаків</text:span>
 <text:span text:style-name="T4">
які</text:span>
 <text:span text:style-name="T4">
обстрілюють</text:span>
 <text:span text:style-name="T4">
Україну</text:span>
 <text:span text:style-name="T4">
території</text:span>
</text:a>
</text:p>
      <text:p text:style-name="P4">
Також він вказав на те, що хоча росія надає найвищий пріоритет мобілізаціїоборонної промисловості, вона все ще не в змозі задовольнити свої воєнніпотреби. "росія просто не має достатньо боєприпасів для досягнення успіху внаступі, а брак боєприпасів призводить до все більш відкритих внутрішніхрозбіжностей, особливо між міністерством оборони росії і Групою Вагнера", -сказав британський дипломат.</text:p>
      <text:p text:style-name="P4">
Окремо він вказав на спроби військового керівництва рф "драконівськимиініціативами" підтримувати дисципліну в армії. Зокрема, це стосуєтьсяутримання військовослужбовців-порушників дисципліни у "зінданах" – ямах,накритих металевою решіткою.</text:p>
      <text:p text:style-name="P4">
За його словами, війна проти України призвела до непропорційного впливу нагромади в різних регіонах росії. Зокрема, у багатьох східних регіонах рфкількість загиблих на війні відносно до загальної кількості населення "більшніж у 30 разів перевищує аналогічний показник у москві". Натомість столиця іСанкт-Петербург "відносно не постраждали".</text:p>
      <text:p text:style-name="P4">
"Особливо це стосується сімей еліти країни, включно з високопоставленимичиновниками <text:a xlink:type="simple" xlink:href="https://www.ukrinform.ua/tag-putin" text:style-name="Internet_20_link" text:visited-style-name="Visited_20_Internet_20_Link">
 </text:a>
 . Це промовистий факт:тисячі простих росіян відправляють на смерть, у той час як путін відгороджуєеліту і заможні верстви російського суспільства від справжніх жахів і невдачрозв’язаної ним жахливої війни", - зазначив Стаббс.</text:p>
      <text:p text:style-name="P4">
<text:span text:style-name="T4">
Читайте також:</text:span>
 <text:a xlink:type="simple" xlink:href="https://www.ukrinform.ua/rubric-polytics/3700048-rosia-vikoristovue-voenni-zlocini-ak-metod-vedenna-vijni-matvijcuk-v-obse.html" text:style-name="Internet_20_link" text:visited-style-name="Visited_20_Internet_20_Link">
 <text:span text:style-name="T4">
ОБСЄ</text:span>
 </text:a>
</text:p>
      <text:p text:style-name="P4">
Він підкреслив, що від самого початку вторгнення було зрозуміло, що це не булодемонстрацією "великої російської військової потужності": "російськівоєначальники ввели погано підготовлені, погано оснащені і погано керованівійська, які майже одразу потребували поповнення за рахунок найманців ізасуджених. Моральний дух низький, постачання обмежене, а у все більшзневіреного російського керівництва закінчуються ідеї".</text:p>
      <text:p text:style-name="P4">
Старший військовий радник делегації Великої Британії зауважив, що "Українапереломила хід цієї війни, повернувши собі територію і звільнивши тисячіукраїнських громадян".</text:p>
      <text:p text:style-name="P4">
"Україна зробила це завдяки вражаючій хоробрості своїх Збройних сил, стійкостіукраїнського народу і величезній міжнародній підтримці. Разом з нашимисоюзниками і партнерами ми забезпечуємо, щоб Україна перемогла. НаданняУкраїні підтримки, необхідної їй для самозахисту і витіснення росії зсуверенної території України, є найшвидшим і єдиним шляхом до справедливого ітривалого миру", - наголосив Стаббс.</text:p>
      <text:p text:style-name="P4">
Source: <text:a xlink:type="simple" xlink:href="https://www.ukrinform.ua/rubric-ato/3704376-rosia-uhvalue-dedali-vidcajdusnisi-vijskovi-risenna-britania-v-obse.html" text:style-name="Internet_20_link" text:visited-style-name="Visited_20_Internet_20_Link">
https://www.ukrinform.ua/rubric-ato/3704376-rosia-uhvalue-dedali-vidcajdusnisi-vijskovi-risenna-britania-v-obse.html</text:a>
</text:p>
      <!--NEWS-->
      <text:h text:style-name="P10" text:outline-level="1">
<text:span text:style-name="T4">
США оголосили про новий пакет оборонної допомоги Україні</text:span>
</text:h>
      <text:p text:style-name="P4">
Authors: Ukrinform (Person)</text:p>
      <text:p text:style-name="P4">
Publisher: Укринформ (Organization)</text:p>
      <text:p text:style-name="P4">
Published Time: 2023-05-03T20:50:00+03:00</text:p>
      <text:p text:style-name="P4">
Modified Time: 2023-05-03T20:50:00+03:00</text:p>
      <text:p text:style-name="P4">
Description: Сполучені Штати надають новий транш допомоги Україні у сфері безпеки й оборони, який включатиме переважно боєприпаси та інше озброєння, якого потребують ЗСУ. — Укрінформ.</text:p>
      <text:p text:style-name="P4">
Images: ["<text:a xlink:type="simple" xlink:href="https://static.ukrinform.com/photos/2022_09/thumb_files/630_360_1662821775-754.jpg" text:style-name="Internet_20_link" text:visited-style-name="Visited_20_Internet_20_Link">
630_360_16628...</text:a>
"]</text:p>
      <text:p text:style-name="P4">
Tags: ['США', 'Україна', 'Зброя', 'допомога', 'Війна з росією']</text:p>
      <text:p text:style-name="P4">
Type: Article</text:p>
      <!--METADATA-->
      <text:p text:style-name="P4">
<draw:frame draw:style-name="fr1" draw:name="Image214" text:anchor-type="as-char" svg:width="6.9236in" svg:height="3.956343in" draw:z-index="0">
<draw:image xlink:href="../Images/yкринформ/2023-05-03T20-50-00-03-00/630_360_1662821775-754.jpg" xlink:type="simple" xlink:show="embed" xlink:actuate="onLoad" draw:mime-type="image/jpeg"/>
</draw:frame>
 СполученіШтати надають новий транш допомоги Україні у сфері безпеки й оборони, якийвключатиме переважно боєприпаси та інше озброєння, якого потребують ЗСУ.</text:p>
      <text:p text:style-name="P4">
Про це заявила в середу на пресбрифінгу речниця Білого дому Карін Жан-П’єр,повідомляє кореспондент Укрінформу.</text:p>
      <text:p text:style-name="P4">
«Пакет, про який сьогодні заявлять Держдепартамент і Міністерство оборони,передбачає більше боєприпасів для американських систем HIMARS, які Українавикористовує так ефективно», - зауважила речниця адміністрації <text:a xlink:type="simple" xlink:href="https://www.ukrinform.ua/tag-ssa" text:style-name="Internet_20_link" text:visited-style-name="Visited_20_Internet_20_Link">
</text:a>
 .</text:p>
      <text:p text:style-name="P4">
Крім того, за її словами, Україні будуть передані додаткові снаряди длягаубиць, артилерії й мінометів, а також протитанкові засоби.</text:p>
      <text:p text:style-name="P4">
Вона уточнила, що це вже 37-й пакет оборонної допомоги Україні, виділений умежах повноважень президента (presidential drawdown), що передбачає негайніпоставки озброєнь напряму з наявних фондів Міністерства оборони США.</text:p>
      <text:p text:style-name="P4">
<text:span text:style-name="T4">
Читайте також:</text:span>
 <text:a xlink:type="simple" xlink:href="https://www.ukrinform.ua/rubric-ato/3704371-golovnou-temou-na-peregovorah-iz-partnerami-e-kilkist-zbroi-zelenskij.html" text:style-name="Internet_20_link" text:visited-style-name="Visited_20_Internet_20_Link">
 <text:span text:style-name="T4">
Зеленський</text:span>
 </text:a>
</text:p>
      <text:p text:style-name="P4">
«Ми продовжимо працювати з нашими союзниками й партнерами по всьому світу,щоби підтримати Україну в той час, як вона захищає свою демократію», -підкреслила Жан-П’єр.</text:p>
      <text:p text:style-name="P4">
Як повідомляв Укрінформ, у середу держсекретар США Ентоні Блінкен заявив, щоСполучені Штати <text:a xlink:type="simple" xlink:href="https://www.ukrinform.ua/rubric-polytics/3704331-ssa-nalastovani-pidtrimuvati-ukrainu-v-serednij-i-dovgostrokovij-perspektivi-blinken.html" text:style-name="Internet_20_link" text:visited-style-name="Visited_20_Internet_20_Link">
 </text:a>
 , а й надалі, аби забезпечити потужні спроможності для ЗСУ длявідбиття потенційних атак з боку рф, а також міцні демократичні засади Українив майбутньому.</text:p>
      <text:p text:style-name="P4">
Source: <text:a xlink:type="simple" xlink:href="https://www.ukrinform.ua/rubric-ato/3704373-ssa-ogolosili-pro-novij-paket-oboronnoi-dopomogi-ukraini.html" text:style-name="Internet_20_link" text:visited-style-name="Visited_20_Internet_20_Link">
https://www.ukrinform.ua/rubric-ato/3704373-ssa-ogolosili-pro-novij-paket-oboronnoi-dopomogi-ukraini.html</text:a>
</text:p>
      <!--NEWS-->
      <text:h text:style-name="P10" text:outline-level="1">
<text:span text:style-name="T4">
Зеленський про «зернову угоду»: З росією мають говорити президент Туреччини та генсек ООН</text:span>
</text:h>
      <text:p text:style-name="P4">
Authors: Ukrinform (Person)</text:p>
      <text:p text:style-name="P4">
Publisher: Укринформ (Organization)</text:p>
      <text:p text:style-name="P4">
Published Time: 2023-05-03T20:54:51+03:00</text:p>
      <text:p text:style-name="P4">
Modified Time: 2023-05-03T20:54:51+03:00</text:p>
      <text:p text:style-name="P4">
Description: Президент Володимир Зеленський не бачить зацікавленості росії у продовженні "зернової угоди". — Укрінформ.</text:p>
      <text:p text:style-name="P4">
Images: ["<text:a xlink:type="simple" xlink:href="https://static.ukrinform.com/photos/2023_05/thumb_files/630_360_1683122925-491.jpeg" text:style-name="Internet_20_link" text:visited-style-name="Visited_20_Internet_20_Link">
630_360_16831...</text:a>
"]</text:p>
      <text:p text:style-name="P4">
Tags: ['ООН', 'Туреччина', 'Зеленський', 'Війна з росією', 'зерновий коридор']</text:p>
      <text:p text:style-name="P4">
Type: Article</text:p>
      <!--METADATA-->
      <text:p text:style-name="P4">
<draw:frame draw:style-name="fr1" draw:name="Image215" text:anchor-type="as-char" svg:width="6.9236in" svg:height="3.956343in" draw:z-index="0">
<draw:image xlink:href="../Images/yкринформ/2023-05-03T20-54-51-03-00/630_360_1683122925-491.jpeg" xlink:type="simple" xlink:show="embed" xlink:actuate="onLoad" draw:mime-type="image/jpeg"/>
</draw:frame>
 ПрезидентВолодимир Зеленський не бачить зацікавленості росії у продовженні "зерновоїугоди".</text:p>
      <text:p text:style-name="P4">
Про це Президент сказав під час спільної пресконференції учасників Самітукраїн Північної Європи та України у Гельсінкі, відповідаючи на запитання щодоймовірності впливу на "зернову угоду" заяв росії про начебто українську атакуна кремль, повідомляє кореспондент Укрінформу.</text:p>
      <text:p text:style-name="P4">
"Я не бачу зацікавленості росії продовжувати "зернову угоду". Але ми нешукаємо зацікавленості росії, ми шукаємо виконання домовленості з нашимипартнерами. Щодо зернової ініціативи у нас є чіткі домовленості з Генсеком ООНі з президентом Туреччини... Вони, зі свого боку, мають розмовляти зросійською стороною і продовжувати дію цього зернового коридору, який такпотрібен країнам світу", - зазначив Президент.</text:p>
      <text:p text:style-name="P4">
<text:span text:style-name="T4">
Читайте також:</text:span>
 <text:a xlink:type="simple" xlink:href="https://www.ukrinform.ua/rubric-economy/3704211-v-oon-proponuut-tureckomu-banku-buti-poserednikom-zernovoi-ugodi.html" text:style-name="Internet_20_link" text:visited-style-name="Visited_20_Internet_20_Link">
 <text:span text:style-name="T4">
зерно</text:span>
 </text:a>
</text:p>
      <text:p text:style-name="P4">
Україна, за його словами, дотримається домовленостей і планує продовжити цюініціативу.</text:p>
      <text:p text:style-name="P4">
Як повідомляв Укрінформ, <text:a xlink:type="simple" xlink:href="https://www.ukrinform.ua/rubric-economy/3703993-zustric-sodo-prodovzenna-dii-zernovogo-koridoru-vidbudetsa-u-patnicu.html" text:style-name="Internet_20_link" text:visited-style-name="Visited_20_Internet_20_Link">
 </text:a>
 , Туреччини та росії відбудеться в Стамбулі 5 травня.</text:p>
      <text:p text:style-name="P4">
російська федерація 26 квітня вкотре призупинила роботу «зернового коридору».</text:p>
      <text:p text:style-name="P4">
20 березня у мзс рф заявили, що москва погодилася продовжити "зернову" угоду,дія якої завершилася 18 березня, нібито тільки на 60 днів замість 120, як булораніше. Для подальшого продовження «Чорноморської ініціативи» москва вимагаєвиконання своїх умов, зокрема перепідключення «россєльхозбанку» до SWIFT;відновлення поставок сільгосптехніки, запчастин і сервісного обслуговування;скасування обмежень на страхування й перестрахування плюс зняття заборони надоступ до портів; відновлення роботи аміакопроводу «Тольятті-Одеса»;розблокування зарубіжних активів і рахунків російських компаній, пов'язаних ізвиробництвом і транспортуванням продовольства й добрив.</text:p>
      <text:p text:style-name="P4">
<text:span text:style-name="T4">
Читайте також:</text:span>
 <text:a xlink:type="simple" xlink:href="https://www.ukrinform.ua/rubric-economy/3703993-zustric-sodo-prodovzenna-dii-zernovogo-koridoru-vidbudetsa-u-patnicu.html" text:style-name="Internet_20_link" text:visited-style-name="Visited_20_Internet_20_Link">
 <text:span text:style-name="T4">
зерно</text:span>
 </text:a>
</text:p>
      <text:p text:style-name="P4">
При цьому в російському мзс стверджували, що їхня позиція була нібито доведенадо турецької та української сторін, а також представників ООН.</text:p>
      <text:p text:style-name="P4">
Заступник міністра закордонних справ Микола Точицький у коментарі Укрінформу23 березня заявив, що Україна в межах "зернової" угоди має і виконуєзобов'язання перед ООН і Туреччиною, якими продекларувала збереження за собоюправа здійснювати поставку українського зерна ще на 120 днів. Про жоднідодаткові умови, окрім поставок збіжжя морським шляхом, в угоді не йдеться.</text:p>
      <text:p text:style-name="P4">
Фото: ОП</text:p>
      <text:p text:style-name="P4">
Source: <text:a xlink:type="simple" xlink:href="https://www.ukrinform.ua/rubric-economy/3704374-zelenskij-pro-zernovu-ugodu-z-rosieu-maut-govoriti-prezident-tureccini-ta-gensek-oon.html" text:style-name="Internet_20_link" text:visited-style-name="Visited_20_Internet_20_Link">
https://www.ukrinform.ua/rubric-economy/3704374-zelenskij-pro-zernovu-ugodu-z-rosieu-maut-govoriti-prezident-tureccini-ta-gensek-oon.html</text:a>
</text:p>
      <!--NEWS-->
      <text:h text:style-name="P10" text:outline-level="1">
<text:span text:style-name="T4">
Відновлення українського агросектору: Мінагрополітики сподівається на співпрацю зі штатом Юта</text:span>
</text:h>
      <text:p text:style-name="P4">
Authors: Ukrinform (Person)</text:p>
      <text:p text:style-name="P4">
Publisher: Укринформ (Organization)</text:p>
      <text:p text:style-name="P4">
Published Time: 2023-05-03T21:10:38+03:00</text:p>
      <text:p text:style-name="P4">
Modified Time: 2023-05-03T21:10:38+03:00</text:p>
      <text:p text:style-name="P4">
Description: Міністерство аграрної політики та продовольства України співпрацюватиме зі штатом Юта (США) задля відновлення аграрної галузі України. — Укрінформ.</text:p>
      <text:p text:style-name="P4">
Images: ["<text:a xlink:type="simple" xlink:href="https://static.ukrinform.com/photos/2023_05/thumb_files/630_360_1683137305-973.jpeg" text:style-name="Internet_20_link" text:visited-style-name="Visited_20_Internet_20_Link">
630_360_16831...</text:a>
", "<text:a xlink:type="simple" xlink:href="https://static.ukrinform.com/photos/2023_05/1683137305-242.jpeg" text:style-name="Internet_20_link" text:visited-style-name="Visited_20_Internet_20_Link">
1683137305-24...</text:a>
", "<text:a xlink:type="simple" xlink:href="https://static.ukrinform.com/photos/2023_05/1683137306-643.jpeg" text:style-name="Internet_20_link" text:visited-style-name="Visited_20_Internet_20_Link">
1683137306-64...</text:a>
"]</text:p>
      <text:p text:style-name="P4">
Tags: ['Мінагро', 'США', 'Аграрії', 'Відбудова']</text:p>
      <text:p text:style-name="P4">
Type: Article</text:p>
      <!--METADATA-->
      <text:p text:style-name="P4">
<draw:frame draw:style-name="fr1" draw:name="Image216" text:anchor-type="as-char" svg:width="6.9236in" svg:height="3.956343in" draw:z-index="0">
<draw:image xlink:href="../Images/yкринформ/2023-05-03T21-10-38-03-00/630_360_1683137305-973.jpeg" xlink:type="simple" xlink:show="embed" xlink:actuate="onLoad" draw:mime-type="image/jpeg"/>
</draw:frame>
Міністерство аграрної політики та продовольства України співпрацюватиме зіштатом Юта (США) задля відновлення аграрної галузі України.</text:p>
      <text:p text:style-name="P4">
Про це йшлося під час зустріч заступників міністра аграрної політики тапродовольства України Тараса Висоцького та Маркіяна Дмитрасевича з делегацієюштату Юта, передає Укрінформ із посиланням на <text:a xlink:type="simple" xlink:href="https://minagro.gov.ua/news/u-minagropolitiki-vidbulas-zustrich-z-predstavnikami-senatu-shtatu-yuta" text:style-name="Internet_20_link" text:visited-style-name="Visited_20_Internet_20_Link">
</text:a>
 .</text:p>
      <text:p text:style-name="P4">
Штат Юта представляли президент сенату штату Стюарт Адамс, працівникиаграрного департаменту штату та бізнесмени.</text:p>
      <text:p text:style-name="P4">
Зазначається, що сторони обговорили напрямки співпраці для відновленняаграрної галузі України та залучення новітніх американських технологій,зокрема, для відновлення ґрунтів та збільшення їхньої родючості.</text:p>
      <text:p text:style-name="P4">
Висоцький розповів, що український аграрний сектор готовий до збільшеннявиробництва та експорту продукції за умови подолання наслідків війни тавідновлення галузі, а також має потенціал для розвитку галузі переробки.</text:p>
      <text:p text:style-name="P4">
<draw:frame draw:style-name="fr1" draw:name="Image217" text:anchor-type="as-char" svg:width="6.9236in" svg:height="4.615733in" draw:z-index="0">
<draw:image xlink:href="../Images/yкринформ/2023-05-03T21-10-38-03-00/1683137305-242.jpeg" xlink:type="simple" xlink:show="embed" xlink:actuate="onLoad" draw:mime-type="image/jpeg"/>
</draw:frame>
</text:p>
      <text:p text:style-name="P4">
«Це розвиток біоенергетики. Ми можемо суттєво збільшити виробництво біометану.Ми маємо значний потенціал для збільшення обсягів виробництва м’ясної тамолочної продукції, розвитку садівництва, включаючи переробку ягід», - додавзаступник міністра.</text:p>
      <text:p text:style-name="P4">
<text:span text:style-name="T4">
Читайте також:</text:span>
 <text:a xlink:type="simple" xlink:href="https://www.ukrinform.ua/rubric-economy/3697564-rozminuvanna-pilgovi-krediti-ta-granti-urad-viznaciv-prioriteti-dla-pidtrimki-agrariiv.html" text:style-name="Internet_20_link" text:visited-style-name="Visited_20_Internet_20_Link">
 </text:a>
</text:p>
      <text:p text:style-name="P4">
Дмитрасевич зауважив, що Україна прагне залучити приватні інвестиції в своюекономіку ще до закінчення війни і працює над впровадженням комплексногострахування військових ризиків як для іноземних, так і для вітчизнянихпідприємців.</text:p>
      <text:p text:style-name="P4">
"У цьому питанні ми досягли прогресу з Багатосторонньою агенцією гарантійінвестицій MIGA, яка входить до Групи Світового банку", - наголосив він.</text:p>
      <text:p text:style-name="P4">
<draw:frame draw:style-name="fr1" draw:name="Image218" text:anchor-type="as-char" svg:width="6.9236in" svg:height="4.615733in" draw:z-index="0">
<draw:image xlink:href="../Images/yкринформ/2023-05-03T21-10-38-03-00/1683137306-643.jpeg" xlink:type="simple" xlink:show="embed" xlink:actuate="onLoad" draw:mime-type="image/jpeg"/>
</draw:frame>
</text:p>
      <text:p text:style-name="P4">
Учасники зустрічі домовились продовжити діалог для напрацювання напрямківспівпраці.</text:p>
      <text:p text:style-name="P4">
Як повідомлялося, у червні 2022 року Мінагрополітики та міністерствосільського господарства <text:a xlink:type="simple" xlink:href="https://www.ukrinform.ua/tag-ssa" text:style-name="Internet_20_link" text:visited-style-name="Visited_20_Internet_20_Link">
 </text:a>
 підписалимеморандум про взаєморозуміння щодо співробітництва у сфері сільськогогосподарства.</text:p>
      <text:p text:style-name="P4">
<text:span text:style-name="T5">
Фото: minagro.gov.ua</text:span>
</text:p>
      <text:p text:style-name="P4">
Source: <text:a xlink:type="simple" xlink:href="https://www.ukrinform.ua/rubric-vidbudova/3704380-vidnovlenna-ukrainskogo-agrosektoru-minagropolitiki-spodivaetsa-na-spivpracu-zi-statom-uta.html" text:style-name="Internet_20_link" text:visited-style-name="Visited_20_Internet_20_Link">
https://www.ukrinform.ua/rubric-vidbudova/3704380-vidnovlenna-ukrainskogo-agrosektoru-minagropolitiki-spodivaetsa-na-spivpracu-zi-statom-uta.html</text:a>
</text:p>
      <!--NEWS-->
      <text:h text:style-name="P10" text:outline-level="1">
<text:span text:style-name="T4">
У ЄС спростували російські фейки про масштабну торгівлю зброєю у зв’язку з війною в Україні</text:span>
</text:h>
      <text:p text:style-name="P4">
Authors: Ukrinform (Person)</text:p>
      <text:p text:style-name="P4">
Publisher: Укринформ (Organization)</text:p>
      <text:p text:style-name="P4">
Published Time: 2023-05-03T21:12:00+03:00</text:p>
      <text:p text:style-name="P4">
Modified Time: 2023-05-03T21:12:00+03:00</text:p>
      <text:p text:style-name="P4">
Description: Жодних масштабних випадків незаконного обігу стрілецької зброї у зв'язку з розв’язаною росією війною проти України, не зафіксовано. — Укрінформ.</text:p>
      <text:p text:style-name="P4">
Images: ["<text:a xlink:type="simple" xlink:href="https://static.ukrinform.com/photos/2019_07/thumb_files/630_360_1562308141-486.jpg" text:style-name="Internet_20_link" text:visited-style-name="Visited_20_Internet_20_Link">
630_360_15623...</text:a>
"]</text:p>
      <text:p text:style-name="P4">
Tags: ['Євросоюз', 'Торгівля зброєю', 'Війна з росією']</text:p>
      <text:p text:style-name="P4">
Type: Article</text:p>
      <!--METADATA-->
      <text:p text:style-name="P4">
<draw:frame draw:style-name="fr1" draw:name="Image219" text:anchor-type="as-char" svg:width="6.9236in" svg:height="3.956343in" draw:z-index="0">
<draw:image xlink:href="../Images/yкринформ/2023-05-03T21-12-00-03-00/630_360_1562308141-486.jpg" xlink:type="simple" xlink:show="embed" xlink:actuate="onLoad" draw:mime-type="image/jpeg"/>
</draw:frame>
 Жоднихмасштабних випадків незаконного обігу стрілецької зброї у зв'язку зрозв’язаною росією війною проти України, не зафіксовано.</text:p>
      <text:p text:style-name="P4">
Як передає Укрінформу, про це <text:a xlink:type="simple" xlink:href="https://www.unodc.org/documents/treaties/CTOC/working-group-on-firearms-2023_html/Final_-_EU_Statement_WG_Firearms.pdf" text:style-name="Internet_20_link" text:visited-style-name="Visited_20_Internet_20_Link">
</text:a>
 делегація ЄС приміжнародних організаціях у Відні під час засідання робочої групи зістрілецької зброї Конференції учасників Конвенції ООН проти транснаціональноїорганізованої злочинності.</text:p>
      <text:p text:style-name="P4">
"Агресивна війна росії проти України збільшила загрозу незаконного обігустрілецької зброї в ЄС, а також в інші регіони. Євросоюз урахував досвідЗахідних Балкан і вже співпрацює з Україною, країнами-членами та іншимидержавами, зокрема, в рамках Європейської мультидисциплінарної платформипротидії кримінальним загрозам (EMPACT), щоб протистояти цій загрозі", -зазначається у заяві.</text:p>
      <text:p text:style-name="P4">
Також указано, що, починаючи з 2019 року, Євросоюз підтримує зусилля України уборотьбі з незаконним обігом <text:a xlink:type="simple" xlink:href="https://www.ukrinform.ua/tag-zbroa" text:style-name="Internet_20_link" text:visited-style-name="Visited_20_Internet_20_Link">
 </text:a>
 ,боєприпасів та вибухових речовин. Крім того, докладаються конкретні зусиллядля посилення контролю на зовнішніх кордонах ЄС.</text:p>
      <text:p text:style-name="P4">
<text:span text:style-name="T4">
Читайте також:</text:span>
 <text:a xlink:type="simple" xlink:href="https://www.ukrinform.ua/rubric-ato/3624567-u-evrokomisii-sprostuvali-rosijski-fejki-pro-prodaz-ukrainou-zahidnogo-ozbroenna.html" text:style-name="Internet_20_link" text:visited-style-name="Visited_20_Internet_20_Link">
 </text:a>
</text:p>
      <text:p text:style-name="P4">
"Ми пам'ятаємо про дезінформаційні кампанії, запущені росією щодо цієїзагрози. Дозвольте мені підкреслити, що до цього часу не було виявленоширокомасштабного незаконного обігу стрілецької зброї у зв'язку з війною. Миможемо сказати, що у нас добра і широка співпраця з українським урядом, і мивдячні йому за те, що він визначив цю загрозу як пріоритетну", - заявили уЄвросоюзі.</text:p>
      <text:p text:style-name="P4">
Як повідомляв Укрінформ, росія активно поширює дезінформацію та фейкові новинипро начебто нецільове використання наданої Україні партнерами зброї, щобзірвати її постачання.</text:p>
      <text:p text:style-name="P4">
Source: <text:a xlink:type="simple" xlink:href="https://www.ukrinform.ua/rubric-ato/3704382-u-es-sprostuvali-rosijski-fejki-pro-masstabnu-torgivlu-zbroeu-u-zvazku-z-vijnou-v-ukraini.html" text:style-name="Internet_20_link" text:visited-style-name="Visited_20_Internet_20_Link">
https://www.ukrinform.ua/rubric-ato/3704382-u-es-sprostuvali-rosijski-fejki-pro-masstabnu-torgivlu-zbroeu-u-zvazku-z-vijnou-v-ukraini.html</text:a>
</text:p>
      <!--NEWS-->
      <text:h text:style-name="P10" text:outline-level="1">
<text:span text:style-name="T4">
Мінфін має намір відновити середньострокове бюджетне планування</text:span>
</text:h>
      <text:p text:style-name="P4">
Authors: Ukrinform (Person)</text:p>
      <text:p text:style-name="P4">
Publisher: Укринформ (Organization)</text:p>
      <text:p text:style-name="P4">
Published Time: 2023-05-03T21:17:40+03:00</text:p>
      <text:p text:style-name="P4">
Modified Time: 2023-05-03T21:17:40+03:00</text:p>
      <text:p text:style-name="P4">
Description: Наступного року Міністерство фінансів України має намір повноцінно відновити середньострокове бюджетне планування. — Укрінформ.</text:p>
      <text:p text:style-name="P4">
Images: ["<text:a xlink:type="simple" xlink:href="https://static.ukrinform.com/photos/2023_05/thumb_files/630_360_1683137633-119.jpeg" text:style-name="Internet_20_link" text:visited-style-name="Visited_20_Internet_20_Link">
630_360_16831...</text:a>
"]</text:p>
      <text:p text:style-name="P4">
Tags: ['Бюджет', 'Мінфін']</text:p>
      <text:p text:style-name="P4">
Type: Article</text:p>
      <!--METADATA-->
      <text:p text:style-name="P4">
<draw:frame draw:style-name="fr1" draw:name="Image220" text:anchor-type="as-char" svg:width="6.9236in" svg:height="3.956343in" draw:z-index="0">
<draw:image xlink:href="../Images/yкринформ/2023-05-03T21-17-40-03-00/630_360_1683137633-119.jpeg" xlink:type="simple" xlink:show="embed" xlink:actuate="onLoad" draw:mime-type="image/jpeg"/>
</draw:frame>
Наступного року Міністерство фінансів України має намір повноцінно відновитисередньострокове бюджетне планування.</text:p>
      <text:p text:style-name="P4">
Про це розповів перший заступник міністра фінансів України Денис Улютін підчас зустрічі з очільником відділу Належного врядування та верховенства праваПредставництва Європейського Союзу в Україні Ксав'є Камю, передає Укрінформ ізпосиланням на <text:a xlink:type="simple" xlink:href="https://www.mof.gov.ua/uk/news/denys_uliutin_together_with_eu4pfm_we_are_working_on_the_development_of_modules_of_a_new_it_system_for_budget_planning_and_monitoring-3988" text:style-name="Internet_20_link" text:visited-style-name="Visited_20_Internet_20_Link">
</text:a>
</text:p>
      <text:p text:style-name="P4">
Зазначається, що на зустрічі йшлося про відновлення в Українісередньострокового бюджетного планування, зокрема, внесення змін до Бюджетногокодексу, яке є на порядку денному співпраці з МВФ.</text:p>
      <text:p text:style-name="P4">
Улютін зауважив, що повноцінне відновлення середньострокового бюджетногопланування відбудеться в наступному році, з підготовкою Бюджетної деклараціїна 2025-2027 роки, що розпочнеться вже у лютому.</text:p>
      <text:p text:style-name="P4">
<text:span text:style-name="T4">
Читайте також:</text:span>
 <text:a xlink:type="simple" xlink:href="https://www.ukrinform.ua/rubric-economy/3703766-minfin-deficit-derzbudzetu-za-cotiri-misaci-majze-253-milardi.html" text:style-name="Internet_20_link" text:visited-style-name="Visited_20_Internet_20_Link">
 <text:span text:style-name="T4">
дефіцит</text:span>
 </text:a>
</text:p>
      <text:p text:style-name="P4">
У 2023 році Мінфін планує разом із проєктом державного бюджету на 2024 рікподати також прогноз основних макроекономічних та бюджетних показників на 2025- 2026 роки, включаючи загальні доходи, видатки та дефіцит.</text:p>
      <text:p text:style-name="P4">
Як повідомлялось, вперше трирічну Бюджетну декларацію було схвалено в Українів 2021 році. Запроваджена модель середньострокового бюджетного плануваннябазується на позитивному досвіді європейських країн, зазначав під часпрезентації Бюджетної декларації на 2022-2024 роки у <text:a xlink:type="simple" xlink:href="https://www.ukrinform.ua/tag-verhovna-rada" text:style-name="Internet_20_link" text:visited-style-name="Visited_20_Internet_20_Link">
</text:a>
 міністр фінансів СергійМарченко.</text:p>
      <text:p text:style-name="P4">
<text:span text:style-name="T5">
Фото: Мінфін</text:span>
</text:p>
      <text:p text:style-name="P4">
Source: <text:a xlink:type="simple" xlink:href="https://www.ukrinform.ua/rubric-economy/3704383-minfin-mae-namir-vidnoviti-serednostrokove-budzetne-planuvanna.html" text:style-name="Internet_20_link" text:visited-style-name="Visited_20_Internet_20_Link">
https://www.ukrinform.ua/rubric-economy/3704383-minfin-mae-namir-vidnoviti-serednostrokove-budzetne-planuvanna.html</text:a>
</text:p>
      <!--NEWS-->
      <text:h text:style-name="P10" text:outline-level="1">
<text:span text:style-name="T4">
Швеція підтримуватиме Україну на шляху до членства в ЄС - прем'єр</text:span>
</text:h>
      <text:p text:style-name="P4">
Authors: Ukrinform (Person)</text:p>
      <text:p text:style-name="P4">
Publisher: Укринформ (Organization)</text:p>
      <text:p text:style-name="P4">
Published Time: 2023-05-03T21:23:34+03:00</text:p>
      <text:p text:style-name="P4">
Modified Time: 2023-05-03T21:23:34+03:00</text:p>
      <text:p text:style-name="P4">
Description: Швеція надаватиме допомогу Україні на шляху до членства в ЄС, а також у питанні повернення незаконно депортованих в рф дітей. — Укрінформ.</text:p>
      <text:p text:style-name="P4">
Images: ["<text:a xlink:type="simple" xlink:href="https://static.ukrinform.com/photos/2023_02/thumb_files/630_360_1676473196-914.jpg" text:style-name="Internet_20_link" text:visited-style-name="Visited_20_Internet_20_Link">
630_360_16764...</text:a>
"]</text:p>
      <text:p text:style-name="P4">
Tags: ["Прем'єр", 'Швеція', 'Зеленський']</text:p>
      <text:p text:style-name="P4">
Type: Article</text:p>
      <!--METADATA-->
      <text:p text:style-name="P4">
<draw:frame draw:style-name="fr1" draw:name="Image221" text:anchor-type="as-char" svg:width="6.9236in" svg:height="3.956343in" draw:z-index="0">
<draw:image xlink:href="../Images/yкринформ/2023-05-03T21-23-34-03-00/630_360_1676473196-914.jpg" xlink:type="simple" xlink:show="embed" xlink:actuate="onLoad" draw:mime-type="image/jpeg"/>
</draw:frame>
 Швеціянадаватиме допомогу Україні на шляху до членства в ЄС, а також у питанніповернення незаконно депортованих в рф дітей.</text:p>
      <text:p text:style-name="P4">
Про це заявив Прем’єр-міністр Швеції Ульф Крістерссон на спільнійпресконференції з Президентом України та лідерами країн Північної Європи вГельсінкі 3 травня, передає Укрінформ.</text:p>
      <text:p text:style-name="P4">
«Ми продовжуємо підтримувати процес вступу на основі заслуг та допомагати упроведенні реформ, які відкриють Україні шлях для початку переговорів щодонабуття членства», - сказав глава шведського уряду, назвавши рішення надатиУкраїні статус кандидата на членство в ЄС історичним.</text:p>
      <text:p text:style-name="P4">
<text:span text:style-name="T4">
Читайте також:</text:span>
 <text:a xlink:type="simple" xlink:href="https://www.ukrinform.ua/rubric-polytics/3704354-zelenskij-perekonanij-so-nato-nevdovzi-nalicuvatime-z-33-kraini.html" text:style-name="Internet_20_link" text:visited-style-name="Visited_20_Internet_20_Link">
 </text:a>
</text:p>
      <text:p text:style-name="P4">
Він також заявив, що під час головування в ЄС Швеція проводить роботу іззабезпечення відповідальності рф за скоєні злочини проти України, зокрема зазлочин агресії. Водночас Прем'єр-міністр акцентував на правах українськихдітей, яких росія примусово вивезла на свою територію.</text:p>
      <text:p text:style-name="P4">
«Це повинно мати наслідки. Швеція була першою державою ЄС, яка запропонуваласанкції за це, та продовжить опікуватися цією надзвичайно хвилюючою проблемою.В червні ми проведемо зустріч високого рівня з питань захисту дітей», - сказавКрістерссон.</text:p>
      <text:p text:style-name="P4">
За його словами, зустріч буде сфокусована на наданні правової допомоги Українів питанні захисту дітей на тлі "російської нецивілізованої війни".</text:p>
      <text:p text:style-name="P4">
<text:span text:style-name="T4">
Читайте також:</text:span>
 <text:a xlink:type="simple" xlink:href="https://www.ukrinform.ua/rubric-polytics/3704340-spilna-zaava-samitu-ukraina-pivnicna-evropa.html" text:style-name="Internet_20_link" text:visited-style-name="Visited_20_Internet_20_Link">
 </text:a>
</text:p>
      <text:p text:style-name="P4">
Крістерссон додав, що Швеція вітає важливі кроки Євросоюзу задля забезпеченняУкраїни боєприпасами. Підтримку України на тлі російської агресії він назвав«найважливішим завданням ЄС і екзистенційним питанням», адже Україна боретьсяза свободу всіх європейців.</text:p>
      <text:p text:style-name="P4">
Швеція, за словами глави уряду, вже мобілізувала близько 2 млрд євродвосторонньої допомоги та надає Україні суттєві обсяги наступальних озброєнь,серед яких БМП, танки, сучасні системи ППО, а також навчає українськихвійськових. Країна продовжить надавати допомогу Україні стільки, скільки будепотрібно, запевнив він.</text:p>
      <text:p text:style-name="P4">
Як повідомлялось, Президент Зеленський у середу прибув до Фінляндії, де взявучасть у саміті Україна – Північна Європа.</text:p>
      <text:p text:style-name="P4">
Фото: ОП</text:p>
      <text:p text:style-name="P4">
Source: <text:a xlink:type="simple" xlink:href="https://www.ukrinform.ua/rubric-polytics/3704386-svecia-pidtrimuvatime-ukrainu-na-slahu-do-clenstva-v-es-premer.html" text:style-name="Internet_20_link" text:visited-style-name="Visited_20_Internet_20_Link">
https://www.ukrinform.ua/rubric-polytics/3704386-svecia-pidtrimuvatime-ukrainu-na-slahu-do-clenstva-v-es-premer.html</text:a>
</text:p>
      <!--NEWS-->
      <text:h text:style-name="P10" text:outline-level="1">
<text:span text:style-name="T4">
Фонд держмайна знову виставить на торги Електронмаш</text:span>
</text:h>
      <text:p text:style-name="P4">
Authors: Ukrinform (Person)</text:p>
      <text:p text:style-name="P4">
Publisher: Укринформ (Organization)</text:p>
      <text:p text:style-name="P4">
Published Time: 2023-05-03T21:26:40+03:00</text:p>
      <text:p text:style-name="P4">
Modified Time: 2023-05-03T21:26:40+03:00</text:p>
      <text:p text:style-name="P4">
Description: Фонд державного майна України продає єдиний майновий комплекс ДП «Електронмаш» у Києві за 61,3 млн грн, торги призначено на 29 травня. — Укрінформ.</text:p>
      <text:p text:style-name="P4">
Images: ["<text:a xlink:type="simple" xlink:href="https://static.ukrinform.com/photos/2023_05/thumb_files/630_360_1683138048-315.jpg" text:style-name="Internet_20_link" text:visited-style-name="Visited_20_Internet_20_Link">
630_360_16831...</text:a>
", "<text:a xlink:type="simple" xlink:href="https://static.ukrinform.com/photos/2023_05/1683138163-147.jpg" text:style-name="Internet_20_link" text:visited-style-name="Visited_20_Internet_20_Link">
1683138163-14...</text:a>
", "<text:a xlink:type="simple" xlink:href="https://static.ukrinform.com/photos/2023_05/1683138164-313.jpg" text:style-name="Internet_20_link" text:visited-style-name="Visited_20_Internet_20_Link">
1683138164-31...</text:a>
", "<text:a xlink:type="simple" xlink:href="https://static.ukrinform.com/photos/2023_05/1683138164-243.jpg" text:style-name="Internet_20_link" text:visited-style-name="Visited_20_Internet_20_Link">
1683138164-24...</text:a>
"]</text:p>
      <text:p text:style-name="P4">
Tags: ['Аукціон', 'ФДМУ', 'Приватизація', 'Київ', 'Електронмаш']</text:p>
      <text:p text:style-name="P4">
Type: Article</text:p>
      <!--METADATA-->
      <text:p text:style-name="P4">
<draw:frame draw:style-name="fr1" draw:name="Image222" text:anchor-type="as-char" svg:width="6.9236in" svg:height="3.956343in" draw:z-index="0">
<draw:image xlink:href="../Images/yкринформ/2023-05-03T21-26-40-03-00/630_360_1683138048-315.jpg" xlink:type="simple" xlink:show="embed" xlink:actuate="onLoad" draw:mime-type="image/jpeg"/>
</draw:frame>
 Фонддержавного майна України продає єдиний майновий комплекс ДП «Електронмаш» уКиєві за 61,3 млн грн, торги призначено на 29 травня.</text:p>
      <text:p text:style-name="P4">
Про це повідомляє пресслужба <text:a xlink:type="simple" xlink:href="https://www.spfu.gov.ua/ua/news/9666.html" text:style-name="Internet_20_link" text:visited-style-name="Visited_20_Internet_20_Link">
 </text:a>
 ,передає Укрінформ.</text:p>
      <text:p text:style-name="P4">
«29 травня 2023 року Фонд держмайна проведе в державній електронній торговійсистемі Prozorrо.Продажі онлайн-аукціон з приватизації єдиного майновогокомплексу держпідприємства «Електронмаш» (м. Київ)», - ідеться в повідомленні.</text:p>
      <text:p text:style-name="P4">
<draw:frame draw:style-name="fr1" draw:name="Image223" text:anchor-type="as-char" svg:width="6.9236in" svg:height="4.961913in" draw:z-index="0">
<draw:image xlink:href="../Images/yкринформ/2023-05-03T21-26-40-03-00/1683138163-147.jpg" xlink:type="simple" xlink:show="embed" xlink:actuate="onLoad" draw:mime-type="image/jpeg"/>
</draw:frame>
</text:p>
      <text:p text:style-name="P4">
Стартова ціна об’єкта — 61,3 млн грн (без ПДВ).</text:p>
      <text:p text:style-name="P4">
У Фонді нагадують, що підприємство має прострочену кредиторську заборгованістьу сумі майже 21,4 млн грн.</text:p>
      <text:p text:style-name="P4">
<draw:frame draw:style-name="fr1" draw:name="Image224" text:anchor-type="as-char" svg:width="6.9236in" svg:height="5.179879in" draw:z-index="0">
<draw:image xlink:href="../Images/yкринформ/2023-05-03T21-26-40-03-00/1683138164-313.jpg" xlink:type="simple" xlink:show="embed" xlink:actuate="onLoad" draw:mime-type="image/jpeg"/>
</draw:frame>
</text:p>
      <text:p text:style-name="P4">
Останніми роками Електронмаш показував істотні збитки: в 2022 році — 8,2 млнгрн, у 2021 році — 24,0 млн грн і в 2020-му — 10,9 млн грн.</text:p>
      <text:p text:style-name="P4">
На території <text:a xlink:type="simple" xlink:href="https://www.ukrinform.ua/tag-zavod" text:style-name="Internet_20_link" text:visited-style-name="Visited_20_Internet_20_Link">
 </text:a>
 розташовані 36 об'єктівнерухомості, серед них цехи та адмінбудівлі. На балансі Електронмашуперебувають 31 транспортний засіб та база відпочинку у селі СоколівкаЧернігівської області.</text:p>
      <text:p text:style-name="P4">
<draw:frame draw:style-name="fr1" draw:name="Image225" text:anchor-type="as-char" svg:width="6.9236in" svg:height="4.955503in" draw:z-index="0">
<draw:image xlink:href="../Images/yкринформ/2023-05-03T21-26-40-03-00/1683138164-243.jpg" xlink:type="simple" xlink:show="embed" xlink:actuate="onLoad" draw:mime-type="image/jpeg"/>
</draw:frame>
</text:p>
      <text:p text:style-name="P4">
Детальніше про єдиний майновий комплекс державного підприємства «Електронмаш»можна ознайомитися за <text:a xlink:type="simple" xlink:href="https://privatization.gov.ua/product/yedynyj-majnovyj-kompleks-derzhavnogo-pidpryyemstva-elektronmash-2/" text:style-name="Internet_20_link" text:visited-style-name="Visited_20_Internet_20_Link">
 </text:a>
 .</text:p>
      <text:p text:style-name="P4">
Як повідомлялося, ФДМУ 12 листопада 2021 року продав єдиний майновий комплексдержавного підприємства «Електронмаш» за 970 млн грн за початкової ціни в 66,7млн грн. Через відмову покупця піписувати договір аукціон був визнаний таким,що не відбувся.</text:p>
      <text:p text:style-name="P4">
<text:span text:style-name="T4">
Читайте також:</text:span>
 <text:a xlink:type="simple" xlink:href="https://www.ukrinform.ua/rubric-economy/3695918-fdmu-povtorno-vistavit-na-privatizaciu-bilgoroddnistrovskij-port.html" text:style-name="Internet_20_link" text:visited-style-name="Visited_20_Internet_20_Link">
 <text:span text:style-name="T4">
ФДМУ</text:span>
 </text:a>
</text:p>
      <text:p text:style-name="P4">
На повторних торгах 27 січня 2022 року ДП «Електронмаш» було продане за 430млн грн (стартова ціна – 65,6 млн грн). Цей аукціон також був визнаний таким,що не відбувся.</text:p>
      <text:p text:style-name="P4">
<text:span text:style-name="T5">
Фото: privatization.gov.ua</text:span>
</text:p>
      <text:p text:style-name="P4">
Source: <text:a xlink:type="simple" xlink:href="https://www.ukrinform.ua/rubric-economy/3704388-fond-derzmajna-znovu-vistavit-na-torgi-elektronmas.html" text:style-name="Internet_20_link" text:visited-style-name="Visited_20_Internet_20_Link">
https://www.ukrinform.ua/rubric-economy/3704388-fond-derzmajna-znovu-vistavit-na-torgi-elektronmas.html</text:a>
</text:p>
      <!--NEWS-->
      <text:h text:style-name="P10" text:outline-level="1">
<text:span text:style-name="T4">
росіяни за день убили двох жителів Донеччини, дев'ятеро людей поранені</text:span>
</text:h>
      <text:p text:style-name="P4">
Authors: Ukrinform (Person)</text:p>
      <text:p text:style-name="P4">
Publisher: Укринформ (Organization)</text:p>
      <text:p text:style-name="P4">
Published Time: 2023-05-03T21:28:00+03:00</text:p>
      <text:p text:style-name="P4">
Modified Time: 2023-05-03T21:28:00+03:00</text:p>
      <text:p text:style-name="P4">
Description: У Донецькій області 3 травня внаслідок російських обстрілів загинули двоє чоловіків, ще дев`ятеро людей дістали поранення. — Укрінформ.</text:p>
      <text:p text:style-name="P4">
Images: ["<text:a xlink:type="simple" xlink:href="https://static.ukrinform.com/photos/2023_05/thumb_files/630_360_1683138356-160.jpg" text:style-name="Internet_20_link" text:visited-style-name="Visited_20_Internet_20_Link">
630_360_16831...</text:a>
"]</text:p>
      <text:p text:style-name="P4">
Tags: ['Донеччина', 'Обстріл', 'Поранені', 'Загибель', 'Війна з росією']</text:p>
      <text:p text:style-name="P4">
Type: Article</text:p>
      <!--METADATA-->
      <text:p text:style-name="P4">
<draw:frame draw:style-name="fr1" draw:name="Image226" text:anchor-type="as-char" svg:width="6.9236in" svg:height="3.956343in" draw:z-index="0">
<draw:image xlink:href="../Images/yкринформ/2023-05-03T21-28-00-03-00/630_360_1683138356-160.jpg" xlink:type="simple" xlink:show="embed" xlink:actuate="onLoad" draw:mime-type="image/jpeg"/>
</draw:frame>
 УДонецькій області 3 травня внаслідок російських обстрілів загинули двоєчоловіків, ще дев`ятеро людей дістали поранення.</text:p>
      <text:p text:style-name="P4">
Як передає Укрінформ, про це Офіс генерального прокурора повідомляє у <text:a xlink:type="simple" xlink:href="https://t.me/pgo_gov_ua/11795" text:style-name="Internet_20_link" text:visited-style-name="Visited_20_Internet_20_Link">
</text:a>
 .</text:p>
      <text:p text:style-name="P4">
За даними слідства, 3 травня російські війська обстріляли міста Авдіївку,Костянтинівку, Торецьк, Часів Яр, село Зарічне Лиманської територіальноїгромади, селище Велика Новосілка та село Новоукраїнка Волноваського району.</text:p>
      <text:p text:style-name="P4">
Обстріл, імовірно вівся зі ствольної артилерії, реактивних систем залповоговогню “Град” та мінометів.</text:p>
      <text:p text:style-name="P4">
“Унаслідок атаки окупантів загинули двоє чоловіків. Ще дев’ять людей зазналипоранень. Серед постраждалих – двоє працівників підприємства та батько ізсином, які сиділи біля свого будинку, коли російський снаряд влучив поряд зними”, - ідеться в повідомленні.</text:p>
      <text:p text:style-name="P4">
<text:span text:style-name="T4">
Читайте також:</text:span>
 <text:a xlink:type="simple" xlink:href="https://www.ukrinform.ua/rubric-regions/3704026-armia-rf-za-dobu-atakuvala-11-regioniv-ukraini-zvedenna-ova.html" text:style-name="Internet_20_link" text:visited-style-name="Visited_20_Internet_20_Link">
 </text:a>
</text:p>
      <text:p text:style-name="P4">
Також російські <text:a xlink:type="simple" xlink:href="https://www.ukrinform.ua/tag-obstril" text:style-name="Internet_20_link" text:visited-style-name="Visited_20_Internet_20_Link">
 </text:a>
 зруйнували будинки,авто та об’єкти цивільної інфраструктури.</text:p>
      <text:p text:style-name="P4">
За процесуального керівництва Донецької обласної прокуратури розпочатодосудові розслідування у кримінальних провадженнях за фактами порушеннязаконів та звичаїв війни (ч. 1, 2 ст. 438 Кримінального кодексу).</text:p>
      <text:p text:style-name="P4">
Як <text:a xlink:type="simple" xlink:href="http://www.ukrinform.ua/rubric-regions/3703932-rosiani-minuloi-dobi-poranili-troh-ziteliv-doneccini.html" text:style-name="Internet_20_link" text:visited-style-name="Visited_20_Internet_20_Link">
 </text:a>
 , російські військові за минулу добу, 2травня, поранили трьох жителів Донецької області.</text:p>
      <text:p text:style-name="P4">
Source: <text:a xlink:type="simple" xlink:href="https://www.ukrinform.ua/rubric-ato/3704391-rosiani-za-den-ubili-dvoh-ziteliv-doneccini-devatero-ludej-poraneni.html" text:style-name="Internet_20_link" text:visited-style-name="Visited_20_Internet_20_Link">
https://www.ukrinform.ua/rubric-ato/3704391-rosiani-za-den-ubili-dvoh-ziteliv-doneccini-devatero-ludej-poraneni.html</text:a>
</text:p>
      <!--NEWS-->
      <text:h text:style-name="P10" text:outline-level="1">
<text:span text:style-name="T4">
На Рівненській АЕС успішно провели дві інспекції МАГАТЕ</text:span>
</text:h>
      <text:p text:style-name="P4">
Authors: Ukrinform (Person)</text:p>
      <text:p text:style-name="P4">
Publisher: Укринформ (Organization)</text:p>
      <text:p text:style-name="P4">
Published Time: 2023-05-03T21:29:14+03:00</text:p>
      <text:p text:style-name="P4">
Modified Time: 2023-05-03T21:29:14+03:00</text:p>
      <text:p text:style-name="P4">
Description: Міжнародне агентство з атомної енергії (МАГАТЕ) провело дві інспекції на Рівненській АЕС. — Укрінформ.</text:p>
      <text:p text:style-name="P4">
Images: ["<text:a xlink:type="simple" xlink:href="https://static.ukrinform.com/photos/2020_04/thumb_files/630_360_1586511085-614.jpg" text:style-name="Internet_20_link" text:visited-style-name="Visited_20_Internet_20_Link">
630_360_15865...</text:a>
"]</text:p>
      <text:p text:style-name="P4">
Tags: ['МАГАТЕ', 'Рівненська АЕС']</text:p>
      <text:p text:style-name="P4">
Type: Article</text:p>
      <!--METADATA-->
      <text:p text:style-name="P4">
<draw:frame draw:style-name="fr1" draw:name="Image227" text:anchor-type="as-char" svg:width="6.9236in" svg:height="3.956343in" draw:z-index="0">
<draw:image xlink:href="../Images/yкринформ/2023-05-03T21-29-14-03-00/630_360_1586511085-614.jpg" xlink:type="simple" xlink:show="embed" xlink:actuate="onLoad" draw:mime-type="image/jpeg"/>
</draw:frame>
 Міжнароднеагентство з атомної енергії (МАГАТЕ) провело дві інспекції на Рівненській АЕС.</text:p>
      <text:p text:style-name="P4">
Як передає Укрінформ, про це повідомляє пресслужба <text:a xlink:type="simple" xlink:href="https://snriu.gov.ua/news/na-vp-rivnenska-aes-uspishno-provedeno-dvi-inspektsii-mahate" text:style-name="Internet_20_link" text:visited-style-name="Visited_20_Internet_20_Link">
</text:a>
 .</text:p>
      <text:p text:style-name="P4">
«На ВП «Рівненська АЕС» були успішно проведені дві інспекції Міжнародногоагентства з атомної енергії в рамках угоди між Україною та МАГАТЕ у зв'язку здоговором про нерозповсюдження ядерної зброї», – йдеться у повідомленні.</text:p>
      <text:p text:style-name="P4">
Перевірки здійснено інспектором Агентства за участі державного інспектораДержатомрегулювання.</text:p>
      <text:p text:style-name="P4">
<text:span text:style-name="T4">
Читайте також:</text:span>
 <text:a xlink:type="simple" xlink:href="https://www.ukrinform.ua/rubric-economy/3703092-na-zaes-projsla-rotacia-misii-magate.html" text:style-name="Internet_20_link" text:visited-style-name="Visited_20_Internet_20_Link">
 <text:span text:style-name="T4">
МАГАТЕ</text:span>
 </text:a>
</text:p>
      <text:p text:style-name="P4">
Зазначається, що мета інспекцій – перевірка відсутності незаявлених ядернихматеріалів та інформації про конструкцію ядерної установки, яка була наданаУкраїною відповідно до угоди. В процесі перевірки зауважень від інспектораМАГАТЕ не було.</text:p>
      <text:p text:style-name="P4">
Як повідомлялося, 18 квітня на ВП «Рівненська АЕС» та ВП «Хмельницька <text:a xlink:type="simple" xlink:href="https://www.ukrinform.ua/tag-aes" text:style-name="Internet_20_link" text:visited-style-name="Visited_20_Internet_20_Link">
</text:a>
 » проведено неоголошені інспекціїМіжнародним агентством з атомної енергії (МАГАТЕ) на відсутність незаявленогоядерного матеріалу.</text:p>
      <text:p text:style-name="P4">
Source: <text:a xlink:type="simple" xlink:href="https://www.ukrinform.ua/rubric-economy/3704390-na-rivnenskij-aes-uspisno-proveli-dvi-inspekcii-magate.html" text:style-name="Internet_20_link" text:visited-style-name="Visited_20_Internet_20_Link">
https://www.ukrinform.ua/rubric-economy/3704390-na-rivnenskij-aes-uspisno-proveli-dvi-inspekcii-magate.html</text:a>
</text:p>
      <!--NEWS-->
      <text:h text:style-name="P10" text:outline-level="1">
<text:span text:style-name="T4">
Резніков подякував Єврокомісії за рішення збільшити постачання боєприпасів</text:span>
</text:h>
      <text:p text:style-name="P4">
Authors: Ukrinform (Person)</text:p>
      <text:p text:style-name="P4">
Publisher: Укринформ (Organization)</text:p>
      <text:p text:style-name="P4">
Published Time: 2023-05-03T21:45:05+03:00</text:p>
      <text:p text:style-name="P4">
Modified Time: 2023-05-03T21:45:05+03:00</text:p>
      <text:p text:style-name="P4">
Description: Міністр оборони України Олексій Резніков подякував Єврокомісії за рішення про збільшення постачання боєприпасів і ракет Україні. — Укрінформ.</text:p>
      <text:p text:style-name="P4">
Images: ["<text:a xlink:type="simple" xlink:href="https://static.ukrinform.com/photos/2023_04/thumb_files/630_360_1682673652-876.jpg" text:style-name="Internet_20_link" text:visited-style-name="Visited_20_Internet_20_Link">
630_360_16826...</text:a>
"]</text:p>
      <text:p text:style-name="P4">
Tags: ['Єврокомісія', 'Боєприпаси', 'Резніков']</text:p>
      <text:p text:style-name="P4">
Type: Article</text:p>
      <!--METADATA-->
      <text:p text:style-name="P4">
<draw:frame draw:style-name="fr1" draw:name="Image228" text:anchor-type="as-char" svg:width="6.9236in" svg:height="3.956343in" draw:z-index="0">
<draw:image xlink:href="../Images/yкринформ/2023-05-03T21-45-05-03-00/630_360_1682673652-876.jpg" xlink:type="simple" xlink:show="embed" xlink:actuate="onLoad" draw:mime-type="image/jpeg"/>
</draw:frame>
 Міністроборони України Олексій Резніков подякував Єврокомісії за рішення прозбільшення постачання боєприпасів і ракет Україні.</text:p>
      <text:p text:style-name="P4">
Як передає Укрінформ, про це він написав у <text:a xlink:type="simple" xlink:href="https://twitter.com/oleksiireznikov/status/1653811748841959449" text:style-name="Internet_20_link" text:visited-style-name="Visited_20_Internet_20_Link">
</text:a>
 .</text:p>
      <text:p text:style-name="P4">
"Ми вітаємо сьогодні пропозицію Єврокомісії збільшити постачання боєприпасів іракет до України. Вдячний Європейському комісару з питань внутрішнього ринкуТьєррі Бретону за виконання третього шляху, який, безумовно, допоможе Українізахистити своїх громадян і стримати агресію росії", - зазначив Резніков.</text:p>
      <text:p text:style-name="P4">
<text:span text:style-name="T4">
Читайте також:</text:span>
 <text:a xlink:type="simple" xlink:href="https://www.ukrinform.ua/rubric-ato/3704284-es-nadast-ukraini-boepripasiv-na-2-milardi-smigal.html" text:style-name="Internet_20_link" text:visited-style-name="Visited_20_Internet_20_Link">
 </text:a>
</text:p>
      <text:p text:style-name="P4">
Як повідомляв Укрінформ, Європейська комісія <text:a xlink:type="simple" xlink:href="https://www.ukrinform.ua/rubric-ato/3704148-evrokomisia-uhvalila-akt-z-pidtrimki-virobnictva-boepripasiv-dla-ukraini.html" text:style-name="Internet_20_link" text:visited-style-name="Visited_20_Internet_20_Link">
</text:a>
 на виконання рішенняЄвропейської ради щодо нарощування спроможностей оборонної промисловості,зокрема для термінового постачання Україні боєприпасів.</text:p>
      <text:p text:style-name="P4">
Ухвалений документ передбачає застосування фінансових інструментів, що дастьзмогу наростити виробничі спроможності європейської оборонної промисловості таполегшить виконання першого та другого пункту плану - відповідно поставокбоєприпасів із наявних запасів та спільного замовлення виробництвабоєприпасів.</text:p>
      <text:p text:style-name="P4">
Раніше країни ЄС погодили політичне рішення надати Україні мільйон снарядівпротягом року для підтримки її здатності до самооборони.</text:p>
      <text:p text:style-name="P4">
Source: <text:a xlink:type="simple" xlink:href="https://www.ukrinform.ua/rubric-ato/3704395-reznikov-podakuvav-evrokomisii-za-risenna-zbilsiti-postacanna-boepripasiv.html" text:style-name="Internet_20_link" text:visited-style-name="Visited_20_Internet_20_Link">
https://www.ukrinform.ua/rubric-ato/3704395-reznikov-podakuvav-evrokomisii-za-risenna-zbilsiti-postacanna-boepripasiv.html</text:a>
</text:p>
      <!--NEWS-->
      <text:h text:style-name="P10" text:outline-level="1">
<text:span text:style-name="T4">
Подоляк порівняв медведєва з «порожньою бочкою» з фінської приказки</text:span>
</text:h>
      <text:p text:style-name="P4">
Authors: Ukrinform (Person)</text:p>
      <text:p text:style-name="P4">
Publisher: Укринформ (Organization)</text:p>
      <text:p text:style-name="P4">
Published Time: 2023-05-03T21:49:00+03:00</text:p>
      <text:p text:style-name="P4">
Modified Time: 2023-05-03T21:49:00+03:00</text:p>
      <text:p text:style-name="P4">
Description: Радник керівника ОП Михайло Подоляк назвав порожніми погрози заступника голови ради безпеки рф дмитра медведєва на адресу керівництва України, якими той вибухнув після атаки безпілотників на кремль. — Укрінформ.</text:p>
      <text:p text:style-name="P4">
Images: ["<text:a xlink:type="simple" xlink:href="https://static.ukrinform.com/photos/2022_11/thumb_files/630_360_1669378255-230.jpg" text:style-name="Internet_20_link" text:visited-style-name="Visited_20_Internet_20_Link">
630_360_16693...</text:a>
"]</text:p>
      <text:p text:style-name="P4">
Tags: ['Безпілотник', 'Кремль', 'Медведєв', 'Подоляк', 'Війна з росією']</text:p>
      <text:p text:style-name="P4">
Type: Article</text:p>
      <!--METADATA-->
      <text:p text:style-name="P4">
<draw:frame draw:style-name="fr1" draw:name="Image229" text:anchor-type="as-char" svg:width="6.9236in" svg:height="3.956343in" draw:z-index="0">
<draw:image xlink:href="../Images/yкринформ/2023-05-03T21-49-00-03-00/630_360_1669378255-230.jpg" xlink:type="simple" xlink:show="embed" xlink:actuate="onLoad" draw:mime-type="image/jpeg"/>
</draw:frame>
 Радниккерівника ОП Михайло Подоляк назвав порожніми погрози заступника голови радибезпеки рф дмитра медведєва на адресу керівництва України, якими той вибухнувпісля атаки безпілотників на кремль.</text:p>
      <text:p text:style-name="P4">
Про це Подоляк написав у <text:a xlink:type="simple" xlink:href="http://twitter.com/Podolyak_M/status/1653803980202422284" text:style-name="Internet_20_link" text:visited-style-name="Visited_20_Internet_20_Link">
</text:a>
 , передаєУкрінформ.</text:p>
      <text:p text:style-name="P4">
«На будь-яку загрозливу заяву типового російського суб’єкта «медведєва»(заступник радбезу рф), особливо про «фізичне знищення», є блискуча фінськаремарка: Tyhjät tynnyrit kolisevat eniten (у перекладі – «Порожня бочка дужчегримить», «У порожній бочці і дзвону багато»)», - зазначив радник глави ОП.</text:p>
      <text:p text:style-name="Quotations">

<text:p text:style-name="P4">
На будь-яку загрозливу заяву типового російського суб’єкта «Медведєва»&gt;
 (заступник Радбезу Рф), особливо про «фізичне знищення», є блискуча фінська&gt;
 ремарка: Tyhjät tynnyrit kolisevat eniten (у перекладі – «Порожня бочка&gt;
 дужче гримить», «У порожній бочці і дзвону багато»)...&gt;
&gt;
 — Михайло Подоляк (@Podolyak_M) <text:a xlink:type="simple" xlink:href="https://twitter.com/Podolyak_M/status/1653803980202422284" text:style-name="Internet_20_link" text:visited-style-name="Visited_20_Internet_20_Link">
&gt;
 </text:a>
</text:p>

</text:p>
      <text:p text:style-name="P4">
Як повідомлялося, пресслужба президента росії заявила про відбиття спробиудару безпілотниками по кремлю.</text:p>
      <text:p text:style-name="P4">
Заявлено, що кремль розцінює це як «сплановану терористичну акцію та замах напрезидента рф напередодні Дня перемоги» з боку України.</text:p>
      <text:p text:style-name="P4">
<text:span text:style-name="T4">
Читайте також:</text:span>
 <text:a xlink:type="simple" xlink:href="https://www.ukrinform.ua/rubric-ato/3704326-ignat-prokomentuvav-ataku-droniv-na-kreml-mabut-nlo.html" text:style-name="Internet_20_link" text:visited-style-name="Visited_20_Internet_20_Link">
 </text:a>
</text:p>
      <text:p text:style-name="P4">
Водночас <text:a xlink:type="simple" xlink:href="https://www.ukrinform.ua/tag-medvedev" text:style-name="Internet_20_link" text:visited-style-name="Visited_20_Internet_20_Link">
 </text:a>
 закликав фізично усунутиВолодимира Зеленського.</text:p>
      <text:p text:style-name="P4">
Президент України заявив, що наша країна не атакувала кремлівську резиденцію ісамого путіна, а залишає це для міжнародного трибуналу.</text:p>
      <text:p text:style-name="P4">
Source: <text:a xlink:type="simple" xlink:href="https://www.ukrinform.ua/rubric-polytics/3704398-podolak-porivnav-medvedeva-z-poroznou-bockou-z-finskoi-prikazki.html" text:style-name="Internet_20_link" text:visited-style-name="Visited_20_Internet_20_Link">
https://www.ukrinform.ua/rubric-polytics/3704398-podolak-porivnav-medvedeva-z-poroznou-bockou-z-finskoi-prikazki.html</text:a>
</text:p>
      <!--NEWS-->
      <text:h text:style-name="P10" text:outline-level="1">
<text:span text:style-name="T4">
росіяни розмістили в 4-му блоці ЗАЕС військову техніку та вибухівку</text:span>
</text:h>
      <text:p text:style-name="P4">
Authors: Ukrinform (Person)</text:p>
      <text:p text:style-name="P4">
Publisher: Укринформ (Organization)</text:p>
      <text:p text:style-name="P4">
Published Time: 2023-05-03T21:50:00+03:00</text:p>
      <text:p text:style-name="P4">
Modified Time: 2023-05-03T21:50:00+03:00</text:p>
      <text:p text:style-name="P4">
Description: російські загарбники розмістили в приміщенні турбінного відділення 4-го енергоблоку Запорізької атомної електростанції військову техніку та вибухівку. — Укрінформ.</text:p>
      <text:p text:style-name="P4">
Images: ["<text:a xlink:type="simple" xlink:href="https://static.ukrinform.com/photos/2023_03/thumb_files/630_360_1678357178-672.jpg" text:style-name="Internet_20_link" text:visited-style-name="Visited_20_Internet_20_Link">
630_360_16783...</text:a>
"]</text:p>
      <text:p text:style-name="P4">
Tags: ['Вибухівка', 'Зброя', 'Запорізька АЕС', 'Ядерна безпека', 'Війна з росією']</text:p>
      <text:p text:style-name="P4">
Type: Article</text:p>
      <!--METADATA-->
      <text:p text:style-name="P4">
<draw:frame draw:style-name="fr1" draw:name="Image230" text:anchor-type="as-char" svg:width="6.9236in" svg:height="3.956343in" draw:z-index="0">
<draw:image xlink:href="../Images/yкринформ/2023-05-03T21-50-00-03-00/630_360_1678357178-672.jpg" xlink:type="simple" xlink:show="embed" xlink:actuate="onLoad" draw:mime-type="image/jpeg"/>
</draw:frame>
 російськізагарбники розмістили в приміщенні турбінного відділення 4-го енергоблокуЗапорізької атомної електростанції військову техніку та вибухівку.</text:p>
      <text:p text:style-name="P4">
Як передає Укрінформ, про це <text:a xlink:type="simple" xlink:href="https://www.facebook.com/permalink.php" text:style-name="Internet_20_link" text:visited-style-name="Visited_20_Internet_20_Link">
</text:a>
Державна інспекція ядерного регулювання України.</text:p>
      <text:p text:style-name="P4">
“Представники МАГАТЕ повідомили про факт розміщення російськими окупантамивійськової техніки, зброї та вибухівки у приміщенні турбінного відділенняенергоблоку №4 ВП “Запорізька АЕС”. Про це стало відомо під час щотижневоїнаради з питань комунікації між кризовим центром (IEC) МАГАТЕ таДержатомрегулювання щодо діяльності місії МАГАТЕ на майданчику ЗапорізькоїАЕС, яка відбулась 2 травня 2023 року,” - ідеться в повідомленні.</text:p>
      <text:p text:style-name="P4">
у Держінспекції ядерного регулювання нагадали, що наприкінці липня минулогороку російські військові розмістили в машинній залі 1-го енергоблока ЗАЕСважку військову техніку з боєкомплектом, а також зброю та вибухівку.</text:p>
      <text:p text:style-name="P4">
На початку серпня було отримано інформацію щодо розміщення воєнної техніки і вмашинному залі 2-го енергоблока ЗАЕС.</text:p>
      <text:p text:style-name="P4">
<text:span text:style-name="T4">
Читайте також:</text:span>
 <text:a xlink:type="simple" xlink:href="https://www.ukrinform.ua/rubric-polytics/3701234-tilki-povnij-kontrol-ukraini-nad-zaes-garantue-bezpeku-evropi-zelenskij.html" text:style-name="Internet_20_link" text:visited-style-name="Visited_20_Internet_20_Link">
 <text:span text:style-name="T4">
ЗАЕС</text:span>
 </text:a>
</text:p>
      <text:p text:style-name="P4">
Також до Держатомрегулювання неофіційними каналами надходить інформаціястосовно зберігання техніки, зброї та вибухівки в інших виробничих приміщенняхвідокремленому підрозділі “Запорізька АЕС”, в тому числі у ремонтно-механічнихмайстернях та на дахах енергоблоків.</text:p>
      <text:p text:style-name="P4">
В Держінспекції ядерного регулювання підкреслюють, що нові злочинні діїросійських загарбників – черговий крок, який завдає значної шкоди ядерній тарадіаційній безпеці ядерних установок на промисловому майданчику ЗапорізькоїАЕС. Неадекватні рішення та дії російських військових наражають на небезпекуяк персонал <text:a xlink:type="simple" xlink:href="https://www.ukrinform.ua/tag-aes" text:style-name="Internet_20_link" text:visited-style-name="Visited_20_Internet_20_Link">
 </text:a>
 , так і жителів прилеглихнаселених пунктів.</text:p>
      <text:p text:style-name="P4">
“Вкотре наголошуємо, що у разі виникнення аварійної ситуації на ЗАЕС ізпотенційно можливим виходом радіоактивних речовин у навколишнє середовище,наслідки відчує не лише Україна – вони матимуть транскордонний характер”, -ідеться в повідомленні. Зазначається, що ядерний тероризм, до якого вдаєтьсяросійська федерація, є неприпустимим явищем у цивілізованому світі.</text:p>
      <text:p text:style-name="P4">
<text:span text:style-name="T4">
Читайте також:</text:span>
 <text:a xlink:type="simple" xlink:href="https://www.ukrinform.ua/rubric-ato/3701367-rosiani-buduut-na-reaktornih-blokah-zaes-oboronni-sporudi-britanska-rozvidka.html" text:style-name="Internet_20_link" text:visited-style-name="Visited_20_Internet_20_Link">
 <text:span text:style-name="T4">
ЗАЕС</text:span>
 </text:a>
</text:p>
      <text:p text:style-name="P4">
Держінспекція ядерного регулювання закликає міжнародну спільноту доконсолідованої та рішучої відповіді на дії країни-агресора, застосуванняжорстких санкцій до підприємств атомної галузі російської федерації таафілійованих із ними осіб. Також у відомстві наголошують, що рф має бутипозбавлена усіх прав та привілеїв у МАГАТЕ та інших міжнародних інституціях усфері використання ядерної енергії.</text:p>
      <text:p text:style-name="P4">
Як повідомляв Укрінформ, 27 квітня на Запорізькій АЕС відбулася черговаротація персоналу постійної моніторингової місії Міжнародного агентства затомної енергії (МАГАТЕ).</text:p>
      <text:p text:style-name="P4">
Експерти МАГАТЕ на українських АЕС здійснюють моніторинг ситуації тадокументують впливи війни на стан ядерної та радіаційної безпеки, надаютьтехнічні консультації українським фахівцям, вивчають пріоритетні потреби наядерних об’єктах для подальшого надання технічної допомоги.</text:p>
      <text:p text:style-name="P4">
Source: <text:a xlink:type="simple" xlink:href="https://www.ukrinform.ua/rubric-ato/3704399-rosiani-rozmistili-v-4mu-bloci-zaes-vijskovu-tehniku-ta-vibuhivku.html" text:style-name="Internet_20_link" text:visited-style-name="Visited_20_Internet_20_Link">
https://www.ukrinform.ua/rubric-ato/3704399-rosiani-rozmistili-v-4mu-bloci-zaes-vijskovu-tehniku-ta-vibuhivku.html</text:a>
</text:p>
      <!--NEWS-->
      <text:h text:style-name="P10" text:outline-level="1">
<text:span text:style-name="T4">
«Ювентус» обіграв «Лечче» і вийшов на друге місце у Серії А</text:span>
</text:h>
      <text:p text:style-name="P4">
Authors: Ukrinform (Person)</text:p>
      <text:p text:style-name="P4">
Publisher: Укринформ (Organization)</text:p>
      <text:p text:style-name="P4">
Published Time: 2023-05-03T21:53:02+03:00</text:p>
      <text:p text:style-name="P4">
Modified Time: 2023-05-03T21:53:02+03:00</text:p>
      <text:p text:style-name="P4">
Description: В італійській футбольній Серії А тривають поєдинки 33-го туру. — Укрінформ.</text:p>
      <text:p text:style-name="P4">
Images: ["<text:a xlink:type="simple" xlink:href="https://static.ukrinform.com/photos/2023_05/thumb_files/630_360_1683139921-559.jpg" text:style-name="Internet_20_link" text:visited-style-name="Visited_20_Internet_20_Link">
630_360_16831...</text:a>
"]</text:p>
      <text:p text:style-name="P4">
Tags: ['Футбол', 'Ювентус']</text:p>
      <text:p text:style-name="P4">
Type: Article</text:p>
      <!--METADATA-->
      <text:p text:style-name="P4">
<draw:frame draw:style-name="fr1" draw:name="Image231" text:anchor-type="as-char" svg:width="6.9236in" svg:height="3.956343in" draw:z-index="0">
<draw:image xlink:href="../Images/yкринформ/2023-05-03T21-53-02-03-00/630_360_1683139921-559.jpg" xlink:type="simple" xlink:show="embed" xlink:actuate="onLoad" draw:mime-type="image/jpeg"/>
</draw:frame>
 Віталійській футбольній Серії А тривають поєдинки 33-го туру.</text:p>
      <text:p text:style-name="P4">
Туринський «Ювентус» на домашньому Allianz Stadium з рахунком 2:1 взяв горунад «Лечче» і піднявся на другу позицію у національній першості, передаєУкрінформ.</text:p>
      <text:p text:style-name="P4">
Успіх господарям принесли голи Леандро Паредеса, який відзначився на 15-йхвилині, та Душана Влаховича (40); у складі гостей м'яч забив Ассан Сісей (36,з пенальті).</text:p>
      <text:p text:style-name="P4">
<text:span text:style-name="T4">
Читайте також:</text:span>
 <text:a xlink:type="simple" xlink:href="https://www.ukrinform.ua/rubric-sports/3702606-roma-i-milan-obminalisa-golami-u-poedinku-serii-a.html" text:style-name="Internet_20_link" text:visited-style-name="Visited_20_Internet_20_Link">
 <text:span text:style-name="T4">
Мілан</text:span>
 </text:a>
</text:p>
      <text:p text:style-name="P4">
Турнірне становище лідерів: «Наполі» - 79 очок (після 32-х ігор), «Ювентус» -63 (33), «Лаціо» - 61 (32), «Аталанта» - 58 (33), «Інтер» - 57 (32), «Мілан» -57 (32), «Рома» - 57 (32).</text:p>
      <text:p text:style-name="P4">
Фото: AFP.</text:p>
      <text:p text:style-name="P4">
Source: <text:a xlink:type="simple" xlink:href="https://www.ukrinform.ua/rubric-sports/3704400-uventus-obigrav-lecce-i-vijsov-na-druge-misce-u-serii-a.html" text:style-name="Internet_20_link" text:visited-style-name="Visited_20_Internet_20_Link">
https://www.ukrinform.ua/rubric-sports/3704400-uventus-obigrav-lecce-i-vijsov-na-druge-misce-u-serii-a.html</text:a>
</text:p>
      <!--NEWS-->
      <text:h text:style-name="P10" text:outline-level="1">
<text:span text:style-name="T4">
Зеленський провів переговори з прем'єрами Швеції, Данії, Ісландії та Фінляндії</text:span>
</text:h>
      <text:p text:style-name="P4">
Authors: Ukrinform (Person)</text:p>
      <text:p text:style-name="P4">
Publisher: Укринформ (Organization)</text:p>
      <text:p text:style-name="P4">
Published Time: 2023-05-03T21:56:00+03:00</text:p>
      <text:p text:style-name="P4">
Modified Time: 2023-05-03T21:56:00+03:00</text:p>
      <text:p text:style-name="P4">
Description: Президент України в рамках Саміту країн Північної Європи у Гельсінкі провів двосторонні переговори з керівниками урядів Швеції, Данії, Ісландії та Фінляндії. — Укрінформ.</text:p>
      <text:p text:style-name="P4">
Images: ["<text:a xlink:type="simple" xlink:href="https://static.ukrinform.com/photos/2023_05/thumb_files/630_360_1683140732-392.jpeg" text:style-name="Internet_20_link" text:visited-style-name="Visited_20_Internet_20_Link">
630_360_16831...</text:a>
"]</text:p>
      <text:p text:style-name="P4">
Tags: ['Данія', 'Фінляндія', 'Ісландія', 'Переговори', 'Швеція', 'Зеленський']</text:p>
      <text:p text:style-name="P4">
Type: Article</text:p>
      <!--METADATA-->
      <text:p text:style-name="P4">
<draw:frame draw:style-name="fr1" draw:name="Image232" text:anchor-type="as-char" svg:width="6.9236in" svg:height="3.956343in" draw:z-index="0">
<draw:image xlink:href="../Images/yкринформ/2023-05-03T21-56-00-03-00/630_360_1683140732-392.jpeg" xlink:type="simple" xlink:show="embed" xlink:actuate="onLoad" draw:mime-type="image/jpeg"/>
</draw:frame>
 ПрезидентУкраїни в рамках Саміту країн Північної Європи у Гельсінкі провів двосторонніпереговори з керівниками урядів Швеції, Данії, Ісландії та Фінляндії.</text:p>
      <text:p text:style-name="P4">
Про це Володимир Зеленський повідомив у <text:a xlink:type="simple" xlink:href="http://t.me/V_Zelenskiy_official/6118" text:style-name="Internet_20_link" text:visited-style-name="Visited_20_Internet_20_Link">
</text:a>
 , передає Укрінформ.</text:p>
      <text:p text:style-name="P4">
Президент, зокрема, розповів, що докладно обговорив з прем’єр-міністром ШвеціїУльфом Крістерссоном параметри подальшої оборонної допомоги Україні, а такожпитання започаткування переговорів про вступ України до ЄС.</text:p>
      <text:p text:style-name="P4">
У розмові з прем’єр-міністром Данії Метте Фредеріксен, за словами Зеленського,основну увагу було приділено комплексній підтримці України в боротьбі зросійським агресором.</text:p>
      <text:p text:style-name="P4">
Під час зустрічі з прем’єр-міністром Ісландії Катрін Якобсдоттір Президентподякував за оборонну підтримку України як на двосторонньому рівні, так і вмежах НАТО, а також за вагому підтримку енергетичного сектора України.</text:p>
      <text:p text:style-name="P4">
З прем'єр-міністром <text:a xlink:type="simple" xlink:href="https://www.ukrinform.ua/tag-finlandia" text:style-name="Internet_20_link" text:visited-style-name="Visited_20_Internet_20_Link">
 </text:a>
 Санною Марінукраїнський лідер обговорив поточну ситуацію в нашій державі та виклики,пов’язані з війною.</text:p>
      <text:p text:style-name="P4">
<text:span text:style-name="T4">
Читайте також:</text:span>
 <text:a xlink:type="simple" xlink:href="https://www.ukrinform.ua/rubric-polytics/3704340-spilna-zaava-samitu-ukraina-pivnicna-evropa.html" text:style-name="Internet_20_link" text:visited-style-name="Visited_20_Internet_20_Link">
 </text:a>
</text:p>
      <text:p text:style-name="P4">
"Вдячний за потужну та стійку підтримку нашої держави й українців із першихднів повномасштабної агресії Росії", - наголосив Президент.</text:p>
      <text:p text:style-name="P4">
Як повідомляв Укрінформ, Президент Володимир Зеленський у середу прибув ізвізитом до Фінляндії, де взяв участь у саміті Україна – Північна Європа. Вінтакож провів низку двосторонніх переговорів, зокрема, з прем'єр-міністромНорвегії та президентом Фінляндії.</text:p>
      <text:p text:style-name="P4">
<text:span text:style-name="T5">
Фото: ОП</text:span>
</text:p>
      <text:p text:style-name="P4">
Source: <text:a xlink:type="simple" xlink:href="https://www.ukrinform.ua/rubric-polytics/3704405-zelenskij-proviv-peregovori-z-premerami-svecii-danii-islandii-ta-finlandii.html" text:style-name="Internet_20_link" text:visited-style-name="Visited_20_Internet_20_Link">
https://www.ukrinform.ua/rubric-polytics/3704405-zelenskij-proviv-peregovori-z-premerami-svecii-danii-islandii-ta-finlandii.html</text:a>
</text:p>
      <!--NEWS-->
      <text:h text:style-name="P10" text:outline-level="1">
<text:span text:style-name="T4">
На Київщині проведуть контрольне тестування системного оповіщення</text:span>
</text:h>
      <text:p text:style-name="P4">
Authors: Ukrinform (Person)</text:p>
      <text:p text:style-name="P4">
Publisher: Укринформ (Organization)</text:p>
      <text:p text:style-name="P4">
Published Time: 2023-05-03T21:57:50+03:00</text:p>
      <text:p text:style-name="P4">
Modified Time: 2023-05-03T21:57:50+03:00</text:p>
      <text:p text:style-name="P4">
Description: У Київській області у четвер, 4 травня, проведуть контрольну технічну перевірку системного оповіщення. — Укрінформ.</text:p>
      <text:p text:style-name="P4">
Images: ["<text:a xlink:type="simple" xlink:href="https://static.ukrinform.com/photos/2023_02/thumb_files/630_360_1677573461-244.jpg" text:style-name="Internet_20_link" text:visited-style-name="Visited_20_Internet_20_Link">
630_360_16775...</text:a>
"]</text:p>
      <text:p text:style-name="P4">
Tags: ['Київщина', 'Сирена', 'Ізраїльські системи раннього оповіщення']</text:p>
      <text:p text:style-name="P4">
Type: Article</text:p>
      <!--METADATA-->
      <text:p text:style-name="P4">
<draw:frame draw:style-name="fr1" draw:name="Image233" text:anchor-type="as-char" svg:width="6.9236in" svg:height="3.956343in" draw:z-index="0">
<draw:image xlink:href="../Images/yкринформ/2023-05-03T21-57-50-03-00/630_360_1677573461-244.jpg" xlink:type="simple" xlink:show="embed" xlink:actuate="onLoad" draw:mime-type="image/jpeg"/>
</draw:frame>
 УКиївській області у четвер, 4 травня, проведуть контрольну технічну перевіркусистемного оповіщення.</text:p>
      <text:p text:style-name="P4">
Як передає Укрінформ, про це голова Макарівського району Київської областіВадим Токар повідомляє у <text:a xlink:type="simple" xlink:href="https://t.me/vadimtokar/8146" text:style-name="Internet_20_link" text:visited-style-name="Visited_20_Internet_20_Link">
</text:a>
 .</text:p>
      <text:p text:style-name="P4">
“Увага! На Київщині проведуть тестування системного оповіщення. Контрольнатехнічна перевірка спрацювання діючих електромеханічних сирен проводитиметься4 травня. Мета - протестувати програмне забезпечення територіальноїавтоматизованої системи централізованого оповіщення”, - написав він.</text:p>
      <text:p text:style-name="P4">
<text:span text:style-name="T4">
Читайте також:</text:span>
 <text:a xlink:type="simple" xlink:href="https://www.ukrinform.ua/rubric-kyiv/3703572-izrailski-sistemi-rannogo-opovisenna-uze-testuut-u-kievi.html" text:style-name="Internet_20_link" text:visited-style-name="Visited_20_Internet_20_Link">
 <text:span text:style-name="T4">
оповіщен</text:span>
 </text:a>
</text:p>
      <text:p text:style-name="P4">
За його словами, заплановано декілька включень звукових сирен протягом дня.Він просить громадян зберігати спокій та не забувати перевіряти на офіційнихджерелах інформацію про наявність повітряної тривоги.</text:p>
      <text:p text:style-name="P4">
Як повідомляв Укрінформ, у понеділок, 1 травня, на Київщині також булозаплановане проведення тестування системного оповіщення.</text:p>
      <text:p text:style-name="P4">
Фото: Getty Images</text:p>
      <text:p text:style-name="P4">
Source: <text:a xlink:type="simple" xlink:href="https://www.ukrinform.ua/rubric-regions/3704402-na-kiivsini-provedut-kontrolne-testuvanna-sistemnogo-opovisenna.html" text:style-name="Internet_20_link" text:visited-style-name="Visited_20_Internet_20_Link">
https://www.ukrinform.ua/rubric-regions/3704402-na-kiivsini-provedut-kontrolne-testuvanna-sistemnogo-opovisenna.html</text:a>
</text:p>
      <!--NEWS-->
      <text:h text:style-name="P10" text:outline-level="1">
<text:span text:style-name="T4">
Пентагон розкрив вміст нового пакета допомоги для України</text:span>
</text:h>
      <text:p text:style-name="P4">
Authors: Ukrinform (Person)</text:p>
      <text:p text:style-name="P4">
Publisher: Укринформ (Organization)</text:p>
      <text:p text:style-name="P4">
Published Time: 2023-05-03T21:59:00+03:00</text:p>
      <text:p text:style-name="P4">
Modified Time: 2023-05-03T21:59:00+03:00</text:p>
      <text:p text:style-name="P4">
Description: Україна отримає в новому пакеті оборонної допомоги від США ракети до HIMARS, гаубиці калібру 155 мм, снаряди, протитанкові системи, авіаційні ракети, вантажівки та інше обладнання. — Укрінформ.</text:p>
      <text:p text:style-name="P4">
Images: ["<text:a xlink:type="simple" xlink:href="https://static.ukrinform.com/photos/2020_04/thumb_files/630_360_1588051291-728.jpg" text:style-name="Internet_20_link" text:visited-style-name="Visited_20_Internet_20_Link">
630_360_15880...</text:a>
"]</text:p>
      <text:p text:style-name="P4">
Tags: ['Пентагон', 'Україна', 'Війна з росією']</text:p>
      <text:p text:style-name="P4">
Type: Article</text:p>
      <!--METADATA-->
      <text:p text:style-name="P4">
<draw:frame draw:style-name="fr1" draw:name="Image234" text:anchor-type="as-char" svg:width="6.9236in" svg:height="3.956343in" draw:z-index="0">
<draw:image xlink:href="../Images/yкринформ/2023-05-03T21-59-00-03-00/630_360_1588051291-728.jpg" xlink:type="simple" xlink:show="embed" xlink:actuate="onLoad" draw:mime-type="image/jpeg"/>
</draw:frame>
 Українаотримає в новому пакеті оборонної допомоги від США ракети до HIMARS, гаубицікалібру 155 мм, снаряди, протитанкові системи, авіаційні ракети, вантажівки таінше обладнання.</text:p>
      <text:p text:style-name="P4">
Про це йдеться в <text:a xlink:type="simple" xlink:href="https://www.defense.gov/News/Releases/Release/Article/3383288/biden-administration-announces-additional-security-assistance-for-ukraine/" text:style-name="Internet_20_link" text:visited-style-name="Visited_20_Internet_20_Link">
</text:a>
 ,передає Укрінформ.</text:p>
      <text:p text:style-name="P4">
«Сьогодні Міністерство оборони США оголосило про виділення додаткової допомогидля задоволення критичних потреб України у сфері безпеки та оборони», -зазначається в повідомленні.</text:p>
      <text:p text:style-name="P4">
<text:span text:style-name="T4">
Читайте також:</text:span>
 <text:a xlink:type="simple" xlink:href="https://www.ukrinform.ua/rubric-ato/3704148-evrokomisia-uhvalila-akt-z-pidtrimki-virobnictva-boepripasiv-dla-ukraini.html" text:style-name="Internet_20_link" text:visited-style-name="Visited_20_Internet_20_Link">
 </text:a>
</text:p>
      <text:p text:style-name="P4">
Зазначається, що до нового пакета входять ракети для систем HIMARS;155-міліметрові гаубиці та артилерійські снаряди для них; мінометні снарядикалібру 120 мм, 81 мм і 60 мм. Крім того, в Україну будуть відправлені ракетидля протитанкових систем TOW; системи протитанкової зброї AT-4 і Carl Gustaf;авіаційні ракети Hydra-70.</text:p>
      <text:p text:style-name="P4">
Додатково українські військові отримають стрілецьку зброю та набої; боєприпасидля усунення перешкод; вантажівки та причепи для перевезення важкої техніки, атакож обладнання та запчастини для техобслуговування і ремонту транспорту.</text:p>
      <text:p text:style-name="P4">
<text:span text:style-name="T4">
Читайте також:</text:span>
 <text:a xlink:type="simple" xlink:href="https://www.ukrinform.ua/rubric-polytics/3703906-zelenskij-kaze-so-dovidavsa-pro-zliv-taemnih-materialiv-u-ssa-z-novin-wp.html" text:style-name="Internet_20_link" text:visited-style-name="Visited_20_Internet_20_Link">
 </text:a>
</text:p>
      <text:p text:style-name="P4">
«Сполучені Штати продовжать працювати зі своїми союзниками й партнерами, щобизабезпечити Україну можливостями для задоволення її безпосередніх потреб наполі бою та довгострокових потреб у сфері безпеки»,- зауважили в оборонномувідомстві США.</text:p>
      <text:p text:style-name="P4">
Водночас у <text:a xlink:type="simple" xlink:href="https://www.state.gov/additional-u-s-security-assistance-for-ukraine-3/" text:style-name="Internet_20_link" text:visited-style-name="Visited_20_Internet_20_Link">
 </text:a>
 поінформували, що вартість нового пакета військової допомоги сягає$300 мільйонів.</text:p>
      <text:p text:style-name="P4">
Як повідомляв Укрінформ, у середу Білий дім <text:a xlink:type="simple" xlink:href="https://www.ukrinform.ua/rubric-ato/3704373-ssa-ogolosili-pro-novij-paket-oboronnoi-dopomogi-ukraini.html" text:style-name="Internet_20_link" text:visited-style-name="Visited_20_Internet_20_Link">
</text:a>
 і у вигляді пакета за президентськимиповноваженнями, що дозволяє доставити необхідну підтримку негайно й напряму зрезервів Пентагона.</text:p>
      <text:p text:style-name="P4">
Source: <text:a xlink:type="simple" xlink:href="https://www.ukrinform.ua/rubric-ato/3704403-pentagon-rozkriv-vmist-novogo-paketa-dopomogi-dla-ukraini.html" text:style-name="Internet_20_link" text:visited-style-name="Visited_20_Internet_20_Link">
https://www.ukrinform.ua/rubric-ato/3704403-pentagon-rozkriv-vmist-novogo-paketa-dopomogi-dla-ukraini.html</text:a>
</text:p>
      <!--NEWS-->
      <text:h text:style-name="P10" text:outline-level="1">
<text:span text:style-name="T4">
В Україні завтра дощитиме у західних і північних областях, вдень до 20°</text:span>
</text:h>
      <text:p text:style-name="P4">
Authors: Ukrinform (Person)</text:p>
      <text:p text:style-name="P4">
Publisher: Укринформ (Organization)</text:p>
      <text:p text:style-name="P4">
Published Time: 2023-05-03T22:03:00+03:00</text:p>
      <text:p text:style-name="P4">
Modified Time: 2023-05-03T22:03:00+03:00</text:p>
      <text:p text:style-name="P4">
Description: В Україні у четвер опади очікуються лише в західних, північних та Одеській областях, уночі 4-9° тепла, вдень у західних та північних областях 12-17°, на решті території до 20°. — Укрінформ.</text:p>
      <text:p text:style-name="P4">
Images: ["<text:a xlink:type="simple" xlink:href="https://static.ukrinform.com/photos/2021_12/thumb_files/630_360_1638962344-668.jpg" text:style-name="Internet_20_link" text:visited-style-name="Visited_20_Internet_20_Link">
630_360_16389...</text:a>
"]</text:p>
      <text:p text:style-name="P4">
Tags: ['Дощ', 'Погода', 'Прогноз']</text:p>
      <text:p text:style-name="P4">
Type: Article</text:p>
      <!--METADATA-->
      <text:p text:style-name="P4">
<draw:frame draw:style-name="fr1" draw:name="Image235" text:anchor-type="as-char" svg:width="6.9236in" svg:height="3.956343in" draw:z-index="0">
<draw:image xlink:href="../Images/yкринформ/2023-05-03T22-03-00-03-00/630_360_1638962344-668.jpg" xlink:type="simple" xlink:show="embed" xlink:actuate="onLoad" draw:mime-type="image/jpeg"/>
</draw:frame>
 В Україніу четвер опади очікуються лише в західних, північних та Одеській областях,уночі 4-9° тепла, вдень у західних та північних областях 12-17°, на рештітериторії до 20°.</text:p>
      <text:p text:style-name="P4">
Про це Укрінформу повідомили в Українському гідрометцентрі.</text:p>
      <text:p text:style-name="P4">
"У західних, північних та Одеській областях місцями невеликий короткочасний <text:a xlink:type="simple" xlink:href="https://www.ukrinform.ua/tag-dos" text:style-name="Internet_20_link" text:visited-style-name="Visited_20_Internet_20_Link">
</text:a>
 ; на решті території без опадів. Вітерпівденний, південно-західний (у західних областях північно-східний), 5-10м/с.Температура вночі 4-9° тепла; вдень у західних (крім Закарпатської) тапівнічних областях 12-17°, на решті території 15-20°, на сході країни до 23°",- йдеться в повідомленні.</text:p>
      <text:p text:style-name="P4">
У Києві та області 4 травня місцями пройде невеликий короткочасний дощ. Вітерпереважно південно-західний 5-10 м/с. У столиці температура вночі 7-9°, вдень15-17°, на Київщині вночі 4-9°, вдень 12-17°.</text:p>
      <text:p text:style-name="P4">
Згідно з прогнозом, в Україні 5-6 травня опади не очікуються, лише вдень 5травня у північних, центральних областях, Карпатах та на Харківщині місцямипройдуть невеликі дощі, грози. Вітер 5 травня змінних напрямків, 3-8 м/с, 6травня північний, 7-12 м/с.</text:p>
      <text:p text:style-name="P4">
<text:span text:style-name="T4">
Читайте також:</text:span>
 <text:a xlink:type="simple" xlink:href="https://www.ukrinform.ua/rubric-regions/3692957-v-ukraini-cerez-poteplinna-aktivizuutsa-grozi-sinoptik.html" text:style-name="Internet_20_link" text:visited-style-name="Visited_20_Internet_20_Link">
 <text:span text:style-name="T4">
грози</text:span>
 </text:a>
</text:p>
      <text:p text:style-name="P4">
Температура 5 травня у західних та північних областях вночі 4-9°, вдень11-16°, на решті території вночі 7-12°, вдень 15-20°, на південному сходікраїни до 24°; 6 травня у південних та більшості східних областей вночі 7-12°,вдень 14-19°, на решті території вночі 1-6° тепла, на поверхні ґрунту, убільшості північних та північно-західних областей і в повітрі заморозки 0-5°,вдень 8-13° тепла, на Закарпатті 16-21°.</text:p>
      <text:p text:style-name="P4">
У Києві та області опади не прогнозуються, лише вдень 5 травня місцяминевеликий дощ, гроза. Вітер 5 травня змінних напрямків, 3-8 м/с, 6 травняпівнічний, 7-12 м/с. У столиці температура 5 травня вночі 7-9°, вдень близько15°, 6 травня вночі 3-5° тепла, вдень 10-12°; на Київщині 5 травня вночі 4-9°,вдень 11-16°; 6 травня вночі 1-6° тепла, на поверхні ґрунту заморозки 0-3°,температура вдень 8-13° тепла.</text:p>
      <text:p text:style-name="P4">
Синоптик 7-8 травня в Україні опадів не прогнозують, лише в Карпатськомурегіоні невеликі дощі, 7 травня в Карпатах мокрий сніг. Температура вночі 1-7°тепла, на поверхні ґрунту заморозки 0-3° (на узбережжі морів 5-10° тепла);вдень 8-14° тепла, на Закарпатті, 8 травня місцями і на Прикарпатті до 18°; нависокогір'ї Карпат вночі 0-5° морозу, вдень 1-7° тепла.</text:p>
      <text:p text:style-name="P4">
У Києві та області 7- 8 травня без опадів. У столиці температура вночі 2-4°тепла, вдень 10-12°; на Київщині вночі 1-6° тепла, на поверхні ґрунтузаморозки 0-3°; вдень 8-13° тепла.</text:p>
      <text:p text:style-name="P4">
Source: <text:a xlink:type="simple" xlink:href="https://www.ukrinform.ua/rubric-regions/3704156-v-ukraini-zavtra-dositime-u-zahidnih-i-pivnicnih-oblastah-vden-do-20.html" text:style-name="Internet_20_link" text:visited-style-name="Visited_20_Internet_20_Link">
https://www.ukrinform.ua/rubric-regions/3704156-v-ukraini-zavtra-dositime-u-zahidnih-i-pivnicnih-oblastah-vden-do-20.html</text:a>
</text:p>
      <!--NEWS-->
      <text:h text:style-name="P10" text:outline-level="1">
<text:span text:style-name="T4">
Зеленський подякував США за новий пакет оборонної допомоги</text:span>
</text:h>
      <text:p text:style-name="P4">
Authors: Ukrinform (Person)</text:p>
      <text:p text:style-name="P4">
Publisher: Укринформ (Organization)</text:p>
      <text:p text:style-name="P4">
Published Time: 2023-05-03T22:11:00+03:00</text:p>
      <text:p text:style-name="P4">
Modified Time: 2023-05-03T22:11:00+03:00</text:p>
      <text:p text:style-name="P4">
Description: Володимир Зеленський подякував США за новий транш допомоги Україні у сфері безпеки й оборони, що включатиме переважно боєприпаси та інше озброєння, якого потребують ЗСУ. — Укрінформ.</text:p>
      <text:p text:style-name="P4">
Images: ["<text:a xlink:type="simple" xlink:href="https://static.ukrinform.com/photos/2023_03/thumb_files/630_360_1677855839-566.jpg" text:style-name="Internet_20_link" text:visited-style-name="Visited_20_Internet_20_Link">
630_360_16778...</text:a>
"]</text:p>
      <text:p text:style-name="P4">
Tags: ['США', 'Зброя', 'допомога', 'Зеленський', 'Війна з росією']</text:p>
      <text:p text:style-name="P4">
Type: Article</text:p>
      <!--METADATA-->
      <text:p text:style-name="P4">
<draw:frame draw:style-name="fr1" draw:name="Image236" text:anchor-type="as-char" svg:width="6.9236in" svg:height="3.956343in" draw:z-index="0">
<draw:image xlink:href="../Images/yкринформ/2023-05-03T22-11-00-03-00/630_360_1677855839-566.jpg" xlink:type="simple" xlink:show="embed" xlink:actuate="onLoad" draw:mime-type="image/jpeg"/>
</draw:frame>
 ВолодимирЗеленський подякував США за новий транш допомоги Україні у сфері безпеки йоборони, що включатиме переважно боєприпаси та інше озброєння, якогопотребують ЗСУ.</text:p>
      <text:p text:style-name="P4">
Про це Зеленський написав у <text:a xlink:type="simple" xlink:href="http://twitter.com/ZelenskyyUa/status/1653835567258386432" text:style-name="Internet_20_link" text:visited-style-name="Visited_20_Internet_20_Link">
</text:a>
передає Укрінформ.</text:p>
      <text:p text:style-name="P4">
"Новий пакет безпекової допомоги США наближає нашу перемогу! Дякую ПрезидентуСША Джо Байдену за лідерство та бачення, і дякую всьому американському народуза те, що ці 434 дні ви стояли разом з Україною на знак солідарності тазахищали наші спільні цінності", - заявив Президент.</text:p>
      <text:p text:style-name="Quotations">

<text:p text:style-name="P4">
Новий 🇺🇲 пакет безпекової допомоги наближає нашу перемогу! Дякую <text:a xlink:type="simple" xlink:href="https://twitter.com/POTUS" text:style-name="Internet_20_link" text:visited-style-name="Visited_20_Internet_20_Link">
&gt;
 </text:a>
 за Ваше лідерство та&gt;
 бачення і дякую всьому 🇺🇲 народу за те, що ці 434 дні ви стояли разом з 🇺🇦&gt;
 на знак солідарності та захищали наші спільні цінності. Наша дружба й довіра&gt;
 сильніші, ніж будь-коли.&gt;
&gt;
 — Володимир Зеленський (@ZelenskyyUa) <text:a xlink:type="simple" xlink:href="https://twitter.com/ZelenskyyUa/status/1653835567258386432" text:style-name="Internet_20_link" text:visited-style-name="Visited_20_Internet_20_Link">
&gt;
 </text:a>
</text:p>

</text:p>
      <text:p text:style-name="P4">
Зеленський висловив переконання, що дружба й довіра між Україною і США заразсильніші, ніж будь-коли.</text:p>
      <text:p text:style-name="P4">
Як повідомляв Укрінформ, Сполучені Штати надають новий транш допомоги Україніу сфері безпеки й <text:a xlink:type="simple" xlink:href="https://www.ukrinform.ua/tag-oborona" text:style-name="Internet_20_link" text:visited-style-name="Visited_20_Internet_20_Link">
 </text:a>
 , що включатимепереважно боєприпаси та інше озброєння, якого потребують ЗСУ.</text:p>
      <text:p text:style-name="P4">
<text:span text:style-name="T4">
Читайте також:</text:span>
 <text:a xlink:type="simple" xlink:href="https://www.ukrinform.ua/rubric-ato/3704403-pentagon-rozkriv-vmist-novogo-paketa-dopomogi-dla-ukraini.html" text:style-name="Internet_20_link" text:visited-style-name="Visited_20_Internet_20_Link">
 <text:span text:style-name="T4">
Пентагон</text:span>
 </text:a>
</text:p>
      <text:p text:style-name="P4">
Новий пакет, зокрема, передбачає більше боєприпасів для систем HIMARS,додаткові снаряди для гаубиць, артилерії й мінометів, а також протитанковізасоби.</text:p>
      <text:p text:style-name="P4">
Це вже 37-й пакет оборонної допомоги Україні, виділений у межах повноваженьпрезидента (presidential drawdown), що передбачає негайні постачання озброєньнапряму з наявних фондів міністерства оборони США.</text:p>
      <text:p text:style-name="P4">
<text:span text:style-name="T5">
Фото: ОП</text:span>
</text:p>
      <text:p text:style-name="P4">
Source: <text:a xlink:type="simple" xlink:href="https://www.ukrinform.ua/rubric-ato/3704409-zelenskij-podakuvav-ssa-za-novij-paket-oboronnoi-dopomogi.html" text:style-name="Internet_20_link" text:visited-style-name="Visited_20_Internet_20_Link">
https://www.ukrinform.ua/rubric-ato/3704409-zelenskij-podakuvav-ssa-za-novij-paket-oboronnoi-dopomogi.html</text:a>
</text:p>
      <!--NEWS-->
      <text:h text:style-name="P10" text:outline-level="1">
<text:span text:style-name="T4">
Юніорська збірна України виступить на французькому етапі Кубка Європи з дзюдо</text:span>
</text:h>
      <text:p text:style-name="P4">
Authors: Ukrinform (Person)</text:p>
      <text:p text:style-name="P4">
Publisher: Укринформ (Organization)</text:p>
      <text:p text:style-name="P4">
Published Time: 2023-05-03T22:13:00+03:00</text:p>
      <text:p text:style-name="P4">
Modified Time: 2023-05-03T22:13:00+03:00</text:p>
      <text:p text:style-name="P4">
Description: У столиці літньої Олімпіади-2024 Парижі (Франція) 6-7 травня пройде черговий етап Кубка Європи з дзюдо серед юніорів. — Укрінформ.</text:p>
      <text:p text:style-name="P4">
Images: ["<text:a xlink:type="simple" xlink:href="https://static.ukrinform.com/photos/2023_05/thumb_files/630_360_1683026580-552.jpg" text:style-name="Internet_20_link" text:visited-style-name="Visited_20_Internet_20_Link">
630_360_16830...</text:a>
"]</text:p>
      <text:p text:style-name="P4">
Tags: ['Дзюдо']</text:p>
      <text:p text:style-name="P4">
Type: Article</text:p>
      <!--METADATA-->
      <text:p text:style-name="P4">
<draw:frame draw:style-name="fr1" draw:name="Image237" text:anchor-type="as-char" svg:width="6.9236in" svg:height="3.956343in" draw:z-index="0">
<draw:image xlink:href="../Images/yкринформ/2023-05-03T22-13-00-03-00/630_360_1683026580-552.jpg" xlink:type="simple" xlink:show="embed" xlink:actuate="onLoad" draw:mime-type="image/jpeg"/>
</draw:frame>
 У столицілітньої Олімпіади-2024 Парижі (Франція) 6-7 травня пройде черговий етап КубкаЄвропи з дзюдо серед юніорів.</text:p>
      <text:p text:style-name="P4">
Як інформує офіційний <text:a xlink:type="simple" xlink:href="https://www.ijf.org/competition/2483" text:style-name="Internet_20_link" text:visited-style-name="Visited_20_Internet_20_Link">
 </text:a>
 Міжнародноїфедерації дзюдо (IJF), на турнірі виступлять 377 спортсменів із 22-х країн,передає Укрінформ.</text:p>
      <text:p text:style-name="P4">
Збірну України представлятимуть п'ять дзюдоїстів: Євгеній Потороченко зКиївщини (вагова категорія до 66 кг), хмельничанин Всеволод Климов (90 кг),кияни Олександр Тохтамиш (81 кг), Ярослав Єжов (обидва - 90 кг) та ФедірЯрошенко (понад 100 кг).</text:p>
      <text:p text:style-name="P4">
Турнір у французькій столиці пройде без участі представників росії табілорусі.</text:p>
      <text:p text:style-name="P4">
<text:span text:style-name="T4">
Читайте також:</text:span>
 <text:a xlink:type="simple" xlink:href="https://www.ukrinform.ua/rubric-other_news/3702786-ukraina-bojkotuvatime-cempionat-svitu-z-dzudo-cerez-dopusk-atletiv-rosii-ta-bilorusi.html" text:style-name="Internet_20_link" text:visited-style-name="Visited_20_Internet_20_Link">
 <text:span text:style-name="T4">
дзюдо</text:span>
 </text:a>
</text:p>
      <text:p text:style-name="P4">
Заключні етапи Кубка Європи серед юніорів відбудуться 13-14 травня у Каунасі(Литва) та 20-21 травня у Малазі (Іспанія).</text:p>
      <text:p text:style-name="P4">
Фото: ukrainejudo.com.</text:p>
      <text:p text:style-name="P4">
Source: <text:a xlink:type="simple" xlink:href="https://www.ukrinform.ua/rubric-sports/3703643-uniorska-zbirna-ukraini-vistupit-na-francuzkomu-etapi-kubka-evropi-z-dzudo.html" text:style-name="Internet_20_link" text:visited-style-name="Visited_20_Internet_20_Link">
https://www.ukrinform.ua/rubric-sports/3703643-uniorska-zbirna-ukraini-vistupit-na-francuzkomu-etapi-kubka-evropi-z-dzudo.html</text:a>
</text:p>
      <!--NEWS-->
      <text:h text:style-name="P10" text:outline-level="1">
<text:span text:style-name="T4">
Кондратюк висловилася за розвиток відносин з Ізраїлем</text:span>
</text:h>
      <text:p text:style-name="P4">
Authors: Ukrinform (Person)</text:p>
      <text:p text:style-name="P4">
Publisher: Укринформ (Organization)</text:p>
      <text:p text:style-name="P4">
Published Time: 2023-05-03T22:17:38+03:00</text:p>
      <text:p text:style-name="P4">
Modified Time: 2023-05-03T22:17:38+03:00</text:p>
      <text:p text:style-name="P4">
Description: Україні слід розширювати коло партнерів та розвивати відносини з Ізраїлем. — Укрінформ.</text:p>
      <text:p text:style-name="P4">
Images: ["<text:a xlink:type="simple" xlink:href="https://static.ukrinform.com/photos/2022_05/thumb_files/630_360_1652785404-401.jpg" text:style-name="Internet_20_link" text:visited-style-name="Visited_20_Internet_20_Link">
630_360_16527...</text:a>
"]</text:p>
      <text:p text:style-name="P4">
Tags: ['Ізраїль', 'Кондратюк', 'Єдині новини']</text:p>
      <text:p text:style-name="P4">
Type: Article</text:p>
      <!--METADATA-->
      <text:p text:style-name="P4">
<draw:frame draw:style-name="fr1" draw:name="Image238" text:anchor-type="as-char" svg:width="6.9236in" svg:height="3.956343in" draw:z-index="0">
<draw:image xlink:href="../Images/yкринформ/2023-05-03T22-17-38-03-00/630_360_1652785404-401.jpg" xlink:type="simple" xlink:show="embed" xlink:actuate="onLoad" draw:mime-type="image/jpeg"/>
</draw:frame>
 Україніслід розширювати коло партнерів та розвивати відносини з Ізраїлем.</text:p>
      <text:p text:style-name="P4">
Про це заступниця Голови Верховної Ради Олена Кондратюк сказала в ефірітелемарафону «Єдині новини», коментуючи зустріч з ізраїльською парламентськоюделегацією, передає кореспондент Укрінформу.</text:p>
      <text:p text:style-name="P4">
«Європейські країни перебувають у тісному контакті з Україною, під часповномасштабної війни між нами відбувся не один візит на різних рівнях. Такі жконтакти ми маємо із нашими партнерами зі Сполучених Штатів Америки та ВеликоїБританії. А от з Ізраїлем справи були інші, жодна українська делегація не булав Ізраїлі за цей час. З боку Ізраїля нещодавно у нас відбувся перший візит нарівні міністра закордонних справ», - сказала Кондратюк.</text:p>
      <text:p text:style-name="P4">
<text:span text:style-name="T4">
Читайте також:</text:span>
 <text:a xlink:type="simple" xlink:href="https://www.ukrinform.ua/rubric-polytics/3704205-deportacia-ukrainskih-ditej-do-rf-kondratuk-zaklikala-kneset-izrailu-uhvaliti-zaavu.html" text:style-name="Internet_20_link" text:visited-style-name="Visited_20_Internet_20_Link">
 <text:span text:style-name="T4">
Кондратюк</text:span>
 </text:a>
</text:p>
      <text:p text:style-name="P4">
На її думку, це неправильна ситуація, адже Ізраїль – важлива країна уБлизькосхідному регіоні і відіграє дуже важливу роль у світовій системібезпеки.</text:p>
      <text:p text:style-name="P4">
"Голос Ізраїлю для нас дуже важливий в ООН, де ми хочемо розглядати постановута резолюцію, яку будемо готувати, про депортацію та примусове вивезенняукраїнських дітей до російської федерації", - наголосила Кондратюк.</text:p>
      <text:p text:style-name="P4">
За словами віцеспікера, Ізраїль має свою позицію щодо України та не плануєпостачати Києву зброю, але "це не означає, що ми не повинні вибудовуватидіалог".</text:p>
      <text:p text:style-name="P4">
<text:span text:style-name="T4">
Читайте також:</text:span>
 <text:a xlink:type="simple" xlink:href="https://www.ukrinform.ua/rubric-society/3703257-izrail-mae-veliceznij-potencial-dla-likuvanna-ukrainskih-zahisnikiv-kondratuk.html" text:style-name="Internet_20_link" text:visited-style-name="Visited_20_Internet_20_Link">
 <text:span text:style-name="T4">
Кондратюк</text:span>
 </text:a>
</text:p>
      <text:p text:style-name="P4">
"Оскільки Ізраїль – це парламентська країна, логічним виглядав самепарламентський візит. Ми з делегацією зробили це вперше за такий тривалийчас", - зауважила Кондратюк.</text:p>
      <text:p text:style-name="P4">
Як повідомлялося, парламентська українська делегація на чолі із заступницеюГолови Верховної Ради Оленою Кондратюк перебуває в Ізраїлі. Зокрема, вонапровела зустріч із колегами з парламентської групи дружби Україна-Ізраїль.</text:p>
      <text:p text:style-name="P4">
Source: <text:a xlink:type="simple" xlink:href="https://www.ukrinform.ua/rubric-polytics/3704408-kondratuk-vislovilasa-za-rozvitok-vidnosin-z-izrailem.html" text:style-name="Internet_20_link" text:visited-style-name="Visited_20_Internet_20_Link">
https://www.ukrinform.ua/rubric-polytics/3704408-kondratuk-vislovilasa-za-rozvitok-vidnosin-z-izrailem.html</text:a>
</text:p>
      <!--NEWS-->
      <text:h text:style-name="P10" text:outline-level="1">
<text:span text:style-name="T4">
Аграрії купують у держави спиртзаводи, щоб зробити з них сучасні підприємства – Шурма</text:span>
</text:h>
      <text:p text:style-name="P4">
Authors: Ukrinform (Person)</text:p>
      <text:p text:style-name="P4">
Publisher: Укринформ (Organization)</text:p>
      <text:p text:style-name="P4">
Published Time: 2023-05-03T22:29:33+03:00</text:p>
      <text:p text:style-name="P4">
Modified Time: 2023-05-03T22:29:33+03:00</text:p>
      <text:p text:style-name="P4">
Description: Спиртзаводи у держави купують частіше за все аграрії для того, щоб перетворити їх на сучасні підприємства. — Укрінформ.</text:p>
      <text:p text:style-name="P4">
Images: ["<text:a xlink:type="simple" xlink:href="https://static.ukrinform.com/photos/2023_04/thumb_files/630_360_1681889366-329.jpg" text:style-name="Internet_20_link" text:visited-style-name="Visited_20_Internet_20_Link">
630_360_16818...</text:a>
"]</text:p>
      <text:p text:style-name="P4">
Tags: ['Гроші', 'Аграрії', 'Спиртзавод']</text:p>
      <text:p text:style-name="P4">
Type: Article</text:p>
      <!--METADATA-->
      <text:p text:style-name="P4">
<draw:frame draw:style-name="fr1" draw:name="Image239" text:anchor-type="as-char" svg:width="6.9236in" svg:height="3.956343in" draw:z-index="0">
<draw:image xlink:href="../Images/yкринформ/2023-05-03T22-29-33-03-00/630_360_1681889366-329.jpg" xlink:type="simple" xlink:show="embed" xlink:actuate="onLoad" draw:mime-type="image/jpeg"/>
</draw:frame>
Спиртзаводи у держави купують частіше за все аграрії для того, щоб перетворитиїх на сучасні підприємства.</text:p>
      <text:p text:style-name="P4">
Про це заступник керівника Офісу Президента України Ростислав Шурма сказав вефірі телемарафону «Єдині новини», передає Укрінформ.</text:p>
      <text:p text:style-name="P4">
«Спиртзаводи, які фактично збиткові, а інколи законсервовані останні десятьроків, а зараз дуже великий попит на них. Бачимо, що основний попит створюютьаграрії. Не просто щоб купити існуюче виробництво, а для того, щоб використатиці виробничі майданчики для нових сучасних в першу чергу етанолових заводів.Це якраз яскравий приклад перепрофілювання підприємства після приватизації тастворення нових робочих місць і нових доволі потужних підприємств», - сказавШурма.</text:p>
      <text:p text:style-name="P4">
<text:span text:style-name="T4">
Читайте також:</text:span>
 <text:a xlink:type="simple" xlink:href="https://www.ukrinform.ua/rubric-economy/3697821-zmensenna-normativu-viplati-dividendiv-derzavi-dla-ukrnafti-e-logicnim-krokom-surma.html" text:style-name="Internet_20_link" text:visited-style-name="Visited_20_Internet_20_Link">
 <text:span text:style-name="T4">
Шурма</text:span>
 </text:a>
</text:p>
      <text:p text:style-name="P4">
За його словами, якщо говорити загалом про ефективність державних підприємств,то приватний власник у 99% випадків буде більш ефективним, ніж державнийвласник.</text:p>
      <text:p text:style-name="P4">
Заступник керівника Офісу Президента України зазначив, що коли відбуватимутьсяпроцеси приватизації великих підприємств, держав у першу чергу буде цікавитиякість цих інвесторів, їх наміри та плани. Це для того, щоб зберігавсяпрофільний напрямок діяльності, щоб відбувалися інвестиції у збільшеннявиробництва,у нові технології та у продуктивність самого підприємства.</text:p>
      <text:p text:style-name="P4">
Шурма упевнений, якщо приватизацію організовувати прозоро через відкритіаукціони, робити правильний маркетинг, то можна отримати справедливу ціну, атакож зробити так, що підприємства дійсно ефективно запрацюють та даватимутьробочі місця.</text:p>
      <text:p text:style-name="P4">
<text:span text:style-name="T4">
Читайте також:</text:span>
 <text:a xlink:type="simple" xlink:href="https://www.ukrinform.ua/rubric-economy/3697784-reforma-lisovoi-galuzi-vze-zabezpecila-piv-milarda-griven-pributku-surma.html" text:style-name="Internet_20_link" text:visited-style-name="Visited_20_Internet_20_Link">
 <text:span text:style-name="T4">
Шурма</text:span>
 </text:a>
</text:p>
      <text:p text:style-name="P4">
Як повідомляв Укрінформ, за перший квартал 2023 року держбюджет отримав відприватизації 902 млн грн, що є найкращим показником роботи Фонду держмайна заостанні десять років, оскільки в середньому за відповідний період впродовжостаннього десятиліття приватизація приносила 234 млн грн.</text:p>
      <text:p text:style-name="P4">
Source: <text:a xlink:type="simple" xlink:href="https://www.ukrinform.ua/rubric-economy/3704412-agrarii-kupuut-u-derzavi-spirtzavodi-sob-zrobiti-z-nih-sucasni-pidpriemstva-surma.html" text:style-name="Internet_20_link" text:visited-style-name="Visited_20_Internet_20_Link">
https://www.ukrinform.ua/rubric-economy/3704412-agrarii-kupuut-u-derzavi-spirtzavodi-sob-zrobiti-z-nih-sucasni-pidpriemstva-surma.html</text:a>
</text:p>
      <!--NEWS-->
      <text:h text:style-name="P10" text:outline-level="1">
<text:span text:style-name="T4">
Атака дронів на кремль: Білий дім прокоментував імовірність провокації з боку рф</text:span>
</text:h>
      <text:p text:style-name="P4">
Authors: Ukrinform (Person)</text:p>
      <text:p text:style-name="P4">
Publisher: Укринформ (Organization)</text:p>
      <text:p text:style-name="P4">
Published Time: 2023-05-03T22:30:00+03:00</text:p>
      <text:p text:style-name="P4">
Modified Time: 2023-05-03T22:30:00+03:00</text:p>
      <text:p text:style-name="P4">
Description: У ситуації з ударом дронів по кремлю США воліють не квапитися із заявами та дочекатися, поки стануть відомі конкретні факти. — Укрінформ.</text:p>
      <text:p text:style-name="P4">
Images: ["<text:a xlink:type="simple" xlink:href="https://static.ukrinform.com/photos/2022_09/thumb_files/630_360_1664390405-973.jpg" text:style-name="Internet_20_link" text:visited-style-name="Visited_20_Internet_20_Link">
630_360_16643...</text:a>
"]</text:p>
      <text:p text:style-name="P4">
Tags: ['Безпілотник', 'Кремль', 'США', 'Білий дім']</text:p>
      <text:p text:style-name="P4">
Type: Article</text:p>
      <!--METADATA-->
      <text:p text:style-name="P4">
<draw:frame draw:style-name="fr1" draw:name="Image240" text:anchor-type="as-char" svg:width="6.9236in" svg:height="3.956343in" draw:z-index="0">
<draw:image xlink:href="../Images/yкринформ/2023-05-03T22-30-00-03-00/630_360_1664390405-973.jpg" xlink:type="simple" xlink:show="embed" xlink:actuate="onLoad" draw:mime-type="image/jpeg"/>
</draw:frame>
 У ситуаціїз ударом дронів по кремлю США воліють не квапитися із заявами та дочекатися,поки стануть відомі конкретні факти.</text:p>
      <text:p text:style-name="P4">
Як передає кореспондент Укрінформу, про це сказала речниця Білого дому КарінЖан-П’єр, відповідаючи на запитання про те, чи могли бути удари БПЛА в центрімоскви провокацією самих росіян.</text:p>
      <text:p text:style-name="P4">
«Ще занадто рано говорити... про операцію під фальшивим прапором. Алеочевидно, що росія має історію подібних речей», - зауважила вона.</text:p>
      <text:p text:style-name="P4">
Представниця Білого дому підкреслила, що не хотіла б спекулювати на цю темуабо робити припущення, оскільки США зараз не можуть підтвердити автентичностіповідомлень про атаку начебто українських дронів по кремлю.</text:p>
      <text:p text:style-name="P4">
<text:span text:style-name="T4">
Читайте також:</text:span>
 <text:a xlink:type="simple" xlink:href="https://www.ukrinform.ua/rubric-ato/3704385-ataka-na-kreml-abo-so-oznacaut-sodenni-udari-droniv-j-raket-na-zustricnih-kursah.html" text:style-name="Internet_20_link" text:visited-style-name="Visited_20_Internet_20_Link">
 <text:span text:style-name="T4">
кремль</text:span>
 </text:a>
</text:p>
      <text:p text:style-name="P4">
На запитання про те, чи вважають у Вашингтоні путіна легітимною ціллю дляукраїнських військових, Жан-П’єр зазначила, що США не спонукають українців добудь-яких подібних кроків.</text:p>
      <text:p text:style-name="P4">
«Від початку цього конфлікту Сполучені Штати, звісно, не заохочують і незабезпечують Україну можливостями завдавати ударів за межами її кордонів»,-підкреслила представниця адміністрації США.</text:p>
      <text:p text:style-name="P4">
<text:span text:style-name="T4">
Читайте також:</text:span>
 <text:a xlink:type="simple" xlink:href="https://www.ukrinform.ua/rubric-polytics/3704355-zelenskij-mi-niaki-mesedzi-putinu-vze-davno-ne-vidpravlaemo.html" text:style-name="Internet_20_link" text:visited-style-name="Visited_20_Internet_20_Link">
 </text:a>
</text:p>
      <text:p text:style-name="P4">
Як повідомлялося, пресслужба президента росії заявила про відбиття спробиудару безпілотниками по <text:a xlink:type="simple" xlink:href="https://www.ukrinform.ua/tag-kreml" text:style-name="Internet_20_link" text:visited-style-name="Visited_20_Internet_20_Link">
 </text:a>
 . У москвістверджують, що розцінюють спробу удару як «сплановану терористичну акцію тазамах на президента рф напередодні дня перемоги» з боку України.</text:p>
      <text:p text:style-name="P4">
Президент <text:a xlink:type="simple" xlink:href="http://www.ukrinform.ua/rubric-polytics/3704318-zelenskij-pro-udar-bezpilotnikiv-po-kremlu-mi-ne-atakuvali-ani-putina-ani-moskvu.html" text:style-name="Internet_20_link" text:visited-style-name="Visited_20_Internet_20_Link">
 </text:a>
 доатаки на резиденцію путіна, назвавши це маніпуляціями з боку російськогокерівництва.</text:p>
      <text:p text:style-name="P4">
Source: <text:a xlink:type="simple" xlink:href="https://www.ukrinform.ua/rubric-ato/3704415-ataka-droniv-na-kreml-u-bilomu-domi-zgadali-pro-operacii-pid-falsivim-praporom.html" text:style-name="Internet_20_link" text:visited-style-name="Visited_20_Internet_20_Link">
https://www.ukrinform.ua/rubric-ato/3704415-ataka-droniv-na-kreml-u-bilomu-domi-zgadali-pro-operacii-pid-falsivim-praporom.html</text:a>
</text:p>
      <!--NEWS-->
      <text:h text:style-name="P10" text:outline-level="1">
<text:span text:style-name="T4">
Внаслідок нічної ракетної атаки у Запоріжжі пошкоджені 44 будинки</text:span>
</text:h>
      <text:p text:style-name="P4">
Authors: Ukrinform (Person)</text:p>
      <text:p text:style-name="P4">
Publisher: Укринформ (Organization)</text:p>
      <text:p text:style-name="P4">
Published Time: 2023-05-03T22:42:00+03:00</text:p>
      <text:p text:style-name="P4">
Modified Time: 2023-05-03T22:42:00+03:00</text:p>
      <text:p text:style-name="P4">
Description: Вночі ворожа армія минулої ночі вдарила ракетами С-300 по Запоріжжю. Пошкоджені 44 приватних будинки. — Укрінформ.</text:p>
      <text:p text:style-name="P4">
Images: ["<text:a xlink:type="simple" xlink:href="https://static.ukrinform.com/photos/2023_05/thumb_files/630_360_1683142850-921.jpg" text:style-name="Internet_20_link" text:visited-style-name="Visited_20_Internet_20_Link">
630_360_16831...</text:a>
"]</text:p>
      <text:p text:style-name="P4">
Tags: ['Обстріл', 'Запоріжжя', 'Війна з росією']</text:p>
      <text:p text:style-name="P4">
Type: Article</text:p>
      <!--METADATA-->
      <text:p text:style-name="P4">
<draw:frame draw:style-name="fr1" draw:name="Image241" text:anchor-type="as-char" svg:width="6.9236in" svg:height="3.956343in" draw:z-index="0">
<draw:image xlink:href="../Images/yкринформ/2023-05-03T22-42-00-03-00/630_360_1683142850-921.jpg" xlink:type="simple" xlink:show="embed" xlink:actuate="onLoad" draw:mime-type="image/jpeg"/>
</draw:frame>
 Вночіворожа армія минулої ночі вдарила ракетами С-300 по Запоріжжю. Пошкоджені 44приватних будинки.</text:p>
      <text:p text:style-name="P4">
Про це в <text:a xlink:type="simple" xlink:href="https://t.me/kurtievofficial/10498" text:style-name="Internet_20_link" text:visited-style-name="Visited_20_Internet_20_Link">
 </text:a>
 повідомляє в.о міськогоголови Запоріжжя Анатолій Куртєв, передає Укрінформ.</text:p>
      <text:p text:style-name="P4">
"На цей час відомо, що від нічного обстрілу у місті постраждало 44 приватнихбудинки", - написав він.</text:p>
      <text:p text:style-name="P4">
<text:span text:style-name="T4">
Читайте також:</text:span>
 <text:a xlink:type="simple" xlink:href="https://www.ukrinform.ua/rubric-ato/3704152-po-zaporizzu-rosiani-vdarili-raketou-iskanderm-policia.html" text:style-name="Internet_20_link" text:visited-style-name="Visited_20_Internet_20_Link">
 <text:span text:style-name="T4">
Запоріж</text:span>
 </text:a>
</text:p>
      <text:p text:style-name="P4">
Протягом дня фахівці міської аварійно-рятувальної служби, робітники«Запоріжремсервісу» та «ЕЛУАШу» і волонтери "Добробату" демонтували пошкодженіконструкції, «закривали» вибиті вікна, ремонтували дахи, збирали та вивозилибудівельне сміття. Для проведення робіт були використані матеріали з міськогорезерву та від гуманітарної місії «Проліска».</text:p>
      <text:p text:style-name="P4">
Також на місті було оперативно розгорнуто намет міської ради та залучено 2комунальних автобуси, в яких можна було випити чаю чи кави. Мешканцівпостраждалих будинків консультували соцпрацівники, психологи, представникирайадміністрації та ЦНАПу. Гуманітарна організація «Лікарі без кордонів»забезпечувала людей гігієнічними наборами та ковдрами.</text:p>
      <text:p text:style-name="P4">
<text:span text:style-name="T4">
Читайте також:</text:span>
 <text:a xlink:type="simple" xlink:href="https://www.ukrinform.ua/rubric-other_news/3703997-raketnij-udar-po-zaporizzu-do-medikiv-iz-uskodzennami-zvernulisa-devatero-ludej.html" text:style-name="Internet_20_link" text:visited-style-name="Visited_20_Internet_20_Link">
 <text:span text:style-name="T4">
Запоріж</text:span>
 </text:a>
</text:p>
      <text:p text:style-name="P4">
Завтра роботи продовжаться.</text:p>
      <text:p text:style-name="P4">
Раніше повідомлялось, 3 травня близько 01:25 ворог завдав ракетного удару поЗапоріжжю. За допомогою до медиків звернулось 9 мешканців, але госпіталізаціїлюди не потребували.</text:p>
      <text:p text:style-name="P4">
Source: <text:a xlink:type="simple" xlink:href="https://www.ukrinform.ua/rubric-regions/3704416-vnaslidok-nicnoi-raketnoi-ataki-u-zaporizzi-poskodzeni-44-budinki.html" text:style-name="Internet_20_link" text:visited-style-name="Visited_20_Internet_20_Link">
https://www.ukrinform.ua/rubric-regions/3704416-vnaslidok-nicnoi-raketnoi-ataki-u-zaporizzi-poskodzeni-44-budinki.html</text:a>
</text:p>
      <!--NEWS-->
      <text:h text:style-name="P10" text:outline-level="1">
<text:span text:style-name="T4">
Українські партизани готують «подарунки» росіянам у Луганську – Центр нацспротиву</text:span>
</text:h>
      <text:p text:style-name="P4">
Authors: Ukrinform (Person)</text:p>
      <text:p text:style-name="P4">
Publisher: Укринформ (Organization)</text:p>
      <text:p text:style-name="P4">
Published Time: 2023-05-03T22:49:00+03:00</text:p>
      <text:p text:style-name="P4">
Modified Time: 2023-05-03T22:49:00+03:00</text:p>
      <text:p text:style-name="P4">
Description: У тимчасово захопленому Луганську продовжує діяти українське підпілля, яке знову «привітало» загарбників. — Укрінформ.</text:p>
      <text:p text:style-name="P4">
Images: ["<text:a xlink:type="simple" xlink:href="https://static.ukrinform.com/photos/2020_12/thumb_files/630_360_1607727724-253.jpg" text:style-name="Internet_20_link" text:visited-style-name="Visited_20_Internet_20_Link">
630_360_16077...</text:a>
", "<text:a xlink:type="simple" xlink:href="https://static.ukrinform.com/photos/2023_05/1683126218-153.jpeg" text:style-name="Internet_20_link" text:visited-style-name="Visited_20_Internet_20_Link">
1683126218-15...</text:a>
", "<text:a xlink:type="simple" xlink:href="https://static.ukrinform.com/photos/2023_05/1683126218-920.jpeg" text:style-name="Internet_20_link" text:visited-style-name="Visited_20_Internet_20_Link">
1683126218-92...</text:a>
", "<text:a xlink:type="simple" xlink:href="https://static.ukrinform.com/photos/2023_05/1683126217-824.jpeg" text:style-name="Internet_20_link" text:visited-style-name="Visited_20_Internet_20_Link">
1683126217-82...</text:a>
"]</text:p>
      <text:p text:style-name="P4">
Tags: ['Луганськ', 'Війна з росією']</text:p>
      <text:p text:style-name="P4">
Type: Article</text:p>
      <!--METADATA-->
      <text:p text:style-name="P4">
<draw:frame draw:style-name="fr1" draw:name="Image242" text:anchor-type="as-char" svg:width="6.9236in" svg:height="3.956343in" draw:z-index="0">
<draw:image xlink:href="../Images/yкринформ/2023-05-03T22-49-00-03-00/630_360_1607727724-253.jpg" xlink:type="simple" xlink:show="embed" xlink:actuate="onLoad" draw:mime-type="image/jpeg"/>
</draw:frame>
 Утимчасово захопленому Луганську продовжує діяти українське підпілля, яке знову«привітало» загарбників.</text:p>
      <text:p text:style-name="P4">
Як передає Укрінформ, про це повідомив <text:a xlink:type="simple" xlink:href="https://sprotyv.mod.gov.ua/v-lugansku-partyzany-peredaly-pryvit-okupantam/" text:style-name="Internet_20_link" text:visited-style-name="Visited_20_Internet_20_Link">
</text:a>
.</text:p>
      <text:p text:style-name="P4">
«Українські партизани зараз перебувають у Луганську і разом з жителямиокупованого міста готують «подаруночки» росіянам та їх посіпакам-колаборантам.Так, у різних куточках міста партизани намалювали око – символ Руху опору,який демонструє окупантам та їх поплічникам, що українці уважно слідкують заїх кожним кроком», - ідеться в повідомленні.</text:p>
      <text:p text:style-name="P4">
<draw:frame draw:style-name="fr1" draw:name="Image243" text:anchor-type="as-char" svg:width="5.625in" svg:height="10.0in" draw:z-index="0">
<draw:image xlink:href="../Images/yкринформ/2023-05-03T22-49-00-03-00/1683126218-153.jpeg" xlink:type="simple" xlink:show="embed" xlink:actuate="onLoad" draw:mime-type="image/jpeg"/>
</draw:frame>
<draw:frame draw:style-name="fr1" draw:name="Image244" text:anchor-type="as-char" svg:width="5.625in" svg:height="10.0in" draw:z-index="0">
<draw:image xlink:href="../Images/yкринформ/2023-05-03T22-49-00-03-00/1683126218-920.jpeg" xlink:type="simple" xlink:show="embed" xlink:actuate="onLoad" draw:mime-type="image/jpeg"/>
</draw:frame>
<draw:frame draw:style-name="fr1" draw:name="Image245" text:anchor-type="as-char" svg:width="5.625in" svg:height="10.0in" draw:z-index="0">
<draw:image xlink:href="../Images/yкринформ/2023-05-03T22-49-00-03-00/1683126217-824.jpeg" xlink:type="simple" xlink:show="embed" xlink:actuate="onLoad" draw:mime-type="image/jpeg"/>
</draw:frame>
</text:p>
      <text:p text:style-name="P4">
<text:span text:style-name="T4">
Читайте також:</text:span>
 <text:a xlink:type="simple" xlink:href="https://www.ukrinform.ua/rubric-regions/3703944-na-lugansini-masovo-dezertiruut-bojoviki-lnr.html" text:style-name="Internet_20_link" text:visited-style-name="Visited_20_Internet_20_Link">
 </text:a>
</text:p>
      <text:p text:style-name="P4">
Це означає, що під час контрнаступу Збройних сил нікому з них не вдастьсявтекти.</text:p>
      <text:p text:style-name="P4">
Як повідомлялось раніше, активісти громадського руху спротиву окупації «Жовтастрічки» на минулому тижні провели патріотичну акцію в тимчасово окупованомуЛуганську.</text:p>
      <text:p text:style-name="P4">
Source: <text:a xlink:type="simple" xlink:href="https://www.ukrinform.ua/rubric-regions/3704295-ukrainski-partizani-gotuut-podarunki-rosianam-u-lugansku-centr-nacsprotivu.html" text:style-name="Internet_20_link" text:visited-style-name="Visited_20_Internet_20_Link">
https://www.ukrinform.ua/rubric-regions/3704295-ukrainski-partizani-gotuut-podarunki-rosianam-u-lugansku-centr-nacsprotivu.html</text:a>
</text:p>
      <!--NEWS-->
      <text:h text:style-name="P10" text:outline-level="1">
<text:span text:style-name="T4">
Президент подякував Новій Зеландії за розширення допомоги для України</text:span>
</text:h>
      <text:p text:style-name="P4">
Authors: Ukrinform (Person)</text:p>
      <text:p text:style-name="P4">
Publisher: Укринформ (Organization)</text:p>
      <text:p text:style-name="P4">
Published Time: 2023-05-03T23:06:00+03:00</text:p>
      <text:p text:style-name="P4">
Modified Time: 2023-05-03T23:06:00+03:00</text:p>
      <text:p text:style-name="P4">
Description: Володимир Зеленський висловив вдячність Новій Зеландії за рішення розширити допомогу Україні в низці сфер, у тому числі оборонній.  — Укрінформ.</text:p>
      <text:p text:style-name="P4">
Images: ["<text:a xlink:type="simple" xlink:href="https://static.ukrinform.com/photos/2023_01/thumb_files/630_360_1672867454-460.jpeg" text:style-name="Internet_20_link" text:visited-style-name="Visited_20_Internet_20_Link">
630_360_16728...</text:a>
"]</text:p>
      <text:p text:style-name="P4">
Tags: ['Оборона', 'Нова Зеландія', 'допомога', 'Зеленський', 'Війна з росією']</text:p>
      <text:p text:style-name="P4">
Type: Article</text:p>
      <!--METADATA-->
      <text:p text:style-name="P4">
<draw:frame draw:style-name="fr1" draw:name="Image246" text:anchor-type="as-char" svg:width="6.9236in" svg:height="3.956343in" draw:z-index="0">
<draw:image xlink:href="../Images/yкринформ/2023-05-03T23-06-00-03-00/630_360_1672867454-460.jpeg" xlink:type="simple" xlink:show="embed" xlink:actuate="onLoad" draw:mime-type="image/jpeg"/>
</draw:frame>
 ВолодимирЗеленський висловив вдячність Новій Зеландії за рішення розширити допомогуУкраїні в низці сфер, у тому числі оборонній.</text:p>
      <text:p text:style-name="P4">
Про це Володимир Зеленський написав у <text:a xlink:type="simple" xlink:href="https://twitter.com/ZelenskyyUa/status/1653841136413290496" text:style-name="Internet_20_link" text:visited-style-name="Visited_20_Internet_20_Link">
</text:a>
, передає Укрінформ.</text:p>
      <text:p text:style-name="P4">
«Вдячний уряду Нової Зеландії й особисто Прем'єр-міністру Крісу Гіпкінсу зарішення про розширення допомоги Україні у сфері оборони, економіки,гуманітарної та правової підтримки», - написав Президент.</text:p>
      <text:p text:style-name="Quotations">

<text:p text:style-name="P4">
Вдячний уряду 🇳🇿 й особисто Прем'єр-міністру <text:a xlink:type="simple" xlink:href="https://twitter.com/chrishipkins" text:style-name="Internet_20_link" text:visited-style-name="Visited_20_Internet_20_Link">
&gt;
 </text:a>
 за рішення про&gt;
 розширення допомоги 🇺🇦 у сфері оборони, економіки, гуманітарної та правової&gt;
 підтримки. Окрема подяка за рішення про продовження підготовки 🇺🇦&gt;
 військових. Цінуємо цю підтримку, яка наближає нас до перемоги!&gt;
&gt;
 — Володимир Зеленський (@ZelenskyyUa) <text:a xlink:type="simple" xlink:href="https://twitter.com/ZelenskyyUa/status/1653841136413290496" text:style-name="Internet_20_link" text:visited-style-name="Visited_20_Internet_20_Link">
&gt;
 </text:a>
</text:p>

</text:p>
      <text:p text:style-name="P4">
Глава держави висловив окрему подяку за рішення про продовження підготовкиукраїнських військових.</text:p>
      <text:p text:style-name="P4">
«Цінуємо цю підтримку, яка наближає нас до перемоги!», - наголосив Зеленський.</text:p>
      <text:p text:style-name="P4">
<text:span text:style-name="T4">
Читайте також:</text:span>
 <text:a xlink:type="simple" xlink:href="https://www.ukrinform.ua/rubric-ato/3704409-zelenskij-podakuvav-ssa-za-novij-paket-oboronnoi-dopomogi.html" text:style-name="Internet_20_link" text:visited-style-name="Visited_20_Internet_20_Link">
 <text:span text:style-name="T4">
подякував</text:span>
 </text:a>
</text:p>
      <text:p text:style-name="P4">
Як повідомлялося, <text:a xlink:type="simple" xlink:href="https://www.ukrinform.ua/rubric-polytics/3704073-nova-zelandia-zbilsit-finansovu-pidtrimku-ukraini-ta-rozsirit-sankcii-proti-rf.html" text:style-name="Internet_20_link" text:visited-style-name="Visited_20_Internet_20_Link">
 </text:a>
 про збільшення підтримки України, анонсувавши виділення 5 мільйонівновозеландських доларів ($3,1 млн) на низку ініціатив.</text:p>
      <text:p text:style-name="P4">
<text:span text:style-name="T5">
Фото: ОП</text:span>
</text:p>
      <text:p text:style-name="P4">
Source: <text:a xlink:type="simple" xlink:href="https://www.ukrinform.ua/rubric-polytics/3704417-prezident-podakuvav-novij-zelandii-za-rozsirenna-dopomogi-dla-ukraini.html" text:style-name="Internet_20_link" text:visited-style-name="Visited_20_Internet_20_Link">
https://www.ukrinform.ua/rubric-polytics/3704417-prezident-podakuvav-novij-zelandii-za-rozsirenna-dopomogi-dla-ukraini.html</text:a>
</text:p>
      <!--NEWS-->
      <text:h text:style-name="P10" text:outline-level="1">
<text:span text:style-name="T4">
«Шахтар» та «Динамо» входять до топ-50 клубного рейтингу УЄФА</text:span>
</text:h>
      <text:p text:style-name="P4">
Authors: Ukrinform (Person)</text:p>
      <text:p text:style-name="P4">
Publisher: Укринформ (Organization)</text:p>
      <text:p text:style-name="P4">
Published Time: 2023-05-03T23:11:34+03:00</text:p>
      <text:p text:style-name="P4">
Modified Time: 2023-05-03T23:11:34+03:00</text:p>
      <text:p text:style-name="P4">
Description: Наступного тижня розпочинається півфінальна стадія футбольних єврокубків. — Укрінформ.</text:p>
      <text:p text:style-name="P4">
Images: ["<text:a xlink:type="simple" xlink:href="https://static.ukrinform.com/photos/2023_05/thumb_files/630_360_1683144654-361.jpg" text:style-name="Internet_20_link" text:visited-style-name="Visited_20_Internet_20_Link">
630_360_16831...</text:a>
"]</text:p>
      <text:p text:style-name="P4">
Tags: ['Динамо', 'Футбол', 'Рейтинг', 'УЄФА', 'Шахтар']</text:p>
      <text:p text:style-name="P4">
Type: Article</text:p>
      <!--METADATA-->
      <text:p text:style-name="P4">
<draw:frame draw:style-name="fr1" draw:name="Image247" text:anchor-type="as-char" svg:width="6.9236in" svg:height="3.956343in" draw:z-index="0">
<draw:image xlink:href="../Images/yкринформ/2023-05-03T23-11-34-03-00/630_360_1683144654-361.jpg" xlink:type="simple" xlink:show="embed" xlink:actuate="onLoad" draw:mime-type="image/jpeg"/>
</draw:frame>
 Наступноготижня розпочинається півфінальна стадія футбольних єврокубків.</text:p>
      <text:p text:style-name="P4">
За інформацією офіційного <text:a xlink:type="simple" xlink:href="https://ru.uefa.com/nationalassociations/uefarankings/club/#/yr/2023" text:style-name="Internet_20_link" text:visited-style-name="Visited_20_Internet_20_Link">
</text:a>
 Союзуєвропейських футбольних асоціацій (УЄФА), до топ-50 клубного рейтингу входятьдві українські команди - донецький «Шахтар» та київське «Динамо», якідостроково припинили виступ у сезоні-2022/23, передає Укрінформ.</text:p>
      <text:p text:style-name="P4">
«Гірники» посідають у списку 25-те місце, «біло-сині» - замикають першу 50-ку.</text:p>
      <text:p text:style-name="P4">
Рейтинг очолює «Манчестер Сіті», далі йдуть «Баварія» та «Челсі».</text:p>
      <text:p text:style-name="P4">
<text:span text:style-name="T4">
Читайте також:</text:span>
 <text:a xlink:type="simple" xlink:href="https://www.ukrinform.ua/rubric-sports/3703342-kalendar-golovnih-sportivnih-podij-travna-rozpocav-cempionat-svitu-z-boksu.html" text:style-name="Internet_20_link" text:visited-style-name="Visited_20_Internet_20_Link">
 </text:a>
</text:p>
      <text:p text:style-name="P4">
Як повідомлялося, в 1/2 фіналу Ліги чемпіонів УЄФА зіграють «Реал» -«Манчестер Сіті» та «Мілан» - «Інтер», путівки у фінал Ліги Європи розіграють«Рома» - «Баєр» та «Ювентус» - «Севілья», а у півфіналі Ліги конференцій УЄФАпротистоятимуть «Вест Гем» - АЗ «Алкмаар» та «Фіорентина» - «Базель».</text:p>
      <text:p text:style-name="P4">
Source: <text:a xlink:type="simple" xlink:href="https://www.ukrinform.ua/rubric-sports/3704418-sahtar-ta-dinamo-vhodat-do-top50-klubnogo-rejtingu-uefa.html" text:style-name="Internet_20_link" text:visited-style-name="Visited_20_Internet_20_Link">
https://www.ukrinform.ua/rubric-sports/3704418-sahtar-ta-dinamo-vhodat-do-top50-klubnogo-rejtingu-uefa.html</text:a>
</text:p>
      <!--NEWS-->
      <text:h text:style-name="P10" text:outline-level="1">
<text:span text:style-name="T4">
Подоляк - про ситуацію на ЗАЕС: росіяни шукають кроків до ескалації</text:span>
</text:h>
      <text:p text:style-name="P4">
Authors: Ukrinform (Person)</text:p>
      <text:p text:style-name="P4">
Publisher: Укринформ (Organization)</text:p>
      <text:p text:style-name="P4">
Published Time: 2023-05-03T23:27:00+03:00</text:p>
      <text:p text:style-name="P4">
Modified Time: 2023-05-03T23:27:00+03:00</text:p>
      <text:p text:style-name="P4">
Description: російські загарбники постійно використовують Запорізьку АЕС для шантажу й пошуку кроків до ескалації. — Укрінформ.</text:p>
      <text:p text:style-name="P4">
Images: ["<text:a xlink:type="simple" xlink:href="https://static.ukrinform.com/photos/2022_11/thumb_files/630_360_1669378288-941.jpg" text:style-name="Internet_20_link" text:visited-style-name="Visited_20_Internet_20_Link">
630_360_16693...</text:a>
"]</text:p>
      <text:p text:style-name="P4">
Tags: ['Шантаж', 'Подоляк', 'Запорізька АЕС', 'Ядерна безпека', 'Війна з росією', 'Єдині новини']</text:p>
      <text:p text:style-name="P4">
Type: Article</text:p>
      <!--METADATA-->
      <text:p text:style-name="P4">
<draw:frame draw:style-name="fr1" draw:name="Image248" text:anchor-type="as-char" svg:width="6.9236in" svg:height="3.956343in" draw:z-index="0">
<draw:image xlink:href="../Images/yкринформ/2023-05-03T23-27-00-03-00/630_360_1669378288-941.jpg" xlink:type="simple" xlink:show="embed" xlink:actuate="onLoad" draw:mime-type="image/jpeg"/>
</draw:frame>
 російськізагарбники постійно використовують Запорізьку АЕС для шантажу й пошуку кроківдо ескалації.</text:p>
      <text:p text:style-name="P4">
Так радник керівника ОП Михайло Подоляк прокоментував розміщення росіянамивійськової техніки і вибухівки в турбінному відділенні 4-го енергоблока ЗАЕСповідомляє кореспондент Укрінформу.</text:p>
      <text:p text:style-name="P4">
"Вони шукають певні кроки до ескалації. Вони очікують певні кроки, певніконтрдії України... Вони розуміють, що ЗАЕС ніколи не буде російською, вони незмогли її перепідключити до своєї системи. Тому використовують її зараз якшантаж", - сказав Подоляк. в ефірі телемарафону "Єдині новини",</text:p>
      <text:p text:style-name="P4">
За його словами, росія шукає можливості впливати не стільки на Україну,скільки на країни Заходу.</text:p>
      <text:p text:style-name="P4">
<text:span text:style-name="T4">
Читайте також:</text:span>
 <text:a xlink:type="simple" xlink:href="https://www.ukrinform.ua/rubric-polytics/3701234-tilki-povnij-kontrol-ukraini-nad-zaes-garantue-bezpeku-evropi-zelenskij.html" text:style-name="Internet_20_link" text:visited-style-name="Visited_20_Internet_20_Link">
 <text:span text:style-name="T4">
ЗАЕС</text:span>
 </text:a>
</text:p>
      <text:p text:style-name="P4">
"Вони пробують оці різні примітивні кроки. От, мовляв, дивіться, ми тампоставили <text:a xlink:type="simple" xlink:href="https://www.ukrinform.ua/tag-vibuhivka" text:style-name="Internet_20_link" text:visited-style-name="Visited_20_Internet_20_Link">
 </text:a>
 , там замінували. Якщови нас не будете слухати, не примусите Україну капітулювати, ми використаємоце. Це ескалація і шантаж", - зазначив Подоляк.</text:p>
      <text:p text:style-name="P4">
Як <text:a xlink:type="simple" xlink:href="https://www.ukrinform.ua/rubric-ato/3704399-rosiani-rozmistili-v-4mu-bloci-zaes-vijskovu-tehniku-ta-vibuhivku.html" text:style-name="Internet_20_link" text:visited-style-name="Visited_20_Internet_20_Link">
 </text:a>
 представники МАГАТЕ повідомилипро факт розміщення російськими окупантами військової техніки, зброї тавибухівки у приміщенні турбінного відділення енергоблоку №4 Запорізької АЕС.</text:p>
      <text:p text:style-name="P4">
Окрім того, до Держатомрегулювання неофіційними каналами надходить інформаціястосовно зберігання техніки, зброї та вибухівки в інших виробничих приміщенняхЗАЕС, у тому числі ремонтно-механічних майстернях та на дахах енергоблоків.</text:p>
      <text:p text:style-name="P4">
<text:span text:style-name="T4">
Читайте також:</text:span>
 <text:a xlink:type="simple" xlink:href="https://www.ukrinform.ua/rubric-ato/3701367-rosiani-buduut-na-reaktornih-blokah-zaes-oboronni-sporudi-britanska-rozvidka.html" text:style-name="Internet_20_link" text:visited-style-name="Visited_20_Internet_20_Link">
 <text:span text:style-name="T4">
ЗАЕС</text:span>
 </text:a>
</text:p>
      <text:p text:style-name="P4">
Держінспекція ядерного регулювання закликає міжнародну спільноту доконсолідованої та рішучої відповіді на дії країни-агресора, застосуванняжорстких санкцій до підприємств атомної галузі російської федерації таафілійованих із ними осіб. Також у відомстві наголошують, що рф має бутипозбавлена усіх прав та привілеїв у МАГАТЕ та інших міжнародних інституціях усфері використання ядерної енергії.</text:p>
      <text:p text:style-name="P4">
Source: <text:a xlink:type="simple" xlink:href="https://www.ukrinform.ua/rubric-ato/3704420-podolak-pro-situaciu-na-zaes-rosiani-sukaut-krokiv-do-eskalacii.html" text:style-name="Internet_20_link" text:visited-style-name="Visited_20_Internet_20_Link">
https://www.ukrinform.ua/rubric-ato/3704420-podolak-pro-situaciu-na-zaes-rosiani-sukaut-krokiv-do-eskalacii.html</text:a>
</text:p>
      <!--NEWS-->
      <text:h text:style-name="P10" text:outline-level="1">
<text:span text:style-name="T4">
Ворог 11 разів обстріляв прикордоння Сумщини, є поранений</text:span>
</text:h>
      <text:p text:style-name="P4">
Authors: Ukrinform (Person)</text:p>
      <text:p text:style-name="P4">
Publisher: Укринформ (Organization)</text:p>
      <text:p text:style-name="P4">
Published Time: 2023-05-03T23:51:00+03:00</text:p>
      <text:p text:style-name="P4">
Modified Time: 2023-05-03T23:51:00+03:00</text:p>
      <text:p text:style-name="P4">
Description: Протягом дня російські агресори обстріляли шість громад Сумської області, загалом зафіксовано 67 вибухів. — Укрінформ.</text:p>
      <text:p text:style-name="P4">
Images: ["<text:a xlink:type="simple" xlink:href="https://static.ukrinform.com/photos/2019_11/thumb_files/630_360_1574102935-316.jpg" text:style-name="Internet_20_link" text:visited-style-name="Visited_20_Internet_20_Link">
630_360_15741...</text:a>
"]</text:p>
      <text:p text:style-name="P4">
Tags: ['Обстріл', 'Сумщина', 'Міномет', 'Війна з росією', 'Артилерія']</text:p>
      <text:p text:style-name="P4">
Type: Article</text:p>
      <!--METADATA-->
      <text:p text:style-name="P4">
<draw:frame draw:style-name="fr1" draw:name="Image249" text:anchor-type="as-char" svg:width="6.9236in" svg:height="3.956343in" draw:z-index="0">
<draw:image xlink:href="../Images/yкринформ/2023-05-03T23-51-00-03-00/630_360_1574102935-316.jpg" xlink:type="simple" xlink:show="embed" xlink:actuate="onLoad" draw:mime-type="image/jpeg"/>
</draw:frame>
 Протягомдня російські агресори обстріляли шість громад Сумської області, загаломзафіксовано 67 вибухів.</text:p>
      <text:p text:style-name="P4">
Про це Сумська ОВА повідомляє у <text:a xlink:type="simple" xlink:href="https://www.facebook.com/sumska.oda/" text:style-name="Internet_20_link" text:visited-style-name="Visited_20_Internet_20_Link">
</text:a>
 , передає Укрінформ.</text:p>
      <text:p text:style-name="P4">
«Протягом дня росіяни здійснили 11 обстрілів прикордонних громад. Зафіксовано67 вибухів», - ідеться в повідомленні.</text:p>
      <text:p text:style-name="P4">
Обстрілів зазнали населені пункти Миропільської, Юнаківської, Зноб-Новгородської, Білопільської, Ворожбянської, Середино-Будської громад.</text:p>
      <text:p text:style-name="P4">
По території Миропільської громади ворог бив з мінометів, випустивши 16 мін.</text:p>
      <text:p text:style-name="P4">
Юнаківська громада зазнала артилерійського обстрілу (сім <text:a xlink:type="simple" xlink:href="https://www.ukrinform.ua/tag-vibuh" text:style-name="Internet_20_link" text:visited-style-name="Visited_20_Internet_20_Link">
</text:a>
 ). Поранено цивільну особу, якій наданопершу медичну допомогу та направлено до медичного закладу.</text:p>
      <text:p text:style-name="P4">
<text:span text:style-name="T4">
Читайте також:</text:span>
 <text:a xlink:type="simple" xlink:href="https://www.ukrinform.ua/rubric-regions/3703898-rosiani-za-dobu-obstrilali-11-gromad-sumsini-e-rujnuvanna.html" text:style-name="Internet_20_link" text:visited-style-name="Visited_20_Internet_20_Link">
 <text:span text:style-name="T4">
Сумщин</text:span>
 </text:a>
</text:p>
      <text:p text:style-name="P4">
Били росіяни по території громади і з мінометів (шість «прильотів»).</text:p>
      <text:p text:style-name="P4">
У Ворожбянській громаді внаслідок артилерійського обстрілу (п’ять вибухів).пошкоджено приватне домоволодіння.</text:p>
      <text:p text:style-name="P4">
На територію Зноб-Новгородської громади ворог скинув чотири міни.</text:p>
      <text:p text:style-name="P4">
Під артобстрілом з території рф перебувала Середино-Будська громада –зафіксовано 21 вибух.</text:p>
      <text:p text:style-name="P4">
<text:span text:style-name="T4">
Читайте також:</text:span>
 <text:a xlink:type="simple" xlink:href="https://www.ukrinform.ua/rubric-ato/3703614-zagarbniki-vdarili-z-artilerii-po-prikordonnomu-mistu-na-sumsini.html" text:style-name="Internet_20_link" text:visited-style-name="Visited_20_Internet_20_Link">
 <text:span text:style-name="T4">
Сумщин</text:span>
 </text:a>
</text:p>
      <text:p text:style-name="P4">
Окрім того, російські агресори скинули чотири міни на територію Білопільськоїгромади</text:p>
      <text:p text:style-name="P4">
Як повідомлялося, росіяни вночі завдали авіаудару бомбами КАБ по школі тапідприємству в селищі Свеса Сумської області.</text:p>
      <text:p text:style-name="P4">
Source: <text:a xlink:type="simple" xlink:href="https://www.ukrinform.ua/rubric-ato/3704422-vorog-11-raziv-obstrilav-prikordonna-sumsini-e-poranenij.html" text:style-name="Internet_20_link" text:visited-style-name="Visited_20_Internet_20_Link">
https://www.ukrinform.ua/rubric-ato/3704422-vorog-11-raziv-obstrilav-prikordonna-sumsini-e-poranenij.html</text:a>
</text:p>
      <!--NEWS-->
      <text:h text:style-name="P10" text:outline-level="1">
<text:span text:style-name="T4">
У Представництві Президента України в АР Крим обговорили молодіжну політику після деокупації півострова</text:span>
</text:h>
      <text:p text:style-name="P4">
Author: ['АРМІЯINFORM']</text:p>
      <text:p text:style-name="P4">
Time: 2023-05-03T27:00:00-04:00</text:p>
      <text:p text:style-name="P4">
Description: Хороші державні політики потребують хороших, змістовних планів. Саме зарад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4735566_546360710760660_5047061695975222334_n.jpg" text:style-name="Internet_20_link" text:visited-style-name="Visited_20_Internet_20_Link">
344735566_546360710760660_5047061695975222334_n.jpg</text:a>
']</text:p>
      <text:p text:style-name="P4">
Tags: ['STOPRUSSIA', 'АГРЕСІЯ РФ', 'АР КРИМ', 'ВТОРГНЕННЯ РФ', 'ТАМІЛА ТАШЕВА']</text:p>
      <text:p text:style-name="P4">
Category: News</text:p>
      <!--METADATA-->
      <text:p text:style-name="P4">
<draw:frame draw:style-name="fr1" draw:name="Image250" text:anchor-type="as-char" svg:width="6.9236in" svg:height="3.11562in" draw:z-index="0">
<draw:image xlink:href="../Images/AРМІЯINFORM/2023-05-03T27-00-00-04-00/344735566_546360710760660_5047061695975222334_n.jpg" xlink:type="simple" xlink:show="embed" xlink:actuate="onLoad" draw:mime-type="image/jpeg"/>
</draw:frame>
</text:p>
      <text:p text:style-name="P4">
Хороші державні політики потребують хороших, змістовних планів. Саме зарадирозробки такого Постійний Представник Президента України в АРК Таміла Ташевазустрілася із представниками державного та громадського сектору. Друзі таколеги зібралися за одним столом, щоб детально обговорити майбутню молодіжнуполітику на деокупованому Кримському півострові.</text:p>
      <text:p text:style-name="P4">
Про це<text:a xlink:type="simple" xlink:href="https://www.facebook.com/tamila.tasheva/posts/pfbid02r26oTAAGBxXp5PppuLLxMPJZyZFmaCzeTbJvsJLAQz3HXZamcNxTVNPdPQoFDeYHl" text:style-name="Internet_20_link" text:visited-style-name="Visited_20_Internet_20_Link">
повідомляє</text:a>
Постійний Представник Президента України в АРК Таміла Ташева.</text:p>
      <text:p text:style-name="P4">
«Наша зустріч тривала більше ніж дві години, за які нам вдалося окреслитимайбутні напрямки роботи: залучення інвестицій у розвиток молодіжних центрівта ініціатив, організація програм обміну студентами, — як внутрішня, так іміжнародна мобільність молоді — підготовка не лише майбутніх фахівців, адержавотворців, підготовка майбутнього викладацького складу задля відновленнядіяльності навчальних закладів», — наголосила вона.</text:p>
      <text:p text:style-name="P4">
Марина Попатенко — заступник Міністра молоді та спорту України — поділиласяцікавою думкою про те, що до молодіжної політики потрібно залучати молодепокоління представників корінних народів України, адже це зможе задовольнитиунікальний запит Криму.</text:p>
      <text:p text:style-name="P4">
Обговорили також ті меседжі, які ми вже маємо активно комунікувати як середукраїнців з підконтрольних територій України, так і серед тих громадян нашоїдержави, кому довелося виживати всі ці роки окупації. Це важливе питання, вякому ми – як громадянське суспільство — маємо досягти синергії.</text:p>
      <text:p text:style-name="P4">
«Вирішили з колегами, що Представництво підготує брифінг за результатамидискусії, надасть для ознайомлення та внесення пропозицій і запланує наступнузустріч для подальшої роботи над візією молодіжної політики у деокупованомуКриму.</text:p>
      <text:p text:style-name="P4">
Відчуваю, що це той поштовх, який врешті призведе до майбутніх не лише рішень,а й політик, які ми спрямовуватимемо на реінтеграцію нашого українськогопівострова», — зазначила Тамла Ташева.</text:p>
      <text:p text:style-name="P4">
Продовжуємо працювати задля головної цілі — деокупації Криму та йогореінтеграції!</text:p>
      <text:p text:style-name="P4">
Source: <text:a xlink:type="simple" xlink:href="https://armyinform.com.ua/2023/05/03/u-predstavnycztvi-prezydenta-ukrayiny-v-ar-krym-obgovoryly-molodizhnu-polityku-pislya-deokupacziyi-pivostrova/" text:style-name="Internet_20_link" text:visited-style-name="Visited_20_Internet_20_Link">
https://armyinform.com.ua/2023/05/03/u-predstavnycztvi-prezydenta-ukrayiny-v-ar-krym-obgovoryly-molodizhnu-polityku-pislya-deokupacziyi-pivostrova/</text:a>
</text:p>
      <!--NEWS-->
      <text:h text:style-name="P10" text:outline-level="1">
<text:span text:style-name="T4">
Українські військові узгодили питання щодо подальшого обміну інформацією з польськими колегами</text:span>
</text:h>
      <text:p text:style-name="P4">
Author: ['АРМІЯINFORM']</text:p>
      <text:p text:style-name="P4">
Time: 2023-05-03T28:00:00-04:00</text:p>
      <text:p text:style-name="P4">
Description: Відбулася телефонна розмова між Командувачем Об'єднаних сил Збройних Сил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2023-05-02_10-47-17-e1683093632806.jpg" text:style-name="Internet_20_link" text:visited-style-name="Visited_20_Internet_20_Link">
photo_2023-05-02_10-47-17-e1683093632806.jpg</text:a>
']</text:p>
      <text:p text:style-name="P4">
Tags: ['STOPRUSSIA', 'АГРЕСІЯ РФ', 'ВТОРГНЕННЯ РФ', 'СВІТ ПІДТРИМУЄ УКРАЇНУ']</text:p>
      <text:p text:style-name="P4">
Category: News</text:p>
      <!--METADATA-->
      <text:p text:style-name="P4">
<draw:frame draw:style-name="fr1" draw:name="Image251" text:anchor-type="as-char" svg:width="6.9236in" svg:height="6.038918in" draw:z-index="0">
<draw:image xlink:href="../Images/AРМІЯINFORM/2023-05-03T28-00-00-04-00/photo_2023-05-02_10-47-17-e1683093632806.jpg" xlink:type="simple" xlink:show="embed" xlink:actuate="onLoad" draw:mime-type="image/jpeg"/>
</draw:frame>
</text:p>
      <text:p text:style-name="P4">
Відбулася телефонна розмова між Командувачем Об'єднаних сил Збройних СилУкраїни генерал-лейтенантом Сергієм Наєвим та Командувачем Оперативногокомандування видів Збройних Сил Республіки Польща генерал-лейтенантом ТомашемПіотровські.</text:p>
      <text:p text:style-name="P4">
Про це генерал-лейтенант Сергій Наєв <text:a xlink:type="simple" xlink:href="https://t.me/SerhiyNaiev/50" text:style-name="Internet_20_link" text:visited-style-name="Visited_20_Internet_20_Link">
повідомляє</text:a>
у Телеграм.</text:p>
      <text:p text:style-name="P4">
Сторони обговорили безпекову ситуацію у північному регіоні України, а такожузгодили питання щодо подальшого обміну інформацією.</text:p>
      <text:p text:style-name="P4">
«Поінформував свого польського колегу про вжиття й посилення заходів,спрямованих на забезпечення обороноздатності прикордонних територій тамиттєвого реагування на можливі ворожі дії, а також подякував керівництвуВійська польського за послідовне співробітництво та постійне партнерство», —розповів Командувач Об'єднаних сил Збройних Сил України генерал-лейтенантСергій Наєв.</text:p>
      <text:p text:style-name="P4">
Своєю чергою генерал-лейтенант Томаш Піотровські запевнив у подальшійпідтримці та наданні допомоги Україні у протидії широкомасштабному російськомувторгненню.</text:p>
      <text:p text:style-name="P4">
По завершенню розмови, сторони домовилися надалі продовжувати діалог таактивно взаємодіяти.</text:p>
      <text:p text:style-name="P4">
Source: <text:a xlink:type="simple" xlink:href="https://armyinform.com.ua/2023/05/03/ukrayinski-vijskovi-uzgodyly-pytannya-shhodo-podalshogo-obminu-informacziyeyu-z-polskymy-kolegamy/" text:style-name="Internet_20_link" text:visited-style-name="Visited_20_Internet_20_Link">
https://armyinform.com.ua/2023/05/03/ukrayinski-vijskovi-uzgodyly-pytannya-shhodo-podalshogo-obminu-informacziyeyu-z-polskymy-kolegamy/</text:a>
</text:p>
      <!--NEWS-->
      <text:h text:style-name="P10" text:outline-level="1">
<text:span text:style-name="T4">
росіяни отримали українську форму та готують провокації на північному кордоні з Україною</text:span>
</text:h>
      <text:p text:style-name="P4">
Author: ['АРМІЯINFORM']</text:p>
      <text:p text:style-name="P4">
Time: 2023-05-03T29:00:00-04:00</text:p>
      <text:p text:style-name="P4">
Description: російські військовослужбовці, які дислокуються у брянській та курській області отрима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63bc24f95575f.jpeg" text:style-name="Internet_20_link" text:visited-style-name="Visited_20_Internet_20_Link">
63bc24f95575f.jpeg</text:a>
']</text:p>
      <text:p text:style-name="P4">
Tags: ['STOPRUSSIA', 'АГРЕСІЯ РФ', 'ВТОРГНЕННЯ РФ']</text:p>
      <text:p text:style-name="P4">
Category: News</text:p>
      <!--METADATA-->
      <text:p text:style-name="P4">
<draw:frame draw:style-name="fr1" draw:name="Image252" text:anchor-type="as-char" svg:width="6.9236in" svg:height="4.32725in" draw:z-index="0">
<draw:image xlink:href="../Images/AРМІЯINFORM/2023-05-03T29-00-00-04-00/63bc24f95575f.jpeg" xlink:type="simple" xlink:show="embed" xlink:actuate="onLoad" draw:mime-type="image/jpeg"/>
</draw:frame>
Ілюстративне фото</text:p>
      <text:p text:style-name="P4">
російські військовослужбовці, які дислокуються у брянській та курській областіотримали українську військову форму.</text:p>
      <text:p text:style-name="P4">
Про це <text:a xlink:type="simple" xlink:href="https://sprotyv.mod.gov.ua/rosiyany-gotuyut-provokatsiyi-na-pivnichnomu-kordoni-z-ukrayinoyu/" text:style-name="Internet_20_link" text:visited-style-name="Visited_20_Internet_20_Link">
повідомляє</text:a>
 Центр національного спротиву.</text:p>
      <text:p text:style-name="P4">
Про це повідомляють місцеві, які співпрацюють з українським підпіллям. Всі цідії вказують на те, що росіяни готують провокацію під чужим прапором задлямобілізації свого суспільства й також ввести в оману світове суспільство, абивідвернути увагу від злочинів зс рф.</text:p>
      <text:p text:style-name="P4">
Не виключені терористичні акти на території рф, або імітація захопленнязаручників.</text:p>
      <text:p text:style-name="P4">
Центр національного спротиву закликає зберігати пильність та звернути увагу натакі дії ворога, аби не стати жертвою ворожих намірів.</text:p>
      <text:p text:style-name="P4">
Source: <text:a xlink:type="simple" xlink:href="https://armyinform.com.ua/2023/05/03/rosiyany-otrymaly-ukrayinsku-formu-ta-gotuyut-provokacziyi-na-pivnichnomu-kordoni-z-ukrayinoyu/" text:style-name="Internet_20_link" text:visited-style-name="Visited_20_Internet_20_Link">
https://armyinform.com.ua/2023/05/03/rosiyany-otrymaly-ukrayinsku-formu-ta-gotuyut-provokacziyi-na-pivnichnomu-kordoni-z-ukrayinoyu/</text:a>
</text:p>
      <!--NEWS-->
      <text:h text:style-name="P10" text:outline-level="1">
<text:span text:style-name="T4">
Ірина Верещук: Не йдіть на співпрацю з окупантами, не беріть російських паспортів</text:span>
</text:h>
      <text:p text:style-name="P4">
Author: ['АРМІЯINFORM']</text:p>
      <text:p text:style-name="P4">
Time: 2023-05-03T30:00:00-04:00</text:p>
      <text:p text:style-name="P4">
Description: Віцепрем’єр-міністр Ірина Верещук  розповіла, що країна-агресорка продовжує демонструв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stoprussiawarwar_0018-e1683020891348.jpg" text:style-name="Internet_20_link" text:visited-style-name="Visited_20_Internet_20_Link">
stoprussiawarwar_0018-e1683020891348.jpg</text:a>
']</text:p>
      <text:p text:style-name="P4">
Tags: []</text:p>
      <text:p text:style-name="P4">
Category: News</text:p>
      <!--METADATA-->
      <text:p text:style-name="P4">
<draw:frame draw:style-name="fr1" draw:name="Image253" text:anchor-type="as-char" svg:width="6.9236in" svg:height="8.840264in" draw:z-index="0">
<draw:image xlink:href="../Images/AРМІЯINFORM/2023-05-03T30-00-00-04-00/stoprussiawarwar_0018-e1683020891348.jpg" xlink:type="simple" xlink:show="embed" xlink:actuate="onLoad" draw:mime-type="image/jpeg"/>
</draw:frame>
</text:p>
      <text:p text:style-name="P4">
Віцепрем’єр-міністр Ірина Верещук розповіла, що країна-агресорка продовжуєдемонструвати свою нетерпимість до тих, хто не взяв російський паспорт наокупованих нею українських територіях.</text:p>
      <text:p text:style-name="P4">
Про це <text:a xlink:type="simple" xlink:href="https://minre.gov.ua/2023/05/02/moya-derzhavnyczka-pozycziya-nezminna-ne-jdit-na-spivpraczyu-z-okupantamy-ne-berit-rosijskyj-pasport-vyyizhdzhajte-abo-dochekajtesya-nashoyi-armiyi/" text:style-name="Internet_20_link" text:visited-style-name="Visited_20_Internet_20_Link">
повідомляє</text:a>
 Мінреінтеграції.</text:p>
      <text:p text:style-name="P4">
«Моя державницька позиція залишається незмінною. Це – територія України, хоч ітимчасово окупована. Мій заклик до громадян також залишається незмінним відпочатку широкомасштабного вторгнення. Не йдіть на співпрацю з окупантами, неберіть російських паспортів. За змоги виїжджайте або дочекайтеся нашої армії.Ми обов’язково деокупуємо ці території!» – резюмувала Віцепрем’єрка.</text:p>
      <text:p text:style-name="P4">
Source: <text:a xlink:type="simple" xlink:href="https://armyinform.com.ua/2023/05/03/iryna-vereshhuk-ne-jdit-na-spivpraczyu-z-okupantamy-ne-berit-rosijskyh-pasportiv/" text:style-name="Internet_20_link" text:visited-style-name="Visited_20_Internet_20_Link">
https://armyinform.com.ua/2023/05/03/iryna-vereshhuk-ne-jdit-na-spivpraczyu-z-okupantamy-ne-berit-rosijskyh-pasportiv/</text:a>
</text:p>
      <!--NEWS-->
      <text:h text:style-name="P10" text:outline-level="1">
<text:span text:style-name="T4">
Викрито ділків, які профінансували бойовиків «днр» на понад 50 млн грн</text:span>
</text:h>
      <text:p text:style-name="P4">
Author: ['АРМІЯINFORM']</text:p>
      <text:p text:style-name="P4">
Time: 2023-05-03T31:00:00-04:00</text:p>
      <text:p text:style-name="P4">
Description: Служба безпеки і Державне бюро розслідувань викрили масштабну схему фінансув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9e960fdb8b78d89dd0465ff46e217aa.jpeg" text:style-name="Internet_20_link" text:visited-style-name="Visited_20_Internet_20_Link">
19e960fdb8b78d89dd0465ff46e217aa.jpeg</text:a>
']</text:p>
      <text:p text:style-name="P4">
Tags: ['STOPRUSSIA', 'АГРЕСІЯ РФ', 'ВТОРГНЕННЯ РФ', 'КОЛАБОРАНТИ', 'СБУ']</text:p>
      <text:p text:style-name="P4">
Category: News</text:p>
      <!--METADATA-->
      <text:p text:style-name="P4">
<draw:frame draw:style-name="fr1" draw:name="Image254" text:anchor-type="as-char" svg:width="6.9236in" svg:height="4.615733in" draw:z-index="0">
<draw:image xlink:href="../Images/AРМІЯINFORM/2023-05-03T31-00-00-04-00/19e960fdb8b78d89dd0465ff46e217aa.jpeg" xlink:type="simple" xlink:show="embed" xlink:actuate="onLoad" draw:mime-type="image/jpeg"/>
</draw:frame>
</text:p>
      <text:p text:style-name="P4">
Служба безпеки і Державне бюро розслідувань викрили масштабну схемуфінансування терористичної організації «днр». Оборудка діяла до початкуповномасштабного вторгнення і поповнила «бюджет» бойовиків на загальну сумупонад 50 млн у гривневому еквіваленті.</text:p>
      <text:p text:style-name="P4">
У результаті комплексних заходів у Вінниці та Житомирі викрито організаторівоборудки.</text:p>
      <text:p text:style-name="P4">
Зловмисники налагодили постачання гірничого обладнання з тимчасово окупованоїДонеччини на підконтрольну Україні територію.</text:p>
      <text:p text:style-name="P4">
Такий «товарообіг» забезпечив регулярні надходження до «бюджету» терористичноїорганізації «днр» у вигляді «податків» і «зборів».</text:p>
      <text:p text:style-name="P4">
Надалі ці гроші були спрямовані на матеріально-технічне забезпечення бойовиківна східному фронті.</text:p>
      <text:p text:style-name="P4">
Для обходу заборони на торгівлю із тимчасово захопленими підприємствамиДонеччини ділки створили мережу фіктивних комерційних структур у Житомирськійобласті та в росії.</text:p>
      <text:p text:style-name="P4">
Розрахунки здійснювали через підсанкційні фінустанови країни-агресора.</text:p>
      <text:p text:style-name="P4">
Наразі слідчі ДБР повідомили трьом організаторам «схеми» про підозру зафінансування тероризму. Серед підозрюваних – директор та головний бухгалтержитомирського приватного підприємства.</text:p>
      <text:p text:style-name="P4">
Триває розслідування для встановлення всіх обставин злочину та притягненнявинних до відповідальності.</text:p>
      <text:p text:style-name="P4">
Планується винесення на розгляд РНБО України пропозицій щодо застосуваннясанкцій до російських компаній, залучених до оборудки.</text:p>
      <text:p text:style-name="P4">
Заходи з викриття злочину проводили співробітники СБУ у Вінницькій областіспільно з ДБР за процесуального керівництва органів прокуратури.</text:p>
      <text:p text:style-name="P4">
Source: <text:a xlink:type="simple" xlink:href="https://armyinform.com.ua/2023/05/03/vykryto-dilkiv-yaki-profinansuvaly-bojovykiv-dnr-na-ponad-50-mln-grn/" text:style-name="Internet_20_link" text:visited-style-name="Visited_20_Internet_20_Link">
https://armyinform.com.ua/2023/05/03/vykryto-dilkiv-yaki-profinansuvaly-bojovykiv-dnr-na-ponad-50-mln-grn/</text:a>
</text:p>
      <!--NEWS-->
      <text:h text:style-name="P10" text:outline-level="1">
<text:span text:style-name="T4">
Ігор Клименко: «Гвардія наступу» поповнилася ще однією бригадою – «Хартією»</text:span>
</text:h>
      <text:p text:style-name="P4">
Author: ['АРМІЯINFORM']</text:p>
      <text:p text:style-name="P4">
Time: 2023-05-03T32:00:00-04:00</text:p>
      <text:p text:style-name="P4">
Description: Від кожного військового залежить успішність операції на тому чи іншому напрямку. Про ц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d1d89f64a4bc565a160882c932945497-1.jpeg" text:style-name="Internet_20_link" text:visited-style-name="Visited_20_Internet_20_Link">
d1d89f64a4bc565a160882c932945497-1.jpeg</text:a>
']</text:p>
      <text:p text:style-name="P4">
Tags: ['STOPRUSSIA', 'АГРЕСІЯ РФ', 'ВТОРГНЕННЯ РФ', 'ГВАРДІЯ НАСТУПУ', 'ІГОР КЛИМЕНКО']</text:p>
      <text:p text:style-name="P4">
Category: News</text:p>
      <!--METADATA-->
      <text:p text:style-name="P4">
<draw:frame draw:style-name="fr1" draw:name="Image255" text:anchor-type="as-char" svg:width="6.9236in" svg:height="4.330592in" draw:z-index="0">
<draw:image xlink:href="../Images/AРМІЯINFORM/2023-05-03T32-00-00-04-00/d1d89f64a4bc565a160882c932945497-1.jpeg" xlink:type="simple" xlink:show="embed" xlink:actuate="onLoad" draw:mime-type="image/jpeg"/>
</draw:frame>
 Ілюстративнефото</text:p>
      <text:p text:style-name="P4">
Від кожного військового залежить успішність операції на тому чи іншомунапрямку. Про це Міністр внутрішніх справ України Ігор Клименко заявиввідповідаючи на питання щодо підготовки бійців штурмових бригад «Гвардіїнаступу».</text:p>
      <text:p text:style-name="P4">
Глава відомства Ігор Клименко розповів, що вісім бригад вже повністюсформовані. Нещодавно «Гвардія наступу» поповнилася ще однією бригадою –«Хартією»:</text:p>
      <text:p text:style-name="P4">
«Ми доозброюємо бригади, які вже сформовані, вони пройдуть відповідне навчання– це 2-3 тижні, і паралельно приступаємо до формування додаткових підрозділів.Завдання кожної з цих бригад – проведення відповідних наступальних штурмовихдій разом з Силами оборони під час військових операцій».</text:p>
      <text:p text:style-name="P4">
Міністр внутрішніх справ наголосив, що роль людей, які пішли добровольцями уштурмові бригади, буде значущою у майбутньому контрнаступі.</text:p>
      <text:p text:style-name="P4">
«Ми так і вчимо. Бо від кожної бригади, від кожного підрозділу, від кожноговійськовослужбовця і поліцейського буде залежати успішність операції на томучи іншому напрямку», – заявив Ігор Клименко.</text:p>
      <text:p text:style-name="P4">
Глава МВС розповів, що деякі підрозділи «Гвардії наступу» формувалися з нуля,а деякі – вже на базі чинних, зі сформованою структурою, в першу чергу,логістичною:</text:p>
      <text:p text:style-name="P4">
«В таких випадках «кістяк» бригад для успішності був сформований саме ізвійськовослужбовців та поліцейських, які мають досвід бойових дій. Ці люди якраз і вчать добровольців – молодих людей, які перший раз прийшли до лавбригад. Також досвідчені бійці виступають командирами на ланках діяльності тав майбутньому веденні бойових дій».</text:p>
      <text:p text:style-name="P4">
Ігор Клименко наголошує, що навчити командира важко – це завжди тривалий час,а він у нас обмежений, тому у відомстві робили ставку саме на працівників здосвідом бойових дій і досвідом керування підрозділами.</text:p>
      <text:p text:style-name="P4">
<text:span text:style-name="T4">
Джерело:</text:span>
 <text:a xlink:type="simple" xlink:href="https://www.kmu.gov.ua/news/ihor-klymenko-vid-kozhnoho-viiskovoho-zalezhyt-uspishnist-operatsii-na-tomu-chy-inshomu-napriamku" text:style-name="Internet_20_link" text:visited-style-name="Visited_20_Internet_20_Link">
Урядовий портал</text:a>
</text:p>
      <text:p text:style-name="P4">
Source: <text:a xlink:type="simple" xlink:href="https://armyinform.com.ua/2023/05/03/igor-klymenko-gvardiya-nastupu-popovnylasya-shhe-odniyeyu-brygadoyu-hartiyeyu/" text:style-name="Internet_20_link" text:visited-style-name="Visited_20_Internet_20_Link">
https://armyinform.com.ua/2023/05/03/igor-klymenko-gvardiya-nastupu-popovnylasya-shhe-odniyeyu-brygadoyu-hartiyeyu/</text:a>
</text:p>
      <!--NEWS-->
      <text:h text:style-name="P10" text:outline-level="1">
<text:span text:style-name="T4">
Дефіцит комплектування підрозділів в окупаційних адміністраціях сягає 90 відсотків</text:span>
</text:h>
      <text:p text:style-name="P4">
Author: ['АРМІЯINFORM']</text:p>
      <text:p text:style-name="P4">
Time: 2023-05-03T33:00:00-04:00</text:p>
      <text:p text:style-name="P4">
Description: Росіяни не можуть укомплектувати структурні підрозділи окупаційних органів виконавч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63500332_605.jpg" text:style-name="Internet_20_link" text:visited-style-name="Visited_20_Internet_20_Link">
63500332_605.jpg</text:a>
']</text:p>
      <text:p text:style-name="P4">
Tags: ['STOPRUSSIA', 'АГРЕСІЯ РФ', 'ВТОРГНЕННЯ РФ']</text:p>
      <text:p text:style-name="P4">
Category: News</text:p>
      <!--METADATA-->
      <text:p text:style-name="P4">
<draw:frame draw:style-name="fr1" draw:name="Image256" text:anchor-type="as-char" svg:width="6.9236in" svg:height="3.891999in" draw:z-index="0">
<draw:image xlink:href="../Images/AРМІЯINFORM/2023-05-03T33-00-00-04-00/63500332_605.jpg" xlink:type="simple" xlink:show="embed" xlink:actuate="onLoad" draw:mime-type="image/jpeg"/>
</draw:frame>
Ілюстративне фото</text:p>
      <text:p text:style-name="P4">
Росіяни не можуть укомплектувати структурні підрозділи окупаційних органіввиконавчої влади на ТО.</text:p>
      <text:p text:style-name="P4">
Про це <text:a xlink:type="simple" xlink:href="https://sprotyv.mod.gov.ua/defitsyt-komplektuvannya-pidrozdiliv-v-okupatsijnyh-administratsiyah-syagaye-90/" text:style-name="Internet_20_link" text:visited-style-name="Visited_20_Internet_20_Link">
повідомляє</text:a>
 Центр національногоспротиву.</text:p>
      <text:p text:style-name="P4">
В окремих випадках недоукомплектування сягає 90%. Причиною є відмова росіянпрацювати на тимчасово окупованих територіях через ризики й невизначеністьподальшої долі території, адже саме росіяни не впевнені в тому, що вони «тутназавжди».</text:p>
      <text:p text:style-name="P4">
Місцеві ж також переважно або залишили регіон, або відмовляються співпрацюватиз ворогом.</text:p>
      <text:p text:style-name="P4">
Таким чином окупаційні адміністрації досі не можуть повноцінно запустити вроботу й росіяни змушені шукати кадрові ресурси в регіонах.</text:p>
      <text:p text:style-name="P4">
Source: <text:a xlink:type="simple" xlink:href="https://armyinform.com.ua/2023/05/03/deficzyt-komplektuvannya-pidrozdiliv-v-okupaczijnyh-administracziyah-syagaye-90-vidsotkiv/" text:style-name="Internet_20_link" text:visited-style-name="Visited_20_Internet_20_Link">
https://armyinform.com.ua/2023/05/03/deficzyt-komplektuvannya-pidrozdiliv-v-okupaczijnyh-administracziyah-syagaye-90-vidsotkiv/</text:a>
</text:p>
      <!--NEWS-->
      <text:h text:style-name="P10" text:outline-level="1">
<text:span text:style-name="T4">
Доповнено перелік категорій ВПО, які мають право на отримання тимчасового житла</text:span>
</text:h>
      <text:p text:style-name="P4">
Author: ['АРМІЯINFORM']</text:p>
      <text:p text:style-name="P4">
Time: 2023-05-03T34:00:00-04:00</text:p>
      <text:p text:style-name="P4">
Description: Уряд схвалив зміни до Порядку формування фондів житла, призначеного для тимчасо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b74b2bc-depositphotos-552066430-xl.jpg" text:style-name="Internet_20_link" text:visited-style-name="Visited_20_Internet_20_Link">
b74b2bc-depositphotos-552066430-xl.jpg</text:a>
']</text:p>
      <text:p text:style-name="P4">
Tags: ['STOPRUSSIA', 'АГРЕСІЯ РФ', 'ВТОРГНЕННЯ РФ']</text:p>
      <text:p text:style-name="P4">
Category: News</text:p>
      <!--METADATA-->
      <text:p text:style-name="P4">
<draw:frame draw:style-name="fr1" draw:name="Image257" text:anchor-type="as-char" svg:width="6.9236in" svg:height="4.612677in" draw:z-index="0">
<draw:image xlink:href="../Images/AРМІЯINFORM/2023-05-03T34-00-00-04-00/b74b2bc-depositphotos-552066430-xl.jpg" xlink:type="simple" xlink:show="embed" xlink:actuate="onLoad" draw:mime-type="image/jpeg"/>
</draw:frame>
 Ілюстративне фото</text:p>
      <text:p text:style-name="P4">
Уряд схвалив зміни до Порядку формування фондів житла, призначеного длятимчасового проживання внутрішньо переміщених осіб. Цей фонд формуєтьсяорганами місцевого самоврядування.</text:p>
      <text:p text:style-name="P4">
Про це повідомляє <text:a xlink:type="simple" xlink:href="https://www.kmu.gov.ua/news/uriad-dopovnyv-perelik-katehorii-vnutrishno-peremishchenykh-osib-iaki-maiut-pravo-na-otrymannia-tymchasovoho-zhytla" text:style-name="Internet_20_link" text:visited-style-name="Visited_20_Internet_20_Link">
прес-служба</text:a>
 Кабміну 2 травня.</text:p>
      <text:p text:style-name="P4">
Житлові приміщення для тимчасового проживання, зокрема, будуть надаватися зфонду внутрішньо переміщеним особам з-поміж працівників підприємств, що булирелоковані у безпечні регіони. А також – ВПО, які належать до вразливих верствнаселення.</text:p>
      <text:p text:style-name="P4">
Таким чином, уряд затвердив перелік соціально незахищених категорій населенняз-поміж внутрішньо переміщених осіб, які мають право на отримання тимчасовогожитла.</text:p>
      <text:p text:style-name="P4">
До вразливих категорій, зокрема, належать: – особи з інвалідністю; – особивіком понад 60 років; – діти-сироти та позбавлені батьківського піклування; –особи, які самостійно виховують дитину; – сім’ї військовослужбовців, якіберуть безпосередню участь у бойових діях; – багатодітні та малозабезпеченісім’ї тощо.</text:p>
      <text:p text:style-name="P4">
Source: <text:a xlink:type="simple" xlink:href="https://armyinform.com.ua/2023/05/03/dopovneno-perelik-kategorij-vpo-yaki-mayut-pravo-na-otrymannya-tymchasovogo-zhytla/" text:style-name="Internet_20_link" text:visited-style-name="Visited_20_Internet_20_Link">
https://armyinform.com.ua/2023/05/03/dopovneno-perelik-kategorij-vpo-yaki-mayut-pravo-na-otrymannya-tymchasovogo-zhytla/</text:a>
</text:p>
      <!--NEWS-->
      <text:h text:style-name="P10" text:outline-level="1">
<text:span text:style-name="T4">
Уряд удосконалив роботу військово-лікарських комісій</text:span>
</text:h>
      <text:p text:style-name="P4">
Author: ['АРМІЯINFORM']</text:p>
      <text:p text:style-name="P4">
Time: 2023-05-03T35:00:00-04:00</text:p>
      <text:p text:style-name="P4">
Description: Для більш швидкого і зручного проходження військово-лікарської експертизи ухвале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vlk.jpg" text:style-name="Internet_20_link" text:visited-style-name="Visited_20_Internet_20_Link">
vlk.jpg</text:a>
']</text:p>
      <text:p text:style-name="P4">
Tags: ['STOPRUSSIA', 'АГРЕСІЯ РФ', 'ВЛК', 'УРЯД УКРАЇНИ']</text:p>
      <text:p text:style-name="P4">
Category: News</text:p>
      <!--METADATA-->
      <text:p text:style-name="P4">
<draw:frame draw:style-name="fr1" draw:name="Image258" text:anchor-type="as-char" svg:width="6.9236in" svg:height="4.15416in" draw:z-index="0">
<draw:image xlink:href="../Images/AРМІЯINFORM/2023-05-03T35-00-00-04-00/vlk.jpg" xlink:type="simple" xlink:show="embed" xlink:actuate="onLoad" draw:mime-type="image/jpeg"/>
</draw:frame>
 Ілюстративнефото</text:p>
      <text:p text:style-name="P4">
Для більш швидкого і зручного проходження військово-лікарської експертизиухвалені законодавчі зміни, які передбачають удосконалення питань оформленнядокументів та лікування військовослужбовців під час дії воєнного стану, атакож документообіг між військовими частинами та закладами охорони здоров’я.Окрім цього, врегульовується можливість розширення мережі військово-лікарськихкомісій (далі — ВЛК) шляхом залучення цивільних закладів охорони здоровʼя.</text:p>
      <text:p text:style-name="P4">
«Це лише перші кроки. Залишається низка процесів, які поступово будеврегульовано: це і надмірна бюрократизація, і розширення пропускноїспроможності та цифровізація процесів ВЛК тощо», — зазначає заступник Міністраохорони здоров’я з питань цифрового розвитку Марія Карчевич.</text:p>
      <text:p text:style-name="P4">
Принцип, коли довідки «ходять» за військовим, а не навпаки, є пріоритетним урозробці та впровадженні змін роботи військово-лікарських комісій.</text:p>
      <text:p text:style-name="P4">
Так, уже розроблені рекомендації щодо організації роботи ВЛК та обслуговуваннявідвідувачів, проводиться пілотування процесів електронного документообігу міжвійськовими частинами й територіальними центрами комплектування та соціальноїпідтримки, військовими закладами охорони здоров’я, розгорнуто в тестовомурежимі електронну чергу в окремих гарнізонних ВЛК, триває забезпеченнякомп’ютерною технікою військових закладів тощо.</text:p>
      <text:p text:style-name="P4">
<text:span text:style-name="T4">
Джерело:</text:span>
 <text:a xlink:type="simple" xlink:href="https://www.kmu.gov.ua/news/moz-uriad-udoskonalyv-robotu-viiskovo-likarskykh-komisii" text:style-name="Internet_20_link" text:visited-style-name="Visited_20_Internet_20_Link">
<text:span text:style-name="T5">
Урядовий портал</text:span>
</text:a>
</text:p>
      <text:p text:style-name="P4">
Source: <text:a xlink:type="simple" xlink:href="https://armyinform.com.ua/2023/05/03/uryad-udoskonalyv-robotu-vijskovo-likarskyh-komisij/" text:style-name="Internet_20_link" text:visited-style-name="Visited_20_Internet_20_Link">
https://armyinform.com.ua/2023/05/03/uryad-udoskonalyv-robotu-vijskovo-likarskyh-komisij/</text:a>
</text:p>
      <!--NEWS-->
      <text:h text:style-name="P10" text:outline-level="1">
<text:span text:style-name="T4">
росіяни продовжують проводити дезінформаційні кампанії на ТОТ</text:span>
</text:h>
      <text:p text:style-name="P4">
Author: ['АРМІЯINFORM']</text:p>
      <text:p text:style-name="P4">
Time: 2023-05-03T36:00:00-04:00</text:p>
      <text:p text:style-name="P4">
Description: Окупанти продовжують активно проводити в мережі Інтернет інформаційні антиукраїнськ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400_0_1651369041-5866.webp" text:style-name="Internet_20_link" text:visited-style-name="Visited_20_Internet_20_Link">
400_0_1651369041-5866.webp</text:a>
']</text:p>
      <text:p text:style-name="P4">
Tags: ['STOPRUSSIA', 'АГРЕСІЯ РФ', 'ВТОРГНЕННЯ РФ', 'ДЕЗІНФОРМАЦІЯ']</text:p>
      <text:p text:style-name="P4">
Category: News</text:p>
      <!--METADATA-->
      <text:p text:style-name="P4">
<draw:frame draw:style-name="fr1" draw:name="Image259" text:anchor-type="as-char" svg:width="6.9236in" svg:height="4.621503in" draw:z-index="0">
<draw:image xlink:href="../ConvertedIMGs/AРМІЯINFORM/2023-05-03T36-00-00-04-00/400_0_1651369041-5866.png" xlink:type="simple" xlink:show="embed" xlink:actuate="onLoad" draw:mime-type="image/png"/>
</draw:frame>
 Ілюстративне фото</text:p>
      <text:p text:style-name="P4">
Окупанти продовжують активно проводити в мережі Інтернет інформаційніантиукраїнські кампанії. Центр національного спротиву<text:a xlink:type="simple" xlink:href="https://sprotyv.mod.gov.ua/rosiyany-prodovzhuyut-provodyty-dezinformatsijni-kampaniyi-na-tot/" text:style-name="Internet_20_link" text:visited-style-name="Visited_20_Internet_20_Link">
підсумував</text:a>
 головні наративи ворожої пропаганди.</text:p>
      <text:p text:style-name="P4">
Так, за минулий місяць основна теза – «лише перемога над нацизмом в Україніможе дозволити гарантувати росії безпеку, відновити стабільність в ЄС». Наряду з цим, були інші тези та наративи, якими росіяни намагалися в першу чергувплинути на внутрішню цільову аудиторію, яка не зовсім любить перевірятиінформацію, яку на «блюдечку» подають російські пропагандисти. Зокрема:</text:p>
      <ul>
        <li>
«візит генсека НАТО до Києва свідчить про намір Північноатлантичного альянсу продовжувати процес інтеграції України в Західний світ, що вказує на правильність рішення щодо початку «сво»»;  * «злочинні дії Києва підтверджують необхідність продовження «сво» до виконання всіх її завдань»;  * «Україна назавжди втратила території, які раніше самовизначилися»;  * «візит президента рф до «лнр» Херсонської області – демонстрація впевненості рф у своїх діях»;  * «кремль приділяє особливу увагу військовослужбовцям, які виконують завдання «сво», надаючи їм гарантії та соціальну підтримку»;</li>
      </ul>
      <text:p text:style-name="P4">
Крім цього, з метою припинення бойових дій та бажанням окупантів виграти часдля перегрупування своїх військ, російська сторона поширила наступні наративи:</text:p>
      <ul>
        <li>
«необхідність створення умов для переговорів;  * «країни Заходу не можуть бути посередниками у переговорному процесі»;  * «мирний план КНР, як нова альтернатива вирішенню кризового питання на Україні»;  * «колективний Захід веде війну проти росії»;  * «безперспективність спроб Заходу ізолювати рф від зовнішньої політики»</li>
      </ul>
      <text:p text:style-name="P4">
Попри тони фейків та дезінформації, які російська пропаганда поширює вІнтернеті, Центр національного спротиву закликає українців читати виключноперевірені та офіційні джерела.</text:p>
      <text:p text:style-name="P4">
Source: <text:a xlink:type="simple" xlink:href="https://armyinform.com.ua/2023/05/03/rosiyany-prodovzhuyut-provodyty-dezinformaczijni-kampaniyi-na-tot/" text:style-name="Internet_20_link" text:visited-style-name="Visited_20_Internet_20_Link">
https://armyinform.com.ua/2023/05/03/rosiyany-prodovzhuyut-provodyty-dezinformaczijni-kampaniyi-na-tot/</text:a>
</text:p>
      <!--NEWS-->
      <text:h text:style-name="P10" text:outline-level="1">
<text:span text:style-name="T4">
Наша авіація завдала 8 ударів по районах зосередження противника</text:span>
</text:h>
      <text:p text:style-name="P4">
Author: ['АРМІЯINFORM']</text:p>
      <text:p text:style-name="P4">
Time: 2023-05-03T37:00:00-04:00</text:p>
      <text:p text:style-name="P4">
Description: Про це повідомляє Генеральний штаб ЗС України.  — Авіація Сил оборони за минулу доб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6/foto-aviacziya.jpg" text:style-name="Internet_20_link" text:visited-style-name="Visited_20_Internet_20_Link">
foto-aviacziya.jpg</text:a>
']</text:p>
      <text:p text:style-name="P4">
Tags: ['STOPRUSSIA', 'АГРЕСІЯ РФ', 'ВТОРГНЕННЯ РФ', 'ГШ ЗСУ', 'ХРОНІКА ОБОРОНИ']</text:p>
      <text:p text:style-name="P4">
Category: News</text:p>
      <!--METADATA-->
      <text:p text:style-name="P4">
<draw:frame draw:style-name="fr1" draw:name="Image260" text:anchor-type="as-char" svg:width="6.9236in" svg:height="5.385022in" draw:z-index="0">
<draw:image xlink:href="../Images/AРМІЯINFORM/2023-05-03T37-00-00-04-00/foto-aviacziya.jpg" xlink:type="simple" xlink:show="embed" xlink:actuate="onLoad" draw:mime-type="image/jpeg"/>
</draw:frame>
Ілюстративне фото</text:p>
      <text:p text:style-name="P4">
<text:span text:style-name="T4">
🔥 Ситуація щодо російського вторгнення</text:span>
</text:p>
      <text:p text:style-name="P4">
Про це<text:a xlink:type="simple" xlink:href="https://www.facebook.com/GeneralStaff.ua/posts/pfbid02PmAaExP65MNgzjhmW4pndBTM7CPjihLDYNq6Hyda9bF18jDs5zUXTGFajUAErpqyl" text:style-name="Internet_20_link" text:visited-style-name="Visited_20_Internet_20_Link">
повідомляє</text:a>
Генеральний штаб ЗС України.</text:p>
      <text:p text:style-name="P4">
— Авіація Сил оборони за минулу добу завдала 8 ударів по районах зосередженняособового складу противника, а підрозділи ракетних військ і артилерії уразили1 пункт управління, 12 районів зосередження озброєння та військової техніки, 4склади боєприпасів, 1 засіб протиповітряної оборони та ще одну важливу цільпротивника, — йдеться у зведенні.</text:p>
      <text:p text:style-name="P4">
Source: <text:a xlink:type="simple" xlink:href="https://armyinform.com.ua/2023/05/03/nasha-aviacziya-zavdala-8-udariv-po-rajonah-zoseredzhennya-protyvnyka-2/" text:style-name="Internet_20_link" text:visited-style-name="Visited_20_Internet_20_Link">
https://armyinform.com.ua/2023/05/03/nasha-aviacziya-zavdala-8-udariv-po-rajonah-zoseredzhennya-protyvnyka-2/</text:a>
</text:p>
      <!--NEWS-->
      <text:h text:style-name="P10" text:outline-level="1">
<text:span text:style-name="T4">
Окупанти завдали 3 ракетних та 39 авіаційних ударів по наших позиціях</text:span>
</text:h>
      <text:p text:style-name="P4">
Author: ['АРМІЯINFORM']</text:p>
      <text:p text:style-name="P4">
Time: 2023-05-03T38:00:00-04:00</text:p>
      <text:p text:style-name="P4">
Description: Про це повідомляє Генеральний штаб ЗС України.  — Минулої доби противник завд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52833.jpg" text:style-name="Internet_20_link" text:visited-style-name="Visited_20_Internet_20_Link">
252833.jpg</text:a>
']</text:p>
      <text:p text:style-name="P4">
Tags: ['STOPRUSSIA', 'АГРЕСІЯ РФ', 'ВТОРГНЕННЯ РФ', 'ГШ ЗСУ']</text:p>
      <text:p text:style-name="P4">
Category: News</text:p>
      <!--METADATA-->
      <text:p text:style-name="P4">
<draw:frame draw:style-name="fr1" draw:name="Image261" text:anchor-type="as-char" svg:width="6.9236in" svg:height="3.893007in" draw:z-index="0">
<draw:image xlink:href="../Images/AРМІЯINFORM/2023-05-03T38-00-00-04-00/252833.jpg" xlink:type="simple" xlink:show="embed" xlink:actuate="onLoad" draw:mime-type="image/jpeg"/>
</draw:frame>
</text:p>
      <text:p text:style-name="P4">
<text:span text:style-name="T4">
🔥 Ситуація щодо російського вторгнення</text:span>
</text:p>
      <text:p text:style-name="P4">
Про це<text:a xlink:type="simple" xlink:href="https://www.facebook.com/GeneralStaff.ua/posts/pfbid02PmAaExP65MNgzjhmW4pndBTM7CPjihLDYNq6Hyda9bF18jDs5zUXTGFajUAErpqyl" text:style-name="Internet_20_link" text:visited-style-name="Visited_20_Internet_20_Link">
повідомляє</text:a>
Генеральний штаб ЗС України.</text:p>
      <text:p text:style-name="P4">
— Минулої доби противник завдав 3 ракетних, 39 авіаційних ударів та здійснив63 обстріли з реактивних систем залпового вогню по позиціях наших військ танаселених пунктах. Постраждали мирні мешканці, зруйновано та пошкодженоприватні житлові будинки та інша цивільна інфраструктура, — йдеться уповідомленні.</text:p>
      <text:p text:style-name="P4">
Окрім цього, вночі російські терористи вчергове атакували нас ударнимидронами-камікадзе «Shahed-136/131». Інформація щодо наслідків цієї атакинаразі уточнюється.</text:p>
      <text:p text:style-name="P4">
Source: <text:a xlink:type="simple" xlink:href="https://armyinform.com.ua/2023/05/03/okupanty-zavdaly-3-raketnyh-ta-39-aviaczijnyh-udariv-po-nashym-pozycziyam/" text:style-name="Internet_20_link" text:visited-style-name="Visited_20_Internet_20_Link">
https://armyinform.com.ua/2023/05/03/okupanty-zavdaly-3-raketnyh-ta-39-aviaczijnyh-udariv-po-nashym-pozycziyam/</text:a>
</text:p>
      <!--NEWS-->
      <text:h text:style-name="P10" text:outline-level="1">
<text:span text:style-name="T4">
На Херсонщині окупанти погрожують депортувати мешканців за відмову від паспорта рф</text:span>
</text:h>
      <text:p text:style-name="P4">
Author: ['АРМІЯINFORM']</text:p>
      <text:p text:style-name="P4">
Time: 2023-05-03T39:00:00-04:00</text:p>
      <text:p text:style-name="P4">
Description: Про це повідомляє Генеральний штаб ЗС України.  Російські окупанти продовжую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rosijska-federacziya-pasport.webp" text:style-name="Internet_20_link" text:visited-style-name="Visited_20_Internet_20_Link">
rosijska-federacziya-pasport.webp</text:a>
']</text:p>
      <text:p text:style-name="P4">
Tags: ['STOPRUSSIA', 'АГРЕСІЯ РФ', 'ВТОРГНЕННЯ РФ', 'ГШ ЗСУ']</text:p>
      <text:p text:style-name="P4">
Category: News</text:p>
      <!--METADATA-->
      <text:p text:style-name="P4">
<draw:frame draw:style-name="fr1" draw:name="Image262" text:anchor-type="as-char" svg:width="6.9236in" svg:height="3.894525in" draw:z-index="0">
<draw:image xlink:href="../ConvertedIMGs/AРМІЯINFORM/2023-05-03T39-00-00-04-00/rosijska-federacziya-pasport.png" xlink:type="simple" xlink:show="embed" xlink:actuate="onLoad" draw:mime-type="image/png"/>
</draw:frame>
 Фото ілюстративне <text:span text:style-name="T4">
🔥 Ситуація щодо російського вторгнення</text:span>
</text:p>
      <text:p text:style-name="P4">
Про це<text:a xlink:type="simple" xlink:href="https://www.facebook.com/GeneralStaff.ua/posts/pfbid02PmAaExP65MNgzjhmW4pndBTM7CPjihLDYNq6Hyda9bF18jDs5zUXTGFajUAErpqyl" text:style-name="Internet_20_link" text:visited-style-name="Visited_20_Internet_20_Link">
повідомляє</text:a>
Генеральний штаб ЗС України.</text:p>
      <text:p text:style-name="P4">
Російські окупанти продовжують примусову паспортизацію населення тимчасовозайнятої території Херсонської області. Щоб пришвидшити цей процес загарбникипроводять демонстративні рейдові заходи, які мають на меті залякати місцевенаселення можливою депортацією та відчуженням майна.</text:p>
      <text:p text:style-name="P4">
— Зміст заходів полягає у тому, що до населеного пункту прибуває колонапорожніх автобусів у супроводі представників фсб, які, посилаючись нанещодавно підписаний президентом рф указ про депортацію з окупованих територійосіб без російського громадянства, ставлять людям радикальну умову: абовідмова від українського паспорта на користь російського, або негайневиселення з конфіскацією майна, — зазначається у повідомленні.</text:p>
      <text:p text:style-name="P4">
Source: <text:a xlink:type="simple" xlink:href="https://armyinform.com.ua/2023/05/03/na-hersonshhyni-okupanty-pogrozhuyut-deportuvaty-meshkancziv-za-vidmovu-vid-pasporta-rf/" text:style-name="Internet_20_link" text:visited-style-name="Visited_20_Internet_20_Link">
https://armyinform.com.ua/2023/05/03/na-hersonshhyni-okupanty-pogrozhuyut-deportuvaty-meshkancziv-za-vidmovu-vid-pasporta-rf/</text:a>
</text:p>
      <!--NEWS-->
      <text:h text:style-name="P10" text:outline-level="1">
<text:span text:style-name="T4">
Сили оборони за добу ліквідували понад 500 окупантів, знищили 6 ББМ і 16 артсистем</text:span>
</text:h>
      <text:p text:style-name="P4">
Author: ['АРМІЯINFORM']</text:p>
      <text:p text:style-name="P4">
Time: 2023-05-03T40:00:00-04:00</text:p>
      <text:p text:style-name="P4">
Description: Загальні бойові втрати противника з 24.02.22 по 03.05.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82b54081-55fa-4eb4-af17-c44ef09c9312-scaled.jpg" text:style-name="Internet_20_link" text:visited-style-name="Visited_20_Internet_20_Link">
82b54081-55fa-4eb4-af17-c44ef09c9312-scaled.jpg</text:a>
']</text:p>
      <text:p text:style-name="P4">
Tags: ['STOPRUSSIA', 'АГРЕСІЯ РФ', 'ВТОРГНЕННЯ РФ', 'ВТРАТИ ВОРОГА', 'ГШ ЗСУ']</text:p>
      <text:p text:style-name="P4">
Category: News</text:p>
      <!--METADATA-->
      <text:p text:style-name="P4">
<draw:frame draw:style-name="fr1" draw:name="Image263" text:anchor-type="as-char" svg:width="6.9236in" svg:height="6.998606in" draw:z-index="0">
<draw:image xlink:href="../Images/AРМІЯINFORM/2023-05-03T40-00-00-04-00/82b54081-55fa-4eb4-af17-c44ef09c9312-scaled.jpg" xlink:type="simple" xlink:show="embed" xlink:actuate="onLoad" draw:mime-type="image/jpeg"/>
</draw:frame>
</text:p>
      <text:p text:style-name="P4">
Загальні бойові втрати противника з 24.02.22 по 03.05.23 орієнтовностановлять:</text:p>
      <ul>
        <li>
<text:span text:style-name="T4">
особового складу ‒</text:span>
 191940 (+520) осіб ліквідовано  * <text:span text:style-name="T4">
танків ‒</text:span>
 3702 (+1)  * <text:span text:style-name="T4">
бойових броньованих машин ‒</text:span>
 7199 (+6)  * <text:span text:style-name="T4">
артилерійських систем ‒</text:span>
 2946 (+16)  * <text:span text:style-name="T4">
РСЗВ ‒</text:span>
 544 (0)  * <text:span text:style-name="T4">
засоби ППО ‒</text:span>
 300 (+2)  * <text:span text:style-name="T4">
літаків ‒</text:span>
 308 (0)  * <text:span text:style-name="T4">
гелікоптерів ‒</text:span>
 294 (0)  * <text:span text:style-name="T4">
БПЛА оперативно-тактичного рівня ‒</text:span>
 2505 (+28)  * <text:span text:style-name="T4">
крилаті ракети ‒</text:span>
 947 (0)  * <text:span text:style-name="T4">
кораблі / катери ‒</text:span>
 18 (0)  * <text:span text:style-name="T4">
автомобільної техніки та автоцистерн ‒</text:span>
 5865 (+14)  * <text:span text:style-name="T4">
спеціальна техніка ‒</text:span>
 363 (+3)</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03.05.23.</text:p>
      <text:p text:style-name="P4">
Source: <text:a xlink:type="simple" xlink:href="https://armyinform.com.ua/2023/05/03/syly-oborony-za-dobu-likviduvaly-ponad-500-okupantiv-znyshhyly-6-bbm-i-16-artsystem/" text:style-name="Internet_20_link" text:visited-style-name="Visited_20_Internet_20_Link">
https://armyinform.com.ua/2023/05/03/syly-oborony-za-dobu-likviduvaly-ponad-500-okupantiv-znyshhyly-6-bbm-i-16-artsystem/</text:a>
</text:p>
      <!--NEWS-->
      <text:h text:style-name="P10" text:outline-level="1">
<text:span text:style-name="T4">
Уночі сили ППО знищили 21 Shahed-136/131</text:span>
</text:h>
      <text:p text:style-name="P4">
Author: ['АРМІЯINFORM']</text:p>
      <text:p text:style-name="P4">
Time: 2023-05-03T41:00:00-04:00</text:p>
      <text:p text:style-name="P4">
Description: У ніч на 3 травня російські окупанти здійснили атаку України дронами-камікадзе іранськ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geran-shahed.jpg" text:style-name="Internet_20_link" text:visited-style-name="Visited_20_Internet_20_Link">
geran-shahed.jpg</text:a>
']</text:p>
      <text:p text:style-name="P4">
Tags: ['SHAHED-136/131', 'БПЛА', 'КОМАНДУВАННЯ ПОВІТРЯНИХ СИЛ ЗСУ']</text:p>
      <text:p text:style-name="P4">
Category: News</text:p>
      <!--METADATA-->
      <text:p text:style-name="P4">
<draw:frame draw:style-name="fr1" draw:name="Image264" text:anchor-type="as-char" svg:width="6.9236in" svg:height="3.499428in" draw:z-index="0">
<draw:image xlink:href="../Images/AРМІЯINFORM/2023-05-03T41-00-00-04-00/geran-shahed.jpg" xlink:type="simple" xlink:show="embed" xlink:actuate="onLoad" draw:mime-type="image/jpeg"/>
</draw:frame>
Ілюстративне фото</text:p>
      <text:p text:style-name="P4">
У ніч на 3 травня російські окупанти здійснили атаку України дронами-камікадзеіранського виробництва з північного напрямку (брянська область) та з півдня —східне узбережжя Азовського моря.</text:p>
      <text:p text:style-name="P4">
Про це <text:a xlink:type="simple" xlink:href="https://t.me/kpszsu/2494" text:style-name="Internet_20_link" text:visited-style-name="Visited_20_Internet_20_Link">
повідомляє</text:a>
 Командування Повітряних Сил ЗСУ.</text:p>
      <text:p text:style-name="P4">
Всього окупанти застосували до 26 ударних дронів Shahed-136/131.</text:p>
      <text:p text:style-name="P4">
Силами та засобами Повітряних Сил у взаємодії з протиповітряною обороною іншихскладових Сил оборони України знищено 21 ударний БПЛА.</text:p>
      <text:p text:style-name="P4">
Застосовано зенітне ракетне озброєння, авіацію та мобільні вогневі групи взонах відповідальності повітряних командувань «Центр», «Схід» та «Південь».</text:p>
      <text:p text:style-name="P4">
Source: <text:a xlink:type="simple" xlink:href="https://armyinform.com.ua/2023/05/03/vnochi-sylamy-ppo-znyshheno-21-shahed-136-131/" text:style-name="Internet_20_link" text:visited-style-name="Visited_20_Internet_20_Link">
https://armyinform.com.ua/2023/05/03/vnochi-sylamy-ppo-znyshheno-21-shahed-136-131/</text:a>
</text:p>
      <!--NEWS-->
      <text:h text:style-name="P10" text:outline-level="1">
<text:span text:style-name="T4">
На Одещині знищено чергову міну, яку море винесло у прибережну зону</text:span>
</text:h>
      <text:p text:style-name="P4">
Author: ['АРМІЯINFORM']</text:p>
      <text:p text:style-name="P4">
Time: 2023-05-03T42:00:00-04:00</text:p>
      <text:p text:style-name="P4">
Description: Сили оборони виявили чергову протикорабельну міну, яку після шторму винесло на небезпечн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8/mina-1-e1676628134455.jpg" text:style-name="Internet_20_link" text:visited-style-name="Visited_20_Internet_20_Link">
mina-1-e1676628134455.jpg</text:a>
']</text:p>
      <text:p text:style-name="P4">
Tags: ['STOPRUSSIA', 'АГРЕСІЯ РФ', 'ВМС ЗС УКРАЇНИ', 'ВТОРГНЕННЯ РФ', 'МІНА']</text:p>
      <text:p text:style-name="P4">
Category: News</text:p>
      <!--METADATA-->
      <text:p text:style-name="P4">
<draw:frame draw:style-name="fr1" draw:name="Image265" text:anchor-type="as-char" svg:width="6.9236in" svg:height="4.983228in" draw:z-index="0">
<draw:image xlink:href="../Images/AРМІЯINFORM/2023-05-03T42-00-00-04-00/mina-1-e1676628134455.jpg" xlink:type="simple" xlink:show="embed" xlink:actuate="onLoad" draw:mime-type="image/jpeg"/>
</draw:frame>
 Ілюстративне фото</text:p>
      <text:p text:style-name="P4">
Сили оборони виявили чергову протикорабельну міну, яку після шторму винесло нанебезпечну відстань до узбережжя Одещини.</text:p>
      <text:p text:style-name="P4">
Про це<text:a xlink:type="simple" xlink:href="https://www.facebook.com/navy.mil.gov.ua/videos/1509579172779627/" text:style-name="Internet_20_link" text:visited-style-name="Visited_20_Internet_20_Link">
повідомляють</text:a>
Військово-Морські Сили ЗСУ у Фейсбук.</text:p>
      <text:p text:style-name="P4">
«Підрозділом Військово-Морських Сил Збройних Сил України загрозу контрольованоліквідовано», — йдеться в повідомленні.</text:p>
      <text:p text:style-name="P4">
У ВМС ЗСУ закликали пам’ятати про заходи безпеки, що пов’язані з мінноюзагрозою, зокрема після шторму.</text:p>
      <text:p text:style-name="P4">
Source: <text:a xlink:type="simple" xlink:href="https://armyinform.com.ua/2023/05/03/na-odeshhyni-znyshheno-chergovu-minu-yaku-more-vyneslo-u-pryberezhnu-zonu/" text:style-name="Internet_20_link" text:visited-style-name="Visited_20_Internet_20_Link">
https://armyinform.com.ua/2023/05/03/na-odeshhyni-znyshheno-chergovu-minu-yaku-more-vyneslo-u-pryberezhnu-zonu/</text:a>
</text:p>
      <!--NEWS-->
      <text:h text:style-name="P10" text:outline-level="1">
<text:span text:style-name="T4">
БМП Bradley приєдналися до Сил оборони і не дадуть нудьгувати ворогу — Олексій Резніков</text:span>
</text:h>
      <text:p text:style-name="P4">
Author: ['АРМІЯINFORM']</text:p>
      <text:p text:style-name="P4">
Time: 2023-05-03T43:00:00-04:00</text:p>
      <text:p text:style-name="P4">
Description: Міністр оборони України Олексій Резніков у Твіттері повідомив про те, що БМП Bradley, як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foto1.jpeg" text:style-name="Internet_20_link" text:visited-style-name="Visited_20_Internet_20_Link">
foto1.jpeg</text:a>
']</text:p>
      <text:p text:style-name="P4">
Tags: ['BRADLEY', 'ОЛЕКСІЙ РЕЗНІКОВ', 'ОФІЦІЙНО']</text:p>
      <text:p text:style-name="P4">
Category: News</text:p>
      <!--METADATA-->
      <text:p text:style-name="P4">
<draw:frame draw:style-name="fr1" draw:name="Image266" text:anchor-type="as-char" svg:width="6.9236in" svg:height="4.330592in" draw:z-index="0">
<draw:image xlink:href="../Images/AРМІЯINFORM/2023-05-03T43-00-00-04-00/foto1.jpeg" xlink:type="simple" xlink:show="embed" xlink:actuate="onLoad" draw:mime-type="image/jpeg"/>
</draw:frame>
</text:p>
      <text:p text:style-name="P4">
Міністр оборони України Олексій Резніков у Твіттері<text:a xlink:type="simple" xlink:href="https://twitter.com/oleksiireznikov/status/1653497349233049602" text:style-name="Internet_20_link" text:visited-style-name="Visited_20_Internet_20_Link">
повідомив</text:a>
про те, що БМП Bradley, які прибули в Україну, вже на службі Збройних СилУкраїни.</text:p>
      <text:p text:style-name="P4">
«Ви ніколи не дізнаєтеся, поки не спробуєте. Величезний. Потужний. Добреозброєний. Готовий до бою. Зроблено в США. БМП Bradley прибули в Україну таприєдналися до української армії! Обіцяємо: ці машини не дадуть нудьгувати», —написав він і подякував Президенту США Джозефу Байдену, міністру оборони СШАЛлойду Остіну і американському народу.</text:p>
      <text:p text:style-name="P4">
Крім того, Олексій Резніков нагадав, що особисто випробував БМП Bradley: «Мавчесть «приручити» «кошеня» особисто. Це було неймовірно!».</text:p>
      <text:p text:style-name="Quotations">

<text:p text:style-name="P4">
You will never know until you try. Huge. Powerful. Well-armed. Ready for&gt;
 battle. Made in the U.S.A.  &gt;
  Bradley IFVs have arrived in Ukraine and joined&gt;
 <text:a xlink:type="simple" xlink:href="https://twitter.com/hashtag/UAarmy" text:style-name="Internet_20_link" text:visited-style-name="Visited_20_Internet_20_Link">
#UAarmy</text:a>
!  &gt;
  We promise: these machines will not be bored.  &gt;
  Thank you to <text:a xlink:type="simple" xlink:href="https://twitter.com/POTUS" text:style-name="Internet_20_link" text:visited-style-name="Visited_20_Internet_20_Link">
@POTUS</text:a>
 , my&gt;
 colleague <text:a xlink:type="simple" xlink:href="https://twitter.com/SecDef" text:style-name="Internet_20_link" text:visited-style-name="Visited_20_Internet_20_Link">
@SecDef</text:a>
 Lloyd J.&gt;
 Austin III and the… <text:a xlink:type="simple" xlink:href="https://t.co/wrKhVTYsWr" text:style-name="Internet_20_link" text:visited-style-name="Visited_20_Internet_20_Link">
pic.twitter.com/wrKhVTYsWr</text:a>
&gt;
&gt;
 — Oleksii Reznikov (@oleksiireznikov) <text:a xlink:type="simple" xlink:href="https://twitter.com/oleksiireznikov/status/1653497349233049602" text:style-name="Internet_20_link" text:visited-style-name="Visited_20_Internet_20_Link">
May 2,&gt;
 2023</text:a>
</text:p>

</text:p>
      <text:p text:style-name="P4">
Source: <text:a xlink:type="simple" xlink:href="https://armyinform.com.ua/2023/05/03/bmp-bradley-pryyednalysya-do-syl-oborony-i-ne-dadut-nudguvaty-vorogu-oleksij-reznikov/" text:style-name="Internet_20_link" text:visited-style-name="Visited_20_Internet_20_Link">
https://armyinform.com.ua/2023/05/03/bmp-bradley-pryyednalysya-do-syl-oborony-i-ne-dadut-nudguvaty-vorogu-oleksij-reznikov/</text:a>
</text:p>
      <!--NEWS-->
      <text:h text:style-name="P10" text:outline-level="1">
<text:span text:style-name="T4">
В Україні хвилина мовчання</text:span>
</text:h>
      <text:p text:style-name="P4">
Author: ['АРМІЯINFORM']</text:p>
      <text:p text:style-name="P4">
Time: 2023-05-03T44: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67" text:anchor-type="as-char" svg:width="6.9236in" svg:height="3.895992in" draw:z-index="0">
<draw:image xlink:href="../Images/AРМІЯINFORM/2023-05-03T44-00-00-04-00/candle.gif" xlink:type="simple" xlink:show="embed" xlink:actuate="onLoad" draw:mime-type="image/gif"/>
</draw:frame>
</text:p>
      <text:p text:style-name="P4">
Згідно <text:a xlink:type="simple" xlink:href="https://www.president.gov.ua/documents/1432022-41729" text:style-name="Internet_20_link" text:visited-style-name="Visited_20_Internet_20_Link">
з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5/03/v-ukrayini-hvylyna-movchannya/" text:style-name="Internet_20_link" text:visited-style-name="Visited_20_Internet_20_Link">
https://armyinform.com.ua/2023/05/03/v-ukrayini-hvylyna-movchannya/</text:a>
</text:p>
      <!--NEWS-->
      <text:h text:style-name="P10" text:outline-level="1">
<text:span text:style-name="T4">
Данія надсилає Україні найбільший пакет допомоги: Усе — для успішного контрнаступу</text:span>
</text:h>
      <text:p text:style-name="P4">
Author: ['АРМІЯINFORM']</text:p>
      <text:p text:style-name="P4">
Time: 2023-05-03T45:00:00-04:00</text:p>
      <text:p text:style-name="P4">
Description: Данія виділила для Збройних Сил України найбільший пакет допомоги для посил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denmark.jpg" text:style-name="Internet_20_link" text:visited-style-name="Visited_20_Internet_20_Link">
denmark.jpg</text:a>
']</text:p>
      <text:p text:style-name="P4">
Tags: ['STOPRUSSIA', 'ДОПОМОГА ПАРТНЕРІВ', 'КОРОЛІВСТВО ДАНІЯ', 'СВІТ ПІДТРИМУЄ УКРАЇНУ']</text:p>
      <text:p text:style-name="P4">
Category: News</text:p>
      <!--METADATA-->
      <text:p text:style-name="P4">
<draw:frame draw:style-name="fr1" draw:name="Image268" text:anchor-type="as-char" svg:width="6.9236in" svg:height="3.894525in" draw:z-index="0">
<draw:image xlink:href="../Images/AРМІЯINFORM/2023-05-03T45-00-00-04-00/denmark.jpg" xlink:type="simple" xlink:show="embed" xlink:actuate="onLoad" draw:mime-type="image/jpeg"/>
</draw:frame>
</text:p>
      <text:p text:style-name="P4">
Данія виділила для Збройних Сил України найбільший пакет допомоги дляпосилення спроможності України вести наступ у найближчі місяці.</text:p>
      <text:p text:style-name="P4">
Про це йдеться у <text:a xlink:type="simple" xlink:href="https://www.fmn.dk/da/nyheder/2023/danmark-sender-storste-donationspakke-til-ukraine-til-dato/" text:style-name="Internet_20_link" text:visited-style-name="Visited_20_Internet_20_Link">
повідомленні</text:a>
 оборонного відомстваДанії.</text:p>
      <text:p text:style-name="P4">
До пакету увійшли машини та обладнання для розмінування, боєприпаси, польовімости, а також фінансовий внесок у закупівлю систем ППО.</text:p>
      <text:p text:style-name="P4">
Загальна вартість нової допомоги становить 1,7 мільярда данських крон (<text:span text:style-name="T5">
приблизно 9,2 млрд грн</text:span>
 <text:span text:style-name="T5">
— ред.</text:span>
 ).</text:p>
      <text:p text:style-name="P4">
«Ми знаємо, що росіяни закріпилися на окупованих територіях України окопами,мінними полями та іншими перешкодами, які мають зупинити український наступ.Обладнання в пакеті допомоги є важливим, аби прокласти шлях українським танкамі бронетехніці на передовій», — сказав виконуючий обов'язки міністра оборониДанії Троелс Поульсен.</text:p>
      <text:p text:style-name="P4">
Водночас, міністр закордонних справ Данії Ларс Расмуссен повідомив, щозагальна допомога від Данії Україні сягнула 11 мільярдів данських крон ( <text:span text:style-name="T5">
59,5млрд грн</text:span>
 <text:span text:style-name="T5">
— ред.</text:span>
 ).</text:p>
      <text:p text:style-name="P4">
«Український бойовий дух вражає. Україна бореться за безпеку всієї Європи, апотреба у військовій підтримці залишається гострою. Я сам це відчув, колиминулого тижня зустрічався в Одесі зі своїм колегою — українським міністромзакордонних справ», — підкреслив Ларс Расмуссен.</text:p>
      <text:p text:style-name="P4">
Нагадаємо, глава українського зовнішньополітичного відомства Дмитро Кулеба<text:a xlink:type="simple" xlink:href="https://armyinform.com.ua/2023/04/20/daniya-ta-niderlandy-peredadut-ukrayini-shhe-14-tankiv-leopard-2/" text:style-name="Internet_20_link" text:visited-style-name="Visited_20_Internet_20_Link">
повідомив</text:a>
, що Данія та Нідерландипередадуть Україні ще 14 танків Leopard 2.</text:p>
      <text:p text:style-name="P4">
Source: <text:a xlink:type="simple" xlink:href="https://armyinform.com.ua/2023/05/03/daniya-nadsylaye-ukrayini-najbilshyj-paket-dopomogy-use-dlya-uspishnogo-kontrnastupu/" text:style-name="Internet_20_link" text:visited-style-name="Visited_20_Internet_20_Link">
https://armyinform.com.ua/2023/05/03/daniya-nadsylaye-ukrayini-najbilshyj-paket-dopomogy-use-dlya-uspishnogo-kontrnastupu/</text:a>
</text:p>
      <!--NEWS-->
      <text:h text:style-name="P10" text:outline-level="1">
<text:span text:style-name="T4">
За добу рятувальники понад 200 разів виїжджали на ліквідацію наслідків ворожих обстрілів</text:span>
</text:h>
      <text:p text:style-name="P4">
Author: ['АРМІЯINFORM']</text:p>
      <text:p text:style-name="P4">
Time: 2023-05-03T46:00:00-04:00</text:p>
      <text:p text:style-name="P4">
Description: Протягом минулої доби, 2 травня, підрозділи Державної служби України з надзвича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pozhezha-1.jpg" text:style-name="Internet_20_link" text:visited-style-name="Visited_20_Internet_20_Link">
pozhezha-1.jpg</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269" text:anchor-type="as-char" svg:width="6.9236in" svg:height="4.635046in" draw:z-index="0">
<draw:image xlink:href="../Images/AРМІЯINFORM/2023-05-03T46-00-00-04-00/pozhezha-1.jpg" xlink:type="simple" xlink:show="embed" xlink:actuate="onLoad" draw:mime-type="image/jpeg"/>
</draw:frame>
Ілюстративне фото</text:p>
      <text:p text:style-name="P4">
Протягом минулої доби, <text:span text:style-name="T4">
2 травня,</text:span>
 підрозділи Державної служби України знадзвичайних ситуацій <text:span text:style-name="T4">
здійснили 203 виїзди</text:span>
 на ліквідацію наслідківобстрілів окупантами населених пунктів та об’єктів інфраструктури. Ліквідовано9 пожеж. Надано психологічну допомогу 109 особам.</text:p>
      <text:p text:style-name="P4">
Про це йдеться у <text:a xlink:type="simple" xlink:href="https://dsns.gov.ua/uk/news/nadzvicaini-podiyi/operativna-informaciia-dsns-shhodo-naslidkiv-vedennia-boiovix-dii-rosiiskoiu-federacijeiu-145" text:style-name="Internet_20_link" text:visited-style-name="Visited_20_Internet_20_Link">
повідомленні</text:a>
 ДСНС України.</text:p>
      <text:p text:style-name="P4">
З початку війни здійснено 92 272 виїзди на ліквідацію наслідків обстрілів,ліквідовано 14 397 пожеж, врятовано 4030 осіб, надано психологічну допомогу212 278 особам.</text:p>
      <text:p text:style-name="P4">
Source: <text:a xlink:type="simple" xlink:href="https://armyinform.com.ua/2023/05/03/za-dobu-ryatuvalnyky-ponad-200-raziv-vyyizhdzhaly-na-likvidacziyu-naslidkiv-vorozhyh-obstriliv/" text:style-name="Internet_20_link" text:visited-style-name="Visited_20_Internet_20_Link">
https://armyinform.com.ua/2023/05/03/za-dobu-ryatuvalnyky-ponad-200-raziv-vyyizhdzhaly-na-likvidacziyu-naslidkiv-vorozhyh-obstriliv/</text:a>
</text:p>
      <!--NEWS-->
      <text:h text:style-name="P10" text:outline-level="1">
<text:span text:style-name="T4">
Верховна Рада дозволила достроково присвоювати чергове військове звання вдруге</text:span>
</text:h>
      <text:p text:style-name="P4">
Author: ['Володимир Поліщук']</text:p>
      <text:p text:style-name="P4">
Time: 2023-05-03T47:00:00-04:00</text:p>
      <text:p text:style-name="P4">
Description: Учора Верховна Рада України внесла зміни до законодавства та надала право з момент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fdb73c1bc54f87fc5074df8fa9716b782592e898.png" text:style-name="Internet_20_link" text:visited-style-name="Visited_20_Internet_20_Link">
fdb73c1bc54f87fc5074df8fa9716b782592e898.png</text:a>
']</text:p>
      <text:p text:style-name="P4">
Tags: ['ВЕРХОВНА РАДА', 'ВТОРГНЕННЯ РФ', 'СОЦЗАХИСТ ПІД ЧАС ВІЙНИ']</text:p>
      <text:p text:style-name="P4">
Category: News</text:p>
      <!--METADATA-->
      <text:p text:style-name="P4">
<draw:frame draw:style-name="fr1" draw:name="Image270" text:anchor-type="as-char" svg:width="6.9236in" svg:height="3.894525in" draw:z-index="0">
<draw:image xlink:href="../Images/AРМІЯINFORM/2023-05-03T47-00-00-04-00/fdb73c1bc54f87fc5074df8fa9716b782592e898.png" xlink:type="simple" xlink:show="embed" xlink:actuate="onLoad" draw:mime-type="image/png"/>
</draw:frame>
 Фото:sud.ua</text:p>
      <text:p text:style-name="P4">
Учора Верховна Рада України внесла зміни до законодавства та надала право змоменту введення воєнного стану або оголошення стану війни чи фактичногопочатку воєнних дій достроково присвоювати чергове військове звання вдруге.</text:p>
      <text:p text:style-name="P4">
Раніше, згідно з нашим законодавством, військове керівництво могло заохотитипідлеглий особовий склад шляхом дострокового присвоєння чергового військовогозвання лише один раз за весь час проходження військової служби.</text:p>
      <text:p text:style-name="P4">
Розробники законопроєкту у своїй <text:a xlink:type="simple" xlink:href="https://itd.rada.gov.ua/billInfo/Bills/pubFile/1514995" text:style-name="Internet_20_link" text:visited-style-name="Visited_20_Internet_20_Link">
пояснювальнійзаписці</text:a>
обґрунтовували необхідність внесення змін до статті 29 Дисциплінарного статутуЗСУ так: «… ураховуючи ситуацію, яка склалася в Україні у зв’язку зі збройноюагресією російської федерації, існує необхідність надання можливостізаохочувати військовослужбовців шляхом дострокового присвоєння черговоговійськового звання вдруге».</text:p>
      <text:p text:style-name="P4">
На думку народних депутатів, такі зміни «стимулюватимуть українськихзахисників удосконалювати свою спеціальну підготовку, організаторськіздібності у складних умовах сучасного бою».</text:p>
      <text:p text:style-name="P4">
Застосовуючи цей вид заохочення військове керівництво зможе «присвоюватичергове військове звання вдруге, але не раніше ніж через шість місяців післяприсвоєння попереднього військового звання».</text:p>
      <text:p text:style-name="P4">
Отже, від лейтенанта до капітана, від старшого лейтенанта до майора… і такдалі, можна «дорости» за один рік. Утім, на таке швидке кар’єрне зростаннязможуть розраховувати ті захисники і захисниці нашої країни, котрі під кулямиборонять її від рашистського агресора.</text:p>
      <text:p text:style-name="P4">
Закон, за який проголосувало 265 депутатів, набере чинності після йогопідписання Президентом України та оприлюднення.</text:p>
      <text:p text:style-name="P4">
Раніше АрміяInform <text:a xlink:type="simple" xlink:href="https://armyinform.com.ua/2023/03/21/rada-zatverdyla-zakonoproyekt-yakym-dozvolyla-vijskovym-otrymuvaty-oficzerske-zvannya-bez-vijskovoyi-osvity/" text:style-name="Internet_20_link" text:visited-style-name="Visited_20_Internet_20_Link">
писала</text:a>
, що у березні Верховна Рада затвердилазаконопроєкт, яким дозволила військовим отримувати офіцерське звання безвійськової освіти.</text:p>
      <text:p text:style-name="P4">
Source: <text:a xlink:type="simple" xlink:href="https://armyinform.com.ua/2023/05/03/verhovna-rada-dozvolyla-dostrokovo-prysvoyuvaty-chergove-vijskove-zvannya-vdruge/" text:style-name="Internet_20_link" text:visited-style-name="Visited_20_Internet_20_Link">
https://armyinform.com.ua/2023/05/03/verhovna-rada-dozvolyla-dostrokovo-prysvoyuvaty-chergove-vijskove-zvannya-vdruge/</text:a>
</text:p>
      <!--NEWS-->
      <text:h text:style-name="P10" text:outline-level="1">
<text:span text:style-name="T4">
Олексій Резніков про безпілотні технології: Українські БПЛА розганяються до 170 км</text:span>
</text:h>
      <text:p text:style-name="P4">
Author: ['АРМІЯINFORM']</text:p>
      <text:p text:style-name="P4">
Time: 2023-05-03T48:00:00-04:00</text:p>
      <text:p text:style-name="P4">
Description: Днями Міністр оборони України Олексій Резніков відвідав розробників, які створюю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bez-imeni-1.jpg" text:style-name="Internet_20_link" text:visited-style-name="Visited_20_Internet_20_Link">
bez-imeni-1.jpg</text:a>
']</text:p>
      <text:p text:style-name="P4">
Tags: ['БПЛА', 'ОЛЕКСІЙ РЕЗНІКОВ', 'ОФІЦІЙНО', 'УКРАЇНСЬКІ ТЕХНОЛОГІЇ']</text:p>
      <text:p text:style-name="P4">
Category: News</text:p>
      <!--METADATA-->
      <text:p text:style-name="P4">
<draw:frame draw:style-name="fr1" draw:name="Image271" text:anchor-type="as-char" svg:width="6.9236in" svg:height="4.142621in" draw:z-index="0">
<draw:image xlink:href="../Images/AРМІЯINFORM/2023-05-03T48-00-00-04-00/bez-imeni-1.jpg" xlink:type="simple" xlink:show="embed" xlink:actuate="onLoad" draw:mime-type="image/jpeg"/>
</draw:frame>
</text:p>
      <text:p text:style-name="P4">
Днями Міністр оборони України Олексій Резніков відвідав розробників, якістворюють сучасні безпілотні технології, АСУ.</text:p>
      <text:p text:style-name="P4">
Про це Міністр оборони <text:a xlink:type="simple" xlink:href="https://fb.watch/khKvd_xc8Y/" text:style-name="Internet_20_link" text:visited-style-name="Visited_20_Internet_20_Link">
написав</text:a>
 у Фейсбуці.</text:p>
      <text:p text:style-name="P4">
«Війна, яку сучасний фюрер влаштував Україні, показала необхідністьвикористання сучасних технологій на фронті. Ми не відстаємо і тут. Українцінеймовірно талановиті і кожен допомагає війську як може. Сучасні креативнірішення сьогодні народжуються і в гаражах. Власне, як колись було із «бізнес-гігантами» Джобсом, Возняком, Гейтсом», — зазначив Олексій Резніков.</text:p>
      <text:p text:style-name="P4">
З його слів, в Україні значно просунулися у напрямку передових розробок,безпілотних технологій, АСУ.</text:p>
      <text:p text:style-name="P4">
«Днями я на власні очі бачив, що «витворяють» наші хлопці й дівчата. Ну ашвидкість, до якої їхні вироби розганяються, це щось нереальне — 150-170 км!Наші безпілотні ОЧІ бачать ворога скрізь. Розвідувальні дрони не даютьпротивнику вчиняти раптові дії проти наших воїнів, а ударними дронами керуютьнаші аси», — наголосив Міністр оборони.</text:p>
      <text:p text:style-name="P4">
Олексій Резніков також нагадав, що важливими є не тільки бойові завдання, а йрятувальні операції, гуманітарне розмінування — це все вбереже життяукраїнців.</text:p>
      <text:p text:style-name="P4">
«І ми повинні й далі рухатися в цьому напрямку. І наші партнери дужедопомагають в гуманітарній роботі теж. Один з таких прикладів ви бачите навідео — робот, який використовується для гуманітарного розмінування та іншихгуммісій. До речі, «песик» окрім іншого, неймовірно грайливий», — написавглава оборонного відомства.</text:p>
      <text:p text:style-name="P4">
Source: <text:a xlink:type="simple" xlink:href="https://armyinform.com.ua/2023/05/03/oleksij-reznikov-pro-bezpilotni-tehnologiyi-ukrayinski-bpla-rozganyayutsya-do-170-km/" text:style-name="Internet_20_link" text:visited-style-name="Visited_20_Internet_20_Link">
https://armyinform.com.ua/2023/05/03/oleksij-reznikov-pro-bezpilotni-tehnologiyi-ukrayinski-bpla-rozganyayutsya-do-170-km/</text:a>
</text:p>
      <!--NEWS-->
      <text:h text:style-name="P10" text:outline-level="1">
<text:span text:style-name="T4">
Володимир Зеленський відзначив державними нагородами 63 військовослужбовців ЗС України</text:span>
</text:h>
      <text:p text:style-name="P4">
Author: ['АРМІЯINFORM']</text:p>
      <text:p text:style-name="P4">
Time: 2023-05-03T49:00:00-04:00</text:p>
      <text:p text:style-name="P4">
Description: Президент України Володимир Зеленський відзначив державними нагорода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4/1623257317-6507.jpeg" text:style-name="Internet_20_link" text:visited-style-name="Visited_20_Internet_20_Link">
1623257317-6507.jpeg</text:a>
']</text:p>
      <text:p text:style-name="P4">
Tags: ['ДЕРЖАВНІ НАГОРОДИ', 'УКАЗ ПРЕЗИДЕНТА УКРАЇНИ']</text:p>
      <text:p text:style-name="P4">
Category: News</text:p>
      <!--METADATA-->
      <text:p text:style-name="P4">
<draw:frame draw:style-name="fr1" draw:name="Image272" text:anchor-type="as-char" svg:width="6.9236in" svg:height="4.615733in" draw:z-index="0">
<draw:image xlink:href="../Images/AРМІЯINFORM/2023-05-03T49-00-00-04-00/1623257317-6507.jpeg" xlink:type="simple" xlink:show="embed" xlink:actuate="onLoad" draw:mime-type="image/jpeg"/>
</draw:frame>
</text:p>
      <text:p text:style-name="P4">
Президент України Володимир Зеленський відзначив державними нагородамивійськовослужбовців Збройних Сил України.</text:p>
      <text:p text:style-name="P4">
Відповідний указ<text:a xlink:type="simple" xlink:href="https://www.president.gov.ua/documents/2602023-46661" text:style-name="Internet_20_link" text:visited-style-name="Visited_20_Internet_20_Link">
№260/2023</text:a>
опублікований на сайті глави держави.</text:p>
      <text:p text:style-name="P4">
Зазначається, що нагороди присвоєно «за особисту мужність, виявлену у захистідержавного суверенітету та територіальної цілісності України, самовідданевиконання військового обов’язку».</text:p>
      <text:p text:style-name="P4">
<text:span text:style-name="T4">
Нагородити орденом «За мужність» ІІІ ступеня</text:span>
</text:p>
      <text:p text:style-name="P4">
АЖГІРЄВІЧА Ігоря Костянтиновича — головного сержанта</text:p>
      <text:p text:style-name="P4">
ЛЕВЧЕНКА Дмитра Володимировича — лейтенанта</text:p>
      <text:p text:style-name="P4">
ЛЮБІЧА Бориса Олександровича — молодшого сержанта</text:p>
      <text:p text:style-name="P4">
ПОЛЯКА Дмитра Костянтиновича — сержанта</text:p>
      <text:p text:style-name="P4">
<text:span text:style-name="T4">
Нагородити медаллю «За військову службу Україні»</text:span>
</text:p>
      <text:p text:style-name="P4">
БАБЕНКА Дмитра Миколайовича — солдата</text:p>
      <text:p text:style-name="P4">
БЕНДЕБЕРЮ Олександра Олексійовича — солдата</text:p>
      <text:p text:style-name="P4">
БІЛЕНКА Віктора Васильовича — старшину</text:p>
      <text:p text:style-name="P4">
БОВУ Олександра Анатолійовича — прапорщика</text:p>
      <text:p text:style-name="P4">
БУЦЕНКА Дмитра Олексійовича — солдата</text:p>
      <text:p text:style-name="P4">
ВАВРЕНЧУКА Романа Володимировича — старшого солдата</text:p>
      <text:p text:style-name="P4">
ВИРТОСА Руслана Леонідовича — солдата</text:p>
      <text:p text:style-name="P4">
ВОЛИНСЬКОГО Олексія В’ячеславовича — солдата</text:p>
      <text:p text:style-name="P4">
ГОНЧУКОВА Андріана Володимировича — молодшого сержанта</text:p>
      <text:p text:style-name="P4">
ГОРЛОВА Євгена Васильовича — солдата</text:p>
      <text:p text:style-name="P4">
ГУМЕННОГО Вячеслава Васильовича — солдата</text:p>
      <text:p text:style-name="P4">
ДАНЕВИЧА Сергія Миколайовича — молодшого сержанта</text:p>
      <text:p text:style-name="P4">
ДЕРЕВ’ЯГІНА Дмитра Володимировича — старшого солдата</text:p>
      <text:p text:style-name="P4">
ДРЕВКА Олександра Леонідовича — солдата</text:p>
      <text:p text:style-name="P4">
ДУБРОВСЬКОГО Тимура Хамрокуловича — солдата</text:p>
      <text:p text:style-name="P4">
ДЯКІВНИЧА Юрія Миколайовича — солдата</text:p>
      <text:p text:style-name="P4">
ЗАРІЦЬКОГО Вячеслава Миколайовича — молодшого сержанта</text:p>
      <text:p text:style-name="P4">
КЕНЖАЕВА Рустама Ергашовича — солдата</text:p>
      <text:p text:style-name="P4">
КОЗИРЄВА Павла Павловича — солдата</text:p>
      <text:p text:style-name="P4">
КОЛІНЬКА Миколу Івановича — старшого солдата</text:p>
      <text:p text:style-name="P4">
КОНОВАЛОВА Артура Федоровича — старшого солдата</text:p>
      <text:p text:style-name="P4">
КОСТЮКА Тараса Володимировича — солдата</text:p>
      <text:p text:style-name="P4">
КОСТЮЧЕНКА Михайла Павловича — сержанта</text:p>
      <text:p text:style-name="P4">
КОШОВОГО Євгенія Олеговича — молодшого сержанта</text:p>
      <text:p text:style-name="P4">
КРИВЦОВА Олександра Миколайовича — солдата</text:p>
      <text:p text:style-name="P4">
КУРИСЬКА Владислава Вікторовича — солдата</text:p>
      <text:p text:style-name="P4">
КУЧАНСЬКОГО Олега Васильовича — сержанта</text:p>
      <text:p text:style-name="P4">
ЛЕВАКОВА Руслана Григоровича — молодшого сержанта</text:p>
      <text:p text:style-name="P4">
ЛЕОНЧУКА Сергія Ігоровича — солдата</text:p>
      <text:p text:style-name="P4">
ЛЕФТЕРА Сергія Вікторовича — солдата</text:p>
      <text:p text:style-name="P4">
ЛИТВИНА Романа Григоровича — солдата</text:p>
      <text:p text:style-name="P4">
ЛОХАНОВА Дмитра Володимировича — старшого солдата</text:p>
      <text:p text:style-name="P4">
ЛЯШЕНКА Віталія Михайловича — солдата</text:p>
      <text:p text:style-name="P4">
МАЖЕГУ Михайла Петровича — солдата</text:p>
      <text:p text:style-name="P4">
МАЛЕЧУ Павла Анатолійовича — солдата</text:p>
      <text:p text:style-name="P4">
МЕЙЛАНОВА Антона Ігоровича — молодшого сержанта</text:p>
      <text:p text:style-name="P4">
МОСКОВИЧА Григорія Петровича — солдата</text:p>
      <text:p text:style-name="P4">
НЕЧЕПУРНОГО Валерія Григоровича — молодшого сержанта</text:p>
      <text:p text:style-name="P4">
ОСАДЧУКА Вадима Олександровича — молодшого сержанта</text:p>
      <text:p text:style-name="P4">
РАТУШНЯКА Івана Мирославовича — солдата</text:p>
      <text:p text:style-name="P4">
РЄЗНІКА Михайла Леонідовича — солдата</text:p>
      <text:p text:style-name="P4">
СЕРБИНА Петра Дмитровича — солдата</text:p>
      <text:p text:style-name="P4">
СКУЛЬСЬКОГО Володимира Вячеславовича — сержанта</text:p>
      <text:p text:style-name="P4">
СОРОМІТЬКА Назара Анатолійовича — молодшого сержанта</text:p>
      <text:p text:style-name="P4">
СТУПАКА Олександра Васильовича — сержанта</text:p>
      <text:p text:style-name="P4">
ТАРНАВСЬКОГО Мирослава Олександровича — старшого лейтенанта</text:p>
      <text:p text:style-name="P4">
ТИМОЩУКА Руслана Олексійовича — старшого лейтенанта</text:p>
      <text:p text:style-name="P4">
ТКАЧА Івана Володимировича — старшого солдата</text:p>
      <text:p text:style-name="P4">
ТКАЧУКА Олександра Олександровича — старшого солдата</text:p>
      <text:p text:style-name="P4">
ТУТИКА Олександра Олександровича — старшого солдата</text:p>
      <text:p text:style-name="P4">
УДОВИЧКА Віктора Миколайовича — старшого солдата</text:p>
      <text:p text:style-name="P4">
ХОМЕНКА Дмитра Дмитровича — солдата</text:p>
      <text:p text:style-name="P4">
ЧЕХМЕНКА Олександра Костянтиновича — старшого солдата</text:p>
      <text:p text:style-name="P4">
ШАТРУКА Володимира Дмитровича — сержанта</text:p>
      <text:p text:style-name="P4">
ШВЕЦЯ Олександра Павловича — старшого лейтенанта</text:p>
      <text:p text:style-name="P4">
ШИНДЛЕРА Руслана Вікторовича — молодшого сержанта</text:p>
      <text:p text:style-name="P4">
ШИНКАРЕНКА Андрія Олександровича — молодшого сержанта</text:p>
      <text:p text:style-name="P4">
ШКЛЯРА Олександра Вікторовича — солдата</text:p>
      <text:p text:style-name="P4">
ЯЙКА Руслана Олеговича — старшого солдата.</text:p>
      <text:p text:style-name="P4">
Source: <text:a xlink:type="simple" xlink:href="https://armyinform.com.ua/2023/05/03/volodymyr-zelenskyj-vidznachyv-derzhavnymy-nagorodamy-63-vijskovosluzhbovcziv-zs-ukrayiny/" text:style-name="Internet_20_link" text:visited-style-name="Visited_20_Internet_20_Link">
https://armyinform.com.ua/2023/05/03/volodymyr-zelenskyj-vidznachyv-derzhavnymy-nagorodamy-63-vijskovosluzhbovcziv-zs-ukrayiny/</text:a>
</text:p>
      <!--NEWS-->
      <text:h text:style-name="P10" text:outline-level="1">
<text:span text:style-name="T4">
За добу піротехніки ДСНС знешкодили понад 700 вибухонебезпечних предметів та одну авіабомбу</text:span>
</text:h>
      <text:p text:style-name="P4">
Author: ['АРМІЯINFORM']</text:p>
      <text:p text:style-name="P4">
Time: 2023-05-03T50:00:00-04:00</text:p>
      <text:p text:style-name="P4">
Description: Протягом минулої доби, 2 травня, піротехнічні підрозділи Державної служби Україн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medium.jpg" text:style-name="Internet_20_link" text:visited-style-name="Visited_20_Internet_20_Link">
medium.jpg</text:a>
', '<text:a xlink:type="simple" xlink:href="https://armyinform.com.ua/wp-content/uploads/2023/05/344751479_961929404804730_2950625336695708852_n.jpg" text:style-name="Internet_20_link" text:visited-style-name="Visited_20_Internet_20_Link">
344751479_961929404804730_2950625336695708852_n.jpg</text:a>
']</text:p>
      <text:p text:style-name="P4">
Tags: ['STOPRUSSIA', 'АГРЕСІЯ РФ', 'ВІЙНА', 'ВТОРГНЕННЯ РФ', 'ДСНС УКРАЇНИ', 'РОЗМІНУВАННЯ']</text:p>
      <text:p text:style-name="P4">
Category: News</text:p>
      <!--METADATA-->
      <text:p text:style-name="P4">
<draw:frame draw:style-name="fr1" draw:name="Image273" text:anchor-type="as-char" svg:width="6.9236in" svg:height="3.89908in" draw:z-index="0">
<draw:image xlink:href="../Images/AРМІЯINFORM/2023-05-03T50-00-00-04-00/medium.jpg" xlink:type="simple" xlink:show="embed" xlink:actuate="onLoad" draw:mime-type="image/jpeg"/>
</draw:frame>
Ілюстративне фото</text:p>
      <text:p text:style-name="P4">
Протягом минулої доби, <text:span text:style-name="T4">
2 травня</text:span>
 , піротехнічні підрозділи Державної службиУкраїни з надзвичайних ситуацій <text:span text:style-name="T4">
153 рази</text:span>
 залучалися до виконання завдань зрозмінування.</text:p>
      <text:p text:style-name="P4">
Про це <text:span text:style-name="T5">
<text:a xlink:type="simple" xlink:href="https://dsns.gov.ua/uk/news/nadzvicaini-podiyi/informaciia-shhodo-diialnosti-pirotexnicnix-pidrozdiliv-dsns-108" text:style-name="Internet_20_link" text:visited-style-name="Visited_20_Internet_20_Link">
повідомляє</text:a>
</text:span>
 ДСНСУкраїни.</text:p>
      <text:p text:style-name="P4">
Піротехнічними підрозділами виявлено, вилучено і знешкоджено <text:span text:style-name="T4">
707</text:span>
<text:span text:style-name="T4">
вибухонебезпечних</text:span>
 <text:span text:style-name="T4">
предметів,</text:span>
 зокрема <text:span text:style-name="T4">
1 авіаційну бомбу.</text:span>
 Обстежено(очищено) територію площею <text:span text:style-name="T4">
134 гектари</text:span>
.</text:p>
      <text:p text:style-name="P4">
Найчастіше піротехнічні підрозділи працювали: на Харківщині 17 529 разів,Київщині — 7574, Донеччині — 5033, Миколаївщині — 4728, Чернігівщині — 4551,Херсонщині — 4542, Сумщині — 1918, Черкащині — 1085.</text:p>
      <text:p text:style-name="P4">
Довідково: Всього від початку широкомасштабної агресії російської федерації натериторії України піротехнічні підрозділи ДСНС України залучалися <text:span text:style-name="T4">
53 363рази</text:span>
 до виконання завдань з розмінування. Знешкоджено <text:span text:style-name="T4">
354 111вибухонебезпечних предметів</text:span>
 , зокрема <text:span text:style-name="T4">
2218</text:span>
. Обстежено (очищено)територію площею <text:span text:style-name="T4">
84 028 гектарів</text:span>
.</text:p>
      <text:p text:style-name="P4">
Усього залишається 174 тис. кв. км потенційно небезпечних територій, щостановить 30% від загальної площі держави.</text:p>
      <text:p text:style-name="P4">
<draw:frame draw:style-name="fr1" draw:name="Image274" text:anchor-type="as-char" svg:width="6.9236in" svg:height="5.804039in" draw:z-index="0">
<draw:image xlink:href="../Images/AРМІЯINFORM/2023-05-03T50-00-00-04-00/344751479_961929404804730_2950625336695708852_n.jpg" xlink:type="simple" xlink:show="embed" xlink:actuate="onLoad" draw:mime-type="image/jpeg"/>
</draw:frame>
</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text:a xlink:type="simple" xlink:href="https://armyinform.com.ua/2022/12/21/shho-robyty-yakshho-znajshly-ulamky-vorozhogo-dronu-chy-rakety-2/" text:style-name="Internet_20_link" text:visited-style-name="Visited_20_Internet_20_Link">
також</text:a>
:</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 101 або поліції — 102.Дочекайтеся приїзду фахівців та вкажіть місце розташування підозрілоїзнахідки.</text:p>
      <text:p text:style-name="P4">
Source: <text:a xlink:type="simple" xlink:href="https://armyinform.com.ua/2023/05/03/za-dobu-pirotehniky-dsns-zneshkodyly-ponad-700-vybuhonebezpechnyh-predmetiv-ta-odnu-aviabombu/" text:style-name="Internet_20_link" text:visited-style-name="Visited_20_Internet_20_Link">
https://armyinform.com.ua/2023/05/03/za-dobu-pirotehniky-dsns-zneshkodyly-ponad-700-vybuhonebezpechnyh-predmetiv-ta-odnu-aviabombu/</text:a>
</text:p>
      <!--NEWS-->
      <text:h text:style-name="P10" text:outline-level="1">
<text:span text:style-name="T4">
Anakonda-23: у Польщі розпочалися масштабні військові навчання</text:span>
</text:h>
      <text:p text:style-name="P4">
Author: ['АРМІЯINFORM']</text:p>
      <text:p text:style-name="P4">
Time: 2023-05-03T51:00:00-04:00</text:p>
      <text:p text:style-name="P4">
Description: Сьогодні, 2 травня 2023 року, у Польщі розпочалися масштабні військові тренув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anakonda.jpg" text:style-name="Internet_20_link" text:visited-style-name="Visited_20_Internet_20_Link">
anakonda.jpg</text:a>
']</text:p>
      <text:p text:style-name="P4">
Tags: ['ANAKONDA-23', 'ВІЙСЬКОВІ НАВЧАННЯ', 'ПОЛЬЩА']</text:p>
      <text:p text:style-name="P4">
Category: News</text:p>
      <!--METADATA-->
      <text:p text:style-name="P4">
<draw:frame draw:style-name="fr1" draw:name="Image275" text:anchor-type="as-char" svg:width="6.9236in" svg:height="3.894525in" draw:z-index="0">
<draw:image xlink:href="../Images/AРМІЯINFORM/2023-05-03T51-00-00-04-00/anakonda.jpg" xlink:type="simple" xlink:show="embed" xlink:actuate="onLoad" draw:mime-type="image/jpeg"/>
</draw:frame>
</text:p>
      <text:p text:style-name="P4">
Сьогодні, 2 травня 2023 року, у Польщі розпочалися масштабні військовітренування Anakonda-23.</text:p>
      <text:p text:style-name="P4">
Про це йдеться у <text:a xlink:type="simple" xlink:href="https://www.wojsko-polskie.pl/dorsz/articles/anakonda/uwaga-wzmozony-ruch-pojazdow-wojskowych-na-drogach/" text:style-name="Internet_20_link" text:visited-style-name="Visited_20_Internet_20_Link">
повідомленні</text:a>
 Оперативного командування польських Збройних сил.</text:p>
      <text:p text:style-name="P4">
У рамках наймасштабніших цьогорічних навчань по 26 травня цього року братимутьучасть понад 13 тисяч солдатів, а також військова техніка Збройних сил Польщіта союзних армій.</text:p>
      <text:p text:style-name="P4">
<text:a xlink:type="simple" xlink:href="https://armyinform.com.ua/2023/04/17/u-polshhi-rozpochynayutsya-navchannya-anakonda-23-v-yakyh-bratymut-uchast-ponad-13-tysyach-vijskovyh/" text:style-name="Internet_20_link" text:visited-style-name="Visited_20_Internet_20_Link">
Anakonda-23</text:a>
тісно координується з американськими навчаннями<text:a xlink:type="simple" xlink:href="https://armyinform.com.ua/2023/04/08/za-dva-tyzhni-nato-rozpochne-velyki-vijskovi-navchannya-defender/" text:style-name="Internet_20_link" text:visited-style-name="Visited_20_Internet_20_Link">
Defender-23</text:a>
 і шведськими тренуваннями<text:a xlink:type="simple" xlink:href="https://armyinform.com.ua/2023/04/17/shvecziya-rozpochynaye-najbilshi-za-25-rokiv-vijskovi-navchannya-aurora-23-ukrayina-tezh-bratyme-uchast/" text:style-name="Internet_20_link" text:visited-style-name="Visited_20_Internet_20_Link">
Aurora-23</text:a>
 в рамках ініціативи з об’єднання навчань уздовж східного флангу НАТОпід назвою Exercise Trifecta.</text:p>
      <text:p text:style-name="P4">
З 2006 року навчання еволюціонували від суто національних до навчань заактивної участі держав-членів НАТО та наших партнерів. За підготовкувідповідає Оперативне командування ЗС Польщі.</text:p>
      <text:p text:style-name="P4">
«Anaconda надзвичайно важлива для всіх нас — громадян і військових. Для всіх,хто хоче бути впевненим, що польська армія добре підготовлена і здатназахистити кордони Польщі та її незалежність. Тому, зважаючи на ескалаціюзагроз у Європі через необґрунтовану агресію російської федерації протиУкраїни 24 лютого 2022 року, ми визначили нові оперативні вимоги, які вплинулина концепцію навчань Anakonda-23», — <text:a xlink:type="simple" xlink:href="https://www.wojsko-polskie.pl/dorsz/articles/anakonda/intensywne-przygotowania-do-cwiczenia-anakonda-23/" text:style-name="Internet_20_link" text:visited-style-name="Visited_20_Internet_20_Link">
зазначили</text:a>
 в Оперативному командуванні польських Збройних сил.</text:p>
      <text:p text:style-name="P4">
У навчаннях Anakonda-23 беруть участь представники Збройних сил США, Румунії,Словенії, Швеції, Франції, Литви, Латвії, Естонії та Туреччини. Середобладнання, яке використовується під час етапу спільних навчань є танки <text:a xlink:type="simple" xlink:href="https://armyinform.com.ua/2023/01/06/chomu-polshha-popovnyuye-svij-vijskovyj-arsenal-amerykanskymy-m1-abrams/" text:style-name="Internet_20_link" text:visited-style-name="Visited_20_Internet_20_Link">
M1Abrams</text:a>
, БМП <text:a xlink:type="simple" xlink:href="https://armyinform.com.ua/2023/01/03/m2-bradley-shho-vidomo-pro-legendarnu-bmp/" text:style-name="Internet_20_link" text:visited-style-name="Visited_20_Internet_20_Link">
M2Bradley</text:a>
, гаубиці <text:a xlink:type="simple" xlink:href="https://armyinform.com.ua/2022/08/02/pivdennokorejskyj-grim-shho-vidomo-pro-sau-k9-thunder/" text:style-name="Internet_20_link" text:visited-style-name="Visited_20_Internet_20_Link">
K9Thunder</text:a>
 і <text:a xlink:type="simple" xlink:href="https://armyinform.com.ua/2022/08/07/shho-yavlyaye-soboyu-komandyrska-mashyna-upravlinnya-ahs-krab/" text:style-name="Internet_20_link" text:visited-style-name="Visited_20_Internet_20_Link">
САУKrab</text:a>
 і пускові установки Langusta. Також плануєтьсявикористання бойових модулів <text:a xlink:type="simple" xlink:href="https://armyinform.com.ua/2022/09/29/protykorabelna-raketa-nsm-shho-pro-neyi-vidomo/" text:style-name="Internet_20_link" text:visited-style-name="Visited_20_Internet_20_Link">
протикорабельних ракетNMS</text:a>
.</text:p>
      <text:p text:style-name="P4">
Anakonda-23 включає в себе всю архітектуру польських Збройних сил — не тількивсі види військ, але й ключові елементи невійськової системи з воєводствпівнічної, центральної та східної Польщі. У рамках взаємодії з силами навчаньофіцери підрозділів, підпорядкованих МВС та адміністрації, будуть залучені достратегічного захисту навчань.</text:p>
      <text:p text:style-name="P4">
<text:span text:style-name="T5">
Підготував Віталій Литвин</text:span>
</text:p>
      <text:p text:style-name="P4">
Source: <text:a xlink:type="simple" xlink:href="https://armyinform.com.ua/2023/05/03/anakonda-23-u-polshhi-rozpochalysya-masshtabni-vijskovi-navchannya/" text:style-name="Internet_20_link" text:visited-style-name="Visited_20_Internet_20_Link">
https://armyinform.com.ua/2023/05/03/anakonda-23-u-polshhi-rozpochalysya-masshtabni-vijskovi-navchannya/</text:a>
</text:p>
      <!--NEWS-->
      <text:h text:style-name="P10" text:outline-level="1">
<text:span text:style-name="T4">
Сумщину вночі обстріляли керованими авіабомбами, пошкоджено підприємство</text:span>
</text:h>
      <text:p text:style-name="P4">
Author: ['АРМІЯINFORM']</text:p>
      <text:p text:style-name="P4">
Time: 2023-05-03T52:00:00-04:00</text:p>
      <text:p text:style-name="P4">
Description: Вночі з 22:00 2 травня по 09:00 3 травня російські окупаційні війська вчергове обстріля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2022-12-06-obstrily-prykordonnya-ukrayiny-e1670330009167.jpeg" text:style-name="Internet_20_link" text:visited-style-name="Visited_20_Internet_20_Link">
2022-12-06-obstrily-prykordonnya-ukrayiny-e1670330009167.jpeg</text:a>
']</text:p>
      <text:p text:style-name="P4">
Tags: ['STOPRUSSIA', 'АГРЕСІЯ РФ', 'ВТОРГНЕННЯ РФ', 'ОБСТРІЛИ ПРИКОРДОННЯ', 'ОК «ПІВНІЧ»']</text:p>
      <text:p text:style-name="P4">
Category: News</text:p>
      <!--METADATA-->
      <text:p text:style-name="P4">
<draw:frame draw:style-name="fr1" draw:name="Image276" text:anchor-type="as-char" svg:width="6.9236in" svg:height="5.490198in" draw:z-index="0">
<draw:image xlink:href="../Images/AРМІЯINFORM/2023-05-03T52-00-00-04-00/2022-12-06-obstrily-prykordonnya-ukrayiny-e1670330009167.jpeg" xlink:type="simple" xlink:show="embed" xlink:actuate="onLoad" draw:mime-type="image/jpeg"/>
</draw:frame>
 Ілюстративне фото</text:p>
      <text:p text:style-name="P4">
Вночі з 22:00 2 травня по 09:00 3 травня російські окупаційні війська вчерговеобстріляли прикордоння Сумської області.</text:p>
      <text:p text:style-name="P4">
Про це<text:a xlink:type="simple" xlink:href="https://www.facebook.com/kommander.nord/posts/pfbid02SeuufVJ1tiMPNvQSf3eMwUTjP8UYMYfZ7xLzmpUzKcmYAU7V5C7BY8owbhoYc9a7l" text:style-name="Internet_20_link" text:visited-style-name="Visited_20_Internet_20_Link">
повідомляє</text:a>
Оперативне командування «Північ».</text:p>
      <text:p text:style-name="P4">
З 22:05 до 22:10 2 травня зафіксовано 2 пуски, попередньо КАБ, з російськогоСу-35 по населеному пункту Свеса. В результаті авіаудару пошкодженепідприємство.</text:p>
      <text:p text:style-name="P4">
З 23:12 до 23:13 2 травня зафіксовано 2 пуски, попередньо КАБ з російськогоСу-35, попередньо в районі населеного пункту Хотіївка.</text:p>
      <text:p text:style-name="P4">
З 07:15 до 08:30 3 травня зафіксовано 15 приходів, ймовірно з міномету 120 мм:7 — в районі населеного пункту Нововасилівка; 8 — в районі населеного пунктуЧервоне.</text:p>
      <text:p text:style-name="P4">
Про втрати серед місцевого населення чи пошкодження цивільної інфраструктуриінформація не надходила.</text:p>
      <text:p text:style-name="P4">
Source: <text:a xlink:type="simple" xlink:href="https://armyinform.com.ua/2023/05/03/sumshhynu-vnochi-obstrilyaly-kerovanymy-aviabombamy-poshkodzheno-pidpryyemstvo/" text:style-name="Internet_20_link" text:visited-style-name="Visited_20_Internet_20_Link">
https://armyinform.com.ua/2023/05/03/sumshhynu-vnochi-obstrilyaly-kerovanymy-aviabombamy-poshkodzheno-pidpryyemstvo/</text:a>
</text:p>
      <!--NEWS-->
      <text:h text:style-name="P10" text:outline-level="1">
<text:span text:style-name="T4">
Данські військові тренують українських новобранців у Великій Британії</text:span>
</text:h>
      <text:p text:style-name="P4">
Author: ['АРМІЯINFORM']</text:p>
      <text:p text:style-name="P4">
Time: 2023-05-03T53:00:00-04:00</text:p>
      <text:p text:style-name="P4">
Description: У Великій Британії данські військові продовжують навчати українських новобранц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daniya02.jpg" text:style-name="Internet_20_link" text:visited-style-name="Visited_20_Internet_20_Link">
daniya02.jpg</text:a>
', '<text:a xlink:type="simple" xlink:href="https://armyinform.com.ua/wp-content/uploads/2023/05/daniya01.jpg" text:style-name="Internet_20_link" text:visited-style-name="Visited_20_Internet_20_Link">
daniya01.jpg</text:a>
']</text:p>
      <text:p text:style-name="P4">
Tags: ['АГРЕСІЯ РФ', 'ВЕЛИКА БРИТАНІЯ', 'ВІЙСЬКОВІ НАВЧАННЯ', 'ВТОРГНЕННЯ РФ', 'КОРОЛІВСТВО ДАНІЯ']</text:p>
      <text:p text:style-name="P4">
Category: News</text:p>
      <!--METADATA-->
      <text:p text:style-name="P4">
<draw:frame draw:style-name="fr1" draw:name="Image277" text:anchor-type="as-char" svg:width="6.9236in" svg:height="3.894525in" draw:z-index="0">
<draw:image xlink:href="../Images/AРМІЯINFORM/2023-05-03T53-00-00-04-00/daniya02.jpg" xlink:type="simple" xlink:show="embed" xlink:actuate="onLoad" draw:mime-type="image/jpeg"/>
</draw:frame>
</text:p>
      <text:p text:style-name="P4">
У Великій Британії данські військові продовжують навчати українськихновобранців військовому ремеслу.</text:p>
      <text:p text:style-name="P4">
Про це <text:a xlink:type="simple" xlink:href="https://www.forsvaret.dk/da/nyheder/2023/mission-update-uge-18---2023/" text:style-name="Internet_20_link" text:visited-style-name="Visited_20_Internet_20_Link">
повідомляє</text:a>
 пресслужба Міністерства оборони Данії.</text:p>
      <text:p text:style-name="P4">
На тижні на полі бою тренування були присвячені наданню першої медичноїдопомоги. Інструктори з Данії отримали підтримку від британської компанії, якаспеціалізується на наданні першої допомоги. Це допомогло зробити моменти дужереалістичними, зокрема імітувалися ситуації, коли солдати втратили руку чиногу.</text:p>
      <text:p text:style-name="P4">
Згодом новобранці пройшли навчання, присвячені груповим бойовим вправам таспособам дій щодо противника у різних умовах.</text:p>
      <text:p text:style-name="P4">
<draw:frame draw:style-name="fr1" draw:name="Image278" text:anchor-type="as-char" svg:width="6.9236in" svg:height="3.894525in" draw:z-index="0">
<draw:image xlink:href="../Images/AРМІЯINFORM/2023-05-03T53-00-00-04-00/daniya01.jpg" xlink:type="simple" xlink:show="embed" xlink:actuate="onLoad" draw:mime-type="image/jpeg"/>
</draw:frame>
</text:p>
      <text:p text:style-name="P4">
Пізніше новобранці пройшли бойову підготовку в міських умовах, де основнаувага приділялася перебуванню та бойовим діям у населених пунктах.</text:p>
      <text:p text:style-name="P4">
Source: <text:a xlink:type="simple" xlink:href="https://armyinform.com.ua/2023/05/03/danski-vijskovi-trenuyut-ukrayinskyh-novobrancziv-u-velykij-brytaniyi/" text:style-name="Internet_20_link" text:visited-style-name="Visited_20_Internet_20_Link">
https://armyinform.com.ua/2023/05/03/danski-vijskovi-trenuyut-ukrayinskyh-novobrancziv-u-velykij-brytaniyi/</text:a>
</text:p>
      <!--NEWS-->
      <text:h text:style-name="P10" text:outline-level="1">
<text:span text:style-name="T4">
Затримано коригувальника російських повітряних атак на Миколаїв</text:span>
</text:h>
      <text:p text:style-name="P4">
Author: ['АРМІЯINFORM']</text:p>
      <text:p text:style-name="P4">
Time: 2023-05-03T54:00:00-04:00</text:p>
      <text:p text:style-name="P4">
Description: У Миколаєві затримано ще одного ворожого коригувальника, який «зливав» окупантам місц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78bdc9c74888ef4ff248f34e57284c45.jpg" text:style-name="Internet_20_link" text:visited-style-name="Visited_20_Internet_20_Link">
78bdc9c74888ef4ff248f34e57284c45.jpg</text:a>
']</text:p>
      <text:p text:style-name="P4">
Tags: ['АГРЕСІЯ РФ', 'ВТОРГНЕННЯ РФ', 'КОРЕГУВАЛЬНИК', 'МИКОЛАЇВЩИНА', 'СБУ']</text:p>
      <text:p text:style-name="P4">
Category: News</text:p>
      <!--METADATA-->
      <text:p text:style-name="P4">
<draw:frame draw:style-name="fr1" draw:name="Image279" text:anchor-type="as-char" svg:width="6.9236in" svg:height="4.33302in" draw:z-index="0">
<draw:image xlink:href="../Images/AРМІЯINFORM/2023-05-03T54-00-00-04-00/78bdc9c74888ef4ff248f34e57284c45.jpg" xlink:type="simple" xlink:show="embed" xlink:actuate="onLoad" draw:mime-type="image/jpeg"/>
</draw:frame>
</text:p>
      <text:p text:style-name="P4">
У Миколаєві затримано ще одного ворожого коригувальника, який «зливав»окупантам місця базування Сил оборони. Також зловмисник передавав агресорулокації місцевих об’єктів соціальної інфраструктури, зокрема міськихнавчальних закладів та лікарень. Йому загрожує до 12 років тюрми.</text:p>
      <text:p text:style-name="P4">
Про це <text:a xlink:type="simple" xlink:href="https://ssu.gov.ua/novyny/sbu-zatrymala-shche-odnoho-koryhuvalnyka-rosiiskykh-povitrianykh-atak-na-mykolaiv" text:style-name="Internet_20_link" text:visited-style-name="Visited_20_Internet_20_Link">
повідомляє</text:a>
 Служба безпекиУкраїни.</text:p>
      <text:p text:style-name="P4">
За кожну «мітку» на електронній карті фігурант отримував від російськихзагарбників по 2 тисячі грн. Розвідувальна інформація потрібна була ворогу дляпідготовки масованих повітряних атак на українське місто.</text:p>
      <text:p text:style-name="P4">
За даними слідства, фігурантом виявився студент одного із місцевих вишів,якого у березні цього року російська спецслужба дистанційно залучила донегласної співпраці. У поле зору окупантів він потрапив через своїпрокремлівські коментарі, які неодноразово публікував на різних Телеграм-каналах. Подальшу комунікацію з агресором зловмисник підтримував черезанонімний чат у месенджері.</text:p>
      <text:p text:style-name="P4">
Під час обшуку за місцем проживання ворожого інформатора виявлено мобільнітелефони з доказами незаконної діяльності.</text:p>
      <text:p text:style-name="P4">
Наразі йому повідомили про підозру. Суд обрав фігуранту запобіжний захід увиді тримання під вартою.</text:p>
      <text:p text:style-name="P4">
Триває розслідування для встановлення всіх обставин злочину.</text:p>
      <text:p text:style-name="P4">
Source: <text:a xlink:type="simple" xlink:href="https://armyinform.com.ua/2023/05/03/zatrymano-koryguvalnyka-rosijskyh-povitryanyh-atak-na-mykolayiv/" text:style-name="Internet_20_link" text:visited-style-name="Visited_20_Internet_20_Link">
https://armyinform.com.ua/2023/05/03/zatrymano-koryguvalnyka-rosijskyh-povitryanyh-atak-na-mykolayiv/</text:a>
</text:p>
      <!--NEWS-->
      <text:h text:style-name="P10" text:outline-level="1">
<text:span text:style-name="T4">
Correct terminology on Russian aggression against Ukraine</text:span>
</text:h>
      <text:p text:style-name="P4">
Author: ['АРМІЯINFORM']</text:p>
      <text:p text:style-name="P4">
Time: 2023-05-03T55:00:00-04:00</text:p>
      <text:p text:style-name="P4">
Description: Russian-Ukrainian war, started in 2014 is an example of hybrid warfare, where information...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ff6ac1c-mzs2.jpg" text:style-name="Internet_20_link" text:visited-style-name="Visited_20_Internet_20_Link">
ff6ac1c-mzs2.jpg</text:a>
']</text:p>
      <text:p text:style-name="P4">
Tags: []</text:p>
      <text:p text:style-name="P4">
Category: News</text:p>
      <!--METADATA-->
      <text:p text:style-name="P4">
<draw:frame draw:style-name="fr1" draw:name="Image280" text:anchor-type="as-char" svg:width="6.9236in" svg:height="3.883237in" draw:z-index="0">
<draw:image xlink:href="../Images/AРМІЯINFORM/2023-05-03T55-00-00-04-00/ff6ac1c-mzs2.jpg" xlink:type="simple" xlink:show="embed" xlink:actuate="onLoad" draw:mime-type="image/jpeg"/>
</draw:frame>
</text:p>
      <text:p text:style-name="P4">
Russian-Ukrainian war, started in 2014 is an example of hybrid warfare, whereinformation is the same weapon as bullet on the battlefield. The correct useof terms plays a very important role in explaining for the global audiencewhat is happening in Ukraine now – the Russian occupiers are committinggenocide against the Ukrainian nation.</text:p>
      <text:p text:style-name="P4">
The Ministry of Foreign Affairs of Ukraine prepared the glossary on Russianaggression against Ukraine. It could be useful for foreign media, think tanksand governments. For a long period of time, state aggressor, the RussianFederation and before Russian empire and Soviet Union promoted the narrativesabout Ukraine as a failed state, Ukrainian as artificial language and thesisabout Russians and Ukrainians as the one nation. Therefore, we have to explainforeigners how to use terms correctly.</text:p>
      <text:p text:style-name="P4">
We bring to your attention the glossary «Correct terminology on Russianaggression against Ukraine»:</text:p>
      <text:p text:style-name="P4">
Correct Terminology on Russian Aggression Against Ukraine:</text:p>
      <text:p text:style-name="P4">
INCORRECT / WRONG / RUSSIAN NARRATIVE | CORRECT | NOTES  ---|---|---  The Ukraine, in the Ukraine | Ukraine / in Ukraine | According to theConstitution of Ukraine and the UN language.  Ukraine crisis / Ukraine conflict / War in Ukraine / Russian War in Ukraine |Russia’s war of aggression against Ukraine / Russia’s war against Ukraine /Russia’s aggression against Ukraine | Russia’s full-scale military invasion ofUkraine in February 2022 became the expansion of Russia’s aggression againstUkraine that has been ongoing since February 2014.  Russia’s special military operation in Ukraine | Russia’s unprovoked full-scale military invasion of Ukraine started in 2022 (in continuation ofRussia’s aggression against Ukraine that has been ongoing since February2014). |  Russian liberation / Russian liberators | Russian occupation / Russianoccupation army / Russian invaders |  Ukraine was part of Russia | Ukraine and Russia were parts of the Soviet Union|  Mostly Russian-speaking east of Ukraine is culturally/mentally closer toRussia | Speaking Russian does not mean being culturally / mentally closer toRussia. Russian-speaking Ukrainians represent a legacy of Russian colonialismand long-term policy of Russification | including as a result of policies oflanguage substitution and population replacement that the Russian empire andthe USSR have pursued for over three centuries.  Ukraine’s attacks on Crimea / Russian Crimea | Ukraine’s legitimate efforts tode-occupy Crimea, which is a part of Ukraine’s sovereign territory within theinternationally recognized borders. | The Autonomous Republic of Crimea andthe city of Sevastopol, parts of Ukraine’s territory, have been temporarilyoccupied by the Russian Federation since 20 February 2014.  War in Ukraine is not a genocide. (If so, then every war is a genocide) |Russia’s war in Ukraine is genocidal by all indications. | Russia’s war isgenocidal in conception and is genocidal in practice. One major sign thatRussia is committing genocide is that systematic violence is perpetuatedagainst not only male civilians, but against women, children, and the elderly.Russia has shown an “annihilating mindset” by attacking civilians who areevacuating and forcing people  |  | into “filtration” camps. The forcible transfer of children to anothergroup — by having them reeducated or adopted by Russians — violates theGenocide Convention. Among other violations of the Genocide Convention are thecontinued denigration of the history and identity of Ukrainian people as ajustification for war and hatred, attacks on Ukrainian museums, churches, andlibraries. Russia’s discourse about the war also allegedly violates a specifictenet of the Genocide Convention: making false allegations of genocide. Beforethe full-scaled aggression, Putin and the Kremlin have falsely accused Ukraineitself of committing genocide against ethnic Russians, declaring Ukrainians tobe “Nazis,” and used that claim as a pretext to justify its invasion.  Russian officials in Donetsk, Kherson, Luhansk and Zaporizhzhia regions |Representatives of the Russian occupation administration in the temporarilyoccupied parts of Donetsk, Kherson, Luhansk and Zaporizhzhia regions ofUkraine. |  Annexed regions of Ukraine | Temporarily occupied territories of Ukraine |  Annexation of regions of Ukraine | Temporary occupation and attemptedannexation of territories of Ukraine |  Kyiv government | Government of Ukraine / Ukrainian government |  By supplying weapons to Ukraine, Western countries only prolong the conflict |Ukraine has the inherent right of individual or collective self-defenseaccording to Article 51 of the UN Charter. Supplies of weapons to Ukraine,which defends itself against Russia’s war of aggression, are legal and do notrequire Russia’s consent. The sooner Ukraine receives required number ofweapons and defeats Russia on the battlefield, the sooner Russia’s war ofaggression ends and peace returns to Europe. |  Russia attacks legitimate military targets | Russia’s war of aggressionagainst Ukraine is infringement of the international law. Russia deliberatelyattacks not only military positions, but residential areas and criticalcivilian infrastructure such as power stations as well. |  Sanctions against Russia caused food and energy crises | Russia’s war ofaggression against Ukraine caused food and energy crises.  Sanctions are necessary to undermine Russia’s ability to finance its war ofaggression against Ukraine.Stronger sanctions will force Russia to end its warof aggression against Ukraine. | Ukrainian food export was severely underminedby Russia’s blockade of Ukrainian sea ports, causing food shortage and highprices across the globe. The rise of energy prices was brought by actions ofRussia, which cut supplies to Europe even before the sanctions took effect.  Russia conducts evacuations of civilians from the Donetsk, Kherson, Luhanskand Zaporizhzhia regions | Russia conducts forced transfers and deportationsof civilians from the Donetsk, Kherson, Luhansk and Zaporizhzhia regions. |These are international crimes according to International Humanitarian Law.  Russia held referendums in Ukraine’s regions | Russia held sham (null andvoid, unlawful) “referendums” in the temporarily occupied regions of Ukraineunder the barrel of a gun. |  Russia invited foreign observers to its referendums in Ukraine | Russia’soccupation administrations invited puppet/marginal “foreign observers” loyalto the Kremlin during sham “referendums” |  Russia’s mobilization campaign in Crimea and former Ukrainian oblasts |Russia’s unlawful mobilization of Ukrainian citizens in the parts of sovereignterritory of Ukraine, temporarily occupied by Russia. | Under the GenevaConventions of 12 August 1949, the occupying Power is prohibited to compelprotected persons to serve in its armed or auxiliary forces.  Russia’s passportization campaign in Crimea and former Ukrainian oblasts |Russia’s unlawful passportization of Ukrainian citizens in the parts ofsovereign territory of Ukraine, temporarily occupied by Russia. |  Putin was provoked to hit back for the Crimea Bridge explosion | Putinunleashes missile terror on residential areas and critical civilianinfrastructure of Ukraine before and after explosion on the Crimea Bridge. Hisonly goal is to undermine our resolve to defend ourselves, destroy andsubordinate Ukraine. | Russia had been constantly hitting Ukraine withmissiles before and after the Crimea bridge explosions. Shifting the blame onthe victim of aggression by suggesting that Putin “responds” or is being“provoked” is totally misleading.  Ukraine is preparing to use a dirty bomb | Ukraine has never developed nuclearbombs after it gave up its nuclear arsenal in the 90s / Russia may use fakenews about Ukraine’s |  Ukraine is conducting a joint military biological activities with the UnitedStates aimed at developing biological weapons at medical and biologicalfacilities situated in Ukraine | dirty bomb to cover up its false flag nuclearincident. As it was confirmed by the IAEA Director General: “technical andscientific evaluation of the results we have so far did not show any sign ofundeclared nuclear activities and materials”</text:p>
      <text:p text:style-name="P4">
Ukraine has never conducted any military and biological activities, includingits own territory. Ukraine has never developed biological weapons and does nothave any specialized facilities for this purpose.</text:p>
      <text:p text:style-name="P4">
Such facilities had only existed on the territory of the former USSR withinthe borders of the Russian Federation which inherited the correspondinginfrastructure and facilities.</text:p>
      <text:p text:style-name="P4">
All medical and biological facilities of Ukraine are used for peacefulpurposes only to strengthen its own biosecurity.</text:p>
      <text:p text:style-name="P4">
Russia may spread fake narratives about so called “military and biologicalactivities in Ukraine” to cover up its a false flag biological incident. |  Russians are out of politics / alienated from politics / cannot influencepolitics | Russians profess political indifference/apathy and thus maintainimplicit consent with Russia’s war crimes in Ukraine, Syria, Chechnya, Africanstates etc. |  Ordinary Russians are not responsible for Russia’s crimes | Every Russian isresponsible for Russia’s crimes in Ukraine as long as they support Putin’sregime and its actions. | The Russian Public Opinion Research Center publisheddata that at least 68% of Russians support the actions of the Russian regime.The poll was conducted during January 2023.  Ukraine does not want peace | Ukraine, like no other, wants peace. Presidentof Ukraine proposed Peace Formula of 10 points to reach a comprehensive, justand lasting peace, in line with the principles of the UN Charter, and |  | based on the sovereignty, independence, unity and territorial integrity ofUkraine within its internationally recognized borders, extending to itsterritorial waters. |  There is a need of ceasefire and peace talks | Ceasefire without withdrawingof Russian troops from the territory of Ukraine will only give possibility toRussia for rest and new attack.</text:p>
      <text:p text:style-name="P4">
Peace talks without withdrawal of Russian troops from the territory of Ukrainewill lead to conservation of the temporarily occupation of Ukrainianterritories by Russia and will be used by Russia for new attack later.</text:p>
      <text:p text:style-name="P4">
Russia is an aggressor and Ukraine is a victim of aggression. That is why anyproposals for the peace talks should be based on understanding that the onlyway to the comprehensive, just and lasting peace is full restoration ofUkraine’s territorial integrity and punishment of Russia for its crime ofaggression. | Ukraine invites all countries to participate in the PeaceFormula proposed by President Zelenskyy, which corresponds to the UNGAresolution “UN Charter principles underlying a comprehensive, just and lastingpeace in Ukraine” of 23.02.2023, supported by 141 country.</text:p>
      <text:p text:style-name="P4">
Any peace initiative should be based on the above-mentioned Resolution.  Donetsk People’s Republic (DPR) / Luhansk People’s Republic (LPR) | Parts ofDonetsk / Luhansk regions of Ukraine, temporarily occupied by Russia |  Refugees from Ukraine in Russia / displaced Ukrainians in Russia</text:p>
      <text:p text:style-name="P4">
Ukrainian citizens displaced / relocated by Russia within the temporarilyoccupied territory of Ukraine | Ukrainian citizens, victims of Russian forceddeportation after temporary occupation of Ukrainian territories / Ukrainiancitizens forcibly deported by Russia to its territory or to other temporarilyoccupied by Russia territories of Ukraine | IHL qualification  It is prohibited to remove or to carry out individuals or mass forcibletransfers persons from the occupied territories to the territory of occupyingpower or to that of any other country, regardless of the motive for suchremoval\transfer (Fourth Geneva Convention)  Ukrainian refugees abroad | displaced persons from Ukraine | CouncilImplementing Decision (EU) 2022/382 of 4 March 2022 establishing the existenceof a mass influx of displaced persons from Ukraine within the meaning ofArticle 5 of Directive 2001/55/EC, and having the effect of introducingtemporary protection.</text:p>
      <text:p text:style-name="P4">
Source: <text:a xlink:type="simple" xlink:href="https://armyinform.com.ua/2023/05/03/correct-terminology-on-russian-aggression-against-ukraine/" text:style-name="Internet_20_link" text:visited-style-name="Visited_20_Internet_20_Link">
https://armyinform.com.ua/2023/05/03/correct-terminology-on-russian-aggression-against-ukraine/</text:a>
</text:p>
      <!--NEWS-->
      <text:h text:style-name="P10" text:outline-level="1">
<text:span text:style-name="T4">
Україна закликала світ зупинити співпрацю з рф в ядерній енергетиці та накласти санкції на «росатом»</text:span>
</text:h>
      <text:p text:style-name="P4">
Author: ['АРМІЯINFORM']</text:p>
      <text:p text:style-name="P4">
Time: 2023-05-03T56:00:00-04:00</text:p>
      <text:p text:style-name="P4">
Description: Український парламент звернувся до парламентів ЄС та усіх світових держав, а також 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rosatom-1.jpg" text:style-name="Internet_20_link" text:visited-style-name="Visited_20_Internet_20_Link">
rosatom-1.jpg</text:a>
']</text:p>
      <text:p text:style-name="P4">
Tags: ['STOPRUSSIA', 'АГРЕСІЯ РФ', 'ВТОРГНЕННЯ РФ', 'НАЕК ЕНЕРГОАТОМ', 'ЯДЕРНА ЕНЕРГЕТИКА']</text:p>
      <text:p text:style-name="P4">
Category: News</text:p>
      <!--METADATA-->
      <text:p text:style-name="P4">
<draw:frame draw:style-name="fr1" draw:name="Image281" text:anchor-type="as-char" svg:width="6.9236in" svg:height="3.894525in" draw:z-index="0">
<draw:image xlink:href="../Images/AРМІЯINFORM/2023-05-03T56-00-00-04-00/rosatom-1.jpg" xlink:type="simple" xlink:show="embed" xlink:actuate="onLoad" draw:mime-type="image/jpeg"/>
</draw:frame>
</text:p>
      <text:p text:style-name="P4">
Український парламент звернувся до парламентів ЄС та усіх світових держав, атакож до МАГАТЕ щодо накладення санкцій на «росатом» та запровадження заходівдля зменшення співпраці з рф у сфері ядерної енергетики. Відповідну ПостановуВерховна Рада України ухвалила 2 травня 2023 року.</text:p>
      <text:p text:style-name="P4">
Про це <text:a xlink:type="simple" xlink:href="https://t.me/energoatom_ua/12941" text:style-name="Internet_20_link" text:visited-style-name="Visited_20_Internet_20_Link">
повідомляє</text:a>
 пресслужба «Енергоатому»— оператора усіх атомних електростанцій України.</text:p>
      <text:p text:style-name="P4">
Зокрема, <text:a xlink:type="simple" xlink:href="https://itd.rada.gov.ua/billInfo/Bills/Card/41413" text:style-name="Internet_20_link" text:visited-style-name="Visited_20_Internet_20_Link">
документ</text:a>
 маєоб’єднати зусилля світової спільноти і міжнародних організацій длязапровадження системи заходів з метою припинення ядерного терору рф.</text:p>
      <text:p text:style-name="P4">
Постанова закликає до:</text:p>
      <ul>
        <li>
запровадження заходів для припинення співпраці з російською федерацією в галузі ядерної енергетики;  * належної реакції на неприпустимі порушення, які вже вчинені «росатомом» та його підлеглими на території України, через систему санкцій;  * початку роботи над санкційним механізмом та його критеріями, котрі будуть застосовані в подальшому, якщо ядерний терор рф посилюватиметься;  * закладення основ для подальшої співпраці щодо розробки конкретних цілей, спрямованих на зменшення співпраці з рф у сфері ядерної енергетики.</li>
      </ul>
      <text:p text:style-name="P4">
Документ набрав чинності з дня його прийняття.</text:p>
      <text:p text:style-name="P4">
Нагадаємо, раніше «Енергоатом»<text:a xlink:type="simple" xlink:href="https://armyinform.com.ua/2023/03/08/v-energoatomi-zaklykaly-yaknajshvydshe-stvoryty-bezpechnu-zonu-navkolo-zaes/" text:style-name="Internet_20_link" text:visited-style-name="Visited_20_Internet_20_Link">
закликав</text:a>
 якнайшвидше створитизону безпеки навколо Запорізької АЕС.</text:p>
      <text:p text:style-name="P4">
Source: <text:a xlink:type="simple" xlink:href="https://armyinform.com.ua/2023/05/03/ukrayina-zaklykala-svit-zupynyty-spivpraczyu-z-rf-v-yadernij-energetyczi-ta-naklasty-sankcziyi-na-rosatom/" text:style-name="Internet_20_link" text:visited-style-name="Visited_20_Internet_20_Link">
https://armyinform.com.ua/2023/05/03/ukrayina-zaklykala-svit-zupynyty-spivpraczyu-z-rf-v-yadernij-energetyczi-ta-naklasty-sankcziyi-na-rosatom/</text:a>
</text:p>
      <!--NEWS-->
      <text:h text:style-name="P10" text:outline-level="1">
<text:span text:style-name="T4">
Глава держави: Незалежність України — це не абстракція, а результат, який здобувають усі, хто воює</text:span>
</text:h>
      <text:p text:style-name="P4">
Author: ['АРМІЯINFORM']</text:p>
      <text:p text:style-name="P4">
Time: 2023-05-03T57:00:00-04:00</text:p>
      <text:p text:style-name="P4">
Description: Президент України Володимир Зеленський нагадав у Телеграм-каналі, що «Незалежніс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13.jpg" text:style-name="Internet_20_link" text:visited-style-name="Visited_20_Internet_20_Link">
1-13.jpg</text:a>
', '<text:a xlink:type="simple" xlink:href="https://armyinform.com.ua/wp-content/uploads/2023/05/2-16-150x150.jpg" text:style-name="Internet_20_link" text:visited-style-name="Visited_20_Internet_20_Link">
2-16-150x150.jpg</text:a>
', '<text:a xlink:type="simple" xlink:href="https://armyinform.com.ua/wp-content/uploads/2023/05/3-15-150x150.jpg" text:style-name="Internet_20_link" text:visited-style-name="Visited_20_Internet_20_Link">
3-15-150x150.jpg</text:a>
', '<text:a xlink:type="simple" xlink:href="https://armyinform.com.ua/wp-content/uploads/2023/05/4-13-150x150.jpg" text:style-name="Internet_20_link" text:visited-style-name="Visited_20_Internet_20_Link">
4-13-150x150.jpg</text:a>
', '<text:a xlink:type="simple" xlink:href="https://armyinform.com.ua/wp-content/uploads/2023/05/5-6-150x150.jpg" text:style-name="Internet_20_link" text:visited-style-name="Visited_20_Internet_20_Link">
5-6-150x150.jpg</text:a>
', '<text:a xlink:type="simple" xlink:href="https://armyinform.com.ua/wp-content/uploads/2023/05/6-7-150x150.jpg" text:style-name="Internet_20_link" text:visited-style-name="Visited_20_Internet_20_Link">
6-7-150x150.jpg</text:a>
']</text:p>
      <text:p text:style-name="P4">
Tags: ['ВОЛОДИМИР ЗЕЛЕНСЬКИЙ', 'ПРЕЗИДЕНТ УКРАЇНИ']</text:p>
      <text:p text:style-name="P4">
Category: News</text:p>
      <!--METADATA-->
      <text:p text:style-name="P4">
<draw:frame draw:style-name="fr1" draw:name="Image282" text:anchor-type="as-char" svg:width="6.9236in" svg:height="4.609323in" draw:z-index="0">
<draw:image xlink:href="../Images/AРМІЯINFORM/2023-05-03T57-00-00-04-00/1-13.jpg" xlink:type="simple" xlink:show="embed" xlink:actuate="onLoad" draw:mime-type="image/jpeg"/>
</draw:frame>
</text:p>
      <text:p text:style-name="P4">
Президент України Володимир Зеленський<text:a xlink:type="simple" xlink:href="https://t.me/V_Zelenskiy_official/6094" text:style-name="Internet_20_link" text:visited-style-name="Visited_20_Internet_20_Link">
нагадав</text:a>
 у Телеграм-каналі, що«Незалежність України – це не якась абстракція, а той цілком конкретнийрезультат, який усі, хто воює заради України, здобувають».</text:p>
      <text:p text:style-name="P4">
<text:a xlink:type="simple" xlink:href="https://armyinform.com.ua/wp-content/uploads/2023/05/2-16.jpg" text:style-name="Internet_20_link" text:visited-style-name="Visited_20_Internet_20_Link">
<draw:frame draw:style-name="fr1" draw:name="Image283" text:anchor-type="as-char" svg:width="6.9236in" svg:height="6.9236in" draw:z-index="0">
<draw:image xlink:href="../Images/AРМІЯINFORM/2023-05-03T57-00-00-04-00/2-16-150x150.jpg" xlink:type="simple" xlink:show="embed" xlink:actuate="onLoad" draw:mime-type="image/jpeg"/>
</draw:frame>
</text:a>
</text:p>
      <text:p text:style-name="P4">
<text:a xlink:type="simple" xlink:href="https://armyinform.com.ua/wp-content/uploads/2023/05/3-15.jpg" text:style-name="Internet_20_link" text:visited-style-name="Visited_20_Internet_20_Link">
<draw:frame draw:style-name="fr1" draw:name="Image284" text:anchor-type="as-char" svg:width="6.9236in" svg:height="6.9236in" draw:z-index="0">
<draw:image xlink:href="../Images/AРМІЯINFORM/2023-05-03T57-00-00-04-00/3-15-150x150.jpg" xlink:type="simple" xlink:show="embed" xlink:actuate="onLoad" draw:mime-type="image/jpeg"/>
</draw:frame>
</text:a>
</text:p>
      <text:p text:style-name="P4">
<text:a xlink:type="simple" xlink:href="https://armyinform.com.ua/wp-content/uploads/2023/05/4-13.jpg" text:style-name="Internet_20_link" text:visited-style-name="Visited_20_Internet_20_Link">
<draw:frame draw:style-name="fr1" draw:name="Image285" text:anchor-type="as-char" svg:width="6.9236in" svg:height="6.9236in" draw:z-index="0">
<draw:image xlink:href="../Images/AРМІЯINFORM/2023-05-03T57-00-00-04-00/4-13-150x150.jpg" xlink:type="simple" xlink:show="embed" xlink:actuate="onLoad" draw:mime-type="image/jpeg"/>
</draw:frame>
</text:a>
</text:p>
      <text:p text:style-name="P4">
<text:a xlink:type="simple" xlink:href="https://armyinform.com.ua/wp-content/uploads/2023/05/5-6.jpg" text:style-name="Internet_20_link" text:visited-style-name="Visited_20_Internet_20_Link">
<draw:frame draw:style-name="fr1" draw:name="Image286" text:anchor-type="as-char" svg:width="6.9236in" svg:height="6.9236in" draw:z-index="0">
<draw:image xlink:href="../Images/AРМІЯINFORM/2023-05-03T57-00-00-04-00/5-6-150x150.jpg" xlink:type="simple" xlink:show="embed" xlink:actuate="onLoad" draw:mime-type="image/jpeg"/>
</draw:frame>
</text:a>
</text:p>
      <text:p text:style-name="P4">
<text:a xlink:type="simple" xlink:href="https://armyinform.com.ua/wp-content/uploads/2023/05/6-7.jpg" text:style-name="Internet_20_link" text:visited-style-name="Visited_20_Internet_20_Link">
<draw:frame draw:style-name="fr1" draw:name="Image287" text:anchor-type="as-char" svg:width="6.9236in" svg:height="6.9236in" draw:z-index="0">
<draw:image xlink:href="../Images/AРМІЯINFORM/2023-05-03T57-00-00-04-00/6-7-150x150.jpg" xlink:type="simple" xlink:show="embed" xlink:actuate="onLoad" draw:mime-type="image/jpeg"/>
</draw:frame>
</text:a>
</text:p>
      <text:p text:style-name="P4">
Source: <text:a xlink:type="simple" xlink:href="https://armyinform.com.ua/2023/05/03/glava-derzhavy-nezalezhnist-ukrayiny-cze-ne-abstrakcziya-a-rezultat-yakyj-zdobuvayut-usi-hto-voyuye/" text:style-name="Internet_20_link" text:visited-style-name="Visited_20_Internet_20_Link">
https://armyinform.com.ua/2023/05/03/glava-derzhavy-nezalezhnist-ukrayiny-cze-ne-abstrakcziya-a-rezultat-yakyj-zdobuvayut-usi-hto-voyuye/</text:a>
</text:p>
      <!--NEWS-->
      <text:h text:style-name="P10" text:outline-level="1">
<text:span text:style-name="T4">
146 населених пунктів обстріляла армія рф за добу</text:span>
</text:h>
      <text:p text:style-name="P4">
Author: ['АРМІЯINFORM']</text:p>
      <text:p text:style-name="P4">
Time: 2023-05-03T58:00:00-04:00</text:p>
      <text:p text:style-name="P4">
Description: Протягом минулої доби російські окупаційні війська обстріляли територію 10 областе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0f333cc-bfce-4787-bcd2-37008999a446.jpg" text:style-name="Internet_20_link" text:visited-style-name="Visited_20_Internet_20_Link">
30f333cc-bfce-4787-bcd2-37008999a446.jpg</text:a>
']</text:p>
      <text:p text:style-name="P4">
Tags: ['АГРЕСІЯ РФ', 'ВТОРГНЕННЯ РФ', 'ОБСТРІЛИ ІНФРАСТРУКТУРИ']</text:p>
      <text:p text:style-name="P4">
Category: News</text:p>
      <!--METADATA-->
      <text:p text:style-name="P4">
<draw:frame draw:style-name="fr1" draw:name="Image288" text:anchor-type="as-char" svg:width="6.9236in" svg:height="5.163238in" draw:z-index="0">
<draw:image xlink:href="../Images/AРМІЯINFORM/2023-05-03T58-00-00-04-00/30f333cc-bfce-4787-bcd2-37008999a446.jpg" xlink:type="simple" xlink:show="embed" xlink:actuate="onLoad" draw:mime-type="image/jpeg"/>
</draw:frame>
</text:p>
      <text:p text:style-name="P4">
Протягом минулої доби російські окупаційні війська обстріляли територію 10областей України.</text:p>
      <text:p text:style-name="P4">
Про це <text:a xlink:type="simple" xlink:href="https://t.me/militarymediacenter/1838" text:style-name="Internet_20_link" text:visited-style-name="Visited_20_Internet_20_Link">
повідомляє</text:a>
 Military MediaCenter.</text:p>
      <text:p text:style-name="P4">
Загалом із різних видів озброєння (стрілецька зброя, міномети, танки,артилерія, РСЗВ, ЗРК, БПЛА, тактична авіація) здійснено обстріли 146 населенихпунктів, підтверджено ураження 117 об’єктів інфраструктури.</text:p>
      <text:p text:style-name="P4">
Є загиблі та поранені серед цивільного населення, кількість жертв уточнюється.</text:p>
      <text:p text:style-name="P4">
Source: <text:a xlink:type="simple" xlink:href="https://armyinform.com.ua/2023/05/03/146-naselenyh-punktiv-obstrilyala-armiya-rf-za-dobu/" text:style-name="Internet_20_link" text:visited-style-name="Visited_20_Internet_20_Link">
https://armyinform.com.ua/2023/05/03/146-naselenyh-punktiv-obstrilyala-armiya-rf-za-dobu/</text:a>
</text:p>
      <!--NEWS-->
      <text:h text:style-name="P10" text:outline-level="1">
<text:span text:style-name="T4">
У Чорному морі — п’ять ворожих кораблів без «Калібрів»</text:span>
</text:h>
      <text:p text:style-name="P4">
Author: ['АРМІЯINFORM']</text:p>
      <text:p text:style-name="P4">
Time: 2023-05-03T59:00:00-04:00</text:p>
      <text:p text:style-name="P4">
Description: Станом на 3 травня в Чорному морі на бойовому чергуванні перебувають п’ять ворож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155205-1_large.jpg" text:style-name="Internet_20_link" text:visited-style-name="Visited_20_Internet_20_Link">
155205-1_large.jpg</text:a>
']</text:p>
      <text:p text:style-name="P4">
Tags: ['STOPRUSSIA', 'АГРЕСІЯ РФ', 'ВМС ЗС УКРАЇНИ', 'ВТОРГНЕННЯ РФ']</text:p>
      <text:p text:style-name="P4">
Category: News</text:p>
      <!--METADATA-->
      <text:p text:style-name="P4">
<draw:frame draw:style-name="fr1" draw:name="Image289" text:anchor-type="as-char" svg:width="6.9236in" svg:height="3.95374in" draw:z-index="0">
<draw:image xlink:href="../Images/AРМІЯINFORM/2023-05-03T59-00-00-04-00/155205-1_large.jpg" xlink:type="simple" xlink:show="embed" xlink:actuate="onLoad" draw:mime-type="image/jpeg"/>
</draw:frame>
Ілюстративне фото</text:p>
      <text:p text:style-name="P4">
Станом на 3 травня в Чорному морі на бойовому чергуванні перебувають п’ятьворожих кораблів, в Азовському морі — один ворожий корабель.</text:p>
      <text:p text:style-name="P4">
Про це<text:a xlink:type="simple" xlink:href="https://www.facebook.com/navy.mil.gov.ua/posts/pfbid02nanwGXQfkr2M5ngPNYLLUtb8HTUrY4cnxy8x3YPXBCs6MvWrfYvdRHioU25afFDyl" text:style-name="Internet_20_link" text:visited-style-name="Visited_20_Internet_20_Link">
інформує</text:a>
ВМС ЗСУ.</text:p>
      <text:p text:style-name="P4">
У Середземному морі на бойовому чергуванні перебувають до 5 ворожих кораблів,з них 1 носій крилатих ракет «Калібр», загальний залп до 4 ракет.</text:p>
      <text:p text:style-name="P4">
За добу в інтересах рф прохід Керч-Єнікальською протокою здійснили:</text:p>
      <ul>
        <li>
до Азовського моря — 11 суден, з них 2 рухалось у напрямку протоки Босфор;  * до Чорного моря — 33 судна, з них 8 продовжили рух у напрямку протоки Босфор.</li>
      </ul>
      <text:p text:style-name="P4">
рф продовжує порушувати Міжнародну конвенцію з охорони людського життя на морі1974 р. (SOLAS), вимикаючи системи автоматичної ідентифікації (AIS), нацивільних суднах в акваторії Азовського моря.</text:p>
      <text:p text:style-name="P4">
Source: <text:a xlink:type="simple" xlink:href="https://armyinform.com.ua/2023/05/03/u-chornomu-mori-pyat-vorozhyh-korabliv-bez-kalibriv/" text:style-name="Internet_20_link" text:visited-style-name="Visited_20_Internet_20_Link">
https://armyinform.com.ua/2023/05/03/u-chornomu-mori-pyat-vorozhyh-korabliv-bez-kalibriv/</text:a>
</text:p>
      <!--NEWS-->
      <text:h text:style-name="P10" text:outline-level="1">
<text:span text:style-name="T4">
Координаційний штаб збирає відомості про полонених захисників з відкритих і конфіденційних джерел</text:span>
</text:h>
      <text:p text:style-name="P4">
Author: ['АРМІЯINFORM']</text:p>
      <text:p text:style-name="P4">
Time: 2023-05-03T60:00:00-04:00</text:p>
      <text:p text:style-name="P4">
Description: У Координаційному штабі відбулася онлайн-зустріч з об’єднанням родин окрем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ksh3-1.jpg" text:style-name="Internet_20_link" text:visited-style-name="Visited_20_Internet_20_Link">
ksh3-1.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290" text:anchor-type="as-char" svg:width="6.9236in" svg:height="4.823441in" draw:z-index="0">
<draw:image xlink:href="../Images/AРМІЯINFORM/2023-05-03T60-00-00-04-00/ksh3-1.jpg" xlink:type="simple" xlink:show="embed" xlink:actuate="onLoad" draw:mime-type="image/jpeg"/>
</draw:frame>
</text:p>
      <text:p text:style-name="P4">
У Координаційному штабі відбулася онлайн-зустріч з об’єднанням родин окремоїмеханізованої бригади імені гетьмана Івана Мазепи та окремого штурмовогобатальйону «Донбас», під час якої на запитання родичів полонених і зниклихбезвісти оборонців відповідали представники Координаційного штабу тавійськової частини.</text:p>
      <text:p text:style-name="P4">
Про це <text:a xlink:type="simple" xlink:href="https://t.me/Koord_shtab/941" text:style-name="Internet_20_link" text:visited-style-name="Visited_20_Internet_20_Link">
повідомляє</text:a>
 Координаційний штаб з питаньповодження з військовополоненими.</text:p>
      <text:p text:style-name="P4">
Одне з питань, порушене під час зустрічі, стосувалося повернення з полонузниклих безвісти захисників. Як зазначив представник Штабу, усівійськовослужбовці, які внесені до єдиного реєстру Національногоінформаційного бюро, залучені в процеси обміну. З російського полону вдаєтьсяповертати і тих наших оборонців, інформації щодо яких було або дуже мало, абоне було зовсім. Координаційний штаб збирає відомості з усіх можливих джерел:як відкритих, так і конфіденційних.</text:p>
      <text:p text:style-name="P4">
Частина запитань була спрямована до представника військової частини. Середіншого йшлося про комунікацію і отримання різних документів, зокрема, витягівз актів службових розслідувань.</text:p>
      <text:p text:style-name="P4">
Варто зазначити, що спілкування з військовою частиною відбувається черезтериторіальні центри комплектування та соціальної підтримки (колишнівійськкомати). Проте родичі нарікали на те, що деякі запити до військовоїчастини, надіслані через ТЦК та СП, залишилися без відповіді.</text:p>
      <text:p text:style-name="P4">
Окремо обговорили питання співпраці зі слідчими Національної поліції України.</text:p>
      <text:p text:style-name="P4">
Source: <text:a xlink:type="simple" xlink:href="https://armyinform.com.ua/2023/05/03/koordynaczijnyj-shtab-zbyraye-vidomosti-pro-polonenyh-zahysnykiv-z-vidkrytyh-i-konfidenczijnyh-dzherel/" text:style-name="Internet_20_link" text:visited-style-name="Visited_20_Internet_20_Link">
https://armyinform.com.ua/2023/05/03/koordynaczijnyj-shtab-zbyraye-vidomosti-pro-polonenyh-zahysnykiv-z-vidkrytyh-i-konfidenczijnyh-dzherel/</text:a>
</text:p>
      <!--NEWS-->
      <text:h text:style-name="P10" text:outline-level="1">
<text:span text:style-name="T4">
Офіс Генпрокурора України: задокументовано понад 84 тисячі воєнних злочинів</text:span>
</text:h>
      <text:p text:style-name="P4">
Author: ['АРМІЯINFORM']</text:p>
      <text:p text:style-name="P4">
Time: 2023-05-03T61: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warcrime-03052023ua.jpg" text:style-name="Internet_20_link" text:visited-style-name="Visited_20_Internet_20_Link">
warcrime-03052023ua.jpg</text:a>
', '<text:a xlink:type="simple" xlink:href="https://armyinform.com.ua/wp-content/uploads/2023/05/warcrime-03052023en.jpg" text:style-name="Internet_20_link" text:visited-style-name="Visited_20_Internet_20_Link">
warcrime-03052023en.jpg</text:a>
']</text:p>
      <text:p text:style-name="P4">
Tags: ['STOPRUSSIA', 'АГРЕСІЯ РФ', 'ВІЙНА', 'ВОЄННІ ЗЛОЧИНИ', 'ВТОРГНЕННЯ РФ', 'ОФІС ГЕНЕРАЛЬНОГО ПРОКУРОРА УКРАЇНИ']</text:p>
      <text:p text:style-name="P4">
Category: News</text:p>
      <!--METADATA-->
      <text:p text:style-name="P4">
<draw:frame draw:style-name="fr1" draw:name="Image291" text:anchor-type="as-char" svg:width="6.9236in" svg:height="4.448413in" draw:z-index="0">
<draw:image xlink:href="../Images/AРМІЯINFORM/2023-05-03T61-00-00-04-00/warcrime-03052023ua.jpg" xlink:type="simple" xlink:show="embed" xlink:actuate="onLoad" draw:mime-type="image/jpeg"/>
</draw:frame>
</text:p>
      <text:p text:style-name="P4">
Офіс Генерального прокурора України <text:a xlink:type="simple" xlink:href="https://www.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text:span text:style-name="T4">
Станом на 3 травня</text:span>
 зареєстровано:</text:p>
      <ul>
        <li>
84 504 воєнних злочинів,  * 17 067 злочинів проти національної безпеки України.</li>
      </ul>
      <text:p text:style-name="P4">
Крім того, за офіційними даними ювенальних прокурорів, <text:span text:style-name="T4">
1437 дітейпостраждали</text:span>
 внаслідок агресії рф, з них:</text:p>
      <ul>
        <li>
478 — дітей загинули,  * 961 — дитина дістала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292" text:anchor-type="as-char" svg:width="6.9236in" svg:height="4.448413in" draw:z-index="0">
<draw:image xlink:href="../Images/AРМІЯINFORM/2023-05-03T61-00-00-04-00/warcrime-03052023en.jpg" xlink:type="simple" xlink:show="embed" xlink:actuate="onLoad" draw:mime-type="image/jpeg"/>
</draw:frame>
</text:p>
      <text:p text:style-name="P4">
Source: <text:a xlink:type="simple" xlink:href="https://armyinform.com.ua/2023/05/03/ofis-genprokurora-ukrayiny-zadokumentovano-ponad-84-tysyachi-voyennyh-zlochyniv-2/" text:style-name="Internet_20_link" text:visited-style-name="Visited_20_Internet_20_Link">
https://armyinform.com.ua/2023/05/03/ofis-genprokurora-ukrayiny-zadokumentovano-ponad-84-tysyachi-voyennyh-zlochyniv-2/</text:a>
</text:p>
      <!--NEWS-->
      <text:h text:style-name="P10" text:outline-level="1">
<text:span text:style-name="T4">
«В окупованому Криму росіяни бояться всього: і дронів, і партизанів, і ракет» — Вадим Скібіцький</text:span>
</text:h>
      <text:p text:style-name="P4">
Author: ['АРМІЯINFORM']</text:p>
      <text:p text:style-name="P4">
Time: 2023-05-03T62:00:00-04:00</text:p>
      <text:p text:style-name="P4">
Description: Про настрої та підготовку росіян до оборони окупованих Криму та Маріуполі під ча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vadym-skibiczkyj.jpg" text:style-name="Internet_20_link" text:visited-style-name="Visited_20_Internet_20_Link">
vadym-skibiczkyj.jpg</text:a>
']</text:p>
      <text:p text:style-name="P4">
Tags: ['STOPRUSSIA', 'АГРЕСІЯ РФ', 'ВАДИМ СКІБІЦЬКИЙ', 'ВТОРГНЕННЯ РФ']</text:p>
      <text:p text:style-name="P4">
Category: News</text:p>
      <!--METADATA-->
      <text:p text:style-name="P4">
<draw:frame draw:style-name="fr1" draw:name="Image293" text:anchor-type="as-char" svg:width="6.9236in" svg:height="4.365113in" draw:z-index="0">
<draw:image xlink:href="../Images/AРМІЯINFORM/2023-05-03T62-00-00-04-00/vadym-skibiczkyj.jpg" xlink:type="simple" xlink:show="embed" xlink:actuate="onLoad" draw:mime-type="image/jpeg"/>
</draw:frame>
Вадим Скібіцький</text:p>
      <text:p text:style-name="P4">
Про настрої та підготовку росіян до оборони окупованих Криму та Маріуполі підчас інтерв’ю розповів заступник начальника Головного управління розвідкиМіністерства оборони України генерал-майор Вадим Скібіцький.</text:p>
      <text:p text:style-name="P4">
Про це <text:a xlink:type="simple" xlink:href="https://gur.gov.ua/content/v-okupovanomu-krymu-rosiiany-boiatsia-vsoho-i-droniv-i-partyzaniv-i-raket-vadym-skibitskyi.html" text:style-name="Internet_20_link" text:visited-style-name="Visited_20_Internet_20_Link">
повідомляє</text:a>
 Головнеуправління розвідки МОУ.</text:p>
      <text:p text:style-name="P4">
За його словами, на території Маріуполя російські окупанти готуються докругової оборони та активно відновлюють необхідну для ведення бойових дійінфраструктуру, зокрема портову.</text:p>
      <text:p text:style-name="P4">
Тим часом на території Криму зміцнює свої спроможності український рухспротиву. Його активність разом з ударами по кримських військових об’єктахсправляє на росіян гнітюче враження.</text:p>
      <text:p text:style-name="P4">
«Ми бачимо, що росіяни бояться. Та ж сама база в Севастополі та інші військовіоб’єкти зараз потужно охороняються, окупанти обладнують позиції, щоб захиститивід будь-яких атак проти цієї інфраструктури», — повідомив представник ГУР.</text:p>
      <text:p text:style-name="P4">
За словами Скібіцького, нині ворог перемістив більшість бойових кораблів зСевастополя на територію рф, зокрема до Новоросійська, щоб уникнути їхньогознищення на території тимчасово окупованого Криму.</text:p>
      <text:p text:style-name="P4">
Також представник воєнної розвідки України зазначив, що до осені 2022 рокуросійські окупанти не приділяли особливої уваги обороні Криму.</text:p>
      <text:p text:style-name="P4">
Однак після успіху української армії на Харківщині, Херсонщині, а далі — ударипо військових об’єктах та дії нашого руху спротиву на території окупованогопівострова змусили загарбників «взятися за голову»: зводити укріплення,зміцнювати узбережжя тощо.</text:p>
      <text:p text:style-name="P4">
За словами генерал-майора Скібіцького, звільнення Криму залежатиме від низкифакторів:</text:p>
      <text:p text:style-name="P4">
«Все залежатиме від того, як буде спланована наша операція зі звільненняКриму. По-друге, який буде моральний стан російських військовослужбовців. Якщотам буде паніка і всі почнуть тікати, то можливий „жест доброї волі“. Але цене буде дуже просто, тому що вони вважають Крим останньої фортецею і будутьнамагатися захищати півострів до кінця», — підкреслив Вадим Скібіцький.</text:p>
      <text:p text:style-name="P4">
Source: <text:a xlink:type="simple" xlink:href="https://armyinform.com.ua/2023/05/03/v-okupovanomu-krymu-rosiyany-boyatsya-vsogo-i-droniv-i-partyzaniv-i-raket-vadym-skibiczkyj/" text:style-name="Internet_20_link" text:visited-style-name="Visited_20_Internet_20_Link">
https://armyinform.com.ua/2023/05/03/v-okupovanomu-krymu-rosiyany-boyatsya-vsogo-i-droniv-i-partyzaniv-i-raket-vadym-skibiczkyj/</text:a>
</text:p>
      <!--NEWS-->
      <text:h text:style-name="P10" text:outline-level="1">
<text:span text:style-name="T4">
Сили ТрО показали, як знищили ворожий мінометний розрахунок</text:span>
</text:h>
      <text:p text:style-name="P4">
Author: ['АРМІЯINFORM']</text:p>
      <text:p text:style-name="P4">
Time: 2023-05-03T63:00:00-04:00</text:p>
      <text:p text:style-name="P4">
Description: У результаті спільної роботи 103-ї окремої бригади територіальної оборони Збройних Сил...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minometka-8-1.jpg" text:style-name="Internet_20_link" text:visited-style-name="Visited_20_Internet_20_Link">
minometka-8-1.jpg</text:a>
']</text:p>
      <text:p text:style-name="P4">
Tags: ['STOPRUSSIA', 'АГРЕСІЯ РФ', 'ВТОРГНЕННЯ РФ', 'СИЛИ ТЕРИТОРІАЛЬНОЇ ОБОРОНИ']</text:p>
      <text:p text:style-name="P4">
Category: News</text:p>
      <!--METADATA-->
      <text:p text:style-name="P4">
<draw:frame draw:style-name="fr1" draw:name="Image294" text:anchor-type="as-char" svg:width="6.9236in" svg:height="4.615733in" draw:z-index="0">
<draw:image xlink:href="../Images/AРМІЯINFORM/2023-05-03T63-00-00-04-00/minometka-8-1.jpg" xlink:type="simple" xlink:show="embed" xlink:actuate="onLoad" draw:mime-type="image/jpeg"/>
</draw:frame>
</text:p>
      <text:p text:style-name="P4">
У результаті спільної роботи 103-ї окремої бригади територіальної оборониЗбройних Сил України та 45-ї окремої артилерійської бригади ЗСУ ворожиймінометний розрахунок було знищено.</text:p>
      <text:p text:style-name="P4">
Про це<text:a xlink:type="simple" xlink:href="https://www.facebook.com/TerritorialDefenseForces/videos/1172781576729027/" text:style-name="Internet_20_link" text:visited-style-name="Visited_20_Internet_20_Link">
повідомляють</text:a>
Сили територіальної оборони ЗСУ.</text:p>
      <text:p text:style-name="P4">
«рocійські окупанти думали, що можуть безкарно обстрілювати українськіпозиції. Однак аеророзвідники 103-ї окремої бригади територіальної оборониЗбройних Сил України підняли свій дрон у повітря і не лише помітили активнуроботу ворожого міномета, а й швидко передали координати побратимам із 45-їокремої артилерійської бригади Збройних Сил України. Швидка злагодженість ізартилеристами, коригування та влучність стали запорукою успіху на полі бою.Спільними зусиллями до перемоги!» — йдеться в повідомленні.</text:p>
      <text:p text:style-name="P4">
Source: <text:a xlink:type="simple" xlink:href="https://armyinform.com.ua/2023/05/03/syly-tro-pokazaly-yak-znyshhyly-vorozhyj-minometnyj-rozrahunok/" text:style-name="Internet_20_link" text:visited-style-name="Visited_20_Internet_20_Link">
https://armyinform.com.ua/2023/05/03/syly-tro-pokazaly-yak-znyshhyly-vorozhyj-minometnyj-rozrahunok/</text:a>
</text:p>
      <!--NEWS-->
      <text:h text:style-name="P10" text:outline-level="1">
<text:span text:style-name="T4">
4 травня відбудеться брифінг: «Презентація першого соцдослідження російських військовополонених»</text:span>
</text:h>
      <text:p text:style-name="P4">
Author: ['АРМІЯINFORM']</text:p>
      <text:p text:style-name="P4">
Time: 2023-05-03T64:00:00-04:00</text:p>
      <text:p text:style-name="P4">
Description: 4 травня об 11:00 у Military Media Center відбудеться брифінг на тему: «Презентаці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military-media-center.jpg" text:style-name="Internet_20_link" text:visited-style-name="Visited_20_Internet_20_Link">
military-media-center.jpg</text:a>
']</text:p>
      <text:p text:style-name="P4">
Tags: ['БРИФІНГ']</text:p>
      <text:p text:style-name="P4">
Category: News</text:p>
      <!--METADATA-->
      <text:p text:style-name="P4">
<draw:frame draw:style-name="fr1" draw:name="Image295" text:anchor-type="as-char" svg:width="6.9236in" svg:height="3.894525in" draw:z-index="0">
<draw:image xlink:href="../Images/AРМІЯINFORM/2023-05-03T64-00-00-04-00/military-media-center.jpg" xlink:type="simple" xlink:show="embed" xlink:actuate="onLoad" draw:mime-type="image/jpeg"/>
</draw:frame>
</text:p>
      <text:p text:style-name="P4">
<text:span text:style-name="T4">
4 травня об 11:00</text:span>
 у<text:a xlink:type="simple" xlink:href="https://t.me/militarymediacenter/1843" text:style-name="Internet_20_link" text:visited-style-name="Visited_20_Internet_20_Link">
 Military MediaCenter</text:a>
 відбудеться брифінг на тему:«Презентація першого соціологічного дослідження російськихвійськовополонених».</text:p>
      <text:p text:style-name="P4">
<text:span text:style-name="T4">
Спікери заходу:</text:span>
</text:p>
      <ul>
        <li>
представник Координаційного штабу з питань поводження з військовополоненими Андрій Юсов;  * спікер державного проєкту здачі в полон російських та білоруських військових «Хочу жить» Віталій Матвієнко.</li>
      </ul>
      <text:p text:style-name="P4">
Акредитація представників ЗМІ обов’язкова і триватиме до 10.00 4 травня.</text:p>
      <text:p text:style-name="P4">
Заявки на акредитацію надсилайте на електронну адресу: <text:a xlink:type="simple" xlink:href="https://armyinform.com.ua/cdn-cgi/l/email-protection" text:style-name="Internet_20_link" text:visited-style-name="Visited_20_Internet_20_Link">
[emailprotected]</text:a>
 із зазначенням прізвища, імені та побатькові журналіста, назви видання, номер прескарти акредитації ЗСУ,контактного телефону.</text:p>
      <text:p text:style-name="P4">
Source: <text:a xlink:type="simple" xlink:href="https://armyinform.com.ua/2023/05/03/4-travnya-vidbudetsya-bryfing-prezentacziya-pershogo-soczdoslidzhennya-rosijskyh-vijskovopolonenyh/" text:style-name="Internet_20_link" text:visited-style-name="Visited_20_Internet_20_Link">
https://armyinform.com.ua/2023/05/03/4-travnya-vidbudetsya-bryfing-prezentacziya-pershogo-soczdoslidzhennya-rosijskyh-vijskovopolonenyh/</text:a>
</text:p>
      <!--NEWS-->
      <text:h text:style-name="P10" text:outline-level="1">
<text:span text:style-name="T4">
Вартові неба збили російський розвідувальний безпілотник на Дніпропетровщині</text:span>
</text:h>
      <text:p text:style-name="P4">
Author: ['АРМІЯINFORM']</text:p>
      <text:p text:style-name="P4">
Time: 2023-05-03T65:00:00-04:00</text:p>
      <text:p text:style-name="P4">
Description: Про ураження ворожого дрона повідомили у пресслужбі повітряного командування «Схід».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bpla_1.jpg" text:style-name="Internet_20_link" text:visited-style-name="Visited_20_Internet_20_Link">
bpla_1.jpg</text:a>
']</text:p>
      <text:p text:style-name="P4">
Tags: ['АТАКА ДРОНІВ', 'БПЛА', 'ВТОРГНЕННЯ РФ', 'ДНІПРО']</text:p>
      <text:p text:style-name="P4">
Category: News</text:p>
      <!--METADATA-->
      <text:p text:style-name="P4">
<draw:frame draw:style-name="fr1" draw:name="Image296" text:anchor-type="as-char" svg:width="6.9236in" svg:height="5.19847in" draw:z-index="0">
<draw:image xlink:href="../Images/AРМІЯINFORM/2023-05-03T65-00-00-04-00/bpla_1.jpg" xlink:type="simple" xlink:show="embed" xlink:actuate="onLoad" draw:mime-type="image/jpeg"/>
</draw:frame>
</text:p>
      <text:p text:style-name="P4">
Про ураження ворожого дрона повідомили у пресслужбі повітряного командування«Схід».</text:p>
      <text:p text:style-name="P4">
Так, зазначається, що сьогодні вдень у районі Миколаївки Дніпровського районупідрозділом повітряного командування «Схід» збито ще однин БПЛА. На цей разтипу «Картограф».</text:p>
      <text:p text:style-name="P4">
«Картограф» — засекречений російський розвідувальний багатоцільовийбезпілотний комплекс входить до сімейства «Птеро».</text:p>
      <text:p text:style-name="P4">
Дрон призначений для проведення панорамної аеро­фото- та відеозйомки зможливістю передачі зібраної інформації на пункт управління в режимі реальногочасу.</text:p>
      <text:p text:style-name="P4">
Його можна застосовувати для дорозвідки з метою коригування вогню артилеріїабо ракетних ударів.</text:p>
      <text:p text:style-name="P4">
<text:span text:style-name="T5">
Підготував Олександр Колесник</text:span>
</text:p>
      <text:p text:style-name="P4">
Source: <text:a xlink:type="simple" xlink:href="https://armyinform.com.ua/2023/05/03/vartovi-neba-zbyly-rosijskyj-rozviduvalnyj-bezpilotnyk-na-dnipropetrovshhyni/" text:style-name="Internet_20_link" text:visited-style-name="Visited_20_Internet_20_Link">
https://armyinform.com.ua/2023/05/03/vartovi-neba-zbyly-rosijskyj-rozviduvalnyj-bezpilotnyk-na-dnipropetrovshhyni/</text:a>
</text:p>
      <!--NEWS-->
      <text:h text:style-name="P10" text:outline-level="1">
<text:span text:style-name="T4">
4 травня відбудеться брифінг щодо впроваджень винаходів та інновацій в секторі безпеки та оборони</text:span>
</text:h>
      <text:p text:style-name="P4">
Author: ['АРМІЯINFORM']</text:p>
      <text:p text:style-name="P4">
Time: 2023-05-03T66:00:00-04:00</text:p>
      <text:p text:style-name="P4">
Description: 4 травня о 12:00 у Military Media Center відбудеться брифінг, присвячений механіз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military-media-center.jpg" text:style-name="Internet_20_link" text:visited-style-name="Visited_20_Internet_20_Link">
military-media-center.jpg</text:a>
']</text:p>
      <text:p text:style-name="P4">
Tags: ['БРИФІНГ']</text:p>
      <text:p text:style-name="P4">
Category: News</text:p>
      <!--METADATA-->
      <text:p text:style-name="P4">
<draw:frame draw:style-name="fr1" draw:name="Image297" text:anchor-type="as-char" svg:width="6.9236in" svg:height="3.894525in" draw:z-index="0">
<draw:image xlink:href="../Images/AРМІЯINFORM/2023-05-03T66-00-00-04-00/military-media-center.jpg" xlink:type="simple" xlink:show="embed" xlink:actuate="onLoad" draw:mime-type="image/jpeg"/>
</draw:frame>
</text:p>
      <text:p text:style-name="P4">
<text:span text:style-name="T4">
4 травня о 12:00</text:span>
 у <text:a xlink:type="simple" xlink:href="https://t.me/militarymediacenter/1844" text:style-name="Internet_20_link" text:visited-style-name="Visited_20_Internet_20_Link">
Military MediaCenter</text:a>
 відбудеться брифінг,присвячений механізму оцінки та впровадження винаходів та інновацій, якізастосовуються в секторі безпеки та оборони, за участю представникаЦентрального воєнно-наукового управління Генерального штабу Збройних СилУкраїни полковника Володимира Коцюруби.</text:p>
      <text:p text:style-name="P4">
Акредитація представників ЗМІ обов’язкова і триватиме до 10.00 4 травня.</text:p>
      <text:p text:style-name="P4">
Заявки на акредитацію надсилайте на електронну адресу: <text:a xlink:type="simple" xlink:href="https://armyinform.com.ua/cdn-cgi/l/email-protection" text:style-name="Internet_20_link" text:visited-style-name="Visited_20_Internet_20_Link">
[emailprotected]</text:a>
 із зазначенням прізвища, імені та побатькові журналіста, назви видання, контактного телефону, електронної адреси.</text:p>
      <text:p text:style-name="P4">
Source: <text:a xlink:type="simple" xlink:href="https://armyinform.com.ua/2023/05/03/4-travnya-vidbudetsya-bryfing-shhodo-vprovadzhen-vynahodiv-ta-innovaczij-v-sektori-bezpeky-ta-oborony/" text:style-name="Internet_20_link" text:visited-style-name="Visited_20_Internet_20_Link">
https://armyinform.com.ua/2023/05/03/4-travnya-vidbudetsya-bryfing-shhodo-vprovadzhen-vynahodiv-ta-innovaczij-v-sektori-bezpeky-ta-oborony/</text:a>
</text:p>
      <!--NEWS-->
      <text:h text:style-name="P10" text:outline-level="1">
<text:span text:style-name="T4">
Для залякування українців окупанти завезли на окуповані території керований криміналітет — Ганна Маляр</text:span>
</text:h>
      <text:p text:style-name="P4">
Author: ['АРМІЯINFORM']</text:p>
      <text:p text:style-name="P4">
Time: 2023-05-03T67:00:00-04:00</text:p>
      <text:p text:style-name="P4">
Description: З метою тримання суспільства у страху російська окупаційна влада цілеспрямовано загострю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5f6a5358.jpg" text:style-name="Internet_20_link" text:visited-style-name="Visited_20_Internet_20_Link">
5f6a5358.jpg</text:a>
']</text:p>
      <text:p text:style-name="P4">
Tags: ['STOPRUSSIA', 'ГАННА МАЛЯР']</text:p>
      <text:p text:style-name="P4">
Category: News</text:p>
      <!--METADATA-->
      <text:p text:style-name="P4">
<draw:frame draw:style-name="fr1" draw:name="Image298" text:anchor-type="as-char" svg:width="6.9236in" svg:height="4.615733in" draw:z-index="0">
<draw:image xlink:href="../Images/AРМІЯINFORM/2023-05-03T67-00-00-04-00/5f6a5358.jpg" xlink:type="simple" xlink:show="embed" xlink:actuate="onLoad" draw:mime-type="image/jpeg"/>
</draw:frame>
 ГаннаМаляр. Фото: Дмитро Юрченко / АрміяInfom</text:p>
      <text:p text:style-name="P4">
З метою тримання суспільства у страху російська окупаційна владацілеспрямовано загострює криміногенну обстановку на тимчасово окупованихтериторіях. Для цього використовуються спеціально підготовлені групипровокаторів, які сформовані здебільшого з осіб, які мають кримінальне минуле.</text:p>
      <text:p text:style-name="P4">
Про це <text:a xlink:type="simple" xlink:href="https://t.me/annamaliar/692" text:style-name="Internet_20_link" text:visited-style-name="Visited_20_Internet_20_Link">
заявила</text:a>
 заступник Міністра оборониУкраїни Ганна Маляр.</text:p>
      <text:p text:style-name="P4">
«У такий спосіб окупанти умисно провокують збільшення кількості випадківгострих конфліктів у громадських місцях, які переростають у жорстоке побиттягромадян незгодних з російським окупаційним режимом, — наголосила Ганна Малярта додала. — Прикметно, що так звані слідчі органи в рамках розслідуваньконфліктних ситуацій ухвалюють рішення виключно на користь проросійськихпровокаторів».</text:p>
      <text:p text:style-name="P4">
Так, за словами Ганни Маляр, більшість масових бійок у населеному пунктіСтрілкове Херсонської області, внаслідок яких громадяни дістали значні тілесніушкодження, «слідчими» класифіковані як такі, що не мають складу злочину, авинних російських провокаторів не можна притягнути до кримінальноївідповідальності.</text:p>
      <text:p text:style-name="P4">
«російська федерація завжди використовує криміналітет у політичних цілях.Свого часу у 2014–2015 рр. вони завозили і до нас своїх «злодіїв у законі» длярозхитування та дестабілізації ситуації.</text:p>
      <text:p text:style-name="P4">
Для чого це робиться? У нестабільній внутрішній обстановці росіянам простішереалізовувати свої злочинні наміри.</text:p>
      <text:p text:style-name="P4">
Отже, якщо вони завозять своїх злочинців на тимчасово окуповані території,значить не так у них там усе просто. Доводиться розхитувати і залякувати дляінтеграціі «руского міра», — резюмує заступник Міністра оборони України.</text:p>
      <text:p text:style-name="P4">
Source: <text:a xlink:type="simple" xlink:href="https://armyinform.com.ua/2023/05/03/dlya-zalyakuvannya-ukrayincziv-okupanty-zavezly-na-okupovani-terytoriyi-kerovanyj-kryminalitet-ganna-malyar/" text:style-name="Internet_20_link" text:visited-style-name="Visited_20_Internet_20_Link">
https://armyinform.com.ua/2023/05/03/dlya-zalyakuvannya-ukrayincziv-okupanty-zavezly-na-okupovani-terytoriyi-kerovanyj-kryminalitet-ganna-malyar/</text:a>
</text:p>
      <!--NEWS-->
      <text:h text:style-name="P10" text:outline-level="1">
<text:span text:style-name="T4">
Внаслідок російського удару по Херсону зруйновано гіпермаркет, є загиблі</text:span>
</text:h>
      <text:p text:style-name="P4">
Author: ['АРМІЯINFORM']</text:p>
      <text:p text:style-name="P4">
Time: 2023-05-03T68:00:00-04:00</text:p>
      <text:p text:style-name="P4">
Description: Сьогодні, 3 травня, близько 11:00 російські окупаційні війська завдали удару по Херсон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b9036199-a5c4-4e58-98ab-c4edd34f1f7c-e1683111638237.jpg" text:style-name="Internet_20_link" text:visited-style-name="Visited_20_Internet_20_Link">
b9036199-a5c4-4e58-98ab-c4edd34f1f7c-e1683111638237.jpg</text:a>
']</text:p>
      <text:p text:style-name="P4">
Tags: ['АГРЕСІЯ РФ', 'ВТОРГНЕННЯ РФ', 'ДСНС УКРАЇНИ', 'ОБСТРІЛИ ІНФРАСТРУКТУРИ']</text:p>
      <text:p text:style-name="P4">
Category: News</text:p>
      <!--METADATA-->
      <text:p text:style-name="P4">
<draw:frame draw:style-name="fr1" draw:name="Image299" text:anchor-type="as-char" svg:width="6.9236in" svg:height="4.465722in" draw:z-index="0">
<draw:image xlink:href="../Images/AРМІЯINFORM/2023-05-03T68-00-00-04-00/b9036199-a5c4-4e58-98ab-c4edd34f1f7c-e1683111638237.jpg" xlink:type="simple" xlink:show="embed" xlink:actuate="onLoad" draw:mime-type="image/jpeg"/>
</draw:frame>
</text:p>
      <text:p text:style-name="P4">
Сьогодні, 3 травня, близько 11:00 російські окупаційні війська завдали ударупо Херсону. Внаслідок обстрілу 3 людини загинуло, 4 — постраждало.</text:p>
      <text:p text:style-name="P4">
Про це <text:a xlink:type="simple" xlink:href="https://t.me/dsns_telegram/16468" text:style-name="Internet_20_link" text:visited-style-name="Visited_20_Internet_20_Link">
повідомляє</text:a>
 Державна служба Україниз надзвичайних ситуацій.</text:p>
      <text:p text:style-name="P4">
«Близько 11:00 ворог завдав удару по будівельному гіпермаркету міста. Запопередніми даними внаслідок обстрілу загинуло 3 людини та постраждало 4. Намісці події працює 15 рятувальників та 3 одиниці техніки», — йдеться вповідомленні.</text:p>
      <text:p text:style-name="P4">
Source: <text:a xlink:type="simple" xlink:href="https://armyinform.com.ua/2023/05/03/vnaslidok-rosijskogo-udaru-po-hersonu-zrujnovano-gipermarket-ye-zagybli/" text:style-name="Internet_20_link" text:visited-style-name="Visited_20_Internet_20_Link">
https://armyinform.com.ua/2023/05/03/vnaslidok-rosijskogo-udaru-po-hersonu-zrujnovano-gipermarket-ye-zagybli/</text:a>
</text:p>
      <!--NEWS-->
      <text:h text:style-name="P10" text:outline-level="1">
<text:span text:style-name="T4">
Нова Зеландія збільшила фінансову допомогу Україні та розширила санкції проти рф</text:span>
</text:h>
      <text:p text:style-name="P4">
Author: ['АРМІЯINFORM']</text:p>
      <text:p text:style-name="P4">
Time: 2023-05-03T69:00:00-04:00</text:p>
      <text:p text:style-name="P4">
Description: Нова Зеландія значно розширює свої оборонні зобов’язання, а також гуманітарну, правову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newzealand_ukraine.jpg" text:style-name="Internet_20_link" text:visited-style-name="Visited_20_Internet_20_Link">
newzealand_ukraine.jpg</text:a>
']</text:p>
      <text:p text:style-name="P4">
Tags: ['ДОПОМОГА ПАРТНЕРІВ', 'ДОПОМОГУ УКРАЇНІ', 'ЕКОНОМІКА РФ', 'НОВА ЗЕЛАНДІЯ', 'САНКЦІЇ РФ', 'СВІТ ПІДТРИМУЄ УКРАЇНУ']</text:p>
      <text:p text:style-name="P4">
Category: News</text:p>
      <!--METADATA-->
      <text:p text:style-name="P4">
<draw:frame draw:style-name="fr1" draw:name="Image300" text:anchor-type="as-char" svg:width="6.9236in" svg:height="3.894525in" draw:z-index="0">
<draw:image xlink:href="../Images/AРМІЯINFORM/2023-05-03T69-00-00-04-00/newzealand_ukraine.jpg" xlink:type="simple" xlink:show="embed" xlink:actuate="onLoad" draw:mime-type="image/jpeg"/>
</draw:frame>
</text:p>
      <text:p text:style-name="P4">
Нова Зеландія значно розширює свої оборонні зобов’язання, а також гуманітарну,правову та економічну підтримку для України в рамках поточної міжнародноївідповіді на незаконну агресивну війну росії.</text:p>
      <text:p text:style-name="P4">
Про це заявив прем’єр-міністр Нової Зеландії Кріс Хіпкінс, чиє повідомлення<text:a xlink:type="simple" xlink:href="https://www.beehive.govt.nz/release/increase-nz-support-ukraine" text:style-name="Internet_20_link" text:visited-style-name="Visited_20_Internet_20_Link">
розповсюдила</text:a>
 пресслужба новозеландського уряду.</text:p>
      <text:p text:style-name="P4">
Прем’єр-міністр оголосив про пакет заходів під час відвідування персоналу Силиоборони Нової Зеландії (NZDF), який навчає українських військових на полігоніSalisbury Plain Army Training Area поблизу Лондона.</text:p>
      <text:p text:style-name="P4">
Зокрема, Нова Зеландія зобов’язалася:</text:p>
      <ul>
        <li>
продовжити на один рік розгортання 95 військовослужбовців Сил оборони Нової Зеландії для навчання та підтримки Збройних Сил України до 30 червня 2024 року;  * відправити двох додаткових військовослужбовців NZDF до Польщі для проведення програм космічної підготовки військовослужбовців Збройних Сил України до 30 червня 2024 року;  * надати 2 мільйони новозеландських доларів ( <text:span text:style-name="T5">
приблизно 45,5 млн грн</text:span>
 <text:span text:style-name="T5">
— ред.</text:span>
 ) Українському гуманітарному фонду на підтримку надання медичної допомоги, харчової допомоги, чистої води, житла та іншої допомоги;  * виділити 1,5 мільйона новозеландських доларів ( <text:span text:style-name="T5">
приблизно 34,1 млн грн</text:span>
 <text:span text:style-name="T5">
— ред.</text:span>
 ) Управлінню Верховного комісара ООН у справах біженців для надання гуманітарної допомоги українським біженцям;  * 500 тисяч новозеландських доларів ( <text:span text:style-name="T5">
приблизно 11,4 млн грн</text:span>
 <text:span text:style-name="T5">
— ред.</text:span>
 ) спрямувати для Новозеландського партнерства з реагування на стихійні лиха з неурядовими організаціями Нової Зеландії щодо регіонального реагування на біженців;  * 1,3 мільйона доларів ( <text:span text:style-name="T5">
приблизно 29,5 млн грн</text:span>
 <text:span text:style-name="T5">
— ред.</text:span>
 ) надати для Офісу прокурора Міжнародного кримінального суду та Трастового фонду для жертв з метою забезпечення юридичної відповідальності та справедливості для жертв в Україні.</li>
      </ul>
      <text:p text:style-name="P4">
«Понад рік Нова Зеландія підтримує народ України, який зазнав жорстокого,безжалісного та незаконного вторгнення з боку росії. З лютого минулого рокуНова Зеландія вжила значних і безпрецедентних заходів для підтримки України,включаючи розгортання військ NZDF в Європі та ухвалення Закону про санкціїпроти росії, що дозволило нам вперше запровадити цільові санкції поза рамкамиООН. Протягом минулого року Нова Зеландія надала понад 78 мільйонів доларівфінансової та військової підтримки Україні, а також нашу підтримку судових дійУкраїни проти росії, накладання санкцій, спрямованих проти понад 1500російських та білоруських фізичних та юридичних осіб, а також торговельнихзаходів. Сьогоднішній пакет показує, що наша рішучість не ослабла, і нашапостійна підтримка України та міжнародна реакція не зменшилися», — сказав КрісХіпкінс.</text:p>
      <text:p text:style-name="P4">
Крім того, Нова Зеландія додала до санкційного списку 18 організацій і 9 осіб,які підтримують війну росії проти України.</text:p>
      <text:p text:style-name="P4">
«Ми продовжуємо засуджувати кричущі та незаконні дії росії. Ми повторюємо нашзаклик до президента путіна припинити війну росії проти України, вивестивійська, а потім розпочати дипломатичні переговори для вирішення цієї війни»,— сказала міністр закордонних справ Наная Махута.</text:p>
      <text:p text:style-name="P4">
Source: <text:a xlink:type="simple" xlink:href="https://armyinform.com.ua/2023/05/03/nova-zelandiya-zbilshyla-finansovu-dopomogu-ukrayini-ta-rozshyryla-sankcziyi-protyv-rf/" text:style-name="Internet_20_link" text:visited-style-name="Visited_20_Internet_20_Link">
https://armyinform.com.ua/2023/05/03/nova-zelandiya-zbilshyla-finansovu-dopomogu-ukrayini-ta-rozshyryla-sankcziyi-protyv-rf/</text:a>
</text:p>
      <!--NEWS-->
      <text:h text:style-name="P10" text:outline-level="1">
<text:span text:style-name="T4">
РНБО: У Європі високо оцінили зусилля України на шляху законодавчого забезпечення національної стійкості</text:span>
</text:h>
      <text:p text:style-name="P4">
Author: ['АРМІЯINFORM']</text:p>
      <text:p text:style-name="P4">
Time: 2023-05-03T70:00:00-04:00</text:p>
      <text:p text:style-name="P4">
Description: Днями у м. Краків (Республіка Польща) відбувся семінар «Міжвідомча стійкість в Украї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bez-imeni-2.jpg" text:style-name="Internet_20_link" text:visited-style-name="Visited_20_Internet_20_Link">
bez-imeni-2.jpg</text:a>
']</text:p>
      <text:p text:style-name="P4">
Tags: ['МІЖВІДОМЧА СТІЙКІСТЬ', 'РНБО УКРАЇНИ']</text:p>
      <text:p text:style-name="P4">
Category: News</text:p>
      <!--METADATA-->
      <text:p text:style-name="P4">
<draw:frame draw:style-name="fr1" draw:name="Image301" text:anchor-type="as-char" svg:width="6.9236in" svg:height="4.595773in" draw:z-index="0">
<draw:image xlink:href="../Images/AРМІЯINFORM/2023-05-03T70-00-00-04-00/bez-imeni-2.jpg" xlink:type="simple" xlink:show="embed" xlink:actuate="onLoad" draw:mime-type="image/jpeg"/>
</draw:frame>
</text:p>
      <text:p text:style-name="P4">
Днями у м. Краків (Республіка Польща) відбувся семінар «Міжвідомча стійкість вУкраїні» за участі керівника служби з питань безпеки критичної інфраструктуриІрина Тимошенко, під час якого вона поінформувала про функціонуваннянаціональної системи захисту критичної інфраструктури України як одного зосновних елементів стійкості.</text:p>
      <text:p text:style-name="P4">
Про це <text:a xlink:type="simple" xlink:href="https://www.rnbo.gov.ua/ua/Diialnist/6307.html" text:style-name="Internet_20_link" text:visited-style-name="Visited_20_Internet_20_Link">
повідомляє</text:a>
 АпаратРади національної безпеки і оборони України.</text:p>
      <text:p text:style-name="P4">
«Ми розглядаємо підтримку України як складову системи міжнародногоспівробітництва, а цей семінар — як гарну можливість розпочати кроки довпровадження у життя висновків, отриманих під час нещодавніх досліджень, тадосвіду», — сказала Сандра О’Херн, керівник регіональної програми Інститутубезпекового управління.</text:p>
      <text:p text:style-name="P4">
Полковник Меттью Ноймейєр, Керівник відділу стратегічних досліджень ЦентруМаршалла, високо оцінив зусилля України на шляху законодавчого забезпеченнянаціональної стійкості.</text:p>
      <text:p text:style-name="P4">
Команда Інституту безпекового управління сповідує підхід НАТО до окреслення тадеталізації стійкості. Рамковий підхід НАТО щодо Стійкості, прийнятий насаміті Альянсу у Варшаві в липні 2016 року, був розроблений як відповідь наряд безпекових викликів, включаючи анексію Криму росією, нестабільність наБлизькому Сході та Північній Африці і зростання кіберзагроз. Використовуючийого як основу, кожна країна-учасник розробила власні стратегії та правила.</text:p>
      <text:p text:style-name="P4">
Україна відтоді також імплементувала у власне законодавство аналогічнідефініції.</text:p>
      <text:p text:style-name="P4">
Триденний захід, у якому, з-поміж інших, взяли участь 18 представників органіввлади України, організовано Європейським центром досліджень безпеки Джорджа К.Маршалла у партнерстві з Інститутом безпекового управління Університетуспівробітництва у сфері оборони і безпеки.</text:p>
      <text:p text:style-name="P4">
Source: <text:a xlink:type="simple" xlink:href="https://armyinform.com.ua/2023/05/03/rnbo-u-yevropi-vysoko-oczinyly-zusyllya-ukrayiny-na-shlyahu-zakonodavchogo-zabezpechennya-naczionalnoyi-stijkosti/" text:style-name="Internet_20_link" text:visited-style-name="Visited_20_Internet_20_Link">
https://armyinform.com.ua/2023/05/03/rnbo-u-yevropi-vysoko-oczinyly-zusyllya-ukrayiny-na-shlyahu-zakonodavchogo-zabezpechennya-naczionalnoyi-stijkosti/</text:a>
</text:p>
      <!--NEWS-->
      <text:h text:style-name="P10" text:outline-level="1">
<text:span text:style-name="T4">
Минулої доби окупанти завдали 565 ударів зі ствольної артилерії та РСЗВ на Лимансько-Куп’янському напрямку</text:span>
</text:h>
      <text:p text:style-name="P4">
Author: ['Володимир Віват']</text:p>
      <text:p text:style-name="P4">
Time: 2023-05-03T71:00:00-04:00</text:p>
      <text:p text:style-name="P4">
Description: На Бахмутському напрямку ситуація складна, напевно, найскладніша на сьогодні з усі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bahmut2.jpg" text:style-name="Internet_20_link" text:visited-style-name="Visited_20_Internet_20_Link">
bahmut2.jpg</text:a>
']</text:p>
      <text:p text:style-name="P4">
Tags: ['БАХМУТ', 'ВОРОЖІ ОБСТРІЛИ', 'ВТОРГНЕННЯ РФ', 'ЄДИНІ НОВИНИ', 'СЕРГІЙ ЧЕРЕВАТИЙ']</text:p>
      <text:p text:style-name="P4">
Category: News</text:p>
      <!--METADATA-->
      <text:p text:style-name="P4">
<draw:frame draw:style-name="fr1" draw:name="Image302" text:anchor-type="as-char" svg:width="6.9236in" svg:height="3.883707in" draw:z-index="0">
<draw:image xlink:href="../Images/AРМІЯINFORM/2023-05-03T71-00-00-04-00/bahmut2.jpg" xlink:type="simple" xlink:show="embed" xlink:actuate="onLoad" draw:mime-type="image/jpeg"/>
</draw:frame>
</text:p>
      <text:p text:style-name="P4">
На Бахмутському напрямку ситуація складна, напевно, найскладніша на сьогодні зусіх ділянок фронту, проте контрольована. Про це в ефірі телемарафону «Єдиніновини» розповів речник Східного угруповання військ ЗСУ полковник СергійЧереватий.</text:p>
      <text:p text:style-name="P4">
Він повідомив, що минулої доби ворог 399 разів бив із різних систем і калібрівпо наших позиціях, відбулося 11 боєзіткнень. У результаті дій наших захисників105 окупантів було знищено, ще 104 зазнали поранень. Також Сили оборонизнищили зенітно-ракетний комплекс «Бук», три гармати, одну самохіднуартилерійську установку «Гвоздика» і два польові склади з боєприпасами.</text:p>
      <text:p text:style-name="P4">
Водночас речник Східного угруповання військ ЗСУ розповів, що на Лимансько-Куп’янському напрямку противник за минулу добу завдав із РСЗВ та ствольноїартилерії 565 ударів, відбулось одне боєзіткнення. Наші воїни знищили 36окупантів, 108 поранили, підбили танк Т-82, дві БМП-1 та мінометнийрозрахунок.</text:p>
      <text:p text:style-name="P4">
— На цьому напрямку уже протягом тривалого часу противник не має жодногоуспіху. Були такі дні, коли ворог взагалі не намагався просуватися вперед.Загалом можна охарактеризувати, що тут противник поводить себе більшобережніше, діють тільки регулярні війська рф, — зазначив полковник СергійЧереватий.</text:p>
      <text:p text:style-name="P4">
Source: <text:a xlink:type="simple" xlink:href="https://armyinform.com.ua/2023/05/03/mynuloyi-doby-okupanty-zavdaly-565-udariv-zi-stvolnoyi-artyleriyi-ta-rszv-na-lymansko-kupyanskomu-napryamku/" text:style-name="Internet_20_link" text:visited-style-name="Visited_20_Internet_20_Link">
https://armyinform.com.ua/2023/05/03/mynuloyi-doby-okupanty-zavdaly-565-udariv-zi-stvolnoyi-artyleriyi-ta-rszv-na-lymansko-kupyanskomu-napryamku/</text:a>
</text:p>
      <!--NEWS-->
      <text:h text:style-name="P10" text:outline-level="1">
<text:span text:style-name="T4">
Всі порушення прав, яких зазнали захисники у полоні, належно фіксуються — Координаційний штаб</text:span>
</text:h>
      <text:p text:style-name="P4">
Author: ['АРМІЯINFORM']</text:p>
      <text:p text:style-name="P4">
Time: 2023-05-03T72:00:00-04:00</text:p>
      <text:p text:style-name="P4">
Description: З ініціативи ГО «Про тих, про кого мовчать» у Координаційному штабі відбулася зустріч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bez-imeni-3.jpg" text:style-name="Internet_20_link" text:visited-style-name="Visited_20_Internet_20_Link">
bez-imeni-3.jpg</text:a>
']</text:p>
      <text:p text:style-name="P4">
Tags: ['ВІЙСЬКОВОПОЛОНЕНІ', 'КООРДИНАЦІЙНИЙ ШТАБ З ПИТАНЬ ПОВОДЖЕННЯ З ВІЙСЬКОВОПОЛОНЕНИМИ', 'МІЖНАРОДНИЙ КОМІТЕТ ЧЕРВОНОГО ХРЕСТА']</text:p>
      <text:p text:style-name="P4">
Category: News</text:p>
      <!--METADATA-->
      <text:p text:style-name="P4">
<draw:frame draw:style-name="fr1" draw:name="Image303" text:anchor-type="as-char" svg:width="6.9236in" svg:height="4.553939in" draw:z-index="0">
<draw:image xlink:href="../Images/AРМІЯINFORM/2023-05-03T72-00-00-04-00/bez-imeni-3.jpg" xlink:type="simple" xlink:show="embed" xlink:actuate="onLoad" draw:mime-type="image/jpeg"/>
</draw:frame>
</text:p>
      <text:p text:style-name="P4">
З ініціативи ГО «Про тих, про кого мовчать» у Координаційному штабі відбуласязустріч з родинами захисників острова Зміїний, які потрапили в полон.</text:p>
      <text:p text:style-name="P4">
Про це <text:a xlink:type="simple" xlink:href="https://t.me/Koord_shtab/942" text:style-name="Internet_20_link" text:visited-style-name="Visited_20_Internet_20_Link">
повідомляє</text:a>
 Координаційний штаб з питаньповодження з військовополоненими.</text:p>
      <text:p text:style-name="P4">
Участь в заході взяли представники Координаційного штабу, Офісу УповноваженогоВерховної Ради України з прав людини, Міжнародного комітету Червоного Хрестата Адміністрації Державної прикордонної служби України.</text:p>
      <text:p text:style-name="P4">
Родичі полонених звернули увагу на те, що їхні близькі перебувають в полоніпонад рік і стан їхнього здоров’я за цей час значно погіршився. Крім того,вони цікавилися питанням відвідування місць утримань військовополоненихвідповідними місіями Міжнародного комітету Червоного Хреста.</text:p>
      <text:p text:style-name="P4">
Зі свого боку представники Міжнародного комітету Червоного Хреста (МКЧХ)зауважили, що для відвідування місць несвободи їм потрібно отримувати дозвілвід тієї країни, яка утримує полонених. Україна дотримується Женевськихконвенцій, тому МКЧХ має доступ до місць утримання російськихвійськовополонених на нашій території. Натомість в росії і на тимчасовоокупованих українських територіях доступ до місць утримання, на жаль,обмежений.</text:p>
      <text:p text:style-name="P4">
За словами представника Офісу Уповноваженого Верховної Ради України з правлюдини, з тими військовослужбовцями, які повернулися з полону, проводитьсявідповідне спілкування, а всі порушення прав, яких вони зазнали в російськійневолі, належним чином фіксуються.</text:p>
      <text:p text:style-name="P4">
Представник Штабу зауважив, що як тільки з’являється нова інформація про станздоров’я військовослужбовця, її одразу варто передати до Координаційного штабута Національного інформаційного бюро.</text:p>
      <text:p text:style-name="P4">
Source: <text:a xlink:type="simple" xlink:href="https://armyinform.com.ua/2023/05/03/vsi-porushennya-prav-yaki-zaznaly-zahysnyky-u-poloni-nalezhnym-chynom-fiksuyutsya-koordynaczijnyj-shtab/" text:style-name="Internet_20_link" text:visited-style-name="Visited_20_Internet_20_Link">
https://armyinform.com.ua/2023/05/03/vsi-porushennya-prav-yaki-zaznaly-zahysnyky-u-poloni-nalezhnym-chynom-fiksuyutsya-koordynaczijnyj-shtab/</text:a>
</text:p>
      <!--NEWS-->
      <text:h text:style-name="P10" text:outline-level="1">
<text:span text:style-name="T4">
Пожежі на нафтобазах і аварії на залізниці є ударом по сприйняттю війни росіянами — Петро Черник</text:span>
</text:h>
      <text:p text:style-name="P4">
Author: ['АРМІЯINFORM']</text:p>
      <text:p text:style-name="P4">
Time: 2023-05-03T73:00:00-04:00</text:p>
      <text:p text:style-name="P4">
Description: У ніч на середу пожежа спалахнула на нафтобазі у Краснодарському краї росії неподалік ві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373230681636850021_y.jpg" text:style-name="Internet_20_link" text:visited-style-name="Visited_20_Internet_20_Link">
photo_5373230681636850021_y.jpg</text:a>
']</text:p>
      <text:p text:style-name="P4">
Tags: ['MILITARY MEDIA CENTER', 'STOPRUSSIA', 'АГРЕСІЯ РФ', 'ВТОРГНЕННЯ РФ', 'ПЕТРО ЧЕРНИК']</text:p>
      <text:p text:style-name="P4">
Category: News</text:p>
      <!--METADATA-->
      <text:p text:style-name="P4">
<draw:frame draw:style-name="fr1" draw:name="Image304" text:anchor-type="as-char" svg:width="6.9236in" svg:height="4.615733in" draw:z-index="0">
<draw:image xlink:href="../Images/AРМІЯINFORM/2023-05-03T73-00-00-04-00/photo_5373230681636850021_y.jpg" xlink:type="simple" xlink:show="embed" xlink:actuate="onLoad" draw:mime-type="image/jpeg"/>
</draw:frame>
</text:p>
      <text:p text:style-name="P4">
У ніч на середу пожежа спалахнула на нафтобазі у Краснодарському краї росіїнеподалік від Кримського мосту. Ще декілька інцидентів стались протягомостанніх днів у рф, зокрема два вантажних потяги зійшли з рейок в результатівибуху в сусідній з Україною Брянській області в понеділок і вівторок.</text:p>
      <text:p text:style-name="P4">
Про це у коментарі <text:a xlink:type="simple" xlink:href="https://t.me/militarymediacenter/1845" text:style-name="Internet_20_link" text:visited-style-name="Visited_20_Internet_20_Link">
Military MediaCenter</text:a>
 сказав військовий аналітикполковник Петро Черник.</text:p>
      <text:p text:style-name="P4">
«Все, що відбувається на території рф в частині винищення пально-мастильнихматеріалів та будь-яких інших цінних матеріалів, які забезпечують війну, єнеймовірно добрим», — заявив Петро Черник.</text:p>
      <text:p text:style-name="P4">
При цьому він зазначив, що ці події мають важливий стратегічний контекст.</text:p>
      <text:p text:style-name="P4">
«Рефлексія «спеціальної воєнної операції» повернулась на територію росії. І цедуже серйозна для них психологічна травма», — сказав аналітик і додав, що вонибули впевнені у неможливості дій будь-якого характеру у них на території.Однак вони відбуваються.</text:p>
      <text:p text:style-name="P4">
За словами Петра Черника, у загальному стратегічному контексті слід розуміти,що «Україна нарешті перехопила стратегічну ініціативу».</text:p>
      <text:p text:style-name="P4">
«Але від стратегічної ініціативи до стратегічного перелому ще доволі далеко»,— додав він.</text:p>
      <text:p text:style-name="P4">
На думку аналітика, зараз можна спостерігати «перші ознаки так званої рейковоївійни. Питання лише в тональності цієї рейкової війни, звичайно хочетьсябільше».</text:p>
      <text:p text:style-name="P4">
«Але думаю, що якщо вже ті «іншопланетні сили» намацали ці больові точки, товони будуть тільки розвиватись», — резюмує Петро Черник.</text:p>
      <text:p text:style-name="P4">
Source: <text:a xlink:type="simple" xlink:href="https://armyinform.com.ua/2023/05/03/pozhezhi-na-naftobazah-i-avariyi-na-zaliznyczi-ye-udarom-po-spryjnyattyu-vijny-rosiyanamy-petro-chernyk/" text:style-name="Internet_20_link" text:visited-style-name="Visited_20_Internet_20_Link">
https://armyinform.com.ua/2023/05/03/pozhezhi-na-naftobazah-i-avariyi-na-zaliznyczi-ye-udarom-po-spryjnyattyu-vijny-rosiyanamy-petro-chernyk/</text:a>
</text:p>
      <!--NEWS-->
      <text:h text:style-name="P10" text:outline-level="1">
<text:span text:style-name="T4">
Сьогодні окупанти двічі обстріляли прикордоння Чернігівщини та Сумщини — ОК «Північ»</text:span>
</text:h>
      <text:p text:style-name="P4">
Author: ['АРМІЯINFORM']</text:p>
      <text:p text:style-name="P4">
Time: 2023-05-03T74:00:00-04:00</text:p>
      <text:p text:style-name="P4">
Description: Станом на 16:00 3 травня російські війська двічі обстріляли прикордоння Чернігівської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e0518923-66f3-4f84-8c91-7dff01bffe22_cx3_cy11_cw86_w1200_r1.jpg" text:style-name="Internet_20_link" text:visited-style-name="Visited_20_Internet_20_Link">
e0518923-66f3-4f84-8c91-7dff01bffe22_cx3_cy11_cw86_w1200_r1.jpg</text:a>
']</text:p>
      <text:p text:style-name="P4">
Tags: []</text:p>
      <text:p text:style-name="P4">
Category: News</text:p>
      <!--METADATA-->
      <text:p text:style-name="P4">
<draw:frame draw:style-name="fr1" draw:name="Image305" text:anchor-type="as-char" svg:width="6.9236in" svg:height="3.894525in" draw:z-index="0">
<draw:image xlink:href="../Images/AРМІЯINFORM/2023-05-03T74-00-00-04-00/e0518923-66f3-4f84-8c91-7dff01bffe22_cx3_cy11_cw86_w1200_r1.jpg" xlink:type="simple" xlink:show="embed" xlink:actuate="onLoad" draw:mime-type="image/jpeg"/>
</draw:frame>
</text:p>
      <text:p text:style-name="P4">
Станом на 16:00 3 травня російські війська двічі обстріляли прикордонняЧернігівської та Сумської області. Про це<text:a xlink:type="simple" xlink:href="https://www.facebook.com/kommander.nord/posts/610107931148235" text:style-name="Internet_20_link" text:visited-style-name="Visited_20_Internet_20_Link">
йдеться</text:a>
 наофіційній сторінці командування на сторінці в Facebook.</text:p>
      <text:p text:style-name="P4">
З 10:30 до 10:35 зафіксовано 4 приходи, ймовірно з міномета 120 мм, в районін.п. Нововасилівка. Про втрати серед місцевого населення чи пошкодженняцивільної інфраструктури інформація не надходила.</text:p>
      <text:p text:style-name="P4">
Близько 10:30 зафіксовано 2 приходи, ймовірно з міномета 120 мм, в районі н.п.Бучки. Про втрати серед місцевого населення чи пошкодження цивільноїінфраструктури інформація не надходила.</text:p>
      <text:p text:style-name="P4">
Source: <text:a xlink:type="simple" xlink:href="https://armyinform.com.ua/2023/05/03/operatyvna-informacziya-vid-operatyvnogo-komanduvannya-pivnich/" text:style-name="Internet_20_link" text:visited-style-name="Visited_20_Internet_20_Link">
https://armyinform.com.ua/2023/05/03/operatyvna-informacziya-vid-operatyvnogo-komanduvannya-pivnich/</text:a>
</text:p>
      <!--NEWS-->
      <text:h text:style-name="P10" text:outline-level="1">
<text:span text:style-name="T4">
Україна й Фінляндія розпочали підготовку 16-го оборонного пакету, дуже важливого для нашого захисту</text:span>
</text:h>
      <text:p text:style-name="P4">
Author: ['АРМІЯINFORM']</text:p>
      <text:p text:style-name="P4">
Time: 2023-05-03T75:00:00-04:00</text:p>
      <text:p text:style-name="P4">
Description: У межах офіційного візиту до Фінляндської Республіки Президент України Володимир...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zelya.jpeg" text:style-name="Internet_20_link" text:visited-style-name="Visited_20_Internet_20_Link">
zelya.jpeg</text:a>
', '<text:a xlink:type="simple" xlink:href="https://armyinform.com.ua/wp-content/uploads/2023/05/zelya222.jpeg" text:style-name="Internet_20_link" text:visited-style-name="Visited_20_Internet_20_Link">
zelya222.jpeg</text:a>
', '<text:a xlink:type="simple" xlink:href="https://armyinform.com.ua/wp-content/uploads/2023/05/zelya333.jpeg" text:style-name="Internet_20_link" text:visited-style-name="Visited_20_Internet_20_Link">
zelya333.jpeg</text:a>
', '<text:a xlink:type="simple" xlink:href="https://armyinform.com.ua/wp-content/uploads/2023/05/zelya44.jpeg" text:style-name="Internet_20_link" text:visited-style-name="Visited_20_Internet_20_Link">
zelya44.jpeg</text:a>
']</text:p>
      <text:p text:style-name="P4">
Tags: ['STOPRUSSIA', 'АГРЕСІЯ РФ', 'ВОЛОДИМИР ЗЕЛЕНСЬКИЙ', 'ВТОРГНЕННЯ РФ', 'ФІНЛЯНДІЯ']</text:p>
      <text:p text:style-name="P4">
Category: News</text:p>
      <!--METADATA-->
      <text:p text:style-name="P4">
<draw:frame draw:style-name="fr1" draw:name="Image306" text:anchor-type="as-char" svg:width="6.9236in" svg:height="4.617948in" draw:z-index="0">
<draw:image xlink:href="../Images/AРМІЯINFORM/2023-05-03T75-00-00-04-00/zelya.jpeg" xlink:type="simple" xlink:show="embed" xlink:actuate="onLoad" draw:mime-type="image/jpeg"/>
</draw:frame>
</text:p>
      <text:p text:style-name="P4">
У межах офіційного візиту до Фінляндської Республіки Президент УкраїниВолодимир Зеленський провів зустріч із Президентом Фінляндії Саулі Нііністьо.</text:p>
      <text:p text:style-name="P4">
Про це <text:a xlink:type="simple" xlink:href="https://www.president.gov.ua/news/ukrayina-j-finlyandiya-rozpochali-pidgotovku-16-go-oboronnog-82617" text:style-name="Internet_20_link" text:visited-style-name="Visited_20_Internet_20_Link">
повідомляє</text:a>
 Офіс Президента України.</text:p>
      <text:p text:style-name="P4">
Глава Української держави висловив подяку Саулі Нііністьо за запрошеннявідвідати Гельсінкі.</text:p>
      <text:p text:style-name="P4">
«Я відчуваю, що цей візит буде дуже продуктивним. Наша делегація повернетьсядодому з тим, чого чекають наші солдати й усі, хто працює на нашу оборону.Коли ми зміцнюємо нашу оборону, коли ми відновлюємо наші кордони, ми робимобезпечнішими й міцнішими кордони всіх наших партнерів і, звичайно, Фінляндії»,— сказав Володимир Зеленський під час спілкування з представниками ЗМІ зарезультатами переговорів із Саулі Нііністьо в Гельсінкі.</text:p>
      <text:p text:style-name="P4">
<draw:frame draw:style-name="fr1" draw:name="Image307" text:anchor-type="as-char" svg:width="6.9236in" svg:height="4.617948in" draw:z-index="0">
<draw:image xlink:href="../Images/AРМІЯINFORM/2023-05-03T75-00-00-04-00/zelya222.jpeg" xlink:type="simple" xlink:show="embed" xlink:actuate="onLoad" draw:mime-type="image/jpeg"/>
</draw:frame>
</text:p>
      <text:p text:style-name="P4">
Як зазначив Президент України, попри те, що держава-агресор розташована лишеза кілька сотень кілометрів від столиці Фінляндії, завдяки спільним безпековимзусиллям України й партнерів агресор ніколи не дістанеться Гельсінкі.</text:p>
      <text:p text:style-name="P4">
«Від імені всіх українців я хочу висловити захоплення мужністю фінськогонароду. В Україні майже в кожній книгарні продаються книги про вашу війну засвободу, мемуари вашого національного героя — маршала Маннергейма. Це багатопро що говорить», — наголосив Володимир Зеленський.</text:p>
      <text:p text:style-name="P4">
За його словами, захист від російської агресії й оборонні питання — головнітеми сьогоднішніх переговорів.</text:p>
      <text:p text:style-name="P4">
«Фінляндія послідовно підтримує нашу свободу, територіальну цілісність ісуверенітет, а також усі принципи міжнародного права, від яких залежить мирнеспівіснування народів. Я вдячний за 15 пакетів військової допомоги, яка єкритично важливою для нас. Сьогодні ми домовилися прискорити надання 15-гопакету, а також розпочали підготовку наступного, 16-го оборонного пакету, якийє для нас дуже важливим», — сказав Президент України.</text:p>
      <text:p text:style-name="P4">
Крім того, за словами Глави держави, Фінляндія й Саулі Нііністьо особистопідтримують зусилля України, спрямовані на досягнення тривалого йсправедливого миру для всього українського народу.</text:p>
      <text:p text:style-name="P4">
«Саме на цій основі ми співпрацюємо для реалізації нашої формули миру. Я дякуювам, пане Президенте, за ваш особистий внесок у зміцнення глобальної коаліції,яка працює над припиненням російської агресії, і за вашу допомогу в реалізаціїпунктів формули миру», — акцентував Володимир Зеленський.</text:p>
      <text:p text:style-name="P4">
<draw:frame draw:style-name="fr1" draw:name="Image308" text:anchor-type="as-char" svg:width="6.9236in" svg:height="4.617948in" draw:z-index="0">
<draw:image xlink:href="../Images/AРМІЯINFORM/2023-05-03T75-00-00-04-00/zelya333.jpeg" xlink:type="simple" xlink:show="embed" xlink:actuate="onLoad" draw:mime-type="image/jpeg"/>
</draw:frame>
</text:p>
      <text:p text:style-name="P4">
Він також відзначив допомогу з боку Фінляндії в подоланні наслідків російськихракетних ударів по українській енергетиці.</text:p>
      <text:p text:style-name="P4">
«Я дякую бізнесу Фінляндії за допомогу, скоординовану з фінським урядом, ісвоєчасну доставку в Україну необхідного нам енергетичного обладнання», —наголосив Глава Української держави.</text:p>
      <text:p text:style-name="P4">
Під час зустрічі сторони також обговорили співпрацю в питаннях європейської таєвроатлантичної інтеграції.</text:p>
      <text:p text:style-name="P4">
«Я дякую пану Президенту за те, що він висловив свою підтримку Україні.Пізніше ми обговоримо підготовку наступного пакету санкцій ЄС проти Росії затерор, а також дотримання наявних санкцій, від яких Росія постійно намагаєтьсяухилитися. Всі ми повинні пам’ятати: що сильніше будемо тиснути на агресора,то швидше ця агресія закінчиться», — наголосив Володимир Зеленський.</text:p>
      <text:p text:style-name="P4">
Зі свого боку Саулі Нііністьо запевнив, що Фінляндія й далі підтримуватимеУкраїну.</text:p>
      <text:p text:style-name="P4">
«15-й пакет допомоги вже готується, і я абсолютно впевнений, що буде йнаступний, 16-й», — сказав він.</text:p>
      <text:p text:style-name="P4">
<draw:frame draw:style-name="fr1" draw:name="Image309" text:anchor-type="as-char" svg:width="6.9236in" svg:height="4.617948in" draw:z-index="0">
<draw:image xlink:href="../Images/AРМІЯINFORM/2023-05-03T75-00-00-04-00/zelya44.jpeg" xlink:type="simple" xlink:show="embed" xlink:actuate="onLoad" draw:mime-type="image/jpeg"/>
</draw:frame>
</text:p>
      <text:p text:style-name="P4">
За словами Саулі Нііністьо, російське вторгнення в Україну порушило глобальніпитання безпеки країн і націй, які безпосередньо не пов’язані з війною.Зокрема, зараз триває змагання за душі народів, тож дуже важливо чітко йправильно називати те, що відбувається у світі.</text:p>
      <text:p text:style-name="P4">
У контексті реалізації української формули миру та проведення саміту мируПрезидент Фінляндії зазначив, що його держава підтримує ідею справедливогомиру для України.</text:p>
      <text:p text:style-name="P4">
Source: <text:a xlink:type="simple" xlink:href="https://armyinform.com.ua/2023/05/03/ukrayina-j-finlyandiya-rozpochaly-pidgotovku-16-go-oboronnogo-paketu-duzhe-vazhlyvogo-dlya-ukrayinskogo-zahystu/" text:style-name="Internet_20_link" text:visited-style-name="Visited_20_Internet_20_Link">
https://armyinform.com.ua/2023/05/03/ukrayina-j-finlyandiya-rozpochaly-pidgotovku-16-go-oboronnogo-paketu-duzhe-vazhlyvogo-dlya-ukrayinskogo-zahystu/</text:a>
</text:p>
      <!--NEWS-->
      <text:h text:style-name="P10" text:outline-level="1">
<text:span text:style-name="T4">
Жителі Херсонщини можуть безкоштовно евакуюватися автобусами</text:span>
</text:h>
      <text:p text:style-name="P4">
Author: ['АРМІЯINFORM']</text:p>
      <text:p text:style-name="P4">
Time: 2023-05-03T76:00:00-04:00</text:p>
      <text:p text:style-name="P4">
Description: Відтепер до більш безпечних регіонів мешканці Херсонської області можуть евакуювати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4/evakuacziya-prypyati.jpg" text:style-name="Internet_20_link" text:visited-style-name="Visited_20_Internet_20_Link">
evakuacziya-prypyati.jpg</text:a>
']</text:p>
      <text:p text:style-name="P4">
Tags: ['STOPRUSSIA', 'АГРЕСІЯ РФ', 'ВТОРГНЕННЯ РФ', 'МІНРЕІНТЕГРАЦІЇ']</text:p>
      <text:p text:style-name="P4">
Category: News</text:p>
      <!--METADATA-->
      <text:p text:style-name="P4">
<draw:frame draw:style-name="fr1" draw:name="Image310" text:anchor-type="as-char" svg:width="6.9236in" svg:height="3.895758in" draw:z-index="0">
<draw:image xlink:href="../Images/AРМІЯINFORM/2023-05-03T76-00-00-04-00/evakuacziya-prypyati.jpg" xlink:type="simple" xlink:show="embed" xlink:actuate="onLoad" draw:mime-type="image/jpeg"/>
</draw:frame>
</text:p>
      <text:p text:style-name="P4">
Відтепер до більш безпечних регіонів мешканці Херсонської області можутьевакуюватися безкоштовними автобусами. Днями перший евакоавтобус прибув доОдеси.</text:p>
      <text:p text:style-name="P4">
Про це <text:a xlink:type="simple" xlink:href="https://minre.gov.ua/2023/05/03/zhyteli-hersonshhyny-mozhut-bezkoshtovno-evakuyuvatysya-avtobusamy/" text:style-name="Internet_20_link" text:visited-style-name="Visited_20_Internet_20_Link">
повідомляє</text:a>
 Міністерство з питаньреінтеграції тимчасово окупованих територій України.</text:p>
      <text:p text:style-name="P4">
Після прибуття на місце призначення евакуйовані отримали гарантовануодноразову фінансову допомогу у розмірі 2 тис. гривень на дорослого і 3 тис.гривень на дітей віком до 18 років та осіб з інвалідністю.</text:p>
      <text:p text:style-name="P4">
Евакуація автобусами здійснюється за попереднім записом. Для цього необхідноособисто звернутися до органів місцевої влади, зателефонувати на гарячу лініюХерсонської ОВА: 0 800 330 951, (091) 481-78-45 або ж написати у Viber,Telegram, Signal, WhatsApp на номер: (093) 011-95-96.</text:p>
      <text:p text:style-name="P4">
Також про бажання евакуюватися можна повідомити на гарячу лінію кризовогореагування: 15-48.</text:p>
      <text:p text:style-name="P4">
Source: <text:a xlink:type="simple" xlink:href="https://armyinform.com.ua/2023/05/03/zhyteli-hersonshhyny-mozhut-bezkoshtovno-evakuyuvatysya-avtobusamy/" text:style-name="Internet_20_link" text:visited-style-name="Visited_20_Internet_20_Link">
https://armyinform.com.ua/2023/05/03/zhyteli-hersonshhyny-mozhut-bezkoshtovno-evakuyuvatysya-avtobusamy/</text:a>
</text:p>
      <!--NEWS-->
      <text:h text:style-name="P10" text:outline-level="1">
<text:span text:style-name="T4">
«Україна сподівається отримати бойові літаки після успішного наступу на фронті» — Володимир Зеленський</text:span>
</text:h>
      <text:p text:style-name="P4">
Author: ['АРМІЯINFORM']</text:p>
      <text:p text:style-name="P4">
Time: 2023-05-03T77:00:00-04:00</text:p>
      <text:p text:style-name="P4">
Description: Президент Володимир Зеленський переконаний, що Україна отримає бойові літаки ві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volo.jpeg" text:style-name="Internet_20_link" text:visited-style-name="Visited_20_Internet_20_Link">
volo.jpeg</text:a>
', '<text:a xlink:type="simple" xlink:href="https://armyinform.com.ua/wp-content/uploads/2023/05/volo-1.jpeg" text:style-name="Internet_20_link" text:visited-style-name="Visited_20_Internet_20_Link">
volo-1.jpeg</text:a>
']</text:p>
      <text:p text:style-name="P4">
Tags: ['STOPRUSSIA', 'АГРЕСІЯ РФ', 'ВОЛОДИМИР ЗЕЛЕНСЬКИЙ', 'ВТОРГНЕННЯ РФ']</text:p>
      <text:p text:style-name="P4">
Category: News</text:p>
      <!--METADATA-->
      <text:p text:style-name="P4">
<draw:frame draw:style-name="fr1" draw:name="Image311" text:anchor-type="as-char" svg:width="6.9236in" svg:height="4.617948in" draw:z-index="0">
<draw:image xlink:href="../Images/AРМІЯINFORM/2023-05-03T77-00-00-04-00/volo.jpeg" xlink:type="simple" xlink:show="embed" xlink:actuate="onLoad" draw:mime-type="image/jpeg"/>
</draw:frame>
</text:p>
      <text:p text:style-name="P4">
Президент Володимир Зеленський переконаний, що Україна отримає бойові літакивід держав-партнерів після успішних наступальних дій на полі бою з російськимиокупантами. Про це він сказав під час спілкування з представниками ЗМІ зарезультатами зустрічі з Президентом Фінляндської Республіки Саулі Нііністьо уГельсінкі.</text:p>
      <text:p text:style-name="P4">
Про це <text:a xlink:type="simple" xlink:href="https://www.president.gov.ua/news/ukrayina-spodivayetsya-otrimati-bojovi-litaki-pislya-uspishn-82621" text:style-name="Internet_20_link" text:visited-style-name="Visited_20_Internet_20_Link">
повідомляє</text:a>
 Офіс Президента України.</text:p>
      <text:p text:style-name="P4">
Глава держави наголосив, що раніше Україна отримувала від партнерів нові видиозброєнь після успіхів, досягнутих на полі бою з ворогом.</text:p>
      <text:p text:style-name="P4">
«Чому я впевнений, що в нас будуть літаки? Тому що скоро в нас будутьнаступальні дії. І після них, я впевнений, нам дадуть літаки», — сказавВолодимир Зеленський.</text:p>
      <text:p text:style-name="P4">
<draw:frame draw:style-name="fr1" draw:name="Image312" text:anchor-type="as-char" svg:width="6.9236in" svg:height="4.617948in" draw:z-index="0">
<draw:image xlink:href="../Images/AРМІЯINFORM/2023-05-03T77-00-00-04-00/volo-1.jpeg" xlink:type="simple" xlink:show="embed" xlink:actuate="onLoad" draw:mime-type="image/jpeg"/>
</draw:frame>
</text:p>
      <text:p text:style-name="P4">
Президент також зазначив, що Україна очікує від НАТО чітких сигналів щодопідтримки членства нашої держави в Альянсі.</text:p>
      <text:p text:style-name="P4">
«Поки триває війна, ми не будемо в НАТО. Ми чітко це усвідомлюємо. Але михотіли б, щоб, крім „відкритих дверей“, партнери робили назустріч нам потужнікроки, які мотивували б українське суспільство. Ми хотіли б підтримкисьогодні», — наголосив Глава держави.</text:p>
      <text:p text:style-name="P4">
Він зазначив, що важливими проявами політичної підтримки України з боку НАТОмає стати надання дієвих гарантій безпеки на шляху до членства в Альянсі.</text:p>
      <text:p text:style-name="P4">
«На цьому шляху, поки в нас триває війна, нам потрібні гарантії безпекисьогодні, поки ми ще не в НАТО. Але в будь-якому разі наша мета — матиповноправне членство в Альянсі», — акцентував Володимир Зеленський.</text:p>
      <text:p text:style-name="P4">
Source: <text:a xlink:type="simple" xlink:href="https://armyinform.com.ua/2023/05/03/ukrayina-spodivayetsya-otrymaty-bojovi-litaky-pislya-uspishnogo-nastupu-na-fronti-volodymyr-zelenskyj/" text:style-name="Internet_20_link" text:visited-style-name="Visited_20_Internet_20_Link">
https://armyinform.com.ua/2023/05/03/ukrayina-spodivayetsya-otrymaty-bojovi-litaky-pislya-uspishnogo-nastupu-na-fronti-volodymyr-zelenskyj/</text:a>
</text:p>
      <!--NEWS-->
      <text:h text:style-name="P10" text:outline-level="1">
<text:span text:style-name="T4">
Міністр оборони вручив державні та відомчі нагороди представникам різних професій за внесок у Перемогу України</text:span>
</text:h>
      <text:p text:style-name="P4">
Author: ['АРМІЯINFORM']</text:p>
      <text:p text:style-name="P4">
Time: 2023-05-03T78:00:00-04:00</text:p>
      <text:p text:style-name="P4">
Description: Міністр оборони України Олексій Резніков вручив державні та відомчі нагороди військови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cea9789ec888210fcb87807f0aa8604605b56307.jpg" text:style-name="Internet_20_link" text:visited-style-name="Visited_20_Internet_20_Link">
cea9789ec888210fcb87807f0aa8604605b56307.jpg</text:a>
', '<text:a xlink:type="simple" xlink:href="https://armyinform.com.ua/wp-content/uploads/2023/05/5bf5de650b93582439775ad281425512c9cab585-150x150.jpg" text:style-name="Internet_20_link" text:visited-style-name="Visited_20_Internet_20_Link">
5bf5de650b93582439775ad281425512c9cab585-150x150.jpg</text:a>
', '<text:a xlink:type="simple" xlink:href="https://armyinform.com.ua/wp-content/uploads/2023/05/e7c927a6e004bbad2afbc71af4c96b29eb31d706-150x150.jpg" text:style-name="Internet_20_link" text:visited-style-name="Visited_20_Internet_20_Link">
e7c927a6e004bbad2afbc71af4c96b29eb31d706-150x150.jpg</text:a>
', '<text:a xlink:type="simple" xlink:href="https://armyinform.com.ua/wp-content/uploads/2023/05/4def42fd6f752587a2aaafc26ee5b24af91e63c6-150x150.jpg" text:style-name="Internet_20_link" text:visited-style-name="Visited_20_Internet_20_Link">
4def42fd6f752587a2aaafc26ee5b24af91e63c6-150x150.jpg</text:a>
', '<text:a xlink:type="simple" xlink:href="https://armyinform.com.ua/wp-content/uploads/2023/05/aac365f7972f508b1b22f468a5acbe5f635ae9e8-150x150.jpg" text:style-name="Internet_20_link" text:visited-style-name="Visited_20_Internet_20_Link">
aac365f7972f508b1b22f468a5acbe5f635ae9e8-150x150.jpg</text:a>
']</text:p>
      <text:p text:style-name="P4">
Tags: ['МІНІСТР ОБОРОНИ УКРАЇНИ ОЛЕКСІЙ РЕЗНІКОВ']</text:p>
      <text:p text:style-name="P4">
Category: News</text:p>
      <!--METADATA-->
      <text:p text:style-name="P4">
<draw:frame draw:style-name="fr1" draw:name="Image313" text:anchor-type="as-char" svg:width="6.9236in" svg:height="4.742666in" draw:z-index="0">
<draw:image xlink:href="../Images/AРМІЯINFORM/2023-05-03T78-00-00-04-00/cea9789ec888210fcb87807f0aa8604605b56307.jpg" xlink:type="simple" xlink:show="embed" xlink:actuate="onLoad" draw:mime-type="image/jpeg"/>
</draw:frame>
</text:p>
      <text:p text:style-name="P4">
Міністр оборони України Олексій Резніков вручив державні та відомчі нагородивійськовим та цивільним працівникам складових Сил оборони, працівникамкритичної інфраструктури, комунальних служб, волонтерам, а також представникамбізнесу за особистий внесок у Перемогу України.</text:p>
      <text:p text:style-name="P4">
<text:a xlink:type="simple" xlink:href="https://armyinform.com.ua/wp-content/uploads/2023/05/5bf5de650b93582439775ad281425512c9cab585.jpg" text:style-name="Internet_20_link" text:visited-style-name="Visited_20_Internet_20_Link">
<draw:frame draw:style-name="fr1" draw:name="Image314" text:anchor-type="as-char" svg:width="6.9236in" svg:height="6.9236in" draw:z-index="0">
<draw:image xlink:href="../Images/AРМІЯINFORM/2023-05-03T78-00-00-04-00/5bf5de650b93582439775ad281425512c9cab585-150x150.jpg" xlink:type="simple" xlink:show="embed" xlink:actuate="onLoad" draw:mime-type="image/jpeg"/>
</draw:frame>
</text:a>
</text:p>
      <text:p text:style-name="P4">
<text:a xlink:type="simple" xlink:href="https://armyinform.com.ua/wp-content/uploads/2023/05/e7c927a6e004bbad2afbc71af4c96b29eb31d706.jpg" text:style-name="Internet_20_link" text:visited-style-name="Visited_20_Internet_20_Link">
<draw:frame draw:style-name="fr1" draw:name="Image315" text:anchor-type="as-char" svg:width="6.9236in" svg:height="6.9236in" draw:z-index="0">
<draw:image xlink:href="../Images/AРМІЯINFORM/2023-05-03T78-00-00-04-00/e7c927a6e004bbad2afbc71af4c96b29eb31d706-150x150.jpg" xlink:type="simple" xlink:show="embed" xlink:actuate="onLoad" draw:mime-type="image/jpeg"/>
</draw:frame>
</text:a>
</text:p>
      <text:p text:style-name="P4">
Міністр оборони наголосив, що український народ надихнув весь світ, колибільшість за кордоном думали, що Київ впаде за три дні, а через три тижні –вся Україна. «Цього не сталося завдяки вам, завдяки вашим друзям, побратимам,сестрам, родичам», – сказав Олексій Резніков.</text:p>
      <text:p text:style-name="P4">
<text:a xlink:type="simple" xlink:href="https://armyinform.com.ua/wp-content/uploads/2023/05/4def42fd6f752587a2aaafc26ee5b24af91e63c6.jpg" text:style-name="Internet_20_link" text:visited-style-name="Visited_20_Internet_20_Link">
<draw:frame draw:style-name="fr1" draw:name="Image316" text:anchor-type="as-char" svg:width="6.9236in" svg:height="6.9236in" draw:z-index="0">
<draw:image xlink:href="../Images/AРМІЯINFORM/2023-05-03T78-00-00-04-00/4def42fd6f752587a2aaafc26ee5b24af91e63c6-150x150.jpg" xlink:type="simple" xlink:show="embed" xlink:actuate="onLoad" draw:mime-type="image/jpeg"/>
</draw:frame>
</text:a>
</text:p>
      <text:p text:style-name="P4">
<text:a xlink:type="simple" xlink:href="https://armyinform.com.ua/wp-content/uploads/2023/05/aac365f7972f508b1b22f468a5acbe5f635ae9e8.jpg" text:style-name="Internet_20_link" text:visited-style-name="Visited_20_Internet_20_Link">
<draw:frame draw:style-name="fr1" draw:name="Image317" text:anchor-type="as-char" svg:width="6.9236in" svg:height="6.9236in" draw:z-index="0">
<draw:image xlink:href="../Images/AРМІЯINFORM/2023-05-03T78-00-00-04-00/aac365f7972f508b1b22f468a5acbe5f635ae9e8-150x150.jpg" xlink:type="simple" xlink:show="embed" xlink:actuate="onLoad" draw:mime-type="image/jpeg"/>
</draw:frame>
</text:a>
</text:p>
      <text:p text:style-name="P4">
«Чи ви військовий, волонтер, медик, рятувальник, зв'язківець, айтішник… я маючесть сказати вам «Дякую!» за те, що ви вже зробили, і продовжуєте робити длядосягнення головного завдання – Перемоги України над російським загарбником,перемоги нашої держави над так званою «другою армією світу», – відзначивМіністр оборони України Олексій Резніков.</text:p>
      <text:p text:style-name="P4">
Source: <text:a xlink:type="simple" xlink:href="https://armyinform.com.ua/2023/05/03/ministr-oborony-vruchyv-derzhavni-ta-vidomchi-nagorody-predstavnykam-riznyh-profesij-za-vnesok-u-peremogu-ukrayiny/" text:style-name="Internet_20_link" text:visited-style-name="Visited_20_Internet_20_Link">
https://armyinform.com.ua/2023/05/03/ministr-oborony-vruchyv-derzhavni-ta-vidomchi-nagorody-predstavnykam-riznyh-profesij-za-vnesok-u-peremogu-ukrayiny/</text:a>
</text:p>
      <!--NEWS-->
      <text:h text:style-name="P10" text:outline-level="1">
<text:span text:style-name="T4">
Українські захисники за добу відбили близько 30 ворожих атак</text:span>
</text:h>
      <text:p text:style-name="P4">
Author: ['АРМІЯINFORM']</text:p>
      <text:p text:style-name="P4">
Time: 2023-05-03T79:00:00-04:00</text:p>
      <text:p text:style-name="P4">
Description: Противник і надалі зосереджує основні зусилля на веденні наступальних д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foto_8_zsu.jpg" text:style-name="Internet_20_link" text:visited-style-name="Visited_20_Internet_20_Link">
foto_8_zsu.jpg</text:a>
']</text:p>
      <text:p text:style-name="P4">
Tags: ['STOPRUSSIA', 'АГРЕСІЯ РФ', 'ВТОРГНЕННЯ РФ', 'ГШ ЗСУ', 'ХРОНІКА ОБОРОНИ']</text:p>
      <text:p text:style-name="P4">
Category: News</text:p>
      <!--METADATA-->
      <text:p text:style-name="P4">
<draw:frame draw:style-name="fr1" draw:name="Image318" text:anchor-type="as-char" svg:width="6.9236in" svg:height="4.615733in" draw:z-index="0">
<draw:image xlink:href="../Images/AРМІЯINFORM/2023-05-03T79-00-00-04-00/foto_8_zsu.jpg" xlink:type="simple" xlink:show="embed" xlink:actuate="onLoad" draw:mime-type="image/jpeg"/>
</draw:frame>
Ілюстративне фото <text:span text:style-name="T4">
🔥 Ситуація щодо російського вторгнення</text:span>
</text:p>
      <text:p text:style-name="P4">
Противник і надалі зосереджує основні зусилля на веденні наступальних дій наЛиманському, Бахмутському, Авдіївському та Мар’їнському напрямках, де протягомдоби підрозділи Сил оборони України відбили близько 30 атак. Найзапекліші боїточаться за Бахмут та Мар’їнку.</text:p>
      <text:p text:style-name="P4">
Про це у Facebook<text:a xlink:type="simple" xlink:href="https://www.facebook.com/GeneralStaff.ua/posts/pfbid02yM9WCQsK5sDmFjR4GCs2yPfwr2xTWTY2c6EzfHGouEnTeJyvBWBrbomHcQbPhkLKl" text:style-name="Internet_20_link" text:visited-style-name="Visited_20_Internet_20_Link">
повідомляє</text:a>
Генеральний штаб ЗСУ.</text:p>
      <text:p text:style-name="P4">
«На Бахмутському напрямку ворог продовжує вести наступальні дії. Тривають боїу місті Бахмут. Безуспішними були атаки окупантів у напрямку населеного пунктуНью-Йорк. Від ворожих обстрілів постраждали Оріхово-Василівка, Бахмут,Іванівське, Часів Яр, Біла Гора, Північне та Південне, а також Нью-ЙоркДонецької області», — йдеться у повідомленні.</text:p>
      <text:p text:style-name="P4">
Source: <text:a xlink:type="simple" xlink:href="https://armyinform.com.ua/2023/05/03/ukrayinski-zahysnyky-za-dobu-vidbyly-blyzko-30-vorozhyh-atak/" text:style-name="Internet_20_link" text:visited-style-name="Visited_20_Internet_20_Link">
https://armyinform.com.ua/2023/05/03/ukrayinski-zahysnyky-za-dobu-vidbyly-blyzko-30-vorozhyh-atak/</text:a>
</text:p>
      <!--NEWS-->
      <text:h text:style-name="P10" text:outline-level="1">
<text:span text:style-name="T4">
«2022 був для України роком виживання, а 2023 стане роком ефективності» — Андрій Шевченко</text:span>
</text:h>
      <text:p text:style-name="P4">
Author: ['Світлана Кирган']</text:p>
      <text:p text:style-name="P4">
Time: 2023-05-03T80:00:00-04:00</text:p>
      <text:p text:style-name="P4">
Description: Заступник Міністра оборони України з питань європейської інтеграції Андрій Шевченк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acd42d1be689873adac939c8b78d96f377b8593b.jpg" text:style-name="Internet_20_link" text:visited-style-name="Visited_20_Internet_20_Link">
acd42d1be689873adac939c8b78d96f377b8593b.jpg</text:a>
', '<text:a xlink:type="simple" xlink:href="https://armyinform.com.ua/wp-content/uploads/2023/05/photo_2023-05-03_22-20-06.jpg" text:style-name="Internet_20_link" text:visited-style-name="Visited_20_Internet_20_Link">
photo_2023-05-03_22-20-06.jpg</text:a>
']</text:p>
      <text:p text:style-name="P4">
Tags: []</text:p>
      <text:p text:style-name="P4">
Category: News</text:p>
      <!--METADATA-->
      <text:p text:style-name="P4">
<draw:frame draw:style-name="fr1" draw:name="Image319" text:anchor-type="as-char" svg:width="6.9236in" svg:height="5.19847in" draw:z-index="0">
<draw:image xlink:href="../Images/AРМІЯINFORM/2023-05-03T80-00-00-04-00/acd42d1be689873adac939c8b78d96f377b8593b.jpg" xlink:type="simple" xlink:show="embed" xlink:actuate="onLoad" draw:mime-type="image/jpeg"/>
</draw:frame>
</text:p>
      <text:p text:style-name="P4">
Заступник Міністра оборони України з питань європейської інтеграції АндрійШевченко зустрівся у Києві з німецькою делегацією на чолі з депутатомБундестагу Родеріхом Кізеветтером.</text:p>
      <text:p text:style-name="P4">
Іноземних гостей поінформували про ситуацію на фронтах російсько-українськоївійни, зокрема щодо поточних бойових дій на Донецькому та Луганськомунапрямках, а також про безпекову ситуацію в Чорному морі.</text:p>
      <text:p text:style-name="P4">
Андрій Шевченко наголосив на важливості підтримання позитивної динамікипостачання Україні необхідного озброєння та іншої матеріально-технічноїдопомоги. Він подякував Уряду та народу Німеччини за всебічну підтримкуУкраїни з перших днів широкомасштабного вторгнення рф та наголосив, щовійськова допомога Німеччини є однією з ключових для наших успіхів на полібою.</text:p>
      <text:p text:style-name="P4">
<draw:frame draw:style-name="fr1" draw:name="Image320" text:anchor-type="as-char" svg:width="6.9236in" svg:height="4.275323in" draw:z-index="0">
<draw:image xlink:href="../Images/AРМІЯINFORM/2023-05-03T80-00-00-04-00/photo_2023-05-03_22-20-06.jpg" xlink:type="simple" xlink:show="embed" xlink:actuate="onLoad" draw:mime-type="image/jpeg"/>
</draw:frame>
</text:p>
      <text:p text:style-name="P4">
– Ми вдячні за постійну роботу з підтримки нашої країни на усіх дипломатичнихмайданчиках. Західне, і, зокрема, німецьке озброєння допомагає зберегти життянашим захисникам і захисницям та мирним українцям. Завдяки отриманій сучаснійзброї наші воїни наближають перемогу України, – зазначив Андрій Шевченко.</text:p>
      <text:p text:style-name="P4">
Заступник Міністра оборони України також акцентував увагу на темідемілітаризації Криму та наголосив, що нині рф використовує окупованийпівострів як військову базу та не припиняє нарощувати свої бойовіспроможності.</text:p>
      <text:p text:style-name="P4">
– Для більш ефективної протидії ворогу ми потребуємо більше зброї, і явпевнений у тому, що якщо 2022 був для України роком виживання, то 2023-ійстане роком ефективності, – сказав Андрій Шевченко.</text:p>
      <text:p text:style-name="P4">
Німецькі гості висловили готовність продовжувати підтримувати Україну тазасвідчили свою солідарність з українським народом.</text:p>
      <text:p text:style-name="P4">
Source: <text:a xlink:type="simple" xlink:href="https://armyinform.com.ua/2023/05/03/2022-buv-dlya-ukrayiny-rokom-vyzhyvannya-a-2023-stane-rokom-efektyvnosti-andrij-shevchenko/" text:style-name="Internet_20_link" text:visited-style-name="Visited_20_Internet_20_Link">
https://armyinform.com.ua/2023/05/03/2022-buv-dlya-ukrayiny-rokom-vyzhyvannya-a-2023-stane-rokom-efektyvnosti-andrij-shevchenko/</text:a>
</text:p>
      <!--NEWS-->
      <text:h text:style-name="P10" text:outline-level="1">
<text:span text:style-name="T4">
Наші захисники не дають противнику просунутися вперед та завдають йому суттєвих втрат — Сергій  Телятицький</text:span>
</text:h>
      <text:p text:style-name="P4">
Author: ['Володимир Віват']</text:p>
      <text:p text:style-name="P4">
Time: 2023-05-03T81:00:00-04:00</text:p>
      <text:p text:style-name="P4">
Description: Про оперативну обстановку на фронті глядачів телемарафону «Єдині новини» проінформув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telyatyczkyj.jpeg" text:style-name="Internet_20_link" text:visited-style-name="Visited_20_Internet_20_Link">
telyatyczkyj.jpeg</text:a>
']</text:p>
      <text:p text:style-name="P4">
Tags: []</text:p>
      <text:p text:style-name="P4">
Category: News</text:p>
      <!--METADATA-->
      <text:p text:style-name="P4">
<draw:frame draw:style-name="fr1" draw:name="Image321" text:anchor-type="as-char" svg:width="6.9236in" svg:height="4.615733in" draw:z-index="0">
<draw:image xlink:href="../Images/AРМІЯINFORM/2023-05-03T81-00-00-04-00/telyatyczkyj.jpeg" xlink:type="simple" xlink:show="embed" xlink:actuate="onLoad" draw:mime-type="image/jpeg"/>
</draw:frame>
</text:p>
      <text:p text:style-name="P4">
Про оперативну обстановку на фронті глядачів телемарафону «Єдині новини»проінформував керівник Об’єднаного пресцентру Сил оборони Таврійськогонапрямку полковник Сергій Телятицький.</text:p>
      <text:p text:style-name="P4">
Офіцер повідомив, що на Авдіївському та Мар’їнському напрямках ситуація наразіабсолютно контрольована. російські війська продовжують зосереджувати своїзусилля на веденні наступальних дій, при цьому активно застосовують якоперативно-тактичну, так і армійську авіацію для завдавання ударів по нашихпозиціях.</text:p>
      <text:p text:style-name="P4">
— Зокрема, за минулу добу було відбито 18 ворожих атак, ворог здійснив 268обстрілів з РСЗВ, ствольної артилерії і танків. Наші захисники не даютьпротивнику просунутися вперед та завдають йому суттєвих втрат, — зазначивкерівник Об’єднаного пресцентру Сил оборони Таврійського напрямку.</text:p>
      <text:p text:style-name="P4">
Щодо Запорізького напрямку полковник Сергій Телятицький розповів, що характербойових дій ворога залишається тут без змін — противник займається інженерно-фортифікаційним обладнанням позицій, встановленням мінно-вибуховихзагороджень. За минулу добу тут зафіксовано 84 обстріли з боку зс рф.</text:p>
      <text:p text:style-name="P4">
Source: <text:a xlink:type="simple" xlink:href="https://armyinform.com.ua/2023/05/03/nashi-zahysnyky-ne-dayut-protyvnyku-prosunutysya-vpered-ta-zavdayut-jomu-suttyevyh-vtrat-sergij-telyatyczkyj/" text:style-name="Internet_20_link" text:visited-style-name="Visited_20_Internet_20_Link">
https://armyinform.com.ua/2023/05/03/nashi-zahysnyky-ne-dayut-protyvnyku-prosunutysya-vpered-ta-zavdayut-jomu-suttyevyh-vtrat-sergij-telyatyczkyj/</text:a>
</text:p>
      <!--NEWS-->
      <text:h text:style-name="P10" text:outline-level="1">
<text:span text:style-name="T4">
У Гельсінкі Президент України провів зустріч зі спікером парламенту Фінляндії</text:span>
</text:h>
      <text:p text:style-name="P4">
Author: ['АРМІЯINFORM']</text:p>
      <text:p text:style-name="P4">
Time: 2023-05-03T82:00:00-04:00</text:p>
      <text:p text:style-name="P4">
Description: У межах офіційного візиту до Фінляндії Президент України Володимир Зеленський пров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volod.jpeg" text:style-name="Internet_20_link" text:visited-style-name="Visited_20_Internet_20_Link">
volod.jpeg</text:a>
']</text:p>
      <text:p text:style-name="P4">
Tags: ['STOPRUSSIA', 'АГРЕСІЯ РФ', 'ВОЛОДИМИР ЗЕЛЕНСЬКИЙ', 'ВТОРГНЕННЯ РФ']</text:p>
      <text:p text:style-name="P4">
Category: News</text:p>
      <!--METADATA-->
      <text:p text:style-name="P4">
<draw:frame draw:style-name="fr1" draw:name="Image322" text:anchor-type="as-char" svg:width="6.9236in" svg:height="4.617948in" draw:z-index="0">
<draw:image xlink:href="../Images/AРМІЯINFORM/2023-05-03T82-00-00-04-00/volod.jpeg" xlink:type="simple" xlink:show="embed" xlink:actuate="onLoad" draw:mime-type="image/jpeg"/>
</draw:frame>
</text:p>
      <text:p text:style-name="P4">
У межах офіційного візиту до Фінляндії Президент України Володимир Зеленськийпровів зустріч зі cпікером парламенту країни, лідером Національної коаліційноїпартії Петтері Орпо.</text:p>
      <text:p text:style-name="P4">
Про це <text:a xlink:type="simple" xlink:href="https://www.president.gov.ua/news/u-gelsinki-prezident-ukrayini-proviv-zustrich-zi-spikerom-pa-82625" text:style-name="Internet_20_link" text:visited-style-name="Visited_20_Internet_20_Link">
повідомляє</text:a>
 Офіс Президента України.</text:p>
      <text:p text:style-name="P4">
Глава держави подякував за підтримку України в ці складні часи боротьби загресією росії.</text:p>
      <text:p text:style-name="P4">
«Я дякую фінському народу за таку велику, потужну підтримку впродовж усіхмісяців цієї повномасштабної війни. За підтримку наших людей і, звичайно,наших військових на полі бою. Адже для нас сьогодні головним завданням єдеокупувати всі наші території», — розповів він.</text:p>
      <text:p text:style-name="P4">
Володимир Зеленський привітав Петтері Орпо та його партію з перемогою нанещодавніх парламентських виборах.</text:p>
      <text:p text:style-name="P4">
Глава Української держави висловив переконання, що співпраця з новим урядомФінляндії після завершення процесу його формування активно розвиватиметься.</text:p>
      <text:p text:style-name="P4">
Під час зустрічі Президент подякував усім політичним силам Фінляндії завсеосяжну політичну підтримку й масштабну практичну допомогу наші державі упротидії російській агресії.</text:p>
      <text:p text:style-name="P4">
Окремо він наголосив на важливості притулку, наданого понад 50 тисячамукраїнців, які знайшли на фінській землі захист від війни.</text:p>
      <text:p text:style-name="P4">
Володимир Зеленський запросив Петтері Орпо відвідати Україну у зручний длянього час.</text:p>
      <text:p text:style-name="P4">
Source: <text:a xlink:type="simple" xlink:href="https://armyinform.com.ua/2023/05/03/u-gelsinki-prezydent-ukrayiny-proviv-zustrich-zi-spikerom-parlamentu-finlyandiyi/" text:style-name="Internet_20_link" text:visited-style-name="Visited_20_Internet_20_Link">
https://armyinform.com.ua/2023/05/03/u-gelsinki-prezydent-ukrayiny-proviv-zustrich-zi-spikerom-parlamentu-finlyandiyi/</text:a>
</text:p>
      <!--NEWS-->
      <text:h text:style-name="P10" text:outline-level="1">
<text:span text:style-name="T4">
Велика Британія виділила 3 мільйони фунтів стерлінгів для промоції України — Еміне Джапарова</text:span>
</text:h>
      <text:p text:style-name="P4">
Author: ['Світлана Кирган']</text:p>
      <text:p text:style-name="P4">
Time: 2023-05-03T83:00:00-04:00</text:p>
      <text:p text:style-name="P4">
Description: Вже у травні стартує одна з найбільш очікуваних та улюблених мільйонами глядачів у світ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do_materialu-scaled.jpg" text:style-name="Internet_20_link" text:visited-style-name="Visited_20_Internet_20_Link">
do_materialu-scaled.jpg</text:a>
']</text:p>
      <text:p text:style-name="P4">
Tags: []</text:p>
      <text:p text:style-name="P4">
Category: News</text:p>
      <!--METADATA-->
      <text:p text:style-name="P4">
<draw:frame draw:style-name="fr1" draw:name="Image323" text:anchor-type="as-char" svg:width="6.9236in" svg:height="5.735049in" draw:z-index="0">
<draw:image xlink:href="../Images/AРМІЯINFORM/2023-05-03T83-00-00-04-00/do_materialu-scaled.jpg" xlink:type="simple" xlink:show="embed" xlink:actuate="onLoad" draw:mime-type="image/jpeg"/>
</draw:frame>
</text:p>
      <text:p text:style-name="P4">
Вже у травні стартує одна з найбільш очікуваних та улюблених мільйонамиглядачів у світі культурна подія — міжнародний пісенний конкурс Євробачення.Торік Україна стала його переможницею, однак, через широкомасштабне вторгненнярф, цьогорічний конкурс від імені України відбудеться у Великій Британії.</text:p>
      <text:p text:style-name="P4">
— Велика Британія виділила три мільйони фунтів стерлінгів, щоб ми моглипровести українські проєкти. Для того, щоб Україну бачили, про Українудізналися. Причому не просто крізь свято, але, зокрема, по тих викликах, які єсьогодні. Три тисячі безкоштовних квитків українцям буде надано британськоюстороною в рамках промоційних заходів, — зазначила перший заступник міністразакордонних справ України Еміне Джапарова. — Ми запартнерились з українськимивідомими дизайнерами. Вони будуть представляти різний мерч, який презентуєУкраїну.</text:p>
      <text:p text:style-name="P4">
читайте також:</text:p>
      <text:p text:style-name="P4">
<text:a xlink:type="simple" xlink:href="https://armyinform.com.ua/2022/07/08/ukrayinskyj-borshh-bilshe-nikoly-ne-nazvut-rosijskym-supom/" text:style-name="Internet_20_link" text:visited-style-name="Visited_20_Internet_20_Link">
Український борщ більше ніколи не назвуть «російським супом»</text:a>
</text:p>
      <text:p text:style-name="P4">
У рамках промоційних заходів йтиметься і про українську кухню. Так, за словамиЕміне Джапарової, відомий український кухар Євген Клопотенко готуватиме борщ зкопченими грушами та готуватиме кримськотатарські чебуреки.</text:p>
      <text:p text:style-name="P4">
— Ми намагатимемося розказати і показати Україну також і через кулінарнітрадиції різних регіонів нашої країни, — пояснила вона.</text:p>
      <text:p text:style-name="P4">
Source: <text:a xlink:type="simple" xlink:href="https://armyinform.com.ua/2023/05/03/velyka-brytaniya-vydilyla-3-miljony-funtiv-sterlingiv-dlya-promocziyi-ukrayiny-emine-dzhaparova/" text:style-name="Internet_20_link" text:visited-style-name="Visited_20_Internet_20_Link">
https://armyinform.com.ua/2023/05/03/velyka-brytaniya-vydilyla-3-miljony-funtiv-sterlingiv-dlya-promocziyi-ukrayiny-emine-dzhaparova/</text:a>
</text:p>
      <!--NEWS-->
      <text:h text:style-name="P10" text:outline-level="1">
<text:span text:style-name="T4">
Триває підготовка нового санкційного пакета ЄС щодо росії — Ольга Стефанішина</text:span>
</text:h>
      <text:p text:style-name="P4">
Author: ['Єгор Брайлян']</text:p>
      <text:p text:style-name="P4">
Time: 2023-05-03T84:00:00-04:00</text:p>
      <text:p text:style-name="P4">
Description: Про це віцепрем’єр-міністр з питань європейської та євроатлантичної інтеграції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fsh-pbuwcaavede-1.jpeg" text:style-name="Internet_20_link" text:visited-style-name="Visited_20_Internet_20_Link">
fsh-pbuwcaavede-1.jpeg</text:a>
']</text:p>
      <text:p text:style-name="P4">
Tags: ['ЄВРОСОЮЗ', 'КАБІНЕТ МІНІСТРІВ УКРАЇНИ', 'НАТО', 'ОЛЬГА СТЕФАНІШИНА', 'СВІТ ПІДТРИМУЄ УКРАЇНУ', 'УКРАЇНА – НАТО']</text:p>
      <text:p text:style-name="P4">
Category: News</text:p>
      <!--METADATA-->
      <text:p text:style-name="P4">
<draw:frame draw:style-name="fr1" draw:name="Image324" text:anchor-type="as-char" svg:width="6.9236in" svg:height="4.615733in" draw:z-index="0">
<draw:image xlink:href="../Images/AРМІЯINFORM/2023-05-03T84-00-00-04-00/fsh-pbuwcaavede-1.jpeg" xlink:type="simple" xlink:show="embed" xlink:actuate="onLoad" draw:mime-type="image/jpeg"/>
</draw:frame>
</text:p>
      <text:p text:style-name="P4">
Про це віцепрем’єр-міністр з питань європейської та євроатлантичної інтеграціїУкраїни Ольга Стефанішина повідомила в коментарі кореспонденту АрміяInform.</text:p>
      <text:p text:style-name="P4">
Вона розповіла про плани на саміт НАТО у Вільнюсі та подальшу військовупідтримку України з боку ЄС:</text:p>
      <text:p text:style-name="P4">
— Триває підготовка нового санкційного пакета Європейського Союзу щодо росії.В самому ЄС зараз опрацьовується питання централізованих оборонних закупівель.Оборонна промисловість — це та сфера, де буде посилено співпрацю з Україною. Знами спільно формується оборонна політика ЄС.</text:p>
      <text:p text:style-name="P4">
Вже існує налагоджений механізм військової співпраці України з Євросоюзом.Генеральний штаб ЗСУ, Міноборони формують списки необхідного озброєння, якепотім опрацьовується в Брюсселі. Координацію процесу забезпечує Верховнийпредставник ЄС з питань закордонних справ і політики безпеки Жозеп Боррель.</text:p>
      <text:p text:style-name="P4">
Ось як розповіла Ольга Стефанішина про майбутній саміт Північноатлантичногоальянсу, який відбудеться в липні у Вільнюсі:</text:p>
      <text:p text:style-name="P4">
— На саміті НАТО у Вільнюсі пропонують створити Раду Україна-НАТО, кудиувійдуть 32 держави (країни НАТО та Україна. — <text:span text:style-name="T5">
Ред.</text:span>
 ), де кожен союзникзробить свій внесок у підтримку України. Рада має замінити Комісію Україна —НАТО (створену у 1997 році як один з інструментів політичного діалогу. —<text:span text:style-name="T5">
Ред.</text:span>
 ).</text:p>
      <text:p text:style-name="P4">
Серед очікувань, які українська сторона чітко озвучує союзникам, є визначенняшляху України до членства в НАТО, запрошення України в Альянс. У Вільнюсі будеоголошено про оновлений комплексний пакет допомоги, що включатиме також напрямдосягнення повної взаємосумісності. Також очікуємо на подальшу допомогуАльянсу в проведенні реформ у секторі безпеки та оборони — резюмувала ОльгаСтефанішина.</text:p>
      <text:p text:style-name="P4">
Source: <text:a xlink:type="simple" xlink:href="https://armyinform.com.ua/2023/05/03/tryvaye-pidgotovka-novogo-sankczijnogo-paketa-yes-shhodo-rosiyi-olga-stefanishyna/" text:style-name="Internet_20_link" text:visited-style-name="Visited_20_Internet_20_Link">
https://armyinform.com.ua/2023/05/03/tryvaye-pidgotovka-novogo-sankczijnogo-paketa-yes-shhodo-rosiyi-olga-stefanishyna/</text:a>
</text:p>
      <!--NEWS-->
      <text:h text:style-name="P10" text:outline-level="1">
<text:span text:style-name="T4">
Що стоїть за фразою «у Бахмуті тривають бої» — пояснення від Ганни Маляр</text:span>
</text:h>
      <text:p text:style-name="P4">
Author: ['Володимир Віват']</text:p>
      <text:p text:style-name="P4">
Time: 2023-05-03T85:00:00-04:00</text:p>
      <text:p text:style-name="P4">
Description: Російським військам поставили завдання взяти під контроль Бахмут до 9 травня. Це, власн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3abe99c73b70ca76453cd7b6e6ea482b.webp" text:style-name="Internet_20_link" text:visited-style-name="Visited_20_Internet_20_Link">
3abe99c73b70ca76453cd7b6e6ea482b.webp</text:a>
']</text:p>
      <text:p text:style-name="P4">
Tags: ['БАХМУТСЬКИЙ НАПРЯМОК', 'ГАННА МАЛЯР']</text:p>
      <text:p text:style-name="P4">
Category: News</text:p>
      <!--METADATA-->
      <text:p text:style-name="P4">
<draw:frame draw:style-name="fr1" draw:name="Image325" text:anchor-type="as-char" svg:width="6.9236in" svg:height="3.4618in" draw:z-index="0">
<draw:image xlink:href="../ConvertedIMGs/AРМІЯINFORM/2023-05-03T85-00-00-04-00/3abe99c73b70ca76453cd7b6e6ea482b.png" xlink:type="simple" xlink:show="embed" xlink:actuate="onLoad" draw:mime-type="image/png"/>
</draw:frame>
</text:p>
      <text:p text:style-name="P4">
Російським військам поставили завдання взяти під контроль Бахмут до 9 травня.Це, власне, притаманна їм риса — любов до символізму, історичних паралелей,прив’язки до певних дат. І це їхня слабка сторона, адже вони стають у цьомупередбачуваними.</text:p>
      <text:p text:style-name="P4">
На цьому наголосила заступник Міністра оборони України Ганна Маляр в ефірітелевізійного марафону «Єдині новини».</text:p>
      <text:p text:style-name="P4">
— Загалом, якщо системно оцінювати ситуацію на фронті, вона неоднорідна. Десьу нас, як на сході, — дуже запеклі бої. Але якщо говорити про північ, тучастину, яка межує з білоруссю і яка межує з росією, там геть інша ситуація, —розповіла Ганна Маляр.</text:p>
      <text:p text:style-name="P4">
Вона зазначила, що у прикордонних районах російська федерація, як і раніше,утримує певну кількість людей, озброєння і техніки. Якщо говорити пробілорусь, поки що ми не бачимо там формування наступальних угруповань, але рухросійської техніки і людей на території республіки постійно відбувається. Нацих напрямках постійно проводять навчання і тренування наші Сили оборони табезпеки, які відпрацьовують усі можливі варіанти розвитку подій. Вони готовідо відсічі нападу, загалом до будь-яких сценаріїв.</text:p>
      <text:p text:style-name="P4">
— Свої основні зусилля росіяни зараз сконцентрували на сході нашої країни. Напівдні вони взагалі в обороні перебувають, а схід — це епіцентр усіх подій.Вони не змогли захопити всю Україну, і тепер намагаються рухатись по частинах,— розповіла заступник Міністра оборони України. — Донецька і Луганська область— це їхня перша мета. Тобто всі сили кинуті на схід, де вони намагаютьсянаступати по чотирьох напрямках. І ми бачимо, що вони дуже швидко, буквальнощодня, змінюють свою тактику залежно від нашої реакції.</text:p>
      <text:p text:style-name="P4">
Для прикладу Ганна Маляр навела ситуацію на Лиманському напрямку, де противникто здійснює наступ, то, отримавши потужну відсіч, починає перегруповуватись,щось там довозити і знову організовувати наступ.</text:p>
      <text:p text:style-name="P4">
— Власне Бахмут — це дійсно героїчна сторінка російсько-української війни. Щез минулого літа, скільки росіяни не кидали туди сил, вони нічого досягти незмогли, місто досі під нашим контролем. Водночас ми завжди повинні пам’ятати,що стоїть за фразою «у Бахмуті тривають бої». За нею стоять наймужніші воїни,які тримаються поза межами логіки противника. А по-друге, не варто забувати —це цілодобова робота штабів. Це 24/7 потужної аналітики щодо всієї інформації— до секунди, до міліметра всього, що відбувається. І інтелектуальне прийняттярішень на висновках з цієї роботи, — зазначила заступник Міністра оборониУкраїни.</text:p>
      <text:p text:style-name="P4">
Водночас вона наголосила, що Мар’їнка також є одним з епіцентрів протистояння.Там тривають динамічні бої. Загалом на всіх напрямках Збройні Сили України недають ворогу просуватися вглиб нашої території. Військові завданнявиконуються, ми знищуємо найбільш підготовлені підрозділи та технікупротивника та в такий спосіб зменшуємо його наступальний потенціал.</text:p>
      <text:p text:style-name="P4">
Source: <text:a xlink:type="simple" xlink:href="https://armyinform.com.ua/2023/05/03/shho-stoyit-za-frazoyu-u-bahmuti-tryvayut-boyi-poyasnennya-vid-ganny-malyar/" text:style-name="Internet_20_link" text:visited-style-name="Visited_20_Internet_20_Link">
https://armyinform.com.ua/2023/05/03/shho-stoyit-za-frazoyu-u-bahmuti-tryvayut-boyi-poyasnennya-vid-ganny-malyar/</text:a>
</text:p>
      <!--NEWS-->
      <text:h text:style-name="P10" text:outline-level="1">
<text:span text:style-name="T4">
У Міністерстві оборони вдосконалили систему відомчих нагород — Олексій Резніков</text:span>
</text:h>
      <text:p text:style-name="P4">
Author: ['АРМІЯINFORM']</text:p>
      <text:p text:style-name="P4">
Time: 2023-05-03T86:00:00-04:00</text:p>
      <text:p text:style-name="P4">
Description: Відтепер усі види військ матимуть свої окремі нагородні медалі.    Про це Міністр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nagorody.jpeg" text:style-name="Internet_20_link" text:visited-style-name="Visited_20_Internet_20_Link">
nagorody.jpeg</text:a>
']</text:p>
      <text:p text:style-name="P4">
Tags: ['STOPRUSSIA', 'АГРЕСІЯ РФ', 'ВТОРГНЕННЯ РФ', 'МІНІСТР ОБОРОНИ УКРАЇНИ ОЛЕКСІЙ РЕЗНІКОВ', 'ОЛЕКСІЙ РЕЗНІКОВ']</text:p>
      <text:p text:style-name="P4">
Category: News</text:p>
      <!--METADATA-->
      <text:p text:style-name="P4">
<draw:frame draw:style-name="fr1" draw:name="Image326" text:anchor-type="as-char" svg:width="6.9236in" svg:height="5.1927in" draw:z-index="0">
<draw:image xlink:href="../Images/AРМІЯINFORM/2023-05-03T86-00-00-04-00/nagorody.jpeg" xlink:type="simple" xlink:show="embed" xlink:actuate="onLoad" draw:mime-type="image/jpeg"/>
</draw:frame>
</text:p>
      <text:p text:style-name="P4">
Відтепер усі види військ матимуть свої окремі нагородні медалі.</text:p>
      <text:p text:style-name="P4">
Про це Міністр оборони України Олексій Резніков<text:a xlink:type="simple" xlink:href="https://www.facebook.com/reznikovoleksii/posts/pfbid025UdKG5nnWyyuVn44bo2sKxUxEVTYaKiJbEiKQde6UdYPTnsnWsvuiTte3mkabTGCl" text:style-name="Internet_20_link" text:visited-style-name="Visited_20_Internet_20_Link">
повідомив</text:a>
на своїй сторінці у мережі Facebook.</text:p>
      <text:p text:style-name="P4">
За його словами, найпочеснішою і найприємнішою частиною роботи міністра єнагородження найкращих воїнів.</text:p>
      <text:p text:style-name="P4">
«Під час відсічі російській агресії тисячі наших захисників і захисницьпоказали виняткову мужність, героїзм та звитягу. Так само величезну допомогуСили оборони отримали від людей різних професій, від волонтерів, від бізнесу.Щоб достойно відзначити кожного, ми вдосконалили систему відомчих нагород. Цене тільки про заохочення. Це про повагу та формування традицій українськоговійська», — зазначив Олексій Резніков.</text:p>
      <text:p text:style-name="P4">
За його словами, відтепер всі види військ матимуть свої окремі нагороднімедалі, зокрема: «Хрест Сухопутних військ», «Хрест Повітряних Сил», «ХрестВійськово-Морських Сил», «Хрест Сил спеціальних операцій», «Хрест Силтериторіальної оборони» та інші.</text:p>
      <text:p text:style-name="P4">
Впроваджені також медалі: «Воїн-миротворець» та «Ветеран служби».</text:p>
      <text:p text:style-name="P4">
Окрім того, затверджені відзнаки, зокрема, медалі за 10, 15 і 20 роківсумлінної служби, «За сприяння обороні», «За зміцнення обороноздатності», «Запоранення», «Хрест доблесті», «Лицарський хрест» та інші.</text:p>
      <text:p text:style-name="P4">
Олексій Резніков наголосив, що перед тим, як затвердити відзнаки, у міноборонипоспілкувалися з експертами, провідними геральдистами і взяли за основу їхрекомендації.</text:p>
      <text:p text:style-name="P4">
«Важливо, що наш наказ пройшов також і процедуру юстування Міністерствомюстиції, і усі відзнаки офіційно зареєстровані відповідно до чинних вимог ізаносяться до особової справи. У сукупності відзнаки створюють достатньоуніверсальну систему, яка водночас дозволяє підкреслити виняткові досягнення»,— зауважив він.</text:p>
      <text:p text:style-name="P4">
Також буде належно оцінено розвиток міжнародного співробітництва у військовійсфері.</text:p>
      <text:p text:style-name="P4">
«Сучасна війна є всеохопною і перемога закладається на багатьох рівнях. Михочемо показати, що зміцнення обороноздатності — це спільна справа, але прицьому — особиста роль кожного. І внесок кожного є важливим», — зазначивМіністр оборони України.</text:p>
      <text:p text:style-name="P4">
Source: <text:a xlink:type="simple" xlink:href="https://armyinform.com.ua/2023/05/03/u-ministerstvi-oborony-vdoskonalyly-systemu-vidomchyh-nagorod-oleksij-reznikov/" text:style-name="Internet_20_link" text:visited-style-name="Visited_20_Internet_20_Link">
https://armyinform.com.ua/2023/05/03/u-ministerstvi-oborony-vdoskonalyly-systemu-vidomchyh-nagorod-oleksij-reznikov/</text:a>
</text:p>
      <!--NEWS-->
      <text:h text:style-name="P10" text:outline-level="1">
<text:span text:style-name="T4">
Для нас важливо, щоб слово «війна» звучало зі сцени Євробачення —  Галина Григоренко</text:span>
</text:h>
      <text:p text:style-name="P4">
Author: ['Ольга Мосьондз']</text:p>
      <text:p text:style-name="P4">
Time: 2023-05-03T87:00:00-04:00</text:p>
      <text:p text:style-name="P4">
Description: Торік Україна стала переможницею пісенного конкурсу Євробачення, однак, чере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rygorenko-scaled.jpg" text:style-name="Internet_20_link" text:visited-style-name="Visited_20_Internet_20_Link">
grygorenko-scaled.jpg</text:a>
']</text:p>
      <text:p text:style-name="P4">
Tags: []</text:p>
      <text:p text:style-name="P4">
Category: News</text:p>
      <!--METADATA-->
      <text:p text:style-name="P4">
<draw:frame draw:style-name="fr1" draw:name="Image327" text:anchor-type="as-char" svg:width="6.9236in" svg:height="4.615733in" draw:z-index="0">
<draw:image xlink:href="../Images/AРМІЯINFORM/2023-05-03T87-00-00-04-00/grygorenko-scaled.jpg" xlink:type="simple" xlink:show="embed" xlink:actuate="onLoad" draw:mime-type="image/jpeg"/>
</draw:frame>
</text:p>
      <text:p text:style-name="P4">
Торік Україна стала переможницею пісенного конкурсу Євробачення, однак, черезширокомасштабну війну, яку розв’язала росія, він відбудеться від імені Україниу дружній Великій Британії.</text:p>
      <text:p text:style-name="P4">
Заступник міністра культури та інформаційної політики Галина Григоренкорозповіла, що від самого початку підготовки до Євробачення вдалося закластиважливий меседж — Велика Британія проводить цей конкурс не замість України, авід імені України. Окрім низки важливих рішень, для України було важливо, абизі сцени Євробачення могло звучати слово «війна».</text:p>
      <text:p text:style-name="P4">
— Для нас важливо, і ми декілька разів наголошували на цьому в перемовинах і зВВС, і з DCMS, щоб слово «війна» звучало зі сцени Євробачення. І ми щасливі,що нас почули. Тому що завжди цей пісенний конкурс постулював, що вінаполітичний, і жодних політичних меседжів не може звучати зі сцени, де лунаєтворчість, змагаються митці. Ми дуже вдячні за те, що дійсно ця причина будезвучати, і це буде пояснення, — наголосила заступник міністра культури таінформаційної політики Галина Григоренко.</text:p>
      <text:p text:style-name="P4">
Source: <text:a xlink:type="simple" xlink:href="https://armyinform.com.ua/2023/05/03/dlya-nas-vazhlyvo-shhob-slovo-vijna-zvuchalo-zi-sczeny-yevrobachennya-galyna-grygorenko/" text:style-name="Internet_20_link" text:visited-style-name="Visited_20_Internet_20_Link">
https://armyinform.com.ua/2023/05/03/dlya-nas-vazhlyvo-shhob-slovo-vijna-zvuchalo-zi-sczeny-yevrobachennya-galyna-grygorenko/</text:a>
</text:p>
      <!--NEWS-->
      <text:h text:style-name="P10" text:outline-level="1">
<text:span text:style-name="T4">
Ганна Маляр про ситуацію на Бахмутському напрямку та наступ з білорусі</text:span>
</text:h>
      <text:p text:style-name="P4">
Author: ['АРМІЯINFORM']</text:p>
      <text:p text:style-name="P4">
Time: 2023-05-03T88:00:00-04:00</text:p>
      <text:p text:style-name="P4">
Description: Військам рф поставили завдання взяти під контроль Бахмут до 9 травня. Це, власн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scr-20230503-sixc-scaled.jpeg" text:style-name="Internet_20_link" text:visited-style-name="Visited_20_Internet_20_Link">
scr-20230503-sixc-scaled.jpeg</text:a>
']</text:p>
      <text:p text:style-name="P4">
Tags: ['STOPRUSSIA', 'АГРЕСІЯ РФ', 'ВТОРГНЕННЯ РФ', 'ГАННА МАЛЯР']</text:p>
      <text:p text:style-name="P4">
Category: News</text:p>
      <!--METADATA-->
      <text:p text:style-name="P4">
<draw:frame draw:style-name="fr1" draw:name="Image328" text:anchor-type="as-char" svg:width="6.9236in" svg:height="4.246475in" draw:z-index="0">
<draw:image xlink:href="../Images/AРМІЯINFORM/2023-05-03T88-00-00-04-00/scr-20230503-sixc-scaled.jpeg" xlink:type="simple" xlink:show="embed" xlink:actuate="onLoad" draw:mime-type="image/jpeg"/>
</draw:frame>
</text:p>
      <text:p text:style-name="P4">
Військам рф поставили завдання взяти під контроль Бахмут до 9 травня. Це,власне, притаманна їм риса — любов до символізму, історичних паралелей,прив’язки до певних дат. І це їхня слабка сторона, адже вони стають у цьомупередбачуваними.</text:p>
      <text:p text:style-name="P4">
На цьому наголосила заступник Міністра оборони України Ганна Маляр в ефірітелевізійного марафону «Єдині новини».</text:p>
      <text:p text:style-name="P4">
Source: <text:a xlink:type="simple" xlink:href="https://armyinform.com.ua/2023/05/03/ganna-malyar-pro-sytuacziyu-na-bahmutskomu-napryamku-ta-nastup-z-bilorusi/" text:style-name="Internet_20_link" text:visited-style-name="Visited_20_Internet_20_Link">
https://armyinform.com.ua/2023/05/03/ganna-malyar-pro-sytuacziyu-na-bahmutskomu-napryamku-ta-nastup-z-bilorusi/</text:a>
</text:p>
      <!--NEWS-->
      <text:h text:style-name="P10" text:outline-level="1">
<text:span text:style-name="T4">
Унаслідок обстрілів на Херсонщині загинули 16 людей</text:span>
</text:h>
      <text:p text:style-name="P4">
Author: ['АРМІЯINFORM']</text:p>
      <text:p text:style-name="P4">
Time: 2023-05-03T89:00:00-04:00</text:p>
      <text:p text:style-name="P4">
Description: Унаслідок російських обстрілів у середу на Херсонщині загинули 16 людей.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ofgen.jpeg" text:style-name="Internet_20_link" text:visited-style-name="Visited_20_Internet_20_Link">
ofgen.jpeg</text:a>
', '<text:a xlink:type="simple" xlink:href="https://armyinform.com.ua/wp-content/uploads/2023/05/ofgen3-150x150.jpeg" text:style-name="Internet_20_link" text:visited-style-name="Visited_20_Internet_20_Link">
ofgen3-150x150.jpeg</text:a>
', '<text:a xlink:type="simple" xlink:href="https://armyinform.com.ua/wp-content/uploads/2023/05/ofgen2-150x150.jpeg" text:style-name="Internet_20_link" text:visited-style-name="Visited_20_Internet_20_Link">
ofgen2-150x150.jpeg</text:a>
']</text:p>
      <text:p text:style-name="P4">
Tags: ['STOPRUSSIA', 'АГРЕСІЯ РФ', 'ВТОРГНЕННЯ РФ', 'ОФІС ГЕНЕРАЛЬНОГО ПРОКУРОРА УКРАЇНИ']</text:p>
      <text:p text:style-name="P4">
Category: News</text:p>
      <!--METADATA-->
      <text:p text:style-name="P4">
<draw:frame draw:style-name="fr1" draw:name="Image329" text:anchor-type="as-char" svg:width="6.9236in" svg:height="5.1927in" draw:z-index="0">
<draw:image xlink:href="../Images/AРМІЯINFORM/2023-05-03T89-00-00-04-00/ofgen.jpeg" xlink:type="simple" xlink:show="embed" xlink:actuate="onLoad" draw:mime-type="image/jpeg"/>
</draw:frame>
</text:p>
      <text:p text:style-name="P4">
Унаслідок російських обстрілів у середу на Херсонщині загинули 16 людей.</text:p>
      <text:p text:style-name="P4">
Про це<text:a xlink:type="simple" xlink:href="https://www.facebook.com/pgo.gov.ua/posts/pfbid02e5GkNfm8TErF5aQmePd6QtkP7DnsSH5B4VBsrUGeKwFizgzjv8iN2W1qpTR7vkthl" text:style-name="Internet_20_link" text:visited-style-name="Visited_20_Internet_20_Link">
повідомляє</text:a>
Офіс Генерального прокурора.</text:p>
      <text:p text:style-name="P4">
Як зазначається, зранку 3 травня російські війська почали масивно обстрілюватимісто Херсон та населені пункти області. Станом на 16:30 через хаотичніобстріли та влучання снарядів по об’єктах цивільної інфраструктури в обласномуцентрі загинули 12 людей. Близько 22 — отримали травми різного ступенятяжкості.</text:p>
      <text:p text:style-name="P4">
<text:a xlink:type="simple" xlink:href="https://armyinform.com.ua/wp-content/uploads/2023/05/ofgen3.jpeg" text:style-name="Internet_20_link" text:visited-style-name="Visited_20_Internet_20_Link">
<draw:frame draw:style-name="fr1" draw:name="Image330" text:anchor-type="as-char" svg:width="6.9236in" svg:height="6.9236in" draw:z-index="0">
<draw:image xlink:href="../Images/AРМІЯINFORM/2023-05-03T89-00-00-04-00/ofgen3-150x150.jpeg" xlink:type="simple" xlink:show="embed" xlink:actuate="onLoad" draw:mime-type="image/jpeg"/>
</draw:frame>
</text:a>
</text:p>
      <text:p text:style-name="P4">
<text:a xlink:type="simple" xlink:href="https://armyinform.com.ua/wp-content/uploads/2023/05/ofgen2.jpeg" text:style-name="Internet_20_link" text:visited-style-name="Visited_20_Internet_20_Link">
<draw:frame draw:style-name="fr1" draw:name="Image331" text:anchor-type="as-char" svg:width="6.9236in" svg:height="6.9236in" draw:z-index="0">
<draw:image xlink:href="../Images/AРМІЯINFORM/2023-05-03T89-00-00-04-00/ofgen2-150x150.jpeg" xlink:type="simple" xlink:show="embed" xlink:actuate="onLoad" draw:mime-type="image/jpeg"/>
</draw:frame>
</text:a>
</text:p>
      <text:p text:style-name="P4">
Окрім того, вдень між селами Степанівка та Музиківка під ворожим обстріломопинилася бригада енергетиків, які лагодили електромережі після чергових атакармії рф, аби забезпечити людей світлом. Від отриманих травм троє працівниківенергетичного підприємства загинули.</text:p>
      <text:p text:style-name="P4">
Вранці від обстрілу Дар’ївської громади області загинув чоловік. У прокуратуріінформують, що обстріли тривають.</text:p>
      <text:p text:style-name="P4">
Source: <text:a xlink:type="simple" xlink:href="https://armyinform.com.ua/2023/05/03/unaslidok-obstriliv-na-hersonshhyni-zagynuly-16-lyudej/" text:style-name="Internet_20_link" text:visited-style-name="Visited_20_Internet_20_Link">
https://armyinform.com.ua/2023/05/03/unaslidok-obstriliv-na-hersonshhyni-zagynuly-16-lyudej/</text:a>
</text:p>
      <!--NEWS-->
      <text:h text:style-name="P10" text:outline-level="1">
<text:span text:style-name="T4">
Ситуація на Мар’їнському напрямку — Ганна Маляр в ефірі ICTV</text:span>
</text:h>
      <text:p text:style-name="P4">
Author: ['АРМІЯINFORM']</text:p>
      <text:p text:style-name="P4">
Time: 2023-05-03T90:00:00-04:00</text:p>
      <text:p text:style-name="P4">
Description: Мар’їнка також є одним з епіцентрів протистояння. Там тривають динамічні бої. Загал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scr-20230503-sitx-scaled.jpeg" text:style-name="Internet_20_link" text:visited-style-name="Visited_20_Internet_20_Link">
scr-20230503-sitx-scaled.jpeg</text:a>
']</text:p>
      <text:p text:style-name="P4">
Tags: ['STOPRUSSIA', 'АГРЕСІЯ РФ', 'ВТОРГНЕННЯ РФ', 'ГАННА МАЛЯР']</text:p>
      <text:p text:style-name="P4">
Category: News</text:p>
      <!--METADATA-->
      <text:p text:style-name="P4">
<draw:frame draw:style-name="fr1" draw:name="Image332" text:anchor-type="as-char" svg:width="6.9236in" svg:height="4.090694in" draw:z-index="0">
<draw:image xlink:href="../Images/AРМІЯINFORM/2023-05-03T90-00-00-04-00/scr-20230503-sitx-scaled.jpeg" xlink:type="simple" xlink:show="embed" xlink:actuate="onLoad" draw:mime-type="image/jpeg"/>
</draw:frame>
</text:p>
      <text:p text:style-name="P4">
Мар’їнка також є одним з епіцентрів протистояння. Там тривають динамічні бої.Загалом на всіх напрямках Збройні Сили України не дають ворогу просуватисявглиб нашої території. Військові завдання виконуються, ми знищуємо найбільшпідготовлені підрозділи та техніку противника та в такий спосіб зменшуємо йогонаступальний потенціал.</text:p>
      <text:p text:style-name="P4">
Про це заявила заступник Міністра оборони України Ганна Маляр в ефірітелевізійного марафону «Єдині новини».</text:p>
      <text:p text:style-name="P4">
Source: <text:a xlink:type="simple" xlink:href="https://armyinform.com.ua/2023/05/03/sytuacziya-na-maryinskomu-napryamku-ganna-malyar-v-efiri-ictv/" text:style-name="Internet_20_link" text:visited-style-name="Visited_20_Internet_20_Link">
https://armyinform.com.ua/2023/05/03/sytuacziya-na-maryinskomu-napryamku-ganna-malyar-v-efiri-ictv/</text:a>
</text:p>
      <!--NEWS-->
      <text:h text:style-name="P10" text:outline-level="1">
<text:span text:style-name="T4">
Чому Бахмут такий важливий для росіян</text:span>
</text:h>
      <text:p text:style-name="P4">
Author: ['АРМІЯINFORM']</text:p>
      <text:p text:style-name="P4">
Time: 2023-05-03T91:00:00-04:00</text:p>
      <text:p text:style-name="P4">
Description: Бахмут — це дійсно героїчна сторінка російсько-української війни. Ще з минулого лі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scr-20230503-siny-scaled.jpeg" text:style-name="Internet_20_link" text:visited-style-name="Visited_20_Internet_20_Link">
scr-20230503-siny-scaled.jpeg</text:a>
']</text:p>
      <text:p text:style-name="P4">
Tags: ['STOPRUSSIA', 'АГРЕСІЯ РФ', 'ВТОРГНЕННЯ РФ', 'ГАННА МАЛЯР']</text:p>
      <text:p text:style-name="P4">
Category: News</text:p>
      <!--METADATA-->
      <text:p text:style-name="P4">
<draw:frame draw:style-name="fr1" draw:name="Image333" text:anchor-type="as-char" svg:width="6.9236in" svg:height="4.136851in" draw:z-index="0">
<draw:image xlink:href="../Images/AРМІЯINFORM/2023-05-03T91-00-00-04-00/scr-20230503-siny-scaled.jpeg" xlink:type="simple" xlink:show="embed" xlink:actuate="onLoad" draw:mime-type="image/jpeg"/>
</draw:frame>
</text:p>
      <text:p text:style-name="P4">
Бахмут — це дійсно героїчна сторінка російсько-української війни. Ще зминулого літа, скільки росіяни не кидали туди сил, вони нічого досягти незмогли, місто досі під нашим контролем. Водночас ми завжди повинні пам’ятати,що стоїть за фразою «у Бахмуті тривають бої». За нею стоять наймужніші воїни,які тримаються поза межами логіки противника. А по-друге, не варто забувати —це цілодобова робота штабів. Це 24/7 потужної аналітики щодо всієї інформації— до секунди, до міліметра всього, що відбувається. І інтелектуальне прийняттярішень на висновках з цієї роботи.</text:p>
      <text:p text:style-name="P4">
На цьому наголосила заступник Міністра оборони України Ганна Маляр в ефірітелевізійного марафону «Єдині новини».</text:p>
      <text:p text:style-name="P4">
Source: <text:a xlink:type="simple" xlink:href="https://armyinform.com.ua/2023/05/03/chomu-bahmut-takyj-vazhlyvyj-dlya-rosiyan/" text:style-name="Internet_20_link" text:visited-style-name="Visited_20_Internet_20_Link">
https://armyinform.com.ua/2023/05/03/chomu-bahmut-takyj-vazhlyvyj-dlya-rosiyan/</text:a>
</text:p>
      <!--NEWS-->
      <text:h text:style-name="P10" text:outline-level="1">
<text:span text:style-name="T4">
Ганна Маляр розповіла про ракетні обстріли цивільної інфраструктури</text:span>
</text:h>
      <text:p text:style-name="P4">
Author: ['АРМІЯINFORM']</text:p>
      <text:p text:style-name="P4">
Time: 2023-05-03T92:00:00-04:00</text:p>
      <text:p text:style-name="P4">
Description: росіяни використовують ракети для двох цілей: руйнування інфраструктури та залякув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screenshot-2023-05-03t210304.511.png" text:style-name="Internet_20_link" text:visited-style-name="Visited_20_Internet_20_Link">
screenshot-2023-05-03t210304.511.png</text:a>
']</text:p>
      <text:p text:style-name="P4">
Tags: ['STOPRUSSIA', 'АГРЕСІЯ РФ', 'ВТОРГНЕННЯ РФ', 'ГАННА МАЛЯР']</text:p>
      <text:p text:style-name="P4">
Category: News</text:p>
      <!--METADATA-->
      <text:p text:style-name="P4">
<draw:frame draw:style-name="fr1" draw:name="Image334" text:anchor-type="as-char" svg:width="6.9236in" svg:height="3.484879in" draw:z-index="0">
<draw:image xlink:href="../Images/AРМІЯINFORM/2023-05-03T92-00-00-04-00/screenshot-2023-05-03t210304.511.png" xlink:type="simple" xlink:show="embed" xlink:actuate="onLoad" draw:mime-type="image/png"/>
</draw:frame>
</text:p>
      <text:p text:style-name="P4">
росіяни використовують ракети для двох цілей: руйнування інфраструктури тазалякування людей.</text:p>
      <text:p text:style-name="P4">
На цьому наголосила заступник Міністра оборони України Ганна Маляр в ефірітелевізійного марафону «Єдині новини».</text:p>
      <text:p text:style-name="P4">
Source: <text:a xlink:type="simple" xlink:href="https://armyinform.com.ua/2023/05/03/ganna-malyar-rozpovila-pro-raketni-obstrily-czyvilnoyi-infrastruktury/" text:style-name="Internet_20_link" text:visited-style-name="Visited_20_Internet_20_Link">
https://armyinform.com.ua/2023/05/03/ganna-malyar-rozpovila-pro-raketni-obstrily-czyvilnoyi-infrastruktury/</text:a>
</text:p>
      <!--NEWS-->
      <text:h text:style-name="P10" text:outline-level="1">
<text:span text:style-name="T4">
Володимир Зеленський провів переговори з Прем’єр-міністром Норвегії</text:span>
</text:h>
      <text:p text:style-name="P4">
Author: ['АРМІЯINFORM']</text:p>
      <text:p text:style-name="P4">
Time: 2023-05-03T93:00:00-04:00</text:p>
      <text:p text:style-name="P4">
Description: На полях саміту глав держав та урядів країн Північної Європи й України, що відбуваєть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norvej.jpeg" text:style-name="Internet_20_link" text:visited-style-name="Visited_20_Internet_20_Link">
norvej.jpeg</text:a>
']</text:p>
      <text:p text:style-name="P4">
Tags: ['STOPRUSSIA', 'АГРЕСІЯ РФ', 'ВОЛОДИМИР ЗЕЛЕНСЬКИЙ', 'ВТОРГНЕННЯ РФ', 'НОРВЕГІЯ']</text:p>
      <text:p text:style-name="P4">
Category: News</text:p>
      <!--METADATA-->
      <text:p text:style-name="P4">
<draw:frame draw:style-name="fr1" draw:name="Image335" text:anchor-type="as-char" svg:width="6.9236in" svg:height="4.617948in" draw:z-index="0">
<draw:image xlink:href="../Images/AРМІЯINFORM/2023-05-03T93-00-00-04-00/norvej.jpeg" xlink:type="simple" xlink:show="embed" xlink:actuate="onLoad" draw:mime-type="image/jpeg"/>
</draw:frame>
</text:p>
      <text:p text:style-name="P4">
На полях саміту глав держав та урядів країн Північної Європи й України, щовідбувається в Гельсінкі, Президент України Володимир Зеленський провівзустріч із Прем’єр-міністром Королівства Норвегія Йонасом Гаром Стере.</text:p>
      <text:p text:style-name="P4">
Про це <text:a xlink:type="simple" xlink:href="https://www.president.gov.ua/news/volodimir-zelenskij-proviv-peregovori-z-premyer-ministrom-no-82609" text:style-name="Internet_20_link" text:visited-style-name="Visited_20_Internet_20_Link">
повідомляє</text:a>
 Офіс Президента України.</text:p>
      <text:p text:style-name="P4">
Основну увагу під час переговорів приділили ситуації на фронті й обороннійпідтримці, яку Україна отримує від Норвегії.</text:p>
      <text:p text:style-name="P4">
«Дякую вашому народу, уряду та парламенту за підтримку наших людей і нашихвійськових, усього українського суспільства», — сказав Президент України.</text:p>
      <text:p text:style-name="P4">
Володимир Зеленський відзначив рішення про приєднання Норвегії до міжнародноїтанкової коаліції, а також активну допомогу в посиленні спроможностейпротиповітряної оборони України, що допомагає захищати життя українців.</text:p>
      <text:p text:style-name="P4">
Президент України та Прем’єр-міністр Норвегії докладно обговорили пріоритетиреалізації нещодавно презентованої п’ятирічної програми допомоги Україні врозмірі 7,5 млрд євро.</text:p>
      <text:p text:style-name="P4">
Глава держави також високо оцінив норвезьку підтримку в забезпеченні Україниприродним газом.</text:p>
      <text:p text:style-name="P4">
«Ви допомогли нам пройти крізь складну зиму. Дякуємо вам за це», — наголосиввін.</text:p>
      <text:p text:style-name="P4">
Окремо обговорили підготовку до участі України у Вільнюському саміті НАТО тайого очікувані результати, зокрема важливість надання нашій державі гарантійбезпеки до моменту вступу в Альянс.</text:p>
      <text:p text:style-name="P4">
Сторони розглянули питання реалізації української формули миру, зробившиакцент на необхідності залучення максимально широкого кола учасників до їїімплементації та на підготовці до проведення Глобального саміту миру.</text:p>
      <text:p text:style-name="P4">
Source: <text:a xlink:type="simple" xlink:href="https://armyinform.com.ua/2023/05/03/volodymyr-zelenskyj-proviv-peregovory-z-premyer-ministrom-norvegiyi/" text:style-name="Internet_20_link" text:visited-style-name="Visited_20_Internet_20_Link">
https://armyinform.com.ua/2023/05/03/volodymyr-zelenskyj-proviv-peregovory-z-premyer-ministrom-norvegiyi/</text:a>
</text:p>
      <!--NEWS-->
      <text:h text:style-name="P10" text:outline-level="1">
<text:span text:style-name="T4">
Наталія Гуменюк розповіла про причини, які наразі обмежують спроможності чорноморського флоту рф</text:span>
</text:h>
      <text:p text:style-name="P4">
Author: ['Володимир Віват']</text:p>
      <text:p text:style-name="P4">
Time: 2023-05-03T94:00:00-04:00</text:p>
      <text:p text:style-name="P4">
Description: Шторм у Чорному морі змусив ворожі кораблі відійти в пункти базування, в тому числі 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2022-11-16_13-45-44.jpg" text:style-name="Internet_20_link" text:visited-style-name="Visited_20_Internet_20_Link">
photo_2022-11-16_13-45-44.jpg</text:a>
']</text:p>
      <text:p text:style-name="P4">
Tags: []</text:p>
      <text:p text:style-name="P4">
Category: News</text:p>
      <!--METADATA-->
      <text:p text:style-name="P4">
<draw:frame draw:style-name="fr1" draw:name="Image336" text:anchor-type="as-char" svg:width="6.9236in" svg:height="4.61393in" draw:z-index="0">
<draw:image xlink:href="../Images/AРМІЯINFORM/2023-05-03T94-00-00-04-00/photo_2022-11-16_13-45-44.jpg" xlink:type="simple" xlink:show="embed" xlink:actuate="onLoad" draw:mime-type="image/jpeg"/>
</draw:frame>
</text:p>
      <text:p text:style-name="P4">
Шторм у Чорному морі змусив ворожі кораблі відійти в пункти базування, в томучислі й ракетоносії. Наразі п’ять кораблів продовжують чергування, протежодного носія крилатих ракет серед них немає.</text:p>
      <text:p text:style-name="P4">
Про це в ефірі національного марафону «Єдині новини» повідомила начальникОб’єднаного координаційного пресцентру Сил оборони півдня України капітан 1рангу Наталія Гуменюк.</text:p>
      <text:p text:style-name="P4">
– Проте це не дає підстав говорити, що повітряна небезпека відсутня, аджеможливі атаки авіації чи із застосуванням дронів. Також продовжуються атакивздовж лінії фронту. Сьогодні, як ніколи, від цього потерпала Херсонщина, –наголосила офіцер.</text:p>
      <text:p text:style-name="P4">
Начальник Об’єднаного координаційного пресцентру Сил оборони півдня Українитакож розповіла, що у російських військових після кількох пожеж на нафтобазахз’являться певні логістичні проблеми. Але в них є ще база в Новоросійську, девони можуть поповнювати запаси. Також вони можуть намагатися застосовуватикораблі в обмеженому режимі, виводячи не таке потужне угруповання в море.</text:p>
      <text:p text:style-name="P4">
– Говорити, що російська агресія буде таким чином максимально пригнічена щезарано, але робота ведеться і в цьому напрямку – щоб вони не мали логістичнихспроможностей для забезпечення своїх наявних потужностей, – повідомила НаталіяГуменюк.</text:p>
      <text:p text:style-name="P4">
За її словами, окрім логістики, у загарбників досить суттєво підірваноморально-психологічний стан.</text:p>
      <text:p text:style-name="P4">
– Ми маємо певний досвід по звільненню правобережжя Херсонщини, коли ворогтакож активно облаштовував багато рубежів оборони, а потім різко їх залишив тастрімко пішов за напрямком свого воєнного корабля. Ми не розраховуємо, що всебуде так легко, проте кожен свій «жест доброї волі» окупанти будутьздійснювати за нашими умовами, під контролем і тиском Сил оборони України, –наголосила Наталія Гуменюк.</text:p>
      <text:p text:style-name="P4">
Начальник Об’єднаного координаційного пресцентру Сил оборони півдня Українипід час прямого ефіру прокоментувала численні сценарії техногенних катастроф,які продукує ворожа пропаганда в очікуванні можливого контрнаступу.</text:p>
      <text:p text:style-name="P4">
– З техногенним шантажем загарбників, і щодо Каховської ГЕС, і Запорізькогонапрямку, ми зустрілись ще коли планували звільнення правого берега Дніпра. Мирозуміємо, що усе це гра на нервах, але додаткові сценарії розглядаються. Силиоборони готові до розвитку подій, які могли б бути у випадку техногеннихпровокацій з боку ворога. Але також і усвідомлюємо, де цей шантаж можезупинитися. Зокрема тому, що лівий берег значно нижчий за правий, і будь-якезатоплення цих територій для ворога неприйнятне, з урахуванням тих обороннихресурсів, які вони туди заклали, – зазначила Наталія Гуменюк.</text:p>
      <text:p text:style-name="P4">
Source: <text:a xlink:type="simple" xlink:href="https://armyinform.com.ua/2023/05/03/nataliya-gumenyuk-rozpovila-pro-prychyny-yaki-narazi-obmezhuyut-spromozhnosti-chornomorskogo-flotu-rf/" text:style-name="Internet_20_link" text:visited-style-name="Visited_20_Internet_20_Link">
https://armyinform.com.ua/2023/05/03/nataliya-gumenyuk-rozpovila-pro-prychyny-yaki-narazi-obmezhuyut-spromozhnosti-chornomorskogo-flotu-rf/</text:a>
</text:p>
      <!--NEWS-->
      <text:h text:style-name="P10" text:outline-level="1">
<text:span text:style-name="T4">
Нам потрібні технології, які б не залишили росіянам жодних сподівань на успіх: Міністр оборони України зустрівся з Президентом Сенату Юти</text:span>
</text:h>
      <text:p text:style-name="P4">
Author: ['АРМІЯINFORM']</text:p>
      <text:p text:style-name="P4">
Time: 2023-05-03T95:00:00-04:00</text:p>
      <text:p text:style-name="P4">
Description: Міністр оборони України Олексій Резніков зустрівся з американською делегацією на чолі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dfd48a6b8b1458eda3cfbae8e3c2f30557f3eeea.jpg" text:style-name="Internet_20_link" text:visited-style-name="Visited_20_Internet_20_Link">
dfd48a6b8b1458eda3cfbae8e3c2f30557f3eeea.jpg</text:a>
', '<text:a xlink:type="simple" xlink:href="https://armyinform.com.ua/wp-content/uploads/2023/05/e93d55b431572d5dabf9ea32d2a5d1052312139f.jpg" text:style-name="Internet_20_link" text:visited-style-name="Visited_20_Internet_20_Link">
e93d55b431572d5dabf9ea32d2a5d1052312139f.jpg</text:a>
', '<text:a xlink:type="simple" xlink:href="https://armyinform.com.ua/wp-content/uploads/2023/05/6e6e701ab2be152d326e6844823d9f4cc7c9db10.jpg" text:style-name="Internet_20_link" text:visited-style-name="Visited_20_Internet_20_Link">
6e6e701ab2be152d326e6844823d9f4cc7c9db10.jpg</text:a>
']</text:p>
      <text:p text:style-name="P4">
Tags: ['МІНІСТР ОБОРОНИ УКРАЇНИ ОЛЕКСІЙ РЕЗНІКОВ']</text:p>
      <text:p text:style-name="P4">
Category: News</text:p>
      <!--METADATA-->
      <text:p text:style-name="P4">
<draw:frame draw:style-name="fr1" draw:name="Image337" text:anchor-type="as-char" svg:width="6.9236in" svg:height="4.258014in" draw:z-index="0">
<draw:image xlink:href="../Images/AРМІЯINFORM/2023-05-03T95-00-00-04-00/dfd48a6b8b1458eda3cfbae8e3c2f30557f3eeea.jpg" xlink:type="simple" xlink:show="embed" xlink:actuate="onLoad" draw:mime-type="image/jpeg"/>
</draw:frame>
</text:p>
      <text:p text:style-name="P4">
Міністр оборони України Олексій Резніков зустрівся з американською делегацієюна чолі з Президентом Сенату штату Юта Стюартом Адамсом та представникамибізнес-асоціації World Trade Center Utah. У зустрічі також взяли участьзаступники Міністра оборони Володимир Гаврилов та Віталій Дейнега.</text:p>
      <text:p text:style-name="P4">
Обговорено актуальні питання двостороннього співробітництва у забезпеченнівідсічі збройної агресії рф та реалізацію спільних проєктів для посиленняспроможностей Сил оборони України.</text:p>
      <text:p text:style-name="P4">
<draw:frame draw:style-name="fr1" draw:name="Image338" text:anchor-type="as-char" svg:width="6.9236in" svg:height="4.848554in" draw:z-index="0">
<draw:image xlink:href="../Images/AРМІЯINFORM/2023-05-03T95-00-00-04-00/e93d55b431572d5dabf9ea32d2a5d1052312139f.jpg" xlink:type="simple" xlink:show="embed" xlink:actuate="onLoad" draw:mime-type="image/jpeg"/>
</draw:frame>
</text:p>
      <text:p text:style-name="P4">
Звертаючись до представників американських комерційних компаній, якіспеціалізуються, зокрема, на розробці безпілотних систем, Олексій Резніковнаголосив, що сьогодні поле бою в Україні - це тестовий полігон для всіхвиробників: як вітчизняних, так й іноземних.</text:p>
      <ul>
        <li>
Нам потрібні такі технології, які б не залишили росіянам жодних сподівань на успіх. Ми зацікавлені у подальшій співпраці з американськими компаніями, розбудові спроможностей, обміні досвідом, щоб завдяки асиметричній перевазі перемогти російського ворога, - сказав Міністр оборони України.</li>
      </ul>
      <text:p text:style-name="P4">
<draw:frame draw:style-name="fr1" draw:name="Image339" text:anchor-type="as-char" svg:width="6.9236in" svg:height="4.638812in" draw:z-index="0">
<draw:image xlink:href="../Images/AРМІЯINFORM/2023-05-03T95-00-00-04-00/6e6e701ab2be152d326e6844823d9f4cc7c9db10.jpg" xlink:type="simple" xlink:show="embed" xlink:actuate="onLoad" draw:mime-type="image/jpeg"/>
</draw:frame>
</text:p>
      <text:p text:style-name="P4">
Стюарт Адамс відзначив героїзм українських захисників та захисниць і запевнив,що Сполучені Штати Америки продовжуватимуть підтримувати Україну у її боротьбіза незалежність та відновлення територіальної цілісності.</text:p>
      <ul>
        <li>
В Україні зараз йде боротьба добра проти зла. Це війна за те, яким буде майбутнє світу, і Європи зокрема. Ми не можемо стояти осторонь, тому готові залучати найкращі компанії для нашого партнерства, - зазначив Стюарт Адамс.</li>
      </ul>
      <text:p text:style-name="P4">
Сторони домовились про реалізацію в найближчій перспективі спільних проєктівщодо посилення оборонних спроможностей України.</text:p>
      <text:p text:style-name="P4">
<text:a xlink:type="simple" xlink:href="https://www.mil.gov.ua/news/2023/05/03/rosiyanam-zhodnih-spodivan-na-uspih-ministr-oboroni-ukraini-zustrivsya-z-prezidentom-senatu-yuti/" text:style-name="Internet_20_link" text:visited-style-name="Visited_20_Internet_20_Link">
Міністерство оборониУкраїни</text:a>
</text:p>
      <text:p text:style-name="P4">
Source: <text:a xlink:type="simple" xlink:href="https://armyinform.com.ua/2023/05/03/nam-potribni-tehnologiyi-yaki-b-ne-zalyshyly-rosiyanam-zhodnyh-spodivan-na-uspih-ministr-oborony-ukrayiny-zustrivsya-z-prezydentom-senatu-yuty/" text:style-name="Internet_20_link" text:visited-style-name="Visited_20_Internet_20_Link">
https://armyinform.com.ua/2023/05/03/nam-potribni-tehnologiyi-yaki-b-ne-zalyshyly-rosiyanam-zhodnyh-spodivan-na-uspih-ministr-oborony-ukrayiny-zustrivsya-z-prezydentom-senatu-yuty/</text:a>
</text:p>
      <!--NEWS-->
      <text:h text:style-name="P10" text:outline-level="1">
<text:span text:style-name="T4">
Ми не атакуємо ані путіна, ані москву — ми захищаємо свої села й міста — Володимир Зеленський</text:span>
</text:h>
      <text:p text:style-name="P4">
Author: ['АРМІЯINFORM']</text:p>
      <text:p text:style-name="P4">
Time: 2023-05-03T96:00:00-04:00</text:p>
      <text:p text:style-name="P4">
Description: Україна не займається атаками на росію чи її Президента, а захищає свою незалежніс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rpplo.jpeg" text:style-name="Internet_20_link" text:visited-style-name="Visited_20_Internet_20_Link">
prpplo.jpeg</text:a>
']</text:p>
      <text:p text:style-name="P4">
Tags: ['STOPRUSSIA', 'АГРЕСІЯ РФ', 'ВОЛОДИМИР ЗЕЛЕНСЬКИЙ', 'ВТОРГНЕННЯ РФ']</text:p>
      <text:p text:style-name="P4">
Category: News</text:p>
      <!--METADATA-->
      <text:p text:style-name="P4">
<draw:frame draw:style-name="fr1" draw:name="Image340" text:anchor-type="as-char" svg:width="6.9236in" svg:height="4.617948in" draw:z-index="0">
<draw:image xlink:href="../Images/AРМІЯINFORM/2023-05-03T96-00-00-04-00/prpplo.jpeg" xlink:type="simple" xlink:show="embed" xlink:actuate="onLoad" draw:mime-type="image/jpeg"/>
</draw:frame>
</text:p>
      <text:p text:style-name="P4">
Україна не займається атаками на росію чи її Президента, а захищає своюнезалежність і територіальну цілісність. Про це<text:a xlink:type="simple" xlink:href="https://www.president.gov.ua/news/volodimir-zelenskij-mi-ne-atakuyemo-ani-putina-ani-moskvu-mi-82633" text:style-name="Internet_20_link" text:visited-style-name="Visited_20_Internet_20_Link">
заявив</text:a>
 Президент Володимир Зеленський підчас спілкування з представниками ЗМІ за результатами саміту Україна — ПівнічнаЄвропа у Гельсінкі.</text:p>
      <text:p text:style-name="P4">
Відповідаючи на запитання журналіста про нещодавній проліт БПЛА над кремлем умоскві, Володимир Зеленський сказав: «Ми не атакуємо ані Путіна, ані Москву.Ми боремося на власній території, захищаємо свої села й міста».</text:p>
      <text:p text:style-name="P4">
Глава держави додав, що Україна відчуває дефіцит зброї для забезпечення своєїоборони, тому українська армія не використовує її деінде, крім поля бою.</text:p>
      <text:p text:style-name="P4">
«Ми не можемо використовувати будь-що і будь-де. Тому ми не атакували путіна.Ми це залишимо трибуналу», — констатував він.</text:p>
      <text:p text:style-name="P4">
Володимир Зеленський висловив переконання, що російський лідер звинувачуєУкраїну в цій буцімто атаці та спробі замаху на нього через те, що росія немає жодних перемог на полі бою у розв’язаній нею війні в Україні. Тож подібнізаяви російський керманич використовує, щоб виправдати продовження агресії.</text:p>
      <text:p text:style-name="P4">
«Він більше не може мотивувати своє суспільство й просто так відправляти насмерть військових. Він більше не може мотивувати свою державу. У нього немаєперемог на полі бою. Друга армія світу програла. Вони неспроможні окупуватиУкраїну. Вони отримали відсіч від нас. Тепер йому потрібно хоч якосьмотивувати цих людей, щоб вони йшли вперед», — сказав Глава Українськоїдержави.</text:p>
      <text:p text:style-name="P4">
«Вони програли цю війну — програли як держава, програли історично… Ось щовідбувається. І тепер йому потрібно робити щось різке — то замахи, то дрони,то у нас були якісь гуси, які їх бомбардували… Тобто вони щодня вигадуватимутьті чи інші кроки», — додав Володимир Зеленський.</text:p>
      <text:p text:style-name="P4">
Водночас Президент зауважив: замість того, щоб вигадувати чергові провокації,російська влада може просто вивести війська з української території й такимчином подолати складну для себе ситуацію.</text:p>
      <text:p text:style-name="P4">
«Не треба нікого залякувати, не треба використовувати зброю — треба вийти знашої території. Абсолютно всі, навіть держави поза НАТО чи поза Євросоюзом нарізних континентах — усі визнають територіальну цілісність України. Тому вийтиз нашої території — це було б рішення. Воно набагато простіше, ніжвикористання різних інформаційних чи будь-яких маніпуляцій», — наголосив Главадержави.</text:p>
      <text:p text:style-name="P4">
Відповідаючи на запитання, чи можуть заяви рф про нібито атаку українськимидронами вплинути на продовження Чорноморської зернової ініціативи, черговийтермін дії якої спливає у травні, Володимир Зеленський зазначив, що не бачитьзацікавленості росії у подовженні її чинності, але має бути зацікавленістьінших сторін.</text:p>
      <text:p text:style-name="P4">
«Ми не шукаємо зацікавленості росії, ми шукаємо виконання домовленості знашими партнерами. Щодо зернової ініціативи, то в нас є чітка домовленість ізАнтоніу Гутеррішем, Генеральним секретарем ООН, і з Президентом ТуреччиниЕрдоганом. Наші домовленості тривають. Ми плануємо продовжити нашу ініціативу.Вони зі свого боку мають розмову з російською стороною, вони повинні з нимипогоджувати продовження цього коридору, який так потрібен іншим країнам світу.Так само, як і багатьом із нас», — резюмував Президент України.</text:p>
      <text:p text:style-name="P4">
Source: <text:a xlink:type="simple" xlink:href="https://armyinform.com.ua/2023/05/03/my-ne-atakuyemo-ani-putina-ani-moskvu-my-zahyshhayemo-svoyi-sela-j-mista-volodymyr-zelenskyj/" text:style-name="Internet_20_link" text:visited-style-name="Visited_20_Internet_20_Link">
https://armyinform.com.ua/2023/05/03/my-ne-atakuyemo-ani-putina-ani-moskvu-my-zahyshhayemo-svoyi-sela-j-mista-volodymyr-zelenskyj/</text:a>
</text:p>
      <!--NEWS-->
      <text:h text:style-name="P10" text:outline-level="1">
<text:span text:style-name="T4">
На Херсонщині окупанти розміщують свої підрозділи поміж приватних будинків</text:span>
</text:h>
      <text:p text:style-name="P4">
Author: ['АРМІЯINFORM']</text:p>
      <text:p text:style-name="P4">
Time: 2023-05-03T97:00:00-04:00</text:p>
      <text:p text:style-name="P4">
Description: Щоб хоч якось убезпечити свій особовий склад від вогневого ураження сил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okupanty-na-donechchyni.-ilyustratyvne-foto.jpg" text:style-name="Internet_20_link" text:visited-style-name="Visited_20_Internet_20_Link">
okupanty-na-donechchyni.-ilyustratyvne-foto.jpg</text:a>
']</text:p>
      <text:p text:style-name="P4">
Tags: ['STOPRUSSIA', 'АГРЕСІЯ РФ', 'ВТОРГНЕННЯ РФ', 'ГШ ЗСУ', 'ОПЕРАТИВНА ІНФОРМАЦІЯ']</text:p>
      <text:p text:style-name="P4">
Category: News</text:p>
      <!--METADATA-->
      <text:p text:style-name="P4">
<draw:frame draw:style-name="fr1" draw:name="Image341" text:anchor-type="as-char" svg:width="6.9236in" svg:height="4.615733in" draw:z-index="0">
<draw:image xlink:href="../Images/AРМІЯINFORM/2023-05-03T97-00-00-04-00/okupanty-na-donechchyni.-ilyustratyvne-foto.jpg" xlink:type="simple" xlink:show="embed" xlink:actuate="onLoad" draw:mime-type="image/jpeg"/>
</draw:frame>
 Окупанти на Донеччині. Ілюстративне фото<text:span text:style-name="T4">
🔥 Ситуація щодо російського вторгнення</text:span>
</text:p>
      <text:p text:style-name="P4">
Щоб хоч якось убезпечити свій особовий склад від вогневого ураження силоборони України, на тимчасово захоплених територіях противник і надалі цинічновикористовує місцеве населення. У населених пунктах Каховського районуросійські загарбники поміж приватних будинків місцевих жителів розміщують своїпідрозділи.</text:p>
      <text:p text:style-name="P4">
Про це у Facebook<text:a xlink:type="simple" xlink:href="https://www.facebook.com/GeneralStaff.ua/posts/pfbid02yM9WCQsK5sDmFjR4GCs2yPfwr2xTWTY2c6EzfHGouEnTeJyvBWBrbomHcQbPhkLKl" text:style-name="Internet_20_link" text:visited-style-name="Visited_20_Internet_20_Link">
повідомляє</text:a>
Генеральний штаб ЗСУ.</text:p>
      <text:p text:style-name="P4">
«На Запорізькому та Херсонському напрямках окупанти обороняються. ОбстрілялиВремівку, Новосілку та Новопіль Донецької області; Гуляйполе, Малу Токмачку,Новоданилівку, Оріхів, Новоандріївку та Кам’янське Запорізької області;Капулівку на Дніпропетровщині; Антонівку та місто Херсон», — йдеться уповідомленні.</text:p>
      <text:p text:style-name="P4">
Source: <text:a xlink:type="simple" xlink:href="https://armyinform.com.ua/2023/05/03/na-hersonshhyni-okupanty-rozmishhuyut-svoyi-pidrozdily-pomizh-pryvatnyh-budynkiv/" text:style-name="Internet_20_link" text:visited-style-name="Visited_20_Internet_20_Link">
https://armyinform.com.ua/2023/05/03/na-hersonshhyni-okupanty-rozmishhuyut-svoyi-pidrozdily-pomizh-pryvatnyh-budynkiv/</text:a>
</text:p>
      <!--NEWS-->
      <text:h text:style-name="P10" text:outline-level="1">
<text:span text:style-name="T4">
Наші воїни цієї доби знищили 5 російських БПЛА різних типів та «Ланцет»</text:span>
</text:h>
      <text:p text:style-name="P4">
Author: ['АРМІЯINFORM']</text:p>
      <text:p text:style-name="P4">
Time: 2023-05-03T98:00:00-04:00</text:p>
      <text:p text:style-name="P4">
Description: Цієї доби, вночі, противник завдав чергового масованого удару по території наш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9-1-2.jpg" text:style-name="Internet_20_link" text:visited-style-name="Visited_20_Internet_20_Link">
9-1-2.jpg</text:a>
']</text:p>
      <text:p text:style-name="P4">
Tags: ['STOPRUSSIA', 'АГРЕСІЯ РФ', 'ВІЙНА', 'ВТОРГНЕННЯ РФ', 'ГШ ЗСУ', 'ХРОНІКА ОБОРОНИ']</text:p>
      <text:p text:style-name="P4">
Category: News</text:p>
      <!--METADATA-->
      <text:p text:style-name="P4">
<draw:frame draw:style-name="fr1" draw:name="Image342" text:anchor-type="as-char" svg:width="6.9236in" svg:height="5.1927in" draw:z-index="0">
<draw:image xlink:href="../Images/AРМІЯINFORM/2023-05-03T98-00-00-04-00/9-1-2.jpg" xlink:type="simple" xlink:show="embed" xlink:actuate="onLoad" draw:mime-type="image/jpeg"/>
</draw:frame>
 <text:span text:style-name="T4">
🔥Ситуація щодо російського вторгнення</text:span>
</text:p>
      <text:p text:style-name="P4">
Цієї доби, вночі, противник завдав чергового масованого удару по територіїнашої кпаїни, застосувавши ударні БПЛА «Shahed-136/131». 21 із 26 цих дронівзнищено нашими захисниками.</text:p>
      <text:p text:style-name="P4">
Про це у Facebook<text:a xlink:type="simple" xlink:href="https://www.facebook.com/GeneralStaff.ua/posts/pfbid02yM9WCQsK5sDmFjR4GCs2yPfwr2xTWTY2c6EzfHGouEnTeJyvBWBrbomHcQbPhkLKl" text:style-name="Internet_20_link" text:visited-style-name="Visited_20_Internet_20_Link">
повідомляє</text:a>
Генеральний штаб ЗСУ.</text:p>
      <text:p text:style-name="P4">
Авіація Сил оборони за добу завдала трьох ударів по районах зосередженняособового складу противника.</text:p>
      <text:p text:style-name="P4">
Крім того, протягом цієї доби, наші захисники знищили 5 розвідувальних БПЛАрізних типів та один баражуючий боєприпас «Ланцет». Підрозділи ракетних війські артилерії уразили район зосередження живої сили та склад боєприпасівпротивника.</text:p>
      <text:p text:style-name="P4">
Source: <text:a xlink:type="simple" xlink:href="https://armyinform.com.ua/2023/05/03/nashi-voyiny-cziyeyi-doby-znyshhyly-5-rosijskyh-bpla-riznyh-typiv-ta-lanczet/" text:style-name="Internet_20_link" text:visited-style-name="Visited_20_Internet_20_Link">
https://armyinform.com.ua/2023/05/03/nashi-voyiny-cziyeyi-doby-znyshhyly-5-rosijskyh-bpla-riznyh-typiv-ta-lanczet/</text:a>
</text:p>
      <!--NEWS-->
      <text:h text:style-name="P10" text:outline-level="1">
<text:span text:style-name="T4">
Коротко. Війна. День 434. Відеодайджест</text:span>
</text:h>
      <text:p text:style-name="P4">
Author: ['АРМІЯINFORM']</text:p>
      <text:p text:style-name="P4">
Time: 2023-05-03T99:00:00-04:00</text:p>
      <text:p text:style-name="P4">
Description: Джерело: Генеральний штаб ЗС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ДЕОДАЙДЖЕСТ', 'ВТОРГНЕННЯ РФ', 'ГШ ЗСУ']</text:p>
      <text:p text:style-name="P4">
Category: News</text:p>
      <!--METADATA-->
      <text:p text:style-name="P4">
Джерело: <text:a xlink:type="simple" xlink:href="https://www.facebook.com/GeneralStaff.ua/videos/897082798044843/" text:style-name="Internet_20_link" text:visited-style-name="Visited_20_Internet_20_Link">
Генеральний штаб ЗСУкраїни</text:a>
</text:p>
      <text:p text:style-name="P4">
Source: <text:a xlink:type="simple" xlink:href="https://armyinform.com.ua/2023/05/03/korotko-vijna-den-434-videodajdzhest/" text:style-name="Internet_20_link" text:visited-style-name="Visited_20_Internet_20_Link">
https://armyinform.com.ua/2023/05/03/korotko-vijna-den-434-videodajdzhest/</text:a>
</text:p>
      <!--NEWS-->
      <text:h text:style-name="P10" text:outline-level="1">
<text:span text:style-name="T4">
Байден до Дня свободи преси нагадав, що журналістика - першооснова вільного суспільства</text:span>
</text:h>
      <text:p text:style-name="P4">
Authors: Ukrinform (Person)</text:p>
      <text:p text:style-name="P4">
Publisher: Укринформ (Organization)</text:p>
      <text:p text:style-name="P4">
Published Time: 2023-05-04T-31:29:00+03:00</text:p>
      <text:p text:style-name="P4">
Modified Time: 2023-05-04T00:29:00+03:00</text:p>
      <text:p text:style-name="P4">
Description: Президент США наголосив, що жоден журналіст у світі не має ризикувати своїм життям у пошуках правди. — Укрінформ.</text:p>
      <text:p text:style-name="P4">
Images: ["<text:a xlink:type="simple" xlink:href="https://static.ukrinform.com/photos/2023_02/thumb_files/630_360_1677001506-454.jpg" text:style-name="Internet_20_link" text:visited-style-name="Visited_20_Internet_20_Link">
630_360_16770...</text:a>
"]</text:p>
      <text:p text:style-name="P4">
Tags: ['Байден', 'США', 'Журналіст', 'Свобода преси']</text:p>
      <text:p text:style-name="P4">
Type: Article</text:p>
      <!--METADATA-->
      <text:p text:style-name="P4">
<draw:frame draw:style-name="fr1" draw:name="Image343" text:anchor-type="as-char" svg:width="6.9236in" svg:height="3.956343in" draw:z-index="0">
<draw:image xlink:href="../Images/yкринформ/2023-05-04T-31-29-00-03-00/630_360_1677001506-454.jpg" xlink:type="simple" xlink:show="embed" xlink:actuate="onLoad" draw:mime-type="image/jpeg"/>
</draw:frame>
 ПрезидентСША наголосив, що жоден журналіст у світі не має ризикувати своїм життям упошуках правди.</text:p>
      <text:p text:style-name="P4">
Про це Джо Байден заявив з нагоди Всесвітнього дня свободи преси, передаєУкрінформ із <text:a xlink:type="simple" xlink:href="https://ua.usembassy.gov/uk/statement-from-president-joe-biden-on-the-occasion-of-world-press-freedom-day-2023/" text:style-name="Internet_20_link" text:visited-style-name="Visited_20_Internet_20_Link">
 </text:a>
 на посольство США в Україні.</text:p>
      <text:p text:style-name="P4">
«Журналістика – це не злочин – вона є першоосновою вільного суспільства.Відзначаючи 30-ту річницю Всесвітнього дня свободи преси, ми вшановуємо всіхжурналістів, репортерів та працівників ЗМІ, які відважно прагнуть правди. І мизнову підтверджуємо нашу обітницю притягнути до відповідальності всіх тих, хтонамагається заглушити ці голоси, необхідні для прозорого і гідного довіриврядування», - сказав президент США.</text:p>
      <text:p text:style-name="P4">
Він наголосив, що вільна преса є основою демократії. Вона дає можливість урядуі суспільству бути самокритичними і самовиправлятися. А також інформує,просвіщає, викриває і виявляє та служить охоронцем правди.</text:p>
      <text:p text:style-name="P4">
<text:span text:style-name="T4">
Читайте також:</text:span>
 <text:a xlink:type="simple" xlink:href="https://www.ukrinform.ua/rubric-society/3703772-3-travna-vsesvitnij-den-svobodi-presi-ak-iz-cim-u-vouucij-ukraini.html" text:style-name="Internet_20_link" text:visited-style-name="Visited_20_Internet_20_Link">
 <text:span text:style-name="T4">
свободи</text:span>
 <text:span text:style-name="T4">
преси</text:span>
 </text:a>
</text:p>
      <text:p text:style-name="P4">
«Жоден журналіст – американський чи ні – не повинен ризикувати своїм життям тапрожитком в пошуках такої правди. Еван Гершкович і Остін Тайс тяжіють надмоїми думками сьогодні. Жодна сім’я не повинна переживати той біль, який, ябачив, переживають їхні родини. Але в занадто багатьох місцях по всьому світуавтократи та їхні поплічники продовжують придушувати вільні та незалежні ЗМІвдаючись до цензури, розправ, погроз, судових позовів, цькування,дезінформації, затримань і фізичних нападів», - заявив американський лідер.</text:p>
      <text:p text:style-name="P4">
За його словами, відважні <text:a xlink:type="simple" xlink:href="https://www.ukrinform.ua/tag-zurnalist" text:style-name="Internet_20_link" text:visited-style-name="Visited_20_Internet_20_Link">
 </text:a>
 повсьому світу демонструють знову й знову, що їх не змусять замовкнути і їх незалякати. Сполучені Штати бачать їх і підтримують їх.</text:p>
      <text:p text:style-name="P4">
Саме тому США надають більше ресурсів, ніж будь-коли, на підтримку тренінгів зцифрової та фізичної безпеки для журналістів, зазначив Байден. Адже жоденрепортер не повинен боятися за своє життя через роботу, яку він виконує.</text:p>
      <text:p text:style-name="P4">
<text:span text:style-name="T4">
Читайте також:</text:span>
 <text:a xlink:type="simple" xlink:href="https://www.ukrinform.ua/rubric-society/3704037-pravda-nemozliva-bez-svobodi-zelenska-podakuvala-zurnalistam-za-rozvincuvanna-fejkiv-rf.html" text:style-name="Internet_20_link" text:visited-style-name="Visited_20_Internet_20_Link">
 </text:a>
</text:p>
      <text:p text:style-name="P4">
«Ми також працюємо з партнерами по всьому світу, щоб запустити новий фонд,спрямований на забезпечення адвокатського захисту для журналістів. І минадаємо фінансування на підтримку Ініціативі зі сприяння інформаційнійчесності та стійкості, яка допоможе підтримати вільні та незалежні ЗМІ,зміцнити глобальну інформаційну чесність і допоможе журналістам виконуватисвою роботу якомога безпечніше», - зазначив глава Білого дому.</text:p>
      <text:p text:style-name="P4">
Він наголосив, що необхідно виступити проти тих, хто хоче змусити журналістівзамовкнути. «І нам всім необхідно і далі підтримувати вільну пресу, якавідіграє важливу роль для нашої демократії та демократій у всьому світі», -резюмував президент США.</text:p>
      <text:p text:style-name="P4">
Як відомо, Всесвітній день свободи преси відзначається щороку 3 травня,починаючи з 1992 року.</text:p>
      <text:p text:style-name="P4">
<text:span text:style-name="T5">
Фото: PAP</text:span>
</text:p>
      <text:p text:style-name="P4">
Source: <text:a xlink:type="simple" xlink:href="https://www.ukrinform.ua/rubric-world/3704424-bajden-do-dna-svobodi-presi-nagadav-so-zurnalistika-persoosnova-vilnogo-suspilstva.html" text:style-name="Internet_20_link" text:visited-style-name="Visited_20_Internet_20_Link">
https://www.ukrinform.ua/rubric-world/3704424-bajden-do-dna-svobodi-presi-nagadav-so-zurnalistika-persoosnova-vilnogo-suspilstva.html</text:a>
</text:p>
      <!--NEWS-->
      <text:h text:style-name="P10" text:outline-level="1">
<text:span text:style-name="T4">
У США невідомий зчинив стрілянину у центрі Атланти, загинула людина</text:span>
</text:h>
      <text:p text:style-name="P4">
Authors: Ukrinform (Person)</text:p>
      <text:p text:style-name="P4">
Publisher: Укринформ (Organization)</text:p>
      <text:p text:style-name="P4">
Published Time: 2023-05-04T-33:10:00+03:00</text:p>
      <text:p text:style-name="P4">
Modified Time: 2023-05-04T00:10:00+03:00</text:p>
      <text:p text:style-name="P4">
Description: У центрі Атланти, що на південному сході США, унаслідок стрілянини у будівлі одна людина загинула і троє зазнали поранень. — Укрінформ.</text:p>
      <text:p text:style-name="P4">
Images: ["<text:a xlink:type="simple" xlink:href="https://static.ukrinform.com/photos/2016_08/thumb_files/630_360_1470531285-6777.jpg" text:style-name="Internet_20_link" text:visited-style-name="Visited_20_Internet_20_Link">
630_360_14705...</text:a>
"]</text:p>
      <text:p text:style-name="P4">
Tags: ['Поліція', 'США', 'Стрілянина']</text:p>
      <text:p text:style-name="P4">
Type: Article</text:p>
      <!--METADATA-->
      <text:p text:style-name="P4">
<draw:frame draw:style-name="fr1" draw:name="Image344" text:anchor-type="as-char" svg:width="6.9236in" svg:height="3.956343in" draw:z-index="0">
<draw:image xlink:href="../Images/yкринформ/2023-05-04T-33-10-00-03-00/630_360_1470531285-6777.jpg" xlink:type="simple" xlink:show="embed" xlink:actuate="onLoad" draw:mime-type="image/jpeg"/>
</draw:frame>
 У центріАтланти, що на південному сході США, унаслідок стрілянини у будівлі одналюдина загинула і троє зазнали поранень.</text:p>
      <text:p text:style-name="P4">
Про це повідомляє <text:a xlink:type="simple" xlink:href="https://eu.usatoday.com/story/news/nation/2023/05/03/atlanta-midtown-shooting-updates/70179600007/" text:style-name="Internet_20_link" text:visited-style-name="Visited_20_Internet_20_Link">
</text:a>
 , передає Укрінформ.</text:p>
      <text:p text:style-name="P4">
Як зазначається, невідомий чоловік влаштував стрілянину у будівлі в центріміста. Троє поранених доправлені в лікарню, одна людина померла на місці.</text:p>
      <text:p text:style-name="P4">
<text:span text:style-name="T4">
Читайте також:</text:span>
 <text:a xlink:type="simple" xlink:href="https://www.ukrinform.ua/rubric-world/3702912-u-portugalii-stalas-masova-strilanina.html" text:style-name="Internet_20_link" text:visited-style-name="Visited_20_Internet_20_Link">
 <text:span text:style-name="T4">
стрілянин</text:span>
 </text:a>
</text:p>
      <text:p text:style-name="P4">
Поліцейські наразі розшукують підозрюваного і можливих інших жертв. Особустрільця не встановлено.</text:p>
      <text:p text:style-name="P4">
У поліції також зазначили, що після інциденту, описаного як "ситуація зактивним стрільцем", більше не було жодних пострілів.</text:p>
      <text:p text:style-name="P4">
Через інцидент перекрито низку вулиць у центрі Атланти, закрито прилеглішколи.</text:p>
      <text:p text:style-name="P4">
<text:span text:style-name="T4">
Читайте також:</text:span>
 <text:a xlink:type="simple" xlink:href="https://www.ukrinform.ua/rubric-world/3702542-u-tehasi-stalasa-strilanina-v-budinku-patero-zagiblih.html" text:style-name="Internet_20_link" text:visited-style-name="Visited_20_Internet_20_Link">
 <text:span text:style-name="T4">
стрілянин</text:span>
 </text:a>
</text:p>
      <text:p text:style-name="P4">
Як повідомлялося, 3 травня <text:a xlink:type="simple" xlink:href="https://www.ukrinform.ua/rubric-world/3704212-strilanina-u-skoli-belgrada-napadnik-zazdalegid-splanuvav-napad.html" text:style-name="Internet_20_link" text:visited-style-name="Visited_20_Internet_20_Link">
 </text:a>
 . Поліція заарештувала 14-річного учня школи «Владислав Рібнікар»у центрі Белграда у зв'язку з нападом.</text:p>
      <text:p text:style-name="P4">
Source: <text:a xlink:type="simple" xlink:href="https://www.ukrinform.ua/rubric-world/3704410-u-ssa-nevidomij-vlastuvav-strilaninu-u-centri-atlanti-zaginula-ludina.html" text:style-name="Internet_20_link" text:visited-style-name="Visited_20_Internet_20_Link">
https://www.ukrinform.ua/rubric-world/3704410-u-ssa-nevidomij-vlastuvav-strilaninu-u-centri-atlanti-zaginula-ludina.html</text:a>
</text:p>
      <!--NEWS-->
      <text:h text:style-name="P10" text:outline-level="1">
<text:span text:style-name="T4">
АПЛ. «Манчестер Сіті» повернувся у лідери, «Ліверпуль» обіграв «Фулгем»</text:span>
</text:h>
      <text:p text:style-name="P4">
Authors: Ukrinform (Person)</text:p>
      <text:p text:style-name="P4">
Publisher: Укринформ (Organization)</text:p>
      <text:p text:style-name="P4">
Published Time: 2023-05-04T-35:00:00+03:00</text:p>
      <text:p text:style-name="P4">
Modified Time: 2023-05-04T00:00:00+03:00</text:p>
      <text:p text:style-name="P4">
Description: В Англійській прем'єр-лізі (АПЛ) відбулися чергові матчі футбольного чемпіонату. — Укрінформ.</text:p>
      <text:p text:style-name="P4">
Images: ["<text:a xlink:type="simple" xlink:href="https://static.ukrinform.com/photos/2023_05/thumb_files/630_360_1683147609-231.jpg" text:style-name="Internet_20_link" text:visited-style-name="Visited_20_Internet_20_Link">
630_360_16831...</text:a>
"]</text:p>
      <text:p text:style-name="P4">
Tags: ['Футбол', 'Манчестер Сіті', 'Ліверпуль', 'АПЛ']</text:p>
      <text:p text:style-name="P4">
Type: Article</text:p>
      <!--METADATA-->
      <text:p text:style-name="P4">
<draw:frame draw:style-name="fr1" draw:name="Image345" text:anchor-type="as-char" svg:width="6.9236in" svg:height="3.956343in" draw:z-index="0">
<draw:image xlink:href="../Images/yкринформ/2023-05-04T-35-00-00-03-00/630_360_1683147609-231.jpg" xlink:type="simple" xlink:show="embed" xlink:actuate="onLoad" draw:mime-type="image/jpeg"/>
</draw:frame>
 ВАнглійській прем'єр-лізі (АПЛ) відбулися чергові матчі футбольного чемпіонату.</text:p>
      <text:p text:style-name="P4">
«Манчестер Сіті» на домашньому «Етіхад Стедіум» з рахунком 3:0 розгромивлондонський «Вест Гем» і повернувся у лідери першості, передає Укрінформ.</text:p>
      <text:p text:style-name="P4">
Перемогу «містянам» принесли голи Нейтана Аке (50-та хвилина), Ерлінга Голанда(70) та Філа Фодена (85).</text:p>
      <text:p text:style-name="P4">
<text:span text:style-name="T4">
Читайте також:</text:span>
 <text:a xlink:type="simple" xlink:href="https://www.ukrinform.ua/rubric-sports/3703884-apl-arsenal-iz-zincenkom-peregrav-celsi-mudrika.html" text:style-name="Internet_20_link" text:visited-style-name="Visited_20_Internet_20_Link">
 <text:span text:style-name="T4">
Арсенал</text:span>
 </text:a>
</text:p>
      <text:p text:style-name="P4">
У паралельному матчі ігрового дня «Ліверпуль» завдяки Мохамеду Салаху, якийреалізував пенальті на 39-й хвилині, обіграв «Фулгем» - 1:0.</text:p>
      <text:p text:style-name="P4">
В активі «Манчестер Сіті» - 79 очок. Другим у турнірній таблиці АПЛ йде«Арсенал» (78), в якого на гру більше.</text:p>
      <text:p text:style-name="P4">
Фото: AFP.</text:p>
      <text:p text:style-name="P4">
Source: <text:a xlink:type="simple" xlink:href="https://www.ukrinform.ua/rubric-sports/3704423-apl-mancester-siti-povernuvsa-u-lideri-liverpul-obigrav-fulgem.html" text:style-name="Internet_20_link" text:visited-style-name="Visited_20_Internet_20_Link">
https://www.ukrinform.ua/rubric-sports/3704423-apl-mancester-siti-povernuvsa-u-lideri-liverpul-obigrav-fulgem.html</text:a>
</text:p>
      <!--NEWS-->
      <text:h text:style-name="P10" text:outline-level="1">
<text:span text:style-name="T4">
АПЛ. «Манчестер Сіті» повернувся у лідери, «Ліверпуль» обіграв «Фулгем»</text:span>
</text:h>
      <text:p text:style-name="P4">
Authors: Ukrinform (Person)</text:p>
      <text:p text:style-name="P4">
Publisher: Укринформ (Organization)</text:p>
      <text:p text:style-name="P4">
Published Time: 2023-05-04T00:00:00+03:00</text:p>
      <text:p text:style-name="P4">
Modified Time: 2023-05-04T00:00:00+03:00</text:p>
      <text:p text:style-name="P4">
Description: В Англійській прем'єр-лізі (АПЛ) відбулися чергові матчі футбольного чемпіонату. — Укрінформ.</text:p>
      <text:p text:style-name="P4">
Images: ["<text:a xlink:type="simple" xlink:href="https://static.ukrinform.com/photos/2023_05/thumb_files/630_360_1683147609-231.jpg" text:style-name="Internet_20_link" text:visited-style-name="Visited_20_Internet_20_Link">
630_360_16831...</text:a>
"]</text:p>
      <text:p text:style-name="P4">
Tags: ['Футбол', 'Манчестер Сіті', 'Ліверпуль', 'АПЛ']</text:p>
      <text:p text:style-name="P4">
Type: Article</text:p>
      <!--METADATA-->
      <text:p text:style-name="P4">
<draw:frame draw:style-name="fr1" draw:name="Image346" text:anchor-type="as-char" svg:width="6.9236in" svg:height="3.956343in" draw:z-index="0">
<draw:image xlink:href="../Images/yкринформ/2023-05-04T00-00-00-03-00/630_360_1683147609-231.jpg" xlink:type="simple" xlink:show="embed" xlink:actuate="onLoad" draw:mime-type="image/jpeg"/>
</draw:frame>
 ВАнглійській прем'єр-лізі (АПЛ) відбулися чергові матчі футбольного чемпіонату.</text:p>
      <text:p text:style-name="P4">
«Манчестер Сіті» на домашньому «Етіхад Стедіум» з рахунком 3:0 розгромивлондонський «Вест Гем» і повернувся у лідери першості, передає Укрінформ.</text:p>
      <text:p text:style-name="P4">
Перемогу «містянам» принесли голи Нейтана Аке (50-та хвилина), Ерлінга Голанда(70) та Філа Фодена (85).</text:p>
      <text:p text:style-name="P4">
<text:span text:style-name="T4">
Читайте також:</text:span>
 <text:a xlink:type="simple" xlink:href="https://www.ukrinform.ua/rubric-sports/3703884-apl-arsenal-iz-zincenkom-peregrav-celsi-mudrika.html" text:style-name="Internet_20_link" text:visited-style-name="Visited_20_Internet_20_Link">
 <text:span text:style-name="T4">
Арсенал</text:span>
 </text:a>
</text:p>
      <text:p text:style-name="P4">
У паралельному матчі ігрового дня «Ліверпуль» завдяки Мохамеду Салаху, якийреалізував пенальті на 39-й хвилині, обіграв «Фулгем» - 1:0.</text:p>
      <text:p text:style-name="P4">
В активі «Манчестер Сіті» - 79 очок. Другим у турнірній таблиці АПЛ йде«Арсенал» (78), в якого на гру більше.</text:p>
      <text:p text:style-name="P4">
Фото: AFP.</text:p>
      <text:p text:style-name="P4">
Source: <text:a xlink:type="simple" xlink:href="https://www.ukrinform.ua/rubric-sports/3704423-apl-mancester-siti-povernuvsa-u-lideri-liverpul-obigrav-fulgem.html" text:style-name="Internet_20_link" text:visited-style-name="Visited_20_Internet_20_Link">
https://www.ukrinform.ua/rubric-sports/3704423-apl-mancester-siti-povernuvsa-u-lideri-liverpul-obigrav-fulgem.html</text:a>
</text:p>
      <!--NEWS-->
      <text:h text:style-name="P10" text:outline-level="1">
<text:span text:style-name="T4">
У США невідомий зчинив стрілянину у центрі Атланти, загинула людина</text:span>
</text:h>
      <text:p text:style-name="P4">
Authors: Ukrinform (Person)</text:p>
      <text:p text:style-name="P4">
Publisher: Укринформ (Organization)</text:p>
      <text:p text:style-name="P4">
Published Time: 2023-05-04T00:10:00+03:00</text:p>
      <text:p text:style-name="P4">
Modified Time: 2023-05-04T00:10:00+03:00</text:p>
      <text:p text:style-name="P4">
Description: У центрі Атланти, що на південному сході США, унаслідок стрілянини у будівлі одна людина загинула і троє зазнали поранень. — Укрінформ.</text:p>
      <text:p text:style-name="P4">
Images: ["<text:a xlink:type="simple" xlink:href="https://static.ukrinform.com/photos/2016_08/thumb_files/630_360_1470531285-6777.jpg" text:style-name="Internet_20_link" text:visited-style-name="Visited_20_Internet_20_Link">
630_360_14705...</text:a>
"]</text:p>
      <text:p text:style-name="P4">
Tags: ['Поліція', 'США', 'Стрілянина']</text:p>
      <text:p text:style-name="P4">
Type: Article</text:p>
      <!--METADATA-->
      <text:p text:style-name="P4">
<draw:frame draw:style-name="fr1" draw:name="Image347" text:anchor-type="as-char" svg:width="6.9236in" svg:height="3.956343in" draw:z-index="0">
<draw:image xlink:href="../Images/yкринформ/2023-05-04T00-10-00-03-00/630_360_1470531285-6777.jpg" xlink:type="simple" xlink:show="embed" xlink:actuate="onLoad" draw:mime-type="image/jpeg"/>
</draw:frame>
 У центріАтланти, що на південному сході США, унаслідок стрілянини у будівлі одналюдина загинула і троє зазнали поранень.</text:p>
      <text:p text:style-name="P4">
Про це повідомляє <text:a xlink:type="simple" xlink:href="https://eu.usatoday.com/story/news/nation/2023/05/03/atlanta-midtown-shooting-updates/70179600007/" text:style-name="Internet_20_link" text:visited-style-name="Visited_20_Internet_20_Link">
</text:a>
 , передає Укрінформ.</text:p>
      <text:p text:style-name="P4">
Як зазначається, невідомий чоловік влаштував стрілянину у будівлі в центріміста. Троє поранених доправлені в лікарню, одна людина померла на місці.</text:p>
      <text:p text:style-name="P4">
<text:span text:style-name="T4">
Читайте також:</text:span>
 <text:a xlink:type="simple" xlink:href="https://www.ukrinform.ua/rubric-world/3702912-u-portugalii-stalas-masova-strilanina.html" text:style-name="Internet_20_link" text:visited-style-name="Visited_20_Internet_20_Link">
 <text:span text:style-name="T4">
стрілянин</text:span>
 </text:a>
</text:p>
      <text:p text:style-name="P4">
Поліцейські наразі розшукують підозрюваного і можливих інших жертв. Особустрільця не встановлено.</text:p>
      <text:p text:style-name="P4">
У поліції також зазначили, що після інциденту, описаного як "ситуація зактивним стрільцем", більше не було жодних пострілів.</text:p>
      <text:p text:style-name="P4">
Через інцидент перекрито низку вулиць у центрі Атланти, закрито прилеглішколи.</text:p>
      <text:p text:style-name="P4">
<text:span text:style-name="T4">
Читайте також:</text:span>
 <text:a xlink:type="simple" xlink:href="https://www.ukrinform.ua/rubric-world/3702542-u-tehasi-stalasa-strilanina-v-budinku-patero-zagiblih.html" text:style-name="Internet_20_link" text:visited-style-name="Visited_20_Internet_20_Link">
 <text:span text:style-name="T4">
стрілянин</text:span>
 </text:a>
</text:p>
      <text:p text:style-name="P4">
Як повідомлялося, 3 травня <text:a xlink:type="simple" xlink:href="https://www.ukrinform.ua/rubric-world/3704212-strilanina-u-skoli-belgrada-napadnik-zazdalegid-splanuvav-napad.html" text:style-name="Internet_20_link" text:visited-style-name="Visited_20_Internet_20_Link">
 </text:a>
 . Поліція заарештувала 14-річного учня школи «Владислав Рібнікар»у центрі Белграда у зв'язку з нападом.</text:p>
      <text:p text:style-name="P4">
Source: <text:a xlink:type="simple" xlink:href="https://www.ukrinform.ua/rubric-world/3704410-u-ssa-nevidomij-vlastuvav-strilaninu-u-centri-atlanti-zaginula-ludina.html" text:style-name="Internet_20_link" text:visited-style-name="Visited_20_Internet_20_Link">
https://www.ukrinform.ua/rubric-world/3704410-u-ssa-nevidomij-vlastuvav-strilaninu-u-centri-atlanti-zaginula-ludina.html</text:a>
</text:p>
      <!--NEWS-->
      <text:h text:style-name="P10" text:outline-level="1">
<text:span text:style-name="T4">
Байден до Дня свободи преси нагадав, що журналістика - першооснова вільного суспільства</text:span>
</text:h>
      <text:p text:style-name="P4">
Authors: Ukrinform (Person)</text:p>
      <text:p text:style-name="P4">
Publisher: Укринформ (Organization)</text:p>
      <text:p text:style-name="P4">
Published Time: 2023-05-04T00:29:00+03:00</text:p>
      <text:p text:style-name="P4">
Modified Time: 2023-05-04T00:29:00+03:00</text:p>
      <text:p text:style-name="P4">
Description: Президент США наголосив, що жоден журналіст у світі не має ризикувати своїм життям у пошуках правди. — Укрінформ.</text:p>
      <text:p text:style-name="P4">
Images: ["<text:a xlink:type="simple" xlink:href="https://static.ukrinform.com/photos/2023_02/thumb_files/630_360_1677001506-454.jpg" text:style-name="Internet_20_link" text:visited-style-name="Visited_20_Internet_20_Link">
630_360_16770...</text:a>
"]</text:p>
      <text:p text:style-name="P4">
Tags: ['Байден', 'США', 'Журналіст', 'Свобода преси']</text:p>
      <text:p text:style-name="P4">
Type: Article</text:p>
      <!--METADATA-->
      <text:p text:style-name="P4">
<draw:frame draw:style-name="fr1" draw:name="Image348" text:anchor-type="as-char" svg:width="6.9236in" svg:height="3.956343in" draw:z-index="0">
<draw:image xlink:href="../Images/yкринформ/2023-05-04T00-29-00-03-00/630_360_1677001506-454.jpg" xlink:type="simple" xlink:show="embed" xlink:actuate="onLoad" draw:mime-type="image/jpeg"/>
</draw:frame>
 ПрезидентСША наголосив, що жоден журналіст у світі не має ризикувати своїм життям упошуках правди.</text:p>
      <text:p text:style-name="P4">
Про це Джо Байден заявив з нагоди Всесвітнього дня свободи преси, передаєУкрінформ із <text:a xlink:type="simple" xlink:href="https://ua.usembassy.gov/uk/statement-from-president-joe-biden-on-the-occasion-of-world-press-freedom-day-2023/" text:style-name="Internet_20_link" text:visited-style-name="Visited_20_Internet_20_Link">
 </text:a>
 на посольство США в Україні.</text:p>
      <text:p text:style-name="P4">
«Журналістика – це не злочин – вона є першоосновою вільного суспільства.Відзначаючи 30-ту річницю Всесвітнього дня свободи преси, ми вшановуємо всіхжурналістів, репортерів та працівників ЗМІ, які відважно прагнуть правди. І мизнову підтверджуємо нашу обітницю притягнути до відповідальності всіх тих, хтонамагається заглушити ці голоси, необхідні для прозорого і гідного довіриврядування», - сказав президент США.</text:p>
      <text:p text:style-name="P4">
Він наголосив, що вільна преса є основою демократії. Вона дає можливість урядуі суспільству бути самокритичними і самовиправлятися. А також інформує,просвіщає, викриває і виявляє та служить охоронцем правди.</text:p>
      <text:p text:style-name="P4">
<text:span text:style-name="T4">
Читайте також:</text:span>
 <text:a xlink:type="simple" xlink:href="https://www.ukrinform.ua/rubric-society/3703772-3-travna-vsesvitnij-den-svobodi-presi-ak-iz-cim-u-vouucij-ukraini.html" text:style-name="Internet_20_link" text:visited-style-name="Visited_20_Internet_20_Link">
 <text:span text:style-name="T4">
свободи</text:span>
 <text:span text:style-name="T4">
преси</text:span>
 </text:a>
</text:p>
      <text:p text:style-name="P4">
«Жоден журналіст – американський чи ні – не повинен ризикувати своїм життям тапрожитком в пошуках такої правди. Еван Гершкович і Остін Тайс тяжіють надмоїми думками сьогодні. Жодна сім’я не повинна переживати той біль, який, ябачив, переживають їхні родини. Але в занадто багатьох місцях по всьому світуавтократи та їхні поплічники продовжують придушувати вільні та незалежні ЗМІвдаючись до цензури, розправ, погроз, судових позовів, цькування,дезінформації, затримань і фізичних нападів», - заявив американський лідер.</text:p>
      <text:p text:style-name="P4">
За його словами, відважні <text:a xlink:type="simple" xlink:href="https://www.ukrinform.ua/tag-zurnalist" text:style-name="Internet_20_link" text:visited-style-name="Visited_20_Internet_20_Link">
 </text:a>
 повсьому світу демонструють знову й знову, що їх не змусять замовкнути і їх незалякати. Сполучені Штати бачать їх і підтримують їх.</text:p>
      <text:p text:style-name="P4">
Саме тому США надають більше ресурсів, ніж будь-коли, на підтримку тренінгів зцифрової та фізичної безпеки для журналістів, зазначив Байден. Адже жоденрепортер не повинен боятися за своє життя через роботу, яку він виконує.</text:p>
      <text:p text:style-name="P4">
<text:span text:style-name="T4">
Читайте також:</text:span>
 <text:a xlink:type="simple" xlink:href="https://www.ukrinform.ua/rubric-society/3704037-pravda-nemozliva-bez-svobodi-zelenska-podakuvala-zurnalistam-za-rozvincuvanna-fejkiv-rf.html" text:style-name="Internet_20_link" text:visited-style-name="Visited_20_Internet_20_Link">
 </text:a>
</text:p>
      <text:p text:style-name="P4">
«Ми також працюємо з партнерами по всьому світу, щоб запустити новий фонд,спрямований на забезпечення адвокатського захисту для журналістів. І минадаємо фінансування на підтримку Ініціативі зі сприяння інформаційнійчесності та стійкості, яка допоможе підтримати вільні та незалежні ЗМІ,зміцнити глобальну інформаційну чесність і допоможе журналістам виконуватисвою роботу якомога безпечніше», - зазначив глава Білого дому.</text:p>
      <text:p text:style-name="P4">
Він наголосив, що необхідно виступити проти тих, хто хоче змусити журналістівзамовкнути. «І нам всім необхідно і далі підтримувати вільну пресу, якавідіграє важливу роль для нашої демократії та демократій у всьому світі», -резюмував президент США.</text:p>
      <text:p text:style-name="P4">
Як відомо, Всесвітній день свободи преси відзначається щороку 3 травня,починаючи з 1992 року.</text:p>
      <text:p text:style-name="P4">
<text:span text:style-name="T5">
Фото: PAP</text:span>
</text:p>
      <text:p text:style-name="P4">
Source: <text:a xlink:type="simple" xlink:href="https://www.ukrinform.ua/rubric-world/3704424-bajden-do-dna-svobodi-presi-nagadav-so-zurnalistika-persoosnova-vilnogo-suspilstva.html" text:style-name="Internet_20_link" text:visited-style-name="Visited_20_Internet_20_Link">
https://www.ukrinform.ua/rubric-world/3704424-bajden-do-dna-svobodi-presi-nagadav-so-zurnalistika-persoosnova-vilnogo-suspilstva.html</text:a>
</text:p>
      <!--NEWS-->
      <text:h text:style-name="P10" text:outline-level="1">
<text:span text:style-name="T4">
Клименко зустрівся з послом Британії, говорили про розмінування України</text:span>
</text:h>
      <text:p text:style-name="P4">
Authors: Ukrinform (Person)</text:p>
      <text:p text:style-name="P4">
Publisher: Укринформ (Organization)</text:p>
      <text:p text:style-name="P4">
Published Time: 2023-05-04T00:46:00+03:00</text:p>
      <text:p text:style-name="P4">
Modified Time: 2023-05-04T00:46:00+03:00</text:p>
      <text:p text:style-name="P4">
Description: Міністр внутрішніх справ Ігор Клименко провів зустріч з Надзвичайним і Повноважним Послом Великої Британії в Україні Меліндою Сіммонс. — Укрінформ.</text:p>
      <text:p text:style-name="P4">
Images: ["<text:a xlink:type="simple" xlink:href="https://static.ukrinform.com/photos/2023_03/thumb_files/630_360_1677778014-834.jpg" text:style-name="Internet_20_link" text:visited-style-name="Visited_20_Internet_20_Link">
630_360_16777...</text:a>
"]</text:p>
      <text:p text:style-name="P4">
Tags: ['Британія', 'Клименко', 'МВС', 'Розмінування', 'Мелінда Сіммонс', 'Війна з росією']</text:p>
      <text:p text:style-name="P4">
Type: Article</text:p>
      <!--METADATA-->
      <text:p text:style-name="P4">
<draw:frame draw:style-name="fr1" draw:name="Image349" text:anchor-type="as-char" svg:width="6.9236in" svg:height="3.956343in" draw:z-index="0">
<draw:image xlink:href="../Images/yкринформ/2023-05-04T00-46-00-03-00/630_360_1677778014-834.jpg" xlink:type="simple" xlink:show="embed" xlink:actuate="onLoad" draw:mime-type="image/jpeg"/>
</draw:frame>
 Міністрвнутрішніх справ Ігор Клименко провів зустріч з Надзвичайним і ПовноважнимПослом Великої Британії в Україні Меліндою Сіммонс.</text:p>
      <text:p text:style-name="P4">
Про це <text:a xlink:type="simple" xlink:href="https://www.facebook.com/mvs.gov.ua/" text:style-name="Internet_20_link" text:visited-style-name="Visited_20_Internet_20_Link">
 </text:a>
 МВС, передаєУкрінформ.</text:p>
      <text:p text:style-name="P4">
«Очільник МВС зазначив, що саме Велика Британія у перші дні війни навчаланаших слідчих документувати воєнні злочини, а зараз вони ефективновикористовують набуті знання», - йдеться в повідомленні.</text:p>
      <text:p text:style-name="P4">
Співрозмовники також обговорили одне з найважливіших питань - розмінуваннятериторії України.</text:p>
      <text:p text:style-name="P4">
<text:span text:style-name="T4">
Читайте також:</text:span>
 <text:a xlink:type="simple" xlink:href="https://www.ukrinform.ua/rubric-ato/3703279-simmons-pro-kontrnastup-zvilnenna-ukraini-e-skladnim-procesom-a-ne-prosuvannam-po-plazu.html" text:style-name="Internet_20_link" text:visited-style-name="Visited_20_Internet_20_Link">
 <text:span text:style-name="T4">
Сіммонс</text:span>
 </text:a>
</text:p>
      <text:p text:style-name="P4">
Як зазначається, Мелінда Сіммонс підкреслила, що уряд <text:a xlink:type="simple" xlink:href="https://www.ukrinform.ua/tag-britania" text:style-name="Internet_20_link" text:visited-style-name="Visited_20_Internet_20_Link">
</text:a>
 й «надалі сприятиме допомозі Україні,її відновленню та безпеці».</text:p>
      <text:p text:style-name="P4">
Нагадаємо, <text:a xlink:type="simple" xlink:href="https://www.ukrinform.ua/rubric-polytics/3703300-britania-vidigrae-svou-rol-u-pitanni-garantij-bezpeki-dla-ukraini-simmons.html" text:style-name="Internet_20_link" text:visited-style-name="Visited_20_Internet_20_Link">
 </text:a>
 , щоВелика Британія вважає надання Україні безпекових гарантій надважливимпитанням і має намір зіграти свою роль у цьому процесі.</text:p>
      <text:p text:style-name="P4">
Source: <text:a xlink:type="simple" xlink:href="https://www.ukrinform.ua/rubric-polytics/3704425-klimenko-zustrivsa-z-poslom-britanii-govorili-pro-rozminuvanna-ukraini.html" text:style-name="Internet_20_link" text:visited-style-name="Visited_20_Internet_20_Link">
https://www.ukrinform.ua/rubric-polytics/3704425-klimenko-zustrivsa-z-poslom-britanii-govorili-pro-rozminuvanna-ukraini.html</text:a>
</text:p>
      <!--NEWS-->
      <text:h text:style-name="P10" text:outline-level="1">
<text:span text:style-name="T4">
Ла Ліга: «Атлетико» потіснив «Реал» з другого місця, розгромивши «Кадіс»</text:span>
</text:h>
      <text:p text:style-name="P4">
Authors: Ukrinform (Person)</text:p>
      <text:p text:style-name="P4">
Publisher: Укринформ (Organization)</text:p>
      <text:p text:style-name="P4">
Published Time: 2023-05-04T00:57:03+03:00</text:p>
      <text:p text:style-name="P4">
Modified Time: 2023-05-04T00:57:03+03:00</text:p>
      <text:p text:style-name="P4">
Description: Футболісти «Атлетико» завдали нищівної поразки «Кадісу» у 33-му турі елітного дивізіону чемпіонату Іспанії. — Укрінформ.</text:p>
      <text:p text:style-name="P4">
Images: ["<text:a xlink:type="simple" xlink:href="https://static.ukrinform.com/photos/2023_05/thumb_files/630_360_1683150786-550.jpg" text:style-name="Internet_20_link" text:visited-style-name="Visited_20_Internet_20_Link">
630_360_16831...</text:a>
"]</text:p>
      <text:p text:style-name="P4">
Tags: ['Футбол']</text:p>
      <text:p text:style-name="P4">
Type: Article</text:p>
      <!--METADATA-->
      <text:p text:style-name="P4">
<draw:frame draw:style-name="fr1" draw:name="Image350" text:anchor-type="as-char" svg:width="6.9236in" svg:height="3.956343in" draw:z-index="0">
<draw:image xlink:href="../Images/yкринформ/2023-05-04T00-57-03-03-00/630_360_1683150786-550.jpg" xlink:type="simple" xlink:show="embed" xlink:actuate="onLoad" draw:mime-type="image/jpeg"/>
</draw:frame>
 Футболісти«Атлетико» завдали нищівної поразки «Кадісу» у 33-му турі елітного дивізіонучемпіонату Іспанії.</text:p>
      <text:p text:style-name="P4">
Поєдинок на Metropolitano Stadium у Мадриді завершився на користь господарів зрахунком 5:1, передає Укрінформ.</text:p>
      <text:p text:style-name="P4">
Успіх «Атлетико» принесли дубль Антуана Грізманна (2, 27-ма хвилини) та голиАльваро Морати (49), Янніка Карраско (57) та Науеля Моліни (73). У складігостей відзначився Лосано Колон (72).</text:p>
      <text:p text:style-name="P4">
<text:span text:style-name="T4">
Читайте також:</text:span>
 <text:a xlink:type="simple" xlink:href="https://www.ukrinform.ua/rubric-sports/3703892-real-prograv-u-mensosti-real-sosedadu-u-matci-la-ligi.html" text:style-name="Internet_20_link" text:visited-style-name="Visited_20_Internet_20_Link">
 </text:a>
</text:p>
      <text:p text:style-name="P4">
У турнірній таблиці Ла Ліги продовжує лідирувати «Барселона» (82 очки). Надруге місце вийшов «Атлетико» (69), який обійшов «Реал» (68).</text:p>
      <text:p text:style-name="P4">
Фото: AFP.</text:p>
      <text:p text:style-name="P4">
Source: <text:a xlink:type="simple" xlink:href="https://www.ukrinform.ua/rubric-sports/3704426-la-liga-atletiko-potisniv-real-z-drugogo-misca-rozgromivsi-kadis.html" text:style-name="Internet_20_link" text:visited-style-name="Visited_20_Internet_20_Link">
https://www.ukrinform.ua/rubric-sports/3704426-la-liga-atletiko-potisniv-real-z-drugogo-misca-rozgromivsi-kadis.html</text:a>
</text:p>
      <!--NEWS-->
      <text:h text:style-name="P10" text:outline-level="1">
<text:span text:style-name="T4">
Єврокомісія виділила €500 млн на підтримку виробництва боєприпасів</text:span>
</text:h>
      <text:p text:style-name="P4">
Author: ['АРМІЯINFORM']</text:p>
      <text:p text:style-name="P4">
Time: 2023-05-04T98:00:00-04:00</text:p>
      <text:p text:style-name="P4">
Description: Європейська Комісія прийняла Закон про підтримку виробництва боєприпасів задля термінов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weapons.jpg" text:style-name="Internet_20_link" text:visited-style-name="Visited_20_Internet_20_Link">
weapons.jpg</text:a>
']</text:p>
      <text:p text:style-name="P4">
Tags: ['STOPRUSSIA', 'АГРЕСІЯ РФ', 'ВТОРГНЕННЯ РФ', 'ЄВРОКОМІСІЯ']</text:p>
      <text:p text:style-name="P4">
Category: News</text:p>
      <!--METADATA-->
      <text:p text:style-name="P4">
<draw:frame draw:style-name="fr1" draw:name="Image351" text:anchor-type="as-char" svg:width="6.9236in" svg:height="3.894525in" draw:z-index="0">
<draw:image xlink:href="../Images/AРМІЯINFORM/2023-05-04T98-00-00-04-00/weapons.jpg" xlink:type="simple" xlink:show="embed" xlink:actuate="onLoad" draw:mime-type="image/jpeg"/>
</draw:frame>
</text:p>
      <text:p text:style-name="P4">
Європейська Комісія прийняла Закон про підтримку виробництва боєприпасів задлятермінової доставки боєприпасів і ракет в Україну та допомоги державам-членампоповнити їхні запаси озброєння.</text:p>
      <text:p text:style-name="P4">
Про це<text:a xlink:type="simple" xlink:href="https://ec.europa.eu/commission/presscorner/detail/en/ip_23_2569" text:style-name="Internet_20_link" text:visited-style-name="Visited_20_Internet_20_Link">
повідомляє</text:a>
пресслужба Єврокомісії.</text:p>
      <text:p text:style-name="P4">
Єврокомісія пропонує виділити бюджет у розмірі 500 мільйонів євро в поточнихцінах.</text:p>
      <text:p text:style-name="P4">
Ухвалений Єврокомісією документ спрямований на нарощування виробничихпотужностей ЄС і подолання поточного дефіциту боєприпасів і ракет, а такожїхніх компонентів. Він сприятиме розконсервації запасів держав-членів іспільним закупівлям боєприпасів.</text:p>
      <text:p text:style-name="P4">
У Єврокомісії розраховують, що Європарламент ухвалить пропозицію до літа.</text:p>
      <text:p text:style-name="P4">
Своє чергою Верховний представник Європейського Союзу з питань закордоннихсправ і політики безпеки Жозеп Боррель<text:a xlink:type="simple" xlink:href="https://twitter.com/JosepBorrellF/status/1653708439040806914" text:style-name="Internet_20_link" text:visited-style-name="Visited_20_Internet_20_Link">
наголосив</text:a>
, щокраїни мають пришвидшити доставку боєприпасів Україні.</text:p>
      <text:p text:style-name="P4">
«Час має важливе значення. Сьогоднішня пропозиція буде відповідати 3-мунапряму амбітного підходу до збільшення потенціалу у виробництві боєприпасів.А також допоможе доставити боєприпаси та ракети в Україну та допоможедержавам-членам поповнювати запаси», — зазначив Жозеп Боррель.</text:p>
      <text:p text:style-name="P4">
Source: <text:a xlink:type="simple" xlink:href="https://armyinform.com.ua/2023/05/04/yevrokomisiya-vydilyla-e500-mln-na-terminove-zmicznennya-oboronnoyi-promyslovosti-yes-budemo-krashhe-pidtrymuvaty-zsu/" text:style-name="Internet_20_link" text:visited-style-name="Visited_20_Internet_20_Link">
https://armyinform.com.ua/2023/05/04/yevrokomisiya-vydilyla-e500-mln-na-terminove-zmicznennya-oboronnoyi-promyslovosti-yes-budemo-krashhe-pidtrymuvaty-zsu/</text:a>
</text:p>
      <!--NEWS-->
      <text:h text:style-name="P10" text:outline-level="1">
<text:span text:style-name="T4">
На Луганщині очільниці «кадирівської» організації повідомили про підозру</text:span>
</text:h>
      <text:p text:style-name="P4">
Author: ['АРМІЯINFORM']</text:p>
      <text:p text:style-name="P4">
Time: 2023-05-04T99:00:00-04:00</text:p>
      <text:p text:style-name="P4">
Description: Служба безпеки зібрала доказову базу на ще одну прихильницю рашизму, яка переховуєть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sbu.jpeg" text:style-name="Internet_20_link" text:visited-style-name="Visited_20_Internet_20_Link">
sbu.jpeg</text:a>
']</text:p>
      <text:p text:style-name="P4">
Tags: ['STOPRUSSIA', 'АГРЕСІЯ РФ', 'ВТОРГНЕННЯ РФ', 'СБУ']</text:p>
      <text:p text:style-name="P4">
Category: News</text:p>
      <!--METADATA-->
      <text:p text:style-name="P4">
<draw:frame draw:style-name="fr1" draw:name="Image352" text:anchor-type="as-char" svg:width="6.9236in" svg:height="7.362095in" draw:z-index="0">
<draw:image xlink:href="../Images/AРМІЯINFORM/2023-05-04T99-00-00-04-00/sbu.jpeg" xlink:type="simple" xlink:show="embed" xlink:actuate="onLoad" draw:mime-type="image/jpeg"/>
</draw:frame>
</text:p>
      <text:p text:style-name="P4">
Служба безпеки зібрала доказову базу на ще одну прихильницю рашизму, якапереховується від правосуддя на тимчасово захопленій території Луганськоїобласті. Фігуранткою є Дар’я Божко — очільниця регіонального «осередку»російської організації «волонтери ахмата».</text:p>
      <text:p text:style-name="P4">
Про це<text:a xlink:type="simple" xlink:href="https://www.facebook.com/SecurSerUkraine/posts/pfbid02nePzLSxLER3eCtzvjTMW1gWvGdkcnKJhjcojZXXhAdvaqXVoe6BvGpgkjG26KCfLl" text:style-name="Internet_20_link" text:visited-style-name="Visited_20_Internet_20_Link">
повідомляє</text:a>
Служба безпеки України.</text:p>
      <text:p text:style-name="P4">
Це об’єднання створено за вказівкою Кадирова для популяризації підпорядкованихйому збройних формувань та поширення кремлівського режиму в тимчасовоокупованих регіонах України.</text:p>
      <text:p text:style-name="P4">
За даними слідства, до повномасштабного вторгнення Божко займаласьорганізацією культурно-масових заходів у Рубіжному. Після захоплення міставона підтримала загарбників, серед яких було угруповання «кадирівців», ізапропонувала їм свою допомогу у війні проти України. Таким чином у травніминулого року вона очолила місцеву псевдоволонтерську організацію країни-агресора. Під прикриттям роздачі «гумдопомоги» від імені окупаційного «фонду»Кадирова фігурантка публічно виправдовувала збройну агресію рф та воєннізлочини рашистів. До пропагандистських заходів залучала місцевих підлітків,яких змушувала зніматися в агітаційних відеороликах на підтримку кремлівськогорежиму.</text:p>
      <text:p text:style-name="P4">
Крім того, вона регулярно виступала в ефірах російських медіа, де вихвалялавійськово-політичне керівництво рф і ватажків окупаційних підрозділів «ахмат».</text:p>
      <text:p text:style-name="P4">
Наразі слідчі Служби безпеки повідомили їй про підозру за ст. 436-2Кримінального кодексу України (глорифікація учасників збройної агресії рфпроти України, поширення матеріалів, що містять виправдовування та визнанняправомірною військову агресію РФ проти України). Тривають комплексні заходидля притягнення зловмисниці до відповідальності за злочини проти нашоїдержави. Розслідування проводили співробітники СБУ в Донецькій та Луганськійобластях за процесуального керівництва Донецької обласної прокуратури.</text:p>
      <text:p text:style-name="P4">
Source: <text:a xlink:type="simple" xlink:href="https://armyinform.com.ua/2023/05/04/na-luganshhyni-ochilnyczi-kadyrivskoyi-organizacziyi-povidomyly-pro-pidozru/" text:style-name="Internet_20_link" text:visited-style-name="Visited_20_Internet_20_Link">
https://armyinform.com.ua/2023/05/04/na-luganshhyni-ochilnyczi-kadyrivskoyi-organizacziyi-povidomyly-pro-pidozru/</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